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 manifest:full-path="ObjectReplacements/Object 1"/>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宋体" svg:font-family="宋体"/>
    <style:font-face style:name="黑体" svg:font-family="黑体"/>
    <style:font-face style:name="仿宋_GB2312" svg:font-family="仿宋_GB2312" style:font-family-generic="modern"/>
    <style:font-face style:name="隶书" svg:font-family="隶书" style:font-family-generic="modern"/>
    <style:font-face style:name="Times New Roman" svg:font-family="'Times New Roman'" style:font-family-generic="roman"/>
    <style:font-face style:name="SimSun" svg:font-family="SimSun" style:font-pitch="variable"/>
    <style:font-face style:name="Tahoma" svg:font-family="Tahoma"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10" style:family="table-column">
      <style:table-column-properties fo:break-before="auto" style:column-width="0.988cm"/>
    </style:style>
    <style:style style:name="co11" style:family="table-column">
      <style:table-column-properties fo:break-before="auto" style:column-width="2.589cm"/>
    </style:style>
    <style:style style:name="co12" style:family="table-column">
      <style:table-column-properties fo:break-before="auto" style:column-width="8.759cm"/>
    </style:style>
    <style:style style:name="co13" style:family="table-column">
      <style:table-column-properties fo:break-before="auto" style:column-width="1.891cm"/>
    </style:style>
    <style:style style:name="co14" style:family="table-column">
      <style:table-column-properties fo:break-before="auto" style:column-width="1.977cm"/>
    </style:style>
    <style:style style:name="co15" style:family="table-column">
      <style:table-column-properties fo:break-before="auto" style:column-width="2.706cm"/>
    </style:style>
    <style:style style:name="co16" style:family="table-column">
      <style:table-column-properties fo:break-before="auto" style:column-width="1.861cm"/>
    </style:style>
    <style:style style:name="co17" style:family="table-column">
      <style:table-column-properties fo:break-before="auto" style:column-width="1.141cm"/>
    </style:style>
    <style:style style:name="co19" style:family="table-column">
      <style:table-column-properties fo:break-before="auto" style:column-width="0.871cm"/>
    </style:style>
    <style:style style:name="co20" style:family="table-column">
      <style:table-column-properties fo:break-before="auto" style:column-width="2.21cm"/>
    </style:style>
    <style:style style:name="co21" style:family="table-column">
      <style:table-column-properties fo:break-before="auto" style:column-width="9.37cm"/>
    </style:style>
    <style:style style:name="co22" style:family="table-column">
      <style:table-column-properties fo:break-before="auto" style:column-width="1.803cm"/>
    </style:style>
    <style:style style:name="co23" style:family="table-column">
      <style:table-column-properties fo:break-before="auto" style:column-width="2.124cm"/>
    </style:style>
    <style:style style:name="co24" style:family="table-column">
      <style:table-column-properties fo:break-before="auto" style:column-width="3.404cm"/>
    </style:style>
    <style:style style:name="co8" style:family="table-column">
      <style:table-column-properties fo:break-before="auto" style:column-width="2.073cm"/>
    </style:style>
    <style:style style:name="co25" style:family="table-column">
      <style:table-column-properties fo:break-before="auto" style:column-width="3.754cm"/>
    </style:style>
    <style:style style:name="co26" style:family="table-column">
      <style:table-column-properties fo:break-before="auto" style:column-width="3.288cm"/>
    </style:style>
    <style:style style:name="co27" style:family="table-column">
      <style:table-column-properties fo:break-before="page" style:column-width="2.124cm"/>
    </style:style>
    <style:style style:name="co28" style:family="table-column">
      <style:table-column-properties fo:break-before="auto" style:column-width="3.258cm"/>
    </style:style>
    <style:style style:name="co29" style:family="table-column">
      <style:table-column-properties fo:break-before="auto" style:column-width="2.443cm"/>
    </style:style>
    <style:style style:name="co30" style:family="table-column">
      <style:table-column-properties fo:break-before="auto" style:column-width="5.267cm"/>
    </style:style>
    <style:style style:name="co31" style:family="table-column">
      <style:table-column-properties fo:break-before="auto" style:column-width="2.559cm"/>
    </style:style>
    <style:style style:name="co32" style:family="table-column">
      <style:table-column-properties fo:break-before="auto" style:column-width="2.268cm"/>
    </style:style>
    <style:style style:name="co33" style:family="table-column">
      <style:table-column-properties fo:break-before="auto" style:column-width="2.618cm"/>
    </style:style>
    <style:style style:name="co35" style:family="table-column">
      <style:table-column-properties fo:break-before="auto" style:column-width="0.93cm"/>
    </style:style>
    <style:style style:name="co36" style:family="table-column">
      <style:table-column-properties fo:break-before="auto" style:column-width="2.473cm"/>
    </style:style>
    <style:style style:name="co37" style:family="table-column">
      <style:table-column-properties fo:break-before="auto" style:column-width="8.788cm"/>
    </style:style>
    <style:style style:name="co38" style:family="table-column">
      <style:table-column-properties fo:break-before="auto" style:column-width="1.512cm"/>
    </style:style>
    <style:style style:name="co39" style:family="table-column">
      <style:table-column-properties fo:break-before="auto" style:column-width="2.007cm"/>
    </style:style>
    <style:style style:name="co40" style:family="table-column">
      <style:table-column-properties fo:break-before="auto" style:column-width="2.152cm"/>
    </style:style>
    <style:style style:name="co41" style:family="table-column">
      <style:table-column-properties fo:break-before="auto" style:column-width="1.774cm"/>
    </style:style>
    <style:style style:name="co42" style:family="table-column">
      <style:table-column-properties fo:break-before="auto" style:column-width="2.267cm"/>
    </style:style>
    <style:style style:name="co43" style:family="table-column">
      <style:table-column-properties fo:break-before="auto" style:column-width="3.055cm"/>
    </style:style>
    <style:style style:name="ro6" style:family="table-row">
      <style:table-row-properties style:row-height="0.538cm" fo:break-before="auto" style:use-optimal-row-height="true"/>
    </style:style>
    <style:style style:name="ro2" style:family="table-row">
      <style:table-row-properties style:row-height="0.635cm" fo:break-before="auto" style:use-optimal-row-height="false"/>
    </style:style>
    <style:style style:name="ro3" style:family="table-row">
      <style:table-row-properties style:row-height="0.582cm" fo:break-before="auto" style:use-optimal-row-height="false"/>
    </style:style>
    <style:style style:name="ro4" style:family="table-row">
      <style:table-row-properties style:row-height="0.609cm" fo:break-before="auto" style:use-optimal-row-height="false"/>
    </style:style>
    <style:style style:name="ro5" style:family="table-row">
      <style:table-row-properties style:row-height="0.556cm" fo:break-before="auto" style:use-optimal-row-height="false"/>
    </style:style>
    <style:style style:name="ro10" style:family="table-row">
      <style:table-row-properties style:row-height="0.552cm" fo:break-before="auto" style:use-optimal-row-height="true"/>
    </style:style>
    <style:style style:name="ro9" style:family="table-row">
      <style:table-row-properties style:row-height="0.476cm" fo:break-before="auto" style:use-optimal-row-height="false"/>
    </style:style>
    <style:style style:name="ro12" style:family="table-row">
      <style:table-row-properties style:row-height="0.714cm" fo:break-before="auto" style:use-optimal-row-height="false"/>
    </style:style>
    <style:style style:name="ro13" style:family="table-row">
      <style:table-row-properties style:row-height="1.905cm" fo:break-before="auto" style:use-optimal-row-height="false"/>
    </style:style>
    <style:style style:name="ro14" style:family="table-row">
      <style:table-row-properties style:row-height="0.529cm" fo:break-before="auto" style:use-optimal-row-height="false"/>
    </style:style>
    <style:style style:name="ro7" style:family="table-row">
      <style:table-row-properties style:row-height="0.623cm" fo:break-before="auto" style:use-optimal-row-height="true"/>
    </style:style>
    <style:style style:name="ro8" style:family="table-row">
      <style:table-row-properties style:row-height="0.631cm" fo:break-before="auto" style:use-optimal-row-height="true"/>
    </style:style>
    <style:style style:name="ro15" style:family="table-row">
      <style:table-row-properties style:row-height="0.026cm" fo:break-before="auto" style:use-optimal-row-height="false"/>
    </style:style>
    <style:style style:name="ro16" style:family="table-row">
      <style:table-row-properties style:row-height="0.503cm" fo:break-before="auto" style:use-optimal-row-height="false"/>
    </style:style>
    <style:style style:name="ro17" style:family="table-row">
      <style:table-row-properties style:row-height="0.45cm" fo:break-before="auto" style:use-optimal-row-height="false"/>
    </style:style>
    <style:style style:name="ro18" style:family="table-row">
      <style:table-row-properties style:row-height="0.238cm" fo:break-before="auto" style:use-optimal-row-height="false"/>
    </style:style>
    <style:style style:name="ro21" style:family="table-row">
      <style:table-row-properties style:row-height="2.041cm" fo:break-before="auto" style:use-optimal-row-height="true"/>
    </style:style>
    <style:style style:name="ro22" style:family="table-row">
      <style:table-row-properties style:row-height="0.517cm" fo:break-before="auto" style:use-optimal-row-height="true"/>
    </style:style>
    <style:style style:name="ro23" style:family="table-row">
      <style:table-row-properties style:row-height="0.601cm" fo:break-before="auto" style:use-optimal-row-height="true"/>
    </style:style>
    <style:style style:name="ro24" style:family="table-row">
      <style:table-row-properties style:row-height="0.531cm" fo:break-before="auto" style:use-optimal-row-height="true"/>
    </style:style>
    <style:style style:name="ro25" style:family="table-row">
      <style:table-row-properties style:row-height="0.594cm" fo:break-before="auto" style:use-optimal-row-height="true"/>
    </style:style>
    <style:style style:name="ro26" style:family="table-row">
      <style:table-row-properties style:row-height="1.64cm" fo:break-before="auto" style:use-optimal-row-height="false"/>
    </style:style>
    <style:style style:name="ta2" style:family="table" style:master-page-name="TAB_5f_Sheet2">
      <style:table-properties table:display="true" style:writing-mode="lr-tb"/>
    </style:style>
    <style:style style:name="ta4" style:family="table" style:master-page-name="TAB_5f_Sheet3_20__5f_2_5f_">
      <style:table-properties table:display="true" style:writing-mode="lr-tb"/>
    </style:style>
    <style:style style:name="ta5" style:family="table" style:master-page-name="TAB_5f_Sheet1">
      <style:table-properties table:display="true" style:writing-mode="lr-tb"/>
    </style:style>
    <style:style style:name="ta6" style:family="table" style:master-page-name="TAB_5f_Sheet3">
      <style:table-properties table:display="true" style:writing-mode="lr-tb"/>
    </style:style>
    <number:number-style style:name="N2">
      <number:number number:decimal-places="2" number:min-integer-digits="1"/>
    </number:number-style>
    <style:style style:name="ce100" style:family="table-cell" style:parent-style-name="Default" style:data-style-name="N126">
      <style:table-cell-properties style:glyph-orientation-vertical="0" fo:border-bottom="none" style:cell-protect="protected" style:print-content="true" style:text-align-source="value-type" style:repeat-content="false" fo:background-color="transparent" fo:wrap-option="no-wrap" fo:border-left="none" style:direction="ltr" fo:border-right="0.035cm solid #000000" style:rotation-angle="0" style:rotation-align="none" fo:border-top="none" style:vertical-align="automatic"/>
      <style:paragraph-properties fo:margin-left="0cm"/>
    </style:style>
    <style:style style:name="ce101" style:family="table-cell" style:parent-style-name="Default" style:data-style-name="N126">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end" fo:margin-left="0cm"/>
      <style:text-properties style:use-window-font-color="true" style:text-outline="fals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Default" style:data-style-name="N126">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none" style:vertical-align="automatic"/>
      <style:paragraph-properties fo:text-align="end" fo:margin-left="0cm"/>
    </style:style>
    <style:style style:name="ce27" style:family="table-cell" style:parent-style-name="Default" style:data-style-name="N126">
      <style:table-cell-properties style:glyph-orientation-vertical="0" style:text-align-source="fix" style:repeat-content="false" fo:wrap-option="no-wrap" style:direction="ltr" style:rotation-angle="0" style:rotation-align="none" style:vertical-align="automatic"/>
      <style:paragraph-properties fo:text-align="start" fo:margin-left="0cm"/>
      <style:text-properties style:use-window-font-color="true" style:text-outline="fals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data-style-name="N125">
      <style:table-cell-properties style:glyph-orientation-vertical="0" style:text-align-source="fix" style:repeat-content="false" fo:wrap-option="no-wrap" style:direction="ltr" style:rotation-angle="0" style:rotation-align="none" style:vertical-align="automatic"/>
      <style:paragraph-properties fo:text-align="start" fo:margin-left="0cm"/>
    </style:style>
    <style:style style:name="ce44" style:family="table-cell" style:parent-style-name="Default" style:data-style-name="N126">
      <style:table-cell-properties style:glyph-orientation-vertical="0" style:text-align-source="fix" style:repeat-content="false" fo:wrap-option="no-wrap" style:direction="ltr" style:rotation-angle="0" style:rotation-align="none" style:vertical-align="automatic"/>
      <style:paragraph-properties fo:text-align="end" fo:margin-left="0cm"/>
    </style:style>
    <style:style style:name="ce55" style:family="table-cell" style:parent-style-name="Default">
      <style:table-cell-properties style:glyph-orientation-vertical="0" style:text-align-source="fix" style:repeat-content="false" fo:wrap-option="no-wrap" style:direction="ltr" style:rotation-angle="0" style:rotation-align="none" style:vertical-align="automatic"/>
      <style:paragraph-properties fo:text-align="center" fo:margin-left="0cm"/>
    </style:style>
    <style:style style:name="ce56" style:family="table-cell" style:parent-style-name="Default">
      <style:table-cell-properties style:glyph-orientation-vertical="0" style:text-align-source="fix" style:repeat-content="false" fo:wrap-option="no-wrap" style:direction="ltr" style:rotation-angle="0" style:rotation-align="none" style:vertical-align="automatic"/>
      <style:paragraph-properties fo:text-align="center" fo:margin-left="0cm"/>
      <style:text-properties style:use-window-font-color="true" style:text-outline="fals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0.035cm solid #000000" style:vertical-align="automatic"/>
      <style:paragraph-properties fo:text-align="center" fo:margin-left="0cm"/>
      <style:text-properties fo:color="#3366ff" style:text-outline="false" style:font-name="宋体" fo:font-size="12pt" fo:font-style="normal" fo:text-shadow="none" style:text-underline-style="none" fo:font-weight="bold" style:font-name-asian="宋体" style:font-size-asian="12pt" style:font-style-asian="normal" style:font-weight-asian="bold" style:font-size-complex="12pt" style:font-style-complex="normal" style:font-weight-complex="bold"/>
    </style:style>
    <style:style style:name="ce58"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automatic"/>
      <style:paragraph-properties fo:text-align="center" fo:margin-left="0cm"/>
    </style:style>
    <style:style style:name="ce59" style:family="table-cell" style:parent-style-name="Default">
      <style:table-cell-properties style:glyph-orientation-vertical="0" style:text-align-source="value-type" style:repeat-content="false" fo:wrap-option="no-wrap" style:direction="ltr" style:rotation-angle="0" style:rotation-align="none" style:vertical-align="automatic"/>
      <style:paragraph-properties fo:margin-left="0cm"/>
    </style:style>
    <style:style style:name="ce60" style:family="table-cell" style:parent-style-name="Default">
      <style:table-cell-properties style:glyph-orientation-vertical="0" style:text-align-source="fix" style:repeat-content="false" fo:wrap-option="no-wrap" style:direction="ltr" style:rotation-angle="0" style:rotation-align="none" style:vertical-align="automatic"/>
      <style:paragraph-properties fo:text-align="start" fo:margin-left="0cm"/>
      <style:text-properties style:use-window-font-color="true" style:text-outline="false"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text-align-source="fix" style:repeat-content="false" fo:wrap-option="no-wrap" fo:border-left="none" style:direction="ltr" fo:border-right="0.035cm solid #000000" style:rotation-angle="0" style:rotation-align="none" fo:border-top="0.035cm solid #000000" style:vertical-align="automatic"/>
      <style:paragraph-properties fo:text-align="start" fo:margin-left="0cm"/>
      <style:text-properties fo:color="#3366ff" style:text-outline="false" style:font-name="宋体" fo:font-size="12pt" fo:font-style="normal" fo:text-shadow="none" style:text-underline-style="none" fo:font-weight="bold" style:font-name-asian="宋体" style:font-size-asian="12pt" style:font-style-asian="normal" style:font-weight-asian="bold" style:font-size-complex="12pt" style:font-style-complex="normal" style:font-weight-complex="bold"/>
    </style:style>
    <style:style style:name="ce62" style:family="table-cell" style:parent-style-name="Default">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start" fo:margin-left="0cm"/>
    </style:style>
    <style:style style:name="ce63" style:family="table-cell" style:parent-style-name="Default">
      <style:table-cell-properties style:glyph-orientation-vertical="0" fo:background-color="#ccffcc" style:text-align-source="fix" style:repeat-content="false" fo:wrap-option="no-wrap" fo:border="0.035cm solid #000000" style:direction="ltr" style:rotation-angle="0" style:rotation-align="none" style:vertical-align="automatic"/>
      <style:paragraph-properties fo:text-align="center" fo:margin-left="0cm"/>
      <style:text-properties style:use-window-font-color="true" style:text-outline="false" style:font-name="宋体" fo:font-size="12pt" fo:font-style="normal" fo:text-shadow="none" style:text-underline-style="none" fo:font-weight="bold" style:font-name-asian="宋体" style:font-size-asian="12pt" style:font-style-asian="normal" style:font-weight-asian="bold" style:font-size-complex="12pt" style:font-style-complex="normal" style:font-weight-complex="bold"/>
    </style:style>
    <style:style style:name="ce64"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automatic"/>
      <style:paragraph-properties fo:text-align="start" fo:margin-left="0cm"/>
      <style:text-properties style:use-window-font-color="true" style:text-outline="fals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65"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0.035cm solid #000000" style:vertical-align="automatic"/>
      <style:paragraph-properties fo:text-align="start" fo:margin-left="0cm"/>
      <style:text-properties style:use-window-font-color="true" style:text-outline="fals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66" style:family="table-cell" style:parent-style-name="Default" style:data-style-name="N0">
      <style:table-cell-properties style:glyph-orientation-vertical="0" fo:border-bottom="none" style:cell-protect="protected" style:print-content="true" style:text-align-source="fix" style:repeat-content="false" fo:background-color="transparent" fo:wrap-option="no-wrap" fo:border-left="0.035cm solid #000000" style:direction="ltr" fo:border-right="0.035cm solid #000000" style:rotation-angle="0" style:rotation-align="none" fo:border-top="none" style:vertical-align="automatic"/>
      <style:paragraph-properties fo:text-align="start" fo:margin-left="0cm"/>
    </style:style>
    <style:style style:name="ce67"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automatic"/>
      <style:paragraph-properties fo:text-align="start" fo:margin-left="0cm"/>
    </style:style>
    <style:style style:name="ce68"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automatic"/>
      <style:paragraph-properties fo:text-align="start" fo:margin-left="0cm"/>
      <style:text-properties style:use-window-font-color="true" style:text-outline="fals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0.035cm solid #000000" style:text-align-source="fix" style:repeat-content="false" fo:wrap-option="no-wrap" fo:border-left="0.035cm solid #000000" style:direction="ltr" fo:border-right="0.035cm solid #000000" style:rotation-angle="0" style:rotation-align="none" fo:border-top="none" style:vertical-align="automatic"/>
      <style:paragraph-properties fo:text-align="start" fo:margin-left="0cm"/>
    </style:style>
    <style:style style:name="ce70" style:family="table-cell" style:parent-style-name="Default">
      <style:table-cell-properties style:glyph-orientation-vertical="0" style:text-align-source="fix" style:repeat-content="false" fo:wrap-option="no-wrap" style:direction="ltr" style:rotation-angle="0" style:rotation-align="none" style:vertical-align="automatic"/>
      <style:paragraph-properties fo:text-align="start" fo:margin-left="0cm"/>
      <style:text-properties fo:color="#0000ff" style:text-outline="false" style:font-name="宋体" fo:font-size="12pt" fo:font-style="normal" fo:text-shadow="none" style:text-underline-style="none" fo:font-weight="bold" style:font-name-asian="宋体" style:font-size-asian="12pt" style:font-style-asian="normal" style:font-weight-asian="bold" style:font-size-complex="12pt" style:font-style-complex="normal" style:font-weight-complex="bold"/>
    </style:style>
    <style:style style:name="ce71" style:family="table-cell" style:parent-style-name="Default">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center" fo:margin-left="0cm"/>
      <style:text-properties fo:color="#0000ff" style:text-outline="false" style:font-name="隶书" fo:font-size="12pt" fo:font-style="normal" fo:text-shadow="none" style:text-underline-style="none" fo:font-weight="bold" style:font-name-asian="隶书" style:font-size-asian="12pt" style:font-style-asian="normal" style:font-weight-asian="bold" style:font-size-complex="12pt" style:font-style-complex="normal" style:font-weight-complex="bold"/>
    </style:style>
    <style:style style:name="ce72" style:family="table-cell" style:parent-style-name="Default">
      <style:table-cell-properties style:glyph-orientation-vertical="0" fo:border-bottom="none" style:text-align-source="value-type" style:repeat-content="false" fo:wrap-option="no-wrap" fo:border-left="none" style:direction="ltr" fo:border-right="0.035cm solid #000000" style:rotation-angle="0" style:rotation-align="none" fo:border-top="none" style:vertical-align="automatic"/>
      <style:paragraph-properties fo:margin-left="0cm"/>
      <style:text-properties style:use-window-font-color="true" style:text-outline="fals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73" style:family="table-cell" style:parent-style-name="Default">
      <style:table-cell-properties style:glyph-orientation-vertical="0" fo:border-bottom="none" style:text-align-source="value-type" style:repeat-content="false" fo:wrap-option="no-wrap" fo:border-left="none" style:direction="ltr" fo:border-right="0.035cm solid #000000" style:rotation-angle="0" style:rotation-align="none" fo:border-top="0.035cm solid #000000" style:vertical-align="automatic"/>
      <style:paragraph-properties fo:margin-left="0cm"/>
      <style:text-properties style:use-window-font-color="true" style:text-outline="fals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74" style:family="table-cell" style:parent-style-name="Default" style:data-style-name="N0">
      <style:table-cell-properties style:glyph-orientation-vertical="0" fo:border-bottom="none" style:cell-protect="protected" style:print-content="true" style:text-align-source="value-type" style:repeat-content="false" fo:background-color="transparent" fo:wrap-option="no-wrap" fo:border-left="none" style:direction="ltr" fo:border-right="0.035cm solid #000000" style:rotation-angle="0" style:rotation-align="none" fo:border-top="none" style:vertical-align="automatic"/>
      <style:paragraph-properties fo:margin-left="0cm"/>
      <style:text-properties fo:color="#0000ff" style:text-outline="false" style:font-name="宋体" fo:font-size="12pt" fo:font-style="normal" fo:text-shadow="none" style:text-underline-style="solid" style:text-underline-width="auto" style:text-underline-color="font-color" fo:font-weight="normal" style:font-name-asian="宋体"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none" style:vertical-align="automatic"/>
      <style:paragraph-properties fo:text-align="start" fo:margin-left="0cm"/>
      <style:text-properties style:use-window-font-color="true" style:text-outline="false"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style:text-align-source="fix" style:repeat-content="false" fo:wrap-option="no-wrap" style:direction="ltr" style:rotation-angle="0" style:rotation-align="none" style:vertical-align="automatic"/>
      <style:paragraph-properties fo:text-align="start" fo:margin-left="0cm"/>
      <style:text-properties style:use-window-font-color="true" style:text-outline="false" style:font-name="宋体" fo:font-size="12pt" fo:font-style="normal" fo:text-shadow="none" style:text-underline-style="none" fo:font-weight="bold" style:font-name-asian="宋体" style:font-size-asian="12pt" style:font-style-asian="normal" style:font-weight-asian="bold" style:font-size-complex="12pt" style:font-style-complex="normal" style:font-weight-complex="bold"/>
    </style:style>
    <style:style style:name="ce77" style:family="table-cell" style:parent-style-name="Default" style:data-style-name="N126">
      <style:table-cell-properties style:glyph-orientation-vertical="0" style:text-align-source="fix" style:repeat-content="false" fo:wrap-option="no-wrap" style:direction="ltr" style:rotation-angle="0" style:rotation-align="none" style:vertical-align="automatic"/>
      <style:paragraph-properties fo:text-align="start" fo:margin-left="0cm"/>
      <style:text-properties style:use-window-font-color="true" style:text-outline="false" style:font-name="宋体" fo:font-size="12pt" fo:font-style="normal" fo:text-shadow="none" style:text-underline-style="none" fo:font-weight="bold" style:font-name-asian="宋体"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start" fo:margin-left="0cm"/>
      <style:map style:condition="cell-content()&lt;=15" style:apply-style-name="Excel_5f_CondFormat_5f_1_5f_1" style:base-cell-address="Sheet1.A1"/>
    </style:style>
    <style:style style:name="ce79" style:family="table-cell" style:parent-style-name="Default" style:data-style-name="N0">
      <style:table-cell-properties style:glyph-orientation-vertical="0" style:text-align-source="fix" style:repeat-content="false" fo:wrap-option="no-wrap" style:direction="ltr" style:rotation-angle="0" style:rotation-align="none" style:vertical-align="automatic"/>
      <style:paragraph-properties fo:text-align="start" fo:margin-left="0cm"/>
      <style:text-properties style:use-window-font-color="true" style:text-outline="fals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vertical-align="automatic"/>
      <style:paragraph-properties fo:text-align="start" fo:margin-left="0cm"/>
    </style:style>
    <style:style style:name="ce80" style:family="table-cell" style:parent-style-name="Default" style:data-style-name="N0">
      <style:table-cell-properties style:glyph-orientation-vertical="0" style:text-align-source="fix" style:repeat-content="false" fo:wrap-option="no-wrap" style:direction="ltr" style:rotation-angle="0" style:rotation-align="none" style:vertical-align="automatic"/>
      <style:paragraph-properties fo:text-align="start" fo:margin-left="0cm"/>
    </style:style>
    <style:style style:name="ce81" style:family="table-cell" style:parent-style-name="Default" style:data-style-name="N125">
      <style:table-cell-properties style:glyph-orientation-vertical="0" fo:border-bottom="none" style:text-align-source="fix" style:repeat-content="false" fo:wrap-option="no-wrap" fo:border-left="none" style:direction="ltr" fo:border-right="0.035cm solid #000000" style:rotation-angle="0" style:rotation-align="none" fo:border-top="0.035cm solid #000000" style:vertical-align="automatic"/>
      <style:paragraph-properties fo:text-align="start" fo:margin-left="0cm"/>
      <style:text-properties fo:color="#3366ff" style:text-outline="false" style:font-name="宋体" fo:font-size="12pt" fo:font-style="normal" fo:text-shadow="none" style:text-underline-style="none" fo:font-weight="bold" style:font-name-asian="宋体" style:font-size-asian="12pt" style:font-style-asian="normal" style:font-weight-asian="bold" style:font-size-complex="12pt" style:font-style-complex="normal" style:font-weight-complex="bold"/>
    </style:style>
    <style:style style:name="ce82" style:family="table-cell" style:parent-style-name="Default" style:data-style-name="N125">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start" fo:margin-left="0cm"/>
    </style:style>
    <style:style style:name="ce83" style:family="table-cell" style:parent-style-name="Default" style:data-style-name="N125">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start" fo:margin-left="0cm"/>
      <style:map style:condition="cell-content()&lt;=15" style:apply-style-name="Excel_5f_CondFormat_5f_1_5f_1" style:base-cell-address="Sheet1.A1"/>
    </style:style>
    <style:style style:name="ce84" style:family="table-cell" style:parent-style-name="Default" style:data-style-name="N125">
      <style:table-cell-properties style:glyph-orientation-vertical="0" style:text-align-source="value-type" style:repeat-content="false" fo:wrap-option="no-wrap" style:direction="ltr" style:rotation-angle="0" style:rotation-align="none" style:vertical-align="automatic"/>
      <style:paragraph-properties fo:margin-left="0cm"/>
    </style:style>
    <style:style style:name="ce85" style:family="table-cell" style:parent-style-name="Default" style:data-style-name="N125">
      <style:table-cell-properties style:glyph-orientation-vertical="0" fo:background-color="#ccffcc" style:text-align-source="fix" style:repeat-content="false" fo:wrap-option="no-wrap" fo:border="0.035cm solid #000000" style:direction="ltr" style:rotation-angle="0" style:rotation-align="none" style:vertical-align="automatic"/>
      <style:paragraph-properties fo:text-align="center" fo:margin-left="0cm"/>
      <style:text-properties style:use-window-font-color="true" style:text-outline="false" style:font-name="宋体" fo:font-size="12pt" fo:font-style="normal" fo:text-shadow="none" style:text-underline-style="none" fo:font-weight="bold" style:font-name-asian="宋体" style:font-size-asian="12pt" style:font-style-asian="normal" style:font-weight-asian="bold" style:font-size-complex="12pt" style:font-style-complex="normal" style:font-weight-complex="bold"/>
    </style:style>
    <style:style style:name="ce86" style:family="table-cell" style:parent-style-name="Default" style:data-style-name="N125">
      <style:table-cell-properties style:glyph-orientation-vertical="0" fo:border-bottom="none" style:text-align-source="value-type" style:repeat-content="false" fo:wrap-option="no-wrap" fo:border-left="none" style:direction="ltr" fo:border-right="0.035cm solid #000000" style:rotation-angle="0" style:rotation-align="none" fo:border-top="none" style:vertical-align="automatic"/>
      <style:paragraph-properties fo:margin-left="0cm"/>
      <style:text-properties style:use-window-font-color="true" style:text-outline="fals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87" style:family="table-cell" style:parent-style-name="Default" style:data-style-name="N125">
      <style:table-cell-properties style:glyph-orientation-vertical="0" fo:border-bottom="none" style:text-align-source="value-type" style:repeat-content="false" fo:wrap-option="no-wrap" fo:border-left="none" style:direction="ltr" fo:border-right="0.035cm solid #000000" style:rotation-angle="0" style:rotation-align="none" fo:border-top="none" style:vertical-align="automatic"/>
      <style:paragraph-properties fo:margin-left="0cm"/>
      <style:text-properties style:use-window-font-color="true" style:text-outline="false" style:font-name="宋体" fo:font-size="9pt" fo:font-style="normal" fo:text-shadow="none" style:text-underline-style="none" fo:font-weight="normal" style:font-name-asian="宋体" style:font-size-asian="9pt" style:font-style-asian="normal" style:font-weight-asian="normal" style:font-size-complex="9pt" style:font-style-complex="normal" style:font-weight-complex="normal"/>
    </style:style>
    <style:style style:name="ce88" style:family="table-cell" style:parent-style-name="Default" style:data-style-name="N125">
      <style:table-cell-properties style:glyph-orientation-vertical="0" fo:border-bottom="none" style:text-align-source="value-type" style:repeat-content="false" fo:wrap-option="no-wrap" fo:border-left="none" style:direction="ltr" fo:border-right="0.035cm solid #000000" style:rotation-angle="0" style:rotation-align="none" fo:border-top="0.035cm solid #000000" style:vertical-align="automatic"/>
      <style:paragraph-properties fo:margin-left="0cm"/>
      <style:text-properties style:use-window-font-color="true" style:text-outline="fals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89" style:family="table-cell" style:parent-style-name="Default" style:data-style-name="N125">
      <style:table-cell-properties style:glyph-orientation-vertical="0" fo:border-bottom="none" style:cell-protect="protected" style:print-content="true" style:text-align-source="value-type" style:repeat-content="false" fo:background-color="transparent" fo:wrap-option="no-wrap" fo:border-left="none" style:direction="ltr" fo:border-right="0.035cm solid #000000" style:rotation-angle="0" style:rotation-align="none" fo:border-top="none" style:vertical-align="automatic"/>
      <style:paragraph-properties fo:margin-left="0cm"/>
    </style:style>
    <style:style style:name="ce90" style:family="table-cell" style:parent-style-name="Default" style:data-style-name="N125">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automatic"/>
      <style:paragraph-properties fo:text-align="start" fo:margin-left="0cm"/>
      <style:map style:condition="cell-content()&lt;=15" style:apply-style-name="Excel_5f_CondFormat_5f_1_5f_1" style:base-cell-address="Sheet1.A1"/>
    </style:style>
    <style:style style:name="ce91" style:family="table-cell" style:parent-style-name="Default" style:data-style-name="N125">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none" style:vertical-align="automatic"/>
      <style:paragraph-properties fo:text-align="start" fo:margin-left="0cm"/>
    </style:style>
    <style:style style:name="ce92" style:family="table-cell" style:parent-style-name="Default" style:data-style-name="N125">
      <style:table-cell-properties style:glyph-orientation-vertical="0" style:text-align-source="fix" style:repeat-content="false" fo:wrap-option="no-wrap" style:direction="ltr" style:rotation-angle="0" style:rotation-align="none" style:vertical-align="automatic"/>
      <style:paragraph-properties fo:text-align="start" fo:margin-left="0cm"/>
      <style:map style:condition="cell-content()&lt;=15" style:apply-style-name="Excel_5f_CondFormat_5f_1_5f_1" style:base-cell-address="Sheet1.A1"/>
    </style:style>
    <style:style style:name="ce93" style:family="table-cell" style:parent-style-name="Default" style:data-style-name="N0">
      <style:table-cell-properties style:glyph-orientation-vertical="0" style:text-align-source="fix" style:repeat-content="false" fo:wrap-option="no-wrap" style:direction="ltr" style:rotation-angle="0" style:rotation-align="none" style:vertical-align="automatic"/>
      <style:paragraph-properties fo:text-align="start" fo:margin-left="0cm"/>
      <style:text-properties style:use-window-font-color="true" style:text-outline="fals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 style:family="table-cell" style:parent-style-name="Default" style:data-style-name="N126">
      <style:table-cell-properties style:glyph-orientation-vertical="0" fo:border-bottom="none" style:text-align-source="fix" style:repeat-content="false" fo:wrap-option="no-wrap" fo:border-left="none" style:direction="ltr" fo:border-right="0.035cm solid #000000" style:rotation-angle="0" style:rotation-align="none" fo:border-top="0.035cm solid #000000" style:vertical-align="automatic"/>
      <style:paragraph-properties fo:text-align="end" fo:margin-left="0cm"/>
      <style:text-properties fo:color="#3366ff" style:text-outline="false" style:font-name="宋体" fo:font-size="12pt" fo:font-style="normal" fo:text-shadow="none" style:text-underline-style="none" fo:font-weight="bold" style:font-name-asian="宋体" style:font-size-asian="12pt" style:font-style-asian="normal" style:font-weight-asian="bold" style:font-size-complex="12pt" style:font-style-complex="normal" style:font-weight-complex="bold"/>
    </style:style>
    <style:style style:name="ce95" style:family="table-cell" style:parent-style-name="Default" style:data-style-name="N126">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end" fo:margin-left="0cm"/>
    </style:style>
    <style:style style:name="ce96" style:family="table-cell" style:parent-style-name="Default" style:data-style-name="N126">
      <style:table-cell-properties style:glyph-orientation-vertical="0" style:text-align-source="value-type" style:repeat-content="false" fo:wrap-option="no-wrap" style:direction="ltr" style:rotation-angle="0" style:rotation-align="none" style:vertical-align="automatic"/>
      <style:paragraph-properties fo:margin-left="0cm"/>
    </style:style>
    <style:style style:name="ce97" style:family="table-cell" style:parent-style-name="Default" style:data-style-name="N126">
      <style:table-cell-properties style:glyph-orientation-vertical="0" fo:background-color="#ccffcc" style:text-align-source="fix" style:repeat-content="false" fo:wrap-option="no-wrap" fo:border="0.035cm solid #000000" style:direction="ltr" style:rotation-angle="0" style:rotation-align="none" style:vertical-align="automatic"/>
      <style:paragraph-properties fo:text-align="center" fo:margin-left="0cm"/>
      <style:text-properties style:use-window-font-color="true" style:text-outline="false" style:font-name="宋体" fo:font-size="12pt" fo:font-style="normal" fo:text-shadow="none" style:text-underline-style="none" fo:font-weight="bold" style:font-name-asian="宋体" style:font-size-asian="12pt" style:font-style-asian="normal" style:font-weight-asian="bold" style:font-size-complex="12pt" style:font-style-complex="normal" style:font-weight-complex="bold"/>
    </style:style>
    <style:style style:name="ce98" style:family="table-cell" style:parent-style-name="Default" style:data-style-name="N126">
      <style:table-cell-properties style:glyph-orientation-vertical="0" fo:border-bottom="none" style:text-align-source="value-type" style:repeat-content="false" fo:wrap-option="no-wrap" fo:border-left="none" style:direction="ltr" fo:border-right="0.035cm solid #000000" style:rotation-angle="0" style:rotation-align="none" fo:border-top="none" style:vertical-align="automatic"/>
      <style:paragraph-properties fo:margin-left="0cm"/>
      <style:text-properties style:use-window-font-color="true" style:text-outline="fals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99" style:family="table-cell" style:parent-style-name="Default" style:data-style-name="N126">
      <style:table-cell-properties style:glyph-orientation-vertical="0" fo:border-bottom="none" style:text-align-source="value-type" style:repeat-content="false" fo:wrap-option="no-wrap" fo:border-left="none" style:direction="ltr" fo:border-right="0.035cm solid #000000" style:rotation-angle="0" style:rotation-align="none" fo:border-top="0.035cm solid #000000" style:vertical-align="automatic"/>
      <style:paragraph-properties fo:margin-left="0cm"/>
      <style:text-properties style:use-window-font-color="true" style:text-outline="fals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1" style:family="table-cell" style:parent-style-name="Default">
      <style:table-cell-properties style:glyph-orientation-vertical="0" style:text-align-source="fix" style:repeat-content="false" fo:wrap-option="no-wrap" style:direction="ltr" style:rotation-angle="0" style:rotation-align="none" style:vertical-align="middle"/>
      <style:paragraph-properties fo:text-align="center" fo:margin-left="0cm"/>
    </style:style>
    <style:style style:name="ce103" style:family="table-cell" style:parent-style-name="Default">
      <style:table-cell-properties style:glyph-orientation-vertical="0" style:text-align-source="fix" style:repeat-content="false" fo:wrap-option="no-wrap" fo:border="0.035cm solid #000000" style:direction="ltr" style:rotation-angle="0" style:rotation-align="none" style:vertical-align="middle"/>
      <style:paragraph-properties fo:text-align="center"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114" style:family="table-cell" style:parent-style-name="Default" style:data-style-name="N125">
      <style:table-cell-properties style:glyph-orientation-vertical="0" style:text-align-source="fix" style:repeat-content="false" fo:wrap-option="no-wrap" style:direction="ltr" style:rotation-angle="0" style:rotation-align="none" style:vertical-align="automatic"/>
      <style:paragraph-properties fo:text-align="end" fo:margin-left="0cm"/>
    </style:style>
    <style:style style:name="ce115" style:family="table-cell" style:parent-style-name="Default" style:data-style-name="N125">
      <style:table-cell-properties style:glyph-orientation-vertical="0" style:text-align-source="fix" style:repeat-content="false" fo:wrap-option="no-wrap" style:direction="ltr" style:rotation-angle="0" style:rotation-align="none" style:vertical-align="automatic"/>
      <style:paragraph-properties fo:text-align="end" fo:margin-left="0cm"/>
      <style:text-properties style:use-window-font-color="true" style:text-outline="fals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133" style:family="table-cell" style:parent-style-name="Default">
      <style:table-cell-properties style:glyph-orientation-vertical="0" style:text-align-source="value-type" style:repeat-content="false" fo:wrap-option="no-wrap" style:direction="ltr" style:rotation-angle="0" style:rotation-align="none" style:vertical-align="middle"/>
      <style:paragraph-properties fo:margin-left="0cm"/>
    </style:style>
    <style:style style:name="ce134"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35" style:family="table-cell" style:parent-style-name="Default">
      <style:table-cell-properties style:glyph-orientation-vertical="0" fo:border-bottom="0.035cm solid #000000" style:text-align-source="fix" style:repeat-content="false" fo:wrap-option="no-wrap" fo:border-left="0.035cm solid #000000" style:direction="ltr" fo:border-right="0.035cm solid #000000" style:rotation-angle="0" style:rotation-align="none" fo:border-top="none"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36" style:family="table-cell" style:parent-style-name="Default">
      <style:table-cell-properties style:glyph-orientation-vertical="0" fo:border-bottom="0.035cm solid #000000" style:text-align-source="fix" style:repeat-content="false" fo:wrap-option="no-wrap" fo:border-left="0.035cm solid #000000" style:direction="ltr" fo:border-right="none" style:rotation-angle="0" style:rotation-align="none" fo:border-top="0.035cm solid #000000" style:vertical-align="middle"/>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0.035cm solid #000000"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38"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39" style:family="table-cell" style:parent-style-name="Default">
      <style:table-cell-properties style:glyph-orientation-vertical="0" fo:border-bottom="0.035cm solid #000000" style:text-align-source="fix" style:repeat-content="false" fo:wrap-option="no-wrap" fo:border-left="0.035cm solid #000000" style:direction="ltr" fo:border-right="none" style:rotation-angle="0" style:rotation-align="none" fo:border-top="0.035cm solid #000000"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40" style:family="table-cell" style:parent-style-name="Default">
      <style:table-cell-properties style:glyph-orientation-vertical="0" style:text-align-source="fix" style:repeat-content="false" fo:wrap-option="no-wrap" fo:border="0.035cm solid #000000" style:direction="ltr" style:rotation-angle="0" style:rotation-align="none"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41"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style>
    <style:style style:name="ce142" style:family="table-cell" style:parent-style-name="Default">
      <style:table-cell-properties style:glyph-orientation-vertical="0" style:text-align-source="fix" style:repeat-content="false" fo:wrap-option="no-wrap" fo:border="none" style:direction="ltr" style:rotation-angle="0" style:rotation-align="none" style:vertical-align="middle"/>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style:rotation-angle="0" style:rotation-align="none" style:vertical-align="middle"/>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44" style:family="table-cell" style:parent-style-name="Default">
      <style:table-cell-properties style:glyph-orientation-vertical="0" style:text-align-source="fix" style:repeat-content="false" fo:wrap-option="no-wrap" style:direction="ltr" style:rotation-angle="0" style:rotation-align="none" style:vertical-align="middle"/>
      <style:paragraph-properties fo:text-align="center"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145" style:family="table-cell" style:parent-style-name="Default">
      <style:table-cell-properties style:glyph-orientation-vertical="0" style:text-align-source="value-type" style:repeat-content="false" fo:wrap-option="no-wrap" style:direction="ltr" style:rotation-angle="0" style:rotation-align="none" style:vertical-align="automatic"/>
      <style:paragraph-properties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46" style:family="table-cell" style:parent-style-name="Default">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automatic"/>
      <style:paragraph-properties fo:text-align="start" fo:margin-left="0cm"/>
      <style:text-properties style:use-window-font-color="true" style:text-outline="fals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style:glyph-orientation-vertical="0" style:text-align-source="fix" style:repeat-content="false" fo:wrap-option="no-wrap" fo:border="0.035cm solid #000000" style:direction="ltr" style:rotation-angle="0" style:rotation-align="none" style:vertical-align="middle"/>
      <style:paragraph-properties fo:text-align="start"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148" style:family="table-cell" style:parent-style-name="Default">
      <style:table-cell-properties style:glyph-orientation-vertical="0" style:text-align-source="value-type" style:repeat-content="false" fo:wrap-option="no-wrap" fo:border="none" style:direction="ltr" style:rotation-angle="0" style:rotation-align="none" style:vertical-align="middle"/>
      <style:paragraph-properties fo:margin-left="0cm"/>
      <style:text-properties fo:color="#000000"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49" style:family="table-cell" style:parent-style-name="Default">
      <style:table-cell-properties style:glyph-orientation-vertical="0" fo:border-bottom="0.035cm solid #000000" style:text-align-source="fix" style:repeat-content="false" fo:wrap-option="no-wrap" fo:border-left="none" style:direction="ltr" fo:border-right="none" style:rotation-angle="0" style:rotation-align="none" fo:border-top="none"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50" style:family="table-cell" style:parent-style-name="Default">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automatic"/>
      <style:paragraph-properties fo:text-align="center" fo:margin-left="0cm"/>
    </style:style>
    <style:style style:name="ce151" style:family="table-cell" style:parent-style-name="Default">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automatic"/>
      <style:paragraph-properties fo:text-align="center" fo:margin-left="0cm"/>
      <style:text-properties style:use-window-font-color="true" style:text-outline="false" style:font-name="宋体" fo:font-size="14pt" fo:font-style="normal" fo:text-shadow="none" style:text-underline-style="none" fo:font-weight="normal" style:font-name-asian="宋体" style:font-size-asian="14pt" style:font-style-asian="normal" style:font-weight-asian="normal" style:font-size-complex="14pt" style:font-style-complex="normal" style:font-weight-complex="normal"/>
    </style:style>
    <style:style style:name="ce152"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text-properties style:use-window-font-color="true" style:text-outline="fals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3" style:family="table-cell" style:parent-style-name="Default">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style>
    <style:style style:name="ce156" style:family="table-cell" style:parent-style-name="Default">
      <style:table-cell-properties style:glyph-orientation-vertical="0" fo:border-bottom="none" style:text-align-source="value-type" style:repeat-content="false" fo:wrap-option="no-wrap" fo:border-left="0.035cm solid #000000" style:direction="ltr" fo:border-right="0.035cm solid #000000" style:rotation-angle="0" style:rotation-align="none" fo:border-top="none" style:vertical-align="middle"/>
      <style:paragraph-properties fo:margin-left="0cm"/>
      <style:text-properties fo:color="#000000"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57"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fo:border-top="none"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58" style:family="table-cell" style:parent-style-name="Default">
      <style:table-cell-properties style:glyph-orientation-vertical="0" fo:border-bottom="0.035cm solid #000000" style:text-align-source="fix" style:repeat-content="false" fo:wrap-option="no-wrap" fo:border-left="0.035cm solid #000000" style:direction="ltr" fo:border-right="0.035cm solid #000000" style:rotation-angle="0" fo:border-top="none"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59"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fo:border-top="0.035cm solid #000000"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60" style:family="table-cell" style:parent-style-name="Default">
      <style:table-cell-properties style:glyph-orientation-vertical="0" style:text-align-source="fix" style:repeat-content="false" fo:wrap-option="no-wrap" fo:border="none" style:direction="ltr" style:rotation-angle="0"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61" style:family="table-cell" style:parent-style-name="Default">
      <style:table-cell-properties style:glyph-orientation-vertical="0" fo:border-bottom="0.035cm solid #000000" style:text-align-source="value-type" style:repeat-content="false" fo:wrap-option="no-wrap" fo:border-left="none" style:direction="ltr" fo:border-right="none" style:rotation-angle="0" style:rotation-align="none" fo:border-top="0.035cm solid #000000" style:vertical-align="automatic"/>
      <style:paragraph-properties fo:margin-left="0cm"/>
      <style:text-properties fo:color="#0000ff" style:text-outline="false" style:font-name="隶书" fo:font-size="14pt" fo:font-style="normal" fo:text-shadow="none" style:text-underline-style="none" fo:font-weight="normal" style:font-name-asian="隶书" style:font-size-asian="14pt" style:font-style-asian="normal" style:font-weight-asian="normal" style:font-size-complex="14pt" style:font-style-complex="normal" style:font-weight-complex="normal"/>
    </style:style>
    <style:style style:name="ce162"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0.035cm solid #000000"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63"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64" style:family="table-cell" style:parent-style-name="Default">
      <style:table-cell-properties style:glyph-orientation-vertical="0" fo:border-bottom="0.035cm solid #000000" style:text-align-source="fix" style:repeat-content="false" fo:wrap-option="no-wrap" fo:border-left="0.035cm solid #000000" style:direction="ltr" fo:border-right="0.035cm solid #000000" style:rotation-angle="0" style:rotation-align="none" fo:border-top="none"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65" style:family="table-cell" style:parent-style-name="Default">
      <style:table-cell-properties style:glyph-orientation-vertical="0" fo:border-bottom="none" style:text-align-source="value-type" style:repeat-content="false" fo:wrap-option="no-wrap" fo:border-left="0.035cm solid #000000" style:direction="ltr" fo:border-right="0.035cm solid #000000" style:rotation-angle="0" style:rotation-align="none" fo:border-top="none" style:vertical-align="automatic"/>
      <style:paragraph-properties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66" style:family="table-cell" style:parent-style-name="Default">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automatic"/>
      <style:paragraph-properties fo:text-align="center" fo:margin-left="0cm"/>
      <style:text-properties fo:color="#0000ff" style:text-outline="false" style:font-name="宋体" fo:font-size="14pt" fo:font-style="normal" fo:text-shadow="none" style:text-underline-style="none" fo:font-weight="bold" style:font-name-asian="宋体" style:font-size-asian="14pt" style:font-style-asian="normal" style:font-weight-asian="bold" style:font-size-complex="14pt" style:font-style-complex="normal" style:font-weight-complex="bold"/>
    </style:style>
    <style:style style:name="ce167"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text-properties style:use-window-font-color="true" style:text-outline="fals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ce168" style:family="table-cell" style:parent-style-name="Default">
      <style:table-cell-properties style:glyph-orientation-vertical="0" style:text-align-source="fix" style:repeat-content="false" fo:wrap-option="no-wrap" style:direction="ltr" style:rotation-angle="0" style:rotation-align="none" style:vertical-align="automatic"/>
      <style:paragraph-properties fo:text-align="center" fo:margin-left="0cm"/>
      <style:text-properties style:use-window-font-color="true" style:text-outline="false" style:font-name="宋体" fo:font-size="48pt" fo:font-style="normal" fo:text-shadow="none" style:text-underline-style="none" fo:font-weight="normal" style:font-name-asian="宋体" style:font-size-asian="48pt" style:font-style-asian="normal" style:font-weight-asian="normal" style:font-size-complex="48pt" style:font-style-complex="normal" style:font-weight-complex="normal"/>
    </style:style>
    <style:style style:name="ce169" style:family="table-cell" style:parent-style-name="Default">
      <style:table-cell-properties style:glyph-orientation-vertical="0" fo:border-bottom="0.035cm solid #000000" style:text-align-source="fix" style:repeat-content="false" fo:wrap-option="no-wrap" fo:border-left="none" style:direction="ltr" fo:border-right="none" style:rotation-angle="0" fo:border-top="none"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style:rotation-angle="0" style:rotation-align="none" style:vertical-align="middle"/>
      <style:paragraph-properties fo:text-align="center" fo:margin-left="0cm"/>
      <style:text-properties fo:color="#0000ff" style:text-outline="false" style:font-name="隶书" fo:font-size="48pt" fo:font-style="normal" fo:text-shadow="none" style:text-underline-style="none" fo:font-weight="bold" style:font-name-asian="隶书" style:font-size-asian="48pt" style:font-style-asian="normal" style:font-weight-asian="bold" style:font-size-complex="48pt" style:font-style-complex="normal" style:font-weight-complex="bold"/>
    </style:style>
    <style:style style:name="ce170" style:family="table-cell" style:parent-style-name="Default">
      <style:table-cell-properties style:glyph-orientation-vertical="0" style:text-align-source="fix" style:repeat-content="false" fo:wrap-option="no-wrap" fo:border="none" style:direction="ltr" style:rotation-angle="0" style:vertical-align="automatic"/>
      <style:paragraph-properties fo:text-align="start" fo:margin-left="0cm"/>
      <style:text-properties style:use-window-font-color="true" style:text-outline="fals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data-style-name="N126">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automatic"/>
      <style:paragraph-properties fo:text-align="center" fo:margin-left="0cm"/>
      <style:text-properties style:use-window-font-color="true" style:text-outline="false" style:font-name="宋体" fo:font-size="14pt" fo:font-style="normal" fo:text-shadow="none" style:text-underline-style="none" fo:font-weight="normal" style:font-name-asian="宋体" style:font-size-asian="14pt" style:font-style-asian="normal" style:font-weight-asian="normal" style:font-size-complex="14pt" style:font-style-complex="normal" style:font-weight-complex="normal"/>
    </style:style>
    <style:style style:name="ce172"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text-properties style:use-window-font-color="true" style:text-outline="fals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no-wrap" style:direction="ltr" style:rotation-angle="0" style:rotation-align="none" style:vertical-align="automatic"/>
      <style:paragraph-properties fo:text-align="start" fo:margin-left="0cm"/>
      <style:text-properties style:use-window-font-color="true" style:text-outline="false" style:font-name="黑体" fo:font-size="12pt" fo:font-style="normal" fo:text-shadow="none" style:text-underline-style="none" fo:font-weight="normal" style:font-name-asian="黑体" style:font-size-asian="12pt" style:font-style-asian="normal" style:font-weight-asian="normal" style:font-size-complex="12pt" style:font-style-complex="normal" style:font-weight-complex="normal"/>
    </style:style>
    <style:style style:name="ce174" style:family="table-cell" style:parent-style-name="Default" style:data-style-name="N125">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automatic"/>
      <style:paragraph-properties fo:text-align="center" fo:margin-left="0cm"/>
    </style:style>
    <style:style style:name="ce175" style:family="table-cell" style:parent-style-name="Default" style:data-style-name="N125">
      <style:table-cell-properties style:glyph-orientation-vertical="0" style:text-align-source="fix" style:repeat-content="false" fo:wrap-option="no-wrap" fo:border="0.035cm solid #000000" style:direction="ltr" style:rotation-angle="0" style:rotation-align="none" style:vertical-align="middle"/>
      <style:paragraph-properties fo:text-align="center"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176" style:family="table-cell" style:parent-style-name="Default" style:data-style-name="N125">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middle"/>
      <style:paragraph-properties fo:text-align="center" fo:margin-left="0cm"/>
      <style:text-properties fo:color="#000000"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77" style:family="table-cell" style:parent-style-name="Default" style:data-style-name="N125">
      <style:table-cell-properties style:glyph-orientation-vertical="0" fo:border-bottom="0.035cm solid #000000" style:text-align-source="fix" style:repeat-content="false" fo:wrap-option="no-wrap" fo:border-left="0.035cm solid #000000" style:direction="ltr" fo:border-right="0.035cm solid #000000" style:rotation-angle="0" style:rotation-align="none" fo:border-top="none" style:vertical-align="middle"/>
      <style:paragraph-properties fo:text-align="center" fo:margin-left="0cm"/>
      <style:text-properties fo:color="#000000"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78" style:family="table-cell" style:parent-style-name="Default" style:data-style-name="N125">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0.035cm solid #000000" style:vertical-align="middle"/>
      <style:paragraph-properties fo:text-align="center" fo:margin-left="0cm"/>
      <style:text-properties fo:color="#000000"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79" style:family="table-cell" style:parent-style-name="Default" style:data-style-name="N125">
      <style:table-cell-properties style:glyph-orientation-vertical="0" style:text-align-source="fix" style:repeat-content="false" fo:wrap-option="no-wrap" fo:border="none" style:direction="ltr" style:rotation-angle="0" style:rotation-align="none" style:vertical-align="middle"/>
      <style:paragraph-properties fo:text-align="center" fo:margin-left="0cm"/>
      <style:text-properties fo:color="#000000"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80" style:family="table-cell" style:parent-style-name="Default" style:data-style-name="N125">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0.035cm solid #000000"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81" style:family="table-cell" style:parent-style-name="Default" style:data-style-name="N125">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82" style:family="table-cell" style:parent-style-name="Default" style:data-style-name="N125">
      <style:table-cell-properties style:glyph-orientation-vertical="0" fo:border-bottom="0.035cm solid #000000" style:text-align-source="fix" style:repeat-content="false" fo:wrap-option="no-wrap" fo:border-left="0.035cm solid #000000" style:direction="ltr" fo:border-right="0.035cm solid #000000" style:rotation-angle="0" style:rotation-align="none" fo:border-top="none"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83" style:family="table-cell" style:parent-style-name="Default" style:data-style-name="N125">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84" style:family="table-cell" style:parent-style-name="Default" style:data-style-name="N2">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85" style:family="table-cell" style:parent-style-name="Default" style:data-style-name="N2">
      <style:table-cell-properties style:glyph-orientation-vertical="0" fo:border-bottom="0.035cm solid #000000" style:text-align-source="fix" style:repeat-content="false" fo:wrap-option="no-wrap" fo:border-left="0.035cm solid #000000" style:direction="ltr" fo:border-right="0.035cm solid #000000" style:rotation-angle="0" style:rotation-align="none" fo:border-top="none"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86" style:family="table-cell" style:parent-style-name="Default" style:data-style-name="N125">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vertical-align="automatic"/>
      <style:paragraph-properties fo:text-align="start" fo:margin-left="0cm"/>
      <style:map style:condition="cell-content()&lt;=15" style:apply-style-name="Excel_5f_CondFormat_5f_1_5f_1" style:base-cell-address="Sheet1.A1"/>
    </style:style>
    <style:style style:name="ce188" style:family="table-cell" style:parent-style-name="Default" style:data-style-name="N126">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automatic"/>
      <style:paragraph-properties fo:text-align="center" fo:margin-left="0cm"/>
    </style:style>
    <style:style style:name="ce189" style:family="table-cell" style:parent-style-name="Default" style:data-style-name="N126">
      <style:table-cell-properties style:glyph-orientation-vertical="0" style:text-align-source="fix" style:repeat-content="false" fo:wrap-option="no-wrap" fo:border="0.035cm solid #000000" style:direction="ltr" style:rotation-angle="0" style:rotation-align="none" style:vertical-align="middle"/>
      <style:paragraph-properties fo:text-align="center"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19" style:family="table-cell" style:parent-style-name="Default">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automatic"/>
      <style:paragraph-properties fo:text-align="center" fo:margin-left="0cm"/>
      <style:text-properties fo:color="#0000ff" style:text-outline="false" style:font-name="隶书" fo:font-size="14pt" fo:font-style="normal" fo:text-shadow="none" style:text-underline-style="none" fo:font-weight="bold" style:font-name-asian="隶书" style:font-size-asian="14pt" style:font-style-asian="normal" style:font-weight-asian="bold" style:font-size-complex="14pt" style:font-style-complex="normal" style:font-weight-complex="bold"/>
    </style:style>
    <style:style style:name="ce190" style:family="table-cell" style:parent-style-name="Default" style:data-style-name="N126">
      <style:table-cell-properties style:glyph-orientation-vertical="0" style:text-align-source="value-type" style:repeat-content="false" fo:wrap-option="no-wrap" fo:border="none" style:direction="ltr" style:rotation-angle="0" style:rotation-align="none" style:vertical-align="middle"/>
      <style:paragraph-properties fo:margin-left="0cm"/>
      <style:text-properties fo:color="#000000"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91" style:family="table-cell" style:parent-style-name="Default" style:data-style-name="N126">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92" style:family="table-cell" style:parent-style-name="Default" style:data-style-name="N126">
      <style:table-cell-properties style:glyph-orientation-vertical="0" fo:border-bottom="0.035cm solid #000000" style:text-align-source="fix" style:repeat-content="false" fo:wrap-option="no-wrap" fo:border-left="none" style:direction="ltr" fo:border-right="none" style:rotation-angle="0" style:rotation-align="none" fo:border-top="none"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93" style:family="table-cell" style:parent-style-name="Default" style:data-style-name="N126">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map style:condition="cell-content()&lt;=15" style:apply-style-name="Excel_5f_CondFormat_5f_1_5f_1" style:base-cell-address="Sheet1.A1"/>
    </style:style>
    <style:style style:name="ce194" style:family="table-cell" style:parent-style-name="Default" style:data-style-name="N126">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map style:condition="cell-content()&lt;=15" style:apply-style-name="Excel_5f_CondFormat_5f_1_5f_1" style:base-cell-address="Sheet1.A1"/>
    </style:style>
    <style:style style:name="ce195" style:family="table-cell" style:parent-style-name="Default" style:data-style-name="N0">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0.035cm solid #000000" style:vertical-align="automatic"/>
      <style:paragraph-properties fo:text-align="center" fo:margin-left="0cm"/>
    </style:style>
    <style:style style:name="ce196" style:family="table-cell" style:parent-style-name="Default" style:data-style-name="N0">
      <style:table-cell-properties style:glyph-orientation-vertical="0" style:text-align-source="fix" style:repeat-content="false" fo:wrap-option="no-wrap" fo:border="0.035cm solid #000000" style:direction="ltr" style:rotation-angle="0" style:rotation-align="none" style:vertical-align="middle"/>
      <style:paragraph-properties fo:text-align="center"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197" style:family="table-cell" style:parent-style-name="Default" style:data-style-name="N0">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0.035cm solid #000000"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98" style:family="table-cell" style:parent-style-name="Default" style:data-style-name="N0">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99" style:family="table-cell" style:parent-style-name="Default" style:data-style-name="N125">
      <style:table-cell-properties style:glyph-orientation-vertical="0" fo:border-bottom="none" style:text-align-source="fix" style:repeat-content="false" fo:wrap-option="no-wrap" fo:border-left="0.035cm solid #000000" style:direction="ltr" fo:border-right="0.035cm solid #000000" style:rotation-angle="0" fo:border-top="none" style:vertical-align="automatic"/>
      <style:paragraph-properties fo:text-align="end"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style:text-align-source="fix" style:repeat-content="false" fo:wrap-option="no-wrap" style:direction="ltr" style:rotation-angle="0" style:rotation-align="none" style:vertical-align="middle"/>
      <style:paragraph-properties fo:text-align="center" fo:margin-left="0cm"/>
      <style:text-properties style:use-window-font-color="true" style:text-outline="fals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data-style-name="N125">
      <style:table-cell-properties style:glyph-orientation-vertical="0" fo:border-bottom="0.035cm solid #000000" style:text-align-source="fix" style:repeat-content="false" fo:wrap-option="no-wrap" fo:border-left="0.035cm solid #000000" style:direction="ltr" fo:border-right="0.035cm solid #000000" style:rotation-angle="0" fo:border-top="none" style:vertical-align="automatic"/>
      <style:paragraph-properties fo:text-align="end"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01" style:family="table-cell" style:parent-style-name="Default" style:data-style-name="N0">
      <style:table-cell-properties style:glyph-orientation-vertical="0" fo:border-bottom="0.035cm solid #000000" style:text-align-source="fix" style:repeat-content="false" fo:wrap-option="no-wrap" fo:border-left="0.035cm solid #000000" style:direction="ltr" fo:border-right="0.035cm solid #000000" style:rotation-angle="0" style:rotation-align="none" fo:border-top="none"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02" style:family="table-cell" style:parent-style-name="Default" style:data-style-name="N0">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03" style:family="table-cell" style:parent-style-name="Default" style:data-style-name="N0">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0.035cm solid #000000" style:vertical-align="automatic"/>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04" style:family="table-cell" style:parent-style-name="Default" style:data-style-name="N0">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05" style:family="table-cell" style:parent-style-name="Default" style:data-style-name="N0">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text-properties style:use-window-font-color="true" style:text-outline="fals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6" style:family="table-cell" style:parent-style-name="Default" style:data-style-name="N0">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text-properties style:use-window-font-color="true" style:text-outline="fals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207" style:family="table-cell" style:parent-style-name="Default">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08" style:family="table-cell" style:parent-style-name="Default" style:data-style-name="N126">
      <style:table-cell-properties style:glyph-orientation-vertical="0" style:text-align-source="fix" style:repeat-content="false" fo:wrap-option="no-wrap" style:direction="ltr" style:rotation-angle="0" style:rotation-align="none" style:vertical-align="middle"/>
      <style:paragraph-properties fo:text-align="end"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map style:condition="cell-content()&lt;=15" style:apply-style-name="Excel_5f_CondFormat_5f_1_5f_1" style:base-cell-address="Sheet1.A1"/>
    </style:style>
    <style:style style:name="ce209" style:family="table-cell" style:parent-style-name="Default">
      <style:table-cell-properties style:glyph-orientation-vertical="0" style:text-align-source="fix" style:repeat-content="false" fo:wrap-option="no-wrap" style:direction="ltr" style:rotation-angle="0" style:rotation-align="none" style:vertical-align="middle"/>
      <style:paragraph-properties fo:text-align="start"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210" style:family="table-cell" style:parent-style-name="Default" style:data-style-name="N127">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11" style:family="table-cell" style:parent-style-name="Default">
      <style:map style:condition="cell-content()&lt;=15" style:apply-style-name="Excel_5f_CondFormat_5f_1_5f_1" style:base-cell-address="Sheet1.A1"/>
    </style:style>
    <style:style style:name="ce212" style:family="table-cell" style:parent-style-name="Default">
      <style:text-properties style:use-window-font-color="true" style:text-outline="fals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22" style:family="table-cell" style:parent-style-name="Default">
      <style:table-cell-properties style:glyph-orientation-vertical="0" style:text-align-source="fix" style:repeat-content="false" fo:wrap-option="no-wrap" style:direction="ltr" style:rotation-angle="0" style:rotation-align="none" style:vertical-align="automatic"/>
      <style:paragraph-properties fo:text-align="start" fo:margin-left="0cm"/>
      <style:text-properties style:use-window-font-color="true" style:text-outline="fals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style:rotation-angle="0" style:rotation-align="none" style:vertical-align="middle"/>
      <style:paragraph-properties fo:text-align="center" fo:margin-left="0cm"/>
      <style:text-properties style:use-window-font-color="true" style:text-outline="fals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style:glyph-orientation-vertical="0" style:text-align-source="fix" style:repeat-content="false" fo:wrap-option="no-wrap" style:direction="ltr" style:rotation-angle="0" style:rotation-align="none" style:vertical-align="automatic"/>
      <style:paragraph-properties fo:text-align="start" fo:margin-left="0cm"/>
      <style:text-properties style:use-window-font-color="true" style:text-outline="fals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5" style:family="table-cell" style:parent-style-name="Default">
      <style:table-cell-properties style:glyph-orientation-vertical="0" fo:border-bottom="0.035cm solid #000000" style:text-align-source="fix" style:repeat-content="false" fo:wrap-option="no-wrap" fo:border-left="0.035cm solid #000000" style:direction="ltr" fo:border-right="none" style:rotation-angle="0" style:rotation-align="none" fo:border-top="0.035cm solid #000000" style:vertical-align="middle"/>
      <style:paragraph-properties fo:text-align="center" fo:margin-left="0cm"/>
    </style:style>
    <style:style style:name="ce9" style:family="table-cell" style:parent-style-name="Default">
      <style:table-cell-properties style:glyph-orientation-vertical="0" style:text-align-source="fix" style:repeat-content="false" fo:wrap-option="no-wrap" style:direction="ltr" style:rotation-angle="0" style:rotation-align="none" style:vertical-align="automatic"/>
      <style:paragraph-properties fo:text-align="start" fo:margin-left="0cm"/>
      <style:text-properties style:use-window-font-color="true" style:text-outline="fals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221"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0.035cm solid #000000" style:vertical-align="middle"/>
      <style:paragraph-properties fo:text-align="center"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222" style:family="table-cell" style:parent-style-name="Default">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middle"/>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23" style:family="table-cell" style:parent-style-name="Default">
      <style:table-cell-properties style:glyph-orientation-vertical="0" fo:border-bottom="0.035cm solid #000000" style:text-align-source="fix" style:repeat-content="false" fo:wrap-option="no-wrap" fo:border-left="0.035cm solid #000000" style:direction="ltr" fo:border-right="0.035cm solid #000000" style:rotation-angle="0" style:rotation-align="none" fo:border-top="none" style:vertical-align="middle"/>
      <style:paragraph-properties fo:text-align="center"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24" style:family="table-cell" style:parent-style-name="Default">
      <style:table-cell-properties style:glyph-orientation-vertical="0" fo:border-bottom="none" style:text-align-source="fix" style:repeat-content="false" fo:wrap-option="no-wrap" fo:border-left="none" style:direction="ltr" fo:border-right="0.035cm solid #000000" style:rotation-angle="0" style:rotation-align="none" fo:border-top="0.035cm solid #000000" style:vertical-align="middle"/>
      <style:paragraph-properties fo:text-align="start"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225" style:family="table-cell" style:parent-style-name="Default">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automatic"/>
      <style:paragraph-properties fo:text-align="start" fo:margin-left="0cm"/>
    </style:style>
    <style:style style:name="ce226" style:family="table-cell" style:parent-style-name="Default">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start" fo:margin-left="0cm"/>
      <style:text-properties style:use-window-font-color="true" style:text-outline="fals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8" style:family="table-cell" style:parent-style-name="Default">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middle"/>
      <style:paragraph-properties fo:text-align="start" fo:margin-left="0cm"/>
    </style:style>
    <style:style style:name="ce229" style:family="table-cell" style:parent-style-name="Default">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none"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30" style:family="table-cell" style:parent-style-name="Default">
      <style:table-cell-properties style:glyph-orientation-vertical="0" style:text-align-source="fix" style:repeat-content="false" fo:wrap-option="no-wrap" style:direction="ltr" style:rotation-angle="0" style:rotation-align="none"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31" style:family="table-cell" style:parent-style-name="Default">
      <style:table-cell-properties style:glyph-orientation-vertical="0" fo:border-bottom="none" style:text-align-source="fix" style:repeat-content="false" fo:wrap-option="no-wrap" fo:border-left="none" style:direction="ltr" fo:border-right="0.035cm solid #000000" style:rotation-angle="0" style:rotation-align="none" fo:border-top="0.035cm solid #000000" style:vertical-align="middle"/>
      <style:paragraph-properties fo:text-align="center"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232" style:family="table-cell" style:parent-style-name="Default">
      <style:table-cell-properties style:glyph-orientation-vertical="0" fo:border-bottom="none" style:text-align-source="value-type" style:repeat-content="false" fo:wrap-option="no-wrap" fo:border-left="none" style:direction="ltr" fo:border-right="0.035cm solid #000000" style:rotation-angle="0" style:rotation-align="none" fo:border-top="none" style:vertical-align="automatic"/>
      <style:paragraph-properties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33" style:family="table-cell" style:parent-style-name="Default">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middle"/>
      <style:paragraph-properties fo:text-align="center" fo:margin-left="0cm"/>
      <style:text-properties fo:color="#0000ff" style:text-outline="false" style:font-name="宋体" fo:font-size="14pt" fo:font-style="normal" fo:text-shadow="none" style:text-underline-style="none" fo:font-weight="bold" style:font-name-asian="宋体" style:font-size-asian="14pt" style:font-style-asian="normal" style:font-weight-asian="bold" style:font-size-complex="14pt" style:font-style-complex="normal" style:font-weight-complex="bold"/>
    </style:style>
    <style:style style:name="ce234" style:family="table-cell" style:parent-style-name="Default" style:data-style-name="N126">
      <style:table-cell-properties style:glyph-orientation-vertical="0" style:text-align-source="fix" style:repeat-content="false" fo:wrap-option="no-wrap" style:direction="ltr" style:rotation-angle="0" style:rotation-align="none" style:vertical-align="automatic"/>
      <style:paragraph-properties fo:text-align="start" fo:margin-left="0cm"/>
      <style:text-properties style:use-window-font-color="true" style:text-outline="fals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ce235" style:family="table-cell" style:parent-style-name="Default">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map style:condition="cell-content()&lt;=15" style:apply-style-name="Excel_5f_CondFormat_5f_1_5f_1" style:base-cell-address="Sheet1.A1"/>
    </style:style>
    <style:style style:name="ce236" style:family="table-cell" style:parent-style-name="Default">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start" fo:margin-left="0cm"/>
      <style:text-properties style:use-window-font-color="true" style:text-outline="false" style:font-name="宋体" fo:font-size="8pt" fo:font-style="normal" fo:text-shadow="none" style:text-underline-style="none" fo:font-weight="normal" style:font-name-asian="宋体" style:font-size-asian="8pt" style:font-style-asian="normal" style:font-weight-asian="normal" style:font-size-complex="8pt" style:font-style-complex="normal" style:font-weight-complex="normal"/>
    </style:style>
    <style:style style:name="ce237" style:family="table-cell" style:parent-style-name="Default">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middle"/>
      <style:paragraph-properties fo:text-align="center" fo:margin-left="0cm"/>
    </style:style>
    <style:style style:name="ce238" style:family="table-cell" style:parent-style-name="Default" style:data-style-name="N0">
      <style:table-cell-properties style:glyph-orientation-vertical="0" style:text-align-source="fix" style:repeat-content="false" fo:wrap-option="no-wrap" style:direction="ltr" style:rotation-angle="0" style:rotation-align="none" style:vertical-align="automatic"/>
      <style:paragraph-properties fo:text-align="start" fo:margin-left="0cm"/>
      <style:text-properties style:use-window-font-color="true" style:text-outline="fals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Default" style:data-style-name="N125">
      <style:table-cell-properties style:glyph-orientation-vertical="0" style:text-align-source="fix" style:repeat-content="false" fo:wrap-option="no-wrap" style:direction="ltr" style:rotation-angle="0" style:rotation-align="none" style:vertical-align="automatic"/>
      <style:paragraph-properties fo:text-align="start" fo:margin-left="0cm"/>
      <style:text-properties style:use-window-font-color="true" style:text-outline="fals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240" style:family="table-cell" style:parent-style-name="Default" style:data-style-name="N125">
      <style:table-cell-properties style:glyph-orientation-vertical="0" fo:border-bottom="none" style:text-align-source="fix" style:repeat-content="false" fo:wrap-option="no-wrap" fo:border-left="none" style:direction="ltr" fo:border-right="0.035cm solid #000000" style:rotation-angle="0" style:rotation-align="none" fo:border-top="0.035cm solid #000000" style:vertical-align="middle"/>
      <style:paragraph-properties fo:text-align="center"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241" style:family="table-cell" style:parent-style-name="Default" style:data-style-name="N125">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automatic"/>
      <style:paragraph-properties fo:text-align="start" fo:margin-left="0cm"/>
    </style:style>
    <style:style style:name="ce242" style:family="table-cell" style:parent-style-name="Default" style:data-style-name="N125">
      <style:table-cell-properties style:glyph-orientation-vertical="0" fo:border-bottom="none" style:text-align-source="value-type" style:repeat-content="false" fo:wrap-option="no-wrap" fo:border-left="none" style:direction="ltr" fo:border-right="0.035cm solid #000000" style:rotation-angle="0" style:rotation-align="none" fo:border-top="none" style:vertical-align="automatic"/>
      <style:paragraph-properties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43" style:family="table-cell" style:parent-style-name="Default" style:data-style-name="N125">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automatic"/>
      <style:paragraph-properties fo:text-align="start" fo:margin-left="0cm"/>
      <style:map style:condition="cell-content()&lt;=15" style:apply-style-name="Excel_5f_CondFormat_5f_1_5f_1" style:base-cell-address="Sheet1.A1"/>
    </style:style>
    <style:style style:name="ce244" style:family="table-cell" style:parent-style-name="Default" style:data-style-name="N125">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map style:condition="cell-content()&lt;=15" style:apply-style-name="Excel_5f_CondFormat_5f_1_5f_1" style:base-cell-address="Sheet1.A1"/>
    </style:style>
    <style:style style:name="ce245" style:family="table-cell" style:parent-style-name="Default" style:data-style-name="N125">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46" style:family="table-cell" style:parent-style-name="Default" style:data-style-name="N125">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map style:condition="cell-content()&lt;=15" style:apply-style-name="Excel_5f_CondFormat_5f_1_5f_1" style:base-cell-address="Sheet1.A1"/>
    </style:style>
    <style:style style:name="ce247" style:family="table-cell" style:parent-style-name="Default" style:data-style-name="N125">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middle"/>
      <style:paragraph-properties fo:text-align="center" fo:margin-left="0cm"/>
    </style:style>
    <style:style style:name="ce248" style:family="table-cell" style:parent-style-name="Default" style:data-style-name="N125">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start" fo:margin-left="0cm"/>
      <style:text-properties style:use-window-font-color="true" style:text-outline="false" style:font-name="宋体" fo:font-size="9pt" fo:font-style="normal" fo:text-shadow="none" style:text-underline-style="none" fo:font-weight="normal" style:font-name-asian="宋体" style:font-size-asian="9pt" style:font-style-asian="normal" style:font-weight-asian="normal" style:font-size-complex="9pt" style:font-style-complex="normal" style:font-weight-complex="normal"/>
    </style:style>
    <style:style style:name="ce249" style:family="table-cell" style:parent-style-name="Default" style:data-style-name="N125">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none"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50" style:family="table-cell" style:parent-style-name="Default" style:data-style-name="N125">
      <style:table-cell-properties style:glyph-orientation-vertical="0" style:text-align-source="fix" style:repeat-content="false" fo:wrap-option="no-wrap" style:direction="ltr" style:rotation-angle="0" style:rotation-align="none" style:vertical-align="automatic"/>
      <style:paragraph-properties fo:text-align="start" fo:margin-left="0cm"/>
      <style:map style:condition="cell-content()&lt;=15" style:apply-style-name="Excel_5f_CondFormat_5f_1_5f_1" style:base-cell-address="Sheet1.A1"/>
    </style:style>
    <style:style style:name="ce251" style:family="table-cell" style:parent-style-name="Default" style:data-style-name="N0">
      <style:table-cell-properties style:glyph-orientation-vertical="0" style:text-align-source="fix" style:repeat-content="false" fo:wrap-option="no-wrap" style:direction="ltr" style:rotation-angle="0" style:rotation-align="none" style:vertical-align="automatic"/>
      <style:paragraph-properties fo:text-align="start" fo:margin-left="0cm"/>
      <style:text-properties style:use-window-font-color="true" style:text-outline="fals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2" style:family="table-cell" style:parent-style-name="Default" style:data-style-name="N126">
      <style:table-cell-properties style:glyph-orientation-vertical="0" style:text-align-source="fix" style:repeat-content="false" fo:wrap-option="no-wrap" style:direction="ltr" style:rotation-angle="0" style:rotation-align="none" style:vertical-align="automatic"/>
      <style:paragraph-properties fo:text-align="end" fo:margin-left="0cm"/>
      <style:text-properties style:use-window-font-color="true" style:text-outline="fals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ce253" style:family="table-cell" style:parent-style-name="Default" style:data-style-name="N126">
      <style:table-cell-properties style:glyph-orientation-vertical="0" fo:border-bottom="none" style:text-align-source="fix" style:repeat-content="false" fo:wrap-option="no-wrap" fo:border-left="none" style:direction="ltr" fo:border-right="0.035cm solid #000000" style:rotation-angle="0" style:rotation-align="none" fo:border-top="0.035cm solid #000000" style:vertical-align="middle"/>
      <style:paragraph-properties fo:text-align="center"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254" style:family="table-cell" style:parent-style-name="Default" style:data-style-name="N126">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automatic"/>
      <style:paragraph-properties fo:text-align="end" fo:margin-left="0cm"/>
    </style:style>
    <style:style style:name="ce255" style:family="table-cell" style:parent-style-name="Default" style:data-style-name="N126">
      <style:table-cell-properties style:glyph-orientation-vertical="0" fo:border-bottom="none" style:text-align-source="value-type" style:repeat-content="false" fo:wrap-option="no-wrap" fo:border-left="none" style:direction="ltr" fo:border-right="0.035cm solid #000000" style:rotation-angle="0" style:rotation-align="none" fo:border-top="none" style:vertical-align="automatic"/>
      <style:paragraph-properties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56" style:family="table-cell" style:parent-style-name="Default" style:data-style-name="N126">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end"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57" style:family="table-cell" style:parent-style-name="Default" style:data-style-name="N126">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middle"/>
      <style:paragraph-properties fo:text-align="center" fo:margin-left="0cm"/>
    </style:style>
    <style:style style:name="ce258" style:family="table-cell" style:parent-style-name="Default" style:data-style-name="N126">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end" fo:margin-left="0cm"/>
      <style:text-properties style:use-window-font-color="true" style:text-outline="fals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9" style:family="table-cell" style:parent-style-name="Default" style:data-style-name="N126">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none" style:vertical-align="automatic"/>
      <style:paragraph-properties fo:text-align="end"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60" style:family="table-cell" style:parent-style-name="Default">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0.035cm solid #000000" style:vertical-align="automatic"/>
      <style:paragraph-properties fo:text-align="start" fo:margin-left="0cm"/>
    </style:style>
    <style:style style:name="ce261" style:family="table-cell" style:parent-style-name="Default">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0.035cm solid #000000" style:vertical-align="middle"/>
      <style:paragraph-properties fo:text-align="center" fo:margin-left="0cm"/>
    </style:style>
    <style:style style:name="ce262" style:family="table-cell" style:parent-style-name="Default">
      <style:table-cell-properties style:glyph-orientation-vertical="0" fo:border-bottom="0.035cm solid #000000" style:text-align-source="fix" style:repeat-content="false" fo:wrap-option="no-wrap" fo:border-left="0.035cm solid #000000" style:direction="ltr" fo:border-right="none" style:rotation-angle="0" style:rotation-align="none" fo:border-top="none" style:vertical-align="middle"/>
      <style:paragraph-properties fo:text-align="center" fo:margin-left="0cm"/>
    </style:style>
    <style:style style:name="ce263" style:family="table-cell" style:parent-style-name="Default">
      <style:table-cell-properties style:glyph-orientation-vertical="0" fo:border-bottom="0.035cm solid #000000" style:text-align-source="fix" style:repeat-content="false" fo:wrap-option="no-wrap" fo:border-left="0.035cm solid #000000" style:direction="ltr" fo:border-right="0.035cm solid #000000" style:rotation-angle="0" style:rotation-align="none" fo:border-top="none" style:vertical-align="middle"/>
      <style:paragraph-properties fo:text-align="center"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264" style:family="table-cell" style:parent-style-name="Default">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0.035cm solid #000000" style:vertical-align="middle"/>
      <style:paragraph-properties fo:text-align="start"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265" style:family="table-cell" style:parent-style-name="Default">
      <style:table-cell-properties style:glyph-orientation-vertical="0" fo:border-bottom="0.035cm solid #000000" style:text-align-source="fix" style:repeat-content="false" fo:wrap-option="no-wrap" fo:border-left="none" style:direction="ltr" fo:border-right="none" style:rotation-angle="0" style:rotation-align="none" fo:border-top="none" style:vertical-align="automatic"/>
      <style:paragraph-properties fo:text-align="start" fo:margin-left="0cm"/>
    </style:style>
    <style:style style:name="ce266" style:family="table-cell" style:parent-style-name="Default">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none" style:vertical-align="middle"/>
      <style:paragraph-properties fo:text-align="start"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267" style:family="table-cell" style:parent-style-name="Default">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0.035cm solid #000000" style:vertical-align="middle"/>
      <style:paragraph-properties fo:text-align="center"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268" style:family="table-cell" style:parent-style-name="Default">
      <style:table-cell-properties style:glyph-orientation-vertical="0" fo:border-bottom="0.035cm solid #000000" style:text-align-source="fix" style:repeat-content="false" fo:wrap-option="no-wrap" fo:border-left="none" style:direction="ltr" fo:border-right="none" style:rotation-angle="0" style:rotation-align="none" fo:border-top="none" style:vertical-align="automatic"/>
      <style:paragraph-properties fo:text-align="center" fo:margin-left="0cm"/>
      <style:text-properties fo:color="#0000ff" style:text-outline="false" style:font-name="隶书" fo:font-size="14pt" fo:font-style="normal" fo:text-shadow="none" style:text-underline-style="none" fo:font-weight="bold" style:font-name-asian="隶书" style:font-size-asian="14pt" style:font-style-asian="normal" style:font-weight-asian="bold" style:font-size-complex="14pt" style:font-style-complex="normal" style:font-weight-complex="bold"/>
    </style:style>
    <style:style style:name="ce269" style:family="table-cell" style:parent-style-name="Default">
      <style:table-cell-properties style:glyph-orientation-vertical="0" fo:border-bottom="0.035cm solid #000000" style:text-align-source="value-type" style:repeat-content="false" fo:wrap-option="no-wrap" fo:border-left="none" style:direction="ltr" fo:border-right="0.035cm solid #000000" style:rotation-angle="0" style:rotation-align="none" fo:border-top="none" style:vertical-align="automatic"/>
      <style:paragraph-properties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70" style:family="table-cell" style:parent-style-name="Default">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none" style:vertical-align="middle"/>
      <style:paragraph-properties fo:text-align="center"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271" style:family="table-cell" style:parent-style-name="Default">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start"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map style:condition="cell-content()&lt;=15" style:apply-style-name="Excel_5f_CondFormat_5f_1_5f_1" style:base-cell-address="Sheet1.A1"/>
    </style:style>
    <style:style style:name="ce272" style:family="table-cell" style:parent-style-name="Default" style:data-style-name="N125">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0.035cm solid #000000" style:vertical-align="middle"/>
      <style:paragraph-properties fo:text-align="center"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273" style:family="table-cell" style:parent-style-name="Default" style:data-style-name="N125">
      <style:table-cell-properties style:glyph-orientation-vertical="0" fo:border-bottom="0.035cm solid #000000" style:text-align-source="fix" style:repeat-content="false" fo:wrap-option="no-wrap" fo:border-left="none" style:direction="ltr" fo:border-right="none" style:rotation-angle="0" style:rotation-align="none" fo:border-top="none" style:vertical-align="automatic"/>
      <style:paragraph-properties fo:text-align="end" fo:margin-left="0cm"/>
    </style:style>
    <style:style style:name="ce274" style:family="table-cell" style:parent-style-name="Default" style:data-style-name="N125">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end"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75" style:family="table-cell" style:parent-style-name="Default" style:data-style-name="N125">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automatic"/>
      <style:paragraph-properties fo:text-align="end" fo:margin-left="0cm"/>
      <style:map style:condition="cell-content()&lt;=15" style:apply-style-name="Excel_5f_CondFormat_5f_1_5f_1" style:base-cell-address="Sheet1.A1"/>
    </style:style>
    <style:style style:name="ce276" style:family="table-cell" style:parent-style-name="Default" style:data-style-name="N125">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none" style:vertical-align="automatic"/>
      <style:paragraph-properties fo:text-align="end"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77" style:family="table-cell" style:parent-style-name="Default" style:data-style-name="N125">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none" style:vertical-align="middle"/>
      <style:paragraph-properties fo:text-align="center"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278" style:family="table-cell" style:parent-style-name="Default" style:data-style-name="N125">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automatic"/>
      <style:paragraph-properties fo:text-align="end" fo:margin-left="0cm"/>
    </style:style>
    <style:style style:name="ce279" style:family="table-cell" style:parent-style-name="Default" style:data-style-name="N125">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end"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map style:condition="cell-content()&lt;=15" style:apply-style-name="Excel_5f_CondFormat_5f_1_5f_1" style:base-cell-address="Sheet1.A1"/>
    </style:style>
    <style:style style:name="ce280" style:family="table-cell" style:parent-style-name="Default" style:data-style-name="N125">
      <style:table-cell-properties style:glyph-orientation-vertical="0" fo:border-bottom="none" style:text-align-source="fix" style:repeat-content="false" fo:wrap-option="no-wrap" fo:border-left="0.035cm solid #000000" style:direction="ltr" fo:border-right="0.035cm solid #000000" style:rotation-angle="0" style:rotation-align="none" fo:border-top="none" style:vertical-align="automatic"/>
      <style:paragraph-properties fo:text-align="end" fo:margin-left="0cm"/>
      <style:text-properties style:use-window-font-color="true" style:text-outline="fals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map style:condition="cell-content()&lt;=15" style:apply-style-name="Excel_5f_CondFormat_5f_1_5f_1" style:base-cell-address="Sheet1.A1"/>
    </style:style>
    <style:style style:name="ce281" style:family="table-cell" style:parent-style-name="Default" style:data-style-name="N125">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middle"/>
      <style:paragraph-properties fo:text-align="end" fo:margin-left="0cm"/>
    </style:style>
    <style:style style:name="ce282" style:family="table-cell" style:parent-style-name="Default" style:data-style-name="N125">
      <style:table-cell-properties style:glyph-orientation-vertical="0" fo:border-bottom="none" style:text-align-source="fix" style:repeat-content="false" fo:wrap-option="no-wrap" fo:border-left="none" style:direction="ltr" fo:border-right="0.035cm solid #000000" style:rotation-angle="0" style:rotation-align="none" fo:border-top="none" style:vertical-align="automatic"/>
      <style:paragraph-properties fo:text-align="end" fo:margin-left="0cm"/>
      <style:text-properties style:use-window-font-color="true" style:text-outline="false" style:font-name="宋体" fo:font-size="9pt" fo:font-style="normal" fo:text-shadow="none" style:text-underline-style="none" fo:font-weight="normal" style:font-name-asian="宋体" style:font-size-asian="9pt" style:font-style-asian="normal" style:font-weight-asian="normal" style:font-size-complex="9pt" style:font-style-complex="normal" style:font-weight-complex="normal"/>
    </style:style>
    <style:style style:name="ce283" style:family="table-cell" style:parent-style-name="Default" style:data-style-name="N125">
      <style:table-cell-properties style:glyph-orientation-vertical="0" style:text-align-source="fix" style:repeat-content="false" fo:wrap-option="no-wrap" style:direction="ltr" style:rotation-angle="0" style:rotation-align="none" style:vertical-align="automatic"/>
      <style:paragraph-properties fo:text-align="end" fo:margin-left="0cm"/>
      <style:map style:condition="cell-content()&lt;=15" style:apply-style-name="Excel_5f_CondFormat_5f_1_5f_1" style:base-cell-address="Sheet1.A1"/>
    </style:style>
    <style:style style:name="ce284" style:family="table-cell" style:parent-style-name="Default" style:data-style-name="N126">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0.035cm solid #000000" style:vertical-align="middle"/>
      <style:paragraph-properties fo:text-align="end"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285" style:family="table-cell" style:parent-style-name="Default" style:data-style-name="N126">
      <style:table-cell-properties style:glyph-orientation-vertical="0" fo:border-bottom="0.035cm solid #000000" style:text-align-source="fix" style:repeat-content="false" fo:wrap-option="no-wrap" fo:border-left="none" style:direction="ltr" fo:border-right="none" style:rotation-angle="0" style:rotation-align="none" fo:border-top="none" style:vertical-align="automatic"/>
      <style:paragraph-properties fo:text-align="end" fo:margin-left="0cm"/>
    </style:style>
    <style:style style:name="ce286" style:family="table-cell" style:parent-style-name="Default" style:data-style-name="N126">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none" style:vertical-align="middle"/>
      <style:paragraph-properties fo:text-align="end" fo:margin-left="0cm"/>
      <style:text-properties fo:color="#3366ff" style:text-outline="false" style:font-name="仿宋_GB2312" fo:font-size="12pt" fo:font-style="normal" fo:text-shadow="none" style:text-underline-style="none" fo:font-weight="bold" style:font-name-asian="仿宋_GB2312" style:font-size-asian="12pt" style:font-style-asian="normal" style:font-weight-asian="bold" style:font-size-complex="12pt" style:font-style-complex="normal" style:font-weight-complex="bold"/>
    </style:style>
    <style:style style:name="ce287" style:family="table-cell" style:parent-style-name="Default" style:data-style-name="N126">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middle"/>
      <style:paragraph-properties fo:text-align="end" fo:margin-left="0cm"/>
    </style:style>
    <style:style style:name="ce288" style:family="table-cell" style:parent-style-name="Default">
      <style:table-cell-properties style:glyph-orientation-vertical="0" fo:border-bottom="0.035cm solid #000000" style:text-align-source="fix" style:repeat-content="false" fo:wrap-option="no-wrap" fo:border-left="none" style:direction="ltr" fo:border-right="0.035cm solid #000000" style:rotation-angle="0" style:rotation-align="none" fo:border-top="0.035cm solid #000000" style:vertical-align="middle"/>
      <style:paragraph-properties fo:text-align="start" fo:margin-left="0cm"/>
    </style:style>
    <style:style style:name="gr1"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fo:wrap-option="wrap" draw:shadow="hidden" draw:shadow-offset-x="0.1cm" draw:shadow-offset-y="0.1cm" draw:caption-escape-direction="auto"/>
    </style:style>
    <style:style style:name="gr2" style:family="graphic">
      <style:graphic-properties draw:stroke="none" draw:fill="none" draw:ole-draw-aspect="1"/>
    </style:style>
    <style:style style:name="P2" style:family="paragraph">
      <style:paragraph-properties style:text-autospace="none" style:punctuation-wrap="simple" style:line-break="normal" style:writing-mode="page"/>
      <style:text-properties style:text-outline="false" style:text-line-through-style="none" style:font-name="宋体" fo:font-size="12pt" fo:language="en" fo:country="US" fo:font-style="normal" fo:text-shadow="none" style:text-underline-style="none" fo:font-weight="normal" style:text-underline-mode="continuous" style:text-overline-mode="continuous" style:text-line-through-mode="continuous" style:font-name-asian="宋体"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punctuation-wrap="simple" style:line-break="normal" style:writing-mode="page"/>
      <style:text-properties style:text-outline="false" style:text-line-through-style="none" style:font-name="宋体" fo:font-size="12pt" fo:language="en" fo:country="US" fo:font-style="normal" fo:text-shadow="none" style:text-underline-style="none" fo:font-weight="normal" style:text-underline-mode="continuous" style:text-overline-mode="continuous" style:text-line-through-mode="continuous" style:font-name-asian="宋体"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宋体" fo:font-size="12pt" fo:language="en" fo:country="US" fo:font-style="normal" fo:text-shadow="none" style:text-underline-style="none" fo:font-weight="normal" style:text-underline-mode="continuous" style:text-overline-mode="continuous" style:text-line-through-mode="continuous" style:font-name-asian="宋体"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style:style>
    <style:style style:name="T11" style:family="text">
      <style:text-properties fo:color="#0000ff" style:text-outline="false" style:text-position="0% 100%" style:font-name="隶书" fo:font-size="12pt" fo:font-style="normal" fo:text-shadow="none" style:text-underline-style="none" fo:font-weight="bold" style:font-name-asian="隶书" style:font-size-asian="12pt" style:font-style-asian="normal" style:font-weight-asian="bold" style:font-size-complex="12pt" style:font-style-complex="normal" style:font-weight-complex="bold"/>
    </style:style>
    <style:style style:name="T9" style:family="text">
      <style:text-properties style:use-window-font-color="true" style:text-outline="fals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text-outline="false" style:text-position="0% 100%"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style:style style:name="T2" style:family="text">
      <style:text-properties style:use-window-font-color="true" style:text-outline="false" style:text-position="0% 100%"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style:use-window-font-color="true" style:text-outline="false" style:text-position="0% 100%"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T12" style:family="text">
      <style:text-properties style:use-window-font-color="true" style:text-outline="false" style:text-position="0% 100%"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3" style:family="text">
      <style:text-properties style:use-window-font-color="true" style:text-outline="false" style:text-position="0% 100%" style:font-name="宋体" fo:font-size="12pt" fo:font-style="normal" fo:text-shadow="none" style:text-underline-style="none" fo:font-weight="bold" style:font-name-asian="宋体" style:font-size-asian="12pt" style:font-style-asian="normal" style:font-weight-asian="bold" style:font-size-complex="12pt" style:font-style-complex="normal" style:font-weight-complex="bold"/>
    </style:style>
    <style:style style:name="T5" style:family="text">
      <style:text-properties style:use-window-font-color="true" style:text-outline="false" style:text-position="0% 100%"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T4" style:family="text">
      <style:text-properties style:use-window-font-color="true" style:text-outline="false" style:text-position="0% 100%"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fo:color="#0000ff" style:text-outline="false" style:text-position="0% 100%" style:font-name="隶书" fo:font-size="14pt" fo:font-style="normal" fo:text-shadow="none" style:text-underline-style="none" fo:font-weight="bold" style:font-name-asian="隶书" style:font-size-asian="14pt" style:font-style-asian="normal" style:font-weight-asian="bold" style:font-size-complex="14pt" style:font-style-complex="normal" style:font-weight-complex="bold"/>
    </style:style>
    <style:style style:name="T14" style:family="text">
      <style:text-properties fo:color="#0000ff" style:text-outline="false" style:text-position="0% 100%" style:font-name="宋体" fo:font-size="14pt" fo:font-style="normal" fo:text-shadow="none" style:text-underline-style="none" fo:font-weight="bold" style:font-name-asian="宋体" style:font-size-asian="14pt" style:font-style-asian="normal" style:font-weight-asian="bold" style:font-size-complex="14pt" style:font-style-complex="normal" style:font-weight-complex="bold"/>
    </style:style>
    <style:style style:name="T18" style:family="text">
      <style:text-properties style:use-window-font-color="true" style:text-outline="false" style:text-position="0% 100%"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9" style:family="text">
      <style:text-properties style:use-window-font-color="true" style:text-outline="false" style:text-position="0% 100%"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office:automatic-styles>
  <office:body>
    <office:spreadsheet>
      <table:calculation-settings table:case-sensitive="false" table:use-regular-expressions="false"/>
      <table:table table:name="Sheet1" table:style-name="ta5" table:print-ranges="Sheet1.A1:Sheet1.F221">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8" table:number-columns-repeated="249" table:default-cell-style-name="Default"/>
        <table:table-row table:style-name="ro21">
          <table:table-cell table:style-name="ce1"/>
          <table:table-cell table:style-name="ce8"/>
          <table:table-cell table:style-name="ce17" office:value-type="string">
            <text:p><text:s text:c="4"/>六月书讯</text:p>
          </table:table-cell>
          <table:table-cell table:style-name="ce8"/>
          <table:table-cell table:style-name="ce28"/>
          <table:table-cell table:style-name="ce44"/>
          <table:table-cell table:style-name="ce8"/>
          <table:table-cell table:number-columns-repeated="249"/>
        </table:table-row>
        <table:table-row table:style-name="ro2">
          <table:table-cell table:style-name="ce2"/>
          <table:table-cell table:style-name="ce9" table:number-columns-repeated="3"/>
          <table:table-cell table:style-name="ce238" table:number-columns-repeated="2"/>
          <table:table-cell table:style-name="ce9"/>
          <table:table-cell table:number-columns-repeated="249"/>
        </table:table-row>
        <table:table-row table:style-name="ro3">
          <table:table-cell table:style-name="ce3"/>
          <table:table-cell table:style-name="ce9" office:value-type="string">
            <text:p>法律、人民法院、法制、政法大学、检察、方正、民主法制、公安大学出版社的特约经销书店。</text:p>
          </table:table-cell>
          <table:table-cell table:style-name="ce9" table:number-columns-repeated="2"/>
          <table:table-cell table:style-name="ce30" table:number-columns-repeated="2"/>
          <table:table-cell table:style-name="ce9"/>
          <table:table-cell table:number-columns-repeated="249"/>
        </table:table-row>
        <table:table-row table:style-name="ro4">
          <table:table-cell table:style-name="ce2"/>
          <table:table-cell table:style-name="ce9" office:value-type="string">
            <text:p>另还经销北京大学、人民大学、对外贸易大学、高教、吉林人民等二十多个出版社的法学<text:span text:style-name="T2">(</text:span><text:span text:style-name="T3">自考</text:span><text:span text:style-name="T2">)</text:span></text:p>
          </table:table-cell>
          <table:table-cell table:style-name="ce9" table:number-columns-repeated="2"/>
          <table:table-cell table:style-name="ce30" table:number-columns-repeated="2"/>
          <table:table-cell table:style-name="ce9"/>
          <table:table-cell table:number-columns-repeated="249"/>
        </table:table-row>
        <table:table-row table:style-name="ro3">
          <table:table-cell table:style-name="ce2"/>
          <table:table-cell table:style-name="ce9" office:value-type="string">
            <text:p>教材、专著。</text:p>
          </table:table-cell>
          <table:table-cell table:style-name="ce9" table:number-columns-repeated="2"/>
          <table:table-cell table:style-name="ce239"/>
          <table:table-cell table:style-name="ce252"/>
          <table:table-cell table:style-name="ce9"/>
          <table:table-cell table:number-columns-repeated="249"/>
        </table:table-row>
        <table:table-row table:style-name="ro5">
          <table:table-cell table:style-name="ce2"/>
          <table:table-cell table:style-name="ce9" office:value-type="string">
            <text:p><text:s text:c="8"/>十多年来我店承蒙社会各界支持才有了今天的进步，我们会精益求精加倍努力。</text:p>
          </table:table-cell>
          <table:table-cell table:style-name="ce9" table:number-columns-repeated="2"/>
          <table:table-cell table:style-name="ce238" table:number-columns-repeated="2"/>
          <table:table-cell table:style-name="ce9"/>
          <table:table-cell table:number-columns-repeated="249"/>
        </table:table-row>
        <table:table-row table:style-name="ro22">
          <table:table-cell table:style-name="ce3"/>
          <table:table-cell table:style-name="ce9" office:value-type="string">
            <text:p><text:s text:c="8"/>今后我们将继续秉承“微笑服务,快乐服务”的宗旨，让顾客快乐购书,我们快乐服务。</text:p>
          </table:table-cell>
          <table:table-cell table:style-name="ce9" table:number-columns-repeated="2"/>
          <table:table-cell table:style-name="ce238" table:number-columns-repeated="2"/>
          <table:table-cell table:style-name="ce9"/>
          <table:table-cell table:number-columns-repeated="249"/>
        </table:table-row>
        <table:table-row table:style-name="ro22">
          <table:table-cell table:style-name="ce2"/>
          <table:table-cell table:style-name="ce9" office:value-type="string">
            <text:p><text:s text:c="8"/>深圳法律书店欢迎您(索取当月书讯)。</text:p>
          </table:table-cell>
          <table:table-cell table:style-name="ce9" table:number-columns-repeated="2"/>
          <table:table-cell table:style-name="ce239"/>
          <table:table-cell table:style-name="ce252"/>
          <table:table-cell table:style-name="ce9"/>
          <table:table-cell table:number-columns-repeated="249"/>
        </table:table-row>
        <table:table-row table:style-name="ro22">
          <table:table-cell table:style-name="ce2"/>
          <table:table-cell table:style-name="ce9" office:value-type="string">
            <text:p><text:s text:c="8"/>联系电话∶<text:span text:style-name="T2">5575498 <text:s text:c="41"/></text:span><text:span text:style-name="T3">图文传真∶</text:span><text:span text:style-name="T2">5584946</text:span></text:p>
          </table:table-cell>
          <table:table-cell table:style-name="ce9" table:number-columns-repeated="2"/>
          <table:table-cell table:style-name="ce238"/>
          <table:table-cell table:style-name="ce252"/>
          <table:table-cell table:style-name="ce9"/>
          <table:table-cell table:number-columns-repeated="249"/>
        </table:table-row>
        <table:table-row table:style-name="ro22">
          <table:table-cell table:style-name="ce2"/>
          <table:table-cell table:style-name="ce9" office:value-type="string">
            <text:p><text:s text:c="8"/>地 <text:s text:c="3"/>址:深圳红岭中路1004号(政法大院北侧、即荔枝公园大家乐舞台路对面)</text:p>
          </table:table-cell>
          <table:table-cell table:style-name="ce9" table:number-columns-repeated="2"/>
          <table:table-cell table:style-name="ce238" table:number-columns-repeated="2"/>
          <table:table-cell table:style-name="ce9"/>
          <table:table-cell table:number-columns-repeated="249"/>
        </table:table-row>
        <table:table-row table:style-name="ro22">
          <table:table-cell table:style-name="ce1"/>
          <table:table-cell table:style-name="ce8" table:number-columns-repeated="3"/>
          <table:table-cell table:style-name="ce28"/>
          <table:table-cell table:style-name="ce44"/>
          <table:table-cell table:style-name="ce8"/>
          <table:table-cell table:number-columns-repeated="249"/>
        </table:table-row>
        <table:table-row table:style-name="ro22">
          <table:table-cell table:style-name="ce221" office:value-type="string">
            <text:p>序号</text:p>
          </table:table-cell>
          <table:table-cell table:style-name="ce224" office:value-type="string">
            <text:p>书 <text:s text:c="10"/>号</text:p>
          </table:table-cell>
          <table:table-cell table:style-name="ce231" office:value-type="string">
            <text:p>书 <text:s text:c="16"/>名</text:p>
          </table:table-cell>
          <table:table-cell table:style-name="ce231" office:value-type="string">
            <text:p>作者</text:p>
          </table:table-cell>
          <table:table-cell table:style-name="ce240" office:value-type="string">
            <text:p>单价</text:p>
          </table:table-cell>
          <table:table-cell table:style-name="ce253" office:value-type="string">
            <text:p>出版日期</text:p>
          </table:table-cell>
          <table:table-cell table:style-name="ce231" office:value-type="string">
            <text:p>出版社</text:p>
          </table:table-cell>
          <table:table-cell table:number-columns-repeated="249"/>
        </table:table-row>
        <table:table-row table:style-name="ro23">
          <table:table-cell table:style-name="ce5"/>
          <table:table-cell table:style-name="ce225"/>
          <table:table-cell table:style-name="ce19" office:value-type="string">
            <text:p><text:s text:c="18"/>重 <text:s text:c="2"/>点 <text:s/>推 <text:s text:c="2"/>荐</text:p>
          </table:table-cell>
          <table:table-cell table:style-name="ce225"/>
          <table:table-cell table:style-name="ce241"/>
          <table:table-cell table:style-name="ce254"/>
          <table:table-cell table:style-name="ce260"/>
          <table:table-cell table:number-columns-repeated="249"/>
        </table:table-row>
        <table:table-row table:style-name="ro22">
          <table:table-cell table:style-name="ce222" office:value-type="float" office:value="1">
            <text:p>1</text:p>
          </table:table-cell>
          <table:table-cell table:style-name="ce226"/>
          <table:table-cell table:style-name="ce232" office:value-type="string">
            <text:p>中国法规(1949-2001)(1至8卷)</text:p>
          </table:table-cell>
          <table:table-cell table:style-name="ce232"/>
          <table:table-cell table:style-name="ce242" office:value-type="float" office:value="2980">
            <text:p>2,980.00</text:p>
          </table:table-cell>
          <table:table-cell table:style-name="ce255" office:value-type="date" office:date-value="2002-05-01T02:23:25">
            <text:p>5/1/2002</text:p>
          </table:table-cell>
          <table:table-cell table:style-name="ce232" office:value-type="string">
            <text:p>中国法制</text:p>
          </table:table-cell>
          <table:table-cell table:number-columns-repeated="249"/>
        </table:table-row>
        <table:table-row table:style-name="ro22">
          <table:table-cell table:style-name="ce222" office:value-type="float" office:value="2">
            <text:p>2</text:p>
          </table:table-cell>
          <table:table-cell table:style-name="ce226" office:value-type="float" office:value="7801612868">
            <text:p>7801612868</text:p>
          </table:table-cell>
          <table:table-cell table:style-name="ce232" office:value-type="string">
            <text:p>司法解释全集(第三卷)</text:p>
          </table:table-cell>
          <table:table-cell table:style-name="ce232"/>
          <table:table-cell table:style-name="ce242" office:value-type="float" office:value="288">
            <text:p>288.00</text:p>
          </table:table-cell>
          <table:table-cell table:style-name="ce255" office:value-type="date" office:date-value="2002-05-01T02:23:25">
            <text:p>5/1/2002</text:p>
          </table:table-cell>
          <table:table-cell table:style-name="ce232" office:value-type="string">
            <text:p>人民法院</text:p>
          </table:table-cell>
          <table:table-cell table:number-columns-repeated="249"/>
        </table:table-row>
        <table:table-row table:style-name="ro22">
          <table:table-cell table:style-name="ce222" office:value-type="float" office:value="3">
            <text:p>3</text:p>
          </table:table-cell>
          <table:table-cell table:style-name="ce226" office:value-type="float" office:value="7503637102">
            <text:p>7503637102</text:p>
          </table:table-cell>
          <table:table-cell table:style-name="ce232" office:value-type="string">
            <text:p>中华人民共和国证券期货法规汇编(2001)附光盘</text:p>
          </table:table-cell>
          <table:table-cell table:style-name="ce232"/>
          <table:table-cell table:style-name="ce242" office:value-type="float" office:value="120">
            <text:p>120.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4">
            <text:p>4</text:p>
          </table:table-cell>
          <table:table-cell table:style-name="ce226" office:value-type="float" office:value="7300040993">
            <text:p>7300040993</text:p>
          </table:table-cell>
          <table:table-cell table:style-name="ce232" office:value-type="string">
            <text:p>物权法研究</text:p>
          </table:table-cell>
          <table:table-cell table:style-name="ce232" office:value-type="string">
            <text:p>王利明</text:p>
          </table:table-cell>
          <table:table-cell table:style-name="ce242" office:value-type="float" office:value="78">
            <text:p>78.00</text:p>
          </table:table-cell>
          <table:table-cell table:style-name="ce255" office:value-type="date" office:date-value="2002-05-01T02:23:25">
            <text:p>5/1/2002</text:p>
          </table:table-cell>
          <table:table-cell table:style-name="ce232" office:value-type="string">
            <text:p>中国人大</text:p>
          </table:table-cell>
          <table:table-cell table:number-columns-repeated="249"/>
        </table:table-row>
        <table:table-row table:style-name="ro22">
          <table:table-cell table:style-name="ce222" office:value-type="float" office:value="5">
            <text:p>5</text:p>
          </table:table-cell>
          <table:table-cell table:style-name="ce226" office:value-type="float" office:value="7801613074">
            <text:p>7801613074</text:p>
          </table:table-cell>
          <table:table-cell table:style-name="ce232" office:value-type="string">
            <text:p>民商审判指导与参考2002年第1卷(总第1卷 )</text:p>
          </table:table-cell>
          <table:table-cell table:style-name="ce232" office:value-type="string">
            <text:p>李国光</text:p>
          </table:table-cell>
          <table:table-cell table:style-name="ce242" office:value-type="float" office:value="35">
            <text:p>35.00</text:p>
          </table:table-cell>
          <table:table-cell table:style-name="ce255" office:value-type="date" office:date-value="2002-05-17T02:23:25">
            <text:p>5/17/2002</text:p>
          </table:table-cell>
          <table:table-cell table:style-name="ce232" office:value-type="string">
            <text:p>人民法院</text:p>
          </table:table-cell>
          <table:table-cell table:number-columns-repeated="249"/>
        </table:table-row>
        <table:table-row table:style-name="ro23">
          <table:table-cell table:style-name="ce5"/>
          <table:table-cell table:style-name="ce225"/>
          <table:table-cell table:style-name="ce19" office:value-type="string">
            <text:p><text:s text:c="15"/>当 <text:s text:c="2"/>月 <text:s/>新 <text:s text:c="2"/>书</text:p>
          </table:table-cell>
          <table:table-cell table:style-name="ce225"/>
          <table:table-cell table:style-name="ce243"/>
          <table:table-cell table:style-name="ce254"/>
          <table:table-cell table:style-name="ce260"/>
          <table:table-cell table:number-columns-repeated="249"/>
        </table:table-row>
        <table:table-row table:style-name="ro22">
          <table:table-cell table:style-name="ce222" office:value-type="float" office:value="6">
            <text:p>6</text:p>
          </table:table-cell>
          <table:table-cell table:style-name="ce226" office:value-type="float" office:value="7503635339">
            <text:p>7503635339</text:p>
          </table:table-cell>
          <table:table-cell table:style-name="ce232" office:value-type="string">
            <text:p>北大法治之路论坛</text:p>
          </table:table-cell>
          <table:table-cell table:style-name="ce232" office:value-type="string">
            <text:p>李富成</text:p>
          </table:table-cell>
          <table:table-cell table:style-name="ce242" office:value-type="float" office:value="38">
            <text:p>38.00</text:p>
          </table:table-cell>
          <table:table-cell table:style-name="ce255" office:value-type="date" office:date-value="2002-06-02T02:23:25">
            <text:p>6/2/2002</text:p>
          </table:table-cell>
          <table:table-cell table:style-name="ce232" office:value-type="string">
            <text:p>法律</text:p>
          </table:table-cell>
          <table:table-cell table:number-columns-repeated="249"/>
        </table:table-row>
        <table:table-row table:style-name="ro22">
          <table:table-cell table:style-name="ce222" office:value-type="float" office:value="7">
            <text:p>7</text:p>
          </table:table-cell>
          <table:table-cell table:style-name="ce226" office:value-type="float" office:value="7503637625">
            <text:p>7503637625</text:p>
          </table:table-cell>
          <table:table-cell table:style-name="ce232" office:value-type="string">
            <text:p>比较法学文萃</text:p>
          </table:table-cell>
          <table:table-cell table:style-name="ce232" office:value-type="string">
            <text:p>米健</text:p>
          </table:table-cell>
          <table:table-cell table:style-name="ce242" office:value-type="float" office:value="105">
            <text:p>105.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8">
            <text:p>8</text:p>
          </table:table-cell>
          <table:table-cell table:style-name="ce226" office:value-type="string">
            <text:p>750363636X</text:p>
          </table:table-cell>
          <table:table-cell table:style-name="ce232" office:value-type="string">
            <text:p>东南亚七国法律发达史</text:p>
          </table:table-cell>
          <table:table-cell table:style-name="ce232" office:value-type="string">
            <text:p>何勤华</text:p>
          </table:table-cell>
          <table:table-cell table:style-name="ce242" office:value-type="float" office:value="49">
            <text:p>49.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9">
            <text:p>9</text:p>
          </table:table-cell>
          <table:table-cell table:style-name="ce226" office:value-type="float" office:value="7503636505">
            <text:p>7503636505</text:p>
          </table:table-cell>
          <table:table-cell table:style-name="ce232" office:value-type="string">
            <text:p>房地产合同实务</text:p>
          </table:table-cell>
          <table:table-cell table:style-name="ce232" office:value-type="string">
            <text:p>符启林</text:p>
          </table:table-cell>
          <table:table-cell table:style-name="ce242" office:value-type="float" office:value="29">
            <text:p>29.00</text:p>
          </table:table-cell>
          <table:table-cell table:style-name="ce255" office:value-type="date" office:date-value="2002-06-02T02:23:25">
            <text:p>6/2/2002</text:p>
          </table:table-cell>
          <table:table-cell table:style-name="ce232" office:value-type="string">
            <text:p>法律</text:p>
          </table:table-cell>
          <table:table-cell table:number-columns-repeated="249"/>
        </table:table-row>
        <table:table-row table:style-name="ro22">
          <table:table-cell table:style-name="ce222" office:value-type="float" office:value="10">
            <text:p>10</text:p>
          </table:table-cell>
          <table:table-cell table:style-name="ce226" office:value-type="string">
            <text:p>750363748X</text:p>
          </table:table-cell>
          <table:table-cell table:style-name="ce232" office:value-type="string">
            <text:p>海商法研究(2001年第4辑总第7辑)</text:p>
          </table:table-cell>
          <table:table-cell table:style-name="ce232"/>
          <table:table-cell table:style-name="ce242" office:value-type="float" office:value="16">
            <text:p>16.00</text:p>
          </table:table-cell>
          <table:table-cell table:style-name="ce255" office:value-type="date" office:date-value="2002-06-02T02:23:25">
            <text:p>6/2/2002</text:p>
          </table:table-cell>
          <table:table-cell table:style-name="ce232" office:value-type="string">
            <text:p>法律</text:p>
          </table:table-cell>
          <table:table-cell table:number-columns-repeated="249"/>
        </table:table-row>
        <table:table-row table:style-name="ro22">
          <table:table-cell table:style-name="ce222" office:value-type="float" office:value="11">
            <text:p>11</text:p>
          </table:table-cell>
          <table:table-cell table:style-name="ce226" office:value-type="float" office:value="7503636947">
            <text:p>7503636947</text:p>
          </table:table-cell>
          <table:table-cell table:style-name="ce232" office:value-type="string">
            <text:p>合议制问题研究</text:p>
          </table:table-cell>
          <table:table-cell table:style-name="ce232"/>
          <table:table-cell table:style-name="ce242" office:value-type="float" office:value="32">
            <text:p>32.00</text:p>
          </table:table-cell>
          <table:table-cell table:style-name="ce255" office:value-type="date" office:date-value="2002-06-07T02:23:25">
            <text:p>6/7/2002</text:p>
          </table:table-cell>
          <table:table-cell table:style-name="ce232" office:value-type="string">
            <text:p>法律</text:p>
          </table:table-cell>
          <table:table-cell table:number-columns-repeated="249"/>
        </table:table-row>
        <table:table-row table:style-name="ro22">
          <table:table-cell table:style-name="ce222" office:value-type="float" office:value="12">
            <text:p>12</text:p>
          </table:table-cell>
          <table:table-cell table:style-name="ce226" office:value-type="float" office:value="7503633271">
            <text:p>7503633271</text:p>
          </table:table-cell>
          <table:table-cell table:style-name="ce232" office:value-type="string">
            <text:p>金融法苑2001.7(总第45期)</text:p>
          </table:table-cell>
          <table:table-cell table:style-name="ce232"/>
          <table:table-cell table:style-name="ce242" office:value-type="float" office:value="11">
            <text:p>11.00</text:p>
          </table:table-cell>
          <table:table-cell table:style-name="ce255" office:value-type="date" office:date-value="2002-06-02T02:23:25">
            <text:p>6/2/2002</text:p>
          </table:table-cell>
          <table:table-cell table:style-name="ce232" office:value-type="string">
            <text:p>法律</text:p>
          </table:table-cell>
          <table:table-cell table:number-columns-repeated="249"/>
        </table:table-row>
        <table:table-row table:style-name="ro22">
          <table:table-cell table:style-name="ce222" office:value-type="float" office:value="13">
            <text:p>13</text:p>
          </table:table-cell>
          <table:table-cell table:style-name="ce226" office:value-type="float" office:value="7503633271">
            <text:p>7503633271</text:p>
          </table:table-cell>
          <table:table-cell table:style-name="ce232" office:value-type="string">
            <text:p>金融法苑2001.8(总第46期)</text:p>
          </table:table-cell>
          <table:table-cell table:style-name="ce232"/>
          <table:table-cell table:style-name="ce242" office:value-type="float" office:value="11">
            <text:p>11.00</text:p>
          </table:table-cell>
          <table:table-cell table:style-name="ce255" office:value-type="date" office:date-value="2002-06-02T02:23:25">
            <text:p>6/2/2002</text:p>
          </table:table-cell>
          <table:table-cell table:style-name="ce232" office:value-type="string">
            <text:p>法律</text:p>
          </table:table-cell>
          <table:table-cell table:number-columns-repeated="249"/>
        </table:table-row>
        <table:table-row table:style-name="ro22">
          <table:table-cell table:style-name="ce222" office:value-type="float" office:value="14">
            <text:p>14</text:p>
          </table:table-cell>
          <table:table-cell table:style-name="ce226" office:value-type="float" office:value="7503636963">
            <text:p>7503636963</text:p>
          </table:table-cell>
          <table:table-cell table:style-name="ce232" office:value-type="string">
            <text:p>经济法论丛(第3卷)</text:p>
          </table:table-cell>
          <table:table-cell table:style-name="ce232"/>
          <table:table-cell table:style-name="ce242" office:value-type="float" office:value="30">
            <text:p>30.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15">
            <text:p>15</text:p>
          </table:table-cell>
          <table:table-cell table:style-name="ce226" office:value-type="float" office:value="7503637129">
            <text:p>7503637129</text:p>
          </table:table-cell>
          <table:table-cell table:style-name="ce232" office:value-type="string">
            <text:p>举报职务犯罪工作手册</text:p>
          </table:table-cell>
          <table:table-cell table:style-name="ce232"/>
          <table:table-cell table:style-name="ce242" office:value-type="float" office:value="30">
            <text:p>30.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16">
            <text:p>16</text:p>
          </table:table-cell>
          <table:table-cell table:style-name="ce226" office:value-type="float" office:value="7503637633">
            <text:p>7503637633</text:p>
          </table:table-cell>
          <table:table-cell table:style-name="ce232" office:value-type="string">
            <text:p>举报职务犯罪指南</text:p>
          </table:table-cell>
          <table:table-cell table:style-name="ce232"/>
          <table:table-cell table:style-name="ce242" office:value-type="float" office:value="12">
            <text:p>12.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17">
            <text:p>17</text:p>
          </table:table-cell>
          <table:table-cell table:style-name="ce226" office:value-type="float" office:value="7503637722">
            <text:p>7503637722</text:p>
          </table:table-cell>
          <table:table-cell table:style-name="ce232" office:value-type="string">
            <text:p>聚焦法学热点&lt;政法论坛&gt;论文精萃</text:p>
          </table:table-cell>
          <table:table-cell table:style-name="ce232" office:value-type="string">
            <text:p>赵相林</text:p>
          </table:table-cell>
          <table:table-cell table:style-name="ce242" office:value-type="float" office:value="45">
            <text:p>45.00</text:p>
          </table:table-cell>
          <table:table-cell table:style-name="ce255" office:value-type="date" office:date-value="2002-06-02T02:23:25">
            <text:p>6/2/2002</text:p>
          </table:table-cell>
          <table:table-cell table:style-name="ce232" office:value-type="string">
            <text:p>法律</text:p>
          </table:table-cell>
          <table:table-cell table:number-columns-repeated="249"/>
        </table:table-row>
        <table:table-row table:style-name="ro22">
          <table:table-cell table:style-name="ce222" office:value-type="float" office:value="18">
            <text:p>18</text:p>
          </table:table-cell>
          <table:table-cell table:style-name="ce226" office:value-type="float" office:value="7503637323">
            <text:p>7503637323</text:p>
          </table:table-cell>
          <table:table-cell table:style-name="ce232" office:value-type="string">
            <text:p>律师刑事责任比较研究</text:p>
          </table:table-cell>
          <table:table-cell table:style-name="ce232"/>
          <table:table-cell table:style-name="ce242" office:value-type="float" office:value="28">
            <text:p>28.00</text:p>
          </table:table-cell>
          <table:table-cell table:style-name="ce255" office:value-type="date" office:date-value="2002-06-03T02:23:25">
            <text:p>6/3/2002</text:p>
          </table:table-cell>
          <table:table-cell table:style-name="ce232" office:value-type="string">
            <text:p>法律</text:p>
          </table:table-cell>
          <table:table-cell table:number-columns-repeated="249"/>
        </table:table-row>
        <table:table-row table:style-name="ro22">
          <table:table-cell table:style-name="ce222" office:value-type="float" office:value="19">
            <text:p>19</text:p>
          </table:table-cell>
          <table:table-cell table:style-name="ce226" office:value-type="float" office:value="7503634995">
            <text:p>7503634995</text:p>
          </table:table-cell>
          <table:table-cell table:style-name="ce232" office:value-type="string">
            <text:p>美国财产法与判例研究</text:p>
          </table:table-cell>
          <table:table-cell table:style-name="ce232"/>
          <table:table-cell table:style-name="ce242" office:value-type="float" office:value="22">
            <text:p>22.00</text:p>
          </table:table-cell>
          <table:table-cell table:style-name="ce255" office:value-type="date" office:date-value="2002-06-02T02:23:25">
            <text:p>6/2/2002</text:p>
          </table:table-cell>
          <table:table-cell table:style-name="ce232" office:value-type="string">
            <text:p>法律</text:p>
          </table:table-cell>
          <table:table-cell table:number-columns-repeated="249"/>
        </table:table-row>
        <table:table-row table:style-name="ro22">
          <table:table-cell table:style-name="ce222" office:value-type="float" office:value="20">
            <text:p>20</text:p>
          </table:table-cell>
          <table:table-cell table:style-name="ce226" office:value-type="float" office:value="7503636998">
            <text:p>7503636998</text:p>
          </table:table-cell>
          <table:table-cell table:style-name="ce232" office:value-type="string">
            <text:p>民事诉权研究</text:p>
          </table:table-cell>
          <table:table-cell table:style-name="ce232" office:value-type="string">
            <text:p>江伟</text:p>
          </table:table-cell>
          <table:table-cell table:style-name="ce242" office:value-type="float" office:value="28">
            <text:p>28.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21">
            <text:p>21</text:p>
          </table:table-cell>
          <table:table-cell table:style-name="ce226" office:value-type="float" office:value="7503611804">
            <text:p>7503611804</text:p>
          </table:table-cell>
          <table:table-cell table:style-name="ce232" office:value-type="string">
            <text:p>赔偿法律手册(第2版)</text:p>
          </table:table-cell>
          <table:table-cell table:style-name="ce232"/>
          <table:table-cell table:style-name="ce242" office:value-type="float" office:value="30">
            <text:p>30.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22">
            <text:p>22</text:p>
          </table:table-cell>
          <table:table-cell table:style-name="ce226" office:value-type="float" office:value="7503637900">
            <text:p>7503637900</text:p>
          </table:table-cell>
          <table:table-cell table:style-name="ce232" office:value-type="string">
            <text:p>破产法专题研究</text:p>
          </table:table-cell>
          <table:table-cell table:style-name="ce232" office:value-type="string">
            <text:p>王欣新</text:p>
          </table:table-cell>
          <table:table-cell table:style-name="ce242" office:value-type="float" office:value="19">
            <text:p>19.00</text:p>
          </table:table-cell>
          <table:table-cell table:style-name="ce255" office:value-type="date" office:date-value="2002-06-07T02:23:25">
            <text:p>6/7/2002</text:p>
          </table:table-cell>
          <table:table-cell table:style-name="ce232" office:value-type="string">
            <text:p>法律</text:p>
          </table:table-cell>
          <table:table-cell table:number-columns-repeated="249"/>
        </table:table-row>
        <table:table-row table:style-name="ro22">
          <table:table-cell table:style-name="ce222" office:value-type="float" office:value="23">
            <text:p>23</text:p>
          </table:table-cell>
          <table:table-cell table:style-name="ce226" office:value-type="float" office:value="7503637196">
            <text:p>7503637196</text:p>
          </table:table-cell>
          <table:table-cell table:style-name="ce232" office:value-type="string">
            <text:p>强制执行指导与参考(2002.1总第1辑)</text:p>
          </table:table-cell>
          <table:table-cell table:style-name="ce232"/>
          <table:table-cell table:style-name="ce242" office:value-type="float" office:value="33">
            <text:p>33.00</text:p>
          </table:table-cell>
          <table:table-cell table:style-name="ce255" office:value-type="date" office:date-value="2002-06-02T02:23:25">
            <text:p>6/2/2002</text:p>
          </table:table-cell>
          <table:table-cell table:style-name="ce232" office:value-type="string">
            <text:p>法律</text:p>
          </table:table-cell>
          <table:table-cell table:number-columns-repeated="249"/>
        </table:table-row>
        <table:table-row table:style-name="ro22">
          <table:table-cell table:style-name="ce222" office:value-type="float" office:value="24">
            <text:p>24</text:p>
          </table:table-cell>
          <table:table-cell table:style-name="ce226" office:value-type="float" office:value="7503636793">
            <text:p>7503636793</text:p>
          </table:table-cell>
          <table:table-cell table:style-name="ce232" office:value-type="string">
            <text:p>青蓝集 <text:s/>张普藩先生指导的法学博士论文萃编</text:p>
          </table:table-cell>
          <table:table-cell table:style-name="ce232"/>
          <table:table-cell table:style-name="ce242" office:value-type="float" office:value="128">
            <text:p>128.00</text:p>
          </table:table-cell>
          <table:table-cell table:style-name="ce255" office:value-type="date" office:date-value="2002-06-02T02:23:25">
            <text:p>6/2/2002</text:p>
          </table:table-cell>
          <table:table-cell table:style-name="ce232" office:value-type="string">
            <text:p>法律</text:p>
          </table:table-cell>
          <table:table-cell table:number-columns-repeated="249"/>
        </table:table-row>
        <table:table-row table:style-name="ro22">
          <table:table-cell table:style-name="ce222" office:value-type="float" office:value="25">
            <text:p>25</text:p>
          </table:table-cell>
          <table:table-cell table:style-name="ce226" office:value-type="string">
            <text:p>750363605X</text:p>
          </table:table-cell>
          <table:table-cell table:style-name="ce232" office:value-type="string">
            <text:p>人民法院裁判文书选(甘肃2001年卷总第二卷)</text:p>
          </table:table-cell>
          <table:table-cell table:style-name="ce232"/>
          <table:table-cell table:style-name="ce242" office:value-type="float" office:value="33">
            <text:p>33.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26">
            <text:p>26</text:p>
          </table:table-cell>
          <table:table-cell table:style-name="ce226" office:value-type="float" office:value="7503637579">
            <text:p>7503637579</text:p>
          </table:table-cell>
          <table:table-cell table:style-name="ce232" office:value-type="string">
            <text:p>土地资源保护与民事立法研究</text:p>
          </table:table-cell>
          <table:table-cell table:style-name="ce232" office:value-type="string">
            <text:p>郭洁</text:p>
          </table:table-cell>
          <table:table-cell table:style-name="ce242" office:value-type="float" office:value="19">
            <text:p>19.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27">
            <text:p>27</text:p>
          </table:table-cell>
          <table:table-cell table:style-name="ce226" office:value-type="float" office:value="7503632968">
            <text:p>7503632968</text:p>
          </table:table-cell>
          <table:table-cell table:style-name="ce232" office:value-type="string">
            <text:p>网络与电子商务法(修订本)</text:p>
          </table:table-cell>
          <table:table-cell table:style-name="ce232"/>
          <table:table-cell table:style-name="ce242" office:value-type="float" office:value="39">
            <text:p>39.00</text:p>
          </table:table-cell>
          <table:table-cell table:style-name="ce255" office:value-type="date" office:date-value="2002-06-02T02:23:25">
            <text:p>6/2/2002</text:p>
          </table:table-cell>
          <table:table-cell table:style-name="ce232" office:value-type="string">
            <text:p>法律</text:p>
          </table:table-cell>
          <table:table-cell table:number-columns-repeated="249"/>
        </table:table-row>
        <table:table-row table:style-name="ro22">
          <table:table-cell table:style-name="ce222" office:value-type="float" office:value="28">
            <text:p>28</text:p>
          </table:table-cell>
          <table:table-cell table:style-name="ce226" office:value-type="float" office:value="7503636874">
            <text:p>7503636874</text:p>
          </table:table-cell>
          <table:table-cell table:style-name="ce232" office:value-type="string">
            <text:p>西方法律思想简史(牛津大学教科书)</text:p>
          </table:table-cell>
          <table:table-cell table:style-name="ce232"/>
          <table:table-cell table:style-name="ce242" office:value-type="float" office:value="28">
            <text:p>28.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29">
            <text:p>29</text:p>
          </table:table-cell>
          <table:table-cell table:style-name="ce226" office:value-type="float" office:value="7503633158">
            <text:p>7503633158</text:p>
          </table:table-cell>
          <table:table-cell table:style-name="ce232" office:value-type="string">
            <text:p>消费者权益保护法律手册(第2版)</text:p>
          </table:table-cell>
          <table:table-cell table:style-name="ce232"/>
          <table:table-cell table:style-name="ce242" office:value-type="float" office:value="28">
            <text:p>28.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30">
            <text:p>30</text:p>
          </table:table-cell>
          <table:table-cell table:style-name="ce226" office:value-type="float" office:value="7503637234">
            <text:p>7503637234</text:p>
          </table:table-cell>
          <table:table-cell table:style-name="ce232" office:value-type="string">
            <text:p>刑事审判参考2002年第2辑(总第25辑)</text:p>
          </table:table-cell>
          <table:table-cell table:style-name="ce232"/>
          <table:table-cell table:style-name="ce242" office:value-type="float" office:value="20">
            <text:p>20.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31">
            <text:p>31</text:p>
          </table:table-cell>
          <table:table-cell table:style-name="ce226" office:value-type="float" office:value="7503637641">
            <text:p>7503637641</text:p>
          </table:table-cell>
          <table:table-cell table:style-name="ce232" office:value-type="string">
            <text:p>刑事司法指南(2002年第1辑总第9辑)</text:p>
          </table:table-cell>
          <table:table-cell table:style-name="ce232"/>
          <table:table-cell table:style-name="ce242" office:value-type="float" office:value="15">
            <text:p>15.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32">
            <text:p>32</text:p>
          </table:table-cell>
          <table:table-cell table:style-name="ce226" office:value-type="string">
            <text:p>750363698X</text:p>
          </table:table-cell>
          <table:table-cell table:style-name="ce232" office:value-type="string">
            <text:p>行政法论丛(第五卷)</text:p>
          </table:table-cell>
          <table:table-cell table:style-name="ce232"/>
          <table:table-cell table:style-name="ce242" office:value-type="float" office:value="35">
            <text:p>35.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33">
            <text:p>33</text:p>
          </table:table-cell>
          <table:table-cell table:style-name="ce226" office:value-type="string">
            <text:p>750363703X</text:p>
          </table:table-cell>
          <table:table-cell table:style-name="ce232" office:value-type="string">
            <text:p>知识产权审判指导与参考(第4卷)</text:p>
          </table:table-cell>
          <table:table-cell table:style-name="ce232"/>
          <table:table-cell table:style-name="ce242" office:value-type="float" office:value="38">
            <text:p>38.00</text:p>
          </table:table-cell>
          <table:table-cell table:style-name="ce255" office:value-type="date" office:date-value="2002-06-02T02:23:25">
            <text:p>6/2/2002</text:p>
          </table:table-cell>
          <table:table-cell table:style-name="ce232" office:value-type="string">
            <text:p>法律</text:p>
          </table:table-cell>
          <table:table-cell table:number-columns-repeated="249"/>
        </table:table-row>
        <table:table-row table:style-name="ro22">
          <table:table-cell table:style-name="ce222" office:value-type="float" office:value="34">
            <text:p>34</text:p>
          </table:table-cell>
          <table:table-cell table:style-name="ce226" office:value-type="float" office:value="7503636912">
            <text:p>7503636912</text:p>
          </table:table-cell>
          <table:table-cell table:style-name="ce232" office:value-type="string">
            <text:p>中国法律形象的一面</text:p>
          </table:table-cell>
          <table:table-cell table:style-name="ce232" office:value-type="string">
            <text:p>张中秋</text:p>
          </table:table-cell>
          <table:table-cell table:style-name="ce242" office:value-type="float" office:value="21">
            <text:p>21.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35">
            <text:p>35</text:p>
          </table:table-cell>
          <table:table-cell table:style-name="ce226" office:value-type="string">
            <text:p>750363684X</text:p>
          </table:table-cell>
          <table:table-cell table:style-name="ce232" office:value-type="string">
            <text:p>中国加入WTO法律问题专论</text:p>
          </table:table-cell>
          <table:table-cell table:style-name="ce232" office:value-type="string">
            <text:p>杨国华</text:p>
          </table:table-cell>
          <table:table-cell table:style-name="ce242" office:value-type="float" office:value="24">
            <text:p>24.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36">
            <text:p>36</text:p>
          </table:table-cell>
          <table:table-cell table:style-name="ce226" office:value-type="float" office:value="7503636467">
            <text:p>7503636467</text:p>
          </table:table-cell>
          <table:table-cell table:style-name="ce232" office:value-type="string">
            <text:p>中国涉外经济法与WTO国际规则</text:p>
          </table:table-cell>
          <table:table-cell table:style-name="ce232" office:value-type="string">
            <text:p>孙南中</text:p>
          </table:table-cell>
          <table:table-cell table:style-name="ce242" office:value-type="float" office:value="28">
            <text:p>28.00</text:p>
          </table:table-cell>
          <table:table-cell table:style-name="ce255" office:value-type="date" office:date-value="2002-06-01T02:23:25">
            <text:p>6/1/2002</text:p>
          </table:table-cell>
          <table:table-cell table:style-name="ce232" office:value-type="string">
            <text:p>法律</text:p>
          </table:table-cell>
          <table:table-cell table:number-columns-repeated="249"/>
        </table:table-row>
        <table:table-row table:style-name="ro22">
          <table:table-cell table:style-name="ce222" office:value-type="float" office:value="37">
            <text:p>37</text:p>
          </table:table-cell>
          <table:table-cell table:style-name="ce226" office:value-type="float" office:value="7801613287">
            <text:p>7801613287</text:p>
          </table:table-cell>
          <table:table-cell table:style-name="ce232" office:value-type="string">
            <text:p>担保物权审判实践应用</text:p>
          </table:table-cell>
          <table:table-cell table:style-name="ce232" office:value-type="string">
            <text:p>吴合振</text:p>
          </table:table-cell>
          <table:table-cell table:style-name="ce242" office:value-type="float" office:value="20">
            <text:p>20.00</text:p>
          </table:table-cell>
          <table:table-cell table:style-name="ce255" office:value-type="date" office:date-value="2002-05-01T02:23:25">
            <text:p>5/1/2002</text:p>
          </table:table-cell>
          <table:table-cell table:style-name="ce232" office:value-type="string">
            <text:p>人民法院</text:p>
          </table:table-cell>
          <table:table-cell table:number-columns-repeated="249"/>
        </table:table-row>
        <table:table-row table:style-name="ro22">
          <table:table-cell table:style-name="ce222" office:value-type="float" office:value="38">
            <text:p>38</text:p>
          </table:table-cell>
          <table:table-cell table:style-name="ce226" office:value-type="float" office:value="7801613058">
            <text:p>7801613058</text:p>
          </table:table-cell>
          <table:table-cell table:style-name="ce232" office:value-type="string">
            <text:p>公正与效率的法理研究</text:p>
          </table:table-cell>
          <table:table-cell table:style-name="ce232" office:value-type="string">
            <text:p>曹建明</text:p>
          </table:table-cell>
          <table:table-cell table:style-name="ce242" office:value-type="float" office:value="36">
            <text:p>36.00</text:p>
          </table:table-cell>
          <table:table-cell table:style-name="ce255" office:value-type="date" office:date-value="2002-04-17T02:23:25">
            <text:p>4/17/2002</text:p>
          </table:table-cell>
          <table:table-cell table:style-name="ce232" office:value-type="string">
            <text:p>人民法院</text:p>
          </table:table-cell>
          <table:table-cell table:number-columns-repeated="249"/>
        </table:table-row>
        <table:table-row table:style-name="ro22">
          <table:table-cell table:style-name="ce222" office:value-type="float" office:value="39">
            <text:p>39</text:p>
          </table:table-cell>
          <table:table-cell table:style-name="ce226" office:value-type="float" office:value="7801612752">
            <text:p>7801612752</text:p>
          </table:table-cell>
          <table:table-cell table:style-name="ce232" office:value-type="string">
            <text:p>国有企业改革比较法律研究</text:p>
          </table:table-cell>
          <table:table-cell table:style-name="ce232"/>
          <table:table-cell table:style-name="ce242" office:value-type="float" office:value="45">
            <text:p>45.00</text:p>
          </table:table-cell>
          <table:table-cell table:style-name="ce255" office:value-type="date" office:date-value="2002-05-01T02:23:25">
            <text:p>5/1/2002</text:p>
          </table:table-cell>
          <table:table-cell table:style-name="ce232" office:value-type="string">
            <text:p>人民法院</text:p>
          </table:table-cell>
          <table:table-cell table:number-columns-repeated="249"/>
        </table:table-row>
        <table:table-row table:style-name="ro22">
          <table:table-cell table:style-name="ce222" office:value-type="float" office:value="40">
            <text:p>40</text:p>
          </table:table-cell>
          <table:table-cell table:style-name="ce226" office:value-type="float" office:value="7801612892">
            <text:p>7801612892</text:p>
          </table:table-cell>
          <table:table-cell table:style-name="ce232" office:value-type="string">
            <text:p>精神损害赔偿数额的确定与评算</text:p>
          </table:table-cell>
          <table:table-cell table:style-name="ce232" office:value-type="string">
            <text:p>关今华</text:p>
          </table:table-cell>
          <table:table-cell table:style-name="ce242" office:value-type="float" office:value="30">
            <text:p>30.00</text:p>
          </table:table-cell>
          <table:table-cell table:style-name="ce255" office:value-type="date" office:date-value="2002-05-01T02:23:25">
            <text:p>5/1/2002</text:p>
          </table:table-cell>
          <table:table-cell table:style-name="ce232" office:value-type="string">
            <text:p>人民法院</text:p>
          </table:table-cell>
          <table:table-cell table:number-columns-repeated="249"/>
        </table:table-row>
        <table:table-row table:style-name="ro22">
          <table:table-cell table:style-name="ce222" office:value-type="float" office:value="41">
            <text:p>41</text:p>
          </table:table-cell>
          <table:table-cell table:style-name="ce226" office:value-type="float" office:value="7801612981">
            <text:p>7801612981</text:p>
          </table:table-cell>
          <table:table-cell table:style-name="ce232" office:value-type="string">
            <text:p>民事诉讼法<text:span text:style-name="T4">(</text:span><text:span text:style-name="T5">北京大学远程教育法学试用教材</text:span><text:span text:style-name="T4">)</text:span></text:p>
          </table:table-cell>
          <table:table-cell table:style-name="ce232" office:value-type="string">
            <text:p>刘家兴</text:p>
          </table:table-cell>
          <table:table-cell table:style-name="ce242" office:value-type="float" office:value="24">
            <text:p>24.00</text:p>
          </table:table-cell>
          <table:table-cell table:style-name="ce255" office:value-type="date" office:date-value="2002-03-14T02:23:25">
            <text:p>3/14/2002</text:p>
          </table:table-cell>
          <table:table-cell table:style-name="ce232" office:value-type="string">
            <text:p>人民法院</text:p>
          </table:table-cell>
          <table:table-cell table:number-columns-repeated="249"/>
        </table:table-row>
        <table:table-row table:style-name="ro22">
          <table:table-cell table:style-name="ce222" office:value-type="float" office:value="42">
            <text:p>42</text:p>
          </table:table-cell>
          <table:table-cell table:style-name="ce226" office:value-type="float" office:value="7801613147">
            <text:p>7801613147</text:p>
          </table:table-cell>
          <table:table-cell table:style-name="ce232" office:value-type="string">
            <text:p>人民法院案例选(总第38辑)</text:p>
          </table:table-cell>
          <table:table-cell table:style-name="ce232"/>
          <table:table-cell table:style-name="ce242" office:value-type="float" office:value="26">
            <text:p>26.00</text:p>
          </table:table-cell>
          <table:table-cell table:style-name="ce255" office:value-type="date" office:date-value="2002-05-01T02:23:25">
            <text:p>5/1/2002</text:p>
          </table:table-cell>
          <table:table-cell table:style-name="ce232" office:value-type="string">
            <text:p>人民法院</text:p>
          </table:table-cell>
          <table:table-cell table:number-columns-repeated="249"/>
        </table:table-row>
        <table:table-row table:style-name="ro22">
          <table:table-cell table:style-name="ce222" office:value-type="float" office:value="43">
            <text:p>43</text:p>
          </table:table-cell>
          <table:table-cell table:style-name="ce226" office:value-type="float" office:value="7801613031">
            <text:p>7801613031</text:p>
          </table:table-cell>
          <table:table-cell table:style-name="ce232" office:value-type="string">
            <text:p>人民法院优秀裁判文书选(山东卷)</text:p>
          </table:table-cell>
          <table:table-cell table:style-name="ce232"/>
          <table:table-cell table:style-name="ce242" office:value-type="float" office:value="35">
            <text:p>35.00</text:p>
          </table:table-cell>
          <table:table-cell table:style-name="ce255" office:value-type="date" office:date-value="2002-03-14T02:23:25">
            <text:p>3/14/2002</text:p>
          </table:table-cell>
          <table:table-cell table:style-name="ce232" office:value-type="string">
            <text:p>人民法院</text:p>
          </table:table-cell>
          <table:table-cell table:number-columns-repeated="249"/>
        </table:table-row>
        <table:table-row table:style-name="ro22">
          <table:table-cell table:style-name="ce222" office:value-type="float" office:value="44">
            <text:p>44</text:p>
          </table:table-cell>
          <table:table-cell table:style-name="ce226" office:value-type="float" office:value="7801613007">
            <text:p>7801613007</text:p>
          </table:table-cell>
          <table:table-cell table:style-name="ce232" office:value-type="string">
            <text:p>审判长适用法律手册--涉外海事海商卷(上下)</text:p>
          </table:table-cell>
          <table:table-cell table:style-name="ce232" office:value-type="string">
            <text:p>万鄂湘</text:p>
          </table:table-cell>
          <table:table-cell table:style-name="ce242" office:value-type="float" office:value="98">
            <text:p>98.00</text:p>
          </table:table-cell>
          <table:table-cell table:style-name="ce255" office:value-type="date" office:date-value="2002-04-14T02:23:25">
            <text:p>4/14/2002</text:p>
          </table:table-cell>
          <table:table-cell table:style-name="ce232" office:value-type="string">
            <text:p>人民法院</text:p>
          </table:table-cell>
          <table:table-cell table:number-columns-repeated="249"/>
        </table:table-row>
        <table:table-row table:style-name="ro22">
          <table:table-cell table:style-name="ce222" office:value-type="float" office:value="45">
            <text:p>45</text:p>
          </table:table-cell>
          <table:table-cell table:style-name="ce226" office:value-type="float" office:value="7801612787">
            <text:p>7801612787</text:p>
          </table:table-cell>
          <table:table-cell table:style-name="ce232" office:value-type="string">
            <text:p>司法信箱集(第3辑)</text:p>
          </table:table-cell>
          <table:table-cell table:style-name="ce232" office:value-type="string">
            <text:p>刘家琛</text:p>
          </table:table-cell>
          <table:table-cell table:style-name="ce242" office:value-type="float" office:value="46">
            <text:p>46.00</text:p>
          </table:table-cell>
          <table:table-cell table:style-name="ce255" office:value-type="date" office:date-value="2002-04-14T02:23:25">
            <text:p>4/14/2002</text:p>
          </table:table-cell>
          <table:table-cell table:style-name="ce232" office:value-type="string">
            <text:p>人民法院</text:p>
          </table:table-cell>
          <table:table-cell table:number-columns-repeated="249"/>
        </table:table-row>
        <table:table-row table:style-name="ro22">
          <table:table-cell table:style-name="ce222" office:value-type="float" office:value="46">
            <text:p>46</text:p>
          </table:table-cell>
          <table:table-cell table:style-name="ce226" office:value-type="float" office:value="7801612698">
            <text:p>7801612698</text:p>
          </table:table-cell>
          <table:table-cell table:style-name="ce232" office:value-type="string">
            <text:p>诉讼程序适用指南(上下)</text:p>
          </table:table-cell>
          <table:table-cell table:style-name="ce232" office:value-type="string">
            <text:p>杨润时</text:p>
          </table:table-cell>
          <table:table-cell table:style-name="ce242" office:value-type="float" office:value="118">
            <text:p>118.00</text:p>
          </table:table-cell>
          <table:table-cell table:style-name="ce255" office:value-type="date" office:date-value="2002-04-14T02:23:25">
            <text:p>4/14/2002</text:p>
          </table:table-cell>
          <table:table-cell table:style-name="ce232" office:value-type="string">
            <text:p>人民法院</text:p>
          </table:table-cell>
          <table:table-cell table:number-columns-repeated="249"/>
        </table:table-row>
        <table:table-row table:style-name="ro22">
          <table:table-cell table:style-name="ce222" office:value-type="float" office:value="47">
            <text:p>47</text:p>
          </table:table-cell>
          <table:table-cell table:style-name="ce226" office:value-type="float" office:value="7801612965">
            <text:p>7801612965</text:p>
          </table:table-cell>
          <table:table-cell table:style-name="ce232" office:value-type="string">
            <text:p>刑法分论<text:span text:style-name="T4">(</text:span><text:span text:style-name="T5">北京大学远程教育法学试用教材</text:span><text:span text:style-name="T4">)</text:span></text:p>
          </table:table-cell>
          <table:table-cell table:style-name="ce232" office:value-type="string">
            <text:p>梁根林</text:p>
          </table:table-cell>
          <table:table-cell table:style-name="ce242" office:value-type="float" office:value="42">
            <text:p>42.00</text:p>
          </table:table-cell>
          <table:table-cell table:style-name="ce255" office:value-type="date" office:date-value="2002-03-14T02:23:25">
            <text:p>3/14/2002</text:p>
          </table:table-cell>
          <table:table-cell table:style-name="ce232" office:value-type="string">
            <text:p>人民法院</text:p>
          </table:table-cell>
          <table:table-cell table:number-columns-repeated="249"/>
        </table:table-row>
        <table:table-row table:style-name="ro22">
          <table:table-cell table:style-name="ce222" office:value-type="float" office:value="48">
            <text:p>48</text:p>
          </table:table-cell>
          <table:table-cell table:style-name="ce226" office:value-type="float" office:value="7801613015">
            <text:p>7801613015</text:p>
          </table:table-cell>
          <table:table-cell table:style-name="ce232" office:value-type="string">
            <text:p>中国当代审判制度概述</text:p>
          </table:table-cell>
          <table:table-cell table:style-name="ce232" office:value-type="string">
            <text:p>张柏峰</text:p>
          </table:table-cell>
          <table:table-cell table:style-name="ce242" office:value-type="float" office:value="33">
            <text:p>33.00</text:p>
          </table:table-cell>
          <table:table-cell table:style-name="ce255" office:value-type="date" office:date-value="2002-04-14T02:23:25">
            <text:p>4/14/2002</text:p>
          </table:table-cell>
          <table:table-cell table:style-name="ce232" office:value-type="string">
            <text:p>人民法院</text:p>
          </table:table-cell>
          <table:table-cell table:number-columns-repeated="249"/>
        </table:table-row>
        <table:table-row table:style-name="ro22">
          <table:table-cell table:style-name="ce222" office:value-type="float" office:value="49">
            <text:p>49</text:p>
          </table:table-cell>
          <table:table-cell table:style-name="ce226" office:value-type="float" office:value="7562021481">
            <text:p>7562021481</text:p>
          </table:table-cell>
          <table:table-cell table:style-name="ce232" office:value-type="string">
            <text:p>20世纪90年代中国法制心理科学研究</text:p>
          </table:table-cell>
          <table:table-cell table:style-name="ce232" office:value-type="string">
            <text:p>罗大华</text:p>
          </table:table-cell>
          <table:table-cell table:style-name="ce242" office:value-type="float" office:value="58">
            <text:p>58.00</text:p>
          </table:table-cell>
          <table:table-cell table:style-name="ce255" office:value-type="date" office:date-value="2002-04-16T02:23:25">
            <text:p>4/16/2002</text:p>
          </table:table-cell>
          <table:table-cell table:style-name="ce232" office:value-type="string">
            <text:p>政法大学</text:p>
          </table:table-cell>
          <table:table-cell table:number-columns-repeated="249"/>
        </table:table-row>
        <table:table-row table:style-name="ro22">
          <table:table-cell table:style-name="ce222" office:value-type="float" office:value="50">
            <text:p>50</text:p>
          </table:table-cell>
          <table:table-cell table:style-name="ce226" office:value-type="float" office:value="7562022224">
            <text:p>7562022224</text:p>
          </table:table-cell>
          <table:table-cell table:style-name="ce232" office:value-type="string">
            <text:p>法大刑法学研究文集</text:p>
          </table:table-cell>
          <table:table-cell table:style-name="ce232"/>
          <table:table-cell table:style-name="ce242" office:value-type="float" office:value="19">
            <text:p>19.00</text:p>
          </table:table-cell>
          <table:table-cell table:style-name="ce255" office:value-type="date" office:date-value="2002-05-01T02:23:25">
            <text:p>5/1/2002</text:p>
          </table:table-cell>
          <table:table-cell table:style-name="ce232" office:value-type="string">
            <text:p>政法大学</text:p>
          </table:table-cell>
          <table:table-cell table:number-columns-repeated="249"/>
        </table:table-row>
        <table:table-row table:style-name="ro22">
          <table:table-cell table:style-name="ce222" office:value-type="float" office:value="51">
            <text:p>51</text:p>
          </table:table-cell>
          <table:table-cell table:style-name="ce226" office:value-type="float" office:value="7562021910">
            <text:p>7562021910</text:p>
          </table:table-cell>
          <table:table-cell table:style-name="ce232" office:value-type="string">
            <text:p>法制心理学理论与实践</text:p>
          </table:table-cell>
          <table:table-cell table:style-name="ce232" office:value-type="string">
            <text:p>刘邦惠</text:p>
          </table:table-cell>
          <table:table-cell table:style-name="ce242" office:value-type="float" office:value="30">
            <text:p>30.00</text:p>
          </table:table-cell>
          <table:table-cell table:style-name="ce255" office:value-type="date" office:date-value="2002-04-16T02:23:25">
            <text:p>4/16/2002</text:p>
          </table:table-cell>
          <table:table-cell table:style-name="ce232" office:value-type="string">
            <text:p>政法大学</text:p>
          </table:table-cell>
          <table:table-cell table:number-columns-repeated="249"/>
        </table:table-row>
        <table:table-row table:style-name="ro22">
          <table:table-cell table:style-name="ce222" office:value-type="float" office:value="52">
            <text:p>52</text:p>
          </table:table-cell>
          <table:table-cell table:style-name="ce226" office:value-type="float" office:value="7562010196">
            <text:p>7562010196</text:p>
          </table:table-cell>
          <table:table-cell table:style-name="ce232" office:value-type="string">
            <text:p>国际诉讼竞合</text:p>
          </table:table-cell>
          <table:table-cell table:style-name="ce232" office:value-type="string">
            <text:p>李旺</text:p>
          </table:table-cell>
          <table:table-cell table:style-name="ce242" office:value-type="float" office:value="21">
            <text:p>21.00</text:p>
          </table:table-cell>
          <table:table-cell table:style-name="ce255" office:value-type="date" office:date-value="2002-04-16T02:23:25">
            <text:p>4/16/2002</text:p>
          </table:table-cell>
          <table:table-cell table:style-name="ce232" office:value-type="string">
            <text:p>政法大学</text:p>
          </table:table-cell>
          <table:table-cell table:number-columns-repeated="249"/>
        </table:table-row>
        <table:table-row table:style-name="ro22">
          <table:table-cell table:style-name="ce222" office:value-type="float" office:value="53">
            <text:p>53</text:p>
          </table:table-cell>
          <table:table-cell table:style-name="ce226" office:value-type="float" office:value="7562021198">
            <text:p>7562021198</text:p>
          </table:table-cell>
          <table:table-cell table:style-name="ce232" office:value-type="string">
            <text:p>民事诉讼当事人研究</text:p>
          </table:table-cell>
          <table:table-cell table:style-name="ce232" office:value-type="string">
            <text:p>肖建华</text:p>
          </table:table-cell>
          <table:table-cell table:style-name="ce242" office:value-type="float" office:value="24">
            <text:p>24.00</text:p>
          </table:table-cell>
          <table:table-cell table:style-name="ce255" office:value-type="date" office:date-value="2002-01-16T02:23:25">
            <text:p>1/16/2002</text:p>
          </table:table-cell>
          <table:table-cell table:style-name="ce232" office:value-type="string">
            <text:p>政法大学</text:p>
          </table:table-cell>
          <table:table-cell table:number-columns-repeated="249"/>
        </table:table-row>
        <table:table-row table:style-name="ro22">
          <table:table-cell table:style-name="ce222" office:value-type="float" office:value="54">
            <text:p>54</text:p>
          </table:table-cell>
          <table:table-cell table:style-name="ce226" office:value-type="float" office:value="7562012121">
            <text:p>7562012121</text:p>
          </table:table-cell>
          <table:table-cell table:style-name="ce232" office:value-type="string">
            <text:p>违约责任论(修订版)</text:p>
          </table:table-cell>
          <table:table-cell table:style-name="ce232" office:value-type="string">
            <text:p>王利明</text:p>
          </table:table-cell>
          <table:table-cell table:style-name="ce242" office:value-type="float" office:value="39">
            <text:p>39.00</text:p>
          </table:table-cell>
          <table:table-cell table:style-name="ce255" office:value-type="date" office:date-value="2000-02-14T02:23:25">
            <text:p>2/14/2000</text:p>
          </table:table-cell>
          <table:table-cell table:style-name="ce232" office:value-type="string">
            <text:p>政法大学</text:p>
          </table:table-cell>
          <table:table-cell table:number-columns-repeated="249"/>
        </table:table-row>
        <table:table-row table:style-name="ro22">
          <table:table-cell table:style-name="ce222" office:value-type="float" office:value="55">
            <text:p>55</text:p>
          </table:table-cell>
          <table:table-cell table:style-name="ce226" office:value-type="float" office:value="7562021392">
            <text:p>7562021392</text:p>
          </table:table-cell>
          <table:table-cell table:style-name="ce232" office:value-type="string">
            <text:p>英国民事诉讼与民事司法改革</text:p>
          </table:table-cell>
          <table:table-cell table:style-name="ce232" office:value-type="string">
            <text:p>徐昕</text:p>
          </table:table-cell>
          <table:table-cell table:style-name="ce242" office:value-type="float" office:value="38">
            <text:p>38.00</text:p>
          </table:table-cell>
          <table:table-cell table:style-name="ce255" office:value-type="date" office:date-value="2002-04-16T02:23:25">
            <text:p>4/16/2002</text:p>
          </table:table-cell>
          <table:table-cell table:style-name="ce232" office:value-type="string">
            <text:p>政法大学</text:p>
          </table:table-cell>
          <table:table-cell table:number-columns-repeated="249"/>
        </table:table-row>
        <table:table-row table:style-name="ro22">
          <table:table-cell table:style-name="ce222" office:value-type="float" office:value="56">
            <text:p>56</text:p>
          </table:table-cell>
          <table:table-cell table:style-name="ce226" office:value-type="float" office:value="7562022186">
            <text:p>7562022186</text:p>
          </table:table-cell>
          <table:table-cell table:style-name="ce232" office:value-type="string">
            <text:p>政法评论(2002年卷)</text:p>
          </table:table-cell>
          <table:table-cell table:style-name="ce232"/>
          <table:table-cell table:style-name="ce242" office:value-type="float" office:value="36">
            <text:p>36.00</text:p>
          </table:table-cell>
          <table:table-cell table:style-name="ce255" office:value-type="date" office:date-value="2002-05-14T02:23:25">
            <text:p>5/14/2002</text:p>
          </table:table-cell>
          <table:table-cell table:style-name="ce232" office:value-type="string">
            <text:p>政法大学</text:p>
          </table:table-cell>
          <table:table-cell table:number-columns-repeated="249"/>
        </table:table-row>
        <table:table-row table:style-name="ro22">
          <table:table-cell table:style-name="ce222" office:value-type="float" office:value="57">
            <text:p>57</text:p>
          </table:table-cell>
          <table:table-cell table:style-name="ce226" office:value-type="float" office:value="7562020361">
            <text:p>7562020361</text:p>
          </table:table-cell>
          <table:table-cell table:style-name="ce232" office:value-type="string">
            <text:p>知识产权法原理</text:p>
          </table:table-cell>
          <table:table-cell table:style-name="ce232" office:value-type="string">
            <text:p>金勇军</text:p>
          </table:table-cell>
          <table:table-cell table:style-name="ce242" office:value-type="float" office:value="26">
            <text:p>26.00</text:p>
          </table:table-cell>
          <table:table-cell table:style-name="ce255" office:value-type="date" office:date-value="2002-04-01T02:23:25">
            <text:p>4/1/2002</text:p>
          </table:table-cell>
          <table:table-cell table:style-name="ce232" office:value-type="string">
            <text:p>政法大学</text:p>
          </table:table-cell>
          <table:table-cell table:number-columns-repeated="249"/>
        </table:table-row>
        <table:table-row table:style-name="ro22">
          <table:table-cell table:style-name="ce222" office:value-type="float" office:value="58">
            <text:p>58</text:p>
          </table:table-cell>
          <table:table-cell table:style-name="ce226" office:value-type="float" office:value="7800839478">
            <text:p>7800839478</text:p>
          </table:table-cell>
          <table:table-cell table:style-name="ce232" office:value-type="string">
            <text:p>&lt;&lt;公民权利和政治权利国际公约&gt;&gt;批准与实施问题研究</text:p>
          </table:table-cell>
          <table:table-cell table:style-name="ce232" office:value-type="string">
            <text:p>陈光中</text:p>
          </table:table-cell>
          <table:table-cell table:style-name="ce242" office:value-type="float" office:value="39">
            <text:p>39.00</text:p>
          </table:table-cell>
          <table:table-cell table:style-name="ce255" office:value-type="date" office:date-value="2002-04-14T02:23:25">
            <text:p>4/14/2002</text:p>
          </table:table-cell>
          <table:table-cell table:style-name="ce232" office:value-type="string">
            <text:p>中国法制</text:p>
          </table:table-cell>
          <table:table-cell table:number-columns-repeated="249"/>
        </table:table-row>
        <table:table-row table:style-name="ro22">
          <table:table-cell table:style-name="ce222" office:value-type="float" office:value="59">
            <text:p>59</text:p>
          </table:table-cell>
          <table:table-cell table:style-name="ce226" office:value-type="float" office:value="7800839443">
            <text:p>7800839443</text:p>
          </table:table-cell>
          <table:table-cell table:style-name="ce232" office:value-type="string">
            <text:p>办理担保案件法律依据</text:p>
          </table:table-cell>
          <table:table-cell table:style-name="ce232"/>
          <table:table-cell table:style-name="ce242" office:value-type="float" office:value="23">
            <text:p>23.00</text:p>
          </table:table-cell>
          <table:table-cell table:style-name="ce255" office:value-type="date" office:date-value="2002-05-01T02:23:25">
            <text:p>5/1/2002</text:p>
          </table:table-cell>
          <table:table-cell table:style-name="ce232" office:value-type="string">
            <text:p>中国法制</text:p>
          </table:table-cell>
          <table:table-cell table:number-columns-repeated="249"/>
        </table:table-row>
        <table:table-row table:style-name="ro22">
          <table:table-cell table:style-name="ce222" office:value-type="float" office:value="60">
            <text:p>60</text:p>
          </table:table-cell>
          <table:table-cell table:style-name="ce226" office:value-type="float" office:value="7800839443">
            <text:p>7800839443</text:p>
          </table:table-cell>
          <table:table-cell table:style-name="ce232" office:value-type="string">
            <text:p>办理国家赔偿案件法律依据</text:p>
          </table:table-cell>
          <table:table-cell table:style-name="ce232"/>
          <table:table-cell table:style-name="ce242" office:value-type="float" office:value="21">
            <text:p>21.00</text:p>
          </table:table-cell>
          <table:table-cell table:style-name="ce255" office:value-type="date" office:date-value="2002-05-01T02:23:25">
            <text:p>5/1/2002</text:p>
          </table:table-cell>
          <table:table-cell table:style-name="ce232" office:value-type="string">
            <text:p>中国法制</text:p>
          </table:table-cell>
          <table:table-cell table:number-columns-repeated="249"/>
        </table:table-row>
        <table:table-row table:style-name="ro22">
          <table:table-cell table:style-name="ce222" office:value-type="float" office:value="61">
            <text:p>61</text:p>
          </table:table-cell>
          <table:table-cell table:style-name="ce226" office:value-type="float" office:value="7800839443">
            <text:p>7800839443</text:p>
          </table:table-cell>
          <table:table-cell table:style-name="ce232" office:value-type="string">
            <text:p>办理房屋拆迁案件法律依据</text:p>
          </table:table-cell>
          <table:table-cell table:style-name="ce232"/>
          <table:table-cell table:style-name="ce242" office:value-type="float" office:value="15">
            <text:p>15.00</text:p>
          </table:table-cell>
          <table:table-cell table:style-name="ce255" office:value-type="date" office:date-value="2002-06-01T02:23:25">
            <text:p>6/1/2002</text:p>
          </table:table-cell>
          <table:table-cell table:style-name="ce232" office:value-type="string">
            <text:p>中国法制</text:p>
          </table:table-cell>
          <table:table-cell table:number-columns-repeated="249"/>
        </table:table-row>
        <table:table-row table:style-name="ro22">
          <table:table-cell table:style-name="ce222" office:value-type="float" office:value="62">
            <text:p>62</text:p>
          </table:table-cell>
          <table:table-cell table:style-name="ce226" office:value-type="float" office:value="7800839443">
            <text:p>7800839443</text:p>
          </table:table-cell>
          <table:table-cell table:style-name="ce232" office:value-type="string">
            <text:p>办理劳动争议案件法律依据</text:p>
          </table:table-cell>
          <table:table-cell table:style-name="ce232"/>
          <table:table-cell table:style-name="ce242" office:value-type="float" office:value="25">
            <text:p>25.00</text:p>
          </table:table-cell>
          <table:table-cell table:style-name="ce255" office:value-type="date" office:date-value="2002-06-01T02:23:25">
            <text:p>6/1/2002</text:p>
          </table:table-cell>
          <table:table-cell table:style-name="ce232" office:value-type="string">
            <text:p>中国法制</text:p>
          </table:table-cell>
          <table:table-cell table:number-columns-repeated="249"/>
        </table:table-row>
        <table:table-row table:style-name="ro22">
          <table:table-cell table:style-name="ce222" office:value-type="float" office:value="63">
            <text:p>63</text:p>
          </table:table-cell>
          <table:table-cell table:style-name="ce226" office:value-type="float" office:value="7800839443">
            <text:p>7800839443</text:p>
          </table:table-cell>
          <table:table-cell table:style-name="ce232" office:value-type="string">
            <text:p>办理证券期货案件法律依据</text:p>
          </table:table-cell>
          <table:table-cell table:style-name="ce232"/>
          <table:table-cell table:style-name="ce242" office:value-type="float" office:value="26">
            <text:p>26.00</text:p>
          </table:table-cell>
          <table:table-cell table:style-name="ce255" office:value-type="date" office:date-value="2002-06-01T02:23:25">
            <text:p>6/1/2002</text:p>
          </table:table-cell>
          <table:table-cell table:style-name="ce232" office:value-type="string">
            <text:p>中国法制</text:p>
          </table:table-cell>
          <table:table-cell table:number-columns-repeated="249"/>
        </table:table-row>
        <table:table-row table:style-name="ro22">
          <table:table-cell table:style-name="ce222" office:value-type="float" office:value="64">
            <text:p>64</text:p>
          </table:table-cell>
          <table:table-cell table:style-name="ce226" office:value-type="float" office:value="7800839443">
            <text:p>7800839443</text:p>
          </table:table-cell>
          <table:table-cell table:style-name="ce232" office:value-type="string">
            <text:p>办理借款案件法律依据</text:p>
          </table:table-cell>
          <table:table-cell table:style-name="ce232"/>
          <table:table-cell table:style-name="ce242" office:value-type="float" office:value="27">
            <text:p>27.00</text:p>
          </table:table-cell>
          <table:table-cell table:style-name="ce255" office:value-type="date" office:date-value="2002-05-14T02:23:25">
            <text:p>5/14/2002</text:p>
          </table:table-cell>
          <table:table-cell table:style-name="ce232" office:value-type="string">
            <text:p>中国法制</text:p>
          </table:table-cell>
          <table:table-cell table:number-columns-repeated="249"/>
        </table:table-row>
        <table:table-row table:style-name="ro22">
          <table:table-cell table:style-name="ce222" office:value-type="float" office:value="65">
            <text:p>65</text:p>
          </table:table-cell>
          <table:table-cell table:style-name="ce226" office:value-type="float" office:value="7800839443">
            <text:p>7800839443</text:p>
          </table:table-cell>
          <table:table-cell table:style-name="ce232" office:value-type="string">
            <text:p>办理司法鉴定法律依据</text:p>
          </table:table-cell>
          <table:table-cell table:style-name="ce232"/>
          <table:table-cell table:style-name="ce242" office:value-type="float" office:value="19">
            <text:p>19.00</text:p>
          </table:table-cell>
          <table:table-cell table:style-name="ce255" office:value-type="date" office:date-value="2002-05-01T02:23:25">
            <text:p>5/1/2002</text:p>
          </table:table-cell>
          <table:table-cell table:style-name="ce232" office:value-type="string">
            <text:p>中国法制</text:p>
          </table:table-cell>
          <table:table-cell table:number-columns-repeated="249"/>
        </table:table-row>
        <table:table-row table:style-name="ro22">
          <table:table-cell table:style-name="ce222" office:value-type="float" office:value="66">
            <text:p>66</text:p>
          </table:table-cell>
          <table:table-cell table:style-name="ce226" office:value-type="float" office:value="7800839443">
            <text:p>7800839443</text:p>
          </table:table-cell>
          <table:table-cell table:style-name="ce232" office:value-type="string">
            <text:p>办理医疗事故案件法律依据</text:p>
          </table:table-cell>
          <table:table-cell table:style-name="ce232"/>
          <table:table-cell table:style-name="ce242" office:value-type="float" office:value="27">
            <text:p>27.00</text:p>
          </table:table-cell>
          <table:table-cell table:style-name="ce255" office:value-type="date" office:date-value="2002-05-01T02:23:25">
            <text:p>5/1/2002</text:p>
          </table:table-cell>
          <table:table-cell table:style-name="ce232" office:value-type="string">
            <text:p>中国法制</text:p>
          </table:table-cell>
          <table:table-cell table:number-columns-repeated="249"/>
        </table:table-row>
        <table:table-row table:style-name="ro22">
          <table:table-cell table:style-name="ce222" office:value-type="float" office:value="67">
            <text:p>67</text:p>
          </table:table-cell>
          <table:table-cell table:style-name="ce226" office:value-type="float" office:value="7800839362">
            <text:p>7800839362</text:p>
          </table:table-cell>
          <table:table-cell table:style-name="ce232" office:value-type="string">
            <text:p>现行民事法律司法解释</text:p>
          </table:table-cell>
          <table:table-cell table:style-name="ce232"/>
          <table:table-cell table:style-name="ce242" office:value-type="float" office:value="60">
            <text:p>60.00</text:p>
          </table:table-cell>
          <table:table-cell table:style-name="ce255" office:value-type="date" office:date-value="2002-05-14T02:23:25">
            <text:p>5/14/2002</text:p>
          </table:table-cell>
          <table:table-cell table:style-name="ce232" office:value-type="string">
            <text:p>中国法制</text:p>
          </table:table-cell>
          <table:table-cell table:number-columns-repeated="249"/>
        </table:table-row>
        <table:table-row table:style-name="ro22">
          <table:table-cell table:style-name="ce222" office:value-type="float" office:value="68">
            <text:p>68</text:p>
          </table:table-cell>
          <table:table-cell table:style-name="ce226" office:value-type="string">
            <text:p>780083932X</text:p>
          </table:table-cell>
          <table:table-cell table:style-name="ce232" office:value-type="string">
            <text:p>现行民事诉讼法司法解释</text:p>
          </table:table-cell>
          <table:table-cell table:style-name="ce232"/>
          <table:table-cell table:style-name="ce242" office:value-type="float" office:value="47">
            <text:p>47.00</text:p>
          </table:table-cell>
          <table:table-cell table:style-name="ce255" office:value-type="date" office:date-value="2002-04-14T02:23:25">
            <text:p>4/14/2002</text:p>
          </table:table-cell>
          <table:table-cell table:style-name="ce232" office:value-type="string">
            <text:p>中国法制</text:p>
          </table:table-cell>
          <table:table-cell table:number-columns-repeated="249"/>
        </table:table-row>
        <table:table-row table:style-name="ro22">
          <table:table-cell table:style-name="ce222" office:value-type="float" office:value="69">
            <text:p>69</text:p>
          </table:table-cell>
          <table:table-cell table:style-name="ce226" office:value-type="float" office:value="7800839893">
            <text:p>7800839893</text:p>
          </table:table-cell>
          <table:table-cell table:style-name="ce232" office:value-type="string">
            <text:p>有组织犯罪研究(第一卷)-中国大陆黑社会(性质)犯罪研究</text:p>
          </table:table-cell>
          <table:table-cell table:style-name="ce232" office:value-type="string">
            <text:p>何秉松</text:p>
          </table:table-cell>
          <table:table-cell table:style-name="ce242" office:value-type="float" office:value="39">
            <text:p>39.00</text:p>
          </table:table-cell>
          <table:table-cell table:style-name="ce255" office:value-type="date" office:date-value="2002-05-01T02:23:25">
            <text:p>5/1/2002</text:p>
          </table:table-cell>
          <table:table-cell table:style-name="ce232" office:value-type="string">
            <text:p>中国法制</text:p>
          </table:table-cell>
          <table:table-cell table:number-columns-repeated="249"/>
        </table:table-row>
        <table:table-row table:style-name="ro22">
          <table:table-cell table:style-name="ce222" office:value-type="float" office:value="70">
            <text:p>70</text:p>
          </table:table-cell>
          <table:table-cell table:style-name="ce226" office:value-type="float" office:value="7800839303">
            <text:p>7800839303</text:p>
          </table:table-cell>
          <table:table-cell table:style-name="ce232" office:value-type="string">
            <text:p>知识产权法律适用与司法解释</text:p>
          </table:table-cell>
          <table:table-cell table:style-name="ce232" office:value-type="string">
            <text:p>蒋志培</text:p>
          </table:table-cell>
          <table:table-cell table:style-name="ce242" office:value-type="float" office:value="23">
            <text:p>23.00</text:p>
          </table:table-cell>
          <table:table-cell table:style-name="ce255" office:value-type="date" office:date-value="2002-05-22T02:23:25">
            <text:p>5/22/2002</text:p>
          </table:table-cell>
          <table:table-cell table:style-name="ce232" office:value-type="string">
            <text:p>中国法制</text:p>
          </table:table-cell>
          <table:table-cell table:number-columns-repeated="249"/>
        </table:table-row>
        <table:table-row table:style-name="ro22">
          <table:table-cell table:style-name="ce222" office:value-type="float" office:value="71">
            <text:p>71</text:p>
          </table:table-cell>
          <table:table-cell table:style-name="ce226" office:value-type="float" office:value="7800836479">
            <text:p>7800836479</text:p>
          </table:table-cell>
          <table:table-cell table:style-name="ce232" office:value-type="string">
            <text:p>中华人民共和国涉外法规汇编(中英文对照2000)</text:p>
          </table:table-cell>
          <table:table-cell table:style-name="ce232"/>
          <table:table-cell table:style-name="ce242" office:value-type="float" office:value="380">
            <text:p>380.00</text:p>
          </table:table-cell>
          <table:table-cell table:style-name="ce255" office:value-type="date" office:date-value="2002-02-14T02:23:25">
            <text:p>2/14/2002</text:p>
          </table:table-cell>
          <table:table-cell table:style-name="ce232" office:value-type="string">
            <text:p>中国法制</text:p>
          </table:table-cell>
          <table:table-cell table:number-columns-repeated="249"/>
        </table:table-row>
        <table:table-row table:style-name="ro22">
          <table:table-cell table:style-name="ce222" office:value-type="float" office:value="72">
            <text:p>72</text:p>
          </table:table-cell>
          <table:table-cell table:style-name="ce226" office:value-type="float" office:value="7800839109">
            <text:p>7800839109</text:p>
          </table:table-cell>
          <table:table-cell table:style-name="ce232" office:value-type="string">
            <text:p>中华人民共和国新法规汇编(2002年第5辑)(总第63辑)</text:p>
          </table:table-cell>
          <table:table-cell table:style-name="ce232"/>
          <table:table-cell table:style-name="ce242" office:value-type="float" office:value="12">
            <text:p>12.00</text:p>
          </table:table-cell>
          <table:table-cell table:style-name="ce255" office:value-type="date" office:date-value="2002-05-01T02:23:25">
            <text:p>5/1/2002</text:p>
          </table:table-cell>
          <table:table-cell table:style-name="ce232" office:value-type="string">
            <text:p>中国法制</text:p>
          </table:table-cell>
          <table:table-cell table:number-columns-repeated="249"/>
        </table:table-row>
        <table:table-row table:style-name="ro22">
          <table:table-cell table:style-name="ce222" office:value-type="float" office:value="73">
            <text:p>73</text:p>
          </table:table-cell>
          <table:table-cell table:style-name="ce226" office:value-type="float" office:value="7206039820">
            <text:p>7206039820</text:p>
          </table:table-cell>
          <table:table-cell table:style-name="ce232" office:value-type="string">
            <text:p>现行刑事法律司法解释分解集成</text:p>
          </table:table-cell>
          <table:table-cell table:style-name="ce232"/>
          <table:table-cell table:style-name="ce242" office:value-type="float" office:value="80">
            <text:p>80.00</text:p>
          </table:table-cell>
          <table:table-cell table:style-name="ce255" office:value-type="date" office:date-value="2002-06-03T02:23:25">
            <text:p>6/3/2002</text:p>
          </table:table-cell>
          <table:table-cell table:style-name="ce232" office:value-type="string">
            <text:p>吉林人民</text:p>
          </table:table-cell>
          <table:table-cell table:number-columns-repeated="249"/>
        </table:table-row>
        <table:table-row table:style-name="ro22">
          <table:table-cell table:style-name="ce222" office:value-type="float" office:value="74">
            <text:p>74</text:p>
          </table:table-cell>
          <table:table-cell table:style-name="ce226" office:value-type="float" office:value="7206039537">
            <text:p>7206039537</text:p>
          </table:table-cell>
          <table:table-cell table:style-name="ce232" office:value-type="string">
            <text:p>中华人民共和国常用法律法规全书(2002年版)</text:p>
          </table:table-cell>
          <table:table-cell table:style-name="ce232"/>
          <table:table-cell table:style-name="ce242" office:value-type="float" office:value="110">
            <text:p>110.00</text:p>
          </table:table-cell>
          <table:table-cell table:style-name="ce255" office:value-type="date" office:date-value="2002-04-17T02:23:25">
            <text:p>4/17/2002</text:p>
          </table:table-cell>
          <table:table-cell table:style-name="ce232" office:value-type="string">
            <text:p>吉林人民</text:p>
          </table:table-cell>
          <table:table-cell table:number-columns-repeated="249"/>
        </table:table-row>
        <table:table-row table:style-name="ro22">
          <table:table-cell table:style-name="ce222" office:value-type="float" office:value="75">
            <text:p>75</text:p>
          </table:table-cell>
          <table:table-cell table:style-name="ce226" office:value-type="float" office:value="7206039529">
            <text:p>7206039529</text:p>
          </table:table-cell>
          <table:table-cell table:style-name="ce232" office:value-type="string">
            <text:p>中华人民共和国常用司法解释全书(2002年版)</text:p>
          </table:table-cell>
          <table:table-cell table:style-name="ce232"/>
          <table:table-cell table:style-name="ce242" office:value-type="float" office:value="110">
            <text:p>110.00</text:p>
          </table:table-cell>
          <table:table-cell table:style-name="ce255" office:value-type="date" office:date-value="2002-04-17T02:23:25">
            <text:p>4/17/2002</text:p>
          </table:table-cell>
          <table:table-cell table:style-name="ce232" office:value-type="string">
            <text:p>吉林人民</text:p>
          </table:table-cell>
          <table:table-cell table:number-columns-repeated="249"/>
        </table:table-row>
        <table:table-row table:style-name="ro22">
          <table:table-cell table:style-name="ce222" office:value-type="float" office:value="76">
            <text:p>76</text:p>
          </table:table-cell>
          <table:table-cell table:style-name="ce226" office:value-type="float" office:value="7810781103">
            <text:p>7810781103</text:p>
          </table:table-cell>
          <table:table-cell table:style-name="ce232" office:value-type="string">
            <text:p>案释WTO反倾销协议(英文对照)</text:p>
          </table:table-cell>
          <table:table-cell table:style-name="ce232" office:value-type="string">
            <text:p>陈静</text:p>
          </table:table-cell>
          <table:table-cell table:style-name="ce242" office:value-type="float" office:value="19">
            <text:p>19.00</text:p>
          </table:table-cell>
          <table:table-cell table:style-name="ce255" office:value-type="date" office:date-value="2002-01-28T02:23:25">
            <text:p>1/28/2002</text:p>
          </table:table-cell>
          <table:table-cell table:style-name="ce232" office:value-type="string">
            <text:p>经贸大学</text:p>
          </table:table-cell>
          <table:table-cell table:number-columns-repeated="249"/>
        </table:table-row>
        <table:table-row table:style-name="ro22">
          <table:table-cell table:style-name="ce222" office:value-type="float" office:value="77">
            <text:p>77</text:p>
          </table:table-cell>
          <table:table-cell table:style-name="ce226" office:value-type="float" office:value="7810780514">
            <text:p>7810780514</text:p>
          </table:table-cell>
          <table:table-cell table:style-name="ce232" office:value-type="string">
            <text:p>法国商法引论(比较民商法系列)</text:p>
          </table:table-cell>
          <table:table-cell table:style-name="ce232" office:value-type="string">
            <text:p>沈达明</text:p>
          </table:table-cell>
          <table:table-cell table:style-name="ce242" office:value-type="float" office:value="17">
            <text:p>17.00</text:p>
          </table:table-cell>
          <table:table-cell table:style-name="ce255" office:value-type="date" office:date-value="2002-04-28T02:23:25">
            <text:p>4/28/2002</text:p>
          </table:table-cell>
          <table:table-cell table:style-name="ce232" office:value-type="string">
            <text:p>经贸大学</text:p>
          </table:table-cell>
          <table:table-cell table:number-columns-repeated="249"/>
        </table:table-row>
        <table:table-row table:style-name="ro22">
          <table:table-cell table:style-name="ce222" office:value-type="float" office:value="78">
            <text:p>78</text:p>
          </table:table-cell>
          <table:table-cell table:style-name="ce226" office:value-type="float" office:value="7810780484">
            <text:p>7810780484</text:p>
          </table:table-cell>
          <table:table-cell table:style-name="ce232" office:value-type="string">
            <text:p>入世与中国利用外资和海外投资</text:p>
          </table:table-cell>
          <table:table-cell table:style-name="ce232" office:value-type="string">
            <text:p>卢进勇</text:p>
          </table:table-cell>
          <table:table-cell table:style-name="ce242" office:value-type="float" office:value="19">
            <text:p>19.00</text:p>
          </table:table-cell>
          <table:table-cell table:style-name="ce255" office:value-type="date" office:date-value="2001-12-28T02:23:25">
            <text:p>12/28/2001</text:p>
          </table:table-cell>
          <table:table-cell table:style-name="ce232" office:value-type="string">
            <text:p>经贸大学</text:p>
          </table:table-cell>
          <table:table-cell table:number-columns-repeated="249"/>
        </table:table-row>
        <table:table-row table:style-name="ro22">
          <table:table-cell table:style-name="ce222" office:value-type="float" office:value="79">
            <text:p>79</text:p>
          </table:table-cell>
          <table:table-cell table:style-name="ce226" office:value-type="float" office:value="7810781014">
            <text:p>7810781014</text:p>
          </table:table-cell>
          <table:table-cell table:style-name="ce232" office:value-type="string">
            <text:p>中国加入WTO纵论</text:p>
          </table:table-cell>
          <table:table-cell table:style-name="ce232"/>
          <table:table-cell table:style-name="ce242" office:value-type="float" office:value="25">
            <text:p>25.00</text:p>
          </table:table-cell>
          <table:table-cell table:style-name="ce255" office:value-type="date" office:date-value="2001-09-28T02:23:25">
            <text:p>9/28/2001</text:p>
          </table:table-cell>
          <table:table-cell table:style-name="ce232" office:value-type="string">
            <text:p>经贸大学</text:p>
          </table:table-cell>
          <table:table-cell table:number-columns-repeated="249"/>
        </table:table-row>
        <table:table-row table:style-name="ro22">
          <table:table-cell table:style-name="ce222" office:value-type="float" office:value="80">
            <text:p>80</text:p>
          </table:table-cell>
          <table:table-cell table:style-name="ce226" office:value-type="float" office:value="7561036639">
            <text:p>7561036639</text:p>
          </table:table-cell>
          <table:table-cell table:style-name="ce232" office:value-type="string">
            <text:p>中国新刑法418个罪名例解</text:p>
          </table:table-cell>
          <table:table-cell table:style-name="ce232"/>
          <table:table-cell table:style-name="ce242" office:value-type="float" office:value="65">
            <text:p>65.00</text:p>
          </table:table-cell>
          <table:table-cell table:style-name="ce255" office:value-type="date" office:date-value="2002-02-01T02:23:25">
            <text:p>2/1/2002</text:p>
          </table:table-cell>
          <table:table-cell table:style-name="ce232" office:value-type="string">
            <text:p>辽宁大学</text:p>
          </table:table-cell>
          <table:table-cell table:number-columns-repeated="249"/>
        </table:table-row>
        <table:table-row table:style-name="ro22">
          <table:table-cell table:style-name="ce222" office:value-type="float" office:value="81">
            <text:p>81</text:p>
          </table:table-cell>
          <table:table-cell table:style-name="ce226" office:value-type="float" office:value="7800786331">
            <text:p>7800786331</text:p>
          </table:table-cell>
          <table:table-cell table:style-name="ce232" office:value-type="string">
            <text:p>1985-2002年司法解释</text:p>
          </table:table-cell>
          <table:table-cell table:style-name="ce232"/>
          <table:table-cell table:style-name="ce242" office:value-type="float" office:value="45">
            <text:p>45.00</text:p>
          </table:table-cell>
          <table:table-cell table:style-name="ce255" office:value-type="date" office:date-value="2002-04-01T02:23:25">
            <text:p>4/1/2002</text:p>
          </table:table-cell>
          <table:table-cell table:style-name="ce232" office:value-type="string">
            <text:p>民主法制</text:p>
          </table:table-cell>
          <table:table-cell table:number-columns-repeated="249"/>
        </table:table-row>
        <table:table-row table:style-name="ro22">
          <table:table-cell table:style-name="ce222" office:value-type="float" office:value="82">
            <text:p>82</text:p>
          </table:table-cell>
          <table:table-cell table:style-name="ce226" office:value-type="float" office:value="7800785750">
            <text:p>7800785750</text:p>
          </table:table-cell>
          <table:table-cell table:style-name="ce232" office:value-type="string">
            <text:p>民事诉讼证据操作指南</text:p>
          </table:table-cell>
          <table:table-cell table:style-name="ce232"/>
          <table:table-cell table:style-name="ce242" office:value-type="float" office:value="18.5">
            <text:p>18.50</text:p>
          </table:table-cell>
          <table:table-cell table:style-name="ce255" office:value-type="date" office:date-value="2002-04-01T02:23:25">
            <text:p>4/1/2002</text:p>
          </table:table-cell>
          <table:table-cell table:style-name="ce232" office:value-type="string">
            <text:p>民主法制</text:p>
          </table:table-cell>
          <table:table-cell table:number-columns-repeated="249"/>
        </table:table-row>
        <table:table-row table:style-name="ro22">
          <table:table-cell table:style-name="ce222" office:value-type="float" office:value="83">
            <text:p>83</text:p>
          </table:table-cell>
          <table:table-cell table:style-name="ce226" office:value-type="string">
            <text:p>780078603X</text:p>
          </table:table-cell>
          <table:table-cell table:style-name="ce232" office:value-type="string">
            <text:p>中国入世承诺法律文本解释</text:p>
          </table:table-cell>
          <table:table-cell table:style-name="ce232"/>
          <table:table-cell table:style-name="ce242" office:value-type="float" office:value="16">
            <text:p>16.00</text:p>
          </table:table-cell>
          <table:table-cell table:style-name="ce255" office:value-type="date" office:date-value="2002-04-01T02:23:25">
            <text:p>4/1/2002</text:p>
          </table:table-cell>
          <table:table-cell table:style-name="ce232" office:value-type="string">
            <text:p>民主法制</text:p>
          </table:table-cell>
          <table:table-cell table:number-columns-repeated="249"/>
        </table:table-row>
        <table:table-row table:style-name="ro22">
          <table:table-cell table:style-name="ce222" office:value-type="float" office:value="84">
            <text:p>84</text:p>
          </table:table-cell>
          <table:table-cell table:style-name="ce226" office:value-type="float" office:value="7010036349">
            <text:p>7010036349</text:p>
          </table:table-cell>
          <table:table-cell table:style-name="ce232" office:value-type="string">
            <text:p>中华人民共和国现行法律行政法规汇编</text:p>
          </table:table-cell>
          <table:table-cell table:style-name="ce232"/>
          <table:table-cell table:style-name="ce242" office:value-type="float" office:value="260">
            <text:p>260.00</text:p>
          </table:table-cell>
          <table:table-cell table:style-name="ce255" office:value-type="date" office:date-value="2002-04-20T02:23:25">
            <text:p>4/20/2002</text:p>
          </table:table-cell>
          <table:table-cell table:style-name="ce232" office:value-type="string">
            <text:p>人民</text:p>
          </table:table-cell>
          <table:table-cell table:number-columns-repeated="249"/>
        </table:table-row>
        <table:table-row table:style-name="ro22">
          <table:table-cell table:style-name="ce222" office:value-type="float" office:value="85">
            <text:p>85</text:p>
          </table:table-cell>
          <table:table-cell table:style-name="ce226" office:value-type="float" office:value="7100033349">
            <text:p>7100033349</text:p>
          </table:table-cell>
          <table:table-cell table:style-name="ce232" office:value-type="string">
            <text:p>活的法律</text:p>
          </table:table-cell>
          <table:table-cell table:style-name="ce232"/>
          <table:table-cell table:style-name="ce242" office:value-type="float" office:value="29">
            <text:p>29.00</text:p>
          </table:table-cell>
          <table:table-cell table:style-name="ce255" office:value-type="date" office:date-value="2001-12-16T02:23:25">
            <text:p>12/16/2001</text:p>
          </table:table-cell>
          <table:table-cell table:style-name="ce232" office:value-type="string">
            <text:p>商务</text:p>
          </table:table-cell>
          <table:table-cell table:number-columns-repeated="249"/>
        </table:table-row>
        <table:table-row table:style-name="ro22">
          <table:table-cell table:style-name="ce222" office:value-type="float" office:value="86">
            <text:p>86</text:p>
          </table:table-cell>
          <table:table-cell table:style-name="ce226" office:value-type="float" office:value="7561518803">
            <text:p>7561518803</text:p>
          </table:table-cell>
          <table:table-cell table:style-name="ce232" office:value-type="string">
            <text:p>婚姻家庭与继承法</text:p>
          </table:table-cell>
          <table:table-cell table:style-name="ce232" office:value-type="string">
            <text:p>柳经纬</text:p>
          </table:table-cell>
          <table:table-cell table:style-name="ce242" office:value-type="float" office:value="24">
            <text:p>24.00</text:p>
          </table:table-cell>
          <table:table-cell table:style-name="ce255" office:value-type="date" office:date-value="2002-04-01T02:23:25">
            <text:p>4/1/2002</text:p>
          </table:table-cell>
          <table:table-cell table:style-name="ce232" office:value-type="string">
            <text:p>厦门大学</text:p>
          </table:table-cell>
          <table:table-cell table:number-columns-repeated="249"/>
        </table:table-row>
        <table:table-row table:style-name="ro22">
          <table:table-cell table:style-name="ce222" office:value-type="float" office:value="87">
            <text:p>87</text:p>
          </table:table-cell>
          <table:table-cell table:style-name="ce226" office:value-type="string">
            <text:p>756151381X</text:p>
          </table:table-cell>
          <table:table-cell table:style-name="ce232" office:value-type="string">
            <text:p>民事程序法</text:p>
          </table:table-cell>
          <table:table-cell table:style-name="ce232" office:value-type="string">
            <text:p>齐树洁</text:p>
          </table:table-cell>
          <table:table-cell table:style-name="ce242" office:value-type="float" office:value="38">
            <text:p>38.00</text:p>
          </table:table-cell>
          <table:table-cell table:style-name="ce255" office:value-type="date" office:date-value="2002-03-01T02:23:25">
            <text:p>3/1/2002</text:p>
          </table:table-cell>
          <table:table-cell table:style-name="ce232" office:value-type="string">
            <text:p>厦门大学</text:p>
          </table:table-cell>
          <table:table-cell table:number-columns-repeated="249"/>
        </table:table-row>
        <table:table-row table:style-name="ro22">
          <table:table-cell table:style-name="ce222" office:value-type="float" office:value="88">
            <text:p>88</text:p>
          </table:table-cell>
          <table:table-cell table:style-name="ce226" office:value-type="float" office:value="7561518684">
            <text:p>7561518684</text:p>
          </table:table-cell>
          <table:table-cell table:style-name="ce232" office:value-type="string">
            <text:p>仲裁法新论</text:p>
          </table:table-cell>
          <table:table-cell table:style-name="ce232" office:value-type="string">
            <text:p>张斌生</text:p>
          </table:table-cell>
          <table:table-cell table:style-name="ce242" office:value-type="float" office:value="30">
            <text:p>30.00</text:p>
          </table:table-cell>
          <table:table-cell table:style-name="ce255" office:value-type="date" office:date-value="2002-03-01T02:23:25">
            <text:p>3/1/2002</text:p>
          </table:table-cell>
          <table:table-cell table:style-name="ce232" office:value-type="string">
            <text:p>厦门大学</text:p>
          </table:table-cell>
          <table:table-cell table:number-columns-repeated="249"/>
        </table:table-row>
        <table:table-row table:style-name="ro22">
          <table:table-cell table:style-name="ce222" office:value-type="float" office:value="89">
            <text:p>89</text:p>
          </table:table-cell>
          <table:table-cell table:style-name="ce226" office:value-type="float" office:value="7801075501">
            <text:p>7801075501</text:p>
          </table:table-cell>
          <table:table-cell table:style-name="ce232" office:value-type="string">
            <text:p>加入WTO中国涉外经济贸易法律实施体系与规则</text:p>
          </table:table-cell>
          <table:table-cell table:style-name="ce232"/>
          <table:table-cell table:style-name="ce242" office:value-type="float" office:value="31.4">
            <text:p>31.40</text:p>
          </table:table-cell>
          <table:table-cell table:style-name="ce255" office:value-type="date" office:date-value="2002-04-22T02:23:25">
            <text:p>4/22/2002</text:p>
          </table:table-cell>
          <table:table-cell table:style-name="ce232" office:value-type="string">
            <text:p>中国方正</text:p>
          </table:table-cell>
          <table:table-cell table:number-columns-repeated="249"/>
        </table:table-row>
        <table:table-row table:style-name="ro22">
          <table:table-cell table:style-name="ce222" office:value-type="float" office:value="90">
            <text:p>90</text:p>
          </table:table-cell>
          <table:table-cell table:style-name="ce226" office:value-type="float" office:value="7801075463">
            <text:p>7801075463</text:p>
          </table:table-cell>
          <table:table-cell table:style-name="ce232" office:value-type="string">
            <text:p>最新常用经济法律法规-中国加入经济法律最新增订</text:p>
          </table:table-cell>
          <table:table-cell table:style-name="ce232"/>
          <table:table-cell table:style-name="ce242" office:value-type="float" office:value="24">
            <text:p>24.00</text:p>
          </table:table-cell>
          <table:table-cell table:style-name="ce255" office:value-type="date" office:date-value="2002-05-22T02:23:25">
            <text:p>5/22/2002</text:p>
          </table:table-cell>
          <table:table-cell table:style-name="ce232" office:value-type="string">
            <text:p>中国方正</text:p>
          </table:table-cell>
          <table:table-cell table:number-columns-repeated="249"/>
        </table:table-row>
        <table:table-row table:style-name="ro22">
          <table:table-cell table:style-name="ce222" office:value-type="float" office:value="91">
            <text:p>91</text:p>
          </table:table-cell>
          <table:table-cell table:style-name="ce226" office:value-type="float" office:value="7300037283">
            <text:p>7300037283</text:p>
          </table:table-cell>
          <table:table-cell table:style-name="ce232" office:value-type="string">
            <text:p>1999年经济.行政审判案例卷(中国审判案例要览)</text:p>
          </table:table-cell>
          <table:table-cell table:style-name="ce232"/>
          <table:table-cell table:style-name="ce242" office:value-type="float" office:value="128">
            <text:p>128.00</text:p>
          </table:table-cell>
          <table:table-cell table:style-name="ce255" office:value-type="date" office:date-value="2002-03-02T02:23:25">
            <text:p>3/2/2002</text:p>
          </table:table-cell>
          <table:table-cell table:style-name="ce232" office:value-type="string">
            <text:p>中国人大</text:p>
          </table:table-cell>
          <table:table-cell table:number-columns-repeated="249"/>
        </table:table-row>
        <table:table-row table:style-name="ro22">
          <table:table-cell table:style-name="ce222" office:value-type="float" office:value="92">
            <text:p>92</text:p>
          </table:table-cell>
          <table:table-cell table:style-name="ce226" office:value-type="float" office:value="7300037283">
            <text:p>7300037283</text:p>
          </table:table-cell>
          <table:table-cell table:style-name="ce232" office:value-type="string">
            <text:p>1999年民事审判案例卷(中国审判案例要览)</text:p>
          </table:table-cell>
          <table:table-cell table:style-name="ce232"/>
          <table:table-cell table:style-name="ce242" office:value-type="float" office:value="98">
            <text:p>98.00</text:p>
          </table:table-cell>
          <table:table-cell table:style-name="ce255" office:value-type="date" office:date-value="2002-03-02T02:23:25">
            <text:p>3/2/2002</text:p>
          </table:table-cell>
          <table:table-cell table:style-name="ce232" office:value-type="string">
            <text:p>中国人大</text:p>
          </table:table-cell>
          <table:table-cell table:number-columns-repeated="249"/>
        </table:table-row>
        <table:table-row table:style-name="ro22">
          <table:table-cell table:style-name="ce222" office:value-type="float" office:value="93">
            <text:p>93</text:p>
          </table:table-cell>
          <table:table-cell table:style-name="ce226" office:value-type="float" office:value="7300037283">
            <text:p>7300037283</text:p>
          </table:table-cell>
          <table:table-cell table:style-name="ce232" office:value-type="string">
            <text:p>1999年刑事审判案例卷(中国审判案例要览)</text:p>
          </table:table-cell>
          <table:table-cell table:style-name="ce232"/>
          <table:table-cell table:style-name="ce242" office:value-type="float" office:value="86">
            <text:p>86.00</text:p>
          </table:table-cell>
          <table:table-cell table:style-name="ce255" office:value-type="date" office:date-value="2002-03-02T02:23:25">
            <text:p>3/2/2002</text:p>
          </table:table-cell>
          <table:table-cell table:style-name="ce232" office:value-type="string">
            <text:p>中国人大</text:p>
          </table:table-cell>
          <table:table-cell table:number-columns-repeated="249"/>
        </table:table-row>
        <table:table-row table:style-name="ro22">
          <table:table-cell table:style-name="ce222" office:value-type="float" office:value="94">
            <text:p>94</text:p>
          </table:table-cell>
          <table:table-cell table:style-name="ce226" office:value-type="float" office:value="7300039464">
            <text:p>7300039464</text:p>
          </table:table-cell>
          <table:table-cell table:style-name="ce232" office:value-type="string">
            <text:p>电子商务法案例分析</text:p>
          </table:table-cell>
          <table:table-cell table:style-name="ce232" office:value-type="string">
            <text:p>张楚</text:p>
          </table:table-cell>
          <table:table-cell table:style-name="ce242" office:value-type="float" office:value="20">
            <text:p>20.00</text:p>
          </table:table-cell>
          <table:table-cell table:style-name="ce255" office:value-type="date" office:date-value="2002-04-29T02:23:25">
            <text:p>4/29/2002</text:p>
          </table:table-cell>
          <table:table-cell table:style-name="ce232" office:value-type="string">
            <text:p>中国人大</text:p>
          </table:table-cell>
          <table:table-cell table:number-columns-repeated="249"/>
        </table:table-row>
        <table:table-row table:style-name="ro22">
          <table:table-cell table:style-name="ce222" office:value-type="float" office:value="95">
            <text:p>95</text:p>
          </table:table-cell>
          <table:table-cell table:style-name="ce226" office:value-type="float" office:value="7500434065">
            <text:p>7500434065</text:p>
          </table:table-cell>
          <table:table-cell table:style-name="ce232" office:value-type="string">
            <text:p>&lt;&lt;医疗事故处理条例&gt;&gt;的理解与适用</text:p>
          </table:table-cell>
          <table:table-cell table:style-name="ce232" office:value-type="string">
            <text:p>唐德华</text:p>
          </table:table-cell>
          <table:table-cell table:style-name="ce242" office:value-type="float" office:value="39">
            <text:p>39.00</text:p>
          </table:table-cell>
          <table:table-cell table:style-name="ce255" office:value-type="date" office:date-value="2002-05-01T02:23:25">
            <text:p>5/1/2002</text:p>
          </table:table-cell>
          <table:table-cell table:style-name="ce232" office:value-type="string">
            <text:p>中国社科</text:p>
          </table:table-cell>
          <table:table-cell table:number-columns-repeated="249"/>
        </table:table-row>
        <table:table-row table:style-name="ro4">
          <table:table-cell table:style-name="ce5"/>
          <table:table-cell table:style-name="ce225"/>
          <table:table-cell table:style-name="ce19" office:value-type="string">
            <text:p><text:s text:c="13"/>常 <text:s text:c="2"/>销 <text:s text:c="2"/>书</text:p>
          </table:table-cell>
          <table:table-cell table:style-name="ce225"/>
          <table:table-cell table:style-name="ce241"/>
          <table:table-cell table:style-name="ce254"/>
          <table:table-cell table:style-name="ce260"/>
          <table:table-cell table:number-columns-repeated="249"/>
        </table:table-row>
        <table:table-row table:style-name="ro22">
          <table:table-cell table:style-name="ce222" office:value-type="float" office:value="96">
            <text:p>96</text:p>
          </table:table-cell>
          <table:table-cell table:style-name="ce226" office:value-type="float" office:value="7503636343">
            <text:p>7503636343</text:p>
          </table:table-cell>
          <table:table-cell table:style-name="ce226" office:value-type="string">
            <text:p>中国加入世界贸易组织法律文件[中英文对照]</text:p>
          </table:table-cell>
          <table:table-cell table:style-name="ce226"/>
          <table:table-cell table:style-name="ce244" office:value-type="float" office:value="280">
            <text:p>280.00</text:p>
          </table:table-cell>
          <table:table-cell table:style-name="ce256" office:value-type="date" office:date-value="2002-01-01">
            <text:p>1/1/2002</text:p>
          </table:table-cell>
          <table:table-cell table:style-name="ce226" office:value-type="string">
            <text:p>法律</text:p>
          </table:table-cell>
          <table:table-cell table:number-columns-repeated="249"/>
        </table:table-row>
        <table:table-row table:style-name="ro22">
          <table:table-cell table:style-name="ce222" office:value-type="float" office:value="97">
            <text:p>97</text:p>
          </table:table-cell>
          <table:table-cell table:style-name="ce226" office:value-type="float" office:value="7801612388">
            <text:p>7801612388</text:p>
          </table:table-cell>
          <table:table-cell table:style-name="ce226" office:value-type="string">
            <text:p>司法文件选[2001(1-12)](合订本)</text:p>
          </table:table-cell>
          <table:table-cell table:style-name="ce226"/>
          <table:table-cell table:style-name="ce244" office:value-type="float" office:value="38">
            <text:p>38.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98">
            <text:p>98</text:p>
          </table:table-cell>
          <table:table-cell table:style-name="ce226" office:value-type="float" office:value="7800839125">
            <text:p>7800839125</text:p>
          </table:table-cell>
          <table:table-cell table:style-name="ce226" office:value-type="string">
            <text:p>最高人民法院&lt;&lt;关于民事诉讼证据的若干规定&gt;&gt;的理解与适用</text:p>
          </table:table-cell>
          <table:table-cell table:style-name="ce226" office:value-type="string">
            <text:p>李国光</text:p>
          </table:table-cell>
          <table:table-cell table:style-name="ce244" office:value-type="float" office:value="39">
            <text:p>39.00</text:p>
          </table:table-cell>
          <table:table-cell table:style-name="ce256" office:value-type="date" office:date-value="2002-02-01">
            <text:p>2/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99">
            <text:p>99</text:p>
          </table:table-cell>
          <table:table-cell table:style-name="ce226" office:value-type="string">
            <text:p>720603943X</text:p>
          </table:table-cell>
          <table:table-cell table:style-name="ce226" office:value-type="string">
            <text:p>中华人民共和国法律全书(第14卷)</text:p>
          </table:table-cell>
          <table:table-cell table:style-name="ce226"/>
          <table:table-cell table:style-name="ce245" office:value-type="float" office:value="280">
            <text:p>280.00</text:p>
          </table:table-cell>
          <table:table-cell table:style-name="ce256" office:value-type="date" office:date-value="2002-04-01">
            <text:p>4/1/2002</text:p>
          </table:table-cell>
          <table:table-cell table:style-name="ce226" office:value-type="string">
            <text:p>吉林人民</text:p>
          </table:table-cell>
          <table:table-cell table:number-columns-repeated="249"/>
        </table:table-row>
        <table:table-row table:style-name="ro22">
          <table:table-cell table:style-name="ce222" office:value-type="float" office:value="100">
            <text:p>100</text:p>
          </table:table-cell>
          <table:table-cell table:style-name="ce226" office:value-type="float" office:value="7206039308">
            <text:p>7206039308</text:p>
          </table:table-cell>
          <table:table-cell table:style-name="ce226" office:value-type="string">
            <text:p>中华人民共和国法律全书(第15卷)(WTO专辑)</text:p>
          </table:table-cell>
          <table:table-cell table:style-name="ce226"/>
          <table:table-cell table:style-name="ce245" office:value-type="float" office:value="98">
            <text:p>98.00</text:p>
          </table:table-cell>
          <table:table-cell table:style-name="ce256" office:value-type="date" office:date-value="2002-03-01">
            <text:p>3/1/2002</text:p>
          </table:table-cell>
          <table:table-cell table:style-name="ce226" office:value-type="string">
            <text:p>吉林人民</text:p>
          </table:table-cell>
          <table:table-cell table:number-columns-repeated="249"/>
        </table:table-row>
        <table:table-row table:style-name="ro22">
          <table:table-cell table:style-name="ce222" office:value-type="float" office:value="101">
            <text:p>101</text:p>
          </table:table-cell>
          <table:table-cell table:style-name="ce226" office:value-type="float" office:value="7503635452">
            <text:p>7503635452</text:p>
          </table:table-cell>
          <table:table-cell table:style-name="ce226" office:value-type="string">
            <text:p>电子货币与法律</text:p>
          </table:table-cell>
          <table:table-cell table:style-name="ce226" office:value-type="string">
            <text:p>唐应茂</text:p>
          </table:table-cell>
          <table:table-cell table:style-name="ce244" office:value-type="float" office:value="18">
            <text:p>18.00</text:p>
          </table:table-cell>
          <table:table-cell table:style-name="ce256" office:value-type="date" office:date-value="2002-01-01">
            <text:p>1/1/2002</text:p>
          </table:table-cell>
          <table:table-cell table:style-name="ce226" office:value-type="string">
            <text:p>法律</text:p>
          </table:table-cell>
          <table:table-cell table:number-columns-repeated="249"/>
        </table:table-row>
        <table:table-row table:style-name="ro22">
          <table:table-cell table:style-name="ce222" office:value-type="float" office:value="102">
            <text:p>102</text:p>
          </table:table-cell>
          <table:table-cell table:style-name="ce226" office:value-type="float" office:value="7503635061">
            <text:p>7503635061</text:p>
          </table:table-cell>
          <table:table-cell table:style-name="ce226" office:value-type="string">
            <text:p>电子商务与WTO的作用</text:p>
          </table:table-cell>
          <table:table-cell table:style-name="ce226"/>
          <table:table-cell table:style-name="ce244" office:value-type="float" office:value="25">
            <text:p>25.00</text:p>
          </table:table-cell>
          <table:table-cell table:style-name="ce256" office:value-type="date" office:date-value="2002-01-01">
            <text:p>1/1/2002</text:p>
          </table:table-cell>
          <table:table-cell table:style-name="ce226" office:value-type="string">
            <text:p>法律</text:p>
          </table:table-cell>
          <table:table-cell table:number-columns-repeated="249"/>
        </table:table-row>
        <table:table-row table:style-name="ro22">
          <table:table-cell table:style-name="ce222" office:value-type="float" office:value="103">
            <text:p>103</text:p>
          </table:table-cell>
          <table:table-cell table:style-name="ce226" office:value-type="float" office:value="7503636017">
            <text:p>7503636017</text:p>
          </table:table-cell>
          <table:table-cell table:style-name="ce226" office:value-type="string">
            <text:p>民商法研究(第1-5辑)</text:p>
          </table:table-cell>
          <table:table-cell table:style-name="ce226" office:value-type="string">
            <text:p>王利明</text:p>
          </table:table-cell>
          <table:table-cell table:style-name="ce245" office:value-type="float" office:value="190">
            <text:p>190.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04">
            <text:p>104</text:p>
          </table:table-cell>
          <table:table-cell table:style-name="ce226" office:value-type="float" office:value="7503632194">
            <text:p>7503632194</text:p>
          </table:table-cell>
          <table:table-cell table:style-name="ce226" office:value-type="string">
            <text:p>乌拉圭回合多边贸易谈判结果.法律文本(中英文对照)</text:p>
          </table:table-cell>
          <table:table-cell table:style-name="ce226"/>
          <table:table-cell table:style-name="ce245" office:value-type="float" office:value="180">
            <text:p>180.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05">
            <text:p>105</text:p>
          </table:table-cell>
          <table:table-cell table:style-name="ce226" office:value-type="string">
            <text:p>750363507X</text:p>
          </table:table-cell>
          <table:table-cell table:style-name="ce226" office:value-type="string">
            <text:p>中国常用合同文书范本</text:p>
          </table:table-cell>
          <table:table-cell table:style-name="ce226" office:value-type="string">
            <text:p>孙林</text:p>
          </table:table-cell>
          <table:table-cell table:style-name="ce245" office:value-type="float" office:value="42">
            <text:p>42.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06">
            <text:p>106</text:p>
          </table:table-cell>
          <table:table-cell table:style-name="ce226" office:value-type="float" office:value="7503634251">
            <text:p>7503634251</text:p>
          </table:table-cell>
          <table:table-cell table:style-name="ce226" office:value-type="string">
            <text:p>人民法院裁判文书选(四川2000年卷)总第一卷</text:p>
          </table:table-cell>
          <table:table-cell table:style-name="ce226"/>
          <table:table-cell table:style-name="ce245" office:value-type="float" office:value="90">
            <text:p>90.00</text:p>
          </table:table-cell>
          <table:table-cell table:style-name="ce256" office:value-type="date" office:date-value="2001-09-01">
            <text:p>9/1/2001</text:p>
          </table:table-cell>
          <table:table-cell table:style-name="ce226" office:value-type="string">
            <text:p>法律</text:p>
          </table:table-cell>
          <table:table-cell table:number-columns-repeated="249"/>
        </table:table-row>
        <table:table-row table:style-name="ro22">
          <table:table-cell table:style-name="ce222" office:value-type="float" office:value="107">
            <text:p>107</text:p>
          </table:table-cell>
          <table:table-cell table:style-name="ce226" office:value-type="float" office:value="7503635037">
            <text:p>7503635037</text:p>
          </table:table-cell>
          <table:table-cell table:style-name="ce226" office:value-type="string">
            <text:p>人民法院裁判文书选(浙江2000年卷).续总第二卷</text:p>
          </table:table-cell>
          <table:table-cell table:style-name="ce226"/>
          <table:table-cell table:style-name="ce245" office:value-type="float" office:value="59">
            <text:p>59.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08">
            <text:p>108</text:p>
          </table:table-cell>
          <table:table-cell table:style-name="ce226" office:value-type="float" office:value="7503633913">
            <text:p>7503633913</text:p>
          </table:table-cell>
          <table:table-cell table:style-name="ce226" office:value-type="string">
            <text:p>人民法院裁判文书选(浙江2000年卷)</text:p>
          </table:table-cell>
          <table:table-cell table:style-name="ce226"/>
          <table:table-cell table:style-name="ce245" office:value-type="float" office:value="65">
            <text:p>65.00</text:p>
          </table:table-cell>
          <table:table-cell table:style-name="ce256" office:value-type="date" office:date-value="2001-06-01">
            <text:p>6/1/2001</text:p>
          </table:table-cell>
          <table:table-cell table:style-name="ce226" office:value-type="string">
            <text:p>法律</text:p>
          </table:table-cell>
          <table:table-cell table:number-columns-repeated="249"/>
        </table:table-row>
        <table:table-row table:style-name="ro22">
          <table:table-cell table:style-name="ce222" office:value-type="float" office:value="109">
            <text:p>109</text:p>
          </table:table-cell>
          <table:table-cell table:style-name="ce226" office:value-type="string">
            <text:p>750363605X</text:p>
          </table:table-cell>
          <table:table-cell table:style-name="ce226" office:value-type="string">
            <text:p>人民法院裁判文书选(甘肃2000年卷)</text:p>
          </table:table-cell>
          <table:table-cell table:style-name="ce226"/>
          <table:table-cell table:style-name="ce244" office:value-type="float" office:value="33">
            <text:p>33.00</text:p>
          </table:table-cell>
          <table:table-cell table:style-name="ce256" office:value-type="date" office:date-value="2002-01-01">
            <text:p>1/1/2002</text:p>
          </table:table-cell>
          <table:table-cell table:style-name="ce226" office:value-type="string">
            <text:p>法律</text:p>
          </table:table-cell>
          <table:table-cell table:number-columns-repeated="249"/>
        </table:table-row>
        <table:table-row table:style-name="ro22">
          <table:table-cell table:style-name="ce222" office:value-type="float" office:value="110">
            <text:p>110</text:p>
          </table:table-cell>
          <table:table-cell table:style-name="ce226" office:value-type="float" office:value="7503636122">
            <text:p>7503636122</text:p>
          </table:table-cell>
          <table:table-cell table:style-name="ce226" office:value-type="string">
            <text:p>人民法院裁判文书选(贵州2000年卷)</text:p>
          </table:table-cell>
          <table:table-cell table:style-name="ce226"/>
          <table:table-cell table:style-name="ce244" office:value-type="float" office:value="56">
            <text:p>56.00</text:p>
          </table:table-cell>
          <table:table-cell table:style-name="ce256" office:value-type="date" office:date-value="2002-02-01">
            <text:p>2/1/2002</text:p>
          </table:table-cell>
          <table:table-cell table:style-name="ce226" office:value-type="string">
            <text:p>法律</text:p>
          </table:table-cell>
          <table:table-cell table:number-columns-repeated="249"/>
        </table:table-row>
        <table:table-row table:style-name="ro22">
          <table:table-cell table:style-name="ce222" office:value-type="float" office:value="111">
            <text:p>111</text:p>
          </table:table-cell>
          <table:table-cell table:style-name="ce226" office:value-type="float" office:value="7503636254">
            <text:p>7503636254</text:p>
          </table:table-cell>
          <table:table-cell table:style-name="ce226" office:value-type="string">
            <text:p>人民法院裁判文书选(河北2000-2001年卷)</text:p>
          </table:table-cell>
          <table:table-cell table:style-name="ce226"/>
          <table:table-cell table:style-name="ce245" office:value-type="float" office:value="48">
            <text:p>48.00</text:p>
          </table:table-cell>
          <table:table-cell table:style-name="ce256" office:value-type="date" office:date-value="2002-01-01">
            <text:p>1/1/2002</text:p>
          </table:table-cell>
          <table:table-cell table:style-name="ce226" office:value-type="string">
            <text:p>法律</text:p>
          </table:table-cell>
          <table:table-cell table:number-columns-repeated="249"/>
        </table:table-row>
        <table:table-row table:style-name="ro22">
          <table:table-cell table:style-name="ce222" office:value-type="float" office:value="112">
            <text:p>112</text:p>
          </table:table-cell>
          <table:table-cell table:style-name="ce226" office:value-type="float" office:value="7503636556">
            <text:p>7503636556</text:p>
          </table:table-cell>
          <table:table-cell table:style-name="ce226" office:value-type="string">
            <text:p>人民法院裁判文书选(内蒙古2000年卷)(总第一卷)</text:p>
          </table:table-cell>
          <table:table-cell table:style-name="ce226"/>
          <table:table-cell table:style-name="ce245" office:value-type="float" office:value="58">
            <text:p>58.00</text:p>
          </table:table-cell>
          <table:table-cell table:style-name="ce256" office:value-type="date" office:date-value="2002-04-01">
            <text:p>4/1/2002</text:p>
          </table:table-cell>
          <table:table-cell table:style-name="ce226" office:value-type="string">
            <text:p>法律</text:p>
          </table:table-cell>
          <table:table-cell table:number-columns-repeated="249"/>
        </table:table-row>
        <table:table-row table:style-name="ro22">
          <table:table-cell table:style-name="ce222" office:value-type="float" office:value="113">
            <text:p>113</text:p>
          </table:table-cell>
          <table:table-cell table:style-name="ce226" office:value-type="float" office:value="7503635983">
            <text:p>7503635983</text:p>
          </table:table-cell>
          <table:table-cell table:style-name="ce226" office:value-type="string">
            <text:p>人民法院裁判文书选(四川2000年卷.续)</text:p>
          </table:table-cell>
          <table:table-cell table:style-name="ce226"/>
          <table:table-cell table:style-name="ce245" office:value-type="float" office:value="65">
            <text:p>65.00</text:p>
          </table:table-cell>
          <table:table-cell table:style-name="ce256" office:value-type="date" office:date-value="2002-02-01">
            <text:p>2/1/2002</text:p>
          </table:table-cell>
          <table:table-cell table:style-name="ce226" office:value-type="string">
            <text:p>法律</text:p>
          </table:table-cell>
          <table:table-cell table:number-columns-repeated="249"/>
        </table:table-row>
        <table:table-row table:style-name="ro22">
          <table:table-cell table:style-name="ce222" office:value-type="float" office:value="114">
            <text:p>114</text:p>
          </table:table-cell>
          <table:table-cell table:style-name="ce226" office:value-type="float" office:value="7503636513">
            <text:p>7503636513</text:p>
          </table:table-cell>
          <table:table-cell table:style-name="ce226" office:value-type="string">
            <text:p>人民法院裁判文书选(四川2001年卷)</text:p>
          </table:table-cell>
          <table:table-cell table:style-name="ce226"/>
          <table:table-cell table:style-name="ce245" office:value-type="float" office:value="66">
            <text:p>66.00</text:p>
          </table:table-cell>
          <table:table-cell table:style-name="ce256" office:value-type="date" office:date-value="2002-04-01">
            <text:p>4/1/2002</text:p>
          </table:table-cell>
          <table:table-cell table:style-name="ce226" office:value-type="string">
            <text:p>法律</text:p>
          </table:table-cell>
          <table:table-cell table:number-columns-repeated="249"/>
        </table:table-row>
        <table:table-row table:style-name="ro22">
          <table:table-cell table:style-name="ce222" office:value-type="float" office:value="115">
            <text:p>115</text:p>
          </table:table-cell>
          <table:table-cell table:style-name="ce226" office:value-type="string">
            <text:p>750363491X</text:p>
          </table:table-cell>
          <table:table-cell table:style-name="ce226" office:value-type="string">
            <text:p>人民法院裁判文书(河南2000年卷)</text:p>
          </table:table-cell>
          <table:table-cell table:style-name="ce226"/>
          <table:table-cell table:style-name="ce245" office:value-type="float" office:value="59">
            <text:p>59.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16">
            <text:p>116</text:p>
          </table:table-cell>
          <table:table-cell table:style-name="ce226" office:value-type="float" office:value="7503634642">
            <text:p>7503634642</text:p>
          </table:table-cell>
          <table:table-cell table:style-name="ce226" office:value-type="string">
            <text:p>人民法院裁判文书(吉林2000卷)</text:p>
          </table:table-cell>
          <table:table-cell table:style-name="ce226"/>
          <table:table-cell table:style-name="ce245" office:value-type="float" office:value="66">
            <text:p>66.00</text:p>
          </table:table-cell>
          <table:table-cell table:style-name="ce256" office:value-type="date" office:date-value="2001-10-01">
            <text:p>10/1/2001</text:p>
          </table:table-cell>
          <table:table-cell table:style-name="ce226" office:value-type="string">
            <text:p>法律</text:p>
          </table:table-cell>
          <table:table-cell table:number-columns-repeated="249"/>
        </table:table-row>
        <table:table-row table:style-name="ro22">
          <table:table-cell table:style-name="ce222" office:value-type="float" office:value="117">
            <text:p>117</text:p>
          </table:table-cell>
          <table:table-cell table:style-name="ce226" office:value-type="float" office:value="7503635223">
            <text:p>7503635223</text:p>
          </table:table-cell>
          <table:table-cell table:style-name="ce226" office:value-type="string">
            <text:p>人民法院裁判文书选（广东2000年卷)</text:p>
          </table:table-cell>
          <table:table-cell table:style-name="ce226"/>
          <table:table-cell table:style-name="ce245" office:value-type="float" office:value="89">
            <text:p>89.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18">
            <text:p>118</text:p>
          </table:table-cell>
          <table:table-cell table:style-name="ce226" office:value-type="float" office:value="7503634588">
            <text:p>7503634588</text:p>
          </table:table-cell>
          <table:table-cell table:style-name="ce226" office:value-type="string">
            <text:p>人民法院裁判文书(云南2000年卷)</text:p>
          </table:table-cell>
          <table:table-cell table:style-name="ce226"/>
          <table:table-cell table:style-name="ce244" office:value-type="float" office:value="62">
            <text:p>62.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19">
            <text:p>119</text:p>
          </table:table-cell>
          <table:table-cell table:style-name="ce226" office:value-type="float" office:value="7503635096">
            <text:p>7503635096</text:p>
          </table:table-cell>
          <table:table-cell table:style-name="ce226" office:value-type="string">
            <text:p>最高人民法院知识产权裁判文书选(第一卷)</text:p>
          </table:table-cell>
          <table:table-cell table:style-name="ce226"/>
          <table:table-cell table:style-name="ce245" office:value-type="float" office:value="65">
            <text:p>65.00</text:p>
          </table:table-cell>
          <table:table-cell table:style-name="ce256" office:value-type="date" office:date-value="2001-11-01">
            <text:p>11/1/2001</text:p>
          </table:table-cell>
          <table:table-cell table:style-name="ce226" office:value-type="string">
            <text:p>法律</text:p>
          </table:table-cell>
          <table:table-cell table:number-columns-repeated="249"/>
        </table:table-row>
        <table:table-row table:style-name="ro22">
          <table:table-cell table:style-name="ce222" office:value-type="float" office:value="120">
            <text:p>120</text:p>
          </table:table-cell>
          <table:table-cell table:style-name="ce226" office:value-type="float" office:value="7503633832">
            <text:p>7503633832</text:p>
          </table:table-cell>
          <table:table-cell table:style-name="ce226" office:value-type="string">
            <text:p>人民法院裁判文书(上海2000卷)</text:p>
          </table:table-cell>
          <table:table-cell table:style-name="ce226"/>
          <table:table-cell table:style-name="ce245" office:value-type="float" office:value="63">
            <text:p>63.00</text:p>
          </table:table-cell>
          <table:table-cell table:style-name="ce256" office:value-type="date" office:date-value="2001-06-01">
            <text:p>6/1/2001</text:p>
          </table:table-cell>
          <table:table-cell table:style-name="ce226" office:value-type="string">
            <text:p>法律</text:p>
          </table:table-cell>
          <table:table-cell table:number-columns-repeated="249"/>
        </table:table-row>
        <table:table-row table:style-name="ro22">
          <table:table-cell table:style-name="ce222" office:value-type="float" office:value="121">
            <text:p>121</text:p>
          </table:table-cell>
          <table:table-cell table:style-name="ce226" office:value-type="float" office:value="7503633697">
            <text:p>7503633697</text:p>
          </table:table-cell>
          <table:table-cell table:style-name="ce226" office:value-type="string">
            <text:p>人民法院裁判文书选(北京2000年卷)</text:p>
          </table:table-cell>
          <table:table-cell table:style-name="ce226"/>
          <table:table-cell table:style-name="ce245" office:value-type="float" office:value="86">
            <text:p>86.00</text:p>
          </table:table-cell>
          <table:table-cell table:style-name="ce256" office:value-type="date" office:date-value="2001-06-01">
            <text:p>6/1/2001</text:p>
          </table:table-cell>
          <table:table-cell table:style-name="ce226" office:value-type="string">
            <text:p>法律</text:p>
          </table:table-cell>
          <table:table-cell table:number-columns-repeated="249"/>
        </table:table-row>
        <table:table-row table:style-name="ro22">
          <table:table-cell table:style-name="ce222" office:value-type="float" office:value="122">
            <text:p>122</text:p>
          </table:table-cell>
          <table:table-cell table:style-name="ce226" office:value-type="float" office:value="7503635711">
            <text:p>7503635711</text:p>
          </table:table-cell>
          <table:table-cell table:style-name="ce226" office:value-type="string">
            <text:p>公司法的展开与评判方法.判例.制度</text:p>
          </table:table-cell>
          <table:table-cell table:style-name="ce226" office:value-type="string">
            <text:p>蒋大兴</text:p>
          </table:table-cell>
          <table:table-cell table:style-name="ce245" office:value-type="float" office:value="39">
            <text:p>39.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23">
            <text:p>123</text:p>
          </table:table-cell>
          <table:table-cell table:style-name="ce226" office:value-type="float" office:value="7503636203">
            <text:p>7503636203</text:p>
          </table:table-cell>
          <table:table-cell table:style-name="ce226" office:value-type="string">
            <text:p>金融审判案例研究(2001年卷)</text:p>
          </table:table-cell>
          <table:table-cell table:style-name="ce226"/>
          <table:table-cell table:style-name="ce245" office:value-type="float" office:value="78">
            <text:p>78.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24">
            <text:p>124</text:p>
          </table:table-cell>
          <table:table-cell table:style-name="ce226" office:value-type="float" office:value="7503634979">
            <text:p>7503634979</text:p>
          </table:table-cell>
          <table:table-cell table:style-name="ce226" office:value-type="string">
            <text:p>经济审判指导与参考第4卷</text:p>
          </table:table-cell>
          <table:table-cell table:style-name="ce226"/>
          <table:table-cell table:style-name="ce245" office:value-type="float" office:value="29">
            <text:p>29.00</text:p>
          </table:table-cell>
          <table:table-cell table:style-name="ce256" office:value-type="date" office:date-value="2001-11-01">
            <text:p>11/1/2001</text:p>
          </table:table-cell>
          <table:table-cell table:style-name="ce226" office:value-type="string">
            <text:p>法律</text:p>
          </table:table-cell>
          <table:table-cell table:number-columns-repeated="249"/>
        </table:table-row>
        <table:table-row table:style-name="ro22">
          <table:table-cell table:style-name="ce222" office:value-type="float" office:value="125">
            <text:p>125</text:p>
          </table:table-cell>
          <table:table-cell table:style-name="ce226" office:value-type="string">
            <text:p>750363409X</text:p>
          </table:table-cell>
          <table:table-cell table:style-name="ce226" office:value-type="string">
            <text:p>民事审判指导与参考(2001年第3卷)总第7卷</text:p>
          </table:table-cell>
          <table:table-cell table:style-name="ce226"/>
          <table:table-cell table:style-name="ce245" office:value-type="float" office:value="29">
            <text:p>29.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26">
            <text:p>126</text:p>
          </table:table-cell>
          <table:table-cell table:style-name="ce226" office:value-type="float" office:value="7503635541">
            <text:p>7503635541</text:p>
          </table:table-cell>
          <table:table-cell table:style-name="ce226" office:value-type="string">
            <text:p>商业银行常用法律手册</text:p>
          </table:table-cell>
          <table:table-cell table:style-name="ce226" office:value-type="string">
            <text:p>朱克鹏</text:p>
          </table:table-cell>
          <table:table-cell table:style-name="ce245" office:value-type="float" office:value="48">
            <text:p>48.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27">
            <text:p>127</text:p>
          </table:table-cell>
          <table:table-cell table:style-name="ce226" office:value-type="float" office:value="7503636432">
            <text:p>7503636432</text:p>
          </table:table-cell>
          <table:table-cell table:style-name="ce226" office:value-type="string">
            <text:p>房屋拆迁实务</text:p>
          </table:table-cell>
          <table:table-cell table:style-name="ce226" office:value-type="string">
            <text:p>王才亮</text:p>
          </table:table-cell>
          <table:table-cell table:style-name="ce245" office:value-type="float" office:value="29">
            <text:p>29.00</text:p>
          </table:table-cell>
          <table:table-cell table:style-name="ce256" office:value-type="date" office:date-value="2002-04-01">
            <text:p>4/1/2002</text:p>
          </table:table-cell>
          <table:table-cell table:style-name="ce226" office:value-type="string">
            <text:p>法律</text:p>
          </table:table-cell>
          <table:table-cell table:number-columns-repeated="249"/>
        </table:table-row>
        <table:table-row table:style-name="ro22">
          <table:table-cell table:style-name="ce222" office:value-type="float" office:value="128">
            <text:p>128</text:p>
          </table:table-cell>
          <table:table-cell table:style-name="ce226" office:value-type="float" office:value="7503635770">
            <text:p>7503635770</text:p>
          </table:table-cell>
          <table:table-cell table:style-name="ce226" office:value-type="string">
            <text:p>复旦民商法学评论(总第1期)</text:p>
          </table:table-cell>
          <table:table-cell table:style-name="ce226"/>
          <table:table-cell table:style-name="ce245" office:value-type="float" office:value="39">
            <text:p>39.00</text:p>
          </table:table-cell>
          <table:table-cell table:style-name="ce256" office:value-type="date" office:date-value="2002-03-01">
            <text:p>3/1/2002</text:p>
          </table:table-cell>
          <table:table-cell table:style-name="ce226" office:value-type="string">
            <text:p>法律</text:p>
          </table:table-cell>
          <table:table-cell table:number-columns-repeated="249"/>
        </table:table-row>
        <table:table-row table:style-name="ro22">
          <table:table-cell table:style-name="ce222" office:value-type="float" office:value="129">
            <text:p>129</text:p>
          </table:table-cell>
          <table:table-cell table:style-name="ce226" office:value-type="float" office:value="7503635967">
            <text:p>7503635967</text:p>
          </table:table-cell>
          <table:table-cell table:style-name="ce226" office:value-type="string">
            <text:p>合同法导论(第五版)</text:p>
          </table:table-cell>
          <table:table-cell table:style-name="ce226" office:value-type="string">
            <text:p>阿狄亚</text:p>
          </table:table-cell>
          <table:table-cell table:style-name="ce245" office:value-type="float" office:value="32">
            <text:p>32.00</text:p>
          </table:table-cell>
          <table:table-cell table:style-name="ce256" office:value-type="date" office:date-value="2002-04-01">
            <text:p>4/1/2002</text:p>
          </table:table-cell>
          <table:table-cell table:style-name="ce226" office:value-type="string">
            <text:p>法律</text:p>
          </table:table-cell>
          <table:table-cell table:number-columns-repeated="249"/>
        </table:table-row>
        <table:table-row table:style-name="ro22">
          <table:table-cell table:style-name="ce222" office:value-type="float" office:value="130">
            <text:p>130</text:p>
          </table:table-cell>
          <table:table-cell table:style-name="ce226" office:value-type="string">
            <text:p>750363653X</text:p>
          </table:table-cell>
          <table:table-cell table:style-name="ce226" office:value-type="string">
            <text:p>美国民事诉讼的真谛</text:p>
          </table:table-cell>
          <table:table-cell table:style-name="ce226" office:value-type="string">
            <text:p>史蒂文.苏本</text:p>
          </table:table-cell>
          <table:table-cell table:style-name="ce245" office:value-type="float" office:value="24">
            <text:p>24.00</text:p>
          </table:table-cell>
          <table:table-cell table:style-name="ce256" office:value-type="date" office:date-value="2002-04-01">
            <text:p>4/1/2002</text:p>
          </table:table-cell>
          <table:table-cell table:style-name="ce226" office:value-type="string">
            <text:p>法律</text:p>
          </table:table-cell>
          <table:table-cell table:number-columns-repeated="249"/>
        </table:table-row>
        <table:table-row table:style-name="ro22">
          <table:table-cell table:style-name="ce222" office:value-type="float" office:value="131">
            <text:p>131</text:p>
          </table:table-cell>
          <table:table-cell table:style-name="ce226" office:value-type="float" office:value="7503636289">
            <text:p>7503636289</text:p>
          </table:table-cell>
          <table:table-cell table:style-name="ce226" office:value-type="string">
            <text:p>现代物权法专论</text:p>
          </table:table-cell>
          <table:table-cell table:style-name="ce226" office:value-type="string">
            <text:p>余能斌</text:p>
          </table:table-cell>
          <table:table-cell table:style-name="ce245" office:value-type="float" office:value="27">
            <text:p>27.00</text:p>
          </table:table-cell>
          <table:table-cell table:style-name="ce256" office:value-type="date" office:date-value="2002-03-01">
            <text:p>3/1/2002</text:p>
          </table:table-cell>
          <table:table-cell table:style-name="ce226" office:value-type="string">
            <text:p>法律</text:p>
          </table:table-cell>
          <table:table-cell table:number-columns-repeated="249"/>
        </table:table-row>
        <table:table-row table:style-name="ro22">
          <table:table-cell table:style-name="ce222" office:value-type="float" office:value="132">
            <text:p>132</text:p>
          </table:table-cell>
          <table:table-cell table:style-name="ce226" office:value-type="float" office:value="7503635347">
            <text:p>7503635347</text:p>
          </table:table-cell>
          <table:table-cell table:style-name="ce226" office:value-type="string">
            <text:p>刑法疑案研究</text:p>
          </table:table-cell>
          <table:table-cell table:style-name="ce226" office:value-type="string">
            <text:p>陈兴良</text:p>
          </table:table-cell>
          <table:table-cell table:style-name="ce245" office:value-type="float" office:value="28">
            <text:p>28.00</text:p>
          </table:table-cell>
          <table:table-cell table:style-name="ce256" office:value-type="date" office:date-value="2002-02-01">
            <text:p>2/1/2002</text:p>
          </table:table-cell>
          <table:table-cell table:style-name="ce226" office:value-type="string">
            <text:p>法律</text:p>
          </table:table-cell>
          <table:table-cell table:number-columns-repeated="249"/>
        </table:table-row>
        <table:table-row table:style-name="ro22">
          <table:table-cell table:style-name="ce222" office:value-type="float" office:value="133">
            <text:p>133</text:p>
          </table:table-cell>
          <table:table-cell table:style-name="ce226" office:value-type="string">
            <text:p>750363670X</text:p>
          </table:table-cell>
          <table:table-cell table:style-name="ce226" office:value-type="string">
            <text:p>刑事诉讼原理与改革</text:p>
          </table:table-cell>
          <table:table-cell table:style-name="ce226" office:value-type="string">
            <text:p>谭世贵</text:p>
          </table:table-cell>
          <table:table-cell table:style-name="ce245" office:value-type="float" office:value="26">
            <text:p>26.00</text:p>
          </table:table-cell>
          <table:table-cell table:style-name="ce256" office:value-type="date" office:date-value="2002-04-01">
            <text:p>4/1/2002</text:p>
          </table:table-cell>
          <table:table-cell table:style-name="ce226" office:value-type="string">
            <text:p>法律</text:p>
          </table:table-cell>
          <table:table-cell table:number-columns-repeated="249"/>
        </table:table-row>
        <table:table-row table:style-name="ro22">
          <table:table-cell table:style-name="ce222" office:value-type="float" office:value="134">
            <text:p>134</text:p>
          </table:table-cell>
          <table:table-cell table:style-name="ce226" office:value-type="float" office:value="7503635665">
            <text:p>7503635665</text:p>
          </table:table-cell>
          <table:table-cell table:style-name="ce226" office:value-type="string">
            <text:p>中国房地产法研究</text:p>
          </table:table-cell>
          <table:table-cell table:style-name="ce226" office:value-type="string">
            <text:p>蔡耀忠</text:p>
          </table:table-cell>
          <table:table-cell table:style-name="ce244" office:value-type="float" office:value="38">
            <text:p>38.00</text:p>
          </table:table-cell>
          <table:table-cell table:style-name="ce256" office:value-type="date" office:date-value="2002-02-01">
            <text:p>2/1/2002</text:p>
          </table:table-cell>
          <table:table-cell table:style-name="ce226" office:value-type="string">
            <text:p>法律</text:p>
          </table:table-cell>
          <table:table-cell table:number-columns-repeated="249"/>
        </table:table-row>
        <table:table-row table:style-name="ro22">
          <table:table-cell table:style-name="ce222" office:value-type="float" office:value="135">
            <text:p>135</text:p>
          </table:table-cell>
          <table:table-cell table:style-name="ce226" office:value-type="string">
            <text:p>750363152X</text:p>
          </table:table-cell>
          <table:table-cell table:style-name="ce226" office:value-type="string">
            <text:p>中国国际私法与比较法年刊(2000)(第三卷)</text:p>
          </table:table-cell>
          <table:table-cell table:style-name="ce226"/>
          <table:table-cell table:style-name="ce244" office:value-type="float" office:value="46">
            <text:p>46.00</text:p>
          </table:table-cell>
          <table:table-cell table:style-name="ce256" office:value-type="date" office:date-value="2002-04-01">
            <text:p>4/1/2002</text:p>
          </table:table-cell>
          <table:table-cell table:style-name="ce226" office:value-type="string">
            <text:p>法律</text:p>
          </table:table-cell>
          <table:table-cell table:number-columns-repeated="249"/>
        </table:table-row>
        <table:table-row table:style-name="ro22">
          <table:table-cell table:style-name="ce222" office:value-type="float" office:value="136">
            <text:p>136</text:p>
          </table:table-cell>
          <table:table-cell table:style-name="ce226" office:value-type="float" office:value="7503637145">
            <text:p>7503637145</text:p>
          </table:table-cell>
          <table:table-cell table:style-name="ce226" office:value-type="string">
            <text:p>中华人民共和国对外经济贸易法律法规规章新编(第一辑)</text:p>
          </table:table-cell>
          <table:table-cell table:style-name="ce235"/>
          <table:table-cell table:style-name="ce244" office:value-type="float" office:value="98">
            <text:p>98.00</text:p>
          </table:table-cell>
          <table:table-cell table:style-name="ce256" office:value-type="date" office:date-value="2002-04-01">
            <text:p>4/1/2002</text:p>
          </table:table-cell>
          <table:table-cell table:style-name="ce226" office:value-type="string">
            <text:p>法律</text:p>
          </table:table-cell>
          <table:table-cell table:number-columns-repeated="249"/>
        </table:table-row>
        <table:table-row table:style-name="ro22">
          <table:table-cell table:style-name="ce222" office:value-type="float" office:value="137">
            <text:p>137</text:p>
          </table:table-cell>
          <table:table-cell table:style-name="ce226" office:value-type="float" office:value="7503636629">
            <text:p>7503636629</text:p>
          </table:table-cell>
          <table:table-cell table:style-name="ce226" office:value-type="string">
            <text:p>走私犯罪论</text:p>
          </table:table-cell>
          <table:table-cell table:style-name="ce226" office:value-type="string">
            <text:p>陈晖</text:p>
          </table:table-cell>
          <table:table-cell table:style-name="ce244" office:value-type="float" office:value="25">
            <text:p>25.00</text:p>
          </table:table-cell>
          <table:table-cell table:style-name="ce256" office:value-type="date" office:date-value="2002-04-01">
            <text:p>4/1/2002</text:p>
          </table:table-cell>
          <table:table-cell table:style-name="ce226" office:value-type="string">
            <text:p>法律</text:p>
          </table:table-cell>
          <table:table-cell table:number-columns-repeated="249"/>
        </table:table-row>
        <table:table-row table:style-name="ro24">
          <table:table-cell table:style-name="ce222" office:value-type="float" office:value="138">
            <text:p>138</text:p>
          </table:table-cell>
          <table:table-cell table:style-name="ce226" office:value-type="float" office:value="7503636009">
            <text:p>7503636009</text:p>
          </table:table-cell>
          <table:table-cell table:style-name="ce226" office:value-type="string">
            <text:p>合同纠纷的预防与解决</text:p>
          </table:table-cell>
          <table:table-cell table:style-name="ce226" office:value-type="string">
            <text:p>王宝发</text:p>
          </table:table-cell>
          <table:table-cell table:style-name="ce246" office:value-type="float" office:value="12">
            <text:p>12.00</text:p>
          </table:table-cell>
          <table:table-cell table:style-name="ce256" office:value-type="date" office:date-value="2002-01-01">
            <text:p>1/1/2002</text:p>
          </table:table-cell>
          <table:table-cell table:style-name="ce226" office:value-type="string">
            <text:p>法律</text:p>
          </table:table-cell>
          <table:table-cell table:number-columns-repeated="249"/>
        </table:table-row>
        <table:table-row table:style-name="ro22">
          <table:table-cell table:style-name="ce222" office:value-type="float" office:value="139">
            <text:p>139</text:p>
          </table:table-cell>
          <table:table-cell table:style-name="ce226" office:value-type="float" office:value="7503636084">
            <text:p>7503636084</text:p>
          </table:table-cell>
          <table:table-cell table:style-name="ce226" office:value-type="string">
            <text:p>建设工程常用法律文书范本</text:p>
          </table:table-cell>
          <table:table-cell table:style-name="ce226" office:value-type="string">
            <text:p>孙林</text:p>
          </table:table-cell>
          <table:table-cell table:style-name="ce245" office:value-type="float" office:value="25">
            <text:p>25.00</text:p>
          </table:table-cell>
          <table:table-cell table:style-name="ce256" office:value-type="date" office:date-value="2002-01-01">
            <text:p>1/1/2002</text:p>
          </table:table-cell>
          <table:table-cell table:style-name="ce226" office:value-type="string">
            <text:p>法律</text:p>
          </table:table-cell>
          <table:table-cell table:number-columns-repeated="249"/>
        </table:table-row>
        <table:table-row table:style-name="ro22">
          <table:table-cell table:style-name="ce222" office:value-type="float" office:value="140">
            <text:p>140</text:p>
          </table:table-cell>
          <table:table-cell table:style-name="ce226" office:value-type="float" office:value="7503634804">
            <text:p>7503634804</text:p>
          </table:table-cell>
          <table:table-cell table:style-name="ce226" office:value-type="string">
            <text:p>欧洲比较侵权行为法(上.下册)</text:p>
          </table:table-cell>
          <table:table-cell table:style-name="ce236" office:value-type="string">
            <text:p>克雷斯蒂安.冯.巴</text:p>
          </table:table-cell>
          <table:table-cell table:style-name="ce245" office:value-type="float" office:value="245">
            <text:p>245.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41">
            <text:p>141</text:p>
          </table:table-cell>
          <table:table-cell table:style-name="ce226" office:value-type="float" office:value="7503635525">
            <text:p>7503635525</text:p>
          </table:table-cell>
          <table:table-cell table:style-name="ce226" office:value-type="string">
            <text:p>金融法律手册(增补本)</text:p>
          </table:table-cell>
          <table:table-cell table:style-name="ce226"/>
          <table:table-cell table:style-name="ce245" office:value-type="float" office:value="42">
            <text:p>42.00</text:p>
          </table:table-cell>
          <table:table-cell table:style-name="ce256" office:value-type="date" office:date-value="2002-01-01">
            <text:p>1/1/2002</text:p>
          </table:table-cell>
          <table:table-cell table:style-name="ce226" office:value-type="string">
            <text:p>法律</text:p>
          </table:table-cell>
          <table:table-cell table:number-columns-repeated="249"/>
        </table:table-row>
        <table:table-row table:style-name="ro22">
          <table:table-cell table:style-name="ce222" office:value-type="float" office:value="142">
            <text:p>142</text:p>
          </table:table-cell>
          <table:table-cell table:style-name="ce226" office:value-type="float" office:value="7503635754">
            <text:p>7503635754</text:p>
          </table:table-cell>
          <table:table-cell table:style-name="ce226" office:value-type="string">
            <text:p>电信业法律实务</text:p>
          </table:table-cell>
          <table:table-cell table:style-name="ce226" office:value-type="string">
            <text:p>白永忠</text:p>
          </table:table-cell>
          <table:table-cell table:style-name="ce245" office:value-type="float" office:value="42">
            <text:p>42.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43">
            <text:p>143</text:p>
          </table:table-cell>
          <table:table-cell table:style-name="ce226" office:value-type="string">
            <text:p>750362132X</text:p>
          </table:table-cell>
          <table:table-cell table:style-name="ce226" office:value-type="string">
            <text:p>法律小全书(2002年版)</text:p>
          </table:table-cell>
          <table:table-cell table:style-name="ce226"/>
          <table:table-cell table:style-name="ce245" office:value-type="float" office:value="148">
            <text:p>148.00</text:p>
          </table:table-cell>
          <table:table-cell table:style-name="ce256" office:value-type="date" office:date-value="2002-01-01">
            <text:p>1/1/2002</text:p>
          </table:table-cell>
          <table:table-cell table:style-name="ce226" office:value-type="string">
            <text:p>法律</text:p>
          </table:table-cell>
          <table:table-cell table:number-columns-repeated="249"/>
        </table:table-row>
        <table:table-row table:style-name="ro22">
          <table:table-cell table:style-name="ce222" office:value-type="float" office:value="144">
            <text:p>144</text:p>
          </table:table-cell>
          <table:table-cell table:style-name="ce226" office:value-type="string">
            <text:p>756202037X</text:p>
          </table:table-cell>
          <table:table-cell table:style-name="ce226" office:value-type="string">
            <text:p>当代中国刑法新境域</text:p>
          </table:table-cell>
          <table:table-cell table:style-name="ce226" office:value-type="string">
            <text:p>陈兴良</text:p>
          </table:table-cell>
          <table:table-cell table:style-name="ce245" office:value-type="float" office:value="58">
            <text:p>58.00</text:p>
          </table:table-cell>
          <table:table-cell table:style-name="ce256" office:value-type="date" office:date-value="2002-03-01">
            <text:p>3/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145">
            <text:p>145</text:p>
          </table:table-cell>
          <table:table-cell table:style-name="ce226" office:value-type="float" office:value="7562022135">
            <text:p>7562022135</text:p>
          </table:table-cell>
          <table:table-cell table:style-name="ce226" office:value-type="string">
            <text:p>民法原理与实务</text:p>
          </table:table-cell>
          <table:table-cell table:style-name="ce226"/>
          <table:table-cell table:style-name="ce245" office:value-type="float" office:value="26">
            <text:p>26.00</text:p>
          </table:table-cell>
          <table:table-cell table:style-name="ce256" office:value-type="date" office:date-value="2002-03-01">
            <text:p>3/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146">
            <text:p>146</text:p>
          </table:table-cell>
          <table:table-cell table:style-name="ce226" office:value-type="float" office:value="7562021899">
            <text:p>7562021899</text:p>
          </table:table-cell>
          <table:table-cell table:style-name="ce226" office:value-type="string">
            <text:p>刑法各罪的法理与实用</text:p>
          </table:table-cell>
          <table:table-cell table:style-name="ce226" office:value-type="string">
            <text:p>宣炳昭</text:p>
          </table:table-cell>
          <table:table-cell table:style-name="ce245" office:value-type="float" office:value="34">
            <text:p>34.00</text:p>
          </table:table-cell>
          <table:table-cell table:style-name="ce256" office:value-type="date" office:date-value="2002-03-01">
            <text:p>3/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147">
            <text:p>147</text:p>
          </table:table-cell>
          <table:table-cell table:style-name="ce226" office:value-type="float" office:value="7562021740">
            <text:p>7562021740</text:p>
          </table:table-cell>
          <table:table-cell table:style-name="ce226" office:value-type="string">
            <text:p>银行跨国业务中的抵销问题研究</text:p>
          </table:table-cell>
          <table:table-cell table:style-name="ce226" office:value-type="string">
            <text:p>张学安</text:p>
          </table:table-cell>
          <table:table-cell table:style-name="ce245" office:value-type="float" office:value="18">
            <text:p>18.00</text:p>
          </table:table-cell>
          <table:table-cell table:style-name="ce256" office:value-type="date" office:date-value="2002-04-01">
            <text:p>4/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148">
            <text:p>148</text:p>
          </table:table-cell>
          <table:table-cell table:style-name="ce226" office:value-type="float" office:value="7562020396">
            <text:p>7562020396</text:p>
          </table:table-cell>
          <table:table-cell table:style-name="ce226" office:value-type="string">
            <text:p>民法债编总论</text:p>
          </table:table-cell>
          <table:table-cell table:style-name="ce226" office:value-type="string">
            <text:p>黄立</text:p>
          </table:table-cell>
          <table:table-cell table:style-name="ce245" office:value-type="float" office:value="46">
            <text:p>46.00</text:p>
          </table:table-cell>
          <table:table-cell table:style-name="ce256" office:value-type="date" office:date-value="2002-04-01">
            <text:p>4/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149">
            <text:p>149</text:p>
          </table:table-cell>
          <table:table-cell table:style-name="ce226" office:value-type="float" office:value="7562022089">
            <text:p>7562022089</text:p>
          </table:table-cell>
          <table:table-cell table:style-name="ce226" office:value-type="string">
            <text:p>民法总则</text:p>
          </table:table-cell>
          <table:table-cell table:style-name="ce226" office:value-type="string">
            <text:p>黄立</text:p>
          </table:table-cell>
          <table:table-cell table:style-name="ce244" office:value-type="float" office:value="32">
            <text:p>32.00</text:p>
          </table:table-cell>
          <table:table-cell table:style-name="ce256" office:value-type="date" office:date-value="2002-01-01">
            <text:p>1/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150">
            <text:p>150</text:p>
          </table:table-cell>
          <table:table-cell table:style-name="ce226" office:value-type="float" office:value="7562021260">
            <text:p>7562021260</text:p>
          </table:table-cell>
          <table:table-cell table:style-name="ce226" office:value-type="string">
            <text:p>民法诸问题与新展望</text:p>
          </table:table-cell>
          <table:table-cell table:style-name="ce226" office:value-type="string">
            <text:p>刘得宽</text:p>
          </table:table-cell>
          <table:table-cell table:style-name="ce245" office:value-type="float" office:value="39">
            <text:p>39.00</text:p>
          </table:table-cell>
          <table:table-cell table:style-name="ce256" office:value-type="date" office:date-value="2002-01-01">
            <text:p>1/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151">
            <text:p>151</text:p>
          </table:table-cell>
          <table:table-cell table:style-name="ce226" office:value-type="float" office:value="7562021767">
            <text:p>7562021767</text:p>
          </table:table-cell>
          <table:table-cell table:style-name="ce226" office:value-type="string">
            <text:p>中国民法典起草思路论战</text:p>
          </table:table-cell>
          <table:table-cell table:style-name="ce226" office:value-type="string">
            <text:p>徐国栋</text:p>
          </table:table-cell>
          <table:table-cell table:style-name="ce245" office:value-type="float" office:value="29">
            <text:p>29.00</text:p>
          </table:table-cell>
          <table:table-cell table:style-name="ce256" office:value-type="date" office:date-value="2001-10-01">
            <text:p>10/1/2001</text:p>
          </table:table-cell>
          <table:table-cell table:style-name="ce226" office:value-type="string">
            <text:p>政法大学</text:p>
          </table:table-cell>
          <table:table-cell table:number-columns-repeated="249"/>
        </table:table-row>
        <table:table-row table:style-name="ro22">
          <table:table-cell table:style-name="ce222" office:value-type="float" office:value="152">
            <text:p>152</text:p>
          </table:table-cell>
          <table:table-cell table:style-name="ce226" office:value-type="float" office:value="7562021023">
            <text:p>7562021023</text:p>
          </table:table-cell>
          <table:table-cell table:style-name="ce226" office:value-type="string">
            <text:p>损害赔偿法原理</text:p>
          </table:table-cell>
          <table:table-cell table:style-name="ce226" office:value-type="string">
            <text:p>曾世雄</text:p>
          </table:table-cell>
          <table:table-cell table:style-name="ce244" office:value-type="float" office:value="24">
            <text:p>24.00</text:p>
          </table:table-cell>
          <table:table-cell table:style-name="ce256" office:value-type="date" office:date-value="2001-10-01">
            <text:p>10/1/2001</text:p>
          </table:table-cell>
          <table:table-cell table:style-name="ce226" office:value-type="string">
            <text:p>政法大学</text:p>
          </table:table-cell>
          <table:table-cell table:number-columns-repeated="249"/>
        </table:table-row>
        <table:table-row table:style-name="ro22">
          <table:table-cell table:style-name="ce222" office:value-type="float" office:value="153">
            <text:p>153</text:p>
          </table:table-cell>
          <table:table-cell table:style-name="ce226" office:value-type="float" office:value="7562021864">
            <text:p>7562021864</text:p>
          </table:table-cell>
          <table:table-cell table:style-name="ce226" office:value-type="string">
            <text:p>民法物权(第1卷)通则.所有权</text:p>
          </table:table-cell>
          <table:table-cell table:style-name="ce226" office:value-type="string">
            <text:p>王泽鉴</text:p>
          </table:table-cell>
          <table:table-cell table:style-name="ce244" office:value-type="float" office:value="28">
            <text:p>28.00</text:p>
          </table:table-cell>
          <table:table-cell table:style-name="ce256" office:value-type="date" office:date-value="2001-10-01">
            <text:p>10/1/2001</text:p>
          </table:table-cell>
          <table:table-cell table:style-name="ce226" office:value-type="string">
            <text:p>政法大学</text:p>
          </table:table-cell>
          <table:table-cell table:number-columns-repeated="249"/>
        </table:table-row>
        <table:table-row table:style-name="ro22">
          <table:table-cell table:style-name="ce222" office:value-type="float" office:value="154">
            <text:p>154</text:p>
          </table:table-cell>
          <table:table-cell table:style-name="ce226" office:value-type="float" office:value="7562021872">
            <text:p>7562021872</text:p>
          </table:table-cell>
          <table:table-cell table:style-name="ce226" office:value-type="string">
            <text:p>民法物权(第2卷)用益物权.占有</text:p>
          </table:table-cell>
          <table:table-cell table:style-name="ce226" office:value-type="string">
            <text:p>王泽鉴</text:p>
          </table:table-cell>
          <table:table-cell table:style-name="ce244" office:value-type="float" office:value="30">
            <text:p>30.00</text:p>
          </table:table-cell>
          <table:table-cell table:style-name="ce256" office:value-type="date" office:date-value="2001-10-01">
            <text:p>10/1/2001</text:p>
          </table:table-cell>
          <table:table-cell table:style-name="ce226" office:value-type="string">
            <text:p>政法大学</text:p>
          </table:table-cell>
          <table:table-cell table:number-columns-repeated="249"/>
        </table:table-row>
        <table:table-row table:style-name="ro22">
          <table:table-cell table:style-name="ce222" office:value-type="float" office:value="155">
            <text:p>155</text:p>
          </table:table-cell>
          <table:table-cell table:style-name="ce226" office:value-type="float" office:value="7562020310">
            <text:p>7562020310</text:p>
          </table:table-cell>
          <table:table-cell table:style-name="ce226" office:value-type="string">
            <text:p>法律思维与民法实例</text:p>
          </table:table-cell>
          <table:table-cell table:style-name="ce226" office:value-type="string">
            <text:p>王泽鉴</text:p>
          </table:table-cell>
          <table:table-cell table:style-name="ce244" office:value-type="float" office:value="27">
            <text:p>27.00</text:p>
          </table:table-cell>
          <table:table-cell table:style-name="ce256" office:value-type="date" office:date-value="2001-07-01">
            <text:p>7/1/2001</text:p>
          </table:table-cell>
          <table:table-cell table:style-name="ce226" office:value-type="string">
            <text:p>政法大学</text:p>
          </table:table-cell>
          <table:table-cell table:number-columns-repeated="249"/>
        </table:table-row>
        <table:table-row table:style-name="ro22">
          <table:table-cell table:style-name="ce222" office:value-type="float" office:value="156">
            <text:p>156</text:p>
          </table:table-cell>
          <table:table-cell table:style-name="ce226" office:value-type="float" office:value="7562020736">
            <text:p>7562020736</text:p>
          </table:table-cell>
          <table:table-cell table:style-name="ce226" office:value-type="string">
            <text:p>民法总则(增订版)</text:p>
          </table:table-cell>
          <table:table-cell table:style-name="ce226" office:value-type="string">
            <text:p>王泽鉴</text:p>
          </table:table-cell>
          <table:table-cell table:style-name="ce244" office:value-type="float" office:value="39">
            <text:p>39.00</text:p>
          </table:table-cell>
          <table:table-cell table:style-name="ce256" office:value-type="date" office:date-value="2001-07-01">
            <text:p>7/1/2001</text:p>
          </table:table-cell>
          <table:table-cell table:style-name="ce226" office:value-type="string">
            <text:p>政法大学</text:p>
          </table:table-cell>
          <table:table-cell table:number-columns-repeated="249"/>
        </table:table-row>
        <table:table-row table:style-name="ro22">
          <table:table-cell table:style-name="ce222" office:value-type="float" office:value="157">
            <text:p>157</text:p>
          </table:table-cell>
          <table:table-cell table:style-name="ce226" office:value-type="float" office:value="7801612744">
            <text:p>7801612744</text:p>
          </table:table-cell>
          <table:table-cell table:style-name="ce226" office:value-type="string">
            <text:p>个罪法定情节研究与适用</text:p>
          </table:table-cell>
          <table:table-cell table:style-name="ce226" office:value-type="string">
            <text:p>曾芳文</text:p>
          </table:table-cell>
          <table:table-cell table:style-name="ce244" office:value-type="float" office:value="68">
            <text:p>68.00</text:p>
          </table:table-cell>
          <table:table-cell table:style-name="ce256" office:value-type="date" office:date-value="2002-02-01">
            <text:p>2/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58">
            <text:p>158</text:p>
          </table:table-cell>
          <table:table-cell table:style-name="ce226" office:value-type="float" office:value="7801612647">
            <text:p>7801612647</text:p>
          </table:table-cell>
          <table:table-cell table:style-name="ce226" office:value-type="string">
            <text:p>担保法审判实务研究</text:p>
          </table:table-cell>
          <table:table-cell table:style-name="ce226" office:value-type="string">
            <text:p>何志</text:p>
          </table:table-cell>
          <table:table-cell table:style-name="ce244" office:value-type="float" office:value="45">
            <text:p>45.00</text:p>
          </table:table-cell>
          <table:table-cell table:style-name="ce256" office:value-type="date" office:date-value="2002-02-01">
            <text:p>2/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59">
            <text:p>159</text:p>
          </table:table-cell>
          <table:table-cell table:style-name="ce226" office:value-type="float" office:value="7801612574">
            <text:p>7801612574</text:p>
          </table:table-cell>
          <table:table-cell table:style-name="ce226" office:value-type="string">
            <text:p>简明房地产办案手册</text:p>
          </table:table-cell>
          <table:table-cell table:style-name="ce226"/>
          <table:table-cell table:style-name="ce244" office:value-type="float" office:value="56">
            <text:p>56.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60">
            <text:p>160</text:p>
          </table:table-cell>
          <table:table-cell table:style-name="ce226" office:value-type="float" office:value="7801612558">
            <text:p>7801612558</text:p>
          </table:table-cell>
          <table:table-cell table:style-name="ce226" office:value-type="string">
            <text:p>简明民商事办案手册</text:p>
          </table:table-cell>
          <table:table-cell table:style-name="ce226"/>
          <table:table-cell table:style-name="ce244" office:value-type="float" office:value="98">
            <text:p>98.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61">
            <text:p>161</text:p>
          </table:table-cell>
          <table:table-cell table:style-name="ce226" office:value-type="float" office:value="7801612418">
            <text:p>7801612418</text:p>
          </table:table-cell>
          <table:table-cell table:style-name="ce226" office:value-type="string">
            <text:p>民商事判案评述</text:p>
          </table:table-cell>
          <table:table-cell table:style-name="ce226" office:value-type="string">
            <text:p>童兆洪</text:p>
          </table:table-cell>
          <table:table-cell table:style-name="ce244" office:value-type="float" office:value="43">
            <text:p>43.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62">
            <text:p>162</text:p>
          </table:table-cell>
          <table:table-cell table:style-name="ce226" office:value-type="string">
            <text:p>780161240X</text:p>
          </table:table-cell>
          <table:table-cell table:style-name="ce226" office:value-type="string">
            <text:p>最新民商事海事海商案例评述</text:p>
          </table:table-cell>
          <table:table-cell table:style-name="ce226" office:value-type="string">
            <text:p>傅长禄</text:p>
          </table:table-cell>
          <table:table-cell table:style-name="ce245" office:value-type="float" office:value="45">
            <text:p>45.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63">
            <text:p>163</text:p>
          </table:table-cell>
          <table:table-cell table:style-name="ce226" office:value-type="float" office:value="7801612337">
            <text:p>7801612337</text:p>
          </table:table-cell>
          <table:table-cell table:style-name="ce226" office:value-type="string">
            <text:p>人身权法典型判例研究</text:p>
          </table:table-cell>
          <table:table-cell table:style-name="ce226" office:value-type="string">
            <text:p>郭卫华</text:p>
          </table:table-cell>
          <table:table-cell table:style-name="ce245" office:value-type="float" office:value="23">
            <text:p>23.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64">
            <text:p>164</text:p>
          </table:table-cell>
          <table:table-cell table:style-name="ce226" office:value-type="string">
            <text:p>780161268X</text:p>
          </table:table-cell>
          <table:table-cell table:style-name="ce226" office:value-type="string">
            <text:p>人民法院例选(总第37辑)</text:p>
          </table:table-cell>
          <table:table-cell table:style-name="ce226"/>
          <table:table-cell table:style-name="ce245" office:value-type="float" office:value="24">
            <text:p>24.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65">
            <text:p>165</text:p>
          </table:table-cell>
          <table:table-cell table:style-name="ce226" office:value-type="float" office:value="7801612442">
            <text:p>7801612442</text:p>
          </table:table-cell>
          <table:table-cell table:style-name="ce226" office:value-type="string">
            <text:p>审理建设工程案件的法律依据</text:p>
          </table:table-cell>
          <table:table-cell table:style-name="ce226" office:value-type="string">
            <text:p>梁书文</text:p>
          </table:table-cell>
          <table:table-cell table:style-name="ce245" office:value-type="float" office:value="35">
            <text:p>35.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66">
            <text:p>166</text:p>
          </table:table-cell>
          <table:table-cell table:style-name="ce226" office:value-type="float" office:value="7801612434">
            <text:p>7801612434</text:p>
          </table:table-cell>
          <table:table-cell table:style-name="ce226" office:value-type="string">
            <text:p>审理借款案件的法律依据</text:p>
          </table:table-cell>
          <table:table-cell table:style-name="ce226" office:value-type="string">
            <text:p>梁书文</text:p>
          </table:table-cell>
          <table:table-cell table:style-name="ce244" office:value-type="float" office:value="30">
            <text:p>30.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67">
            <text:p>167</text:p>
          </table:table-cell>
          <table:table-cell table:style-name="ce226" office:value-type="float" office:value="7801612159">
            <text:p>7801612159</text:p>
          </table:table-cell>
          <table:table-cell table:style-name="ce226" office:value-type="string">
            <text:p>企业改制及运行的法律控制</text:p>
          </table:table-cell>
          <table:table-cell table:style-name="ce226" office:value-type="string">
            <text:p>徐学鹿</text:p>
          </table:table-cell>
          <table:table-cell table:style-name="ce244" office:value-type="float" office:value="22">
            <text:p>22.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68">
            <text:p>168</text:p>
          </table:table-cell>
          <table:table-cell table:style-name="ce226" office:value-type="string">
            <text:p>780161254X</text:p>
          </table:table-cell>
          <table:table-cell table:style-name="ce226" office:value-type="string">
            <text:p>劳动争议仲裁实务与案例评析</text:p>
          </table:table-cell>
          <table:table-cell table:style-name="ce226" office:value-type="string">
            <text:p>江泓</text:p>
          </table:table-cell>
          <table:table-cell table:style-name="ce244" office:value-type="float" office:value="20">
            <text:p>20.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69">
            <text:p>169</text:p>
          </table:table-cell>
          <table:table-cell table:style-name="ce226" office:value-type="float" office:value="7800563847">
            <text:p>7800563847</text:p>
          </table:table-cell>
          <table:table-cell table:style-name="ce226" office:value-type="string">
            <text:p>中国商事法（新编本）</text:p>
          </table:table-cell>
          <table:table-cell table:style-name="ce226" office:value-type="string">
            <text:p>王保树</text:p>
          </table:table-cell>
          <table:table-cell table:style-name="ce244" office:value-type="float" office:value="54">
            <text:p>54.00</text:p>
          </table:table-cell>
          <table:table-cell table:style-name="ce256" office:value-type="date" office:date-value="2001-04-01">
            <text:p>4/1/2001</text:p>
          </table:table-cell>
          <table:table-cell table:style-name="ce226" office:value-type="string">
            <text:p>人民法院</text:p>
          </table:table-cell>
          <table:table-cell table:number-columns-repeated="249"/>
        </table:table-row>
        <table:table-row table:style-name="ro22">
          <table:table-cell table:style-name="ce222" office:value-type="float" office:value="170">
            <text:p>170</text:p>
          </table:table-cell>
          <table:table-cell table:style-name="ce226" office:value-type="float" office:value="7801611950">
            <text:p>7801611950</text:p>
          </table:table-cell>
          <table:table-cell table:style-name="ce226" office:value-type="string">
            <text:p>适用合同法重大疑难问题研究</text:p>
          </table:table-cell>
          <table:table-cell table:style-name="ce226" office:value-type="string">
            <text:p>吕伯涛</text:p>
          </table:table-cell>
          <table:table-cell table:style-name="ce245" office:value-type="float" office:value="36">
            <text:p>36.00</text:p>
          </table:table-cell>
          <table:table-cell table:style-name="ce256" office:value-type="date" office:date-value="2001-07-01">
            <text:p>7/1/2001</text:p>
          </table:table-cell>
          <table:table-cell table:style-name="ce226" office:value-type="string">
            <text:p>人民法院</text:p>
          </table:table-cell>
          <table:table-cell table:number-columns-repeated="249"/>
        </table:table-row>
        <table:table-row table:style-name="ro22">
          <table:table-cell table:style-name="ce222" office:value-type="float" office:value="171">
            <text:p>171</text:p>
          </table:table-cell>
          <table:table-cell table:style-name="ce226" office:value-type="float" office:value="7800838536">
            <text:p>7800838536</text:p>
          </table:table-cell>
          <table:table-cell table:style-name="ce226" office:value-type="string">
            <text:p>行政审判手册(上.下)</text:p>
          </table:table-cell>
          <table:table-cell table:style-name="ce226"/>
          <table:table-cell table:style-name="ce244" office:value-type="float" office:value="65">
            <text:p>65.00</text:p>
          </table:table-cell>
          <table:table-cell table:style-name="ce256" office:value-type="date" office:date-value="2002-01-01">
            <text:p>1/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72">
            <text:p>172</text:p>
          </table:table-cell>
          <table:table-cell table:style-name="ce226" office:value-type="float" office:value="7800839435">
            <text:p>7800839435</text:p>
          </table:table-cell>
          <table:table-cell table:style-name="ce226" office:value-type="string">
            <text:p>民事诉讼证据司法解释的理解与适用</text:p>
          </table:table-cell>
          <table:table-cell table:style-name="ce226" office:value-type="string">
            <text:p>黄松有</text:p>
          </table:table-cell>
          <table:table-cell table:style-name="ce245" office:value-type="float" office:value="38">
            <text:p>38.00</text:p>
          </table:table-cell>
          <table:table-cell table:style-name="ce256" office:value-type="date" office:date-value="2002-03-01">
            <text:p>3/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73">
            <text:p>173</text:p>
          </table:table-cell>
          <table:table-cell table:style-name="ce226" office:value-type="float" office:value="7800838625">
            <text:p>7800838625</text:p>
          </table:table-cell>
          <table:table-cell table:style-name="ce226" office:value-type="string">
            <text:p>司法改革论评(第2辑)</text:p>
          </table:table-cell>
          <table:table-cell table:style-name="ce226" office:value-type="string">
            <text:p>张卫平</text:p>
          </table:table-cell>
          <table:table-cell table:style-name="ce245" office:value-type="float" office:value="28">
            <text:p>28.00</text:p>
          </table:table-cell>
          <table:table-cell table:style-name="ce256" office:value-type="date" office:date-value="2002-02-01">
            <text:p>2/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74">
            <text:p>174</text:p>
          </table:table-cell>
          <table:table-cell table:style-name="ce226" office:value-type="float" office:value="7800837947">
            <text:p>7800837947</text:p>
          </table:table-cell>
          <table:table-cell table:style-name="ce226" office:value-type="string">
            <text:p>现行刑法司法解释</text:p>
          </table:table-cell>
          <table:table-cell table:style-name="ce226"/>
          <table:table-cell table:style-name="ce245" office:value-type="float" office:value="27">
            <text:p>27.00</text:p>
          </table:table-cell>
          <table:table-cell table:style-name="ce256" office:value-type="date" office:date-value="2002-04-01">
            <text:p>4/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75">
            <text:p>175</text:p>
          </table:table-cell>
          <table:table-cell table:style-name="ce226" office:value-type="float" office:value="7800838528">
            <text:p>7800838528</text:p>
          </table:table-cell>
          <table:table-cell table:style-name="ce226" office:value-type="string">
            <text:p>现行刑事诉讼法司法解释</text:p>
          </table:table-cell>
          <table:table-cell table:style-name="ce226"/>
          <table:table-cell table:style-name="ce245" office:value-type="float" office:value="42">
            <text:p>42.00</text:p>
          </table:table-cell>
          <table:table-cell table:style-name="ce256" office:value-type="date" office:date-value="2002-04-01">
            <text:p>4/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76">
            <text:p>176</text:p>
          </table:table-cell>
          <table:table-cell table:style-name="ce226" office:value-type="float" office:value="7800839176">
            <text:p>7800839176</text:p>
          </table:table-cell>
          <table:table-cell table:style-name="ce226" office:value-type="string">
            <text:p>现行行政诉讼法与国家赔偿法司法解释</text:p>
          </table:table-cell>
          <table:table-cell table:style-name="ce226"/>
          <table:table-cell table:style-name="ce245" office:value-type="float" office:value="25">
            <text:p>25.00</text:p>
          </table:table-cell>
          <table:table-cell table:style-name="ce256" office:value-type="date" office:date-value="2002-04-01">
            <text:p>4/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77">
            <text:p>177</text:p>
          </table:table-cell>
          <table:table-cell table:style-name="ce226" office:value-type="float" office:value="7800839281">
            <text:p>7800839281</text:p>
          </table:table-cell>
          <table:table-cell table:style-name="ce226" office:value-type="string">
            <text:p>刑事诉讼证据适用手册</text:p>
          </table:table-cell>
          <table:table-cell table:style-name="ce226"/>
          <table:table-cell table:style-name="ce245" office:value-type="float" office:value="21">
            <text:p>21.00</text:p>
          </table:table-cell>
          <table:table-cell table:style-name="ce256" office:value-type="date" office:date-value="2002-03-01">
            <text:p>3/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78">
            <text:p>178</text:p>
          </table:table-cell>
          <table:table-cell table:style-name="ce226" office:value-type="float" office:value="7800839079">
            <text:p>7800839079</text:p>
          </table:table-cell>
          <table:table-cell table:style-name="ce226" office:value-type="string">
            <text:p>中华人民共和国有关法律法规(上)</text:p>
          </table:table-cell>
          <table:table-cell table:style-name="ce226"/>
          <table:table-cell table:style-name="ce245" office:value-type="float" office:value="100">
            <text:p>100.00</text:p>
          </table:table-cell>
          <table:table-cell table:style-name="ce256" office:value-type="date" office:date-value="2002-01-01">
            <text:p>1/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79">
            <text:p>179</text:p>
          </table:table-cell>
          <table:table-cell table:style-name="ce226" office:value-type="float" office:value="7800839087">
            <text:p>7800839087</text:p>
          </table:table-cell>
          <table:table-cell table:style-name="ce226" office:value-type="string">
            <text:p>中国加入世界贸易组织法律文件(中)(中文本)</text:p>
          </table:table-cell>
          <table:table-cell table:style-name="ce226"/>
          <table:table-cell table:style-name="ce245" office:value-type="float" office:value="100">
            <text:p>100.00</text:p>
          </table:table-cell>
          <table:table-cell table:style-name="ce256" office:value-type="date" office:date-value="2002-01-01">
            <text:p>1/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80">
            <text:p>180</text:p>
          </table:table-cell>
          <table:table-cell table:style-name="ce226" office:value-type="float" office:value="7800869121">
            <text:p>7800869121</text:p>
          </table:table-cell>
          <table:table-cell table:style-name="ce226" office:value-type="string">
            <text:p>证据学论坛(第四卷)</text:p>
          </table:table-cell>
          <table:table-cell table:style-name="ce226" office:value-type="string">
            <text:p>何家弘</text:p>
          </table:table-cell>
          <table:table-cell table:style-name="ce245" office:value-type="float" office:value="36">
            <text:p>36.00</text:p>
          </table:table-cell>
          <table:table-cell table:style-name="ce256" office:value-type="date" office:date-value="2002-03-01">
            <text:p>3/1/2002</text:p>
          </table:table-cell>
          <table:table-cell table:style-name="ce226" office:value-type="string">
            <text:p>中国检察</text:p>
          </table:table-cell>
          <table:table-cell table:number-columns-repeated="249"/>
        </table:table-row>
        <table:table-row table:style-name="ro22">
          <table:table-cell table:style-name="ce222" office:value-type="float" office:value="181">
            <text:p>181</text:p>
          </table:table-cell>
          <table:table-cell table:style-name="ce226" office:value-type="float" office:value="7801612841">
            <text:p>7801612841</text:p>
          </table:table-cell>
          <table:table-cell table:style-name="ce226" office:value-type="string">
            <text:p>中国司法评论(2002年第1卷)</text:p>
          </table:table-cell>
          <table:table-cell table:style-name="ce226" office:value-type="string">
            <text:p>万鄂湘</text:p>
          </table:table-cell>
          <table:table-cell table:style-name="ce245" office:value-type="float" office:value="28">
            <text:p>28.00</text:p>
          </table:table-cell>
          <table:table-cell table:style-name="ce256" office:value-type="date" office:date-value="2002-02-01">
            <text:p>2/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82">
            <text:p>182</text:p>
          </table:table-cell>
          <table:table-cell table:style-name="ce226" office:value-type="float" office:value="7562021856">
            <text:p>7562021856</text:p>
          </table:table-cell>
          <table:table-cell table:style-name="ce226" office:value-type="string">
            <text:p>商品房预售法律制度研究</text:p>
          </table:table-cell>
          <table:table-cell table:style-name="ce226" office:value-type="string">
            <text:p>符启林</text:p>
          </table:table-cell>
          <table:table-cell table:style-name="ce245" office:value-type="float" office:value="18">
            <text:p>18.00</text:p>
          </table:table-cell>
          <table:table-cell table:style-name="ce256" office:value-type="date" office:date-value="2002-01-01">
            <text:p>1/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183">
            <text:p>183</text:p>
          </table:table-cell>
          <table:table-cell table:style-name="ce226" office:value-type="float" office:value="7562022097">
            <text:p>7562022097</text:p>
          </table:table-cell>
          <table:table-cell table:style-name="ce226" office:value-type="string">
            <text:p>现代信托法论(增订三版)</text:p>
          </table:table-cell>
          <table:table-cell table:style-name="ce226" office:value-type="string">
            <text:p>赖源河</text:p>
          </table:table-cell>
          <table:table-cell table:style-name="ce245" office:value-type="float" office:value="21">
            <text:p>21.00</text:p>
          </table:table-cell>
          <table:table-cell table:style-name="ce256" office:value-type="date" office:date-value="2002-01-01">
            <text:p>1/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184">
            <text:p>184</text:p>
          </table:table-cell>
          <table:table-cell table:style-name="ce226" office:value-type="float" office:value="10031715">
            <text:p>10031715</text:p>
          </table:table-cell>
          <table:table-cell table:style-name="ce226" office:value-type="string">
            <text:p>中国法律年鉴(2001年)</text:p>
          </table:table-cell>
          <table:table-cell table:style-name="ce226"/>
          <table:table-cell table:style-name="ce245" office:value-type="float" office:value="198">
            <text:p>198.00</text:p>
          </table:table-cell>
          <table:table-cell table:style-name="ce256" office:value-type="date" office:date-value="2002-02-01">
            <text:p>2/1/2002</text:p>
          </table:table-cell>
          <table:table-cell table:style-name="ce226" office:value-type="string">
            <text:p>法律年鉴</text:p>
          </table:table-cell>
          <table:table-cell table:number-columns-repeated="249"/>
        </table:table-row>
        <table:table-row table:style-name="ro22">
          <table:table-cell table:style-name="ce222" office:value-type="float" office:value="185">
            <text:p>185</text:p>
          </table:table-cell>
          <table:table-cell table:style-name="ce226" office:value-type="float" office:value="7800869245">
            <text:p>7800869245</text:p>
          </table:table-cell>
          <table:table-cell table:style-name="ce226" office:value-type="string">
            <text:p>证据学新论</text:p>
          </table:table-cell>
          <table:table-cell table:style-name="ce226" office:value-type="string">
            <text:p>宋世杰</text:p>
          </table:table-cell>
          <table:table-cell table:style-name="ce245" office:value-type="float" office:value="26">
            <text:p>26.00</text:p>
          </table:table-cell>
          <table:table-cell table:style-name="ce256" office:value-type="date" office:date-value="2002-03-01">
            <text:p>3/1/2002</text:p>
          </table:table-cell>
          <table:table-cell table:style-name="ce226" office:value-type="string">
            <text:p>中国检察</text:p>
          </table:table-cell>
          <table:table-cell table:number-columns-repeated="249"/>
        </table:table-row>
        <table:table-row table:style-name="ro22">
          <table:table-cell table:style-name="ce222" office:value-type="float" office:value="186">
            <text:p>186</text:p>
          </table:table-cell>
          <table:table-cell table:style-name="ce226" office:value-type="float" office:value="7800837971">
            <text:p>7800837971</text:p>
          </table:table-cell>
          <table:table-cell table:style-name="ce226" office:value-type="string">
            <text:p>司法解释汇编(2001)</text:p>
          </table:table-cell>
          <table:table-cell table:style-name="ce226"/>
          <table:table-cell table:style-name="ce245" office:value-type="float" office:value="27">
            <text:p>27.00</text:p>
          </table:table-cell>
          <table:table-cell table:style-name="ce256" office:value-type="date" office:date-value="2002-02-01">
            <text:p>2/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87">
            <text:p>187</text:p>
          </table:table-cell>
          <table:table-cell table:style-name="ce226" office:value-type="string">
            <text:p>780161285X</text:p>
          </table:table-cell>
          <table:table-cell table:style-name="ce226" office:value-type="string">
            <text:p>判解研究(2002年第1辑)</text:p>
          </table:table-cell>
          <table:table-cell table:style-name="ce226"/>
          <table:table-cell table:style-name="ce245" office:value-type="float" office:value="22">
            <text:p>22.00</text:p>
          </table:table-cell>
          <table:table-cell table:style-name="ce256" office:value-type="date" office:date-value="2002-04-01">
            <text:p>4/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88">
            <text:p>188</text:p>
          </table:table-cell>
          <table:table-cell table:style-name="ce226" office:value-type="float" office:value="7801075145">
            <text:p>7801075145</text:p>
          </table:table-cell>
          <table:table-cell table:style-name="ce226" office:value-type="string">
            <text:p>国际法与比较法论丛(第1辑)</text:p>
          </table:table-cell>
          <table:table-cell table:style-name="ce226" office:value-type="string">
            <text:p>李双元</text:p>
          </table:table-cell>
          <table:table-cell table:style-name="ce244" office:value-type="float" office:value="35">
            <text:p>35.00</text:p>
          </table:table-cell>
          <table:table-cell table:style-name="ce256" office:value-type="date" office:date-value="2002-01-01">
            <text:p>1/1/2002</text:p>
          </table:table-cell>
          <table:table-cell table:style-name="ce226" office:value-type="string">
            <text:p>中国方正</text:p>
          </table:table-cell>
          <table:table-cell table:number-columns-repeated="249"/>
        </table:table-row>
        <table:table-row table:style-name="ro22">
          <table:table-cell table:style-name="ce222" office:value-type="float" office:value="189">
            <text:p>189</text:p>
          </table:table-cell>
          <table:table-cell table:style-name="ce226" office:value-type="float" office:value="7561518439">
            <text:p>7561518439</text:p>
          </table:table-cell>
          <table:table-cell table:style-name="ce226" office:value-type="string">
            <text:p>民事证据法专论</text:p>
          </table:table-cell>
          <table:table-cell table:style-name="ce226" office:value-type="string">
            <text:p>程春华</text:p>
          </table:table-cell>
          <table:table-cell table:style-name="ce244" office:value-type="float" office:value="35">
            <text:p>35.00</text:p>
          </table:table-cell>
          <table:table-cell table:style-name="ce256" office:value-type="date" office:date-value="2002-02-01">
            <text:p>2/1/2002</text:p>
          </table:table-cell>
          <table:table-cell table:style-name="ce226" office:value-type="string">
            <text:p>厦门大学</text:p>
          </table:table-cell>
          <table:table-cell table:number-columns-repeated="249"/>
        </table:table-row>
        <table:table-row table:style-name="ro22">
          <table:table-cell table:style-name="ce222" office:value-type="float" office:value="190">
            <text:p>190</text:p>
          </table:table-cell>
          <table:table-cell table:style-name="ce227" office:value-type="string">
            <text:p>781059804X</text:p>
          </table:table-cell>
          <table:table-cell table:style-name="ce226" office:value-type="string">
            <text:p>知识产权案件的审理与裁判<text:span text:style-name="T4">(</text:span><text:span text:style-name="T5">中英对照</text:span><text:span text:style-name="T4">)</text:span></text:p>
          </table:table-cell>
          <table:table-cell table:style-name="ce226" office:value-type="string">
            <text:p>周林</text:p>
          </table:table-cell>
          <table:table-cell table:style-name="ce244" office:value-type="float" office:value="82">
            <text:p>82.00</text:p>
          </table:table-cell>
          <table:table-cell table:style-name="ce256" office:value-type="date" office:date-value="2002-01-01">
            <text:p>1/1/2002</text:p>
          </table:table-cell>
          <table:table-cell table:style-name="ce226" office:value-type="string">
            <text:p>人民公安</text:p>
          </table:table-cell>
          <table:table-cell table:number-columns-repeated="249"/>
        </table:table-row>
        <table:table-row table:style-name="ro25">
          <table:table-cell table:style-name="ce5"/>
          <table:table-cell table:style-name="ce228"/>
          <table:table-cell table:style-name="ce233" office:value-type="string">
            <text:p><text:s text:c="36"/><text:span text:style-name="T6">电 <text:s text:c="2"/>子 <text:s text:c="2"/>出 <text:s text:c="2"/>版 <text:s text:c="2"/>物</text:span></text:p>
          </table:table-cell>
          <table:table-cell table:style-name="ce237"/>
          <table:table-cell table:style-name="ce247"/>
          <table:table-cell table:style-name="ce257"/>
          <table:table-cell table:style-name="ce261"/>
          <table:table-cell table:number-columns-repeated="249"/>
        </table:table-row>
        <table:table-row table:style-name="ro22">
          <table:table-cell table:style-name="ce222" office:value-type="float" office:value="191">
            <text:p>191</text:p>
          </table:table-cell>
          <table:table-cell table:style-name="ce226" office:value-type="float" office:value="7880630031">
            <text:p>7880630031</text:p>
          </table:table-cell>
          <table:table-cell table:style-name="ce226" office:value-type="string">
            <text:p>美国联邦地区法院民事诉讼流程(光盘)</text:p>
          </table:table-cell>
          <table:table-cell table:style-name="ce226"/>
          <table:table-cell table:style-name="ce245" office:value-type="float" office:value="40">
            <text:p>40.00</text:p>
          </table:table-cell>
          <table:table-cell table:style-name="ce256" office:value-type="date" office:date-value="2001-11-01">
            <text:p>11/1/2001</text:p>
          </table:table-cell>
          <table:table-cell table:style-name="ce226" office:value-type="string">
            <text:p>法制音像</text:p>
          </table:table-cell>
          <table:table-cell table:number-columns-repeated="249"/>
        </table:table-row>
        <table:table-row table:style-name="ro22">
          <table:table-cell table:style-name="ce222" office:value-type="float" office:value="192">
            <text:p>192</text:p>
          </table:table-cell>
          <table:table-cell table:style-name="ce226" office:value-type="float" office:value="7900632980">
            <text:p>7900632980</text:p>
          </table:table-cell>
          <table:table-cell table:style-name="ce226" office:value-type="string">
            <text:p>审判实用大全(2001年版)(光盘)</text:p>
          </table:table-cell>
          <table:table-cell table:style-name="ce226"/>
          <table:table-cell table:style-name="ce245" office:value-type="float" office:value="480">
            <text:p>480.00</text:p>
          </table:table-cell>
          <table:table-cell table:style-name="ce256" office:value-type="date" office:date-value="2002-02-01">
            <text:p>2/1/2002</text:p>
          </table:table-cell>
          <table:table-cell table:style-name="ce226" office:value-type="string">
            <text:p>北大音像</text:p>
          </table:table-cell>
          <table:table-cell table:number-columns-repeated="249"/>
        </table:table-row>
        <table:table-row table:style-name="ro22">
          <table:table-cell table:style-name="ce222" office:value-type="float" office:value="193">
            <text:p>193</text:p>
          </table:table-cell>
          <table:table-cell table:style-name="ce226" office:value-type="float" office:value="7900051295">
            <text:p>7900051295</text:p>
          </table:table-cell>
          <table:table-cell table:style-name="ce226" office:value-type="string">
            <text:p>中国法律事务支持系统(光盘)(包青天专业版)</text:p>
          </table:table-cell>
          <table:table-cell table:style-name="ce226"/>
          <table:table-cell table:style-name="ce245" office:value-type="float" office:value="1720">
            <text:p>1,720.00</text:p>
          </table:table-cell>
          <table:table-cell table:style-name="ce256" office:value-type="date" office:date-value="2002-02-01">
            <text:p>2/1/2002</text:p>
          </table:table-cell>
          <table:table-cell table:style-name="ce226" office:value-type="string">
            <text:p>亿友软件</text:p>
          </table:table-cell>
          <table:table-cell table:number-columns-repeated="249"/>
        </table:table-row>
        <table:table-row table:style-name="ro22">
          <table:table-cell table:style-name="ce222" office:value-type="float" office:value="194">
            <text:p>194</text:p>
          </table:table-cell>
          <table:table-cell table:style-name="ce226" office:value-type="float" office:value="79900615601">
            <text:p>79900615601</text:p>
          </table:table-cell>
          <table:table-cell table:style-name="ce226" office:value-type="string">
            <text:p>中国法律检索系统(光盘)(北大“法宝”专业版)</text:p>
          </table:table-cell>
          <table:table-cell table:style-name="ce226"/>
          <table:table-cell table:style-name="ce245" office:value-type="float" office:value="860">
            <text:p>860.00</text:p>
          </table:table-cell>
          <table:table-cell table:style-name="ce256" office:value-type="date" office:date-value="2001-11-01">
            <text:p>11/1/2001</text:p>
          </table:table-cell>
          <table:table-cell table:style-name="ce226" office:value-type="string">
            <text:p>北大</text:p>
          </table:table-cell>
          <table:table-cell table:number-columns-repeated="249"/>
        </table:table-row>
        <table:table-row table:style-name="ro23">
          <table:table-cell table:style-name="ce5"/>
          <table:table-cell table:style-name="ce225"/>
          <table:table-cell table:style-name="ce19" office:value-type="string">
            <text:p><text:s text:c="11"/>工 <text:s text:c="2"/>具 <text:s text:c="2"/>书</text:p>
          </table:table-cell>
          <table:table-cell table:style-name="ce225"/>
          <table:table-cell table:style-name="ce241"/>
          <table:table-cell table:style-name="ce254"/>
          <table:table-cell table:style-name="ce260"/>
          <table:table-cell table:number-columns-repeated="249"/>
        </table:table-row>
        <table:table-row table:style-name="ro22">
          <table:table-cell table:style-name="ce222" office:value-type="float" office:value="195">
            <text:p>195</text:p>
          </table:table-cell>
          <table:table-cell table:style-name="ce226"/>
          <table:table-cell table:style-name="ce226" office:value-type="string">
            <text:p>中华人民共和国法律全书<text:span text:style-name="T4">(</text:span><text:span text:style-name="T5">第</text:span><text:span text:style-name="T4">1-13</text:span><text:span text:style-name="T5">卷</text:span><text:span text:style-name="T4">)(1949-2001.6)</text:span></text:p>
          </table:table-cell>
          <table:table-cell table:style-name="ce226"/>
          <table:table-cell table:style-name="ce245" office:value-type="float" office:value="2752">
            <text:p>2,752.00</text:p>
          </table:table-cell>
          <table:table-cell table:style-name="ce256"/>
          <table:table-cell table:style-name="ce226" office:value-type="string">
            <text:p>吉林人民</text:p>
          </table:table-cell>
          <table:table-cell table:number-columns-repeated="249"/>
        </table:table-row>
        <table:table-row table:style-name="ro9">
          <table:table-cell table:style-name="ce222" office:value-type="float" office:value="196">
            <text:p>196</text:p>
          </table:table-cell>
          <table:table-cell table:style-name="ce226"/>
          <table:table-cell table:style-name="ce226" office:value-type="string">
            <text:p>中华人民共和国涉外法规汇编<text:span text:style-name="T4">(49-2001)</text:span><text:span text:style-name="T5">英文活页本</text:span><text:span text:style-name="T4">(</text:span><text:span text:style-name="T5">共</text:span><text:span text:style-name="T4">16</text:span><text:span text:style-name="T5">卷</text:span><text:span text:style-name="T4">)</text:span></text:p>
          </table:table-cell>
          <table:table-cell table:style-name="ce226"/>
          <table:table-cell table:style-name="ce248" office:value-type="float" office:value="28900">
            <text:p>28,900.00</text:p>
          </table:table-cell>
          <table:table-cell table:style-name="ce258" office:value-type="date" office:date-value="2001-06-01">
            <text:p>6/1/2001</text:p>
          </table:table-cell>
          <table:table-cell table:style-name="ce226" office:value-type="string">
            <text:p>中国法制</text:p>
          </table:table-cell>
          <table:table-cell table:number-columns-repeated="249"/>
        </table:table-row>
        <table:table-row table:style-name="ro22">
          <table:table-cell table:style-name="ce223" office:value-type="float" office:value="197">
            <text:p>197</text:p>
          </table:table-cell>
          <table:table-cell table:style-name="ce229"/>
          <table:table-cell table:style-name="ce229" office:value-type="string">
            <text:p>深圳经济特区法规规章全书<text:span text:style-name="T4">(92-2000.12)(</text:span><text:span text:style-name="T5">共</text:span><text:span text:style-name="T4">2</text:span><text:span text:style-name="T5">卷</text:span><text:span text:style-name="T4">)</text:span></text:p>
          </table:table-cell>
          <table:table-cell table:style-name="ce229"/>
          <table:table-cell table:style-name="ce249" office:value-type="float" office:value="566">
            <text:p>566.00</text:p>
          </table:table-cell>
          <table:table-cell table:style-name="ce259"/>
          <table:table-cell table:style-name="ce229" office:value-type="string">
            <text:p>海天</text:p>
          </table:table-cell>
          <table:table-cell table:number-columns-repeated="249"/>
        </table:table-row>
        <table:table-row table:style-name="ro22" table:number-rows-repeated="2">
          <table:table-cell table:style-name="ce1"/>
          <table:table-cell table:style-name="ce8" table:number-columns-repeated="3"/>
          <table:table-cell table:style-name="ce28"/>
          <table:table-cell table:style-name="ce44"/>
          <table:table-cell table:style-name="ce8"/>
          <table:table-cell table:number-columns-repeated="249"/>
        </table:table-row>
        <table:table-row table:style-name="ro22">
          <table:table-cell table:style-name="ce1"/>
          <table:table-cell table:style-name="ce230" office:value-type="string">
            <text:p>注本店电话已改为<text:span text:style-name="T4">: 5575498 <text:s text:c="3"/></text:span><text:span text:style-name="T5">电话号码升级后为</text:span><text:span text:style-name="T4">:25575498</text:span></text:p>
          </table:table-cell>
          <table:table-cell table:style-name="ce230"/>
          <table:table-cell table:style-name="ce8"/>
          <table:table-cell table:style-name="ce28"/>
          <table:table-cell table:style-name="ce44"/>
          <table:table-cell table:style-name="ce8"/>
          <table:table-cell table:number-columns-repeated="249"/>
        </table:table-row>
        <table:table-row table:style-name="ro22">
          <table:table-cell table:style-name="ce1"/>
          <table:table-cell table:style-name="ce8" table:number-columns-repeated="2"/>
          <table:table-cell table:style-name="ce27"/>
          <table:table-cell table:style-name="ce250"/>
          <table:table-cell table:style-name="ce44"/>
          <table:table-cell table:style-name="ce8"/>
          <table:table-cell table:number-columns-repeated="249"/>
        </table:table-row>
        <table:table-row table:style-name="ro22">
          <table:table-cell table:style-name="ce1"/>
          <table:table-cell table:style-name="ce8"/>
          <table:table-cell table:style-name="ce22" office:value-type="string">
            <text:p><text:s text:c="57"/>深圳市法学学术交流服务中心法律书店</text:p>
          </table:table-cell>
          <table:table-cell table:style-name="ce22"/>
          <table:table-cell table:style-name="ce251" table:number-columns-repeated="2"/>
          <table:table-cell table:style-name="ce22"/>
          <table:table-cell table:number-columns-repeated="249"/>
        </table:table-row>
        <table:table-row table:style-name="ro22">
          <table:table-cell table:style-name="ce1"/>
          <table:table-cell table:style-name="ce8"/>
          <table:table-cell table:style-name="ce234" office:value-type="string">
            <text:p><text:s text:c="79"/>二<text:span text:style-name="T18">00</text:span><text:span text:style-name="T19">二年六月一日</text:span></text:p>
          </table:table-cell>
          <table:table-cell table:style-name="ce234" table:number-columns-repeated="3"/>
          <table:table-cell table:style-name="ce8"/>
          <table:table-cell table:number-columns-repeated="249"/>
        </table:table-row>
        <table:table-row table:style-name="ro22" table:number-rows-repeated="14">
          <table:table-cell table:style-name="ce1"/>
          <table:table-cell table:style-name="ce8" table:number-columns-repeated="3"/>
          <table:table-cell table:style-name="ce28"/>
          <table:table-cell table:style-name="ce44"/>
          <table:table-cell table:style-name="ce8"/>
          <table:table-cell table:number-columns-repeated="249"/>
        </table:table-row>
        <table:table-row table:style-name="ro22">
          <table:table-cell table:style-name="ce1"/>
          <table:table-cell table:style-name="ce8" table:number-columns-repeated="3"/>
          <table:table-cell table:style-name="ce250"/>
          <table:table-cell table:style-name="ce44"/>
          <table:table-cell table:style-name="ce8"/>
          <table:table-cell table:number-columns-repeated="249"/>
        </table:table-row>
        <table:table-row table:style-name="ro22" table:number-rows-repeated="30">
          <table:table-cell table:style-name="ce1"/>
          <table:table-cell table:style-name="ce8" table:number-columns-repeated="3"/>
          <table:table-cell table:style-name="ce28"/>
          <table:table-cell table:style-name="ce44"/>
          <table:table-cell table:style-name="ce8"/>
          <table:table-cell table:number-columns-repeated="249"/>
        </table:table-row>
        <table:table-row table:style-name="ro22" table:number-rows-repeated="67">
          <table:table-cell table:style-name="ce1"/>
          <table:table-cell table:style-name="ce8" table:number-columns-repeated="3"/>
          <table:table-cell table:style-name="ce250"/>
          <table:table-cell table:style-name="ce44"/>
          <table:table-cell table:style-name="ce8"/>
          <table:table-cell table:number-columns-repeated="249"/>
        </table:table-row>
        <table:table-row table:style-name="ro22" table:number-rows-repeated="65204">
          <table:table-cell table:style-name="ce1"/>
          <table:table-cell table:style-name="ce8" table:number-columns-repeated="3"/>
          <table:table-cell table:style-name="ce28"/>
          <table:table-cell table:style-name="ce44"/>
          <table:table-cell table:style-name="ce8"/>
          <table:table-cell table:number-columns-repeated="249"/>
        </table:table-row>
        <table:table-row table:style-name="ro22" table:number-rows-repeated="983039">
          <table:table-cell table:number-columns-repeated="256"/>
        </table:table-row>
        <table:table-row table:style-name="ro22">
          <table:table-cell table:number-columns-repeated="256"/>
        </table:table-row>
      </table:table>
      <table:table table:name="Sheet2" table:style-name="ta2">
        <table:table-column table:style-name="co10" table:default-cell-style-name="ce55"/>
        <table:table-column table:style-name="co11" table:default-cell-style-name="ce8"/>
        <table:table-column table:style-name="co12" table:default-cell-style-name="ce8"/>
        <table:table-column table:style-name="co13" table:default-cell-style-name="ce8"/>
        <table:table-column table:style-name="co14" table:default-cell-style-name="ce28"/>
        <table:table-column table:style-name="co15" table:default-cell-style-name="ce44"/>
        <table:table-column table:style-name="co16" table:default-cell-style-name="ce8"/>
        <table:table-column table:style-name="co17" table:number-columns-repeated="249" table:default-cell-style-name="Default"/>
        <table:table-row table:style-name="ro6" table:number-rows-repeated="2">
          <table:table-cell table:number-columns-repeated="256"/>
        </table:table-row>
        <table:table-row table:style-name="ro6">
          <table:table-cell table:number-columns-repeated="2"/>
          <table:table-cell table:style-name="ce70" office:value-type="string">
            <text:p><text:s text:c="7"/><text:span text:style-name="T11">六月书讯</text:span></text:p>
          </table:table-cell>
          <table:table-cell table:number-columns-repeated="253"/>
        </table:table-row>
        <table:table-row table:style-name="ro6">
          <table:table-cell table:number-columns-repeated="256"/>
        </table:table-row>
        <table:table-row table:style-name="ro2">
          <table:table-cell table:style-name="ce56"/>
          <table:table-cell table:style-name="ce60" office:value-type="string">
            <text:p><text:s text:c="8"/>深圳法律书店是深圳市法学会下属机构,专营法律专业书籍。是中国法律图书发行联合体：</text:p>
          </table:table-cell>
          <table:table-cell table:style-name="ce60" table:number-columns-repeated="2"/>
          <table:table-cell table:style-name="ce79" table:number-columns-repeated="2"/>
          <table:table-cell table:style-name="ce60"/>
          <table:table-cell table:number-columns-repeated="249"/>
        </table:table-row>
        <table:table-row table:style-name="ro3">
          <table:table-cell/>
          <table:table-cell office:value-type="string">
            <text:p>法律、人民法院、法制、政法大学、检察、方正、民主法制、公安大学出版社的特约经销书店。</text:p>
          </table:table-cell>
          <table:table-cell table:number-columns-repeated="2"/>
          <table:table-cell table:style-name="ce80" table:number-columns-repeated="2"/>
          <table:table-cell table:number-columns-repeated="250"/>
        </table:table-row>
        <table:table-row table:style-name="ro4">
          <table:table-cell table:style-name="ce56"/>
          <table:table-cell office:value-type="string">
            <text:p>另还经销北京大学、人民大学、对外贸易大学、高教、吉林人民等二十多个出版社的法学<text:span text:style-name="T9">(</text:span><text:span text:style-name="T10">自考</text:span><text:span text:style-name="T9">)</text:span></text:p>
          </table:table-cell>
          <table:table-cell table:number-columns-repeated="2"/>
          <table:table-cell table:style-name="ce80" table:number-columns-repeated="2"/>
          <table:table-cell table:number-columns-repeated="250"/>
        </table:table-row>
        <table:table-row table:style-name="ro3">
          <table:table-cell table:style-name="ce56"/>
          <table:table-cell office:value-type="string">
            <text:p>教材、专著。</text:p>
          </table:table-cell>
          <table:table-cell table:number-columns-repeated="254"/>
        </table:table-row>
        <table:table-row table:style-name="ro5">
          <table:table-cell table:style-name="ce56"/>
          <table:table-cell table:style-name="ce60" office:value-type="string">
            <text:p><text:s text:c="8"/>十多年来我店承蒙社会各界支持才有了今天的进步，我们会精益求精加倍努力。</text:p>
          </table:table-cell>
          <table:table-cell table:style-name="ce60" table:number-columns-repeated="2"/>
          <table:table-cell table:style-name="ce79" table:number-columns-repeated="2"/>
          <table:table-cell table:number-columns-repeated="250"/>
        </table:table-row>
        <table:table-row table:style-name="ro6">
          <table:table-cell/>
          <table:table-cell table:style-name="ce60" office:value-type="string">
            <text:p><text:s text:c="8"/>今后我们将继续秉承“微笑服务,快乐服务”的宗旨，让顾客快乐购书,我们快乐服务。</text:p>
          </table:table-cell>
          <table:table-cell table:style-name="ce60" table:number-columns-repeated="2"/>
          <table:table-cell table:style-name="ce79" table:number-columns-repeated="2"/>
          <table:table-cell table:style-name="ce60"/>
          <table:table-cell table:number-columns-repeated="249"/>
        </table:table-row>
        <table:table-row table:style-name="ro6">
          <table:table-cell table:style-name="ce56"/>
          <table:table-cell table:style-name="ce60" office:value-type="string">
            <text:p><text:s text:c="8"/>深圳法律书店欢迎您(索取当月书讯)。</text:p>
          </table:table-cell>
          <table:table-cell table:style-name="ce60"/>
          <table:table-cell table:number-columns-repeated="253"/>
        </table:table-row>
        <table:table-row table:style-name="ro10">
          <table:table-cell table:style-name="ce56"/>
          <table:table-cell table:style-name="ce60" office:value-type="string">
            <text:p><text:s text:c="8"/>联系电话∶<text:span text:style-name="T9">5575498 <text:s text:c="41"/></text:span><text:span text:style-name="T10">图文传真∶</text:span><text:span text:style-name="T9">5584946</text:span></text:p>
          </table:table-cell>
          <table:table-cell table:style-name="ce60" table:number-columns-repeated="2"/>
          <table:table-cell table:style-name="ce79"/>
          <table:table-cell table:number-columns-repeated="251"/>
        </table:table-row>
        <table:table-row table:style-name="ro6">
          <table:table-cell table:style-name="ce56"/>
          <table:table-cell table:style-name="ce60" office:value-type="string">
            <text:p><text:s text:c="8"/>地 <text:s text:c="3"/>址:深圳红岭中路1004号(政法大院北侧、即荔枝公园大家乐舞台路对面)</text:p>
          </table:table-cell>
          <table:table-cell table:style-name="ce60" table:number-columns-repeated="2"/>
          <table:table-cell table:style-name="ce79" table:number-columns-repeated="2"/>
          <table:table-cell table:number-columns-repeated="250"/>
        </table:table-row>
        <table:table-row table:style-name="ro6">
          <table:table-cell table:number-columns-repeated="256"/>
        </table:table-row>
        <table:table-row table:style-name="ro6">
          <table:table-cell table:style-name="ce57" office:value-type="string">
            <text:p>序号</text:p>
          </table:table-cell>
          <table:table-cell table:style-name="ce61" office:value-type="string">
            <text:p>书 <text:s text:c="10"/>号</text:p>
          </table:table-cell>
          <table:table-cell table:style-name="ce61" office:value-type="string">
            <text:p>书 <text:s text:c="16"/>名</text:p>
          </table:table-cell>
          <table:table-cell table:style-name="ce61" office:value-type="string">
            <text:p>作者</text:p>
          </table:table-cell>
          <table:table-cell table:style-name="ce81" office:value-type="string">
            <text:p>单价</text:p>
          </table:table-cell>
          <table:table-cell table:style-name="ce94" office:value-type="string">
            <text:p>出版日期</text:p>
          </table:table-cell>
          <table:table-cell table:style-name="ce61" office:value-type="string">
            <text:p>出版社</text:p>
          </table:table-cell>
          <table:table-cell table:number-columns-repeated="249"/>
        </table:table-row>
        <table:table-row table:style-name="ro6">
          <table:table-cell table:style-name="ce58"/>
          <table:table-cell table:style-name="ce62"/>
          <table:table-cell table:style-name="ce71" office:value-type="string">
            <text:p>重 <text:s text:c="2"/>点 <text:s/>推 <text:s text:c="2"/>荐</text:p>
          </table:table-cell>
          <table:table-cell table:style-name="ce62"/>
          <table:table-cell table:style-name="ce82"/>
          <table:table-cell table:style-name="ce95"/>
          <table:table-cell table:style-name="ce62"/>
          <table:table-cell table:number-columns-repeated="249"/>
        </table:table-row>
        <table:table-row table:style-name="ro6">
          <table:table-cell table:style-name="ce58"/>
          <table:table-cell table:style-name="ce62"/>
          <table:table-cell table:style-name="ce71" office:value-type="string">
            <text:p>当 <text:s text:c="2"/>月 <text:s/>新 <text:s text:c="2"/>书</text:p>
          </table:table-cell>
          <table:table-cell table:style-name="ce62"/>
          <table:table-cell table:style-name="ce83"/>
          <table:table-cell table:style-name="ce95"/>
          <table:table-cell table:style-name="ce62"/>
          <table:table-cell table:number-columns-repeated="249"/>
        </table:table-row>
        <table:table-row table:style-name="ro6">
          <table:table-cell table:style-name="ce59" office:value-type="float" office:value="1">
            <text:p>1</text:p>
          </table:table-cell>
          <table:table-cell table:style-name="ce59" office:value-type="float" office:value="7503635339">
            <text:p>7503635339</text:p>
          </table:table-cell>
          <table:table-cell table:style-name="ce59" office:value-type="string">
            <text:p>北大法治之路论坛</text:p>
          </table:table-cell>
          <table:table-cell table:style-name="ce59" office:value-type="string">
            <text:p>李富成</text:p>
          </table:table-cell>
          <table:table-cell table:style-name="ce84" office:value-type="float" office:value="38">
            <text:p>38.00</text:p>
          </table:table-cell>
          <table:table-cell table:style-name="ce96" office:value-type="date" office:date-value="2002-06-02T02:23:25">
            <text:p>6/2/2002</text:p>
          </table:table-cell>
          <table:table-cell table:style-name="ce59" office:value-type="string">
            <text:p>法律</text:p>
          </table:table-cell>
          <table:table-cell table:number-columns-repeated="249"/>
        </table:table-row>
        <table:table-row table:style-name="ro6">
          <table:table-cell table:style-name="ce59" office:value-type="float" office:value="2">
            <text:p>2</text:p>
          </table:table-cell>
          <table:table-cell table:style-name="ce59" office:value-type="float" office:value="7503637625">
            <text:p>7503637625</text:p>
          </table:table-cell>
          <table:table-cell table:style-name="ce59" office:value-type="string">
            <text:p>比较法学文萃</text:p>
          </table:table-cell>
          <table:table-cell table:style-name="ce59" office:value-type="string">
            <text:p>米健</text:p>
          </table:table-cell>
          <table:table-cell table:style-name="ce84" office:value-type="float" office:value="105">
            <text:p>105.00</text:p>
          </table:table-cell>
          <table:table-cell table:style-name="ce96" office:value-type="date" office:date-value="2002-06-01T02:23:25">
            <text:p>6/1/2002</text:p>
          </table:table-cell>
          <table:table-cell table:style-name="ce59" office:value-type="string">
            <text:p>法律</text:p>
          </table:table-cell>
          <table:table-cell table:number-columns-repeated="249"/>
        </table:table-row>
        <table:table-row table:style-name="ro6">
          <table:table-cell table:style-name="ce59" office:value-type="float" office:value="3">
            <text:p>3</text:p>
          </table:table-cell>
          <table:table-cell table:style-name="ce59" office:value-type="string">
            <text:p>750363636X</text:p>
          </table:table-cell>
          <table:table-cell table:style-name="ce59" office:value-type="string">
            <text:p>东南亚七国法律发达史</text:p>
          </table:table-cell>
          <table:table-cell table:style-name="ce59" office:value-type="string">
            <text:p>何勤华</text:p>
          </table:table-cell>
          <table:table-cell table:style-name="ce84" office:value-type="float" office:value="49">
            <text:p>49.00</text:p>
          </table:table-cell>
          <table:table-cell table:style-name="ce96" office:value-type="date" office:date-value="2002-06-01T02:23:25">
            <text:p>6/1/2002</text:p>
          </table:table-cell>
          <table:table-cell table:style-name="ce59" office:value-type="string">
            <text:p>法律</text:p>
          </table:table-cell>
          <table:table-cell table:number-columns-repeated="249"/>
        </table:table-row>
        <table:table-row table:style-name="ro6">
          <table:table-cell table:style-name="ce59" office:value-type="float" office:value="4">
            <text:p>4</text:p>
          </table:table-cell>
          <table:table-cell table:style-name="ce59" office:value-type="float" office:value="7503636505">
            <text:p>7503636505</text:p>
          </table:table-cell>
          <table:table-cell table:style-name="ce59" office:value-type="string">
            <text:p>房地产合同实务</text:p>
          </table:table-cell>
          <table:table-cell table:style-name="ce59" office:value-type="string">
            <text:p>符启林</text:p>
          </table:table-cell>
          <table:table-cell table:style-name="ce84" office:value-type="float" office:value="29">
            <text:p>29.00</text:p>
          </table:table-cell>
          <table:table-cell table:style-name="ce96" office:value-type="date" office:date-value="2002-06-02T02:23:25">
            <text:p>6/2/2002</text:p>
          </table:table-cell>
          <table:table-cell table:style-name="ce59" office:value-type="string">
            <text:p>法律</text:p>
          </table:table-cell>
          <table:table-cell table:number-columns-repeated="249"/>
        </table:table-row>
        <table:table-row table:style-name="ro6">
          <table:table-cell table:style-name="ce59" office:value-type="float" office:value="5">
            <text:p>5</text:p>
          </table:table-cell>
          <table:table-cell table:style-name="ce59" office:value-type="string">
            <text:p>16750363748X</text:p>
          </table:table-cell>
          <table:table-cell table:style-name="ce59" office:value-type="string">
            <text:p>海商法研究(2001年第4辑总第7辑)</text:p>
          </table:table-cell>
          <table:table-cell table:style-name="ce59"/>
          <table:table-cell table:style-name="ce84" office:value-type="float" office:value="16">
            <text:p>16.00</text:p>
          </table:table-cell>
          <table:table-cell table:style-name="ce96" office:value-type="date" office:date-value="2002-06-02T02:23:25">
            <text:p>6/2/2002</text:p>
          </table:table-cell>
          <table:table-cell table:style-name="ce59" office:value-type="string">
            <text:p>法律</text:p>
          </table:table-cell>
          <table:table-cell table:number-columns-repeated="249"/>
        </table:table-row>
        <table:table-row table:style-name="ro6">
          <table:table-cell table:style-name="ce59" office:value-type="float" office:value="6">
            <text:p>6</text:p>
          </table:table-cell>
          <table:table-cell table:style-name="ce59" office:value-type="float" office:value="7503636947">
            <text:p>7503636947</text:p>
          </table:table-cell>
          <table:table-cell table:style-name="ce59" office:value-type="string">
            <text:p>合议制问题研究</text:p>
          </table:table-cell>
          <table:table-cell table:style-name="ce59"/>
          <table:table-cell table:style-name="ce84" office:value-type="float" office:value="32">
            <text:p>32.00</text:p>
          </table:table-cell>
          <table:table-cell table:style-name="ce96" office:value-type="date" office:date-value="2002-06-07T02:23:25">
            <text:p>6/7/2002</text:p>
          </table:table-cell>
          <table:table-cell table:style-name="ce59" office:value-type="string">
            <text:p>法律</text:p>
          </table:table-cell>
          <table:table-cell table:number-columns-repeated="249"/>
        </table:table-row>
        <table:table-row table:style-name="ro6">
          <table:table-cell table:style-name="ce59" office:value-type="float" office:value="7">
            <text:p>7</text:p>
          </table:table-cell>
          <table:table-cell table:style-name="ce59" office:value-type="float" office:value="7503633271">
            <text:p>7503633271</text:p>
          </table:table-cell>
          <table:table-cell table:style-name="ce59" office:value-type="string">
            <text:p>金融法苑2001.7(总第45期)</text:p>
          </table:table-cell>
          <table:table-cell table:style-name="ce59"/>
          <table:table-cell table:style-name="ce84" office:value-type="float" office:value="11">
            <text:p>11.00</text:p>
          </table:table-cell>
          <table:table-cell table:style-name="ce96" office:value-type="date" office:date-value="2002-06-02T02:23:25">
            <text:p>6/2/2002</text:p>
          </table:table-cell>
          <table:table-cell table:style-name="ce59" office:value-type="string">
            <text:p>法律</text:p>
          </table:table-cell>
          <table:table-cell table:number-columns-repeated="249"/>
        </table:table-row>
        <table:table-row table:style-name="ro6">
          <table:table-cell table:style-name="ce59" office:value-type="float" office:value="8">
            <text:p>8</text:p>
          </table:table-cell>
          <table:table-cell table:style-name="ce59" office:value-type="float" office:value="7503633271">
            <text:p>7503633271</text:p>
          </table:table-cell>
          <table:table-cell table:style-name="ce59" office:value-type="string">
            <text:p>金融法苑2001.8(总第46期)</text:p>
          </table:table-cell>
          <table:table-cell table:style-name="ce59"/>
          <table:table-cell table:style-name="ce84" office:value-type="float" office:value="11">
            <text:p>11.00</text:p>
          </table:table-cell>
          <table:table-cell table:style-name="ce96" office:value-type="date" office:date-value="2002-06-02T02:23:25">
            <text:p>6/2/2002</text:p>
          </table:table-cell>
          <table:table-cell table:style-name="ce59" office:value-type="string">
            <text:p>法律</text:p>
          </table:table-cell>
          <table:table-cell table:number-columns-repeated="249"/>
        </table:table-row>
        <table:table-row table:style-name="ro6">
          <table:table-cell table:style-name="ce59" office:value-type="float" office:value="9">
            <text:p>9</text:p>
          </table:table-cell>
          <table:table-cell table:style-name="ce59" office:value-type="float" office:value="7503636963">
            <text:p>7503636963</text:p>
          </table:table-cell>
          <table:table-cell table:style-name="ce59" office:value-type="string">
            <text:p>经济法论丛(第3卷)</text:p>
          </table:table-cell>
          <table:table-cell table:style-name="ce59"/>
          <table:table-cell table:style-name="ce84" office:value-type="float" office:value="30">
            <text:p>30.00</text:p>
          </table:table-cell>
          <table:table-cell table:style-name="ce96" office:value-type="date" office:date-value="2002-06-01T02:23:25">
            <text:p>6/1/2002</text:p>
          </table:table-cell>
          <table:table-cell table:style-name="ce59" office:value-type="string">
            <text:p>法律</text:p>
          </table:table-cell>
          <table:table-cell table:number-columns-repeated="249"/>
        </table:table-row>
        <table:table-row table:style-name="ro6">
          <table:table-cell table:style-name="ce59" office:value-type="float" office:value="10">
            <text:p>10</text:p>
          </table:table-cell>
          <table:table-cell table:style-name="ce59" office:value-type="float" office:value="7503637129">
            <text:p>7503637129</text:p>
          </table:table-cell>
          <table:table-cell table:style-name="ce59" office:value-type="string">
            <text:p>举报职务犯罪工作手册</text:p>
          </table:table-cell>
          <table:table-cell table:style-name="ce59"/>
          <table:table-cell table:style-name="ce84" office:value-type="float" office:value="30">
            <text:p>30.00</text:p>
          </table:table-cell>
          <table:table-cell table:style-name="ce96" office:value-type="date" office:date-value="2002-06-01T02:23:25">
            <text:p>6/1/2002</text:p>
          </table:table-cell>
          <table:table-cell table:style-name="ce59" office:value-type="string">
            <text:p>法律</text:p>
          </table:table-cell>
          <table:table-cell table:number-columns-repeated="249"/>
        </table:table-row>
        <table:table-row table:style-name="ro6">
          <table:table-cell table:style-name="ce59" office:value-type="float" office:value="11">
            <text:p>11</text:p>
          </table:table-cell>
          <table:table-cell table:style-name="ce59" office:value-type="float" office:value="7503637633">
            <text:p>7503637633</text:p>
          </table:table-cell>
          <table:table-cell table:style-name="ce59" office:value-type="string">
            <text:p>举报职务犯罪指南</text:p>
          </table:table-cell>
          <table:table-cell table:style-name="ce59"/>
          <table:table-cell table:style-name="ce84" office:value-type="float" office:value="12">
            <text:p>12.00</text:p>
          </table:table-cell>
          <table:table-cell table:style-name="ce96" office:value-type="date" office:date-value="2002-06-01T02:23:25">
            <text:p>6/1/2002</text:p>
          </table:table-cell>
          <table:table-cell table:style-name="ce59" office:value-type="string">
            <text:p>法律</text:p>
          </table:table-cell>
          <table:table-cell table:number-columns-repeated="249"/>
        </table:table-row>
        <table:table-row table:style-name="ro6">
          <table:table-cell table:style-name="ce59" office:value-type="float" office:value="12">
            <text:p>12</text:p>
          </table:table-cell>
          <table:table-cell table:style-name="ce59" office:value-type="float" office:value="7503637722">
            <text:p>7503637722</text:p>
          </table:table-cell>
          <table:table-cell table:style-name="ce59" office:value-type="string">
            <text:p>聚焦法学热点&lt;政法论坛&gt;论文精萃</text:p>
          </table:table-cell>
          <table:table-cell table:style-name="ce59" office:value-type="string">
            <text:p>赵相林</text:p>
          </table:table-cell>
          <table:table-cell table:style-name="ce84" office:value-type="float" office:value="45">
            <text:p>45.00</text:p>
          </table:table-cell>
          <table:table-cell table:style-name="ce96" office:value-type="date" office:date-value="2002-06-02T02:23:25">
            <text:p>6/2/2002</text:p>
          </table:table-cell>
          <table:table-cell table:style-name="ce59" office:value-type="string">
            <text:p>法律</text:p>
          </table:table-cell>
          <table:table-cell table:number-columns-repeated="249"/>
        </table:table-row>
        <table:table-row table:style-name="ro6">
          <table:table-cell table:style-name="ce59" office:value-type="float" office:value="13">
            <text:p>13</text:p>
          </table:table-cell>
          <table:table-cell table:style-name="ce59" office:value-type="float" office:value="7503637323">
            <text:p>7503637323</text:p>
          </table:table-cell>
          <table:table-cell table:style-name="ce59" office:value-type="string">
            <text:p>律师刑事责任比较研究</text:p>
          </table:table-cell>
          <table:table-cell table:style-name="ce59"/>
          <table:table-cell table:style-name="ce84" office:value-type="float" office:value="28">
            <text:p>28.00</text:p>
          </table:table-cell>
          <table:table-cell table:style-name="ce96" office:value-type="date" office:date-value="2002-06-03T02:23:25">
            <text:p>6/3/2002</text:p>
          </table:table-cell>
          <table:table-cell table:style-name="ce59" office:value-type="string">
            <text:p>法律</text:p>
          </table:table-cell>
          <table:table-cell table:number-columns-repeated="249"/>
        </table:table-row>
        <table:table-row table:style-name="ro6">
          <table:table-cell table:style-name="ce59" office:value-type="float" office:value="14">
            <text:p>14</text:p>
          </table:table-cell>
          <table:table-cell table:style-name="ce59" office:value-type="float" office:value="7503634995">
            <text:p>7503634995</text:p>
          </table:table-cell>
          <table:table-cell table:style-name="ce59" office:value-type="string">
            <text:p>美国财产法与判例研究</text:p>
          </table:table-cell>
          <table:table-cell table:style-name="ce59"/>
          <table:table-cell table:style-name="ce84" office:value-type="float" office:value="22">
            <text:p>22.00</text:p>
          </table:table-cell>
          <table:table-cell table:style-name="ce96" office:value-type="date" office:date-value="2002-06-02T02:23:25">
            <text:p>6/2/2002</text:p>
          </table:table-cell>
          <table:table-cell table:style-name="ce59" office:value-type="string">
            <text:p>法律</text:p>
          </table:table-cell>
          <table:table-cell table:number-columns-repeated="249"/>
        </table:table-row>
        <table:table-row table:style-name="ro6">
          <table:table-cell table:style-name="ce59" office:value-type="float" office:value="15">
            <text:p>15</text:p>
          </table:table-cell>
          <table:table-cell table:style-name="ce59" office:value-type="float" office:value="7503636998">
            <text:p>7503636998</text:p>
          </table:table-cell>
          <table:table-cell table:style-name="ce59" office:value-type="string">
            <text:p>民事诉权研究</text:p>
          </table:table-cell>
          <table:table-cell table:style-name="ce59" office:value-type="string">
            <text:p>江伟</text:p>
          </table:table-cell>
          <table:table-cell table:style-name="ce84" office:value-type="float" office:value="28">
            <text:p>28.00</text:p>
          </table:table-cell>
          <table:table-cell table:style-name="ce96" office:value-type="date" office:date-value="2002-06-01T02:23:25">
            <text:p>6/1/2002</text:p>
          </table:table-cell>
          <table:table-cell table:style-name="ce59" office:value-type="string">
            <text:p>法律</text:p>
          </table:table-cell>
          <table:table-cell table:number-columns-repeated="249"/>
        </table:table-row>
        <table:table-row table:style-name="ro6">
          <table:table-cell table:style-name="ce59" office:value-type="float" office:value="16">
            <text:p>16</text:p>
          </table:table-cell>
          <table:table-cell table:style-name="ce59" office:value-type="float" office:value="7503611804">
            <text:p>7503611804</text:p>
          </table:table-cell>
          <table:table-cell table:style-name="ce59" office:value-type="string">
            <text:p>赔偿法律手册(第2版)</text:p>
          </table:table-cell>
          <table:table-cell table:style-name="ce59"/>
          <table:table-cell table:style-name="ce84" office:value-type="float" office:value="30">
            <text:p>30.00</text:p>
          </table:table-cell>
          <table:table-cell table:style-name="ce96" office:value-type="date" office:date-value="2002-06-01T02:23:25">
            <text:p>6/1/2002</text:p>
          </table:table-cell>
          <table:table-cell table:style-name="ce59" office:value-type="string">
            <text:p>法律</text:p>
          </table:table-cell>
          <table:table-cell table:number-columns-repeated="249"/>
        </table:table-row>
        <table:table-row table:style-name="ro6">
          <table:table-cell table:style-name="ce59" office:value-type="float" office:value="17">
            <text:p>17</text:p>
          </table:table-cell>
          <table:table-cell table:style-name="ce59" office:value-type="float" office:value="7503637900">
            <text:p>7503637900</text:p>
          </table:table-cell>
          <table:table-cell table:style-name="ce59" office:value-type="string">
            <text:p>破产法专题研究</text:p>
          </table:table-cell>
          <table:table-cell table:style-name="ce59" office:value-type="string">
            <text:p>王欣新</text:p>
          </table:table-cell>
          <table:table-cell table:style-name="ce84" office:value-type="float" office:value="19">
            <text:p>19.00</text:p>
          </table:table-cell>
          <table:table-cell table:style-name="ce96" office:value-type="date" office:date-value="2002-06-07T02:23:25">
            <text:p>6/7/2002</text:p>
          </table:table-cell>
          <table:table-cell table:style-name="ce59" office:value-type="string">
            <text:p>法律</text:p>
          </table:table-cell>
          <table:table-cell table:number-columns-repeated="249"/>
        </table:table-row>
        <table:table-row table:style-name="ro6">
          <table:table-cell table:style-name="ce59" office:value-type="float" office:value="18">
            <text:p>18</text:p>
          </table:table-cell>
          <table:table-cell table:style-name="ce59" office:value-type="float" office:value="7503637196">
            <text:p>7503637196</text:p>
          </table:table-cell>
          <table:table-cell table:style-name="ce59" office:value-type="string">
            <text:p>强制执行指导与参考(2002.1总第1辑)</text:p>
          </table:table-cell>
          <table:table-cell table:style-name="ce59"/>
          <table:table-cell table:style-name="ce84" office:value-type="float" office:value="33">
            <text:p>33.00</text:p>
          </table:table-cell>
          <table:table-cell table:style-name="ce96" office:value-type="date" office:date-value="2002-06-02T02:23:25">
            <text:p>6/2/2002</text:p>
          </table:table-cell>
          <table:table-cell table:style-name="ce59" office:value-type="string">
            <text:p>法律</text:p>
          </table:table-cell>
          <table:table-cell table:number-columns-repeated="249"/>
        </table:table-row>
        <table:table-row table:style-name="ro6">
          <table:table-cell table:style-name="ce59" office:value-type="float" office:value="19">
            <text:p>19</text:p>
          </table:table-cell>
          <table:table-cell table:style-name="ce59" office:value-type="float" office:value="7503636793">
            <text:p>7503636793</text:p>
          </table:table-cell>
          <table:table-cell table:style-name="ce59" office:value-type="string">
            <text:p>青蓝集 <text:s/>张普藩先生指导的法学博士论文萃编</text:p>
          </table:table-cell>
          <table:table-cell table:style-name="ce59"/>
          <table:table-cell table:style-name="ce84" office:value-type="float" office:value="128">
            <text:p>128.00</text:p>
          </table:table-cell>
          <table:table-cell table:style-name="ce96" office:value-type="date" office:date-value="2002-06-02T02:23:25">
            <text:p>6/2/2002</text:p>
          </table:table-cell>
          <table:table-cell table:style-name="ce59" office:value-type="string">
            <text:p>法律</text:p>
          </table:table-cell>
          <table:table-cell table:number-columns-repeated="249"/>
        </table:table-row>
        <table:table-row table:style-name="ro6">
          <table:table-cell table:style-name="ce59" office:value-type="float" office:value="20">
            <text:p>20</text:p>
          </table:table-cell>
          <table:table-cell table:style-name="ce63" office:value-type="string">
            <text:p>750363605X</text:p>
          </table:table-cell>
          <table:table-cell table:style-name="ce63" office:value-type="string">
            <text:p>人民法院裁判文书选(甘肃2001年卷总第二卷)</text:p>
          </table:table-cell>
          <table:table-cell table:style-name="ce63"/>
          <table:table-cell table:style-name="ce85" office:value-type="float" office:value="33">
            <text:p>33.00</text:p>
          </table:table-cell>
          <table:table-cell table:style-name="ce97" office:value-type="date" office:date-value="2002-06-01T02:23:25">
            <text:p>6/1/2002</text:p>
          </table:table-cell>
          <table:table-cell table:style-name="ce63" office:value-type="string">
            <text:p>法律</text:p>
          </table:table-cell>
          <table:table-cell table:number-columns-repeated="249"/>
        </table:table-row>
        <table:table-row table:style-name="ro6">
          <table:table-cell table:style-name="ce59" office:value-type="float" office:value="21">
            <text:p>21</text:p>
          </table:table-cell>
          <table:table-cell table:style-name="ce63" office:value-type="float" office:value="7503637579">
            <text:p>7503637579</text:p>
          </table:table-cell>
          <table:table-cell table:style-name="ce63" office:value-type="string">
            <text:p>土地资源保护与民事立法研究</text:p>
          </table:table-cell>
          <table:table-cell table:style-name="ce63" office:value-type="string">
            <text:p>郭洁</text:p>
          </table:table-cell>
          <table:table-cell table:style-name="ce85" office:value-type="float" office:value="19">
            <text:p>19.00</text:p>
          </table:table-cell>
          <table:table-cell table:style-name="ce97" office:value-type="date" office:date-value="2002-06-01T02:23:25">
            <text:p>6/1/2002</text:p>
          </table:table-cell>
          <table:table-cell table:style-name="ce63" office:value-type="string">
            <text:p>法律</text:p>
          </table:table-cell>
          <table:table-cell table:number-columns-repeated="249"/>
        </table:table-row>
        <table:table-row table:style-name="ro6">
          <table:table-cell table:style-name="ce59" office:value-type="float" office:value="22">
            <text:p>22</text:p>
          </table:table-cell>
          <table:table-cell table:style-name="ce63" office:value-type="float" office:value="7503632968">
            <text:p>7503632968</text:p>
          </table:table-cell>
          <table:table-cell table:style-name="ce63" office:value-type="string">
            <text:p>网络与电子商务法(修订本)</text:p>
          </table:table-cell>
          <table:table-cell table:style-name="ce63"/>
          <table:table-cell table:style-name="ce85" office:value-type="float" office:value="39">
            <text:p>39.00</text:p>
          </table:table-cell>
          <table:table-cell table:style-name="ce97" office:value-type="date" office:date-value="2002-06-02T02:23:25">
            <text:p>6/2/2002</text:p>
          </table:table-cell>
          <table:table-cell table:style-name="ce63" office:value-type="string">
            <text:p>法律</text:p>
          </table:table-cell>
          <table:table-cell table:number-columns-repeated="249"/>
        </table:table-row>
        <table:table-row table:style-name="ro6">
          <table:table-cell table:style-name="ce59" office:value-type="float" office:value="23">
            <text:p>23</text:p>
          </table:table-cell>
          <table:table-cell table:style-name="ce63" office:value-type="float" office:value="7503636874">
            <text:p>7503636874</text:p>
          </table:table-cell>
          <table:table-cell table:style-name="ce63" office:value-type="string">
            <text:p>西方法律思想简史(牛津大学教科书)</text:p>
          </table:table-cell>
          <table:table-cell table:style-name="ce63"/>
          <table:table-cell table:style-name="ce85" office:value-type="float" office:value="28">
            <text:p>28.00</text:p>
          </table:table-cell>
          <table:table-cell table:style-name="ce97" office:value-type="date" office:date-value="2002-06-01T02:23:25">
            <text:p>6/1/2002</text:p>
          </table:table-cell>
          <table:table-cell table:style-name="ce63" office:value-type="string">
            <text:p>法律</text:p>
          </table:table-cell>
          <table:table-cell table:number-columns-repeated="249"/>
        </table:table-row>
        <table:table-row table:style-name="ro6">
          <table:table-cell table:style-name="ce59" office:value-type="float" office:value="24">
            <text:p>24</text:p>
          </table:table-cell>
          <table:table-cell table:style-name="ce63" office:value-type="float" office:value="7503633158">
            <text:p>7503633158</text:p>
          </table:table-cell>
          <table:table-cell table:style-name="ce63" office:value-type="string">
            <text:p>消费者权益保护法律手册(第2版)</text:p>
          </table:table-cell>
          <table:table-cell table:style-name="ce63"/>
          <table:table-cell table:style-name="ce85" office:value-type="float" office:value="28">
            <text:p>28.00</text:p>
          </table:table-cell>
          <table:table-cell table:style-name="ce97" office:value-type="date" office:date-value="2002-06-01T02:23:25">
            <text:p>6/1/2002</text:p>
          </table:table-cell>
          <table:table-cell table:style-name="ce63" office:value-type="string">
            <text:p>法律</text:p>
          </table:table-cell>
          <table:table-cell table:number-columns-repeated="249"/>
        </table:table-row>
        <table:table-row table:style-name="ro6">
          <table:table-cell table:style-name="ce59" office:value-type="float" office:value="25">
            <text:p>25</text:p>
          </table:table-cell>
          <table:table-cell table:style-name="ce63" office:value-type="float" office:value="7503637234">
            <text:p>7503637234</text:p>
          </table:table-cell>
          <table:table-cell table:style-name="ce63" office:value-type="string">
            <text:p>刑事审判参考2002年第2辑(总第25辑)</text:p>
          </table:table-cell>
          <table:table-cell table:style-name="ce63"/>
          <table:table-cell table:style-name="ce85" office:value-type="float" office:value="20">
            <text:p>20.00</text:p>
          </table:table-cell>
          <table:table-cell table:style-name="ce97" office:value-type="date" office:date-value="2002-06-01T02:23:25">
            <text:p>6/1/2002</text:p>
          </table:table-cell>
          <table:table-cell table:style-name="ce63" office:value-type="string">
            <text:p>法律</text:p>
          </table:table-cell>
          <table:table-cell table:number-columns-repeated="249"/>
        </table:table-row>
        <table:table-row table:style-name="ro6">
          <table:table-cell table:style-name="ce59" office:value-type="float" office:value="26">
            <text:p>26</text:p>
          </table:table-cell>
          <table:table-cell table:style-name="ce63" office:value-type="float" office:value="7503637641">
            <text:p>7503637641</text:p>
          </table:table-cell>
          <table:table-cell table:style-name="ce63" office:value-type="string">
            <text:p>刑事司法指南(2002年第1辑总第9辑)</text:p>
          </table:table-cell>
          <table:table-cell table:style-name="ce63"/>
          <table:table-cell table:style-name="ce85" office:value-type="float" office:value="15">
            <text:p>15.00</text:p>
          </table:table-cell>
          <table:table-cell table:style-name="ce97" office:value-type="date" office:date-value="2002-06-01T02:23:25">
            <text:p>6/1/2002</text:p>
          </table:table-cell>
          <table:table-cell table:style-name="ce63" office:value-type="string">
            <text:p>法律</text:p>
          </table:table-cell>
          <table:table-cell table:number-columns-repeated="249"/>
        </table:table-row>
        <table:table-row table:style-name="ro6">
          <table:table-cell table:style-name="ce59" office:value-type="float" office:value="27">
            <text:p>27</text:p>
          </table:table-cell>
          <table:table-cell table:style-name="ce63" office:value-type="string">
            <text:p>750363698X</text:p>
          </table:table-cell>
          <table:table-cell table:style-name="ce63" office:value-type="string">
            <text:p>行政法论丛(第五卷)</text:p>
          </table:table-cell>
          <table:table-cell table:style-name="ce63"/>
          <table:table-cell table:style-name="ce85" office:value-type="float" office:value="35">
            <text:p>35.00</text:p>
          </table:table-cell>
          <table:table-cell table:style-name="ce97" office:value-type="date" office:date-value="2002-06-01T02:23:25">
            <text:p>6/1/2002</text:p>
          </table:table-cell>
          <table:table-cell table:style-name="ce63" office:value-type="string">
            <text:p>法律</text:p>
          </table:table-cell>
          <table:table-cell table:number-columns-repeated="249"/>
        </table:table-row>
        <table:table-row table:style-name="ro6">
          <table:table-cell table:style-name="ce59" office:value-type="float" office:value="28">
            <text:p>28</text:p>
          </table:table-cell>
          <table:table-cell table:style-name="ce63" office:value-type="string">
            <text:p>750363703X</text:p>
          </table:table-cell>
          <table:table-cell table:style-name="ce63" office:value-type="string">
            <text:p>知识产权审判指导与参考(第4卷)</text:p>
          </table:table-cell>
          <table:table-cell table:style-name="ce63"/>
          <table:table-cell table:style-name="ce85" office:value-type="float" office:value="38">
            <text:p>38.00</text:p>
          </table:table-cell>
          <table:table-cell table:style-name="ce97" office:value-type="date" office:date-value="2002-06-02T02:23:25">
            <text:p>6/2/2002</text:p>
          </table:table-cell>
          <table:table-cell table:style-name="ce63" office:value-type="string">
            <text:p>法律</text:p>
          </table:table-cell>
          <table:table-cell table:number-columns-repeated="249"/>
        </table:table-row>
        <table:table-row table:style-name="ro6">
          <table:table-cell table:style-name="ce59" office:value-type="float" office:value="29">
            <text:p>29</text:p>
          </table:table-cell>
          <table:table-cell table:style-name="ce63" office:value-type="float" office:value="7503636912">
            <text:p>7503636912</text:p>
          </table:table-cell>
          <table:table-cell table:style-name="ce63" office:value-type="string">
            <text:p>中国法律形象的一面</text:p>
          </table:table-cell>
          <table:table-cell table:style-name="ce63" office:value-type="string">
            <text:p>张中秋</text:p>
          </table:table-cell>
          <table:table-cell table:style-name="ce85" office:value-type="float" office:value="21">
            <text:p>21.00</text:p>
          </table:table-cell>
          <table:table-cell table:style-name="ce97" office:value-type="date" office:date-value="2002-06-01T02:23:25">
            <text:p>6/1/2002</text:p>
          </table:table-cell>
          <table:table-cell table:style-name="ce63" office:value-type="string">
            <text:p>法律</text:p>
          </table:table-cell>
          <table:table-cell table:number-columns-repeated="249"/>
        </table:table-row>
        <table:table-row table:style-name="ro6">
          <table:table-cell table:style-name="ce59" office:value-type="float" office:value="30">
            <text:p>30</text:p>
          </table:table-cell>
          <table:table-cell table:style-name="ce63" office:value-type="string">
            <text:p>750363684X</text:p>
          </table:table-cell>
          <table:table-cell table:style-name="ce63" office:value-type="string">
            <text:p>中国加入WTO法律问题专论</text:p>
          </table:table-cell>
          <table:table-cell table:style-name="ce63" office:value-type="string">
            <text:p>杨国华</text:p>
          </table:table-cell>
          <table:table-cell table:style-name="ce85" office:value-type="float" office:value="24">
            <text:p>24.00</text:p>
          </table:table-cell>
          <table:table-cell table:style-name="ce97" office:value-type="date" office:date-value="2002-06-01T02:23:25">
            <text:p>6/1/2002</text:p>
          </table:table-cell>
          <table:table-cell table:style-name="ce63" office:value-type="string">
            <text:p>法律</text:p>
          </table:table-cell>
          <table:table-cell table:number-columns-repeated="249"/>
        </table:table-row>
        <table:table-row table:style-name="ro6">
          <table:table-cell table:style-name="ce59" office:value-type="float" office:value="31">
            <text:p>31</text:p>
          </table:table-cell>
          <table:table-cell table:style-name="ce63" office:value-type="float" office:value="7503636467">
            <text:p>7503636467</text:p>
          </table:table-cell>
          <table:table-cell table:style-name="ce63" office:value-type="string">
            <text:p>中国涉外经济法与WTO国际规则</text:p>
          </table:table-cell>
          <table:table-cell table:style-name="ce63" office:value-type="string">
            <text:p>孙南中</text:p>
          </table:table-cell>
          <table:table-cell table:style-name="ce85" office:value-type="float" office:value="28">
            <text:p>28.00</text:p>
          </table:table-cell>
          <table:table-cell table:style-name="ce97" office:value-type="date" office:date-value="2002-06-01T02:23:25">
            <text:p>6/1/2002</text:p>
          </table:table-cell>
          <table:table-cell table:style-name="ce63" office:value-type="string">
            <text:p>法律</text:p>
          </table:table-cell>
          <table:table-cell table:number-columns-repeated="249"/>
        </table:table-row>
        <table:table-row table:style-name="ro6">
          <table:table-cell table:style-name="ce59" office:value-type="float" office:value="32">
            <text:p>32</text:p>
          </table:table-cell>
          <table:table-cell table:style-name="ce63" office:value-type="float" office:value="7503637102">
            <text:p>7503637102</text:p>
          </table:table-cell>
          <table:table-cell table:style-name="ce63" office:value-type="string">
            <text:p>中华人民共和国证券期货法规汇编(2001)附光盘</text:p>
          </table:table-cell>
          <table:table-cell table:style-name="ce63"/>
          <table:table-cell table:style-name="ce85" office:value-type="float" office:value="120">
            <text:p>120.00</text:p>
          </table:table-cell>
          <table:table-cell table:style-name="ce97" office:value-type="date" office:date-value="2002-06-01T02:23:25">
            <text:p>6/1/2002</text:p>
          </table:table-cell>
          <table:table-cell table:style-name="ce63" office:value-type="string">
            <text:p>法律</text:p>
          </table:table-cell>
          <table:table-cell table:number-columns-repeated="249"/>
        </table:table-row>
        <table:table-row table:style-name="ro6">
          <table:table-cell table:style-name="ce59" office:value-type="float" office:value="33">
            <text:p>33</text:p>
          </table:table-cell>
          <table:table-cell table:style-name="ce64" office:value-type="float" office:value="7801613287">
            <text:p>7801613287</text:p>
          </table:table-cell>
          <table:table-cell table:style-name="ce72" office:value-type="string">
            <text:p>担保物权审判实践应用</text:p>
          </table:table-cell>
          <table:table-cell table:style-name="ce72" office:value-type="string">
            <text:p>吴合振</text:p>
          </table:table-cell>
          <table:table-cell table:style-name="ce86" office:value-type="float" office:value="20">
            <text:p>20.00</text:p>
          </table:table-cell>
          <table:table-cell table:style-name="ce98" office:value-type="date" office:date-value="2002-05-01T02:23:25">
            <text:p>5/1/2002</text:p>
          </table:table-cell>
          <table:table-cell table:style-name="ce72" office:value-type="string">
            <text:p>人民法院</text:p>
          </table:table-cell>
          <table:table-cell table:number-columns-repeated="249"/>
        </table:table-row>
        <table:table-row table:style-name="ro6">
          <table:table-cell table:style-name="ce59" office:value-type="float" office:value="34">
            <text:p>34</text:p>
          </table:table-cell>
          <table:table-cell table:style-name="ce64" office:value-type="float" office:value="7801613058">
            <text:p>7801613058</text:p>
          </table:table-cell>
          <table:table-cell table:style-name="ce72" office:value-type="string">
            <text:p>公正与效率的法理研究</text:p>
          </table:table-cell>
          <table:table-cell table:style-name="ce72" office:value-type="string">
            <text:p>曹建明</text:p>
          </table:table-cell>
          <table:table-cell table:style-name="ce86" office:value-type="float" office:value="36">
            <text:p>36.00</text:p>
          </table:table-cell>
          <table:table-cell table:style-name="ce98" office:value-type="date" office:date-value="2002-04-17T02:23:25">
            <text:p>4/17/2002</text:p>
          </table:table-cell>
          <table:table-cell table:style-name="ce72" office:value-type="string">
            <text:p>人民法院</text:p>
          </table:table-cell>
          <table:table-cell table:number-columns-repeated="249"/>
        </table:table-row>
        <table:table-row table:style-name="ro6">
          <table:table-cell table:style-name="ce59" office:value-type="float" office:value="35">
            <text:p>35</text:p>
          </table:table-cell>
          <table:table-cell table:style-name="ce64" office:value-type="float" office:value="7801612752">
            <text:p>7801612752</text:p>
          </table:table-cell>
          <table:table-cell table:style-name="ce72" office:value-type="string">
            <text:p>国有企业改革比较法律研究</text:p>
          </table:table-cell>
          <table:table-cell table:style-name="ce72"/>
          <table:table-cell table:style-name="ce86" office:value-type="float" office:value="45">
            <text:p>45.00</text:p>
          </table:table-cell>
          <table:table-cell table:style-name="ce98" office:value-type="date" office:date-value="2002-05-01T02:23:25">
            <text:p>5/1/2002</text:p>
          </table:table-cell>
          <table:table-cell table:style-name="ce72" office:value-type="string">
            <text:p>人民法院</text:p>
          </table:table-cell>
          <table:table-cell table:number-columns-repeated="249"/>
        </table:table-row>
        <table:table-row table:style-name="ro6">
          <table:table-cell table:style-name="ce59" office:value-type="float" office:value="36">
            <text:p>36</text:p>
          </table:table-cell>
          <table:table-cell table:style-name="ce64" office:value-type="float" office:value="7801612892">
            <text:p>7801612892</text:p>
          </table:table-cell>
          <table:table-cell table:style-name="ce72" office:value-type="string">
            <text:p>精神损害赔偿数额的确定与评算</text:p>
          </table:table-cell>
          <table:table-cell table:style-name="ce72" office:value-type="string">
            <text:p>关今华</text:p>
          </table:table-cell>
          <table:table-cell table:style-name="ce86" office:value-type="float" office:value="30">
            <text:p>30.00</text:p>
          </table:table-cell>
          <table:table-cell table:style-name="ce98" office:value-type="date" office:date-value="2002-05-01T02:23:25">
            <text:p>5/1/2002</text:p>
          </table:table-cell>
          <table:table-cell table:style-name="ce72" office:value-type="string">
            <text:p>人民法院</text:p>
          </table:table-cell>
          <table:table-cell table:number-columns-repeated="249"/>
        </table:table-row>
        <table:table-row table:style-name="ro6">
          <table:table-cell table:style-name="ce59" office:value-type="float" office:value="37">
            <text:p>37</text:p>
          </table:table-cell>
          <table:table-cell table:style-name="ce64" office:value-type="float" office:value="7801613074">
            <text:p>7801613074</text:p>
          </table:table-cell>
          <table:table-cell table:style-name="ce72" office:value-type="string">
            <text:p>民商审判指导与参考2002年第1卷(总第1卷 )</text:p>
          </table:table-cell>
          <table:table-cell table:style-name="ce72" office:value-type="string">
            <text:p>李国光</text:p>
          </table:table-cell>
          <table:table-cell table:style-name="ce86" office:value-type="float" office:value="35">
            <text:p>35.00</text:p>
          </table:table-cell>
          <table:table-cell table:style-name="ce98" office:value-type="date" office:date-value="2002-05-17T02:23:25">
            <text:p>5/17/2002</text:p>
          </table:table-cell>
          <table:table-cell table:style-name="ce72" office:value-type="string">
            <text:p>人民法院</text:p>
          </table:table-cell>
          <table:table-cell table:number-columns-repeated="249"/>
        </table:table-row>
        <table:table-row table:style-name="ro6">
          <table:table-cell table:style-name="ce59" office:value-type="float" office:value="38">
            <text:p>38</text:p>
          </table:table-cell>
          <table:table-cell table:style-name="ce64" office:value-type="float" office:value="7801612981">
            <text:p>7801612981</text:p>
          </table:table-cell>
          <table:table-cell table:style-name="ce72" office:value-type="string">
            <text:p>民事诉讼法<text:span text:style-name="T2">(</text:span><text:span text:style-name="T3">北京大学远程教育法学试用教材</text:span><text:span text:style-name="T2">)</text:span></text:p>
          </table:table-cell>
          <table:table-cell table:style-name="ce72" office:value-type="string">
            <text:p>刘家兴</text:p>
          </table:table-cell>
          <table:table-cell table:style-name="ce86" office:value-type="float" office:value="24">
            <text:p>24.00</text:p>
          </table:table-cell>
          <table:table-cell table:style-name="ce98" office:value-type="date" office:date-value="2002-03-14T02:23:25">
            <text:p>3/14/2002</text:p>
          </table:table-cell>
          <table:table-cell table:style-name="ce72" office:value-type="string">
            <text:p>人民法院</text:p>
          </table:table-cell>
          <table:table-cell table:number-columns-repeated="249"/>
        </table:table-row>
        <table:table-row table:style-name="ro6">
          <table:table-cell table:style-name="ce59" office:value-type="float" office:value="39">
            <text:p>39</text:p>
          </table:table-cell>
          <table:table-cell table:style-name="ce64" office:value-type="float" office:value="7801613147">
            <text:p>7801613147</text:p>
          </table:table-cell>
          <table:table-cell table:style-name="ce72" office:value-type="string">
            <text:p>人民法院案例选(总第38辑)</text:p>
          </table:table-cell>
          <table:table-cell table:style-name="ce72"/>
          <table:table-cell table:style-name="ce86" office:value-type="float" office:value="26">
            <text:p>26.00</text:p>
          </table:table-cell>
          <table:table-cell table:style-name="ce98" office:value-type="date" office:date-value="2002-05-01T02:23:25">
            <text:p>5/1/2002</text:p>
          </table:table-cell>
          <table:table-cell table:style-name="ce72" office:value-type="string">
            <text:p>人民法院</text:p>
          </table:table-cell>
          <table:table-cell table:number-columns-repeated="249"/>
        </table:table-row>
        <table:table-row table:style-name="ro6">
          <table:table-cell table:style-name="ce59" office:value-type="float" office:value="40">
            <text:p>40</text:p>
          </table:table-cell>
          <table:table-cell table:style-name="ce64" office:value-type="float" office:value="7801613031">
            <text:p>7801613031</text:p>
          </table:table-cell>
          <table:table-cell table:style-name="ce72" office:value-type="string">
            <text:p>人民法院优秀裁判文书选(山东卷)</text:p>
          </table:table-cell>
          <table:table-cell table:style-name="ce72"/>
          <table:table-cell table:style-name="ce86" office:value-type="float" office:value="35">
            <text:p>35.00</text:p>
          </table:table-cell>
          <table:table-cell table:style-name="ce98" office:value-type="date" office:date-value="2002-03-14T02:23:25">
            <text:p>3/14/2002</text:p>
          </table:table-cell>
          <table:table-cell table:style-name="ce72" office:value-type="string">
            <text:p>人民法院</text:p>
          </table:table-cell>
          <table:table-cell table:number-columns-repeated="249"/>
        </table:table-row>
        <table:table-row table:style-name="ro6">
          <table:table-cell table:style-name="ce59" office:value-type="float" office:value="41">
            <text:p>41</text:p>
          </table:table-cell>
          <table:table-cell table:style-name="ce64" office:value-type="float" office:value="7801613007">
            <text:p>7801613007</text:p>
          </table:table-cell>
          <table:table-cell table:style-name="ce72" office:value-type="string">
            <text:p>审判长适用法律手册--涉外海事海商卷(上下)</text:p>
          </table:table-cell>
          <table:table-cell table:style-name="ce72" office:value-type="string">
            <text:p>万鄂湘</text:p>
          </table:table-cell>
          <table:table-cell table:style-name="ce86" office:value-type="float" office:value="98">
            <text:p>98.00</text:p>
          </table:table-cell>
          <table:table-cell table:style-name="ce98" office:value-type="date" office:date-value="2002-04-14T02:23:25">
            <text:p>4/14/2002</text:p>
          </table:table-cell>
          <table:table-cell table:style-name="ce72" office:value-type="string">
            <text:p>人民法院</text:p>
          </table:table-cell>
          <table:table-cell table:number-columns-repeated="249"/>
        </table:table-row>
        <table:table-row table:style-name="ro6">
          <table:table-cell table:style-name="ce59" office:value-type="float" office:value="42">
            <text:p>42</text:p>
          </table:table-cell>
          <table:table-cell table:style-name="ce64" office:value-type="float" office:value="7801612787">
            <text:p>7801612787</text:p>
          </table:table-cell>
          <table:table-cell table:style-name="ce72" office:value-type="string">
            <text:p>司法信箱集(第3辑)</text:p>
          </table:table-cell>
          <table:table-cell table:style-name="ce72" office:value-type="string">
            <text:p>刘家琛</text:p>
          </table:table-cell>
          <table:table-cell table:style-name="ce86" office:value-type="float" office:value="46">
            <text:p>46.00</text:p>
          </table:table-cell>
          <table:table-cell table:style-name="ce98" office:value-type="date" office:date-value="2002-04-14T02:23:25">
            <text:p>4/14/2002</text:p>
          </table:table-cell>
          <table:table-cell table:style-name="ce72" office:value-type="string">
            <text:p>人民法院</text:p>
          </table:table-cell>
          <table:table-cell table:number-columns-repeated="249"/>
        </table:table-row>
        <table:table-row table:style-name="ro6">
          <table:table-cell table:style-name="ce59" office:value-type="float" office:value="43">
            <text:p>43</text:p>
          </table:table-cell>
          <table:table-cell table:style-name="ce64" office:value-type="float" office:value="7801612698">
            <text:p>7801612698</text:p>
          </table:table-cell>
          <table:table-cell table:style-name="ce72" office:value-type="string">
            <text:p>诉讼程序适用指南(上下)</text:p>
          </table:table-cell>
          <table:table-cell table:style-name="ce72" office:value-type="string">
            <text:p>杨润时</text:p>
          </table:table-cell>
          <table:table-cell table:style-name="ce86" office:value-type="float" office:value="118">
            <text:p>118.00</text:p>
          </table:table-cell>
          <table:table-cell table:style-name="ce98" office:value-type="date" office:date-value="2002-04-14T02:23:25">
            <text:p>4/14/2002</text:p>
          </table:table-cell>
          <table:table-cell table:style-name="ce72" office:value-type="string">
            <text:p>人民法院</text:p>
          </table:table-cell>
          <table:table-cell table:number-columns-repeated="249"/>
        </table:table-row>
        <table:table-row table:style-name="ro6">
          <table:table-cell table:style-name="ce59" office:value-type="float" office:value="44">
            <text:p>44</text:p>
          </table:table-cell>
          <table:table-cell table:style-name="ce64" office:value-type="float" office:value="7801612965">
            <text:p>7801612965</text:p>
          </table:table-cell>
          <table:table-cell table:style-name="ce72" office:value-type="string">
            <text:p>刑法分论<text:span text:style-name="T2">(</text:span><text:span text:style-name="T3">北京大学远程教育法学试用教材</text:span><text:span text:style-name="T2">)</text:span></text:p>
          </table:table-cell>
          <table:table-cell table:style-name="ce72" office:value-type="string">
            <text:p>梁根林</text:p>
          </table:table-cell>
          <table:table-cell table:style-name="ce86" office:value-type="float" office:value="42">
            <text:p>42.00</text:p>
          </table:table-cell>
          <table:table-cell table:style-name="ce98" office:value-type="date" office:date-value="2002-03-14T02:23:25">
            <text:p>3/14/2002</text:p>
          </table:table-cell>
          <table:table-cell table:style-name="ce72" office:value-type="string">
            <text:p>人民法院</text:p>
          </table:table-cell>
          <table:table-cell table:number-columns-repeated="249"/>
        </table:table-row>
        <table:table-row table:style-name="ro6">
          <table:table-cell table:style-name="ce59" office:value-type="float" office:value="45">
            <text:p>45</text:p>
          </table:table-cell>
          <table:table-cell table:style-name="ce64" office:value-type="float" office:value="7801613015">
            <text:p>7801613015</text:p>
          </table:table-cell>
          <table:table-cell table:style-name="ce72" office:value-type="string">
            <text:p>中国当代审判制度概述</text:p>
          </table:table-cell>
          <table:table-cell table:style-name="ce72" office:value-type="string">
            <text:p>张柏峰</text:p>
          </table:table-cell>
          <table:table-cell table:style-name="ce86" office:value-type="float" office:value="33">
            <text:p>33.00</text:p>
          </table:table-cell>
          <table:table-cell table:style-name="ce98" office:value-type="date" office:date-value="2002-04-14T02:23:25">
            <text:p>4/14/2002</text:p>
          </table:table-cell>
          <table:table-cell table:style-name="ce72" office:value-type="string">
            <text:p>人民法院</text:p>
          </table:table-cell>
          <table:table-cell table:number-columns-repeated="249"/>
        </table:table-row>
        <table:table-row table:style-name="ro6">
          <table:table-cell table:style-name="ce59" office:value-type="float" office:value="46">
            <text:p>46</text:p>
          </table:table-cell>
          <table:table-cell table:style-name="ce64" office:value-type="float" office:value="7562021481">
            <text:p>7562021481</text:p>
          </table:table-cell>
          <table:table-cell table:style-name="ce72" office:value-type="string">
            <text:p>20世纪90年代中国法制心理科学研究</text:p>
          </table:table-cell>
          <table:table-cell table:style-name="ce72" office:value-type="string">
            <text:p>罗大华</text:p>
          </table:table-cell>
          <table:table-cell table:style-name="ce86" office:value-type="float" office:value="58">
            <text:p>58.00</text:p>
          </table:table-cell>
          <table:table-cell table:style-name="ce98" office:value-type="date" office:date-value="2002-04-16T02:23:25">
            <text:p>4/16/2002</text:p>
          </table:table-cell>
          <table:table-cell table:style-name="ce72" office:value-type="string">
            <text:p>政法大学</text:p>
          </table:table-cell>
          <table:table-cell table:number-columns-repeated="249"/>
        </table:table-row>
        <table:table-row table:style-name="ro6">
          <table:table-cell table:style-name="ce59" office:value-type="float" office:value="47">
            <text:p>47</text:p>
          </table:table-cell>
          <table:table-cell table:style-name="ce64" office:value-type="float" office:value="7562022224">
            <text:p>7562022224</text:p>
          </table:table-cell>
          <table:table-cell table:style-name="ce72" office:value-type="string">
            <text:p>法大刑法学研究文集</text:p>
          </table:table-cell>
          <table:table-cell table:style-name="ce72"/>
          <table:table-cell table:style-name="ce86" office:value-type="float" office:value="19">
            <text:p>19.00</text:p>
          </table:table-cell>
          <table:table-cell table:style-name="ce98" office:value-type="date" office:date-value="2002-05-01T02:23:25">
            <text:p>5/1/2002</text:p>
          </table:table-cell>
          <table:table-cell table:style-name="ce72" office:value-type="string">
            <text:p>政法大学</text:p>
          </table:table-cell>
          <table:table-cell table:number-columns-repeated="249"/>
        </table:table-row>
        <table:table-row table:style-name="ro6">
          <table:table-cell table:style-name="ce59" office:value-type="float" office:value="48">
            <text:p>48</text:p>
          </table:table-cell>
          <table:table-cell table:style-name="ce64" office:value-type="float" office:value="7562021910">
            <text:p>7562021910</text:p>
          </table:table-cell>
          <table:table-cell table:style-name="ce72" office:value-type="string">
            <text:p>法制心理学理论与实践</text:p>
          </table:table-cell>
          <table:table-cell table:style-name="ce72" office:value-type="string">
            <text:p>刘邦惠</text:p>
          </table:table-cell>
          <table:table-cell table:style-name="ce86" office:value-type="float" office:value="30">
            <text:p>30.00</text:p>
          </table:table-cell>
          <table:table-cell table:style-name="ce98" office:value-type="date" office:date-value="2002-04-16T02:23:25">
            <text:p>4/16/2002</text:p>
          </table:table-cell>
          <table:table-cell table:style-name="ce72" office:value-type="string">
            <text:p>政法大学</text:p>
          </table:table-cell>
          <table:table-cell table:number-columns-repeated="249"/>
        </table:table-row>
        <table:table-row table:style-name="ro6">
          <table:table-cell table:style-name="ce59" office:value-type="float" office:value="49">
            <text:p>49</text:p>
          </table:table-cell>
          <table:table-cell table:style-name="ce64" office:value-type="float" office:value="7562010196">
            <text:p>7562010196</text:p>
          </table:table-cell>
          <table:table-cell table:style-name="ce72" office:value-type="string">
            <text:p>国际诉讼竞合</text:p>
          </table:table-cell>
          <table:table-cell table:style-name="ce72" office:value-type="string">
            <text:p>李旺</text:p>
          </table:table-cell>
          <table:table-cell table:style-name="ce86" office:value-type="float" office:value="21">
            <text:p>21.00</text:p>
          </table:table-cell>
          <table:table-cell table:style-name="ce98" office:value-type="date" office:date-value="2002-04-16T02:23:25">
            <text:p>4/16/2002</text:p>
          </table:table-cell>
          <table:table-cell table:style-name="ce72" office:value-type="string">
            <text:p>政法大学</text:p>
          </table:table-cell>
          <table:table-cell table:number-columns-repeated="249"/>
        </table:table-row>
        <table:table-row table:style-name="ro6">
          <table:table-cell table:style-name="ce59" office:value-type="float" office:value="50">
            <text:p>50</text:p>
          </table:table-cell>
          <table:table-cell table:style-name="ce64" office:value-type="float" office:value="7562021198">
            <text:p>7562021198</text:p>
          </table:table-cell>
          <table:table-cell table:style-name="ce72" office:value-type="string">
            <text:p>民事诉讼当事人研究</text:p>
          </table:table-cell>
          <table:table-cell table:style-name="ce72" office:value-type="string">
            <text:p>肖建华</text:p>
          </table:table-cell>
          <table:table-cell table:style-name="ce86" office:value-type="float" office:value="24">
            <text:p>24.00</text:p>
          </table:table-cell>
          <table:table-cell table:style-name="ce98" office:value-type="date" office:date-value="2002-01-16T02:23:25">
            <text:p>1/16/2002</text:p>
          </table:table-cell>
          <table:table-cell table:style-name="ce72" office:value-type="string">
            <text:p>政法大学</text:p>
          </table:table-cell>
          <table:table-cell table:number-columns-repeated="249"/>
        </table:table-row>
        <table:table-row table:style-name="ro6">
          <table:table-cell table:style-name="ce59" office:value-type="float" office:value="51">
            <text:p>51</text:p>
          </table:table-cell>
          <table:table-cell table:style-name="ce64" office:value-type="float" office:value="7562012121">
            <text:p>7562012121</text:p>
          </table:table-cell>
          <table:table-cell table:style-name="ce72" office:value-type="string">
            <text:p>违约责任论(修订版)</text:p>
          </table:table-cell>
          <table:table-cell table:style-name="ce72" office:value-type="string">
            <text:p>王利明</text:p>
          </table:table-cell>
          <table:table-cell table:style-name="ce86" office:value-type="float" office:value="39">
            <text:p>39.00</text:p>
          </table:table-cell>
          <table:table-cell table:style-name="ce98" office:value-type="date" office:date-value="2000-02-14T02:23:25">
            <text:p>2/14/2000</text:p>
          </table:table-cell>
          <table:table-cell table:style-name="ce72" office:value-type="string">
            <text:p>政法大学</text:p>
          </table:table-cell>
          <table:table-cell table:number-columns-repeated="249"/>
        </table:table-row>
        <table:table-row table:style-name="ro6">
          <table:table-cell table:style-name="ce59" office:value-type="float" office:value="52">
            <text:p>52</text:p>
          </table:table-cell>
          <table:table-cell table:style-name="ce64" office:value-type="float" office:value="7562021392">
            <text:p>7562021392</text:p>
          </table:table-cell>
          <table:table-cell table:style-name="ce72" office:value-type="string">
            <text:p>英国民事诉讼与民事司法改革</text:p>
          </table:table-cell>
          <table:table-cell table:style-name="ce72" office:value-type="string">
            <text:p>徐昕</text:p>
          </table:table-cell>
          <table:table-cell table:style-name="ce86" office:value-type="float" office:value="38">
            <text:p>38.00</text:p>
          </table:table-cell>
          <table:table-cell table:style-name="ce98" office:value-type="date" office:date-value="2002-04-16T02:23:25">
            <text:p>4/16/2002</text:p>
          </table:table-cell>
          <table:table-cell table:style-name="ce72" office:value-type="string">
            <text:p>政法大学</text:p>
          </table:table-cell>
          <table:table-cell table:number-columns-repeated="249"/>
        </table:table-row>
        <table:table-row table:style-name="ro6">
          <table:table-cell table:style-name="ce59" office:value-type="float" office:value="53">
            <text:p>53</text:p>
          </table:table-cell>
          <table:table-cell table:style-name="ce64" office:value-type="float" office:value="7562022186">
            <text:p>7562022186</text:p>
          </table:table-cell>
          <table:table-cell table:style-name="ce72" office:value-type="string">
            <text:p>政法评论(2002年卷)</text:p>
          </table:table-cell>
          <table:table-cell table:style-name="ce72"/>
          <table:table-cell table:style-name="ce86" office:value-type="float" office:value="36">
            <text:p>36.00</text:p>
          </table:table-cell>
          <table:table-cell table:style-name="ce98" office:value-type="date" office:date-value="2002-05-14T02:23:25">
            <text:p>5/14/2002</text:p>
          </table:table-cell>
          <table:table-cell table:style-name="ce72" office:value-type="string">
            <text:p>政法大学</text:p>
          </table:table-cell>
          <table:table-cell table:number-columns-repeated="249"/>
        </table:table-row>
        <table:table-row table:style-name="ro6">
          <table:table-cell table:style-name="ce59" office:value-type="float" office:value="54">
            <text:p>54</text:p>
          </table:table-cell>
          <table:table-cell table:style-name="ce64" office:value-type="float" office:value="7562020361">
            <text:p>7562020361</text:p>
          </table:table-cell>
          <table:table-cell table:style-name="ce72" office:value-type="string">
            <text:p>知识产权法原理</text:p>
          </table:table-cell>
          <table:table-cell table:style-name="ce72" office:value-type="string">
            <text:p>金勇军</text:p>
          </table:table-cell>
          <table:table-cell table:style-name="ce86" office:value-type="float" office:value="26">
            <text:p>26.00</text:p>
          </table:table-cell>
          <table:table-cell table:style-name="ce98" office:value-type="date" office:date-value="2002-04-01T02:23:25">
            <text:p>4/1/2002</text:p>
          </table:table-cell>
          <table:table-cell table:style-name="ce72" office:value-type="string">
            <text:p>政法大学</text:p>
          </table:table-cell>
          <table:table-cell table:number-columns-repeated="249"/>
        </table:table-row>
        <table:table-row table:style-name="ro6">
          <table:table-cell table:style-name="ce59" office:value-type="float" office:value="55">
            <text:p>55</text:p>
          </table:table-cell>
          <table:table-cell table:style-name="ce64" office:value-type="float" office:value="7800839478">
            <text:p>7800839478</text:p>
          </table:table-cell>
          <table:table-cell table:style-name="ce72" office:value-type="string">
            <text:p>&lt;&lt;公民权利和政治权利国际公约&gt;&gt;批准与实施问题研究</text:p>
          </table:table-cell>
          <table:table-cell table:style-name="ce72" office:value-type="string">
            <text:p>陈光中</text:p>
          </table:table-cell>
          <table:table-cell table:style-name="ce86" office:value-type="float" office:value="39">
            <text:p>39.00</text:p>
          </table:table-cell>
          <table:table-cell table:style-name="ce98" office:value-type="date" office:date-value="2002-04-14T02:23:25">
            <text:p>4/14/2002</text:p>
          </table:table-cell>
          <table:table-cell table:style-name="ce72" office:value-type="string">
            <text:p>中国法制</text:p>
          </table:table-cell>
          <table:table-cell table:number-columns-repeated="249"/>
        </table:table-row>
        <table:table-row table:style-name="ro6">
          <table:table-cell table:style-name="ce59" office:value-type="float" office:value="56">
            <text:p>56</text:p>
          </table:table-cell>
          <table:table-cell table:style-name="ce64" office:value-type="float" office:value="7800839443">
            <text:p>7800839443</text:p>
          </table:table-cell>
          <table:table-cell table:style-name="ce72" office:value-type="string">
            <text:p>办理担保案件法律依据</text:p>
          </table:table-cell>
          <table:table-cell table:style-name="ce72"/>
          <table:table-cell table:style-name="ce86" office:value-type="float" office:value="23">
            <text:p>23.00</text:p>
          </table:table-cell>
          <table:table-cell table:style-name="ce98" office:value-type="date" office:date-value="2002-05-01T02:23:25">
            <text:p>5/1/2002</text:p>
          </table:table-cell>
          <table:table-cell table:style-name="ce72" office:value-type="string">
            <text:p>中国法制</text:p>
          </table:table-cell>
          <table:table-cell table:number-columns-repeated="249"/>
        </table:table-row>
        <table:table-row table:style-name="ro6">
          <table:table-cell table:style-name="ce59" office:value-type="float" office:value="57">
            <text:p>57</text:p>
          </table:table-cell>
          <table:table-cell table:style-name="ce64" office:value-type="float" office:value="7800839443">
            <text:p>7800839443</text:p>
          </table:table-cell>
          <table:table-cell table:style-name="ce72" office:value-type="string">
            <text:p>办理国家赔偿案件法律依据</text:p>
          </table:table-cell>
          <table:table-cell table:style-name="ce72"/>
          <table:table-cell table:style-name="ce86" office:value-type="float" office:value="21">
            <text:p>21.00</text:p>
          </table:table-cell>
          <table:table-cell table:style-name="ce98" office:value-type="date" office:date-value="2002-05-01T02:23:25">
            <text:p>5/1/2002</text:p>
          </table:table-cell>
          <table:table-cell table:style-name="ce72" office:value-type="string">
            <text:p>中国法制</text:p>
          </table:table-cell>
          <table:table-cell table:number-columns-repeated="249"/>
        </table:table-row>
        <table:table-row table:style-name="ro6">
          <table:table-cell table:style-name="ce59" office:value-type="float" office:value="58">
            <text:p>58</text:p>
          </table:table-cell>
          <table:table-cell table:style-name="ce59" office:value-type="float" office:value="7800839443">
            <text:p>7800839443</text:p>
          </table:table-cell>
          <table:table-cell table:style-name="ce59" office:value-type="string">
            <text:p>办理房屋拆迁案件法律依据</text:p>
          </table:table-cell>
          <table:table-cell table:style-name="ce59"/>
          <table:table-cell table:style-name="ce84" office:value-type="float" office:value="15">
            <text:p>15.00</text:p>
          </table:table-cell>
          <table:table-cell table:style-name="ce96" office:value-type="date" office:date-value="2002-06-01T02:23:25">
            <text:p>6/1/2002</text:p>
          </table:table-cell>
          <table:table-cell table:style-name="ce59" office:value-type="string">
            <text:p>中国法制</text:p>
          </table:table-cell>
          <table:table-cell table:number-columns-repeated="249"/>
        </table:table-row>
        <table:table-row table:style-name="ro6">
          <table:table-cell table:style-name="ce59" office:value-type="float" office:value="59">
            <text:p>59</text:p>
          </table:table-cell>
          <table:table-cell table:style-name="ce59" office:value-type="float" office:value="7800839443">
            <text:p>7800839443</text:p>
          </table:table-cell>
          <table:table-cell table:style-name="ce59" office:value-type="string">
            <text:p>办理劳动争议案件法律依据</text:p>
          </table:table-cell>
          <table:table-cell table:style-name="ce59"/>
          <table:table-cell table:style-name="ce84" office:value-type="float" office:value="25">
            <text:p>25.00</text:p>
          </table:table-cell>
          <table:table-cell table:style-name="ce96" office:value-type="date" office:date-value="2002-06-01T02:23:25">
            <text:p>6/1/2002</text:p>
          </table:table-cell>
          <table:table-cell table:style-name="ce59" office:value-type="string">
            <text:p>中国法制</text:p>
          </table:table-cell>
          <table:table-cell table:number-columns-repeated="249"/>
        </table:table-row>
        <table:table-row table:style-name="ro6">
          <table:table-cell table:style-name="ce59" office:value-type="float" office:value="60">
            <text:p>60</text:p>
          </table:table-cell>
          <table:table-cell table:style-name="ce59" office:value-type="float" office:value="7800839443">
            <text:p>7800839443</text:p>
          </table:table-cell>
          <table:table-cell table:style-name="ce59" office:value-type="string">
            <text:p>办理证券期货案件法律依据</text:p>
          </table:table-cell>
          <table:table-cell table:style-name="ce59"/>
          <table:table-cell table:style-name="ce84" office:value-type="float" office:value="26">
            <text:p>26.00</text:p>
          </table:table-cell>
          <table:table-cell table:style-name="ce96" office:value-type="date" office:date-value="2002-06-01T02:23:25">
            <text:p>6/1/2002</text:p>
          </table:table-cell>
          <table:table-cell table:style-name="ce59" office:value-type="string">
            <text:p>中国法制</text:p>
          </table:table-cell>
          <table:table-cell table:number-columns-repeated="249"/>
        </table:table-row>
        <table:table-row table:style-name="ro6">
          <table:table-cell table:style-name="ce59" office:value-type="float" office:value="61">
            <text:p>61</text:p>
          </table:table-cell>
          <table:table-cell table:style-name="ce64" office:value-type="float" office:value="7800839443">
            <text:p>7800839443</text:p>
          </table:table-cell>
          <table:table-cell table:style-name="ce72" office:value-type="string">
            <text:p>办理借款案件法律依据</text:p>
          </table:table-cell>
          <table:table-cell table:style-name="ce72"/>
          <table:table-cell table:style-name="ce86" office:value-type="float" office:value="27">
            <text:p>27.00</text:p>
          </table:table-cell>
          <table:table-cell table:style-name="ce98" office:value-type="date" office:date-value="2002-05-14T02:23:25">
            <text:p>5/14/2002</text:p>
          </table:table-cell>
          <table:table-cell table:style-name="ce72" office:value-type="string">
            <text:p>中国法制</text:p>
          </table:table-cell>
          <table:table-cell table:number-columns-repeated="249"/>
        </table:table-row>
        <table:table-row table:style-name="ro6">
          <table:table-cell table:style-name="ce59" office:value-type="float" office:value="62">
            <text:p>62</text:p>
          </table:table-cell>
          <table:table-cell table:style-name="ce64" office:value-type="float" office:value="7800839443">
            <text:p>7800839443</text:p>
          </table:table-cell>
          <table:table-cell table:style-name="ce72" office:value-type="string">
            <text:p>办理司法鉴定法律依据</text:p>
          </table:table-cell>
          <table:table-cell table:style-name="ce72"/>
          <table:table-cell table:style-name="ce86" office:value-type="float" office:value="19">
            <text:p>19.00</text:p>
          </table:table-cell>
          <table:table-cell table:style-name="ce98" office:value-type="date" office:date-value="2002-05-01T02:23:25">
            <text:p>5/1/2002</text:p>
          </table:table-cell>
          <table:table-cell table:style-name="ce72" office:value-type="string">
            <text:p>中国法制</text:p>
          </table:table-cell>
          <table:table-cell table:number-columns-repeated="249"/>
        </table:table-row>
        <table:table-row table:style-name="ro6">
          <table:table-cell table:style-name="ce59" office:value-type="float" office:value="63">
            <text:p>63</text:p>
          </table:table-cell>
          <table:table-cell table:style-name="ce64" office:value-type="float" office:value="7800839443">
            <text:p>7800839443</text:p>
          </table:table-cell>
          <table:table-cell table:style-name="ce72" office:value-type="string">
            <text:p>办理医疗事故案件法律依据</text:p>
          </table:table-cell>
          <table:table-cell table:style-name="ce72"/>
          <table:table-cell table:style-name="ce86" office:value-type="float" office:value="27">
            <text:p>27.00</text:p>
          </table:table-cell>
          <table:table-cell table:style-name="ce98" office:value-type="date" office:date-value="2002-05-01T02:23:25">
            <text:p>5/1/2002</text:p>
          </table:table-cell>
          <table:table-cell table:style-name="ce72" office:value-type="string">
            <text:p>中国法制</text:p>
          </table:table-cell>
          <table:table-cell table:number-columns-repeated="249"/>
        </table:table-row>
        <table:table-row table:style-name="ro6">
          <table:table-cell table:style-name="ce59" office:value-type="float" office:value="64">
            <text:p>64</text:p>
          </table:table-cell>
          <table:table-cell table:style-name="ce64" office:value-type="float" office:value="7800839362">
            <text:p>7800839362</text:p>
          </table:table-cell>
          <table:table-cell table:style-name="ce72" office:value-type="string">
            <text:p>现行民事法律司法解释</text:p>
          </table:table-cell>
          <table:table-cell table:style-name="ce72"/>
          <table:table-cell table:style-name="ce86" office:value-type="float" office:value="60">
            <text:p>60.00</text:p>
          </table:table-cell>
          <table:table-cell table:style-name="ce98" office:value-type="date" office:date-value="2002-05-14T02:23:25">
            <text:p>5/14/2002</text:p>
          </table:table-cell>
          <table:table-cell table:style-name="ce72" office:value-type="string">
            <text:p>中国法制</text:p>
          </table:table-cell>
          <table:table-cell table:number-columns-repeated="249"/>
        </table:table-row>
        <table:table-row table:style-name="ro6">
          <table:table-cell table:style-name="ce59" office:value-type="float" office:value="65">
            <text:p>65</text:p>
          </table:table-cell>
          <table:table-cell table:style-name="ce64" office:value-type="string">
            <text:p>780083932X</text:p>
          </table:table-cell>
          <table:table-cell table:style-name="ce72" office:value-type="string">
            <text:p>现行民事诉讼法司法解释</text:p>
          </table:table-cell>
          <table:table-cell table:style-name="ce72"/>
          <table:table-cell table:style-name="ce86" office:value-type="float" office:value="47">
            <text:p>47.00</text:p>
          </table:table-cell>
          <table:table-cell table:style-name="ce98" office:value-type="date" office:date-value="2002-04-14T02:23:25">
            <text:p>4/14/2002</text:p>
          </table:table-cell>
          <table:table-cell table:style-name="ce72" office:value-type="string">
            <text:p>中国法制</text:p>
          </table:table-cell>
          <table:table-cell table:number-columns-repeated="249"/>
        </table:table-row>
        <table:table-row table:style-name="ro6">
          <table:table-cell table:style-name="ce59" office:value-type="float" office:value="66">
            <text:p>66</text:p>
          </table:table-cell>
          <table:table-cell table:style-name="ce64" office:value-type="float" office:value="7800839893">
            <text:p>7800839893</text:p>
          </table:table-cell>
          <table:table-cell table:style-name="ce72" office:value-type="string">
            <text:p>有组织犯罪研究(第一卷)-中国大陆黑社会(性质)犯罪研究</text:p>
          </table:table-cell>
          <table:table-cell table:style-name="ce72" office:value-type="string">
            <text:p>何秉松</text:p>
          </table:table-cell>
          <table:table-cell table:style-name="ce86" office:value-type="float" office:value="39">
            <text:p>39.00</text:p>
          </table:table-cell>
          <table:table-cell table:style-name="ce98" office:value-type="date" office:date-value="2002-05-01T02:23:25">
            <text:p>5/1/2002</text:p>
          </table:table-cell>
          <table:table-cell table:style-name="ce72" office:value-type="string">
            <text:p>中国法制</text:p>
          </table:table-cell>
          <table:table-cell table:number-columns-repeated="249"/>
        </table:table-row>
        <table:table-row table:style-name="ro6">
          <table:table-cell table:style-name="ce59" office:value-type="float" office:value="67">
            <text:p>67</text:p>
          </table:table-cell>
          <table:table-cell table:style-name="ce64" office:value-type="float" office:value="7800839303">
            <text:p>7800839303</text:p>
          </table:table-cell>
          <table:table-cell table:style-name="ce72" office:value-type="string">
            <text:p>知识产权法律适用与司法解释</text:p>
          </table:table-cell>
          <table:table-cell table:style-name="ce72" office:value-type="string">
            <text:p>蒋志培</text:p>
          </table:table-cell>
          <table:table-cell table:style-name="ce86" office:value-type="float" office:value="23">
            <text:p>23.00</text:p>
          </table:table-cell>
          <table:table-cell table:style-name="ce98" office:value-type="date" office:date-value="2002-05-22T02:23:25">
            <text:p>5/22/2002</text:p>
          </table:table-cell>
          <table:table-cell table:style-name="ce72" office:value-type="string">
            <text:p>中国法制</text:p>
          </table:table-cell>
          <table:table-cell table:number-columns-repeated="249"/>
        </table:table-row>
        <table:table-row table:style-name="ro6">
          <table:table-cell table:style-name="ce59" office:value-type="float" office:value="68">
            <text:p>68</text:p>
          </table:table-cell>
          <table:table-cell table:style-name="ce64"/>
          <table:table-cell table:style-name="ce72" office:value-type="string">
            <text:p>中国法规(1949-2001)(1至8卷)</text:p>
          </table:table-cell>
          <table:table-cell table:style-name="ce72"/>
          <table:table-cell table:style-name="ce87" office:value-type="float" office:value="2980">
            <text:p>2,980.00</text:p>
          </table:table-cell>
          <table:table-cell table:style-name="ce98" office:value-type="date" office:date-value="2002-05-01T02:23:25">
            <text:p>5/1/2002</text:p>
          </table:table-cell>
          <table:table-cell table:style-name="ce72" office:value-type="string">
            <text:p>中国法制</text:p>
          </table:table-cell>
          <table:table-cell table:number-columns-repeated="249"/>
        </table:table-row>
        <table:table-row table:style-name="ro6">
          <table:table-cell table:style-name="ce59" office:value-type="float" office:value="69">
            <text:p>69</text:p>
          </table:table-cell>
          <table:table-cell table:style-name="ce64" office:value-type="float" office:value="7800836479">
            <text:p>7800836479</text:p>
          </table:table-cell>
          <table:table-cell table:style-name="ce72" office:value-type="string">
            <text:p>中华人民共和国涉外法规汇编(中英文对照2000)</text:p>
          </table:table-cell>
          <table:table-cell table:style-name="ce72"/>
          <table:table-cell table:style-name="ce86" office:value-type="float" office:value="380">
            <text:p>380.00</text:p>
          </table:table-cell>
          <table:table-cell table:style-name="ce98" office:value-type="date" office:date-value="2002-02-14T02:23:25">
            <text:p>2/14/2002</text:p>
          </table:table-cell>
          <table:table-cell table:style-name="ce72" office:value-type="string">
            <text:p>中国法制</text:p>
          </table:table-cell>
          <table:table-cell table:number-columns-repeated="249"/>
        </table:table-row>
        <table:table-row table:style-name="ro6">
          <table:table-cell table:style-name="ce59" office:value-type="float" office:value="70">
            <text:p>70</text:p>
          </table:table-cell>
          <table:table-cell table:style-name="ce59" office:value-type="float" office:value="7800839109">
            <text:p>7800839109</text:p>
          </table:table-cell>
          <table:table-cell table:style-name="ce59" office:value-type="string">
            <text:p>中华人民共和国新法规汇编(2002年第5辑)(总第63辑)</text:p>
          </table:table-cell>
          <table:table-cell table:style-name="ce59"/>
          <table:table-cell table:style-name="ce84" office:value-type="float" office:value="12">
            <text:p>12.00</text:p>
          </table:table-cell>
          <table:table-cell table:style-name="ce96" office:value-type="date" office:date-value="2002-05-01T02:23:25">
            <text:p>5/1/2002</text:p>
          </table:table-cell>
          <table:table-cell table:style-name="ce59" office:value-type="string">
            <text:p>中国法制</text:p>
          </table:table-cell>
          <table:table-cell table:number-columns-repeated="249"/>
        </table:table-row>
        <table:table-row table:style-name="ro6">
          <table:table-cell table:style-name="ce59" office:value-type="float" office:value="71">
            <text:p>71</text:p>
          </table:table-cell>
          <table:table-cell table:style-name="ce65" office:value-type="float" office:value="7801612868">
            <text:p>7801612868</text:p>
          </table:table-cell>
          <table:table-cell table:style-name="ce73" office:value-type="string">
            <text:p>司法解释全集(第三卷)</text:p>
          </table:table-cell>
          <table:table-cell table:style-name="ce73"/>
          <table:table-cell table:style-name="ce88" office:value-type="float" office:value="288">
            <text:p>288.00</text:p>
          </table:table-cell>
          <table:table-cell table:style-name="ce99" office:value-type="date" office:date-value="2002-05-01T02:23:25">
            <text:p>5/1/2002</text:p>
          </table:table-cell>
          <table:table-cell table:style-name="ce73" office:value-type="string">
            <text:p>人民法院</text:p>
          </table:table-cell>
          <table:table-cell table:number-columns-repeated="249"/>
        </table:table-row>
        <table:table-row table:style-name="ro6">
          <table:table-cell table:style-name="ce59" office:value-type="float" office:value="72">
            <text:p>72</text:p>
          </table:table-cell>
          <table:table-cell table:style-name="ce59" office:value-type="float" office:value="7206039820">
            <text:p>7206039820</text:p>
          </table:table-cell>
          <table:table-cell table:style-name="ce59" office:value-type="string">
            <text:p>现行刑事法律司法解释分解集成</text:p>
          </table:table-cell>
          <table:table-cell table:style-name="ce59"/>
          <table:table-cell table:style-name="ce84" office:value-type="float" office:value="80">
            <text:p>80.00</text:p>
          </table:table-cell>
          <table:table-cell table:style-name="ce96" office:value-type="date" office:date-value="2002-06-03T02:23:25">
            <text:p>6/3/2002</text:p>
          </table:table-cell>
          <table:table-cell table:style-name="ce59" office:value-type="string">
            <text:p>吉林人民</text:p>
          </table:table-cell>
          <table:table-cell table:number-columns-repeated="249"/>
        </table:table-row>
        <table:table-row table:style-name="ro6">
          <table:table-cell table:style-name="ce59" office:value-type="float" office:value="73">
            <text:p>73</text:p>
          </table:table-cell>
          <table:table-cell table:style-name="ce64" office:value-type="float" office:value="7206039537">
            <text:p>7206039537</text:p>
          </table:table-cell>
          <table:table-cell table:style-name="ce72" office:value-type="string">
            <text:p>中华人民共和国常用法律法规全书(2002年版)</text:p>
          </table:table-cell>
          <table:table-cell table:style-name="ce72"/>
          <table:table-cell table:style-name="ce86" office:value-type="float" office:value="110">
            <text:p>110.00</text:p>
          </table:table-cell>
          <table:table-cell table:style-name="ce98" office:value-type="date" office:date-value="2002-04-17T02:23:25">
            <text:p>4/17/2002</text:p>
          </table:table-cell>
          <table:table-cell table:style-name="ce72" office:value-type="string">
            <text:p>吉林人民</text:p>
          </table:table-cell>
          <table:table-cell table:number-columns-repeated="249"/>
        </table:table-row>
        <table:table-row table:style-name="ro6">
          <table:table-cell table:style-name="ce59" office:value-type="float" office:value="74">
            <text:p>74</text:p>
          </table:table-cell>
          <table:table-cell table:style-name="ce64" office:value-type="float" office:value="7206039529">
            <text:p>7206039529</text:p>
          </table:table-cell>
          <table:table-cell table:style-name="ce72" office:value-type="string">
            <text:p>中华人民共和国常用司法解释全书(2002年版)</text:p>
          </table:table-cell>
          <table:table-cell table:style-name="ce72"/>
          <table:table-cell table:style-name="ce86" office:value-type="float" office:value="110">
            <text:p>110.00</text:p>
          </table:table-cell>
          <table:table-cell table:style-name="ce98" office:value-type="date" office:date-value="2002-04-17T02:23:25">
            <text:p>4/17/2002</text:p>
          </table:table-cell>
          <table:table-cell table:style-name="ce72" office:value-type="string">
            <text:p>吉林人民</text:p>
          </table:table-cell>
          <table:table-cell table:number-columns-repeated="249"/>
        </table:table-row>
        <table:table-row table:style-name="ro6">
          <table:table-cell table:style-name="ce59" office:value-type="float" office:value="75">
            <text:p>75</text:p>
          </table:table-cell>
          <table:table-cell table:style-name="ce64" office:value-type="float" office:value="7810781103">
            <text:p>7810781103</text:p>
          </table:table-cell>
          <table:table-cell table:style-name="ce72" office:value-type="string">
            <text:p>案释WTO反倾销协议(英文对照)</text:p>
          </table:table-cell>
          <table:table-cell table:style-name="ce72" office:value-type="string">
            <text:p>陈静</text:p>
          </table:table-cell>
          <table:table-cell table:style-name="ce86" office:value-type="float" office:value="19">
            <text:p>19.00</text:p>
          </table:table-cell>
          <table:table-cell table:style-name="ce98" office:value-type="date" office:date-value="2002-01-28T02:23:25">
            <text:p>1/28/2002</text:p>
          </table:table-cell>
          <table:table-cell table:style-name="ce72" office:value-type="string">
            <text:p>经贸大学</text:p>
          </table:table-cell>
          <table:table-cell table:number-columns-repeated="249"/>
        </table:table-row>
        <table:table-row table:style-name="ro6">
          <table:table-cell table:style-name="ce59" office:value-type="float" office:value="76">
            <text:p>76</text:p>
          </table:table-cell>
          <table:table-cell table:style-name="ce64" office:value-type="float" office:value="7810780514">
            <text:p>7810780514</text:p>
          </table:table-cell>
          <table:table-cell table:style-name="ce72" office:value-type="string">
            <text:p>法国商法引论(比较民商法系列)</text:p>
          </table:table-cell>
          <table:table-cell table:style-name="ce72" office:value-type="string">
            <text:p>沈达明</text:p>
          </table:table-cell>
          <table:table-cell table:style-name="ce86" office:value-type="float" office:value="17">
            <text:p>17.00</text:p>
          </table:table-cell>
          <table:table-cell table:style-name="ce98" office:value-type="date" office:date-value="2002-04-28T02:23:25">
            <text:p>4/28/2002</text:p>
          </table:table-cell>
          <table:table-cell table:style-name="ce72" office:value-type="string">
            <text:p>经贸大学</text:p>
          </table:table-cell>
          <table:table-cell table:number-columns-repeated="249"/>
        </table:table-row>
        <table:table-row table:style-name="ro6">
          <table:table-cell table:style-name="ce59" office:value-type="float" office:value="77">
            <text:p>77</text:p>
          </table:table-cell>
          <table:table-cell table:style-name="ce64" office:value-type="float" office:value="7810780484">
            <text:p>7810780484</text:p>
          </table:table-cell>
          <table:table-cell table:style-name="ce72" office:value-type="string">
            <text:p>入世与中国利用外资和海外投资</text:p>
          </table:table-cell>
          <table:table-cell table:style-name="ce72" office:value-type="string">
            <text:p>卢进勇</text:p>
          </table:table-cell>
          <table:table-cell table:style-name="ce86" office:value-type="float" office:value="19">
            <text:p>19.00</text:p>
          </table:table-cell>
          <table:table-cell table:style-name="ce98" office:value-type="date" office:date-value="2001-12-28T02:23:25">
            <text:p>12/28/2001</text:p>
          </table:table-cell>
          <table:table-cell table:style-name="ce72" office:value-type="string">
            <text:p>经贸大学</text:p>
          </table:table-cell>
          <table:table-cell table:number-columns-repeated="249"/>
        </table:table-row>
        <table:table-row table:style-name="ro6">
          <table:table-cell table:style-name="ce59" office:value-type="float" office:value="78">
            <text:p>78</text:p>
          </table:table-cell>
          <table:table-cell table:style-name="ce64" office:value-type="float" office:value="7810781014">
            <text:p>7810781014</text:p>
          </table:table-cell>
          <table:table-cell table:style-name="ce72" office:value-type="string">
            <text:p>中国加入WTO纵论</text:p>
          </table:table-cell>
          <table:table-cell table:style-name="ce72"/>
          <table:table-cell table:style-name="ce86" office:value-type="float" office:value="25">
            <text:p>25.00</text:p>
          </table:table-cell>
          <table:table-cell table:style-name="ce98" office:value-type="date" office:date-value="2001-09-28T02:23:25">
            <text:p>9/28/2001</text:p>
          </table:table-cell>
          <table:table-cell table:style-name="ce72" office:value-type="string">
            <text:p>经贸大学</text:p>
          </table:table-cell>
          <table:table-cell table:number-columns-repeated="249"/>
        </table:table-row>
        <table:table-row table:style-name="ro6">
          <table:table-cell table:style-name="ce59" office:value-type="float" office:value="79">
            <text:p>79</text:p>
          </table:table-cell>
          <table:table-cell table:style-name="ce64" office:value-type="float" office:value="7561036639">
            <text:p>7561036639</text:p>
          </table:table-cell>
          <table:table-cell table:style-name="ce72" office:value-type="string">
            <text:p>中国新刑法418个罪名例解</text:p>
          </table:table-cell>
          <table:table-cell table:style-name="ce72"/>
          <table:table-cell table:style-name="ce86" office:value-type="float" office:value="65">
            <text:p>65.00</text:p>
          </table:table-cell>
          <table:table-cell table:style-name="ce98" office:value-type="date" office:date-value="2002-02-01T02:23:25">
            <text:p>2/1/2002</text:p>
          </table:table-cell>
          <table:table-cell table:style-name="ce72" office:value-type="string">
            <text:p>辽宁大学</text:p>
          </table:table-cell>
          <table:table-cell table:number-columns-repeated="249"/>
        </table:table-row>
        <table:table-row table:style-name="ro6">
          <table:table-cell table:style-name="ce59" office:value-type="float" office:value="80">
            <text:p>80</text:p>
          </table:table-cell>
          <table:table-cell table:style-name="ce64" office:value-type="float" office:value="7800786331">
            <text:p>7800786331</text:p>
          </table:table-cell>
          <table:table-cell table:style-name="ce72" office:value-type="string">
            <text:p>1985-2002年司法解释</text:p>
          </table:table-cell>
          <table:table-cell table:style-name="ce72"/>
          <table:table-cell table:style-name="ce86" office:value-type="float" office:value="45">
            <text:p>45.00</text:p>
          </table:table-cell>
          <table:table-cell table:style-name="ce98" office:value-type="date" office:date-value="2002-04-01T02:23:25">
            <text:p>4/1/2002</text:p>
          </table:table-cell>
          <table:table-cell table:style-name="ce72" office:value-type="string">
            <text:p>民主法制</text:p>
          </table:table-cell>
          <table:table-cell table:number-columns-repeated="249"/>
        </table:table-row>
        <table:table-row table:style-name="ro6">
          <table:table-cell table:style-name="ce59" office:value-type="float" office:value="81">
            <text:p>81</text:p>
          </table:table-cell>
          <table:table-cell table:style-name="ce64" office:value-type="float" office:value="7800785750">
            <text:p>7800785750</text:p>
          </table:table-cell>
          <table:table-cell table:style-name="ce72" office:value-type="string">
            <text:p>民事诉讼证据操作指南</text:p>
          </table:table-cell>
          <table:table-cell table:style-name="ce72"/>
          <table:table-cell table:style-name="ce86" office:value-type="float" office:value="18.5">
            <text:p>18.50</text:p>
          </table:table-cell>
          <table:table-cell table:style-name="ce98" office:value-type="date" office:date-value="2002-04-01T02:23:25">
            <text:p>4/1/2002</text:p>
          </table:table-cell>
          <table:table-cell table:style-name="ce72" office:value-type="string">
            <text:p>民主法制</text:p>
          </table:table-cell>
          <table:table-cell table:number-columns-repeated="249"/>
        </table:table-row>
        <table:table-row table:style-name="ro6">
          <table:table-cell table:style-name="ce59" office:value-type="float" office:value="82">
            <text:p>82</text:p>
          </table:table-cell>
          <table:table-cell table:style-name="ce64" office:value-type="string">
            <text:p>780078603X</text:p>
          </table:table-cell>
          <table:table-cell table:style-name="ce72" office:value-type="string">
            <text:p>中国入世承诺法律文本解释</text:p>
          </table:table-cell>
          <table:table-cell table:style-name="ce72"/>
          <table:table-cell table:style-name="ce86" office:value-type="float" office:value="16">
            <text:p>16.00</text:p>
          </table:table-cell>
          <table:table-cell table:style-name="ce98" office:value-type="date" office:date-value="2002-04-01T02:23:25">
            <text:p>4/1/2002</text:p>
          </table:table-cell>
          <table:table-cell table:style-name="ce72" office:value-type="string">
            <text:p>民主法制</text:p>
          </table:table-cell>
          <table:table-cell table:number-columns-repeated="249"/>
        </table:table-row>
        <table:table-row table:style-name="ro6">
          <table:table-cell table:style-name="ce59" office:value-type="float" office:value="83">
            <text:p>83</text:p>
          </table:table-cell>
          <table:table-cell table:style-name="ce64" office:value-type="float" office:value="7010036349">
            <text:p>7010036349</text:p>
          </table:table-cell>
          <table:table-cell table:style-name="ce72" office:value-type="string">
            <text:p>中华人民共和国现行法律行政法规汇编</text:p>
          </table:table-cell>
          <table:table-cell table:style-name="ce72"/>
          <table:table-cell table:style-name="ce86" office:value-type="float" office:value="260">
            <text:p>260.00</text:p>
          </table:table-cell>
          <table:table-cell table:style-name="ce98" office:value-type="date" office:date-value="2002-04-20T02:23:25">
            <text:p>4/20/2002</text:p>
          </table:table-cell>
          <table:table-cell table:style-name="ce72" office:value-type="string">
            <text:p>人民</text:p>
          </table:table-cell>
          <table:table-cell table:number-columns-repeated="249"/>
        </table:table-row>
        <table:table-row table:style-name="ro6">
          <table:table-cell table:style-name="ce59" office:value-type="float" office:value="84">
            <text:p>84</text:p>
          </table:table-cell>
          <table:table-cell table:style-name="ce64" office:value-type="float" office:value="7100033349">
            <text:p>7100033349</text:p>
          </table:table-cell>
          <table:table-cell table:style-name="ce72" office:value-type="string">
            <text:p>活的法律</text:p>
          </table:table-cell>
          <table:table-cell table:style-name="ce72"/>
          <table:table-cell table:style-name="ce86" office:value-type="float" office:value="29">
            <text:p>29.00</text:p>
          </table:table-cell>
          <table:table-cell table:style-name="ce98" office:value-type="date" office:date-value="2001-12-16T02:23:25">
            <text:p>12/16/2001</text:p>
          </table:table-cell>
          <table:table-cell table:style-name="ce72" office:value-type="string">
            <text:p>商务</text:p>
          </table:table-cell>
          <table:table-cell table:number-columns-repeated="249"/>
        </table:table-row>
        <table:table-row table:style-name="ro6">
          <table:table-cell table:style-name="ce59" office:value-type="float" office:value="85">
            <text:p>85</text:p>
          </table:table-cell>
          <table:table-cell table:style-name="ce64" office:value-type="float" office:value="7561518803">
            <office:annotation draw:style-name="gr1" draw:text-style-name="P2" svg:width="1.1398in" svg:height="0.6484in" svg:x="1.639in" svg:y="33.6075in" draw:caption-point-x="-0.2402in" draw:caption-point-y="-12.1783in">
              <dc:creator>pvt</dc:creator>
              <dc:date>2008-11-28T00:00:00</dc:date>
              <text:p text:style-name="P1"><text:span text:style-name="T1">Administrator:</text:span></text:p>
              <text:p text:style-name="P1"><text:span text:style-name="T1">hello world</text:span></text:p>
            </office:annotation>
            <text:p>7561518803</text:p>
          </table:table-cell>
          <table:table-cell table:style-name="ce72" office:value-type="string">
            <text:p>婚姻家庭与继承法</text:p>
          </table:table-cell>
          <table:table-cell table:style-name="ce72" office:value-type="string">
            <text:p>柳经纬</text:p>
          </table:table-cell>
          <table:table-cell table:style-name="ce86" office:value-type="float" office:value="24">
            <text:p>24.00</text:p>
          </table:table-cell>
          <table:table-cell table:style-name="ce98" office:value-type="date" office:date-value="2002-04-01T02:23:25">
            <text:p>4/1/2002</text:p>
          </table:table-cell>
          <table:table-cell table:style-name="ce72" office:value-type="string">
            <text:p>厦门大学</text:p>
          </table:table-cell>
          <table:table-cell table:number-columns-repeated="249"/>
        </table:table-row>
        <table:table-row table:style-name="ro6">
          <table:table-cell table:style-name="ce59" office:value-type="float" office:value="86">
            <text:p>86</text:p>
          </table:table-cell>
          <table:table-cell table:style-name="ce64" office:value-type="string">
            <text:p>756151381X</text:p>
          </table:table-cell>
          <table:table-cell table:style-name="ce72" office:value-type="string">
            <text:p>民事程序法</text:p>
          </table:table-cell>
          <table:table-cell table:style-name="ce72" office:value-type="string">
            <text:p>齐树洁</text:p>
          </table:table-cell>
          <table:table-cell table:style-name="ce86" office:value-type="float" office:value="38">
            <text:p>38.00</text:p>
          </table:table-cell>
          <table:table-cell table:style-name="ce98" office:value-type="date" office:date-value="2002-03-01T02:23:25">
            <text:p>3/1/2002</text:p>
          </table:table-cell>
          <table:table-cell table:style-name="ce72" office:value-type="string">
            <text:p>厦门大学</text:p>
          </table:table-cell>
          <table:table-cell table:number-columns-repeated="249"/>
        </table:table-row>
        <table:table-row table:style-name="ro6">
          <table:table-cell table:style-name="ce59" office:value-type="float" office:value="87">
            <text:p>87</text:p>
          </table:table-cell>
          <table:table-cell table:style-name="ce66" office:value-type="float" office:value="7561518684">
            <text:p>7561518684</text:p>
          </table:table-cell>
          <table:table-cell table:style-name="ce74" office:value-type="string">
            <text:p><text:a xlink:href="#Sheet1.A1">仲裁法新论</text:a></text:p>
          </table:table-cell>
          <table:table-cell table:style-name="ce74" office:value-type="string">
            <text:p><text:a xlink:href="#Sheet1.A1">张斌生</text:a></text:p>
          </table:table-cell>
          <table:table-cell table:style-name="ce89" office:value-type="float" office:value="30">
            <text:p>30.00</text:p>
          </table:table-cell>
          <table:table-cell table:style-name="ce100" office:value-type="date" office:date-value="2002-03-01T02:23:25">
            <text:p>3/1/2002</text:p>
          </table:table-cell>
          <table:table-cell table:style-name="ce74" office:value-type="string">
            <text:p><text:a xlink:href="#Sheet1.A1">厦门大学</text:a></text:p>
          </table:table-cell>
          <table:table-cell table:number-columns-repeated="249"/>
        </table:table-row>
        <table:table-row table:style-name="ro6">
          <table:table-cell table:style-name="ce59" office:value-type="float" office:value="88">
            <text:p>88</text:p>
          </table:table-cell>
          <table:table-cell table:style-name="ce66" office:value-type="float" office:value="7801075501">
            <text:p>7801075501</text:p>
          </table:table-cell>
          <table:table-cell table:style-name="ce74" office:value-type="string">
            <text:p><text:a xlink:href="#Sheet1.A1">加入</text:a><text:a xlink:href="#Sheet1.A1">WTO</text:a><text:a xlink:href="#Sheet1.A1">中国涉外经济贸易法律实施体系与规则</text:a></text:p>
          </table:table-cell>
          <table:table-cell table:style-name="ce74" office:value-type="string">
            <text:p><text:a xlink:href="#Sheet1.A1">#Sheet1.A1</text:a></text:p>
          </table:table-cell>
          <table:table-cell table:style-name="ce89" office:value-type="float" office:value="31.4">
            <text:p>31.40</text:p>
          </table:table-cell>
          <table:table-cell table:style-name="ce100" office:value-type="date" office:date-value="2002-04-22T02:23:25">
            <text:p>4/22/2002</text:p>
          </table:table-cell>
          <table:table-cell table:style-name="ce74" office:value-type="string">
            <text:p><text:a xlink:href="#Sheet1.A1">中国方正</text:a></text:p>
          </table:table-cell>
          <table:table-cell table:number-columns-repeated="249"/>
        </table:table-row>
        <table:table-row table:style-name="ro6">
          <table:table-cell table:style-name="ce59" office:value-type="float" office:value="89">
            <text:p>89</text:p>
          </table:table-cell>
          <table:table-cell table:style-name="ce66" office:value-type="float" office:value="7801075463">
            <text:p>7801075463</text:p>
          </table:table-cell>
          <table:table-cell table:style-name="ce74" office:value-type="string">
            <text:p><text:a xlink:href="#Sheet1.A1">最新常用经济法律法规</text:a><text:a xlink:href="#Sheet1.A1">-</text:a><text:a xlink:href="#Sheet1.A1">中国加入经济法律最新增订</text:a></text:p>
          </table:table-cell>
          <table:table-cell table:style-name="ce74" office:value-type="string">
            <text:p><text:a xlink:href="#Sheet1.A1">#Sheet1.A1</text:a></text:p>
          </table:table-cell>
          <table:table-cell table:style-name="ce89" office:value-type="float" office:value="24">
            <text:p>24.00</text:p>
          </table:table-cell>
          <table:table-cell table:style-name="ce100" office:value-type="date" office:date-value="2002-05-22T02:23:25">
            <text:p>5/22/2002</text:p>
          </table:table-cell>
          <table:table-cell table:style-name="ce74" office:value-type="string">
            <text:p><text:a xlink:href="#Sheet1.A1">中国方正</text:a></text:p>
          </table:table-cell>
          <table:table-cell table:number-columns-repeated="249"/>
        </table:table-row>
        <table:table-row table:style-name="ro6">
          <table:table-cell table:style-name="ce59" office:value-type="float" office:value="90">
            <text:p>90</text:p>
          </table:table-cell>
          <table:table-cell table:style-name="ce66" office:value-type="float" office:value="7300037283">
            <text:p>7300037283</text:p>
          </table:table-cell>
          <table:table-cell table:style-name="ce74" office:value-type="string">
            <text:p><text:a xlink:href="#Sheet1.A1">1</text:a><text:a xlink:href="#Sheet1.A1">999</text:a><text:a xlink:href="#Sheet1.A1">年经济</text:a><text:a xlink:href="#Sheet1.A1">.</text:a><text:a xlink:href="#Sheet1.A1">行政审判案例卷</text:a><text:a xlink:href="#Sheet1.A1">(</text:a><text:a xlink:href="#Sheet1.A1">中国审判案例要览</text:a><text:a xlink:href="#Sheet1.A1">)</text:a></text:p>
          </table:table-cell>
          <table:table-cell table:style-name="ce74" office:value-type="string">
            <text:p><text:a xlink:href="#Sheet1.A1">#Sheet1.A1</text:a></text:p>
          </table:table-cell>
          <table:table-cell table:style-name="ce89" office:value-type="float" office:value="128">
            <text:p>128.00</text:p>
          </table:table-cell>
          <table:table-cell table:style-name="ce100" office:value-type="date" office:date-value="2002-03-02T02:23:25">
            <text:p>3/2/2002</text:p>
          </table:table-cell>
          <table:table-cell table:style-name="ce74" office:value-type="string">
            <text:p><text:a xlink:href="#Sheet1.A1">中国人大</text:a></text:p>
          </table:table-cell>
          <table:table-cell table:number-columns-repeated="249"/>
        </table:table-row>
        <table:table-row table:style-name="ro6">
          <table:table-cell table:style-name="ce59" office:value-type="float" office:value="91">
            <text:p>91</text:p>
          </table:table-cell>
          <table:table-cell table:style-name="ce66" office:value-type="float" office:value="7300037283">
            <text:p>7300037283</text:p>
          </table:table-cell>
          <table:table-cell table:style-name="ce74" office:value-type="string">
            <text:p><text:a xlink:href="#Sheet1.A1">1</text:a><text:a xlink:href="#Sheet1.A1">999</text:a><text:a xlink:href="#Sheet1.A1">年民事审判案例卷</text:a><text:a xlink:href="#Sheet1.A1">(</text:a><text:a xlink:href="#Sheet1.A1">中国审判案例要览</text:a><text:a xlink:href="#Sheet1.A1">)</text:a></text:p>
          </table:table-cell>
          <table:table-cell table:style-name="ce74" office:value-type="string">
            <text:p><text:a xlink:href="#Sheet1.A1">#Sheet1.A1</text:a></text:p>
          </table:table-cell>
          <table:table-cell table:style-name="ce89" office:value-type="float" office:value="98">
            <text:p>98.00</text:p>
          </table:table-cell>
          <table:table-cell table:style-name="ce100" office:value-type="date" office:date-value="2002-03-02T02:23:25">
            <text:p>3/2/2002</text:p>
          </table:table-cell>
          <table:table-cell table:style-name="ce74" office:value-type="string">
            <text:p><text:a xlink:href="#Sheet1.A1">中国人大</text:a></text:p>
          </table:table-cell>
          <table:table-cell table:number-columns-repeated="249"/>
        </table:table-row>
        <table:table-row table:style-name="ro6">
          <table:table-cell table:style-name="ce59" office:value-type="float" office:value="92">
            <text:p>92</text:p>
          </table:table-cell>
          <table:table-cell table:style-name="ce66" office:value-type="float" office:value="7300037283">
            <text:p>7300037283</text:p>
          </table:table-cell>
          <table:table-cell table:style-name="ce74" office:value-type="string">
            <text:p><text:a xlink:href="#Sheet1.A1">1</text:a><text:a xlink:href="#Sheet1.A1">999</text:a><text:a xlink:href="#Sheet1.A1">年刑事审判案例卷</text:a><text:a xlink:href="#Sheet1.A1">(</text:a><text:a xlink:href="#Sheet1.A1">中国审判案例要览</text:a><text:a xlink:href="#Sheet1.A1">)</text:a></text:p>
          </table:table-cell>
          <table:table-cell table:style-name="ce74" office:value-type="string">
            <text:p><text:a xlink:href="#Sheet1.A1">#Sheet1.A1</text:a></text:p>
          </table:table-cell>
          <table:table-cell table:style-name="ce89" office:value-type="float" office:value="86">
            <text:p>86.00</text:p>
          </table:table-cell>
          <table:table-cell table:style-name="ce100" office:value-type="date" office:date-value="2002-03-02T02:23:25">
            <text:p>3/2/2002</text:p>
          </table:table-cell>
          <table:table-cell table:style-name="ce74" office:value-type="string">
            <text:p><text:a xlink:href="#Sheet1.A1">中国人大</text:a></text:p>
          </table:table-cell>
          <table:table-cell table:number-columns-repeated="249"/>
        </table:table-row>
        <table:table-row table:style-name="ro6">
          <table:table-cell table:style-name="ce59" office:value-type="float" office:value="93">
            <text:p>93</text:p>
          </table:table-cell>
          <table:table-cell table:style-name="ce66" office:value-type="float" office:value="7300039464">
            <text:p>7300039464</text:p>
          </table:table-cell>
          <table:table-cell table:style-name="ce74" office:value-type="string">
            <text:p><text:a xlink:href="#Sheet1.A1">电子商务法案例分析</text:a></text:p>
          </table:table-cell>
          <table:table-cell table:style-name="ce74" office:value-type="string">
            <text:p><text:a xlink:href="#Sheet1.A1">张楚</text:a></text:p>
          </table:table-cell>
          <table:table-cell table:style-name="ce89" office:value-type="float" office:value="20">
            <text:p>20.00</text:p>
          </table:table-cell>
          <table:table-cell table:style-name="ce100" office:value-type="date" office:date-value="2002-04-29T02:23:25">
            <text:p>4/29/2002</text:p>
          </table:table-cell>
          <table:table-cell table:style-name="ce74" office:value-type="string">
            <text:p><text:a xlink:href="#Sheet1.A1">中国人大</text:a></text:p>
          </table:table-cell>
          <table:table-cell table:number-columns-repeated="249"/>
        </table:table-row>
        <table:table-row table:style-name="ro6">
          <table:table-cell table:style-name="ce59" office:value-type="float" office:value="94">
            <text:p>94</text:p>
          </table:table-cell>
          <table:table-cell table:style-name="ce66" office:value-type="float" office:value="7300040993">
            <text:p>7300040993</text:p>
          </table:table-cell>
          <table:table-cell table:style-name="ce74" office:value-type="string">
            <text:p><text:a xlink:href="#Sheet1.A1">物权法研究</text:a></text:p>
          </table:table-cell>
          <table:table-cell table:style-name="ce74" office:value-type="string">
            <text:p><text:a xlink:href="#Sheet1.A1">王利明</text:a></text:p>
          </table:table-cell>
          <table:table-cell table:style-name="ce89" office:value-type="float" office:value="78">
            <text:p>78.00</text:p>
          </table:table-cell>
          <table:table-cell table:style-name="ce100" office:value-type="date" office:date-value="2002-05-01T02:23:25">
            <text:p>5/1/2002</text:p>
          </table:table-cell>
          <table:table-cell table:style-name="ce74" office:value-type="string">
            <text:p><text:a xlink:href="#Sheet1.A1">中国人大</text:a></text:p>
          </table:table-cell>
          <table:table-cell table:number-columns-repeated="249"/>
        </table:table-row>
        <table:table-row table:style-name="ro6">
          <table:table-cell table:style-name="ce59" office:value-type="float" office:value="95">
            <text:p>95</text:p>
          </table:table-cell>
          <table:table-cell table:style-name="ce64" office:value-type="float" office:value="7500434065">
            <text:p>7500434065</text:p>
          </table:table-cell>
          <table:table-cell table:style-name="ce72" office:value-type="string">
            <text:p>&lt;&lt;医疗事故处理条例&gt;&gt;的理解与适用</text:p>
          </table:table-cell>
          <table:table-cell table:style-name="ce72" office:value-type="string">
            <text:p>唐德华</text:p>
          </table:table-cell>
          <table:table-cell table:style-name="ce86" office:value-type="float" office:value="39">
            <text:p>39.00</text:p>
          </table:table-cell>
          <table:table-cell table:style-name="ce98" office:value-type="date" office:date-value="2002-05-01T02:23:25">
            <text:p>5/1/2002</text:p>
          </table:table-cell>
          <table:table-cell table:style-name="ce72" office:value-type="string">
            <text:p>中国社科</text:p>
          </table:table-cell>
          <table:table-cell table:number-columns-repeated="249"/>
        </table:table-row>
        <table:table-row table:style-name="ro4">
          <table:table-cell table:style-name="ce59" office:value-type="float" office:value="96">
            <text:p>96</text:p>
          </table:table-cell>
          <table:table-cell table:style-name="ce67"/>
          <table:table-cell table:style-name="ce71" office:value-type="string">
            <text:p>常 <text:s text:c="2"/>销 <text:s text:c="2"/>书</text:p>
          </table:table-cell>
          <table:table-cell table:style-name="ce62"/>
          <table:table-cell table:style-name="ce82"/>
          <table:table-cell table:style-name="ce95"/>
          <table:table-cell table:style-name="ce62"/>
          <table:table-cell table:number-columns-repeated="249"/>
        </table:table-row>
        <table:table-row table:style-name="ro6">
          <table:table-cell table:style-name="ce59" office:value-type="float" office:value="97">
            <text:p>97</text:p>
          </table:table-cell>
          <table:table-cell table:style-name="ce67" office:value-type="float" office:value="7503636343">
            <text:p>7503636343</text:p>
          </table:table-cell>
          <table:table-cell table:style-name="ce62" office:value-type="string">
            <text:p>中国加入世界贸易组织法律文件[中英文对照]</text:p>
          </table:table-cell>
          <table:table-cell table:style-name="ce62"/>
          <table:table-cell table:style-name="ce83" office:value-type="float" office:value="280">
            <text:p>280.00</text:p>
          </table:table-cell>
          <table:table-cell table:style-name="ce95" office:value-type="date" office:date-value="2002-01-01">
            <text:p>1/1/2002</text:p>
          </table:table-cell>
          <table:table-cell table:style-name="ce62" office:value-type="string">
            <text:p>法律</text:p>
          </table:table-cell>
          <table:table-cell table:number-columns-repeated="249"/>
        </table:table-row>
        <table:table-row table:style-name="ro6">
          <table:table-cell table:style-name="ce59" office:value-type="float" office:value="98">
            <text:p>98</text:p>
          </table:table-cell>
          <table:table-cell table:style-name="ce67" office:value-type="float" office:value="7801612388">
            <text:p>7801612388</text:p>
          </table:table-cell>
          <table:table-cell table:style-name="ce62" office:value-type="string">
            <text:p>司法文件选[2001(1-12)](合订本)</text:p>
          </table:table-cell>
          <table:table-cell table:style-name="ce62"/>
          <table:table-cell table:style-name="ce83" office:value-type="float" office:value="38">
            <text:p>38.00</text:p>
          </table:table-cell>
          <table:table-cell table:style-name="ce95" office:value-type="date" office:date-value="2002-01-01">
            <text:p>1/1/2002</text:p>
          </table:table-cell>
          <table:table-cell table:style-name="ce62" office:value-type="string">
            <text:p>人民法院</text:p>
          </table:table-cell>
          <table:table-cell table:number-columns-repeated="249"/>
        </table:table-row>
        <table:table-row table:style-name="ro6">
          <table:table-cell table:style-name="ce59" office:value-type="float" office:value="99">
            <text:p>99</text:p>
          </table:table-cell>
          <table:table-cell table:style-name="ce67" office:value-type="float" office:value="7800839125">
            <text:p>7800839125</text:p>
          </table:table-cell>
          <table:table-cell table:style-name="ce62" office:value-type="string">
            <text:p>最高人民法院&lt;&lt;关于民事诉讼证据的若干规定&gt;&gt;的理解与适用</text:p>
          </table:table-cell>
          <table:table-cell table:style-name="ce62" office:value-type="string">
            <text:p>李国光</text:p>
          </table:table-cell>
          <table:table-cell table:style-name="ce83" office:value-type="float" office:value="39">
            <text:p>39.00</text:p>
          </table:table-cell>
          <table:table-cell table:style-name="ce95" office:value-type="date" office:date-value="2002-02-01">
            <text:p>2/1/2002</text:p>
          </table:table-cell>
          <table:table-cell table:style-name="ce62" office:value-type="string">
            <text:p>中国法制</text:p>
          </table:table-cell>
          <table:table-cell table:number-columns-repeated="249"/>
        </table:table-row>
        <table:table-row table:style-name="ro6">
          <table:table-cell table:style-name="ce59" office:value-type="float" office:value="195">
            <text:p>195</text:p>
          </table:table-cell>
          <table:table-cell table:style-name="ce67" office:value-type="string">
            <text:p>720603943X</text:p>
          </table:table-cell>
          <table:table-cell table:style-name="ce62" office:value-type="string">
            <text:p>中华人民共和国法律全书(第14卷)</text:p>
          </table:table-cell>
          <table:table-cell table:style-name="ce62"/>
          <table:table-cell table:style-name="ce82" office:value-type="float" office:value="280">
            <text:p>280.00</text:p>
          </table:table-cell>
          <table:table-cell table:style-name="ce95" office:value-type="date" office:date-value="2002-04-01">
            <text:p>4/1/2002</text:p>
          </table:table-cell>
          <table:table-cell table:style-name="ce62" office:value-type="string">
            <text:p>吉林人民</text:p>
          </table:table-cell>
          <table:table-cell table:number-columns-repeated="249"/>
        </table:table-row>
        <table:table-row table:style-name="ro6">
          <table:table-cell table:style-name="ce59" office:value-type="float" office:value="196">
            <text:p>196</text:p>
          </table:table-cell>
          <table:table-cell table:style-name="ce67" office:value-type="float" office:value="7206039308">
            <text:p>7206039308</text:p>
          </table:table-cell>
          <table:table-cell table:style-name="ce62" office:value-type="string">
            <text:p>中华人民共和国法律全书(第15卷)(WTO专辑)</text:p>
          </table:table-cell>
          <table:table-cell table:style-name="ce62"/>
          <table:table-cell table:style-name="ce82" office:value-type="float" office:value="98">
            <text:p>98.00</text:p>
          </table:table-cell>
          <table:table-cell table:style-name="ce95" office:value-type="date" office:date-value="2002-03-01">
            <text:p>3/1/2002</text:p>
          </table:table-cell>
          <table:table-cell table:style-name="ce62" office:value-type="string">
            <text:p>吉林人民</text:p>
          </table:table-cell>
          <table:table-cell table:number-columns-repeated="249"/>
        </table:table-row>
        <table:table-row table:style-name="ro6">
          <table:table-cell table:style-name="ce59" office:value-type="float" office:value="101">
            <text:p>101</text:p>
          </table:table-cell>
          <table:table-cell table:style-name="ce67" office:value-type="float" office:value="7503635452">
            <text:p>7503635452</text:p>
          </table:table-cell>
          <table:table-cell table:style-name="ce62" office:value-type="string">
            <text:p>电子货币与法律</text:p>
          </table:table-cell>
          <table:table-cell table:style-name="ce62" office:value-type="string">
            <text:p>唐应茂</text:p>
          </table:table-cell>
          <table:table-cell table:style-name="ce83" office:value-type="float" office:value="18">
            <text:p>18.00</text:p>
          </table:table-cell>
          <table:table-cell table:style-name="ce95" office:value-type="date" office:date-value="2002-01-01">
            <text:p>1/1/2002</text:p>
          </table:table-cell>
          <table:table-cell table:style-name="ce62" office:value-type="string">
            <text:p>法律</text:p>
          </table:table-cell>
          <table:table-cell table:number-columns-repeated="249"/>
        </table:table-row>
        <table:table-row table:style-name="ro6">
          <table:table-cell table:style-name="ce59" office:value-type="float" office:value="102">
            <text:p>102</text:p>
          </table:table-cell>
          <table:table-cell table:style-name="ce67" office:value-type="float" office:value="7503635061">
            <text:p>7503635061</text:p>
          </table:table-cell>
          <table:table-cell table:style-name="ce62" office:value-type="string">
            <text:p>电子商务与WTO的作用</text:p>
          </table:table-cell>
          <table:table-cell table:style-name="ce62"/>
          <table:table-cell table:style-name="ce83" office:value-type="float" office:value="25">
            <text:p>25.00</text:p>
          </table:table-cell>
          <table:table-cell table:style-name="ce95" office:value-type="date" office:date-value="2002-01-01">
            <text:p>1/1/2002</text:p>
          </table:table-cell>
          <table:table-cell table:style-name="ce62" office:value-type="string">
            <text:p>法律</text:p>
          </table:table-cell>
          <table:table-cell table:number-columns-repeated="249"/>
        </table:table-row>
        <table:table-row table:style-name="ro6">
          <table:table-cell table:style-name="ce59" office:value-type="float" office:value="103">
            <text:p>103</text:p>
          </table:table-cell>
          <table:table-cell table:style-name="ce67" office:value-type="float" office:value="7503636017">
            <text:p>7503636017</text:p>
          </table:table-cell>
          <table:table-cell table:style-name="ce62" office:value-type="string">
            <text:p>民商法研究(第1-5辑)</text:p>
          </table:table-cell>
          <table:table-cell table:style-name="ce62" office:value-type="string">
            <text:p>王利明</text:p>
          </table:table-cell>
          <table:table-cell table:style-name="ce82" office:value-type="float" office:value="190">
            <text:p>190.00</text:p>
          </table:table-cell>
          <table:table-cell table:style-name="ce95" office:value-type="date" office:date-value="2001-12-01">
            <text:p>12/1/2001</text:p>
          </table:table-cell>
          <table:table-cell table:style-name="ce62" office:value-type="string">
            <text:p>法律</text:p>
          </table:table-cell>
          <table:table-cell table:number-columns-repeated="249"/>
        </table:table-row>
        <table:table-row table:style-name="ro6">
          <table:table-cell table:style-name="ce59" office:value-type="float" office:value="104">
            <text:p>104</text:p>
          </table:table-cell>
          <table:table-cell table:style-name="ce67" office:value-type="float" office:value="7503632194">
            <text:p>7503632194</text:p>
          </table:table-cell>
          <table:table-cell table:style-name="ce62" office:value-type="string">
            <text:p>乌拉圭回合多边贸易谈判结果.法律文本(中英文对照)</text:p>
          </table:table-cell>
          <table:table-cell table:style-name="ce62"/>
          <table:table-cell table:style-name="ce82" office:value-type="float" office:value="180">
            <text:p>180.00</text:p>
          </table:table-cell>
          <table:table-cell table:style-name="ce95" office:value-type="date" office:date-value="2001-12-01">
            <text:p>12/1/2001</text:p>
          </table:table-cell>
          <table:table-cell table:style-name="ce62" office:value-type="string">
            <text:p>法律</text:p>
          </table:table-cell>
          <table:table-cell table:number-columns-repeated="249"/>
        </table:table-row>
        <table:table-row table:style-name="ro6">
          <table:table-cell table:style-name="ce59" office:value-type="float" office:value="105">
            <text:p>105</text:p>
          </table:table-cell>
          <table:table-cell table:style-name="ce67" office:value-type="string">
            <text:p>750363507X</text:p>
          </table:table-cell>
          <table:table-cell table:style-name="ce62" office:value-type="string">
            <text:p>中国常用合同文书范本</text:p>
          </table:table-cell>
          <table:table-cell table:style-name="ce62" office:value-type="string">
            <text:p>孙林</text:p>
          </table:table-cell>
          <table:table-cell table:style-name="ce82" office:value-type="float" office:value="42">
            <text:p>42.00</text:p>
          </table:table-cell>
          <table:table-cell table:style-name="ce95" office:value-type="date" office:date-value="2001-12-01">
            <text:p>12/1/2001</text:p>
          </table:table-cell>
          <table:table-cell table:style-name="ce62" office:value-type="string">
            <text:p>法律</text:p>
          </table:table-cell>
          <table:table-cell table:number-columns-repeated="249"/>
        </table:table-row>
        <table:table-row table:style-name="ro6">
          <table:table-cell table:style-name="ce59" office:value-type="float" office:value="106">
            <text:p>106</text:p>
          </table:table-cell>
          <table:table-cell table:style-name="ce67" office:value-type="float" office:value="7503634251">
            <text:p>7503634251</text:p>
          </table:table-cell>
          <table:table-cell table:style-name="ce62" office:value-type="string">
            <text:p>人民法院裁判文书选(四川2000年卷)总第一卷</text:p>
          </table:table-cell>
          <table:table-cell table:style-name="ce62"/>
          <table:table-cell table:style-name="ce82" office:value-type="float" office:value="90">
            <text:p>90.00</text:p>
          </table:table-cell>
          <table:table-cell table:style-name="ce95" office:value-type="date" office:date-value="2001-09-01">
            <text:p>9/1/2001</text:p>
          </table:table-cell>
          <table:table-cell table:style-name="ce62" office:value-type="string">
            <text:p>法律</text:p>
          </table:table-cell>
          <table:table-cell table:number-columns-repeated="249"/>
        </table:table-row>
        <table:table-row table:style-name="ro6">
          <table:table-cell table:style-name="ce59" office:value-type="float" office:value="107">
            <text:p>107</text:p>
          </table:table-cell>
          <table:table-cell table:style-name="ce67" office:value-type="float" office:value="7503635037">
            <text:p>7503635037</text:p>
          </table:table-cell>
          <table:table-cell table:style-name="ce62" office:value-type="string">
            <text:p>人民法院裁判文书选(浙江2000年卷).续总第二卷</text:p>
          </table:table-cell>
          <table:table-cell table:style-name="ce62"/>
          <table:table-cell table:style-name="ce82" office:value-type="float" office:value="59">
            <text:p>59.00</text:p>
          </table:table-cell>
          <table:table-cell table:style-name="ce95" office:value-type="date" office:date-value="2001-12-01">
            <text:p>12/1/2001</text:p>
          </table:table-cell>
          <table:table-cell table:style-name="ce62" office:value-type="string">
            <text:p>法律</text:p>
          </table:table-cell>
          <table:table-cell table:number-columns-repeated="249"/>
        </table:table-row>
        <table:table-row table:style-name="ro6">
          <table:table-cell table:style-name="ce59" office:value-type="float" office:value="108">
            <text:p>108</text:p>
          </table:table-cell>
          <table:table-cell table:style-name="ce67" office:value-type="float" office:value="7503633913">
            <text:p>7503633913</text:p>
          </table:table-cell>
          <table:table-cell table:style-name="ce62" office:value-type="string">
            <text:p>人民法院裁判文书选(浙江2000年卷)</text:p>
          </table:table-cell>
          <table:table-cell table:style-name="ce62"/>
          <table:table-cell table:style-name="ce82" office:value-type="float" office:value="65">
            <text:p>65.00</text:p>
          </table:table-cell>
          <table:table-cell table:style-name="ce95" office:value-type="date" office:date-value="2001-06-01">
            <text:p>6/1/2001</text:p>
          </table:table-cell>
          <table:table-cell table:style-name="ce62" office:value-type="string">
            <text:p>法律</text:p>
          </table:table-cell>
          <table:table-cell table:number-columns-repeated="249"/>
        </table:table-row>
        <table:table-row table:style-name="ro6">
          <table:table-cell table:style-name="ce59" office:value-type="float" office:value="109">
            <text:p>109</text:p>
          </table:table-cell>
          <table:table-cell table:style-name="ce67" office:value-type="string">
            <text:p>750363605X</text:p>
          </table:table-cell>
          <table:table-cell table:style-name="ce62" office:value-type="string">
            <text:p>人民法院裁判文书选(甘肃2000年卷)</text:p>
          </table:table-cell>
          <table:table-cell table:style-name="ce62"/>
          <table:table-cell table:style-name="ce83" office:value-type="float" office:value="33">
            <text:p>33.00</text:p>
          </table:table-cell>
          <table:table-cell table:style-name="ce95" office:value-type="date" office:date-value="2002-01-01">
            <text:p>1/1/2002</text:p>
          </table:table-cell>
          <table:table-cell table:style-name="ce62" office:value-type="string">
            <text:p>法律</text:p>
          </table:table-cell>
          <table:table-cell table:number-columns-repeated="249"/>
        </table:table-row>
        <table:table-row table:style-name="ro6">
          <table:table-cell table:style-name="ce59" office:value-type="float" office:value="110">
            <text:p>110</text:p>
          </table:table-cell>
          <table:table-cell table:style-name="ce67" office:value-type="float" office:value="7503636122">
            <text:p>7503636122</text:p>
          </table:table-cell>
          <table:table-cell table:style-name="ce62" office:value-type="string">
            <text:p>人民法院裁判文书选(贵州2000年卷)</text:p>
          </table:table-cell>
          <table:table-cell table:style-name="ce62"/>
          <table:table-cell table:style-name="ce83" office:value-type="float" office:value="56">
            <text:p>56.00</text:p>
          </table:table-cell>
          <table:table-cell table:style-name="ce95" office:value-type="date" office:date-value="2002-02-01">
            <text:p>2/1/2002</text:p>
          </table:table-cell>
          <table:table-cell table:style-name="ce62" office:value-type="string">
            <text:p>法律</text:p>
          </table:table-cell>
          <table:table-cell table:number-columns-repeated="249"/>
        </table:table-row>
        <table:table-row table:style-name="ro6">
          <table:table-cell table:style-name="ce59" office:value-type="float" office:value="111">
            <text:p>111</text:p>
          </table:table-cell>
          <table:table-cell table:style-name="ce67" office:value-type="float" office:value="7503636254">
            <text:p>7503636254</text:p>
          </table:table-cell>
          <table:table-cell table:style-name="ce62" office:value-type="string">
            <text:p>人民法院裁判文书选(河北2000-2001年卷)</text:p>
          </table:table-cell>
          <table:table-cell table:style-name="ce62"/>
          <table:table-cell table:style-name="ce82" office:value-type="float" office:value="48">
            <text:p>48.00</text:p>
          </table:table-cell>
          <table:table-cell table:style-name="ce95" office:value-type="date" office:date-value="2002-01-01">
            <text:p>1/1/2002</text:p>
          </table:table-cell>
          <table:table-cell table:style-name="ce62" office:value-type="string">
            <text:p>法律</text:p>
          </table:table-cell>
          <table:table-cell table:number-columns-repeated="249"/>
        </table:table-row>
        <table:table-row table:style-name="ro6">
          <table:table-cell table:style-name="ce59" office:value-type="float" office:value="112">
            <text:p>112</text:p>
          </table:table-cell>
          <table:table-cell table:style-name="ce67" office:value-type="float" office:value="7503636556">
            <text:p>7503636556</text:p>
          </table:table-cell>
          <table:table-cell table:style-name="ce62" office:value-type="string">
            <text:p>人民法院裁判文书选(内蒙古2000年卷)(总第一卷)</text:p>
          </table:table-cell>
          <table:table-cell table:style-name="ce62"/>
          <table:table-cell table:style-name="ce82" office:value-type="float" office:value="58">
            <text:p>58.00</text:p>
          </table:table-cell>
          <table:table-cell table:style-name="ce95" office:value-type="date" office:date-value="2002-04-01">
            <text:p>4/1/2002</text:p>
          </table:table-cell>
          <table:table-cell table:style-name="ce62" office:value-type="string">
            <text:p>法律</text:p>
          </table:table-cell>
          <table:table-cell table:number-columns-repeated="249"/>
        </table:table-row>
        <table:table-row table:style-name="ro6">
          <table:table-cell table:style-name="ce59" office:value-type="float" office:value="113">
            <text:p>113</text:p>
          </table:table-cell>
          <table:table-cell table:style-name="ce67" office:value-type="float" office:value="7503635983">
            <text:p>7503635983</text:p>
          </table:table-cell>
          <table:table-cell table:style-name="ce62" office:value-type="string">
            <text:p>人民法院裁判文书选(四川2000年卷.续)</text:p>
          </table:table-cell>
          <table:table-cell table:style-name="ce62"/>
          <table:table-cell table:style-name="ce82" office:value-type="float" office:value="65">
            <text:p>65.00</text:p>
          </table:table-cell>
          <table:table-cell table:style-name="ce95" office:value-type="date" office:date-value="2002-02-01">
            <text:p>2/1/2002</text:p>
          </table:table-cell>
          <table:table-cell table:style-name="ce62" office:value-type="string">
            <text:p>法律</text:p>
          </table:table-cell>
          <table:table-cell table:number-columns-repeated="249"/>
        </table:table-row>
        <table:table-row table:style-name="ro6">
          <table:table-cell table:style-name="ce59" office:value-type="float" office:value="114">
            <text:p>114</text:p>
          </table:table-cell>
          <table:table-cell table:style-name="ce67" office:value-type="float" office:value="7503636513">
            <text:p>7503636513</text:p>
          </table:table-cell>
          <table:table-cell table:style-name="ce62" office:value-type="string">
            <text:p>人民法院裁判文书选(四川2001年卷)</text:p>
          </table:table-cell>
          <table:table-cell table:style-name="ce62"/>
          <table:table-cell table:style-name="ce82" office:value-type="float" office:value="66">
            <text:p>66.00</text:p>
          </table:table-cell>
          <table:table-cell table:style-name="ce95" office:value-type="date" office:date-value="2002-04-01">
            <text:p>4/1/2002</text:p>
          </table:table-cell>
          <table:table-cell table:style-name="ce62" office:value-type="string">
            <text:p>法律</text:p>
          </table:table-cell>
          <table:table-cell table:number-columns-repeated="249"/>
        </table:table-row>
        <table:table-row table:style-name="ro6">
          <table:table-cell table:style-name="ce59" office:value-type="float" office:value="115">
            <text:p>115</text:p>
          </table:table-cell>
          <table:table-cell table:style-name="ce67" office:value-type="string">
            <text:p>750363491X</text:p>
          </table:table-cell>
          <table:table-cell table:style-name="ce62" office:value-type="string">
            <text:p>人民法院裁判文书(河南2000年卷)</text:p>
          </table:table-cell>
          <table:table-cell table:style-name="ce62"/>
          <table:table-cell table:style-name="ce82" office:value-type="float" office:value="59">
            <text:p>59.00</text:p>
          </table:table-cell>
          <table:table-cell table:style-name="ce95" office:value-type="date" office:date-value="2001-12-01">
            <text:p>12/1/2001</text:p>
          </table:table-cell>
          <table:table-cell table:style-name="ce62" office:value-type="string">
            <text:p>法律</text:p>
          </table:table-cell>
          <table:table-cell table:number-columns-repeated="249"/>
        </table:table-row>
        <table:table-row table:style-name="ro6">
          <table:table-cell table:style-name="ce59" office:value-type="float" office:value="116">
            <text:p>116</text:p>
          </table:table-cell>
          <table:table-cell table:style-name="ce67" office:value-type="float" office:value="7503634642">
            <text:p>7503634642</text:p>
          </table:table-cell>
          <table:table-cell table:style-name="ce62" office:value-type="string">
            <text:p>人民法院裁判文书(吉林2000卷)</text:p>
          </table:table-cell>
          <table:table-cell table:style-name="ce62"/>
          <table:table-cell table:style-name="ce82" office:value-type="float" office:value="66">
            <text:p>66.00</text:p>
          </table:table-cell>
          <table:table-cell table:style-name="ce95" office:value-type="date" office:date-value="2001-10-01">
            <text:p>10/1/2001</text:p>
          </table:table-cell>
          <table:table-cell table:style-name="ce62" office:value-type="string">
            <text:p>法律</text:p>
          </table:table-cell>
          <table:table-cell table:number-columns-repeated="249"/>
        </table:table-row>
        <table:table-row table:style-name="ro6">
          <table:table-cell table:style-name="ce59" office:value-type="float" office:value="117">
            <text:p>117</text:p>
          </table:table-cell>
          <table:table-cell table:style-name="ce67" office:value-type="float" office:value="7503635223">
            <text:p>7503635223</text:p>
          </table:table-cell>
          <table:table-cell table:style-name="ce62" office:value-type="string">
            <text:p>人民法院裁判文书选（广东2000年卷)</text:p>
          </table:table-cell>
          <table:table-cell table:style-name="ce62"/>
          <table:table-cell table:style-name="ce82" office:value-type="float" office:value="89">
            <text:p>89.00</text:p>
          </table:table-cell>
          <table:table-cell table:style-name="ce95" office:value-type="date" office:date-value="2001-12-01">
            <text:p>12/1/2001</text:p>
          </table:table-cell>
          <table:table-cell table:style-name="ce62" office:value-type="string">
            <text:p>法律</text:p>
          </table:table-cell>
          <table:table-cell table:number-columns-repeated="249"/>
        </table:table-row>
        <table:table-row table:style-name="ro6">
          <table:table-cell table:style-name="ce59" office:value-type="float" office:value="118">
            <text:p>118</text:p>
          </table:table-cell>
          <table:table-cell table:style-name="ce67" office:value-type="float" office:value="7503634588">
            <text:p>7503634588</text:p>
          </table:table-cell>
          <table:table-cell table:style-name="ce62" office:value-type="string">
            <text:p>人民法院裁判文书(云南2000年卷)</text:p>
          </table:table-cell>
          <table:table-cell table:style-name="ce62"/>
          <table:table-cell table:style-name="ce83" office:value-type="float" office:value="62">
            <text:p>62.00</text:p>
          </table:table-cell>
          <table:table-cell table:style-name="ce95" office:value-type="date" office:date-value="2001-12-01">
            <text:p>12/1/2001</text:p>
          </table:table-cell>
          <table:table-cell table:style-name="ce62" office:value-type="string">
            <text:p>法律</text:p>
          </table:table-cell>
          <table:table-cell table:number-columns-repeated="249"/>
        </table:table-row>
        <table:table-row table:style-name="ro6">
          <table:table-cell table:style-name="ce59" office:value-type="float" office:value="119">
            <text:p>119</text:p>
          </table:table-cell>
          <table:table-cell table:style-name="ce67" office:value-type="float" office:value="7503635096">
            <text:p>7503635096</text:p>
          </table:table-cell>
          <table:table-cell table:style-name="ce62" office:value-type="string">
            <text:p>最高人民法院知识产权裁判文书选(第一卷)</text:p>
          </table:table-cell>
          <table:table-cell table:style-name="ce62"/>
          <table:table-cell table:style-name="ce82" office:value-type="float" office:value="65">
            <text:p>65.00</text:p>
          </table:table-cell>
          <table:table-cell table:style-name="ce95" office:value-type="date" office:date-value="2001-11-01">
            <text:p>11/1/2001</text:p>
          </table:table-cell>
          <table:table-cell table:style-name="ce62" office:value-type="string">
            <text:p>法律</text:p>
          </table:table-cell>
          <table:table-cell table:number-columns-repeated="249"/>
        </table:table-row>
        <table:table-row table:style-name="ro6">
          <table:table-cell table:style-name="ce59" office:value-type="float" office:value="120">
            <text:p>120</text:p>
          </table:table-cell>
          <table:table-cell table:style-name="ce67" office:value-type="float" office:value="7503633832">
            <text:p>7503633832</text:p>
          </table:table-cell>
          <table:table-cell table:style-name="ce62" office:value-type="string">
            <text:p>人民法院裁判文书(上海2000卷)</text:p>
          </table:table-cell>
          <table:table-cell table:style-name="ce62"/>
          <table:table-cell table:style-name="ce82" office:value-type="float" office:value="63">
            <text:p>63.00</text:p>
          </table:table-cell>
          <table:table-cell table:style-name="ce95" office:value-type="date" office:date-value="2001-06-01">
            <text:p>6/1/2001</text:p>
          </table:table-cell>
          <table:table-cell table:style-name="ce62" office:value-type="string">
            <text:p>法律</text:p>
          </table:table-cell>
          <table:table-cell table:number-columns-repeated="249"/>
        </table:table-row>
        <table:table-row table:style-name="ro6">
          <table:table-cell table:style-name="ce59" office:value-type="float" office:value="121">
            <text:p>121</text:p>
          </table:table-cell>
          <table:table-cell table:style-name="ce67" office:value-type="float" office:value="7503633697">
            <text:p>7503633697</text:p>
          </table:table-cell>
          <table:table-cell table:style-name="ce62" office:value-type="string">
            <text:p>人民法院裁判文书选(北京2000年卷)</text:p>
          </table:table-cell>
          <table:table-cell table:style-name="ce62"/>
          <table:table-cell table:style-name="ce82" office:value-type="float" office:value="86">
            <text:p>86.00</text:p>
          </table:table-cell>
          <table:table-cell table:style-name="ce95" office:value-type="date" office:date-value="2001-06-01">
            <text:p>6/1/2001</text:p>
          </table:table-cell>
          <table:table-cell table:style-name="ce62" office:value-type="string">
            <text:p>法律</text:p>
          </table:table-cell>
          <table:table-cell table:number-columns-repeated="249"/>
        </table:table-row>
        <table:table-row table:style-name="ro6">
          <table:table-cell table:style-name="ce59" office:value-type="float" office:value="123">
            <text:p>123</text:p>
          </table:table-cell>
          <table:table-cell table:style-name="ce67" office:value-type="float" office:value="7503635711">
            <text:p>7503635711</text:p>
          </table:table-cell>
          <table:table-cell table:style-name="ce62" office:value-type="string">
            <text:p>公司法的展开与评判方法.判例.制度</text:p>
          </table:table-cell>
          <table:table-cell table:style-name="ce62" office:value-type="string">
            <text:p>蒋大兴</text:p>
          </table:table-cell>
          <table:table-cell table:style-name="ce82" office:value-type="float" office:value="39">
            <text:p>39.00</text:p>
          </table:table-cell>
          <table:table-cell table:style-name="ce95" office:value-type="date" office:date-value="2001-12-01">
            <text:p>12/1/2001</text:p>
          </table:table-cell>
          <table:table-cell table:style-name="ce62" office:value-type="string">
            <text:p>法律</text:p>
          </table:table-cell>
          <table:table-cell table:number-columns-repeated="249"/>
        </table:table-row>
        <table:table-row table:style-name="ro6">
          <table:table-cell table:style-name="ce59" office:value-type="float" office:value="124">
            <text:p>124</text:p>
          </table:table-cell>
          <table:table-cell table:style-name="ce67" office:value-type="float" office:value="7503636203">
            <text:p>7503636203</text:p>
          </table:table-cell>
          <table:table-cell table:style-name="ce62" office:value-type="string">
            <text:p>金融审判案例研究(2001年卷)</text:p>
          </table:table-cell>
          <table:table-cell table:style-name="ce62"/>
          <table:table-cell table:style-name="ce82" office:value-type="float" office:value="78">
            <text:p>78.00</text:p>
          </table:table-cell>
          <table:table-cell table:style-name="ce95" office:value-type="date" office:date-value="2001-12-01">
            <text:p>12/1/2001</text:p>
          </table:table-cell>
          <table:table-cell table:style-name="ce62" office:value-type="string">
            <text:p>法律</text:p>
          </table:table-cell>
          <table:table-cell table:number-columns-repeated="249"/>
        </table:table-row>
        <table:table-row table:style-name="ro6">
          <table:table-cell table:style-name="ce59" office:value-type="float" office:value="125">
            <text:p>125</text:p>
          </table:table-cell>
          <table:table-cell table:style-name="ce67" office:value-type="float" office:value="7503634979">
            <text:p>7503634979</text:p>
          </table:table-cell>
          <table:table-cell table:style-name="ce62" office:value-type="string">
            <text:p>经济审判指导与参考第4卷</text:p>
          </table:table-cell>
          <table:table-cell table:style-name="ce62"/>
          <table:table-cell table:style-name="ce82" office:value-type="float" office:value="29">
            <text:p>29.00</text:p>
          </table:table-cell>
          <table:table-cell table:style-name="ce95" office:value-type="date" office:date-value="2001-11-01">
            <text:p>11/1/2001</text:p>
          </table:table-cell>
          <table:table-cell table:style-name="ce62" office:value-type="string">
            <text:p>法律</text:p>
          </table:table-cell>
          <table:table-cell table:number-columns-repeated="249"/>
        </table:table-row>
        <table:table-row table:style-name="ro6">
          <table:table-cell table:style-name="ce59" office:value-type="float" office:value="126">
            <text:p>126</text:p>
          </table:table-cell>
          <table:table-cell table:style-name="ce67" office:value-type="string">
            <text:p>750363409X</text:p>
          </table:table-cell>
          <table:table-cell table:style-name="ce62" office:value-type="string">
            <text:p>民事审判指导与参考(2001年第3卷)总第7卷</text:p>
          </table:table-cell>
          <table:table-cell table:style-name="ce62"/>
          <table:table-cell table:style-name="ce82" office:value-type="float" office:value="29">
            <text:p>29.00</text:p>
          </table:table-cell>
          <table:table-cell table:style-name="ce95" office:value-type="date" office:date-value="2001-12-01">
            <text:p>12/1/2001</text:p>
          </table:table-cell>
          <table:table-cell table:style-name="ce62" office:value-type="string">
            <text:p>法律</text:p>
          </table:table-cell>
          <table:table-cell table:number-columns-repeated="249"/>
        </table:table-row>
        <table:table-row table:style-name="ro6">
          <table:table-cell table:style-name="ce59" office:value-type="float" office:value="127">
            <text:p>127</text:p>
          </table:table-cell>
          <table:table-cell table:style-name="ce67" office:value-type="float" office:value="7503635541">
            <text:p>7503635541</text:p>
          </table:table-cell>
          <table:table-cell table:style-name="ce62" office:value-type="string">
            <text:p>商业银行常用法律手册</text:p>
          </table:table-cell>
          <table:table-cell table:style-name="ce62" office:value-type="string">
            <text:p>朱克鹏</text:p>
          </table:table-cell>
          <table:table-cell table:style-name="ce82" office:value-type="float" office:value="48">
            <text:p>48.00</text:p>
          </table:table-cell>
          <table:table-cell table:style-name="ce95" office:value-type="date" office:date-value="2001-12-01">
            <text:p>12/1/2001</text:p>
          </table:table-cell>
          <table:table-cell table:style-name="ce62" office:value-type="string">
            <text:p>法律</text:p>
          </table:table-cell>
          <table:table-cell table:number-columns-repeated="249"/>
        </table:table-row>
        <table:table-row table:style-name="ro6">
          <table:table-cell table:style-name="ce59" office:value-type="float" office:value="129">
            <text:p>129</text:p>
          </table:table-cell>
          <table:table-cell table:style-name="ce67" office:value-type="float" office:value="7503636432">
            <text:p>7503636432</text:p>
          </table:table-cell>
          <table:table-cell table:style-name="ce62" office:value-type="string">
            <text:p>房屋拆迁实务</text:p>
          </table:table-cell>
          <table:table-cell table:style-name="ce62" office:value-type="string">
            <text:p>王才亮</text:p>
          </table:table-cell>
          <table:table-cell table:style-name="ce82" office:value-type="float" office:value="29">
            <text:p>29.00</text:p>
          </table:table-cell>
          <table:table-cell table:style-name="ce95" office:value-type="date" office:date-value="2002-04-01">
            <text:p>4/1/2002</text:p>
          </table:table-cell>
          <table:table-cell table:style-name="ce62" office:value-type="string">
            <text:p>法律</text:p>
          </table:table-cell>
          <table:table-cell table:number-columns-repeated="249"/>
        </table:table-row>
        <table:table-row table:style-name="ro6">
          <table:table-cell table:style-name="ce59" office:value-type="float" office:value="130">
            <text:p>130</text:p>
          </table:table-cell>
          <table:table-cell table:style-name="ce67" office:value-type="float" office:value="7503635770">
            <text:p>7503635770</text:p>
          </table:table-cell>
          <table:table-cell table:style-name="ce62" office:value-type="string">
            <text:p>复旦民商法学评论(总第1期)</text:p>
          </table:table-cell>
          <table:table-cell table:style-name="ce62"/>
          <table:table-cell table:style-name="ce82" office:value-type="float" office:value="39">
            <text:p>39.00</text:p>
          </table:table-cell>
          <table:table-cell table:style-name="ce95" office:value-type="date" office:date-value="2002-03-01">
            <text:p>3/1/2002</text:p>
          </table:table-cell>
          <table:table-cell table:style-name="ce62" office:value-type="string">
            <text:p>法律</text:p>
          </table:table-cell>
          <table:table-cell table:number-columns-repeated="249"/>
        </table:table-row>
        <table:table-row table:style-name="ro6">
          <table:table-cell table:style-name="ce59" office:value-type="float" office:value="131">
            <text:p>131</text:p>
          </table:table-cell>
          <table:table-cell table:style-name="ce67" office:value-type="float" office:value="7503635967">
            <text:p>7503635967</text:p>
          </table:table-cell>
          <table:table-cell table:style-name="ce62" office:value-type="string">
            <text:p>合同法导论(第五版)</text:p>
          </table:table-cell>
          <table:table-cell table:style-name="ce62" office:value-type="string">
            <text:p>阿狄亚</text:p>
          </table:table-cell>
          <table:table-cell table:style-name="ce82" office:value-type="float" office:value="32">
            <text:p>32.00</text:p>
          </table:table-cell>
          <table:table-cell table:style-name="ce95" office:value-type="date" office:date-value="2002-04-01">
            <text:p>4/1/2002</text:p>
          </table:table-cell>
          <table:table-cell table:style-name="ce62" office:value-type="string">
            <text:p>法律</text:p>
          </table:table-cell>
          <table:table-cell table:number-columns-repeated="249"/>
        </table:table-row>
        <table:table-row table:style-name="ro6">
          <table:table-cell table:style-name="ce59" office:value-type="float" office:value="132">
            <text:p>132</text:p>
          </table:table-cell>
          <table:table-cell table:style-name="ce67" office:value-type="string">
            <text:p>750363653X</text:p>
          </table:table-cell>
          <table:table-cell table:style-name="ce62" office:value-type="string">
            <text:p>美国民事诉讼的真谛</text:p>
          </table:table-cell>
          <table:table-cell table:style-name="ce62" office:value-type="string">
            <text:p>史蒂文.苏本</text:p>
          </table:table-cell>
          <table:table-cell table:style-name="ce82" office:value-type="float" office:value="24">
            <text:p>24.00</text:p>
          </table:table-cell>
          <table:table-cell table:style-name="ce95" office:value-type="date" office:date-value="2002-04-01">
            <text:p>4/1/2002</text:p>
          </table:table-cell>
          <table:table-cell table:style-name="ce62" office:value-type="string">
            <text:p>法律</text:p>
          </table:table-cell>
          <table:table-cell table:number-columns-repeated="249"/>
        </table:table-row>
        <table:table-row table:style-name="ro6">
          <table:table-cell table:style-name="ce59" office:value-type="float" office:value="133">
            <text:p>133</text:p>
          </table:table-cell>
          <table:table-cell table:style-name="ce67" office:value-type="float" office:value="7503636289">
            <text:p>7503636289</text:p>
          </table:table-cell>
          <table:table-cell table:style-name="ce62" office:value-type="string">
            <text:p>现代物权法专论</text:p>
          </table:table-cell>
          <table:table-cell table:style-name="ce62" office:value-type="string">
            <text:p>余能斌</text:p>
          </table:table-cell>
          <table:table-cell table:style-name="ce82" office:value-type="float" office:value="27">
            <text:p>27.00</text:p>
          </table:table-cell>
          <table:table-cell table:style-name="ce95" office:value-type="date" office:date-value="2002-03-01">
            <text:p>3/1/2002</text:p>
          </table:table-cell>
          <table:table-cell table:style-name="ce62" office:value-type="string">
            <text:p>法律</text:p>
          </table:table-cell>
          <table:table-cell table:number-columns-repeated="249"/>
        </table:table-row>
        <table:table-row table:style-name="ro6">
          <table:table-cell table:style-name="ce59" office:value-type="float" office:value="134">
            <text:p>134</text:p>
          </table:table-cell>
          <table:table-cell table:style-name="ce67" office:value-type="float" office:value="7503635347">
            <text:p>7503635347</text:p>
          </table:table-cell>
          <table:table-cell table:style-name="ce62" office:value-type="string">
            <text:p>刑法疑案研究</text:p>
          </table:table-cell>
          <table:table-cell table:style-name="ce62" office:value-type="string">
            <text:p>陈兴良</text:p>
          </table:table-cell>
          <table:table-cell table:style-name="ce82" office:value-type="float" office:value="28">
            <text:p>28.00</text:p>
          </table:table-cell>
          <table:table-cell table:style-name="ce95" office:value-type="date" office:date-value="2002-02-01">
            <text:p>2/1/2002</text:p>
          </table:table-cell>
          <table:table-cell table:style-name="ce62" office:value-type="string">
            <text:p>法律</text:p>
          </table:table-cell>
          <table:table-cell table:number-columns-repeated="249"/>
        </table:table-row>
        <table:table-row table:style-name="ro6">
          <table:table-cell table:style-name="ce59" office:value-type="float" office:value="135">
            <text:p>135</text:p>
          </table:table-cell>
          <table:table-cell table:style-name="ce67" office:value-type="string">
            <text:p>750363670X</text:p>
          </table:table-cell>
          <table:table-cell table:style-name="ce62" office:value-type="string">
            <text:p>刑事诉讼原理与改革</text:p>
          </table:table-cell>
          <table:table-cell table:style-name="ce62" office:value-type="string">
            <text:p>谭世贵</text:p>
          </table:table-cell>
          <table:table-cell table:style-name="ce82" office:value-type="float" office:value="26">
            <text:p>26.00</text:p>
          </table:table-cell>
          <table:table-cell table:style-name="ce95" office:value-type="date" office:date-value="2002-04-01">
            <text:p>4/1/2002</text:p>
          </table:table-cell>
          <table:table-cell table:style-name="ce62" office:value-type="string">
            <text:p>法律</text:p>
          </table:table-cell>
          <table:table-cell table:number-columns-repeated="249"/>
        </table:table-row>
        <table:table-row table:style-name="ro6">
          <table:table-cell table:style-name="ce59" office:value-type="float" office:value="136">
            <text:p>136</text:p>
          </table:table-cell>
          <table:table-cell table:style-name="ce67" office:value-type="float" office:value="7503635665">
            <text:p>7503635665</text:p>
          </table:table-cell>
          <table:table-cell table:style-name="ce62" office:value-type="string">
            <text:p>中国房地产法研究</text:p>
          </table:table-cell>
          <table:table-cell table:style-name="ce62" office:value-type="string">
            <text:p>蔡耀忠</text:p>
          </table:table-cell>
          <table:table-cell table:style-name="ce83" office:value-type="float" office:value="38">
            <text:p>38.00</text:p>
          </table:table-cell>
          <table:table-cell table:style-name="ce95" office:value-type="date" office:date-value="2002-02-01">
            <text:p>2/1/2002</text:p>
          </table:table-cell>
          <table:table-cell table:style-name="ce62" office:value-type="string">
            <text:p>法律</text:p>
          </table:table-cell>
          <table:table-cell table:number-columns-repeated="249"/>
        </table:table-row>
        <table:table-row table:style-name="ro6">
          <table:table-cell table:style-name="ce59" office:value-type="float" office:value="137">
            <text:p>137</text:p>
          </table:table-cell>
          <table:table-cell table:style-name="ce67" office:value-type="string">
            <text:p>750363152X</text:p>
          </table:table-cell>
          <table:table-cell table:style-name="ce62" office:value-type="string">
            <text:p>中国国际私法与比较法年刊(2000)(第三卷)</text:p>
          </table:table-cell>
          <table:table-cell table:style-name="ce62"/>
          <table:table-cell table:style-name="ce83" office:value-type="float" office:value="46">
            <text:p>46.00</text:p>
          </table:table-cell>
          <table:table-cell table:style-name="ce95" office:value-type="date" office:date-value="2002-04-01">
            <text:p>4/1/2002</text:p>
          </table:table-cell>
          <table:table-cell table:style-name="ce62" office:value-type="string">
            <text:p>法律</text:p>
          </table:table-cell>
          <table:table-cell table:number-columns-repeated="249"/>
        </table:table-row>
        <table:table-row table:style-name="ro6">
          <table:table-cell table:style-name="ce59" office:value-type="float" office:value="138">
            <text:p>138</text:p>
          </table:table-cell>
          <table:table-cell table:style-name="ce67" office:value-type="float" office:value="7503637145">
            <text:p>7503637145</text:p>
          </table:table-cell>
          <table:table-cell table:style-name="ce62" office:value-type="string">
            <text:p>中华人民共和国对外经济贸易法律法规规章新编(第一辑)</text:p>
          </table:table-cell>
          <table:table-cell table:style-name="ce78"/>
          <table:table-cell table:style-name="ce83" office:value-type="float" office:value="98">
            <text:p>98.00</text:p>
          </table:table-cell>
          <table:table-cell table:style-name="ce95" office:value-type="date" office:date-value="2002-04-01">
            <text:p>4/1/2002</text:p>
          </table:table-cell>
          <table:table-cell table:style-name="ce62" office:value-type="string">
            <text:p>法律</text:p>
          </table:table-cell>
          <table:table-cell table:number-columns-repeated="249"/>
        </table:table-row>
        <table:table-row table:style-name="ro6">
          <table:table-cell table:style-name="ce59" office:value-type="float" office:value="139">
            <text:p>139</text:p>
          </table:table-cell>
          <table:table-cell table:style-name="ce67" office:value-type="float" office:value="7503636629">
            <text:p>7503636629</text:p>
          </table:table-cell>
          <table:table-cell table:style-name="ce62" office:value-type="string">
            <text:p>走私犯罪论</text:p>
          </table:table-cell>
          <table:table-cell table:style-name="ce62" office:value-type="string">
            <text:p>陈晖</text:p>
          </table:table-cell>
          <table:table-cell table:style-name="ce83" office:value-type="float" office:value="25">
            <text:p>25.00</text:p>
          </table:table-cell>
          <table:table-cell table:style-name="ce95" office:value-type="date" office:date-value="2002-04-01">
            <text:p>4/1/2002</text:p>
          </table:table-cell>
          <table:table-cell table:style-name="ce62" office:value-type="string">
            <text:p>法律</text:p>
          </table:table-cell>
          <table:table-cell table:number-columns-repeated="249"/>
        </table:table-row>
        <table:table-row table:style-name="ro6">
          <table:table-cell table:style-name="ce59" office:value-type="float" office:value="140">
            <text:p>140</text:p>
          </table:table-cell>
          <table:table-cell table:style-name="ce67" office:value-type="float" office:value="7503636009">
            <text:p>7503636009</text:p>
          </table:table-cell>
          <table:table-cell table:style-name="ce62" office:value-type="string">
            <text:p>合同纠纷的预防与解决</text:p>
          </table:table-cell>
          <table:table-cell table:style-name="ce62" office:value-type="string">
            <text:p>王宝发</text:p>
          </table:table-cell>
          <table:table-cell table:style-name="ce90" office:value-type="float" office:value="12">
            <text:p>12.00</text:p>
          </table:table-cell>
          <table:table-cell table:style-name="ce95" office:value-type="date" office:date-value="2002-01-01">
            <text:p>1/1/2002</text:p>
          </table:table-cell>
          <table:table-cell table:style-name="ce62" office:value-type="string">
            <text:p>法律</text:p>
          </table:table-cell>
          <table:table-cell table:number-columns-repeated="249"/>
        </table:table-row>
        <table:table-row table:style-name="ro6">
          <table:table-cell table:style-name="ce59" office:value-type="float" office:value="141">
            <text:p>141</text:p>
          </table:table-cell>
          <table:table-cell table:style-name="ce67" office:value-type="float" office:value="7503636084">
            <text:p>7503636084</text:p>
          </table:table-cell>
          <table:table-cell table:style-name="ce62" office:value-type="string">
            <text:p>建设工程常用法律文书范本</text:p>
          </table:table-cell>
          <table:table-cell table:style-name="ce62" office:value-type="string">
            <text:p>孙林</text:p>
          </table:table-cell>
          <table:table-cell table:style-name="ce82" office:value-type="float" office:value="25">
            <text:p>25.00</text:p>
          </table:table-cell>
          <table:table-cell table:style-name="ce95" office:value-type="date" office:date-value="2002-01-01">
            <text:p>1/1/2002</text:p>
          </table:table-cell>
          <table:table-cell table:style-name="ce62" office:value-type="string">
            <text:p>法律</text:p>
          </table:table-cell>
          <table:table-cell table:number-columns-repeated="249"/>
        </table:table-row>
        <table:table-row table:style-name="ro6">
          <table:table-cell table:style-name="ce59" office:value-type="float" office:value="142">
            <text:p>142</text:p>
          </table:table-cell>
          <table:table-cell table:style-name="ce67" office:value-type="float" office:value="7503634804">
            <text:p>7503634804</text:p>
          </table:table-cell>
          <table:table-cell table:style-name="ce62" office:value-type="string">
            <text:p>欧洲比较侵权行为法(上.下册)</text:p>
          </table:table-cell>
          <table:table-cell table:style-name="ce62" office:value-type="string">
            <text:p>克雷斯蒂安.冯.巴</text:p>
          </table:table-cell>
          <table:table-cell table:style-name="ce82" office:value-type="float" office:value="245">
            <text:p>245.00</text:p>
          </table:table-cell>
          <table:table-cell table:style-name="ce95" office:value-type="date" office:date-value="2001-12-01">
            <text:p>12/1/2001</text:p>
          </table:table-cell>
          <table:table-cell table:style-name="ce62" office:value-type="string">
            <text:p>法律</text:p>
          </table:table-cell>
          <table:table-cell table:number-columns-repeated="249"/>
        </table:table-row>
        <table:table-row table:style-name="ro6">
          <table:table-cell table:style-name="ce59" office:value-type="float" office:value="143">
            <text:p>143</text:p>
          </table:table-cell>
          <table:table-cell table:style-name="ce67" office:value-type="float" office:value="7503635525">
            <text:p>7503635525</text:p>
          </table:table-cell>
          <table:table-cell table:style-name="ce62" office:value-type="string">
            <text:p>金融法律手册(增补本)</text:p>
          </table:table-cell>
          <table:table-cell table:style-name="ce62"/>
          <table:table-cell table:style-name="ce82" office:value-type="float" office:value="42">
            <text:p>42.00</text:p>
          </table:table-cell>
          <table:table-cell table:style-name="ce95" office:value-type="date" office:date-value="2002-01-01">
            <text:p>1/1/2002</text:p>
          </table:table-cell>
          <table:table-cell table:style-name="ce62" office:value-type="string">
            <text:p>法律</text:p>
          </table:table-cell>
          <table:table-cell table:number-columns-repeated="249"/>
        </table:table-row>
        <table:table-row table:style-name="ro6">
          <table:table-cell table:style-name="ce59" office:value-type="float" office:value="144">
            <text:p>144</text:p>
          </table:table-cell>
          <table:table-cell table:style-name="ce67" office:value-type="float" office:value="7503635754">
            <text:p>7503635754</text:p>
          </table:table-cell>
          <table:table-cell table:style-name="ce62" office:value-type="string">
            <text:p>电信业法律实务</text:p>
          </table:table-cell>
          <table:table-cell table:style-name="ce62" office:value-type="string">
            <text:p>白永忠</text:p>
          </table:table-cell>
          <table:table-cell table:style-name="ce82" office:value-type="float" office:value="42">
            <text:p>42.00</text:p>
          </table:table-cell>
          <table:table-cell table:style-name="ce95" office:value-type="date" office:date-value="2001-12-01">
            <text:p>12/1/2001</text:p>
          </table:table-cell>
          <table:table-cell table:style-name="ce62" office:value-type="string">
            <text:p>法律</text:p>
          </table:table-cell>
          <table:table-cell table:number-columns-repeated="249"/>
        </table:table-row>
        <table:table-row table:style-name="ro6">
          <table:table-cell table:style-name="ce59" office:value-type="float" office:value="145">
            <text:p>145</text:p>
          </table:table-cell>
          <table:table-cell table:style-name="ce67" office:value-type="string">
            <text:p>750362132X</text:p>
          </table:table-cell>
          <table:table-cell table:style-name="ce62" office:value-type="string">
            <text:p>法律小全书(2002年版)</text:p>
          </table:table-cell>
          <table:table-cell table:style-name="ce62"/>
          <table:table-cell table:style-name="ce82" office:value-type="float" office:value="148">
            <text:p>148.00</text:p>
          </table:table-cell>
          <table:table-cell table:style-name="ce95" office:value-type="date" office:date-value="2002-01-01">
            <text:p>1/1/2002</text:p>
          </table:table-cell>
          <table:table-cell table:style-name="ce62" office:value-type="string">
            <text:p>法律</text:p>
          </table:table-cell>
          <table:table-cell table:number-columns-repeated="249"/>
        </table:table-row>
        <table:table-row table:style-name="ro6">
          <table:table-cell table:style-name="ce59" office:value-type="float" office:value="146">
            <text:p>146</text:p>
          </table:table-cell>
          <table:table-cell table:style-name="ce67" office:value-type="string">
            <text:p>756202037X</text:p>
          </table:table-cell>
          <table:table-cell table:style-name="ce62" office:value-type="string">
            <text:p>当代中国刑法新境域</text:p>
          </table:table-cell>
          <table:table-cell table:style-name="ce62" office:value-type="string">
            <text:p>陈兴良</text:p>
          </table:table-cell>
          <table:table-cell table:style-name="ce82" office:value-type="float" office:value="58">
            <text:p>58.00</text:p>
          </table:table-cell>
          <table:table-cell table:style-name="ce95" office:value-type="date" office:date-value="2002-03-01">
            <text:p>3/1/2002</text:p>
          </table:table-cell>
          <table:table-cell table:style-name="ce62" office:value-type="string">
            <text:p>政法大学</text:p>
          </table:table-cell>
          <table:table-cell table:number-columns-repeated="249"/>
        </table:table-row>
        <table:table-row table:style-name="ro6">
          <table:table-cell table:style-name="ce59" office:value-type="float" office:value="147">
            <text:p>147</text:p>
          </table:table-cell>
          <table:table-cell table:style-name="ce67" office:value-type="float" office:value="7562022135">
            <text:p>7562022135</text:p>
          </table:table-cell>
          <table:table-cell table:style-name="ce62" office:value-type="string">
            <text:p>民法原理与实务</text:p>
          </table:table-cell>
          <table:table-cell table:style-name="ce62"/>
          <table:table-cell table:style-name="ce82" office:value-type="float" office:value="26">
            <text:p>26.00</text:p>
          </table:table-cell>
          <table:table-cell table:style-name="ce95" office:value-type="date" office:date-value="2002-03-01">
            <text:p>3/1/2002</text:p>
          </table:table-cell>
          <table:table-cell table:style-name="ce62" office:value-type="string">
            <text:p>政法大学</text:p>
          </table:table-cell>
          <table:table-cell table:number-columns-repeated="249"/>
        </table:table-row>
        <table:table-row table:style-name="ro6">
          <table:table-cell table:style-name="ce59" office:value-type="float" office:value="148">
            <text:p>148</text:p>
          </table:table-cell>
          <table:table-cell table:style-name="ce67" office:value-type="float" office:value="7562021899">
            <text:p>7562021899</text:p>
          </table:table-cell>
          <table:table-cell table:style-name="ce62" office:value-type="string">
            <text:p>刑法各罪的法理与实用</text:p>
          </table:table-cell>
          <table:table-cell table:style-name="ce62" office:value-type="string">
            <text:p>宣炳昭</text:p>
          </table:table-cell>
          <table:table-cell table:style-name="ce82" office:value-type="float" office:value="34">
            <text:p>34.00</text:p>
          </table:table-cell>
          <table:table-cell table:style-name="ce95" office:value-type="date" office:date-value="2002-03-01">
            <text:p>3/1/2002</text:p>
          </table:table-cell>
          <table:table-cell table:style-name="ce62" office:value-type="string">
            <text:p>政法大学</text:p>
          </table:table-cell>
          <table:table-cell table:number-columns-repeated="249"/>
        </table:table-row>
        <table:table-row table:style-name="ro6">
          <table:table-cell table:style-name="ce59" office:value-type="float" office:value="149">
            <text:p>149</text:p>
          </table:table-cell>
          <table:table-cell table:style-name="ce67" office:value-type="float" office:value="7562021740">
            <text:p>7562021740</text:p>
          </table:table-cell>
          <table:table-cell table:style-name="ce62" office:value-type="string">
            <text:p>银行跨国业务中的抵销问题研究</text:p>
          </table:table-cell>
          <table:table-cell table:style-name="ce62" office:value-type="string">
            <text:p>张学安</text:p>
          </table:table-cell>
          <table:table-cell table:style-name="ce82" office:value-type="float" office:value="18">
            <text:p>18.00</text:p>
          </table:table-cell>
          <table:table-cell table:style-name="ce95" office:value-type="date" office:date-value="2002-04-01">
            <text:p>4/1/2002</text:p>
          </table:table-cell>
          <table:table-cell table:style-name="ce62" office:value-type="string">
            <text:p>政法大学</text:p>
          </table:table-cell>
          <table:table-cell table:number-columns-repeated="249"/>
        </table:table-row>
        <table:table-row table:style-name="ro6">
          <table:table-cell table:style-name="ce59" office:value-type="float" office:value="150">
            <text:p>150</text:p>
          </table:table-cell>
          <table:table-cell table:style-name="ce67" office:value-type="float" office:value="7562020396">
            <text:p>7562020396</text:p>
          </table:table-cell>
          <table:table-cell table:style-name="ce62" office:value-type="string">
            <text:p>民法债编总论</text:p>
          </table:table-cell>
          <table:table-cell table:style-name="ce62" office:value-type="string">
            <text:p>黄立</text:p>
          </table:table-cell>
          <table:table-cell table:style-name="ce82" office:value-type="float" office:value="46">
            <text:p>46.00</text:p>
          </table:table-cell>
          <table:table-cell table:style-name="ce95" office:value-type="date" office:date-value="2002-04-01">
            <text:p>4/1/2002</text:p>
          </table:table-cell>
          <table:table-cell table:style-name="ce62" office:value-type="string">
            <text:p>政法大学</text:p>
          </table:table-cell>
          <table:table-cell table:number-columns-repeated="249"/>
        </table:table-row>
        <table:table-row table:style-name="ro6">
          <table:table-cell table:style-name="ce59" office:value-type="float" office:value="151">
            <text:p>151</text:p>
          </table:table-cell>
          <table:table-cell table:style-name="ce67" office:value-type="float" office:value="7562022089">
            <text:p>7562022089</text:p>
          </table:table-cell>
          <table:table-cell table:style-name="ce62" office:value-type="string">
            <text:p>民法总则</text:p>
          </table:table-cell>
          <table:table-cell table:style-name="ce62" office:value-type="string">
            <text:p>黄立</text:p>
          </table:table-cell>
          <table:table-cell table:style-name="ce83" office:value-type="float" office:value="32">
            <text:p>32.00</text:p>
          </table:table-cell>
          <table:table-cell table:style-name="ce95" office:value-type="date" office:date-value="2002-01-01">
            <text:p>1/1/2002</text:p>
          </table:table-cell>
          <table:table-cell table:style-name="ce62" office:value-type="string">
            <text:p>政法大学</text:p>
          </table:table-cell>
          <table:table-cell table:number-columns-repeated="249"/>
        </table:table-row>
        <table:table-row table:style-name="ro6">
          <table:table-cell table:style-name="ce59" office:value-type="float" office:value="152">
            <text:p>152</text:p>
          </table:table-cell>
          <table:table-cell table:style-name="ce67" office:value-type="float" office:value="7562021260">
            <text:p>7562021260</text:p>
          </table:table-cell>
          <table:table-cell table:style-name="ce62" office:value-type="string">
            <text:p>民法诸问题与新展望</text:p>
          </table:table-cell>
          <table:table-cell table:style-name="ce62" office:value-type="string">
            <text:p>刘得宽</text:p>
          </table:table-cell>
          <table:table-cell table:style-name="ce82" office:value-type="float" office:value="39">
            <text:p>39.00</text:p>
          </table:table-cell>
          <table:table-cell table:style-name="ce95" office:value-type="date" office:date-value="2002-01-01">
            <text:p>1/1/2002</text:p>
          </table:table-cell>
          <table:table-cell table:style-name="ce62" office:value-type="string">
            <text:p>政法大学</text:p>
          </table:table-cell>
          <table:table-cell table:number-columns-repeated="249"/>
        </table:table-row>
        <table:table-row table:style-name="ro6">
          <table:table-cell table:style-name="ce59" office:value-type="float" office:value="153">
            <text:p>153</text:p>
          </table:table-cell>
          <table:table-cell table:style-name="ce67" office:value-type="float" office:value="7562021767">
            <text:p>7562021767</text:p>
          </table:table-cell>
          <table:table-cell table:style-name="ce62" office:value-type="string">
            <text:p>中国民法典起草思路论战</text:p>
          </table:table-cell>
          <table:table-cell table:style-name="ce62" office:value-type="string">
            <text:p>徐国栋</text:p>
          </table:table-cell>
          <table:table-cell table:style-name="ce82" office:value-type="float" office:value="29">
            <text:p>29.00</text:p>
          </table:table-cell>
          <table:table-cell table:style-name="ce95" office:value-type="date" office:date-value="2001-10-01">
            <text:p>10/1/2001</text:p>
          </table:table-cell>
          <table:table-cell table:style-name="ce62" office:value-type="string">
            <text:p>政法大学</text:p>
          </table:table-cell>
          <table:table-cell table:number-columns-repeated="249"/>
        </table:table-row>
        <table:table-row table:style-name="ro6">
          <table:table-cell table:style-name="ce59" office:value-type="float" office:value="154">
            <text:p>154</text:p>
          </table:table-cell>
          <table:table-cell table:style-name="ce67" office:value-type="float" office:value="7562021023">
            <text:p>7562021023</text:p>
          </table:table-cell>
          <table:table-cell table:style-name="ce62" office:value-type="string">
            <text:p>损害赔偿法原理</text:p>
          </table:table-cell>
          <table:table-cell table:style-name="ce62" office:value-type="string">
            <text:p>曾世雄</text:p>
          </table:table-cell>
          <table:table-cell table:style-name="ce83" office:value-type="float" office:value="24">
            <text:p>24.00</text:p>
          </table:table-cell>
          <table:table-cell table:style-name="ce95" office:value-type="date" office:date-value="2001-10-01">
            <text:p>10/1/2001</text:p>
          </table:table-cell>
          <table:table-cell table:style-name="ce62" office:value-type="string">
            <text:p>政法大学</text:p>
          </table:table-cell>
          <table:table-cell table:number-columns-repeated="249"/>
        </table:table-row>
        <table:table-row table:style-name="ro6">
          <table:table-cell table:style-name="ce59" office:value-type="float" office:value="155">
            <text:p>155</text:p>
          </table:table-cell>
          <table:table-cell table:style-name="ce67" office:value-type="float" office:value="7562021864">
            <text:p>7562021864</text:p>
          </table:table-cell>
          <table:table-cell table:style-name="ce62" office:value-type="string">
            <text:p>民法物权(第1卷)通则.所有权</text:p>
          </table:table-cell>
          <table:table-cell table:style-name="ce62" office:value-type="string">
            <text:p>王泽鉴</text:p>
          </table:table-cell>
          <table:table-cell table:style-name="ce83" office:value-type="float" office:value="28">
            <text:p>28.00</text:p>
          </table:table-cell>
          <table:table-cell table:style-name="ce95" office:value-type="date" office:date-value="2001-10-01">
            <text:p>10/1/2001</text:p>
          </table:table-cell>
          <table:table-cell table:style-name="ce62" office:value-type="string">
            <text:p>政法大学</text:p>
          </table:table-cell>
          <table:table-cell table:number-columns-repeated="249"/>
        </table:table-row>
        <table:table-row table:style-name="ro6">
          <table:table-cell table:style-name="ce59" office:value-type="float" office:value="156">
            <text:p>156</text:p>
          </table:table-cell>
          <table:table-cell table:style-name="ce67" office:value-type="float" office:value="7562021872">
            <text:p>7562021872</text:p>
          </table:table-cell>
          <table:table-cell table:style-name="ce62" office:value-type="string">
            <text:p>民法物权(第2卷)用益物权.占有</text:p>
          </table:table-cell>
          <table:table-cell table:style-name="ce62" office:value-type="string">
            <text:p>王泽鉴</text:p>
          </table:table-cell>
          <table:table-cell table:style-name="ce83" office:value-type="float" office:value="30">
            <text:p>30.00</text:p>
          </table:table-cell>
          <table:table-cell table:style-name="ce95" office:value-type="date" office:date-value="2001-10-01">
            <text:p>10/1/2001</text:p>
          </table:table-cell>
          <table:table-cell table:style-name="ce62" office:value-type="string">
            <text:p>政法大学</text:p>
          </table:table-cell>
          <table:table-cell table:number-columns-repeated="249"/>
        </table:table-row>
        <table:table-row table:style-name="ro6">
          <table:table-cell table:style-name="ce59" office:value-type="float" office:value="157">
            <text:p>157</text:p>
          </table:table-cell>
          <table:table-cell table:style-name="ce67" office:value-type="float" office:value="7562020310">
            <text:p>7562020310</text:p>
          </table:table-cell>
          <table:table-cell table:style-name="ce62" office:value-type="string">
            <text:p>法律思维与民法实例</text:p>
          </table:table-cell>
          <table:table-cell table:style-name="ce62" office:value-type="string">
            <text:p>王泽鉴</text:p>
          </table:table-cell>
          <table:table-cell table:style-name="ce83" office:value-type="float" office:value="27">
            <text:p>27.00</text:p>
          </table:table-cell>
          <table:table-cell table:style-name="ce95" office:value-type="date" office:date-value="2001-07-01">
            <text:p>7/1/2001</text:p>
          </table:table-cell>
          <table:table-cell table:style-name="ce62" office:value-type="string">
            <text:p>政法大学</text:p>
          </table:table-cell>
          <table:table-cell table:number-columns-repeated="249"/>
        </table:table-row>
        <table:table-row table:style-name="ro6">
          <table:table-cell table:style-name="ce59" office:value-type="float" office:value="158">
            <text:p>158</text:p>
          </table:table-cell>
          <table:table-cell table:style-name="ce67" office:value-type="float" office:value="7562020736">
            <text:p>7562020736</text:p>
          </table:table-cell>
          <table:table-cell table:style-name="ce62" office:value-type="string">
            <text:p>民法总则(增订版)</text:p>
          </table:table-cell>
          <table:table-cell table:style-name="ce62" office:value-type="string">
            <text:p>王泽鉴</text:p>
          </table:table-cell>
          <table:table-cell table:style-name="ce83" office:value-type="float" office:value="39">
            <text:p>39.00</text:p>
          </table:table-cell>
          <table:table-cell table:style-name="ce95" office:value-type="date" office:date-value="2001-07-01">
            <text:p>7/1/2001</text:p>
          </table:table-cell>
          <table:table-cell table:style-name="ce62" office:value-type="string">
            <text:p>政法大学</text:p>
          </table:table-cell>
          <table:table-cell table:number-columns-repeated="249"/>
        </table:table-row>
        <table:table-row table:style-name="ro6">
          <table:table-cell table:style-name="ce59" office:value-type="float" office:value="159">
            <text:p>159</text:p>
          </table:table-cell>
          <table:table-cell table:style-name="ce67" office:value-type="float" office:value="7801612744">
            <text:p>7801612744</text:p>
          </table:table-cell>
          <table:table-cell table:style-name="ce62" office:value-type="string">
            <text:p>个罪法定情节研究与适用</text:p>
          </table:table-cell>
          <table:table-cell table:style-name="ce62" office:value-type="string">
            <text:p>曾芳文</text:p>
          </table:table-cell>
          <table:table-cell table:style-name="ce83" office:value-type="float" office:value="68">
            <text:p>68.00</text:p>
          </table:table-cell>
          <table:table-cell table:style-name="ce95" office:value-type="date" office:date-value="2002-02-01">
            <text:p>2/1/2002</text:p>
          </table:table-cell>
          <table:table-cell table:style-name="ce62" office:value-type="string">
            <text:p>人民法院</text:p>
          </table:table-cell>
          <table:table-cell table:number-columns-repeated="249"/>
        </table:table-row>
        <table:table-row table:style-name="ro6">
          <table:table-cell table:style-name="ce59" office:value-type="float" office:value="160">
            <text:p>160</text:p>
          </table:table-cell>
          <table:table-cell table:style-name="ce67" office:value-type="float" office:value="7801612647">
            <text:p>7801612647</text:p>
          </table:table-cell>
          <table:table-cell table:style-name="ce62" office:value-type="string">
            <text:p>担保法审判实务研究</text:p>
          </table:table-cell>
          <table:table-cell table:style-name="ce62" office:value-type="string">
            <text:p>何志</text:p>
          </table:table-cell>
          <table:table-cell table:style-name="ce83" office:value-type="float" office:value="45">
            <text:p>45.00</text:p>
          </table:table-cell>
          <table:table-cell table:style-name="ce95" office:value-type="date" office:date-value="2002-02-01">
            <text:p>2/1/2002</text:p>
          </table:table-cell>
          <table:table-cell table:style-name="ce62" office:value-type="string">
            <text:p>人民法院</text:p>
          </table:table-cell>
          <table:table-cell table:number-columns-repeated="249"/>
        </table:table-row>
        <table:table-row table:style-name="ro6">
          <table:table-cell table:style-name="ce59" office:value-type="float" office:value="161">
            <text:p>161</text:p>
          </table:table-cell>
          <table:table-cell table:style-name="ce67" office:value-type="float" office:value="7801612574">
            <text:p>7801612574</text:p>
          </table:table-cell>
          <table:table-cell table:style-name="ce62" office:value-type="string">
            <text:p>简明房地产办案手册</text:p>
          </table:table-cell>
          <table:table-cell table:style-name="ce62"/>
          <table:table-cell table:style-name="ce83" office:value-type="float" office:value="56">
            <text:p>56.00</text:p>
          </table:table-cell>
          <table:table-cell table:style-name="ce95" office:value-type="date" office:date-value="2002-01-01">
            <text:p>1/1/2002</text:p>
          </table:table-cell>
          <table:table-cell table:style-name="ce62" office:value-type="string">
            <text:p>人民法院</text:p>
          </table:table-cell>
          <table:table-cell table:number-columns-repeated="249"/>
        </table:table-row>
        <table:table-row table:style-name="ro6">
          <table:table-cell table:style-name="ce59" office:value-type="float" office:value="162">
            <text:p>162</text:p>
          </table:table-cell>
          <table:table-cell table:style-name="ce67" office:value-type="float" office:value="7801612558">
            <text:p>7801612558</text:p>
          </table:table-cell>
          <table:table-cell table:style-name="ce62" office:value-type="string">
            <text:p>简明民商事办案手册</text:p>
          </table:table-cell>
          <table:table-cell table:style-name="ce62"/>
          <table:table-cell table:style-name="ce83" office:value-type="float" office:value="98">
            <text:p>98.00</text:p>
          </table:table-cell>
          <table:table-cell table:style-name="ce95" office:value-type="date" office:date-value="2002-01-01">
            <text:p>1/1/2002</text:p>
          </table:table-cell>
          <table:table-cell table:style-name="ce62" office:value-type="string">
            <text:p>人民法院</text:p>
          </table:table-cell>
          <table:table-cell table:number-columns-repeated="249"/>
        </table:table-row>
        <table:table-row table:style-name="ro6">
          <table:table-cell table:style-name="ce59" office:value-type="float" office:value="163">
            <text:p>163</text:p>
          </table:table-cell>
          <table:table-cell table:style-name="ce67" office:value-type="float" office:value="7801612418">
            <text:p>7801612418</text:p>
          </table:table-cell>
          <table:table-cell table:style-name="ce62" office:value-type="string">
            <text:p>民商事判案评述</text:p>
          </table:table-cell>
          <table:table-cell table:style-name="ce62" office:value-type="string">
            <text:p>童兆洪</text:p>
          </table:table-cell>
          <table:table-cell table:style-name="ce83" office:value-type="float" office:value="43">
            <text:p>43.00</text:p>
          </table:table-cell>
          <table:table-cell table:style-name="ce95" office:value-type="date" office:date-value="2002-01-01">
            <text:p>1/1/2002</text:p>
          </table:table-cell>
          <table:table-cell table:style-name="ce62" office:value-type="string">
            <text:p>人民法院</text:p>
          </table:table-cell>
          <table:table-cell table:number-columns-repeated="249"/>
        </table:table-row>
        <table:table-row table:style-name="ro6">
          <table:table-cell table:style-name="ce59" office:value-type="float" office:value="164">
            <text:p>164</text:p>
          </table:table-cell>
          <table:table-cell table:style-name="ce67" office:value-type="string">
            <text:p>780161240X</text:p>
          </table:table-cell>
          <table:table-cell table:style-name="ce62" office:value-type="string">
            <text:p>最新民商事海事海商案例评述</text:p>
          </table:table-cell>
          <table:table-cell table:style-name="ce62" office:value-type="string">
            <text:p>傅长禄</text:p>
          </table:table-cell>
          <table:table-cell table:style-name="ce82" office:value-type="float" office:value="45">
            <text:p>45.00</text:p>
          </table:table-cell>
          <table:table-cell table:style-name="ce95" office:value-type="date" office:date-value="2002-01-01">
            <text:p>1/1/2002</text:p>
          </table:table-cell>
          <table:table-cell table:style-name="ce62" office:value-type="string">
            <text:p>人民法院</text:p>
          </table:table-cell>
          <table:table-cell table:number-columns-repeated="249"/>
        </table:table-row>
        <table:table-row table:style-name="ro6">
          <table:table-cell table:style-name="ce59" office:value-type="float" office:value="165">
            <text:p>165</text:p>
          </table:table-cell>
          <table:table-cell table:style-name="ce67" office:value-type="float" office:value="7801612337">
            <text:p>7801612337</text:p>
          </table:table-cell>
          <table:table-cell table:style-name="ce62" office:value-type="string">
            <text:p>人身权法典型判例研究</text:p>
          </table:table-cell>
          <table:table-cell table:style-name="ce62" office:value-type="string">
            <text:p>郭卫华</text:p>
          </table:table-cell>
          <table:table-cell table:style-name="ce82" office:value-type="float" office:value="23">
            <text:p>23.00</text:p>
          </table:table-cell>
          <table:table-cell table:style-name="ce95" office:value-type="date" office:date-value="2002-01-01">
            <text:p>1/1/2002</text:p>
          </table:table-cell>
          <table:table-cell table:style-name="ce62" office:value-type="string">
            <text:p>人民法院</text:p>
          </table:table-cell>
          <table:table-cell table:number-columns-repeated="249"/>
        </table:table-row>
        <table:table-row table:style-name="ro6">
          <table:table-cell table:style-name="ce59" office:value-type="float" office:value="166">
            <text:p>166</text:p>
          </table:table-cell>
          <table:table-cell table:style-name="ce67" office:value-type="string">
            <text:p>780161268X</text:p>
          </table:table-cell>
          <table:table-cell table:style-name="ce62" office:value-type="string">
            <text:p>人民法院例选(总第37辑)</text:p>
          </table:table-cell>
          <table:table-cell table:style-name="ce62"/>
          <table:table-cell table:style-name="ce82" office:value-type="float" office:value="24">
            <text:p>24.00</text:p>
          </table:table-cell>
          <table:table-cell table:style-name="ce95" office:value-type="date" office:date-value="2002-01-01">
            <text:p>1/1/2002</text:p>
          </table:table-cell>
          <table:table-cell table:style-name="ce62" office:value-type="string">
            <text:p>人民法院</text:p>
          </table:table-cell>
          <table:table-cell table:number-columns-repeated="249"/>
        </table:table-row>
        <table:table-row table:style-name="ro6">
          <table:table-cell table:style-name="ce59" office:value-type="float" office:value="167">
            <text:p>167</text:p>
          </table:table-cell>
          <table:table-cell table:style-name="ce67" office:value-type="float" office:value="7801612442">
            <text:p>7801612442</text:p>
          </table:table-cell>
          <table:table-cell table:style-name="ce62" office:value-type="string">
            <text:p>审理建设工程案件的法律依据</text:p>
          </table:table-cell>
          <table:table-cell table:style-name="ce62" office:value-type="string">
            <text:p>梁书文</text:p>
          </table:table-cell>
          <table:table-cell table:style-name="ce82" office:value-type="float" office:value="35">
            <text:p>35.00</text:p>
          </table:table-cell>
          <table:table-cell table:style-name="ce95" office:value-type="date" office:date-value="2002-01-01">
            <text:p>1/1/2002</text:p>
          </table:table-cell>
          <table:table-cell table:style-name="ce62" office:value-type="string">
            <text:p>人民法院</text:p>
          </table:table-cell>
          <table:table-cell table:number-columns-repeated="249"/>
        </table:table-row>
        <table:table-row table:style-name="ro6">
          <table:table-cell table:style-name="ce59" office:value-type="float" office:value="168">
            <text:p>168</text:p>
          </table:table-cell>
          <table:table-cell table:style-name="ce67" office:value-type="float" office:value="7801612434">
            <text:p>7801612434</text:p>
          </table:table-cell>
          <table:table-cell table:style-name="ce62" office:value-type="string">
            <text:p>审理借款案件的法律依据</text:p>
          </table:table-cell>
          <table:table-cell table:style-name="ce62" office:value-type="string">
            <text:p>梁书文</text:p>
          </table:table-cell>
          <table:table-cell table:style-name="ce83" office:value-type="float" office:value="30">
            <text:p>30.00</text:p>
          </table:table-cell>
          <table:table-cell table:style-name="ce95" office:value-type="date" office:date-value="2002-01-01">
            <text:p>1/1/2002</text:p>
          </table:table-cell>
          <table:table-cell table:style-name="ce62" office:value-type="string">
            <text:p>人民法院</text:p>
          </table:table-cell>
          <table:table-cell table:number-columns-repeated="249"/>
        </table:table-row>
        <table:table-row table:style-name="ro6">
          <table:table-cell table:style-name="ce59" office:value-type="float" office:value="170">
            <text:p>170</text:p>
          </table:table-cell>
          <table:table-cell table:style-name="ce67" office:value-type="float" office:value="7801612159">
            <text:p>7801612159</text:p>
          </table:table-cell>
          <table:table-cell table:style-name="ce62" office:value-type="string">
            <text:p>企业改制及运行的法律控制</text:p>
          </table:table-cell>
          <table:table-cell table:style-name="ce62" office:value-type="string">
            <text:p>徐学鹿</text:p>
          </table:table-cell>
          <table:table-cell table:style-name="ce83" office:value-type="float" office:value="22">
            <text:p>22.00</text:p>
          </table:table-cell>
          <table:table-cell table:style-name="ce95" office:value-type="date" office:date-value="2002-01-01">
            <text:p>1/1/2002</text:p>
          </table:table-cell>
          <table:table-cell table:style-name="ce62" office:value-type="string">
            <text:p>人民法院</text:p>
          </table:table-cell>
          <table:table-cell table:number-columns-repeated="249"/>
        </table:table-row>
        <table:table-row table:style-name="ro6">
          <table:table-cell table:style-name="ce59" office:value-type="float" office:value="172">
            <text:p>172</text:p>
          </table:table-cell>
          <table:table-cell table:style-name="ce67" office:value-type="string">
            <text:p>780161254X</text:p>
          </table:table-cell>
          <table:table-cell table:style-name="ce62" office:value-type="string">
            <text:p>劳动争议仲裁实务与案例评析</text:p>
          </table:table-cell>
          <table:table-cell table:style-name="ce62" office:value-type="string">
            <text:p>江泓</text:p>
          </table:table-cell>
          <table:table-cell table:style-name="ce83" office:value-type="float" office:value="20">
            <text:p>20.00</text:p>
          </table:table-cell>
          <table:table-cell table:style-name="ce95" office:value-type="date" office:date-value="2002-01-01">
            <text:p>1/1/2002</text:p>
          </table:table-cell>
          <table:table-cell table:style-name="ce62" office:value-type="string">
            <text:p>人民法院</text:p>
          </table:table-cell>
          <table:table-cell table:number-columns-repeated="249"/>
        </table:table-row>
        <table:table-row table:style-name="ro6">
          <table:table-cell table:style-name="ce59" office:value-type="float" office:value="173">
            <text:p>173</text:p>
          </table:table-cell>
          <table:table-cell table:style-name="ce67" office:value-type="float" office:value="7800563847">
            <text:p>7800563847</text:p>
          </table:table-cell>
          <table:table-cell table:style-name="ce62" office:value-type="string">
            <text:p>中国商事法（新编本）</text:p>
          </table:table-cell>
          <table:table-cell table:style-name="ce62" office:value-type="string">
            <text:p>王保树</text:p>
          </table:table-cell>
          <table:table-cell table:style-name="ce83" office:value-type="float" office:value="54">
            <text:p>54.00</text:p>
          </table:table-cell>
          <table:table-cell table:style-name="ce95" office:value-type="date" office:date-value="2001-04-01">
            <text:p>4/1/2001</text:p>
          </table:table-cell>
          <table:table-cell table:style-name="ce62" office:value-type="string">
            <text:p>人民法院</text:p>
          </table:table-cell>
          <table:table-cell table:number-columns-repeated="249"/>
        </table:table-row>
        <table:table-row table:style-name="ro6">
          <table:table-cell table:style-name="ce59" office:value-type="float" office:value="174">
            <text:p>174</text:p>
          </table:table-cell>
          <table:table-cell table:style-name="ce67" office:value-type="float" office:value="7801611950">
            <text:p>7801611950</text:p>
          </table:table-cell>
          <table:table-cell table:style-name="ce62" office:value-type="string">
            <text:p>适用合同法重大疑难问题研究</text:p>
          </table:table-cell>
          <table:table-cell table:style-name="ce62" office:value-type="string">
            <text:p>吕伯涛</text:p>
          </table:table-cell>
          <table:table-cell table:style-name="ce82" office:value-type="float" office:value="36">
            <text:p>36.00</text:p>
          </table:table-cell>
          <table:table-cell table:style-name="ce95" office:value-type="date" office:date-value="2001-07-01">
            <text:p>7/1/2001</text:p>
          </table:table-cell>
          <table:table-cell table:style-name="ce62" office:value-type="string">
            <text:p>人民法院</text:p>
          </table:table-cell>
          <table:table-cell table:number-columns-repeated="249"/>
        </table:table-row>
        <table:table-row table:style-name="ro6">
          <table:table-cell table:style-name="ce59" office:value-type="float" office:value="175">
            <text:p>175</text:p>
          </table:table-cell>
          <table:table-cell table:style-name="ce67" office:value-type="float" office:value="7800838536">
            <text:p>7800838536</text:p>
          </table:table-cell>
          <table:table-cell table:style-name="ce62" office:value-type="string">
            <text:p>行政审判手册(上.下)</text:p>
          </table:table-cell>
          <table:table-cell table:style-name="ce62"/>
          <table:table-cell table:style-name="ce83" office:value-type="float" office:value="65">
            <text:p>65.00</text:p>
          </table:table-cell>
          <table:table-cell table:style-name="ce95" office:value-type="date" office:date-value="2002-01-01">
            <text:p>1/1/2002</text:p>
          </table:table-cell>
          <table:table-cell table:style-name="ce62" office:value-type="string">
            <text:p>中国法制</text:p>
          </table:table-cell>
          <table:table-cell table:number-columns-repeated="249"/>
        </table:table-row>
        <table:table-row table:style-name="ro6">
          <table:table-cell table:style-name="ce59" office:value-type="float" office:value="176">
            <text:p>176</text:p>
          </table:table-cell>
          <table:table-cell table:style-name="ce67" office:value-type="float" office:value="7800839435">
            <text:p>7800839435</text:p>
          </table:table-cell>
          <table:table-cell table:style-name="ce62" office:value-type="string">
            <text:p>民事诉讼证据司法解释的理解与适用</text:p>
          </table:table-cell>
          <table:table-cell table:style-name="ce62" office:value-type="string">
            <text:p>黄松有</text:p>
          </table:table-cell>
          <table:table-cell table:style-name="ce82" office:value-type="float" office:value="38">
            <text:p>38.00</text:p>
          </table:table-cell>
          <table:table-cell table:style-name="ce95" office:value-type="date" office:date-value="2002-03-01">
            <text:p>3/1/2002</text:p>
          </table:table-cell>
          <table:table-cell table:style-name="ce62" office:value-type="string">
            <text:p>中国法制</text:p>
          </table:table-cell>
          <table:table-cell table:number-columns-repeated="249"/>
        </table:table-row>
        <table:table-row table:style-name="ro6">
          <table:table-cell table:style-name="ce59" office:value-type="float" office:value="177">
            <text:p>177</text:p>
          </table:table-cell>
          <table:table-cell table:style-name="ce67" office:value-type="float" office:value="7800838625">
            <text:p>7800838625</text:p>
          </table:table-cell>
          <table:table-cell table:style-name="ce62" office:value-type="string">
            <text:p>司法改革论评(第2辑)</text:p>
          </table:table-cell>
          <table:table-cell table:style-name="ce62" office:value-type="string">
            <text:p>张卫平</text:p>
          </table:table-cell>
          <table:table-cell table:style-name="ce82" office:value-type="float" office:value="28">
            <text:p>28.00</text:p>
          </table:table-cell>
          <table:table-cell table:style-name="ce95" office:value-type="date" office:date-value="2002-02-01">
            <text:p>2/1/2002</text:p>
          </table:table-cell>
          <table:table-cell table:style-name="ce62" office:value-type="string">
            <text:p>中国法制</text:p>
          </table:table-cell>
          <table:table-cell table:number-columns-repeated="249"/>
        </table:table-row>
        <table:table-row table:style-name="ro6">
          <table:table-cell table:style-name="ce59" office:value-type="float" office:value="178">
            <text:p>178</text:p>
          </table:table-cell>
          <table:table-cell table:style-name="ce67" office:value-type="float" office:value="7800837947">
            <text:p>7800837947</text:p>
          </table:table-cell>
          <table:table-cell table:style-name="ce62" office:value-type="string">
            <text:p>现行刑法司法解释</text:p>
          </table:table-cell>
          <table:table-cell table:style-name="ce62"/>
          <table:table-cell table:style-name="ce82" office:value-type="float" office:value="27">
            <text:p>27.00</text:p>
          </table:table-cell>
          <table:table-cell table:style-name="ce95" office:value-type="date" office:date-value="2002-04-01">
            <text:p>4/1/2002</text:p>
          </table:table-cell>
          <table:table-cell table:style-name="ce62" office:value-type="string">
            <text:p>中国法制</text:p>
          </table:table-cell>
          <table:table-cell table:number-columns-repeated="249"/>
        </table:table-row>
        <table:table-row table:style-name="ro6">
          <table:table-cell table:style-name="ce59" office:value-type="float" office:value="179">
            <text:p>179</text:p>
          </table:table-cell>
          <table:table-cell table:style-name="ce67" office:value-type="float" office:value="7800838528">
            <text:p>7800838528</text:p>
          </table:table-cell>
          <table:table-cell table:style-name="ce62" office:value-type="string">
            <text:p>现行刑事诉讼法司法解释</text:p>
          </table:table-cell>
          <table:table-cell table:style-name="ce62"/>
          <table:table-cell table:style-name="ce82" office:value-type="float" office:value="42">
            <text:p>42.00</text:p>
          </table:table-cell>
          <table:table-cell table:style-name="ce95" office:value-type="date" office:date-value="2002-04-01">
            <text:p>4/1/2002</text:p>
          </table:table-cell>
          <table:table-cell table:style-name="ce62" office:value-type="string">
            <text:p>中国法制</text:p>
          </table:table-cell>
          <table:table-cell table:number-columns-repeated="249"/>
        </table:table-row>
        <table:table-row table:style-name="ro6">
          <table:table-cell table:style-name="ce59" office:value-type="float" office:value="180">
            <text:p>180</text:p>
          </table:table-cell>
          <table:table-cell table:style-name="ce67" office:value-type="float" office:value="7800839176">
            <text:p>7800839176</text:p>
          </table:table-cell>
          <table:table-cell table:style-name="ce62" office:value-type="string">
            <text:p>现行行政诉讼法与国家赔偿法司法解释</text:p>
          </table:table-cell>
          <table:table-cell table:style-name="ce62"/>
          <table:table-cell table:style-name="ce82" office:value-type="float" office:value="25">
            <text:p>25.00</text:p>
          </table:table-cell>
          <table:table-cell table:style-name="ce95" office:value-type="date" office:date-value="2002-04-01">
            <text:p>4/1/2002</text:p>
          </table:table-cell>
          <table:table-cell table:style-name="ce62" office:value-type="string">
            <text:p>中国法制</text:p>
          </table:table-cell>
          <table:table-cell table:number-columns-repeated="249"/>
        </table:table-row>
        <table:table-row table:style-name="ro6">
          <table:table-cell table:style-name="ce59" office:value-type="float" office:value="181">
            <text:p>181</text:p>
          </table:table-cell>
          <table:table-cell table:style-name="ce67" office:value-type="float" office:value="7800839281">
            <text:p>7800839281</text:p>
          </table:table-cell>
          <table:table-cell table:style-name="ce62" office:value-type="string">
            <text:p>刑事诉讼证据适用手册</text:p>
          </table:table-cell>
          <table:table-cell table:style-name="ce62"/>
          <table:table-cell table:style-name="ce82" office:value-type="float" office:value="21">
            <text:p>21.00</text:p>
          </table:table-cell>
          <table:table-cell table:style-name="ce95" office:value-type="date" office:date-value="2002-03-01">
            <text:p>3/1/2002</text:p>
          </table:table-cell>
          <table:table-cell table:style-name="ce62" office:value-type="string">
            <text:p>中国法制</text:p>
          </table:table-cell>
          <table:table-cell table:number-columns-repeated="249"/>
        </table:table-row>
        <table:table-row table:style-name="ro6">
          <table:table-cell table:style-name="ce59" office:value-type="float" office:value="182">
            <text:p>182</text:p>
          </table:table-cell>
          <table:table-cell table:style-name="ce67" office:value-type="float" office:value="7800839079">
            <text:p>7800839079</text:p>
          </table:table-cell>
          <table:table-cell table:style-name="ce62" office:value-type="string">
            <text:p>中华人民共和国有关法律法规(上)</text:p>
          </table:table-cell>
          <table:table-cell table:style-name="ce62"/>
          <table:table-cell table:style-name="ce82" office:value-type="float" office:value="100">
            <text:p>100.00</text:p>
          </table:table-cell>
          <table:table-cell table:style-name="ce95" office:value-type="date" office:date-value="2002-01-01">
            <text:p>1/1/2002</text:p>
          </table:table-cell>
          <table:table-cell table:style-name="ce62" office:value-type="string">
            <text:p>中国法制</text:p>
          </table:table-cell>
          <table:table-cell table:number-columns-repeated="249"/>
        </table:table-row>
        <table:table-row table:style-name="ro6">
          <table:table-cell table:style-name="ce59" office:value-type="float" office:value="183">
            <text:p>183</text:p>
          </table:table-cell>
          <table:table-cell table:style-name="ce67" office:value-type="float" office:value="7800839087">
            <text:p>7800839087</text:p>
          </table:table-cell>
          <table:table-cell table:style-name="ce62" office:value-type="string">
            <text:p>中国加入世界贸易组织法律文件(中)(中文本)</text:p>
          </table:table-cell>
          <table:table-cell table:style-name="ce62"/>
          <table:table-cell table:style-name="ce82" office:value-type="float" office:value="100">
            <text:p>100.00</text:p>
          </table:table-cell>
          <table:table-cell table:style-name="ce95" office:value-type="date" office:date-value="2002-01-01">
            <text:p>1/1/2002</text:p>
          </table:table-cell>
          <table:table-cell table:style-name="ce62" office:value-type="string">
            <text:p>中国法制</text:p>
          </table:table-cell>
          <table:table-cell table:number-columns-repeated="249"/>
        </table:table-row>
        <table:table-row table:style-name="ro6">
          <table:table-cell table:style-name="ce59" office:value-type="float" office:value="184">
            <text:p>184</text:p>
          </table:table-cell>
          <table:table-cell table:style-name="ce67" office:value-type="float" office:value="7800869121">
            <text:p>7800869121</text:p>
          </table:table-cell>
          <table:table-cell table:style-name="ce62" office:value-type="string">
            <text:p>证据学论坛(第四卷)</text:p>
          </table:table-cell>
          <table:table-cell table:style-name="ce62" office:value-type="string">
            <text:p>何家弘</text:p>
          </table:table-cell>
          <table:table-cell table:style-name="ce82" office:value-type="float" office:value="36">
            <text:p>36.00</text:p>
          </table:table-cell>
          <table:table-cell table:style-name="ce95" office:value-type="date" office:date-value="2002-03-01">
            <text:p>3/1/2002</text:p>
          </table:table-cell>
          <table:table-cell table:style-name="ce62" office:value-type="string">
            <text:p>中国检察</text:p>
          </table:table-cell>
          <table:table-cell table:number-columns-repeated="249"/>
        </table:table-row>
        <table:table-row table:style-name="ro6">
          <table:table-cell table:style-name="ce59" office:value-type="float" office:value="185">
            <text:p>185</text:p>
          </table:table-cell>
          <table:table-cell table:style-name="ce67" office:value-type="float" office:value="7801612841">
            <text:p>7801612841</text:p>
          </table:table-cell>
          <table:table-cell table:style-name="ce62" office:value-type="string">
            <text:p>中国司法评论(2002年第1卷)</text:p>
          </table:table-cell>
          <table:table-cell table:style-name="ce62" office:value-type="string">
            <text:p>万鄂湘</text:p>
          </table:table-cell>
          <table:table-cell table:style-name="ce82" office:value-type="float" office:value="28">
            <text:p>28.00</text:p>
          </table:table-cell>
          <table:table-cell table:style-name="ce95" office:value-type="date" office:date-value="2002-02-01">
            <text:p>2/1/2002</text:p>
          </table:table-cell>
          <table:table-cell table:style-name="ce62" office:value-type="string">
            <text:p>人民法院</text:p>
          </table:table-cell>
          <table:table-cell table:number-columns-repeated="249"/>
        </table:table-row>
        <table:table-row table:style-name="ro6">
          <table:table-cell table:style-name="ce59" office:value-type="float" office:value="186">
            <text:p>186</text:p>
          </table:table-cell>
          <table:table-cell table:style-name="ce67" office:value-type="float" office:value="7562021856">
            <text:p>7562021856</text:p>
          </table:table-cell>
          <table:table-cell table:style-name="ce62" office:value-type="string">
            <text:p>商品房预售法律制度研究</text:p>
          </table:table-cell>
          <table:table-cell table:style-name="ce62" office:value-type="string">
            <text:p>符启林</text:p>
          </table:table-cell>
          <table:table-cell table:style-name="ce82" office:value-type="float" office:value="18">
            <text:p>18.00</text:p>
          </table:table-cell>
          <table:table-cell table:style-name="ce95" office:value-type="date" office:date-value="2002-01-01">
            <text:p>1/1/2002</text:p>
          </table:table-cell>
          <table:table-cell table:style-name="ce62" office:value-type="string">
            <text:p>政法大学</text:p>
          </table:table-cell>
          <table:table-cell table:number-columns-repeated="249"/>
        </table:table-row>
        <table:table-row table:style-name="ro6">
          <table:table-cell table:style-name="ce59" office:value-type="float" office:value="187">
            <text:p>187</text:p>
          </table:table-cell>
          <table:table-cell table:style-name="ce67" office:value-type="float" office:value="7562022097">
            <text:p>7562022097</text:p>
          </table:table-cell>
          <table:table-cell table:style-name="ce62" office:value-type="string">
            <text:p>现代信托法论(增订三版)</text:p>
          </table:table-cell>
          <table:table-cell table:style-name="ce62" office:value-type="string">
            <text:p>赖源河</text:p>
          </table:table-cell>
          <table:table-cell table:style-name="ce82" office:value-type="float" office:value="21">
            <text:p>21.00</text:p>
          </table:table-cell>
          <table:table-cell table:style-name="ce95" office:value-type="date" office:date-value="2002-01-01">
            <text:p>1/1/2002</text:p>
          </table:table-cell>
          <table:table-cell table:style-name="ce62" office:value-type="string">
            <text:p>政法大学</text:p>
          </table:table-cell>
          <table:table-cell table:number-columns-repeated="249"/>
        </table:table-row>
        <table:table-row table:style-name="ro6">
          <table:table-cell table:style-name="ce59" office:value-type="float" office:value="188">
            <text:p>188</text:p>
          </table:table-cell>
          <table:table-cell table:style-name="ce67" office:value-type="float" office:value="10031715">
            <text:p>10031715</text:p>
          </table:table-cell>
          <table:table-cell table:style-name="ce62" office:value-type="string">
            <text:p>中国法律年鉴(2001年)</text:p>
          </table:table-cell>
          <table:table-cell table:style-name="ce62"/>
          <table:table-cell table:style-name="ce82" office:value-type="float" office:value="198">
            <text:p>198.00</text:p>
          </table:table-cell>
          <table:table-cell table:style-name="ce95" office:value-type="date" office:date-value="2002-02-01">
            <text:p>2/1/2002</text:p>
          </table:table-cell>
          <table:table-cell table:style-name="ce62" office:value-type="string">
            <text:p>法律年鉴</text:p>
          </table:table-cell>
          <table:table-cell table:number-columns-repeated="249"/>
        </table:table-row>
        <table:table-row table:style-name="ro6">
          <table:table-cell table:style-name="ce59" office:value-type="float" office:value="189">
            <text:p>189</text:p>
          </table:table-cell>
          <table:table-cell table:style-name="ce67" office:value-type="float" office:value="7800869245">
            <text:p>7800869245</text:p>
          </table:table-cell>
          <table:table-cell table:style-name="ce62" office:value-type="string">
            <text:p>证据学新论</text:p>
          </table:table-cell>
          <table:table-cell table:style-name="ce62" office:value-type="string">
            <text:p>宋世杰</text:p>
          </table:table-cell>
          <table:table-cell table:style-name="ce82" office:value-type="float" office:value="26">
            <text:p>26.00</text:p>
          </table:table-cell>
          <table:table-cell table:style-name="ce95" office:value-type="date" office:date-value="2002-03-01">
            <text:p>3/1/2002</text:p>
          </table:table-cell>
          <table:table-cell table:style-name="ce62" office:value-type="string">
            <text:p>中国检察</text:p>
          </table:table-cell>
          <table:table-cell table:number-columns-repeated="249"/>
        </table:table-row>
        <table:table-row table:style-name="ro6">
          <table:table-cell table:style-name="ce59" office:value-type="float" office:value="190">
            <text:p>190</text:p>
          </table:table-cell>
          <table:table-cell table:style-name="ce67" office:value-type="float" office:value="7800837971">
            <text:p>7800837971</text:p>
          </table:table-cell>
          <table:table-cell table:style-name="ce62" office:value-type="string">
            <text:p>司法解释汇编(2001)</text:p>
          </table:table-cell>
          <table:table-cell table:style-name="ce62"/>
          <table:table-cell table:style-name="ce82" office:value-type="float" office:value="27">
            <text:p>27.00</text:p>
          </table:table-cell>
          <table:table-cell table:style-name="ce95" office:value-type="date" office:date-value="2002-02-01">
            <text:p>2/1/2002</text:p>
          </table:table-cell>
          <table:table-cell table:style-name="ce62" office:value-type="string">
            <text:p>中国法制</text:p>
          </table:table-cell>
          <table:table-cell table:number-columns-repeated="249"/>
        </table:table-row>
        <table:table-row table:style-name="ro6">
          <table:table-cell table:style-name="ce59" office:value-type="float" office:value="191">
            <text:p>191</text:p>
          </table:table-cell>
          <table:table-cell table:style-name="ce67" office:value-type="string">
            <text:p>780161285X</text:p>
          </table:table-cell>
          <table:table-cell table:style-name="ce62" office:value-type="string">
            <text:p>判解研究(2002年第1辑)</text:p>
          </table:table-cell>
          <table:table-cell table:style-name="ce62"/>
          <table:table-cell table:style-name="ce82" office:value-type="float" office:value="22">
            <text:p>22.00</text:p>
          </table:table-cell>
          <table:table-cell table:style-name="ce95" office:value-type="date" office:date-value="2002-04-01">
            <text:p>4/1/2002</text:p>
          </table:table-cell>
          <table:table-cell table:style-name="ce62" office:value-type="string">
            <text:p>人民法院</text:p>
          </table:table-cell>
          <table:table-cell table:number-columns-repeated="249"/>
        </table:table-row>
        <table:table-row table:style-name="ro6">
          <table:table-cell table:style-name="ce59" office:value-type="float" office:value="192">
            <text:p>192</text:p>
          </table:table-cell>
          <table:table-cell table:style-name="ce67" office:value-type="float" office:value="7801075145">
            <text:p>7801075145</text:p>
          </table:table-cell>
          <table:table-cell table:style-name="ce62" office:value-type="string">
            <text:p>国际法与比较法论丛(第1辑)</text:p>
          </table:table-cell>
          <table:table-cell table:style-name="ce62" office:value-type="string">
            <text:p>李双元</text:p>
          </table:table-cell>
          <table:table-cell table:style-name="ce83" office:value-type="float" office:value="35">
            <text:p>35.00</text:p>
          </table:table-cell>
          <table:table-cell table:style-name="ce95" office:value-type="date" office:date-value="2002-01-01">
            <text:p>1/1/2002</text:p>
          </table:table-cell>
          <table:table-cell table:style-name="ce62" office:value-type="string">
            <text:p>中国方正</text:p>
          </table:table-cell>
          <table:table-cell table:number-columns-repeated="249"/>
        </table:table-row>
        <table:table-row table:style-name="ro6">
          <table:table-cell table:style-name="ce59" office:value-type="float" office:value="193">
            <text:p>193</text:p>
          </table:table-cell>
          <table:table-cell table:style-name="ce67" office:value-type="float" office:value="7561518439">
            <text:p>7561518439</text:p>
          </table:table-cell>
          <table:table-cell table:style-name="ce62" office:value-type="string">
            <text:p>民事证据法专论</text:p>
          </table:table-cell>
          <table:table-cell table:style-name="ce62" office:value-type="string">
            <text:p>程春华</text:p>
          </table:table-cell>
          <table:table-cell table:style-name="ce83" office:value-type="float" office:value="35">
            <text:p>35.00</text:p>
          </table:table-cell>
          <table:table-cell table:style-name="ce95" office:value-type="date" office:date-value="2002-02-01">
            <text:p>2/1/2002</text:p>
          </table:table-cell>
          <table:table-cell table:style-name="ce62" office:value-type="string">
            <text:p>厦门大学</text:p>
          </table:table-cell>
          <table:table-cell table:number-columns-repeated="249"/>
        </table:table-row>
        <table:table-row table:style-name="ro10">
          <table:table-cell table:style-name="ce59" office:value-type="float" office:value="194">
            <text:p>194</text:p>
          </table:table-cell>
          <table:table-cell table:style-name="ce68" office:value-type="string">
            <text:p>781059804X</text:p>
          </table:table-cell>
          <table:table-cell table:style-name="ce62" office:value-type="string">
            <text:p>知识产权案件的审理与裁判<text:span text:style-name="T9">(</text:span><text:span text:style-name="T10">中英对照</text:span><text:span text:style-name="T9">)</text:span></text:p>
          </table:table-cell>
          <table:table-cell table:style-name="ce62" office:value-type="string">
            <text:p>周林</text:p>
          </table:table-cell>
          <table:table-cell table:style-name="ce83" office:value-type="float" office:value="82">
            <text:p>82.00</text:p>
          </table:table-cell>
          <table:table-cell table:style-name="ce95" office:value-type="date" office:date-value="2002-01-01">
            <text:p>1/1/2002</text:p>
          </table:table-cell>
          <table:table-cell table:style-name="ce62" office:value-type="string">
            <text:p>人民公安</text:p>
          </table:table-cell>
          <table:table-cell table:number-columns-repeated="249"/>
        </table:table-row>
        <table:table-row table:style-name="ro6">
          <table:table-cell table:style-name="ce59" office:value-type="float" office:value="197">
            <text:p>197</text:p>
          </table:table-cell>
          <table:table-cell table:style-name="ce67"/>
          <table:table-cell table:style-name="ce71" office:value-type="string">
            <text:p>电 <text:s text:c="2"/>子 <text:s text:c="2"/>出 <text:s text:c="2"/>版 <text:s text:c="2"/>物</text:p>
          </table:table-cell>
          <table:table-cell table:style-name="ce62"/>
          <table:table-cell table:style-name="ce82"/>
          <table:table-cell table:style-name="ce95"/>
          <table:table-cell table:style-name="ce62"/>
          <table:table-cell table:number-columns-repeated="249"/>
        </table:table-row>
        <table:table-row table:style-name="ro6">
          <table:table-cell table:style-name="ce59" office:value-type="float" office:value="198">
            <text:p>198</text:p>
          </table:table-cell>
          <table:table-cell table:style-name="ce67" office:value-type="float" office:value="7880630031">
            <text:p>7880630031</text:p>
          </table:table-cell>
          <table:table-cell table:style-name="ce62" office:value-type="string">
            <text:p>美国联邦地区法院民事诉讼流程(光盘)</text:p>
          </table:table-cell>
          <table:table-cell table:style-name="ce62"/>
          <table:table-cell table:style-name="ce82" office:value-type="float" office:value="40">
            <text:p>40.00</text:p>
          </table:table-cell>
          <table:table-cell table:style-name="ce95" office:value-type="date" office:date-value="2001-11-01">
            <text:p>11/1/2001</text:p>
          </table:table-cell>
          <table:table-cell table:style-name="ce62" office:value-type="string">
            <text:p>法制音像</text:p>
          </table:table-cell>
          <table:table-cell table:number-columns-repeated="249"/>
        </table:table-row>
        <table:table-row table:style-name="ro6">
          <table:table-cell table:style-name="ce59" office:value-type="float" office:value="199">
            <text:p>199</text:p>
          </table:table-cell>
          <table:table-cell table:style-name="ce67" office:value-type="float" office:value="7900632980">
            <text:p>7900632980</text:p>
          </table:table-cell>
          <table:table-cell table:style-name="ce62" office:value-type="string">
            <text:p>审判实用大全(2001年版)(光盘)</text:p>
          </table:table-cell>
          <table:table-cell table:style-name="ce62"/>
          <table:table-cell table:style-name="ce82" office:value-type="float" office:value="480">
            <text:p>480.00</text:p>
          </table:table-cell>
          <table:table-cell table:style-name="ce95" office:value-type="date" office:date-value="2002-02-01">
            <text:p>2/1/2002</text:p>
          </table:table-cell>
          <table:table-cell table:style-name="ce62" office:value-type="string">
            <text:p>北大音像</text:p>
          </table:table-cell>
          <table:table-cell table:number-columns-repeated="249"/>
        </table:table-row>
        <table:table-row table:style-name="ro6">
          <table:table-cell table:style-name="ce59" office:value-type="float" office:value="200">
            <text:p>200</text:p>
          </table:table-cell>
          <table:table-cell table:style-name="ce67" office:value-type="float" office:value="7900051295">
            <text:p>7900051295</text:p>
          </table:table-cell>
          <table:table-cell table:style-name="ce62" office:value-type="string">
            <text:p>中国法律事务支持系统(光盘)(包青天专业版)</text:p>
          </table:table-cell>
          <table:table-cell table:style-name="ce62"/>
          <table:table-cell table:style-name="ce82" office:value-type="float" office:value="1720">
            <text:p>1,720.00</text:p>
          </table:table-cell>
          <table:table-cell table:style-name="ce95" office:value-type="date" office:date-value="2002-02-01">
            <text:p>2/1/2002</text:p>
          </table:table-cell>
          <table:table-cell table:style-name="ce62" office:value-type="string">
            <text:p>亿友软件</text:p>
          </table:table-cell>
          <table:table-cell table:number-columns-repeated="249"/>
        </table:table-row>
        <table:table-row table:style-name="ro6">
          <table:table-cell table:style-name="ce59" office:value-type="float" office:value="201">
            <text:p>201</text:p>
          </table:table-cell>
          <table:table-cell table:style-name="ce67" office:value-type="float" office:value="79900615601">
            <text:p>79900615601</text:p>
          </table:table-cell>
          <table:table-cell table:style-name="ce62" office:value-type="string">
            <text:p>中国法律检索系统(光盘)(北大“法宝”专业版)</text:p>
          </table:table-cell>
          <table:table-cell table:style-name="ce62"/>
          <table:table-cell table:style-name="ce82" office:value-type="float" office:value="860">
            <text:p>860.00</text:p>
          </table:table-cell>
          <table:table-cell table:style-name="ce95" office:value-type="date" office:date-value="2001-11-01">
            <text:p>11/1/2001</text:p>
          </table:table-cell>
          <table:table-cell table:style-name="ce62" office:value-type="string">
            <text:p>北大</text:p>
          </table:table-cell>
          <table:table-cell table:number-columns-repeated="249"/>
        </table:table-row>
        <table:table-row table:style-name="ro6">
          <table:table-cell table:style-name="ce59" office:value-type="float" office:value="202">
            <text:p>202</text:p>
          </table:table-cell>
          <table:table-cell table:style-name="ce67"/>
          <table:table-cell table:style-name="ce71" office:value-type="string">
            <text:p>工 <text:s text:c="2"/>具 <text:s text:c="2"/>书</text:p>
          </table:table-cell>
          <table:table-cell table:style-name="ce62"/>
          <table:table-cell table:style-name="ce82"/>
          <table:table-cell table:style-name="ce95"/>
          <table:table-cell table:style-name="ce62"/>
          <table:table-cell table:number-columns-repeated="249"/>
        </table:table-row>
        <table:table-row table:style-name="ro10">
          <table:table-cell table:style-name="ce59" office:value-type="float" office:value="203">
            <text:p>203</text:p>
          </table:table-cell>
          <table:table-cell table:style-name="ce67"/>
          <table:table-cell table:style-name="ce62" office:value-type="string">
            <text:p>中华人民共和国法律全书<text:span text:style-name="T9">(</text:span><text:span text:style-name="T10">第</text:span><text:span text:style-name="T9">1-13</text:span><text:span text:style-name="T10">卷</text:span><text:span text:style-name="T9">)(1949-2001.6)</text:span></text:p>
          </table:table-cell>
          <table:table-cell table:style-name="ce62"/>
          <table:table-cell table:style-name="ce82" office:value-type="float" office:value="2752">
            <text:p>2,752.00</text:p>
          </table:table-cell>
          <table:table-cell table:style-name="ce95"/>
          <table:table-cell table:style-name="ce62" office:value-type="string">
            <text:p>吉林人民</text:p>
          </table:table-cell>
          <table:table-cell table:number-columns-repeated="249"/>
        </table:table-row>
        <table:table-row table:style-name="ro9">
          <table:table-cell table:style-name="ce59" office:value-type="float" office:value="204">
            <text:p>204</text:p>
          </table:table-cell>
          <table:table-cell table:style-name="ce67"/>
          <table:table-cell table:style-name="ce62" office:value-type="string">
            <text:p>中华人民共和国涉外法规汇编<text:span text:style-name="T9">(49-2001)</text:span><text:span text:style-name="T10">英文活页本</text:span><text:span text:style-name="T9">(</text:span><text:span text:style-name="T10">共</text:span><text:span text:style-name="T9">16</text:span><text:span text:style-name="T10">卷</text:span><text:span text:style-name="T9">)</text:span></text:p>
          </table:table-cell>
          <table:table-cell table:style-name="ce62"/>
          <table:table-cell table:style-name="ce82" office:value-type="float" office:value="28900">
            <text:p>28,900.00</text:p>
          </table:table-cell>
          <table:table-cell table:style-name="ce101" office:value-type="date" office:date-value="2001-06-01">
            <text:p>6/1/2001</text:p>
          </table:table-cell>
          <table:table-cell table:style-name="ce62" office:value-type="string">
            <text:p>中国法制</text:p>
          </table:table-cell>
          <table:table-cell table:number-columns-repeated="249"/>
        </table:table-row>
        <table:table-row table:style-name="ro10">
          <table:table-cell table:style-name="ce59" office:value-type="float" office:value="205">
            <text:p>205</text:p>
          </table:table-cell>
          <table:table-cell table:style-name="ce69"/>
          <table:table-cell table:style-name="ce75" office:value-type="string">
            <text:p>深圳经济特区法规规章全书<text:span text:style-name="T9">(92-2000.12)(</text:span><text:span text:style-name="T10">共</text:span><text:span text:style-name="T9">2</text:span><text:span text:style-name="T10">卷</text:span><text:span text:style-name="T9">)</text:span></text:p>
          </table:table-cell>
          <table:table-cell table:style-name="ce75"/>
          <table:table-cell table:style-name="ce91" office:value-type="float" office:value="566">
            <text:p>566.00</text:p>
          </table:table-cell>
          <table:table-cell table:style-name="ce102"/>
          <table:table-cell table:style-name="ce75" office:value-type="string">
            <text:p>海天</text:p>
          </table:table-cell>
          <table:table-cell table:number-columns-repeated="249"/>
        </table:table-row>
        <table:table-row table:style-name="ro6" table:number-rows-repeated="2">
          <table:table-cell table:number-columns-repeated="256"/>
        </table:table-row>
        <table:table-row table:style-name="ro10">
          <table:table-cell/>
          <table:table-cell office:value-type="string">
            <text:p>注本店电话已改为<text:span text:style-name="T9">: <text:s text:c="9"/>5575498</text:span></text:p>
          </table:table-cell>
          <table:table-cell table:number-columns-repeated="254"/>
        </table:table-row>
        <table:table-row table:style-name="ro6">
          <table:table-cell table:number-columns-repeated="3"/>
          <table:table-cell table:style-name="ce27"/>
          <table:table-cell table:style-name="ce92"/>
          <table:table-cell table:number-columns-repeated="251"/>
        </table:table-row>
        <table:table-row table:style-name="ro6">
          <table:table-cell table:number-columns-repeated="2"/>
          <table:table-cell table:style-name="ce76" office:value-type="string">
            <text:p><text:s text:c="57"/>深圳市法学学术交流服务中心法律书店</text:p>
          </table:table-cell>
          <table:table-cell table:style-name="ce76"/>
          <table:table-cell table:style-name="ce93" table:number-columns-repeated="2"/>
          <table:table-cell table:number-columns-repeated="250"/>
        </table:table-row>
        <table:table-row table:style-name="ro10">
          <table:table-cell table:number-columns-repeated="2"/>
          <table:table-cell table:style-name="ce77" office:value-type="string">
            <text:p><text:s text:c="79"/>二<text:span text:style-name="T12">00</text:span><text:span text:style-name="T13">二年六月一日</text:span></text:p>
          </table:table-cell>
          <table:table-cell table:style-name="ce27" table:number-columns-repeated="3"/>
          <table:table-cell table:number-columns-repeated="250"/>
        </table:table-row>
        <table:table-row table:style-name="ro6" table:number-rows-repeated="14">
          <table:table-cell table:number-columns-repeated="256"/>
        </table:table-row>
        <table:table-row table:style-name="ro6">
          <table:table-cell table:number-columns-repeated="4"/>
          <table:table-cell table:style-name="ce92"/>
          <table:table-cell table:number-columns-repeated="251"/>
        </table:table-row>
        <table:table-row table:style-name="ro6" table:number-rows-repeated="30">
          <table:table-cell table:number-columns-repeated="256"/>
        </table:table-row>
        <table:table-row table:style-name="ro6" table:number-rows-repeated="67">
          <table:table-cell table:number-columns-repeated="4"/>
          <table:table-cell table:style-name="ce92"/>
          <table:table-cell table:number-columns-repeated="251"/>
        </table:table-row>
        <table:table-row table:style-name="ro6" table:number-rows-repeated="65200">
          <table:table-cell table:number-columns-repeated="256"/>
        </table:table-row>
        <table:table-row table:style-name="ro6">
          <table:table-cell table:number-columns-repeated="256"/>
        </table:table-row>
      </table:table>
      <table:table table:name="Sheet3" table:style-name="ta6">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43" table:default-cell-style-name="Default"/>
        <table:table-column table:style-name="co40" table:default-cell-style-name="Default"/>
        <table:table-column table:style-name="co41" table:default-cell-style-name="Default"/>
        <table:table-column table:style-name="co8" table:number-columns-repeated="249" table:default-cell-style-name="Default"/>
        <table:table-row table:style-name="ro22">
          <table:table-cell table:style-name="ce1"/>
          <table:table-cell table:style-name="ce8" table:number-columns-repeated="3"/>
          <table:table-cell table:style-name="ce114"/>
          <table:table-cell table:style-name="ce44"/>
          <table:table-cell table:style-name="ce8"/>
          <table:table-cell table:number-columns-repeated="249"/>
        </table:table-row>
        <table:table-row table:style-name="ro26">
          <table:table-cell table:style-name="ce1"/>
          <table:table-cell table:style-name="ce8"/>
          <table:table-cell table:style-name="ce17" office:value-type="string">
            <text:p><text:s text:c="4"/>六月书讯</text:p>
          </table:table-cell>
          <table:table-cell table:style-name="ce8"/>
          <table:table-cell table:style-name="ce114"/>
          <table:table-cell table:style-name="ce44"/>
          <table:table-cell table:style-name="ce8"/>
          <table:table-cell table:number-columns-repeated="249"/>
        </table:table-row>
        <table:table-row table:style-name="ro2">
          <table:table-cell table:style-name="ce2"/>
          <table:table-cell table:style-name="ce9" office:value-type="string">
            <text:p><text:s text:c="8"/>深圳法律书店是深圳市法学会下属机构,专营法律专业书籍。是中国法律图书发行联合体：</text:p>
          </table:table-cell>
          <table:table-cell table:style-name="ce9" table:number-columns-repeated="2"/>
          <table:table-cell table:style-name="ce238" table:number-columns-repeated="2"/>
          <table:table-cell table:style-name="ce9"/>
          <table:table-cell table:number-columns-repeated="249"/>
        </table:table-row>
        <table:table-row table:style-name="ro3">
          <table:table-cell table:style-name="ce3"/>
          <table:table-cell table:style-name="ce9" office:value-type="string">
            <text:p>法律、人民法院、法制、政法大学、检察、方正、民主法制、公安大学出版社的特约经销书店。</text:p>
          </table:table-cell>
          <table:table-cell table:style-name="ce9" table:number-columns-repeated="2"/>
          <table:table-cell table:style-name="ce30" table:number-columns-repeated="2"/>
          <table:table-cell table:style-name="ce9"/>
          <table:table-cell table:number-columns-repeated="249"/>
        </table:table-row>
        <table:table-row table:style-name="ro4">
          <table:table-cell table:style-name="ce2"/>
          <table:table-cell table:style-name="ce9" office:value-type="string">
            <text:p>另还经销北京大学、人民大学、对外贸易大学、高教、吉林人民等二十多个出版社的法学<text:span text:style-name="T2">(</text:span><text:span text:style-name="T3">自考</text:span><text:span text:style-name="T2">)</text:span></text:p>
          </table:table-cell>
          <table:table-cell table:style-name="ce9" table:number-columns-repeated="2"/>
          <table:table-cell table:style-name="ce30" table:number-columns-repeated="2"/>
          <table:table-cell table:style-name="ce9"/>
          <table:table-cell table:number-columns-repeated="249"/>
        </table:table-row>
        <table:table-row table:style-name="ro3">
          <table:table-cell table:style-name="ce2"/>
          <table:table-cell table:style-name="ce9" office:value-type="string">
            <text:p>教材、专著。</text:p>
          </table:table-cell>
          <table:table-cell table:style-name="ce9" table:number-columns-repeated="2"/>
          <table:table-cell table:style-name="ce115"/>
          <table:table-cell table:style-name="ce252"/>
          <table:table-cell table:style-name="ce9"/>
          <table:table-cell table:number-columns-repeated="249"/>
        </table:table-row>
        <table:table-row table:style-name="ro5">
          <table:table-cell table:style-name="ce2"/>
          <table:table-cell table:style-name="ce9" office:value-type="string">
            <text:p><text:s text:c="8"/>十多年来我店承蒙社会各界支持才有了今天的进步，我们会精益求精加倍努力。</text:p>
          </table:table-cell>
          <table:table-cell table:style-name="ce9" table:number-columns-repeated="2"/>
          <table:table-cell table:style-name="ce238" table:number-columns-repeated="2"/>
          <table:table-cell table:style-name="ce9"/>
          <table:table-cell table:number-columns-repeated="249"/>
        </table:table-row>
        <table:table-row table:style-name="ro22">
          <table:table-cell table:style-name="ce3"/>
          <table:table-cell table:style-name="ce9" office:value-type="string">
            <text:p><text:s text:c="8"/>今后我们将继续秉承“微笑服务,快乐服务”的宗旨，让顾客快乐购书,我们快乐服务。</text:p>
          </table:table-cell>
          <table:table-cell table:style-name="ce9" table:number-columns-repeated="2"/>
          <table:table-cell table:style-name="ce238" table:number-columns-repeated="2"/>
          <table:table-cell table:style-name="ce9"/>
          <table:table-cell table:number-columns-repeated="249"/>
        </table:table-row>
        <table:table-row table:style-name="ro22">
          <table:table-cell table:style-name="ce2"/>
          <table:table-cell table:style-name="ce9" office:value-type="string">
            <text:p><text:s text:c="8"/>深圳法律书店欢迎您(索取当月书讯)。</text:p>
          </table:table-cell>
          <table:table-cell table:style-name="ce9" table:number-columns-repeated="2"/>
          <table:table-cell table:style-name="ce115"/>
          <table:table-cell table:style-name="ce252"/>
          <table:table-cell table:style-name="ce9"/>
          <table:table-cell table:number-columns-repeated="249"/>
        </table:table-row>
        <table:table-row table:style-name="ro22">
          <table:table-cell table:style-name="ce2"/>
          <table:table-cell table:style-name="ce9" office:value-type="string">
            <text:p><text:s text:c="8"/>联系电话∶<text:span text:style-name="T2">5575498 <text:s text:c="41"/></text:span><text:span text:style-name="T3">图文传真∶</text:span><text:span text:style-name="T2">5584946</text:span></text:p>
          </table:table-cell>
          <table:table-cell table:style-name="ce9" table:number-columns-repeated="2"/>
          <table:table-cell table:style-name="ce238"/>
          <table:table-cell table:style-name="ce252"/>
          <table:table-cell table:style-name="ce9"/>
          <table:table-cell table:number-columns-repeated="249"/>
        </table:table-row>
        <table:table-row table:style-name="ro22">
          <table:table-cell table:style-name="ce2"/>
          <table:table-cell table:style-name="ce9" office:value-type="string">
            <text:p><text:s text:c="8"/>地 <text:s text:c="3"/>址:深圳红岭中路1004号(政法大院北侧、即荔枝公园大家乐舞台路对面)</text:p>
          </table:table-cell>
          <table:table-cell table:style-name="ce9" table:number-columns-repeated="2"/>
          <table:table-cell table:style-name="ce238" table:number-columns-repeated="2"/>
          <table:table-cell table:style-name="ce9"/>
          <table:table-cell table:number-columns-repeated="249"/>
        </table:table-row>
        <table:table-row table:style-name="ro22">
          <table:table-cell table:style-name="ce1"/>
          <table:table-cell table:style-name="ce8" table:number-columns-repeated="3"/>
          <table:table-cell table:style-name="ce114"/>
          <table:table-cell table:style-name="ce44"/>
          <table:table-cell table:style-name="ce8"/>
          <table:table-cell table:number-columns-repeated="249"/>
        </table:table-row>
        <table:table-row table:style-name="ro22">
          <table:table-cell table:style-name="ce103" office:value-type="string">
            <text:p>序号</text:p>
          </table:table-cell>
          <table:table-cell table:style-name="ce264" office:value-type="string">
            <text:p>书 <text:s text:c="2"/>号</text:p>
          </table:table-cell>
          <table:table-cell table:style-name="ce267" office:value-type="string">
            <text:p>书 <text:s text:c="16"/>名</text:p>
          </table:table-cell>
          <table:table-cell table:style-name="ce267" office:value-type="string">
            <text:p>作者</text:p>
          </table:table-cell>
          <table:table-cell table:style-name="ce272" office:value-type="string">
            <text:p>单价</text:p>
          </table:table-cell>
          <table:table-cell table:style-name="ce284" office:value-type="string">
            <text:p>出版日期</text:p>
          </table:table-cell>
          <table:table-cell table:style-name="ce264" office:value-type="string">
            <text:p>出版社</text:p>
          </table:table-cell>
          <table:table-cell table:number-columns-repeated="249"/>
        </table:table-row>
        <table:table-row table:style-name="ro23">
          <table:table-cell table:style-name="ce262"/>
          <table:table-cell table:style-name="ce265"/>
          <table:table-cell table:style-name="ce268" office:value-type="string">
            <text:p><text:s text:c="18"/>重 <text:s text:c="2"/>点 <text:s/>推 <text:s text:c="2"/>荐</text:p>
          </table:table-cell>
          <table:table-cell table:style-name="ce265"/>
          <table:table-cell table:style-name="ce273"/>
          <table:table-cell table:style-name="ce285"/>
          <table:table-cell table:style-name="ce75"/>
          <table:table-cell table:number-columns-repeated="249"/>
        </table:table-row>
        <table:table-row table:style-name="ro22">
          <table:table-cell table:style-name="ce222" office:value-type="float" office:value="1">
            <text:p>1</text:p>
          </table:table-cell>
          <table:table-cell table:style-name="ce226"/>
          <table:table-cell table:style-name="ce232" office:value-type="string">
            <text:p>中国法规(1949-2001)(1至8卷)</text:p>
          </table:table-cell>
          <table:table-cell table:style-name="ce232"/>
          <table:table-cell table:style-name="ce274" office:value-type="float" office:value="2980">
            <text:p>2,980.00</text:p>
          </table:table-cell>
          <table:table-cell table:style-name="ce256" office:value-type="date" office:date-value="2002-05-01T02:23:25">
            <text:p>5/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2">
            <text:p>2</text:p>
          </table:table-cell>
          <table:table-cell table:style-name="ce226" office:value-type="float" office:value="7801612868">
            <text:p>7801612868</text:p>
          </table:table-cell>
          <table:table-cell table:style-name="ce232" office:value-type="string">
            <text:p>司法解释全集(第三卷)</text:p>
          </table:table-cell>
          <table:table-cell table:style-name="ce232"/>
          <table:table-cell table:style-name="ce274" office:value-type="float" office:value="288">
            <text:p>288.00</text:p>
          </table:table-cell>
          <table:table-cell table:style-name="ce256" office:value-type="date" office:date-value="2002-05-01T02:23:25">
            <text:p>5/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3">
            <text:p>3</text:p>
          </table:table-cell>
          <table:table-cell table:style-name="ce226" office:value-type="float" office:value="7503637102">
            <text:p>7503637102</text:p>
          </table:table-cell>
          <table:table-cell table:style-name="ce232" office:value-type="string">
            <text:p>中华人民共和国证券期货法规汇编(2001)附光盘</text:p>
          </table:table-cell>
          <table:table-cell table:style-name="ce232"/>
          <table:table-cell table:style-name="ce274" office:value-type="float" office:value="120">
            <text:p>120.00</text:p>
          </table:table-cell>
          <table:table-cell table:style-name="ce256" office:value-type="date" office:date-value="2002-06-01T02:23:25">
            <text:p>6/1/2002</text:p>
          </table:table-cell>
          <table:table-cell table:style-name="ce226" office:value-type="string">
            <text:p>法律</text:p>
          </table:table-cell>
          <table:table-cell table:number-columns-repeated="249"/>
        </table:table-row>
        <table:table-row table:style-name="ro22">
          <table:table-cell table:style-name="ce222" office:value-type="float" office:value="4">
            <text:p>4</text:p>
          </table:table-cell>
          <table:table-cell table:style-name="ce226" office:value-type="float" office:value="7300040993">
            <text:p>7300040993</text:p>
          </table:table-cell>
          <table:table-cell table:style-name="ce232" office:value-type="string">
            <text:p>物权法研究</text:p>
          </table:table-cell>
          <table:table-cell table:style-name="ce232" office:value-type="string">
            <text:p>王利明</text:p>
          </table:table-cell>
          <table:table-cell table:style-name="ce274" office:value-type="float" office:value="78">
            <text:p>78.00</text:p>
          </table:table-cell>
          <table:table-cell table:style-name="ce256" office:value-type="date" office:date-value="2002-05-01T02:23:25">
            <text:p>5/1/2002</text:p>
          </table:table-cell>
          <table:table-cell table:style-name="ce226" office:value-type="string">
            <text:p>中国人大</text:p>
          </table:table-cell>
          <table:table-cell table:number-columns-repeated="249"/>
        </table:table-row>
        <table:table-row table:style-name="ro22">
          <table:table-cell table:style-name="ce222" office:value-type="float" office:value="5">
            <text:p>5</text:p>
          </table:table-cell>
          <table:table-cell table:style-name="ce226" office:value-type="float" office:value="7801613074">
            <text:p>7801613074</text:p>
          </table:table-cell>
          <table:table-cell table:style-name="ce232" office:value-type="string">
            <text:p>民商审判指导与参考2002年第1卷(总第1卷 )</text:p>
          </table:table-cell>
          <table:table-cell table:style-name="ce232" office:value-type="string">
            <text:p>李国光</text:p>
          </table:table-cell>
          <table:table-cell table:style-name="ce274" office:value-type="float" office:value="35">
            <text:p>35.00</text:p>
          </table:table-cell>
          <table:table-cell table:style-name="ce256" office:value-type="date" office:date-value="2002-05-17T02:23:25">
            <text:p>5/17/2002</text:p>
          </table:table-cell>
          <table:table-cell table:style-name="ce226" office:value-type="string">
            <text:p>人民法院</text:p>
          </table:table-cell>
          <table:table-cell table:number-columns-repeated="249"/>
        </table:table-row>
        <table:table-row table:style-name="ro23">
          <table:table-cell table:style-name="ce5"/>
          <table:table-cell table:style-name="ce225"/>
          <table:table-cell table:style-name="ce19" office:value-type="string">
            <text:p><text:s text:c="15"/>当 <text:s text:c="2"/>月 <text:s/>新 <text:s text:c="2"/>书</text:p>
          </table:table-cell>
          <table:table-cell table:style-name="ce225"/>
          <table:table-cell table:style-name="ce275"/>
          <table:table-cell table:style-name="ce254"/>
          <table:table-cell table:style-name="ce260"/>
          <table:table-cell table:number-columns-repeated="249"/>
        </table:table-row>
        <table:table-row table:style-name="ro22">
          <table:table-cell table:style-name="ce222" office:value-type="float" office:value="6">
            <text:p>6</text:p>
          </table:table-cell>
          <table:table-cell table:style-name="ce226" office:value-type="float" office:value="7503635339">
            <text:p>7503635339</text:p>
          </table:table-cell>
          <table:table-cell table:style-name="ce232" office:value-type="string">
            <text:p>北大法治之路论坛</text:p>
          </table:table-cell>
          <table:table-cell table:style-name="ce232" office:value-type="string">
            <text:p>李富成</text:p>
          </table:table-cell>
          <table:table-cell table:style-name="ce274" office:value-type="float" office:value="38">
            <text:p>38.00</text:p>
          </table:table-cell>
          <table:table-cell table:style-name="ce256" office:value-type="date" office:date-value="2002-06-02T02:23:25">
            <text:p>6/2/2002</text:p>
          </table:table-cell>
          <table:table-cell table:style-name="ce226" office:value-type="string">
            <text:p>法律</text:p>
          </table:table-cell>
          <table:table-cell table:number-columns-repeated="249"/>
        </table:table-row>
        <table:table-row table:style-name="ro22">
          <table:table-cell table:style-name="ce222" office:value-type="float" office:value="7">
            <text:p>7</text:p>
          </table:table-cell>
          <table:table-cell table:style-name="ce226" office:value-type="float" office:value="7503637625">
            <text:p>7503637625</text:p>
          </table:table-cell>
          <table:table-cell table:style-name="ce232" office:value-type="string">
            <text:p>比较法学文萃</text:p>
          </table:table-cell>
          <table:table-cell table:style-name="ce232" office:value-type="string">
            <text:p>米健</text:p>
          </table:table-cell>
          <table:table-cell table:style-name="ce274" office:value-type="float" office:value="105">
            <text:p>105.00</text:p>
          </table:table-cell>
          <table:table-cell table:style-name="ce256" office:value-type="date" office:date-value="2002-06-01T02:23:25">
            <text:p>6/1/2002</text:p>
          </table:table-cell>
          <table:table-cell table:style-name="ce226" office:value-type="string">
            <text:p>法律</text:p>
          </table:table-cell>
          <table:table-cell table:number-columns-repeated="249"/>
        </table:table-row>
        <table:table-row table:style-name="ro22">
          <table:table-cell table:style-name="ce222" office:value-type="float" office:value="8">
            <text:p>8</text:p>
          </table:table-cell>
          <table:table-cell table:style-name="ce226" office:value-type="string">
            <text:p>750363636X</text:p>
          </table:table-cell>
          <table:table-cell table:style-name="ce232" office:value-type="string">
            <text:p>东南亚七国法律发达史</text:p>
          </table:table-cell>
          <table:table-cell table:style-name="ce232" office:value-type="string">
            <text:p>何勤华</text:p>
          </table:table-cell>
          <table:table-cell table:style-name="ce274" office:value-type="float" office:value="49">
            <text:p>49.00</text:p>
          </table:table-cell>
          <table:table-cell table:style-name="ce256" office:value-type="date" office:date-value="2002-06-01T02:23:25">
            <text:p>6/1/2002</text:p>
          </table:table-cell>
          <table:table-cell table:style-name="ce226" office:value-type="string">
            <text:p>法律</text:p>
          </table:table-cell>
          <table:table-cell table:number-columns-repeated="249"/>
        </table:table-row>
        <table:table-row table:style-name="ro22">
          <table:table-cell table:style-name="ce222" office:value-type="float" office:value="9">
            <text:p>9</text:p>
          </table:table-cell>
          <table:table-cell table:style-name="ce226" office:value-type="float" office:value="7503636505">
            <text:p>7503636505</text:p>
          </table:table-cell>
          <table:table-cell table:style-name="ce232" office:value-type="string">
            <text:p>房地产合同实务</text:p>
          </table:table-cell>
          <table:table-cell table:style-name="ce232" office:value-type="string">
            <text:p>符启林</text:p>
          </table:table-cell>
          <table:table-cell table:style-name="ce274" office:value-type="float" office:value="29">
            <text:p>29.00</text:p>
          </table:table-cell>
          <table:table-cell table:style-name="ce256" office:value-type="date" office:date-value="2002-06-02T02:23:25">
            <text:p>6/2/2002</text:p>
          </table:table-cell>
          <table:table-cell table:style-name="ce226" office:value-type="string">
            <text:p>法律</text:p>
          </table:table-cell>
          <table:table-cell table:number-columns-repeated="249"/>
        </table:table-row>
        <table:table-row table:style-name="ro22">
          <table:table-cell table:style-name="ce222" office:value-type="float" office:value="10">
            <text:p>10</text:p>
          </table:table-cell>
          <table:table-cell table:style-name="ce226" office:value-type="string">
            <text:p>750363748X</text:p>
          </table:table-cell>
          <table:table-cell table:style-name="ce232" office:value-type="string">
            <text:p>海商法研究(2001年第4辑总第7辑)</text:p>
          </table:table-cell>
          <table:table-cell table:style-name="ce232"/>
          <table:table-cell table:style-name="ce274" office:value-type="float" office:value="16">
            <text:p>16.00</text:p>
          </table:table-cell>
          <table:table-cell table:style-name="ce256" office:value-type="date" office:date-value="2002-06-02T02:23:25">
            <text:p>6/2/2002</text:p>
          </table:table-cell>
          <table:table-cell table:style-name="ce226" office:value-type="string">
            <text:p>法律</text:p>
          </table:table-cell>
          <table:table-cell table:number-columns-repeated="249"/>
        </table:table-row>
        <table:table-row table:style-name="ro22">
          <table:table-cell table:style-name="ce222" office:value-type="float" office:value="11">
            <text:p>11</text:p>
          </table:table-cell>
          <table:table-cell table:style-name="ce226" office:value-type="float" office:value="7503636947">
            <text:p>7503636947</text:p>
          </table:table-cell>
          <table:table-cell table:style-name="ce232" office:value-type="string">
            <text:p>合议制问题研究</text:p>
          </table:table-cell>
          <table:table-cell table:style-name="ce232"/>
          <table:table-cell table:style-name="ce274" office:value-type="float" office:value="32">
            <text:p>32.00</text:p>
          </table:table-cell>
          <table:table-cell table:style-name="ce256" office:value-type="date" office:date-value="2002-06-07T02:23:25">
            <text:p>6/7/2002</text:p>
          </table:table-cell>
          <table:table-cell table:style-name="ce226" office:value-type="string">
            <text:p>法律</text:p>
          </table:table-cell>
          <table:table-cell table:number-columns-repeated="249"/>
        </table:table-row>
        <table:table-row table:style-name="ro22">
          <table:table-cell table:style-name="ce222" office:value-type="float" office:value="12">
            <text:p>12</text:p>
          </table:table-cell>
          <table:table-cell table:style-name="ce226" office:value-type="float" office:value="7503633271">
            <text:p>7503633271</text:p>
          </table:table-cell>
          <table:table-cell table:style-name="ce232" office:value-type="string">
            <text:p>金融法苑2001.7(总第45期)</text:p>
          </table:table-cell>
          <table:table-cell table:style-name="ce232"/>
          <table:table-cell table:style-name="ce274" office:value-type="float" office:value="11">
            <text:p>11.00</text:p>
          </table:table-cell>
          <table:table-cell table:style-name="ce256" office:value-type="date" office:date-value="2002-06-02T02:23:25">
            <text:p>6/2/2002</text:p>
          </table:table-cell>
          <table:table-cell table:style-name="ce226" office:value-type="string">
            <text:p>法律</text:p>
          </table:table-cell>
          <table:table-cell table:number-columns-repeated="249"/>
        </table:table-row>
        <table:table-row table:style-name="ro22">
          <table:table-cell table:style-name="ce222" office:value-type="float" office:value="13">
            <text:p>13</text:p>
          </table:table-cell>
          <table:table-cell table:style-name="ce226" office:value-type="float" office:value="7503633271">
            <text:p>7503633271</text:p>
          </table:table-cell>
          <table:table-cell table:style-name="ce232" office:value-type="string">
            <text:p>金融法苑2001.8(总第46期)</text:p>
          </table:table-cell>
          <table:table-cell table:style-name="ce232"/>
          <table:table-cell table:style-name="ce274" office:value-type="float" office:value="11">
            <text:p>11.00</text:p>
          </table:table-cell>
          <table:table-cell table:style-name="ce256" office:value-type="date" office:date-value="2002-06-02T02:23:25">
            <text:p>6/2/2002</text:p>
          </table:table-cell>
          <table:table-cell table:style-name="ce226" office:value-type="string">
            <text:p>法律</text:p>
          </table:table-cell>
          <table:table-cell table:number-columns-repeated="249"/>
        </table:table-row>
        <table:table-row table:style-name="ro22">
          <table:table-cell table:style-name="ce222" office:value-type="float" office:value="14">
            <text:p>14</text:p>
          </table:table-cell>
          <table:table-cell table:style-name="ce226" office:value-type="float" office:value="7503636963">
            <text:p>7503636963</text:p>
          </table:table-cell>
          <table:table-cell table:style-name="ce232" office:value-type="string">
            <text:p>经济法论丛(第3卷)</text:p>
          </table:table-cell>
          <table:table-cell table:style-name="ce232"/>
          <table:table-cell table:style-name="ce274" office:value-type="float" office:value="30">
            <text:p>30.00</text:p>
          </table:table-cell>
          <table:table-cell table:style-name="ce256" office:value-type="date" office:date-value="2002-06-01T02:23:25">
            <text:p>6/1/2002</text:p>
          </table:table-cell>
          <table:table-cell table:style-name="ce226" office:value-type="string">
            <text:p>法律</text:p>
          </table:table-cell>
          <table:table-cell>
            <draw:frame table:end-cell-address="Sheet3.O44" table:end-x="1.008cm" table:end-y="0.141cm" draw:z-index="0" draw:style-name="gr2" svg:width="13.969cm" svg:height="7.783cm" svg:x="1.492cm" svg:y="0.082cm">
              <draw:object draw:notify-on-update-of-ranges="Sheet3.E26:Sheet3.E42 Sheet3.F26:Sheet3.F42" xlink:href="./Object 1" xlink:type="simple" xlink:show="embed" xlink:actuate="onLoad">
                <text:p/>
              </draw:object>
              <draw:image xlink:href="./ObjectReplacements/Object 1" xlink:type="simple" xlink:show="embed" xlink:actuate="onLoad"/>
            </draw:frame>
          </table:table-cell>
          <table:table-cell table:number-columns-repeated="248"/>
        </table:table-row>
        <table:table-row table:style-name="ro22">
          <table:table-cell table:style-name="ce222" office:value-type="float" office:value="15">
            <text:p>15</text:p>
          </table:table-cell>
          <table:table-cell table:style-name="ce226" office:value-type="float" office:value="7503637129">
            <text:p>7503637129</text:p>
          </table:table-cell>
          <table:table-cell table:style-name="ce232" office:value-type="string">
            <text:p>举报职务犯罪工作手册</text:p>
          </table:table-cell>
          <table:table-cell table:style-name="ce232"/>
          <table:table-cell table:style-name="ce274" office:value-type="float" office:value="30">
            <text:p>30.00</text:p>
          </table:table-cell>
          <table:table-cell table:style-name="ce256" office:value-type="date" office:date-value="2002-06-01T02:23:25">
            <text:p>6/1/2002</text:p>
          </table:table-cell>
          <table:table-cell table:style-name="ce226" office:value-type="string">
            <text:p>法律</text:p>
          </table:table-cell>
          <table:table-cell table:number-columns-repeated="249"/>
        </table:table-row>
        <table:table-row table:style-name="ro22">
          <table:table-cell table:style-name="ce222" office:value-type="float" office:value="16">
            <text:p>16</text:p>
          </table:table-cell>
          <table:table-cell table:style-name="ce226" office:value-type="float" office:value="7503637633">
            <text:p>7503637633</text:p>
          </table:table-cell>
          <table:table-cell table:style-name="ce232" office:value-type="string">
            <text:p>举报职务犯罪指南</text:p>
          </table:table-cell>
          <table:table-cell table:style-name="ce232"/>
          <table:table-cell table:style-name="ce274" office:value-type="float" office:value="12">
            <text:p>12.00</text:p>
          </table:table-cell>
          <table:table-cell table:style-name="ce256" office:value-type="date" office:date-value="2002-06-01T02:23:25">
            <text:p>6/1/2002</text:p>
          </table:table-cell>
          <table:table-cell table:style-name="ce226" office:value-type="string">
            <text:p>法律</text:p>
          </table:table-cell>
          <table:table-cell table:number-columns-repeated="249"/>
        </table:table-row>
        <table:table-row table:style-name="ro22">
          <table:table-cell table:style-name="ce222" office:value-type="float" office:value="17">
            <text:p>17</text:p>
          </table:table-cell>
          <table:table-cell table:style-name="ce226" office:value-type="float" office:value="7503637722">
            <text:p>7503637722</text:p>
          </table:table-cell>
          <table:table-cell table:style-name="ce232" office:value-type="string">
            <text:p>聚焦法学热点&lt;政法论坛&gt;论文精萃</text:p>
          </table:table-cell>
          <table:table-cell table:style-name="ce232" office:value-type="string">
            <text:p>赵相林</text:p>
          </table:table-cell>
          <table:table-cell table:style-name="ce274" office:value-type="float" office:value="45">
            <text:p>45.00</text:p>
          </table:table-cell>
          <table:table-cell table:style-name="ce256" office:value-type="date" office:date-value="2002-06-02T02:23:25">
            <text:p>6/2/2002</text:p>
          </table:table-cell>
          <table:table-cell table:style-name="ce226" office:value-type="string">
            <text:p>法律</text:p>
          </table:table-cell>
          <table:table-cell table:number-columns-repeated="249"/>
        </table:table-row>
        <table:table-row table:style-name="ro22">
          <table:table-cell table:style-name="ce222" office:value-type="float" office:value="18">
            <text:p>18</text:p>
          </table:table-cell>
          <table:table-cell table:style-name="ce226" office:value-type="float" office:value="7503637323">
            <text:p>7503637323</text:p>
          </table:table-cell>
          <table:table-cell table:style-name="ce232" office:value-type="string">
            <text:p>律师刑事责任比较研究</text:p>
          </table:table-cell>
          <table:table-cell table:style-name="ce232"/>
          <table:table-cell table:style-name="ce274" office:value-type="float" office:value="28">
            <text:p>28.00</text:p>
          </table:table-cell>
          <table:table-cell table:style-name="ce256" office:value-type="date" office:date-value="2002-06-03T02:23:25">
            <text:p>6/3/2002</text:p>
          </table:table-cell>
          <table:table-cell table:style-name="ce226" office:value-type="string">
            <text:p>法律</text:p>
          </table:table-cell>
          <table:table-cell table:number-columns-repeated="249"/>
        </table:table-row>
        <table:table-row table:style-name="ro22">
          <table:table-cell table:style-name="ce222" office:value-type="float" office:value="19">
            <text:p>19</text:p>
          </table:table-cell>
          <table:table-cell table:style-name="ce226" office:value-type="float" office:value="7503634995">
            <text:p>7503634995</text:p>
          </table:table-cell>
          <table:table-cell table:style-name="ce232" office:value-type="string">
            <text:p>美国财产法与判例研究</text:p>
          </table:table-cell>
          <table:table-cell table:style-name="ce232"/>
          <table:table-cell table:style-name="ce274" office:value-type="float" office:value="22">
            <text:p>22.00</text:p>
          </table:table-cell>
          <table:table-cell table:style-name="ce256" office:value-type="date" office:date-value="2002-06-02T02:23:25">
            <text:p>6/2/2002</text:p>
          </table:table-cell>
          <table:table-cell table:style-name="ce226" office:value-type="string">
            <text:p>法律</text:p>
          </table:table-cell>
          <table:table-cell table:number-columns-repeated="249"/>
        </table:table-row>
        <table:table-row table:style-name="ro22">
          <table:table-cell table:style-name="ce222" office:value-type="float" office:value="20">
            <text:p>20</text:p>
          </table:table-cell>
          <table:table-cell table:style-name="ce226" office:value-type="float" office:value="7503636998">
            <text:p>7503636998</text:p>
          </table:table-cell>
          <table:table-cell table:style-name="ce232" office:value-type="string">
            <text:p>民事诉权研究</text:p>
          </table:table-cell>
          <table:table-cell table:style-name="ce232" office:value-type="string">
            <text:p>江伟</text:p>
          </table:table-cell>
          <table:table-cell table:style-name="ce274" office:value-type="float" office:value="28">
            <text:p>28.00</text:p>
          </table:table-cell>
          <table:table-cell table:style-name="ce256" office:value-type="date" office:date-value="2002-06-01T02:23:25">
            <text:p>6/1/2002</text:p>
          </table:table-cell>
          <table:table-cell table:style-name="ce226" office:value-type="string">
            <text:p>法律</text:p>
          </table:table-cell>
          <table:table-cell table:number-columns-repeated="249"/>
        </table:table-row>
        <table:table-row table:style-name="ro22">
          <table:table-cell table:style-name="ce222" office:value-type="float" office:value="21">
            <text:p>21</text:p>
          </table:table-cell>
          <table:table-cell table:style-name="ce226" office:value-type="float" office:value="7503611804">
            <text:p>7503611804</text:p>
          </table:table-cell>
          <table:table-cell table:style-name="ce232" office:value-type="string">
            <text:p>赔偿法律手册(第2版)</text:p>
          </table:table-cell>
          <table:table-cell table:style-name="ce232"/>
          <table:table-cell table:style-name="ce274" office:value-type="float" office:value="30">
            <text:p>30.00</text:p>
          </table:table-cell>
          <table:table-cell table:style-name="ce256" office:value-type="date" office:date-value="2002-06-01T02:23:25">
            <text:p>6/1/2002</text:p>
          </table:table-cell>
          <table:table-cell table:style-name="ce226" office:value-type="string">
            <text:p>法律</text:p>
          </table:table-cell>
          <table:table-cell table:number-columns-repeated="249"/>
        </table:table-row>
        <table:table-row table:style-name="ro22">
          <table:table-cell table:style-name="ce222" office:value-type="float" office:value="22">
            <text:p>22</text:p>
          </table:table-cell>
          <table:table-cell table:style-name="ce226" office:value-type="float" office:value="7503637900">
            <text:p>7503637900</text:p>
          </table:table-cell>
          <table:table-cell table:style-name="ce232" office:value-type="string">
            <text:p>破产法专题研究</text:p>
          </table:table-cell>
          <table:table-cell table:style-name="ce232" office:value-type="string">
            <text:p>王欣新</text:p>
          </table:table-cell>
          <table:table-cell table:style-name="ce274" office:value-type="float" office:value="19">
            <text:p>19.00</text:p>
          </table:table-cell>
          <table:table-cell table:style-name="ce256" office:value-type="date" office:date-value="2002-06-07T02:23:25">
            <text:p>6/7/2002</text:p>
          </table:table-cell>
          <table:table-cell table:style-name="ce226" office:value-type="string">
            <text:p>法律</text:p>
          </table:table-cell>
          <table:table-cell table:number-columns-repeated="249"/>
        </table:table-row>
        <table:table-row table:style-name="ro22">
          <table:table-cell table:style-name="ce222" office:value-type="float" office:value="23">
            <text:p>23</text:p>
          </table:table-cell>
          <table:table-cell table:style-name="ce226" office:value-type="float" office:value="7503637196">
            <text:p>7503637196</text:p>
          </table:table-cell>
          <table:table-cell table:style-name="ce232" office:value-type="string">
            <text:p>强制执行指导与参考(2002.1总第1辑)</text:p>
          </table:table-cell>
          <table:table-cell table:style-name="ce232"/>
          <table:table-cell table:style-name="ce274" office:value-type="float" office:value="33">
            <text:p>33.00</text:p>
          </table:table-cell>
          <table:table-cell table:style-name="ce256" office:value-type="date" office:date-value="2002-06-02T02:23:25">
            <text:p>6/2/2002</text:p>
          </table:table-cell>
          <table:table-cell table:style-name="ce226" office:value-type="string">
            <text:p>法律</text:p>
          </table:table-cell>
          <table:table-cell table:number-columns-repeated="249"/>
        </table:table-row>
        <table:table-row table:style-name="ro22">
          <table:table-cell table:style-name="ce222" office:value-type="float" office:value="24">
            <text:p>24</text:p>
          </table:table-cell>
          <table:table-cell table:style-name="ce226" office:value-type="float" office:value="7503636793">
            <text:p>7503636793</text:p>
          </table:table-cell>
          <table:table-cell table:style-name="ce232" office:value-type="string">
            <text:p>青蓝集 <text:s/>张普藩先生指导的法学博士论文萃编</text:p>
          </table:table-cell>
          <table:table-cell table:style-name="ce232"/>
          <table:table-cell table:style-name="ce274" office:value-type="float" office:value="128">
            <text:p>128.00</text:p>
          </table:table-cell>
          <table:table-cell table:style-name="ce256" office:value-type="date" office:date-value="2002-06-02T02:23:25">
            <text:p>6/2/2002</text:p>
          </table:table-cell>
          <table:table-cell table:style-name="ce226" office:value-type="string">
            <text:p>法律</text:p>
          </table:table-cell>
          <table:table-cell table:number-columns-repeated="249"/>
        </table:table-row>
        <table:table-row table:style-name="ro22">
          <table:table-cell table:style-name="ce222" office:value-type="float" office:value="25">
            <text:p>25</text:p>
          </table:table-cell>
          <table:table-cell table:style-name="ce226" office:value-type="string">
            <text:p>750363605X</text:p>
          </table:table-cell>
          <table:table-cell table:style-name="ce232" office:value-type="string">
            <text:p>人民法院裁判文书选(甘肃2001年卷总第二卷)</text:p>
          </table:table-cell>
          <table:table-cell table:style-name="ce232"/>
          <table:table-cell table:style-name="ce274" office:value-type="float" office:value="33">
            <text:p>33.00</text:p>
          </table:table-cell>
          <table:table-cell table:style-name="ce256" office:value-type="date" office:date-value="2002-06-01T02:23:25">
            <text:p>6/1/2002</text:p>
          </table:table-cell>
          <table:table-cell table:style-name="ce226" office:value-type="string">
            <text:p>法律</text:p>
          </table:table-cell>
          <table:table-cell table:number-columns-repeated="249"/>
        </table:table-row>
        <table:table-row table:style-name="ro22">
          <table:table-cell table:style-name="ce222" office:value-type="float" office:value="26">
            <text:p>26</text:p>
          </table:table-cell>
          <table:table-cell table:style-name="ce226" office:value-type="float" office:value="7503637579">
            <text:p>7503637579</text:p>
          </table:table-cell>
          <table:table-cell table:style-name="ce232" office:value-type="string">
            <text:p>土地资源保护与民事立法研究</text:p>
          </table:table-cell>
          <table:table-cell table:style-name="ce232" office:value-type="string">
            <text:p>郭洁</text:p>
          </table:table-cell>
          <table:table-cell table:style-name="ce274" office:value-type="float" office:value="19">
            <text:p>19.00</text:p>
          </table:table-cell>
          <table:table-cell table:style-name="ce256" office:value-type="date" office:date-value="2002-06-01T02:23:25">
            <text:p>6/1/2002</text:p>
          </table:table-cell>
          <table:table-cell table:style-name="ce226" office:value-type="string">
            <text:p>法律</text:p>
          </table:table-cell>
          <table:table-cell table:number-columns-repeated="249"/>
        </table:table-row>
        <table:table-row table:style-name="ro22">
          <table:table-cell table:style-name="ce222" office:value-type="float" office:value="27">
            <text:p>27</text:p>
          </table:table-cell>
          <table:table-cell table:style-name="ce226" office:value-type="float" office:value="7503632968">
            <text:p>7503632968</text:p>
          </table:table-cell>
          <table:table-cell table:style-name="ce232" office:value-type="string">
            <text:p>网络与电子商务法(修订本)</text:p>
          </table:table-cell>
          <table:table-cell table:style-name="ce232"/>
          <table:table-cell table:style-name="ce274" office:value-type="float" office:value="39">
            <text:p>39.00</text:p>
          </table:table-cell>
          <table:table-cell table:style-name="ce256" office:value-type="date" office:date-value="2002-06-02T02:23:25">
            <text:p>6/2/2002</text:p>
          </table:table-cell>
          <table:table-cell table:style-name="ce226" office:value-type="string">
            <text:p>法律</text:p>
          </table:table-cell>
          <table:table-cell table:number-columns-repeated="249"/>
        </table:table-row>
        <table:table-row table:style-name="ro22">
          <table:table-cell table:style-name="ce222" office:value-type="float" office:value="28">
            <text:p>28</text:p>
          </table:table-cell>
          <table:table-cell table:style-name="ce226" office:value-type="float" office:value="7503636874">
            <text:p>7503636874</text:p>
          </table:table-cell>
          <table:table-cell table:style-name="ce232" office:value-type="string">
            <text:p>西方法律思想简史(牛津大学教科书)</text:p>
          </table:table-cell>
          <table:table-cell table:style-name="ce232"/>
          <table:table-cell table:style-name="ce274" office:value-type="float" office:value="28">
            <text:p>28.00</text:p>
          </table:table-cell>
          <table:table-cell table:style-name="ce256" office:value-type="date" office:date-value="2002-06-01T02:23:25">
            <text:p>6/1/2002</text:p>
          </table:table-cell>
          <table:table-cell table:style-name="ce226" office:value-type="string">
            <text:p>法律</text:p>
          </table:table-cell>
          <table:table-cell table:number-columns-repeated="249"/>
        </table:table-row>
        <table:table-row table:style-name="ro22">
          <table:table-cell table:style-name="ce222" office:value-type="float" office:value="29">
            <text:p>29</text:p>
          </table:table-cell>
          <table:table-cell table:style-name="ce226" office:value-type="float" office:value="7503637234">
            <text:p>7503637234</text:p>
          </table:table-cell>
          <table:table-cell table:style-name="ce232" office:value-type="string">
            <text:p>刑事审判参考2002年第2辑(总第25辑)</text:p>
          </table:table-cell>
          <table:table-cell table:style-name="ce232"/>
          <table:table-cell table:style-name="ce274" office:value-type="float" office:value="20">
            <text:p>20.00</text:p>
          </table:table-cell>
          <table:table-cell table:style-name="ce256" office:value-type="date" office:date-value="2002-06-01T02:23:25">
            <text:p>6/1/2002</text:p>
          </table:table-cell>
          <table:table-cell table:style-name="ce226" office:value-type="string">
            <text:p>法律</text:p>
          </table:table-cell>
          <table:table-cell table:number-columns-repeated="249"/>
        </table:table-row>
        <table:table-row table:style-name="ro22">
          <table:table-cell table:style-name="ce222" office:value-type="float" office:value="30">
            <text:p>30</text:p>
          </table:table-cell>
          <table:table-cell table:style-name="ce226" office:value-type="float" office:value="7503637641">
            <text:p>7503637641</text:p>
          </table:table-cell>
          <table:table-cell table:style-name="ce232" office:value-type="string">
            <text:p>刑事司法指南(2002年第1辑总第9辑)</text:p>
          </table:table-cell>
          <table:table-cell table:style-name="ce232"/>
          <table:table-cell table:style-name="ce274" office:value-type="float" office:value="15">
            <text:p>15.00</text:p>
          </table:table-cell>
          <table:table-cell table:style-name="ce256" office:value-type="date" office:date-value="2002-06-01T02:23:25">
            <text:p>6/1/2002</text:p>
          </table:table-cell>
          <table:table-cell table:style-name="ce226" office:value-type="string">
            <text:p>法律</text:p>
          </table:table-cell>
          <table:table-cell table:number-columns-repeated="249"/>
        </table:table-row>
        <table:table-row table:style-name="ro22">
          <table:table-cell table:style-name="ce222" office:value-type="float" office:value="31">
            <text:p>31</text:p>
          </table:table-cell>
          <table:table-cell table:style-name="ce226" office:value-type="string">
            <text:p>750363703X</text:p>
          </table:table-cell>
          <table:table-cell table:style-name="ce232" office:value-type="string">
            <text:p>知识产权审判指导与参考(第4卷)</text:p>
          </table:table-cell>
          <table:table-cell table:style-name="ce232"/>
          <table:table-cell table:style-name="ce274" office:value-type="float" office:value="38">
            <text:p>38.00</text:p>
          </table:table-cell>
          <table:table-cell table:style-name="ce256" office:value-type="date" office:date-value="2002-06-02T02:23:25">
            <text:p>6/2/2002</text:p>
          </table:table-cell>
          <table:table-cell table:style-name="ce226" office:value-type="string">
            <text:p>法律</text:p>
          </table:table-cell>
          <table:table-cell table:number-columns-repeated="249"/>
        </table:table-row>
        <table:table-row table:style-name="ro22">
          <table:table-cell table:style-name="ce222" office:value-type="float" office:value="32">
            <text:p>32</text:p>
          </table:table-cell>
          <table:table-cell table:style-name="ce226" office:value-type="float" office:value="7503636912">
            <text:p>7503636912</text:p>
          </table:table-cell>
          <table:table-cell table:style-name="ce232" office:value-type="string">
            <text:p>中国法律形象的一面</text:p>
          </table:table-cell>
          <table:table-cell table:style-name="ce232" office:value-type="string">
            <text:p>张中秋</text:p>
          </table:table-cell>
          <table:table-cell table:style-name="ce274" office:value-type="float" office:value="21">
            <text:p>21.00</text:p>
          </table:table-cell>
          <table:table-cell table:style-name="ce256" office:value-type="date" office:date-value="2002-06-01T02:23:25">
            <text:p>6/1/2002</text:p>
          </table:table-cell>
          <table:table-cell table:style-name="ce226" office:value-type="string">
            <text:p>法律</text:p>
          </table:table-cell>
          <table:table-cell table:number-columns-repeated="249"/>
        </table:table-row>
        <table:table-row table:style-name="ro22">
          <table:table-cell table:style-name="ce223" office:value-type="float" office:value="33">
            <text:p>33</text:p>
          </table:table-cell>
          <table:table-cell table:style-name="ce229" office:value-type="string">
            <text:p>750363684X</text:p>
          </table:table-cell>
          <table:table-cell table:style-name="ce269" office:value-type="string">
            <text:p>中国加入WTO法律问题专论</text:p>
          </table:table-cell>
          <table:table-cell table:style-name="ce269" office:value-type="string">
            <text:p>杨国华</text:p>
          </table:table-cell>
          <table:table-cell table:style-name="ce276" office:value-type="float" office:value="24">
            <text:p>24.00</text:p>
          </table:table-cell>
          <table:table-cell table:style-name="ce259" office:value-type="date" office:date-value="2002-06-01T02:23:25">
            <text:p>6/1/2002</text:p>
          </table:table-cell>
          <table:table-cell table:style-name="ce229" office:value-type="string">
            <text:p>法律</text:p>
          </table:table-cell>
          <table:table-cell table:number-columns-repeated="249"/>
        </table:table-row>
        <table:table-row table:style-name="ro22">
          <table:table-cell table:style-name="ce222" office:value-type="float" office:value="37">
            <text:p>37</text:p>
          </table:table-cell>
          <table:table-cell table:style-name="ce226" office:value-type="float" office:value="7801612981">
            <text:p>7801612981</text:p>
          </table:table-cell>
          <table:table-cell table:style-name="ce232" office:value-type="string">
            <text:p>民事诉讼法<text:span text:style-name="T4">(</text:span><text:span text:style-name="T5">北京大学远程教育法学试用教材</text:span><text:span text:style-name="T4">)</text:span></text:p>
          </table:table-cell>
          <table:table-cell table:style-name="ce232" office:value-type="string">
            <text:p>刘家兴</text:p>
          </table:table-cell>
          <table:table-cell table:style-name="ce274" office:value-type="float" office:value="24">
            <text:p>24.00</text:p>
          </table:table-cell>
          <table:table-cell table:style-name="ce256" office:value-type="date" office:date-value="2002-03-14T02:23:25">
            <text:p>3/14/2002</text:p>
          </table:table-cell>
          <table:table-cell table:style-name="ce226" office:value-type="string">
            <text:p>人民法院</text:p>
          </table:table-cell>
          <table:table-cell table:number-columns-repeated="249"/>
        </table:table-row>
        <table:table-row table:style-name="ro22">
          <table:table-cell table:style-name="ce222" office:value-type="float" office:value="38">
            <text:p>38</text:p>
          </table:table-cell>
          <table:table-cell table:style-name="ce226" office:value-type="float" office:value="7801613147">
            <text:p>7801613147</text:p>
          </table:table-cell>
          <table:table-cell table:style-name="ce232" office:value-type="string">
            <text:p>人民法院案例选(总第38辑)</text:p>
          </table:table-cell>
          <table:table-cell table:style-name="ce232"/>
          <table:table-cell table:style-name="ce274" office:value-type="float" office:value="26">
            <text:p>26.00</text:p>
          </table:table-cell>
          <table:table-cell table:style-name="ce256" office:value-type="date" office:date-value="2002-05-01T02:23:25">
            <text:p>5/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39">
            <text:p>39</text:p>
          </table:table-cell>
          <table:table-cell table:style-name="ce226" office:value-type="float" office:value="7801613031">
            <text:p>7801613031</text:p>
          </table:table-cell>
          <table:table-cell table:style-name="ce232" office:value-type="string">
            <text:p>人民法院优秀裁判文书选(山东卷)</text:p>
          </table:table-cell>
          <table:table-cell table:style-name="ce232"/>
          <table:table-cell table:style-name="ce274" office:value-type="float" office:value="35">
            <text:p>35.00</text:p>
          </table:table-cell>
          <table:table-cell table:style-name="ce256" office:value-type="date" office:date-value="2002-03-14T02:23:25">
            <text:p>3/14/2002</text:p>
          </table:table-cell>
          <table:table-cell table:style-name="ce226" office:value-type="string">
            <text:p>人民法院</text:p>
          </table:table-cell>
          <table:table-cell table:number-columns-repeated="249"/>
        </table:table-row>
        <table:table-row table:style-name="ro22">
          <table:table-cell table:style-name="ce222" office:value-type="float" office:value="40">
            <text:p>40</text:p>
          </table:table-cell>
          <table:table-cell table:style-name="ce226" office:value-type="float" office:value="7801613007">
            <text:p>7801613007</text:p>
          </table:table-cell>
          <table:table-cell table:style-name="ce232" office:value-type="string">
            <text:p>审判长适用法律手册--涉外海事海商卷(上下)</text:p>
          </table:table-cell>
          <table:table-cell table:style-name="ce232" office:value-type="string">
            <text:p>万鄂湘</text:p>
          </table:table-cell>
          <table:table-cell table:style-name="ce274" office:value-type="float" office:value="98">
            <text:p>98.00</text:p>
          </table:table-cell>
          <table:table-cell table:style-name="ce256" office:value-type="date" office:date-value="2002-04-14T02:23:25">
            <text:p>4/14/2002</text:p>
          </table:table-cell>
          <table:table-cell table:style-name="ce226" office:value-type="string">
            <text:p>人民法院</text:p>
          </table:table-cell>
          <table:table-cell table:number-columns-repeated="249"/>
        </table:table-row>
        <table:table-row table:style-name="ro22">
          <table:table-cell table:style-name="ce222" office:value-type="float" office:value="41">
            <text:p>41</text:p>
          </table:table-cell>
          <table:table-cell table:style-name="ce226" office:value-type="float" office:value="7801612787">
            <text:p>7801612787</text:p>
          </table:table-cell>
          <table:table-cell table:style-name="ce232" office:value-type="string">
            <text:p>司法信箱集(第3辑)</text:p>
          </table:table-cell>
          <table:table-cell table:style-name="ce232" office:value-type="string">
            <text:p>刘家琛</text:p>
          </table:table-cell>
          <table:table-cell table:style-name="ce274" office:value-type="float" office:value="46">
            <text:p>46.00</text:p>
          </table:table-cell>
          <table:table-cell table:style-name="ce256" office:value-type="date" office:date-value="2002-04-14T02:23:25">
            <text:p>4/14/2002</text:p>
          </table:table-cell>
          <table:table-cell table:style-name="ce226" office:value-type="string">
            <text:p>人民法院</text:p>
          </table:table-cell>
          <table:table-cell table:number-columns-repeated="249"/>
        </table:table-row>
        <table:table-row table:style-name="ro22">
          <table:table-cell table:style-name="ce222" office:value-type="float" office:value="42">
            <text:p>42</text:p>
          </table:table-cell>
          <table:table-cell table:style-name="ce226" office:value-type="float" office:value="7801612698">
            <text:p>7801612698</text:p>
          </table:table-cell>
          <table:table-cell table:style-name="ce232" office:value-type="string">
            <text:p>诉讼程序适用指南(上下)</text:p>
          </table:table-cell>
          <table:table-cell table:style-name="ce232" office:value-type="string">
            <text:p>杨润时</text:p>
          </table:table-cell>
          <table:table-cell table:style-name="ce274" office:value-type="float" office:value="118">
            <text:p>118.00</text:p>
          </table:table-cell>
          <table:table-cell table:style-name="ce256" office:value-type="date" office:date-value="2002-04-14T02:23:25">
            <text:p>4/14/2002</text:p>
          </table:table-cell>
          <table:table-cell table:style-name="ce226" office:value-type="string">
            <text:p>人民法院</text:p>
          </table:table-cell>
          <table:table-cell table:number-columns-repeated="249"/>
        </table:table-row>
        <table:table-row table:style-name="ro22">
          <table:table-cell table:style-name="ce222" office:value-type="float" office:value="43">
            <text:p>43</text:p>
          </table:table-cell>
          <table:table-cell table:style-name="ce226" office:value-type="float" office:value="7801612965">
            <text:p>7801612965</text:p>
          </table:table-cell>
          <table:table-cell table:style-name="ce232" office:value-type="string">
            <text:p>刑法分论<text:span text:style-name="T4">(</text:span><text:span text:style-name="T5">北京大学远程教育法学试用教材</text:span><text:span text:style-name="T4">)</text:span></text:p>
          </table:table-cell>
          <table:table-cell table:style-name="ce232" office:value-type="string">
            <text:p>梁根林</text:p>
          </table:table-cell>
          <table:table-cell table:style-name="ce274" office:value-type="float" office:value="42">
            <text:p>42.00</text:p>
          </table:table-cell>
          <table:table-cell table:style-name="ce256" office:value-type="date" office:date-value="2002-03-14T02:23:25">
            <text:p>3/14/2002</text:p>
          </table:table-cell>
          <table:table-cell table:style-name="ce226" office:value-type="string">
            <text:p>人民法院</text:p>
          </table:table-cell>
          <table:table-cell table:number-columns-repeated="249"/>
        </table:table-row>
        <table:table-row table:style-name="ro22">
          <table:table-cell table:style-name="ce222" office:value-type="float" office:value="44">
            <text:p>44</text:p>
          </table:table-cell>
          <table:table-cell table:style-name="ce226" office:value-type="float" office:value="7801613015">
            <text:p>7801613015</text:p>
          </table:table-cell>
          <table:table-cell table:style-name="ce232" office:value-type="string">
            <text:p>中国当代审判制度概述</text:p>
          </table:table-cell>
          <table:table-cell table:style-name="ce232" office:value-type="string">
            <text:p>张柏峰</text:p>
          </table:table-cell>
          <table:table-cell table:style-name="ce274" office:value-type="float" office:value="33">
            <text:p>33.00</text:p>
          </table:table-cell>
          <table:table-cell table:style-name="ce256" office:value-type="date" office:date-value="2002-04-14T02:23:25">
            <text:p>4/14/2002</text:p>
          </table:table-cell>
          <table:table-cell table:style-name="ce226" office:value-type="string">
            <text:p>人民法院</text:p>
          </table:table-cell>
          <table:table-cell table:number-columns-repeated="249"/>
        </table:table-row>
        <table:table-row table:style-name="ro22">
          <table:table-cell table:style-name="ce222" office:value-type="float" office:value="45">
            <text:p>45</text:p>
          </table:table-cell>
          <table:table-cell table:style-name="ce226" office:value-type="float" office:value="7562021481">
            <text:p>7562021481</text:p>
          </table:table-cell>
          <table:table-cell table:style-name="ce232" office:value-type="string">
            <text:p>20世纪90年代中国法制心理科学研究</text:p>
          </table:table-cell>
          <table:table-cell table:style-name="ce232" office:value-type="string">
            <text:p>罗大华</text:p>
          </table:table-cell>
          <table:table-cell table:style-name="ce274" office:value-type="float" office:value="58">
            <text:p>58.00</text:p>
          </table:table-cell>
          <table:table-cell table:style-name="ce256" office:value-type="date" office:date-value="2002-04-16T02:23:25">
            <text:p>4/16/2002</text:p>
          </table:table-cell>
          <table:table-cell table:style-name="ce226" office:value-type="string">
            <text:p>政法大学</text:p>
          </table:table-cell>
          <table:table-cell table:number-columns-repeated="249"/>
        </table:table-row>
        <table:table-row table:style-name="ro22">
          <table:table-cell table:style-name="ce222" office:value-type="float" office:value="46">
            <text:p>46</text:p>
          </table:table-cell>
          <table:table-cell table:style-name="ce226" office:value-type="float" office:value="7562022224">
            <text:p>7562022224</text:p>
          </table:table-cell>
          <table:table-cell table:style-name="ce232" office:value-type="string">
            <text:p>法大刑法学研究文集</text:p>
          </table:table-cell>
          <table:table-cell table:style-name="ce232"/>
          <table:table-cell table:style-name="ce274" office:value-type="float" office:value="19">
            <text:p>19.00</text:p>
          </table:table-cell>
          <table:table-cell table:style-name="ce256" office:value-type="date" office:date-value="2002-05-01T02:23:25">
            <text:p>5/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47">
            <text:p>47</text:p>
          </table:table-cell>
          <table:table-cell table:style-name="ce226" office:value-type="float" office:value="7562021910">
            <text:p>7562021910</text:p>
          </table:table-cell>
          <table:table-cell table:style-name="ce232" office:value-type="string">
            <text:p>法制心理学理论与实践</text:p>
          </table:table-cell>
          <table:table-cell table:style-name="ce232" office:value-type="string">
            <text:p>刘邦惠</text:p>
          </table:table-cell>
          <table:table-cell table:style-name="ce274" office:value-type="float" office:value="30">
            <text:p>30.00</text:p>
          </table:table-cell>
          <table:table-cell table:style-name="ce256" office:value-type="date" office:date-value="2002-04-16T02:23:25">
            <text:p>4/16/2002</text:p>
          </table:table-cell>
          <table:table-cell table:style-name="ce226" office:value-type="string">
            <text:p>政法大学</text:p>
          </table:table-cell>
          <table:table-cell table:number-columns-repeated="249"/>
        </table:table-row>
        <table:table-row table:style-name="ro22">
          <table:table-cell table:style-name="ce222" office:value-type="float" office:value="48">
            <text:p>48</text:p>
          </table:table-cell>
          <table:table-cell table:style-name="ce226" office:value-type="float" office:value="7562010196">
            <text:p>7562010196</text:p>
          </table:table-cell>
          <table:table-cell table:style-name="ce232" office:value-type="string">
            <text:p>国际诉讼竞合</text:p>
          </table:table-cell>
          <table:table-cell table:style-name="ce232" office:value-type="string">
            <text:p>李旺</text:p>
          </table:table-cell>
          <table:table-cell table:style-name="ce274" office:value-type="float" office:value="21">
            <text:p>21.00</text:p>
          </table:table-cell>
          <table:table-cell table:style-name="ce256" office:value-type="date" office:date-value="2002-04-16T02:23:25">
            <text:p>4/16/2002</text:p>
          </table:table-cell>
          <table:table-cell table:style-name="ce226" office:value-type="string">
            <text:p>政法大学</text:p>
          </table:table-cell>
          <table:table-cell table:number-columns-repeated="249"/>
        </table:table-row>
        <table:table-row table:style-name="ro22">
          <table:table-cell table:style-name="ce222" office:value-type="float" office:value="49">
            <text:p>49</text:p>
          </table:table-cell>
          <table:table-cell table:style-name="ce226" office:value-type="float" office:value="7562021198">
            <text:p>7562021198</text:p>
          </table:table-cell>
          <table:table-cell table:style-name="ce232" office:value-type="string">
            <text:p>民事诉讼当事人研究</text:p>
          </table:table-cell>
          <table:table-cell table:style-name="ce232" office:value-type="string">
            <text:p>肖建华</text:p>
          </table:table-cell>
          <table:table-cell table:style-name="ce274" office:value-type="float" office:value="24">
            <text:p>24.00</text:p>
          </table:table-cell>
          <table:table-cell table:style-name="ce256" office:value-type="date" office:date-value="2002-01-16T02:23:25">
            <text:p>1/16/2002</text:p>
          </table:table-cell>
          <table:table-cell table:style-name="ce226" office:value-type="string">
            <text:p>政法大学</text:p>
          </table:table-cell>
          <table:table-cell table:number-columns-repeated="249"/>
        </table:table-row>
        <table:table-row table:style-name="ro22">
          <table:table-cell table:style-name="ce222" office:value-type="float" office:value="50">
            <text:p>50</text:p>
          </table:table-cell>
          <table:table-cell table:style-name="ce226" office:value-type="float" office:value="7562012121">
            <text:p>7562012121</text:p>
          </table:table-cell>
          <table:table-cell table:style-name="ce232" office:value-type="string">
            <text:p>违约责任论(修订版)</text:p>
          </table:table-cell>
          <table:table-cell table:style-name="ce232" office:value-type="string">
            <text:p>王利明</text:p>
          </table:table-cell>
          <table:table-cell table:style-name="ce274" office:value-type="float" office:value="39">
            <text:p>39.00</text:p>
          </table:table-cell>
          <table:table-cell table:style-name="ce256" office:value-type="date" office:date-value="2000-02-14T02:23:25">
            <text:p>2/14/2000</text:p>
          </table:table-cell>
          <table:table-cell table:style-name="ce226" office:value-type="string">
            <text:p>政法大学</text:p>
          </table:table-cell>
          <table:table-cell table:number-columns-repeated="249"/>
        </table:table-row>
        <table:table-row table:style-name="ro22">
          <table:table-cell table:style-name="ce222" office:value-type="float" office:value="51">
            <text:p>51</text:p>
          </table:table-cell>
          <table:table-cell table:style-name="ce226" office:value-type="float" office:value="7562021392">
            <text:p>7562021392</text:p>
          </table:table-cell>
          <table:table-cell table:style-name="ce232" office:value-type="string">
            <text:p>英国民事诉讼与民事司法改革</text:p>
          </table:table-cell>
          <table:table-cell table:style-name="ce232" office:value-type="string">
            <text:p>徐昕</text:p>
          </table:table-cell>
          <table:table-cell table:style-name="ce274" office:value-type="float" office:value="38">
            <text:p>38.00</text:p>
          </table:table-cell>
          <table:table-cell table:style-name="ce256" office:value-type="date" office:date-value="2002-04-16T02:23:25">
            <text:p>4/16/2002</text:p>
          </table:table-cell>
          <table:table-cell table:style-name="ce226" office:value-type="string">
            <text:p>政法大学</text:p>
          </table:table-cell>
          <table:table-cell table:number-columns-repeated="249"/>
        </table:table-row>
        <table:table-row table:style-name="ro22">
          <table:table-cell table:style-name="ce222" office:value-type="float" office:value="52">
            <text:p>52</text:p>
          </table:table-cell>
          <table:table-cell table:style-name="ce226" office:value-type="float" office:value="7562022186">
            <text:p>7562022186</text:p>
          </table:table-cell>
          <table:table-cell table:style-name="ce232" office:value-type="string">
            <text:p>政法评论(2002年卷)</text:p>
          </table:table-cell>
          <table:table-cell table:style-name="ce232"/>
          <table:table-cell table:style-name="ce274" office:value-type="float" office:value="36">
            <text:p>36.00</text:p>
          </table:table-cell>
          <table:table-cell table:style-name="ce256" office:value-type="date" office:date-value="2002-05-14T02:23:25">
            <text:p>5/14/2002</text:p>
          </table:table-cell>
          <table:table-cell table:style-name="ce226" office:value-type="string">
            <text:p>政法大学</text:p>
          </table:table-cell>
          <table:table-cell table:number-columns-repeated="249"/>
        </table:table-row>
        <table:table-row table:style-name="ro22">
          <table:table-cell table:style-name="ce222" office:value-type="float" office:value="53">
            <text:p>53</text:p>
          </table:table-cell>
          <table:table-cell table:style-name="ce226" office:value-type="float" office:value="7562020361">
            <text:p>7562020361</text:p>
          </table:table-cell>
          <table:table-cell table:style-name="ce232" office:value-type="string">
            <text:p>知识产权法原理</text:p>
          </table:table-cell>
          <table:table-cell table:style-name="ce232" office:value-type="string">
            <text:p>金勇军</text:p>
          </table:table-cell>
          <table:table-cell table:style-name="ce274" office:value-type="float" office:value="26">
            <text:p>26.00</text:p>
          </table:table-cell>
          <table:table-cell table:style-name="ce256" office:value-type="date" office:date-value="2002-04-01T02:23:25">
            <text:p>4/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54">
            <text:p>54</text:p>
          </table:table-cell>
          <table:table-cell table:style-name="ce226" office:value-type="float" office:value="7800839478">
            <text:p>7800839478</text:p>
          </table:table-cell>
          <table:table-cell table:style-name="ce232" office:value-type="string">
            <text:p>&lt;&lt;公民权利和政治权利国际公约&gt;&gt;批准与实施问题研究</text:p>
          </table:table-cell>
          <table:table-cell table:style-name="ce232" office:value-type="string">
            <text:p>陈光中</text:p>
          </table:table-cell>
          <table:table-cell table:style-name="ce274" office:value-type="float" office:value="39">
            <text:p>39.00</text:p>
          </table:table-cell>
          <table:table-cell table:style-name="ce256" office:value-type="date" office:date-value="2002-04-14T02:23:25">
            <text:p>4/14/2002</text:p>
          </table:table-cell>
          <table:table-cell table:style-name="ce226" office:value-type="string">
            <text:p>中国法制</text:p>
          </table:table-cell>
          <table:table-cell table:number-columns-repeated="249"/>
        </table:table-row>
        <table:table-row table:style-name="ro22">
          <table:table-cell table:style-name="ce222" office:value-type="float" office:value="55">
            <text:p>55</text:p>
          </table:table-cell>
          <table:table-cell table:style-name="ce226" office:value-type="float" office:value="7800839443">
            <text:p>7800839443</text:p>
          </table:table-cell>
          <table:table-cell table:style-name="ce232" office:value-type="string">
            <text:p>办理担保案件法律依据</text:p>
          </table:table-cell>
          <table:table-cell table:style-name="ce232"/>
          <table:table-cell table:style-name="ce274" office:value-type="float" office:value="23">
            <text:p>23.00</text:p>
          </table:table-cell>
          <table:table-cell table:style-name="ce256" office:value-type="date" office:date-value="2002-05-01T02:23:25">
            <text:p>5/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56">
            <text:p>56</text:p>
          </table:table-cell>
          <table:table-cell table:style-name="ce226" office:value-type="float" office:value="7800839443">
            <text:p>7800839443</text:p>
          </table:table-cell>
          <table:table-cell table:style-name="ce232" office:value-type="string">
            <text:p>办理国家赔偿案件法律依据</text:p>
          </table:table-cell>
          <table:table-cell table:style-name="ce232"/>
          <table:table-cell table:style-name="ce274" office:value-type="float" office:value="21">
            <text:p>21.00</text:p>
          </table:table-cell>
          <table:table-cell table:style-name="ce256" office:value-type="date" office:date-value="2002-05-01T02:23:25">
            <text:p>5/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57">
            <text:p>57</text:p>
          </table:table-cell>
          <table:table-cell table:style-name="ce226" office:value-type="float" office:value="7800839443">
            <text:p>7800839443</text:p>
          </table:table-cell>
          <table:table-cell table:style-name="ce232" office:value-type="string">
            <text:p>办理房屋拆迁案件法律依据</text:p>
          </table:table-cell>
          <table:table-cell table:style-name="ce232"/>
          <table:table-cell table:style-name="ce274" office:value-type="float" office:value="15">
            <text:p>15.00</text:p>
          </table:table-cell>
          <table:table-cell table:style-name="ce256" office:value-type="date" office:date-value="2002-06-01T02:23:25">
            <text:p>6/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58">
            <text:p>58</text:p>
          </table:table-cell>
          <table:table-cell table:style-name="ce226" office:value-type="float" office:value="7800839443">
            <text:p>7800839443</text:p>
          </table:table-cell>
          <table:table-cell table:style-name="ce232" office:value-type="string">
            <text:p>办理劳动争议案件法律依据</text:p>
          </table:table-cell>
          <table:table-cell table:style-name="ce232"/>
          <table:table-cell table:style-name="ce274" office:value-type="float" office:value="25">
            <text:p>25.00</text:p>
          </table:table-cell>
          <table:table-cell table:style-name="ce256" office:value-type="date" office:date-value="2002-06-01T02:23:25">
            <text:p>6/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59">
            <text:p>59</text:p>
          </table:table-cell>
          <table:table-cell table:style-name="ce226" office:value-type="float" office:value="7800839443">
            <text:p>7800839443</text:p>
          </table:table-cell>
          <table:table-cell table:style-name="ce232" office:value-type="string">
            <text:p>办理证券期货案件法律依据</text:p>
          </table:table-cell>
          <table:table-cell table:style-name="ce232"/>
          <table:table-cell table:style-name="ce274" office:value-type="float" office:value="26">
            <text:p>26.00</text:p>
          </table:table-cell>
          <table:table-cell table:style-name="ce256" office:value-type="date" office:date-value="2002-06-01T02:23:25">
            <text:p>6/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60">
            <text:p>60</text:p>
          </table:table-cell>
          <table:table-cell table:style-name="ce226" office:value-type="float" office:value="7800839443">
            <text:p>7800839443</text:p>
          </table:table-cell>
          <table:table-cell table:style-name="ce232" office:value-type="string">
            <text:p>办理借款案件法律依据</text:p>
          </table:table-cell>
          <table:table-cell table:style-name="ce232"/>
          <table:table-cell table:style-name="ce274" office:value-type="float" office:value="27">
            <text:p>27.00</text:p>
          </table:table-cell>
          <table:table-cell table:style-name="ce256" office:value-type="date" office:date-value="2002-05-14T02:23:25">
            <text:p>5/14/2002</text:p>
          </table:table-cell>
          <table:table-cell table:style-name="ce226" office:value-type="string">
            <text:p>中国法制</text:p>
          </table:table-cell>
          <table:table-cell table:number-columns-repeated="249"/>
        </table:table-row>
        <table:table-row table:style-name="ro22">
          <table:table-cell table:style-name="ce222" office:value-type="float" office:value="61">
            <text:p>61</text:p>
          </table:table-cell>
          <table:table-cell table:style-name="ce226" office:value-type="float" office:value="7800839443">
            <text:p>7800839443</text:p>
          </table:table-cell>
          <table:table-cell table:style-name="ce232" office:value-type="string">
            <text:p>办理司法鉴定法律依据</text:p>
          </table:table-cell>
          <table:table-cell table:style-name="ce232"/>
          <table:table-cell table:style-name="ce274" office:value-type="float" office:value="19">
            <text:p>19.00</text:p>
          </table:table-cell>
          <table:table-cell table:style-name="ce256" office:value-type="date" office:date-value="2002-05-01T02:23:25">
            <text:p>5/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62">
            <text:p>62</text:p>
          </table:table-cell>
          <table:table-cell table:style-name="ce226" office:value-type="float" office:value="7800839443">
            <text:p>7800839443</text:p>
          </table:table-cell>
          <table:table-cell table:style-name="ce232" office:value-type="string">
            <text:p>办理医疗事故案件法律依据</text:p>
          </table:table-cell>
          <table:table-cell table:style-name="ce232"/>
          <table:table-cell table:style-name="ce274" office:value-type="float" office:value="27">
            <text:p>27.00</text:p>
          </table:table-cell>
          <table:table-cell table:style-name="ce256" office:value-type="date" office:date-value="2002-05-01T02:23:25">
            <text:p>5/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63">
            <text:p>63</text:p>
          </table:table-cell>
          <table:table-cell table:style-name="ce226" office:value-type="float" office:value="7800839362">
            <text:p>7800839362</text:p>
          </table:table-cell>
          <table:table-cell table:style-name="ce232" office:value-type="string">
            <text:p>现行民事法律司法解释</text:p>
          </table:table-cell>
          <table:table-cell table:style-name="ce232"/>
          <table:table-cell table:style-name="ce274" office:value-type="float" office:value="60">
            <text:p>60.00</text:p>
          </table:table-cell>
          <table:table-cell table:style-name="ce256" office:value-type="date" office:date-value="2002-05-14T02:23:25">
            <text:p>5/14/2002</text:p>
          </table:table-cell>
          <table:table-cell table:style-name="ce226" office:value-type="string">
            <text:p>中国法制</text:p>
          </table:table-cell>
          <table:table-cell table:number-columns-repeated="249"/>
        </table:table-row>
        <table:table-row table:style-name="ro22">
          <table:table-cell table:style-name="ce222" office:value-type="float" office:value="64">
            <text:p>64</text:p>
          </table:table-cell>
          <table:table-cell table:style-name="ce226" office:value-type="string">
            <text:p>780083932X</text:p>
          </table:table-cell>
          <table:table-cell table:style-name="ce232" office:value-type="string">
            <text:p>现行民事诉讼法司法解释</text:p>
          </table:table-cell>
          <table:table-cell table:style-name="ce232"/>
          <table:table-cell table:style-name="ce274" office:value-type="float" office:value="47">
            <text:p>47.00</text:p>
          </table:table-cell>
          <table:table-cell table:style-name="ce256" office:value-type="date" office:date-value="2002-04-14T02:23:25">
            <text:p>4/14/2002</text:p>
          </table:table-cell>
          <table:table-cell table:style-name="ce226" office:value-type="string">
            <text:p>中国法制</text:p>
          </table:table-cell>
          <table:table-cell table:number-columns-repeated="249"/>
        </table:table-row>
        <table:table-row table:style-name="ro22">
          <table:table-cell table:style-name="ce222" office:value-type="float" office:value="65">
            <text:p>65</text:p>
          </table:table-cell>
          <table:table-cell table:style-name="ce226" office:value-type="float" office:value="7800839893">
            <text:p>7800839893</text:p>
          </table:table-cell>
          <table:table-cell table:style-name="ce232" office:value-type="string">
            <text:p>有组织犯罪研究(第一卷)-中国大陆黑社会(性质)犯罪研究</text:p>
          </table:table-cell>
          <table:table-cell table:style-name="ce232" office:value-type="string">
            <text:p>何秉松</text:p>
          </table:table-cell>
          <table:table-cell table:style-name="ce274" office:value-type="float" office:value="39">
            <text:p>39.00</text:p>
          </table:table-cell>
          <table:table-cell table:style-name="ce256" office:value-type="date" office:date-value="2002-05-01T02:23:25">
            <text:p>5/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66">
            <text:p>66</text:p>
          </table:table-cell>
          <table:table-cell table:style-name="ce226" office:value-type="float" office:value="7800839303">
            <text:p>7800839303</text:p>
          </table:table-cell>
          <table:table-cell table:style-name="ce232" office:value-type="string">
            <text:p>知识产权法律适用与司法解释</text:p>
          </table:table-cell>
          <table:table-cell table:style-name="ce232" office:value-type="string">
            <text:p>蒋志培</text:p>
          </table:table-cell>
          <table:table-cell table:style-name="ce274" office:value-type="float" office:value="23">
            <text:p>23.00</text:p>
          </table:table-cell>
          <table:table-cell table:style-name="ce256" office:value-type="date" office:date-value="2002-05-22T02:23:25">
            <text:p>5/22/2002</text:p>
          </table:table-cell>
          <table:table-cell table:style-name="ce226" office:value-type="string">
            <text:p>中国法制</text:p>
          </table:table-cell>
          <table:table-cell table:number-columns-repeated="249"/>
        </table:table-row>
        <table:table-row table:style-name="ro22">
          <table:table-cell table:style-name="ce222" office:value-type="float" office:value="67">
            <text:p>67</text:p>
          </table:table-cell>
          <table:table-cell table:style-name="ce226" office:value-type="float" office:value="7800836479">
            <text:p>7800836479</text:p>
          </table:table-cell>
          <table:table-cell table:style-name="ce232" office:value-type="string">
            <text:p>中华人民共和国涉外法规汇编(中英文对照2000)</text:p>
          </table:table-cell>
          <table:table-cell table:style-name="ce232"/>
          <table:table-cell table:style-name="ce274" office:value-type="float" office:value="380">
            <text:p>380.00</text:p>
          </table:table-cell>
          <table:table-cell table:style-name="ce256" office:value-type="date" office:date-value="2002-02-14T02:23:25">
            <text:p>2/14/2002</text:p>
          </table:table-cell>
          <table:table-cell table:style-name="ce226" office:value-type="string">
            <text:p>中国法制</text:p>
          </table:table-cell>
          <table:table-cell table:number-columns-repeated="249"/>
        </table:table-row>
        <table:table-row table:style-name="ro22">
          <table:table-cell table:style-name="ce222" office:value-type="float" office:value="68">
            <text:p>68</text:p>
          </table:table-cell>
          <table:table-cell table:style-name="ce226" office:value-type="float" office:value="7800839109">
            <text:p>7800839109</text:p>
          </table:table-cell>
          <table:table-cell table:style-name="ce232" office:value-type="string">
            <text:p>中华人民共和国新法规汇编(2002年第5辑)(总第63辑)</text:p>
          </table:table-cell>
          <table:table-cell table:style-name="ce232"/>
          <table:table-cell table:style-name="ce274" office:value-type="float" office:value="12">
            <text:p>12.00</text:p>
          </table:table-cell>
          <table:table-cell table:style-name="ce256" office:value-type="date" office:date-value="2002-05-01T02:23:25">
            <text:p>5/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69">
            <text:p>69</text:p>
          </table:table-cell>
          <table:table-cell table:style-name="ce226" office:value-type="float" office:value="7206039820">
            <text:p>7206039820</text:p>
          </table:table-cell>
          <table:table-cell table:style-name="ce232" office:value-type="string">
            <text:p>现行刑事法律司法解释分解集成</text:p>
          </table:table-cell>
          <table:table-cell table:style-name="ce232"/>
          <table:table-cell table:style-name="ce274" office:value-type="float" office:value="80">
            <text:p>80.00</text:p>
          </table:table-cell>
          <table:table-cell table:style-name="ce256" office:value-type="date" office:date-value="2002-06-03T02:23:25">
            <text:p>6/3/2002</text:p>
          </table:table-cell>
          <table:table-cell table:style-name="ce226" office:value-type="string">
            <text:p>吉林人民</text:p>
          </table:table-cell>
          <table:table-cell table:number-columns-repeated="249"/>
        </table:table-row>
        <table:table-row table:style-name="ro22">
          <table:table-cell table:style-name="ce222" office:value-type="float" office:value="70">
            <text:p>70</text:p>
          </table:table-cell>
          <table:table-cell table:style-name="ce226" office:value-type="float" office:value="7206039537">
            <text:p>7206039537</text:p>
          </table:table-cell>
          <table:table-cell table:style-name="ce232" office:value-type="string">
            <text:p>中华人民共和国常用法律法规全书(2002年版)</text:p>
          </table:table-cell>
          <table:table-cell table:style-name="ce232"/>
          <table:table-cell table:style-name="ce274" office:value-type="float" office:value="110">
            <text:p>110.00</text:p>
          </table:table-cell>
          <table:table-cell table:style-name="ce256" office:value-type="date" office:date-value="2002-04-17T02:23:25">
            <text:p>4/17/2002</text:p>
          </table:table-cell>
          <table:table-cell table:style-name="ce226" office:value-type="string">
            <text:p>吉林人民</text:p>
          </table:table-cell>
          <table:table-cell table:number-columns-repeated="249"/>
        </table:table-row>
        <table:table-row table:style-name="ro22">
          <table:table-cell table:style-name="ce222" office:value-type="float" office:value="71">
            <text:p>71</text:p>
          </table:table-cell>
          <table:table-cell table:style-name="ce226" office:value-type="float" office:value="7206039529">
            <text:p>7206039529</text:p>
          </table:table-cell>
          <table:table-cell table:style-name="ce232" office:value-type="string">
            <text:p>中华人民共和国常用司法解释全书(2002年版)</text:p>
          </table:table-cell>
          <table:table-cell table:style-name="ce232"/>
          <table:table-cell table:style-name="ce274" office:value-type="float" office:value="110">
            <text:p>110.00</text:p>
          </table:table-cell>
          <table:table-cell table:style-name="ce256" office:value-type="date" office:date-value="2002-04-17T02:23:25">
            <text:p>4/17/2002</text:p>
          </table:table-cell>
          <table:table-cell table:style-name="ce226" office:value-type="string">
            <text:p>吉林人民</text:p>
          </table:table-cell>
          <table:table-cell table:number-columns-repeated="249"/>
        </table:table-row>
        <table:table-row table:style-name="ro22">
          <table:table-cell table:style-name="ce222" office:value-type="float" office:value="72">
            <text:p>72</text:p>
          </table:table-cell>
          <table:table-cell table:style-name="ce226" office:value-type="float" office:value="7810781103">
            <text:p>7810781103</text:p>
          </table:table-cell>
          <table:table-cell table:style-name="ce232" office:value-type="string">
            <text:p>案释WTO反倾销协议(英文对照)</text:p>
          </table:table-cell>
          <table:table-cell table:style-name="ce232" office:value-type="string">
            <text:p>陈静</text:p>
          </table:table-cell>
          <table:table-cell table:style-name="ce274" office:value-type="float" office:value="19">
            <text:p>19.00</text:p>
          </table:table-cell>
          <table:table-cell table:style-name="ce256" office:value-type="date" office:date-value="2002-01-28T02:23:25">
            <text:p>1/28/2002</text:p>
          </table:table-cell>
          <table:table-cell table:style-name="ce226" office:value-type="string">
            <text:p>经贸大学</text:p>
          </table:table-cell>
          <table:table-cell table:number-columns-repeated="249"/>
        </table:table-row>
        <table:table-row table:style-name="ro22">
          <table:table-cell table:style-name="ce222" office:value-type="float" office:value="73">
            <text:p>73</text:p>
          </table:table-cell>
          <table:table-cell table:style-name="ce226" office:value-type="float" office:value="7810780514">
            <text:p>7810780514</text:p>
          </table:table-cell>
          <table:table-cell table:style-name="ce232" office:value-type="string">
            <text:p>法国商法引论(比较民商法系列)</text:p>
          </table:table-cell>
          <table:table-cell table:style-name="ce232" office:value-type="string">
            <text:p>沈达明</text:p>
          </table:table-cell>
          <table:table-cell table:style-name="ce274" office:value-type="float" office:value="17">
            <text:p>17.00</text:p>
          </table:table-cell>
          <table:table-cell table:style-name="ce256" office:value-type="date" office:date-value="2002-04-28T02:23:25">
            <text:p>4/28/2002</text:p>
          </table:table-cell>
          <table:table-cell table:style-name="ce226" office:value-type="string">
            <text:p>经贸大学</text:p>
          </table:table-cell>
          <table:table-cell table:number-columns-repeated="249"/>
        </table:table-row>
        <table:table-row table:style-name="ro22">
          <table:table-cell table:style-name="ce222" office:value-type="float" office:value="74">
            <text:p>74</text:p>
          </table:table-cell>
          <table:table-cell table:style-name="ce226" office:value-type="float" office:value="7810780484">
            <text:p>7810780484</text:p>
          </table:table-cell>
          <table:table-cell table:style-name="ce232" office:value-type="string">
            <text:p>入世与中国利用外资和海外投资</text:p>
          </table:table-cell>
          <table:table-cell table:style-name="ce232" office:value-type="string">
            <text:p>卢进勇</text:p>
          </table:table-cell>
          <table:table-cell table:style-name="ce274" office:value-type="float" office:value="19">
            <text:p>19.00</text:p>
          </table:table-cell>
          <table:table-cell table:style-name="ce256" office:value-type="date" office:date-value="2001-12-28T02:23:25">
            <text:p>12/28/2001</text:p>
          </table:table-cell>
          <table:table-cell table:style-name="ce226" office:value-type="string">
            <text:p>经贸大学</text:p>
          </table:table-cell>
          <table:table-cell table:number-columns-repeated="249"/>
        </table:table-row>
        <table:table-row table:style-name="ro22">
          <table:table-cell table:style-name="ce222" office:value-type="float" office:value="75">
            <text:p>75</text:p>
          </table:table-cell>
          <table:table-cell table:style-name="ce226" office:value-type="float" office:value="7561036639">
            <text:p>7561036639</text:p>
          </table:table-cell>
          <table:table-cell table:style-name="ce232" office:value-type="string">
            <text:p>中国新刑法418个罪名例解</text:p>
          </table:table-cell>
          <table:table-cell table:style-name="ce232"/>
          <table:table-cell table:style-name="ce274" office:value-type="float" office:value="65">
            <text:p>65.00</text:p>
          </table:table-cell>
          <table:table-cell table:style-name="ce256" office:value-type="date" office:date-value="2002-02-01T02:23:25">
            <text:p>2/1/2002</text:p>
          </table:table-cell>
          <table:table-cell table:style-name="ce226" office:value-type="string">
            <text:p>辽宁大学</text:p>
          </table:table-cell>
          <table:table-cell table:number-columns-repeated="249"/>
        </table:table-row>
        <table:table-row table:style-name="ro22">
          <table:table-cell table:style-name="ce222" office:value-type="float" office:value="76">
            <text:p>76</text:p>
          </table:table-cell>
          <table:table-cell table:style-name="ce226" office:value-type="float" office:value="7800786331">
            <text:p>7800786331</text:p>
          </table:table-cell>
          <table:table-cell table:style-name="ce232" office:value-type="string">
            <text:p>1985-2002年司法解释</text:p>
          </table:table-cell>
          <table:table-cell table:style-name="ce232"/>
          <table:table-cell table:style-name="ce274" office:value-type="float" office:value="45">
            <text:p>45.00</text:p>
          </table:table-cell>
          <table:table-cell table:style-name="ce256" office:value-type="date" office:date-value="2002-04-01T02:23:25">
            <text:p>4/1/2002</text:p>
          </table:table-cell>
          <table:table-cell table:style-name="ce226" office:value-type="string">
            <text:p>民主法制</text:p>
          </table:table-cell>
          <table:table-cell table:number-columns-repeated="249"/>
        </table:table-row>
        <table:table-row table:style-name="ro22">
          <table:table-cell table:style-name="ce222" office:value-type="float" office:value="77">
            <text:p>77</text:p>
          </table:table-cell>
          <table:table-cell table:style-name="ce226" office:value-type="float" office:value="7800785750">
            <text:p>7800785750</text:p>
          </table:table-cell>
          <table:table-cell table:style-name="ce232" office:value-type="string">
            <text:p>民事诉讼证据操作指南</text:p>
          </table:table-cell>
          <table:table-cell table:style-name="ce232"/>
          <table:table-cell table:style-name="ce274" office:value-type="float" office:value="18.5">
            <text:p>18.50</text:p>
          </table:table-cell>
          <table:table-cell table:style-name="ce256" office:value-type="date" office:date-value="2002-04-01T02:23:25">
            <text:p>4/1/2002</text:p>
          </table:table-cell>
          <table:table-cell table:style-name="ce226" office:value-type="string">
            <text:p>民主法制</text:p>
          </table:table-cell>
          <table:table-cell table:number-columns-repeated="249"/>
        </table:table-row>
        <table:table-row table:style-name="ro22">
          <table:table-cell table:style-name="ce222" office:value-type="float" office:value="78">
            <text:p>78</text:p>
          </table:table-cell>
          <table:table-cell table:style-name="ce226" office:value-type="string">
            <text:p>780078603X</text:p>
          </table:table-cell>
          <table:table-cell table:style-name="ce232" office:value-type="string">
            <text:p>中国入世承诺法律文本解释</text:p>
          </table:table-cell>
          <table:table-cell table:style-name="ce232"/>
          <table:table-cell table:style-name="ce274" office:value-type="float" office:value="16">
            <text:p>16.00</text:p>
          </table:table-cell>
          <table:table-cell table:style-name="ce256" office:value-type="date" office:date-value="2002-04-01T02:23:25">
            <text:p>4/1/2002</text:p>
          </table:table-cell>
          <table:table-cell table:style-name="ce226" office:value-type="string">
            <text:p>民主法制</text:p>
          </table:table-cell>
          <table:table-cell table:number-columns-repeated="249"/>
        </table:table-row>
        <table:table-row table:style-name="ro22">
          <table:table-cell table:style-name="ce222" office:value-type="float" office:value="79">
            <text:p>79</text:p>
          </table:table-cell>
          <table:table-cell table:style-name="ce226" office:value-type="float" office:value="7010036349">
            <text:p>7010036349</text:p>
          </table:table-cell>
          <table:table-cell table:style-name="ce232" office:value-type="string">
            <text:p>中华人民共和国现行法律行政法规汇编</text:p>
          </table:table-cell>
          <table:table-cell table:style-name="ce232"/>
          <table:table-cell table:style-name="ce274" office:value-type="float" office:value="260">
            <text:p>260.00</text:p>
          </table:table-cell>
          <table:table-cell table:style-name="ce256" office:value-type="date" office:date-value="2002-04-20T02:23:25">
            <text:p>4/20/2002</text:p>
          </table:table-cell>
          <table:table-cell table:style-name="ce226" office:value-type="string">
            <text:p>人民</text:p>
          </table:table-cell>
          <table:table-cell table:number-columns-repeated="249"/>
        </table:table-row>
        <table:table-row table:style-name="ro22">
          <table:table-cell table:style-name="ce222" office:value-type="float" office:value="80">
            <text:p>80</text:p>
          </table:table-cell>
          <table:table-cell table:style-name="ce226" office:value-type="float" office:value="7100033349">
            <text:p>7100033349</text:p>
          </table:table-cell>
          <table:table-cell table:style-name="ce232" office:value-type="string">
            <text:p>活的法律</text:p>
          </table:table-cell>
          <table:table-cell table:style-name="ce232"/>
          <table:table-cell table:style-name="ce274" office:value-type="float" office:value="29">
            <text:p>29.00</text:p>
          </table:table-cell>
          <table:table-cell table:style-name="ce256" office:value-type="date" office:date-value="2001-12-16T02:23:25">
            <text:p>12/16/2001</text:p>
          </table:table-cell>
          <table:table-cell table:style-name="ce226" office:value-type="string">
            <text:p>商务</text:p>
          </table:table-cell>
          <table:table-cell table:number-columns-repeated="249"/>
        </table:table-row>
        <table:table-row table:style-name="ro22">
          <table:table-cell table:style-name="ce222" office:value-type="float" office:value="81">
            <text:p>81</text:p>
          </table:table-cell>
          <table:table-cell table:style-name="ce226" office:value-type="float" office:value="7561518803">
            <text:p>7561518803</text:p>
          </table:table-cell>
          <table:table-cell table:style-name="ce232" office:value-type="string">
            <text:p>婚姻家庭与继承法</text:p>
          </table:table-cell>
          <table:table-cell table:style-name="ce232" office:value-type="string">
            <text:p>柳经纬</text:p>
          </table:table-cell>
          <table:table-cell table:style-name="ce274" office:value-type="float" office:value="24">
            <text:p>24.00</text:p>
          </table:table-cell>
          <table:table-cell table:style-name="ce256" office:value-type="date" office:date-value="2002-04-01T02:23:25">
            <text:p>4/1/2002</text:p>
          </table:table-cell>
          <table:table-cell table:style-name="ce226" office:value-type="string">
            <text:p>厦门大学</text:p>
          </table:table-cell>
          <table:table-cell table:number-columns-repeated="249"/>
        </table:table-row>
        <table:table-row table:style-name="ro22">
          <table:table-cell table:style-name="ce222" office:value-type="float" office:value="82">
            <text:p>82</text:p>
          </table:table-cell>
          <table:table-cell table:style-name="ce226" office:value-type="string">
            <text:p>756151381X</text:p>
          </table:table-cell>
          <table:table-cell table:style-name="ce232" office:value-type="string">
            <text:p>民事程序法</text:p>
          </table:table-cell>
          <table:table-cell table:style-name="ce232" office:value-type="string">
            <text:p>齐树洁</text:p>
          </table:table-cell>
          <table:table-cell table:style-name="ce274" office:value-type="float" office:value="38">
            <text:p>38.00</text:p>
          </table:table-cell>
          <table:table-cell table:style-name="ce256" office:value-type="date" office:date-value="2002-03-01T02:23:25">
            <text:p>3/1/2002</text:p>
          </table:table-cell>
          <table:table-cell table:style-name="ce226" office:value-type="string">
            <text:p>厦门大学</text:p>
          </table:table-cell>
          <table:table-cell table:number-columns-repeated="249"/>
        </table:table-row>
        <table:table-row table:style-name="ro22">
          <table:table-cell table:style-name="ce103" office:value-type="string">
            <text:p>序号</text:p>
          </table:table-cell>
          <table:table-cell table:style-name="ce264" office:value-type="string">
            <text:p>书 <text:s text:c="2"/>号</text:p>
          </table:table-cell>
          <table:table-cell table:style-name="ce267" office:value-type="string">
            <text:p>书 <text:s text:c="16"/>名</text:p>
          </table:table-cell>
          <table:table-cell table:style-name="ce267" office:value-type="string">
            <text:p>作者</text:p>
          </table:table-cell>
          <table:table-cell table:style-name="ce272" office:value-type="string">
            <text:p>单价</text:p>
          </table:table-cell>
          <table:table-cell table:style-name="ce284" office:value-type="string">
            <text:p>出版日期</text:p>
          </table:table-cell>
          <table:table-cell table:style-name="ce264" office:value-type="string">
            <text:p>出版社</text:p>
          </table:table-cell>
          <table:table-cell table:number-columns-repeated="249"/>
        </table:table-row>
        <table:table-row table:style-name="ro22">
          <table:table-cell table:style-name="ce222" office:value-type="float" office:value="34">
            <text:p>34</text:p>
          </table:table-cell>
          <table:table-cell table:style-name="ce226" office:value-type="float" office:value="7503636467">
            <text:p>7503636467</text:p>
          </table:table-cell>
          <table:table-cell table:style-name="ce232" office:value-type="string">
            <text:p>中国涉外经济法与WTO国际规则</text:p>
          </table:table-cell>
          <table:table-cell table:style-name="ce232" office:value-type="string">
            <text:p>孙南中</text:p>
          </table:table-cell>
          <table:table-cell table:style-name="ce274" office:value-type="float" office:value="28">
            <text:p>28.00</text:p>
          </table:table-cell>
          <table:table-cell table:style-name="ce256" office:value-type="date" office:date-value="2002-06-01T02:23:25">
            <text:p>6/1/2002</text:p>
          </table:table-cell>
          <table:table-cell table:style-name="ce226" office:value-type="string">
            <text:p>法律</text:p>
          </table:table-cell>
          <table:table-cell table:number-columns-repeated="249"/>
        </table:table-row>
        <table:table-row table:style-name="ro22">
          <table:table-cell table:style-name="ce222" office:value-type="float" office:value="35">
            <text:p>35</text:p>
          </table:table-cell>
          <table:table-cell table:style-name="ce226" office:value-type="float" office:value="7801613287">
            <text:p>7801613287</text:p>
          </table:table-cell>
          <table:table-cell table:style-name="ce232" office:value-type="string">
            <text:p>担保物权审判实践应用</text:p>
          </table:table-cell>
          <table:table-cell table:style-name="ce232" office:value-type="string">
            <text:p>吴合振</text:p>
          </table:table-cell>
          <table:table-cell table:style-name="ce274" office:value-type="float" office:value="20">
            <text:p>20.00</text:p>
          </table:table-cell>
          <table:table-cell table:style-name="ce256" office:value-type="date" office:date-value="2002-05-01T02:23:25">
            <text:p>5/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36">
            <text:p>36</text:p>
          </table:table-cell>
          <table:table-cell table:style-name="ce226" office:value-type="float" office:value="7801612892">
            <text:p>7801612892</text:p>
          </table:table-cell>
          <table:table-cell table:style-name="ce232" office:value-type="string">
            <text:p>精神损害赔偿数额的确定与评算</text:p>
          </table:table-cell>
          <table:table-cell table:style-name="ce232" office:value-type="string">
            <text:p>关今华</text:p>
          </table:table-cell>
          <table:table-cell table:style-name="ce274" office:value-type="float" office:value="30">
            <text:p>30.00</text:p>
          </table:table-cell>
          <table:table-cell table:style-name="ce256" office:value-type="date" office:date-value="2002-05-01T02:23:25">
            <text:p>5/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83">
            <text:p>83</text:p>
          </table:table-cell>
          <table:table-cell table:style-name="ce226" office:value-type="float" office:value="7561518684">
            <text:p>7561518684</text:p>
          </table:table-cell>
          <table:table-cell table:style-name="ce232" office:value-type="string">
            <text:p>仲裁法新论</text:p>
          </table:table-cell>
          <table:table-cell table:style-name="ce232" office:value-type="string">
            <text:p>张斌生</text:p>
          </table:table-cell>
          <table:table-cell table:style-name="ce274" office:value-type="float" office:value="30">
            <text:p>30.00</text:p>
          </table:table-cell>
          <table:table-cell table:style-name="ce256" office:value-type="date" office:date-value="2002-03-01T02:23:25">
            <text:p>3/1/2002</text:p>
          </table:table-cell>
          <table:table-cell table:style-name="ce226" office:value-type="string">
            <text:p>厦门大学</text:p>
          </table:table-cell>
          <table:table-cell table:number-columns-repeated="249"/>
        </table:table-row>
        <table:table-row table:style-name="ro22">
          <table:table-cell table:style-name="ce223" office:value-type="float" office:value="84">
            <text:p>84</text:p>
          </table:table-cell>
          <table:table-cell table:style-name="ce229" office:value-type="float" office:value="7801075501">
            <text:p>7801075501</text:p>
          </table:table-cell>
          <table:table-cell table:style-name="ce269" office:value-type="string">
            <text:p>加入WTO中国涉外经济贸易法律实施体系与规则</text:p>
          </table:table-cell>
          <table:table-cell table:style-name="ce269"/>
          <table:table-cell table:style-name="ce276" office:value-type="float" office:value="31.4">
            <text:p>31.40</text:p>
          </table:table-cell>
          <table:table-cell table:style-name="ce259" office:value-type="date" office:date-value="2002-04-22T02:23:25">
            <text:p>4/22/2002</text:p>
          </table:table-cell>
          <table:table-cell table:style-name="ce229" office:value-type="string">
            <text:p>中国方正</text:p>
          </table:table-cell>
          <table:table-cell table:number-columns-repeated="249"/>
        </table:table-row>
        <table:table-row table:style-name="ro22">
          <table:table-cell table:style-name="ce263" office:value-type="string">
            <text:p>序号</text:p>
          </table:table-cell>
          <table:table-cell table:style-name="ce266" office:value-type="string">
            <text:p>书 <text:s text:c="3"/>号</text:p>
          </table:table-cell>
          <table:table-cell table:style-name="ce270" office:value-type="string">
            <text:p>书 <text:s text:c="16"/>名</text:p>
          </table:table-cell>
          <table:table-cell table:style-name="ce270" office:value-type="string">
            <text:p>作者</text:p>
          </table:table-cell>
          <table:table-cell table:style-name="ce277" office:value-type="string">
            <text:p>单价</text:p>
          </table:table-cell>
          <table:table-cell table:style-name="ce286" office:value-type="string">
            <text:p>出版日期</text:p>
          </table:table-cell>
          <table:table-cell table:style-name="ce266" office:value-type="string">
            <text:p>出版社</text:p>
          </table:table-cell>
          <table:table-cell table:number-columns-repeated="249"/>
        </table:table-row>
        <table:table-row table:style-name="ro22">
          <table:table-cell table:style-name="ce222" office:value-type="float" office:value="85">
            <text:p>85</text:p>
          </table:table-cell>
          <table:table-cell table:style-name="ce226" office:value-type="float" office:value="7801075463">
            <text:p>7801075463</text:p>
          </table:table-cell>
          <table:table-cell table:style-name="ce232" office:value-type="string">
            <text:p>最新常用经济法律法规-中国加入经济法律最新增订</text:p>
          </table:table-cell>
          <table:table-cell table:style-name="ce232"/>
          <table:table-cell table:style-name="ce274" office:value-type="float" office:value="24">
            <text:p>24.00</text:p>
          </table:table-cell>
          <table:table-cell table:style-name="ce256" office:value-type="date" office:date-value="2002-05-22T02:23:25">
            <text:p>5/22/2002</text:p>
          </table:table-cell>
          <table:table-cell table:style-name="ce226" office:value-type="string">
            <text:p>中国方正</text:p>
          </table:table-cell>
          <table:table-cell table:number-columns-repeated="249"/>
        </table:table-row>
        <table:table-row table:style-name="ro22">
          <table:table-cell table:style-name="ce222" office:value-type="float" office:value="86">
            <text:p>86</text:p>
          </table:table-cell>
          <table:table-cell table:style-name="ce226" office:value-type="float" office:value="7300037283">
            <text:p>7300037283</text:p>
          </table:table-cell>
          <table:table-cell table:style-name="ce232" office:value-type="string">
            <text:p>1999年经济.行政审判案例卷(中国审判案例要览)</text:p>
          </table:table-cell>
          <table:table-cell table:style-name="ce232"/>
          <table:table-cell table:style-name="ce274" office:value-type="float" office:value="128">
            <text:p>128.00</text:p>
          </table:table-cell>
          <table:table-cell table:style-name="ce256" office:value-type="date" office:date-value="2002-03-02T02:23:25">
            <text:p>3/2/2002</text:p>
          </table:table-cell>
          <table:table-cell table:style-name="ce226" office:value-type="string">
            <text:p>中国人大</text:p>
          </table:table-cell>
          <table:table-cell table:number-columns-repeated="249"/>
        </table:table-row>
        <table:table-row table:style-name="ro22">
          <table:table-cell table:style-name="ce222" office:value-type="float" office:value="87">
            <text:p>87</text:p>
          </table:table-cell>
          <table:table-cell table:style-name="ce226" office:value-type="float" office:value="7300037283">
            <text:p>7300037283</text:p>
          </table:table-cell>
          <table:table-cell table:style-name="ce232" office:value-type="string">
            <text:p>1999年民事审判案例卷(中国审判案例要览)</text:p>
          </table:table-cell>
          <table:table-cell table:style-name="ce232"/>
          <table:table-cell table:style-name="ce274" office:value-type="float" office:value="98">
            <text:p>98.00</text:p>
          </table:table-cell>
          <table:table-cell table:style-name="ce256" office:value-type="date" office:date-value="2002-03-02T02:23:25">
            <text:p>3/2/2002</text:p>
          </table:table-cell>
          <table:table-cell table:style-name="ce226" office:value-type="string">
            <text:p>中国人大</text:p>
          </table:table-cell>
          <table:table-cell table:number-columns-repeated="249"/>
        </table:table-row>
        <table:table-row table:style-name="ro22">
          <table:table-cell table:style-name="ce222" office:value-type="float" office:value="88">
            <text:p>88</text:p>
          </table:table-cell>
          <table:table-cell table:style-name="ce226" office:value-type="float" office:value="7300037283">
            <text:p>7300037283</text:p>
          </table:table-cell>
          <table:table-cell table:style-name="ce232" office:value-type="string">
            <text:p>1999年刑事审判案例卷(中国审判案例要览)</text:p>
          </table:table-cell>
          <table:table-cell table:style-name="ce232"/>
          <table:table-cell table:style-name="ce274" office:value-type="float" office:value="86">
            <text:p>86.00</text:p>
          </table:table-cell>
          <table:table-cell table:style-name="ce256" office:value-type="date" office:date-value="2002-03-02T02:23:25">
            <text:p>3/2/2002</text:p>
          </table:table-cell>
          <table:table-cell table:style-name="ce226" office:value-type="string">
            <text:p>中国人大</text:p>
          </table:table-cell>
          <table:table-cell table:number-columns-repeated="249"/>
        </table:table-row>
        <table:table-row table:style-name="ro22">
          <table:table-cell table:style-name="ce222" office:value-type="float" office:value="89">
            <text:p>89</text:p>
          </table:table-cell>
          <table:table-cell table:style-name="ce226" office:value-type="float" office:value="7300039464">
            <text:p>7300039464</text:p>
          </table:table-cell>
          <table:table-cell table:style-name="ce232" office:value-type="string">
            <text:p>电子商务法案例分析</text:p>
          </table:table-cell>
          <table:table-cell table:style-name="ce232" office:value-type="string">
            <text:p>张楚</text:p>
          </table:table-cell>
          <table:table-cell table:style-name="ce274" office:value-type="float" office:value="20">
            <text:p>20.00</text:p>
          </table:table-cell>
          <table:table-cell table:style-name="ce256" office:value-type="date" office:date-value="2002-04-29T02:23:25">
            <text:p>4/29/2002</text:p>
          </table:table-cell>
          <table:table-cell table:style-name="ce226" office:value-type="string">
            <text:p>中国人大</text:p>
          </table:table-cell>
          <table:table-cell table:number-columns-repeated="249"/>
        </table:table-row>
        <table:table-row table:style-name="ro22">
          <table:table-cell table:style-name="ce222" office:value-type="float" office:value="90">
            <text:p>90</text:p>
          </table:table-cell>
          <table:table-cell table:style-name="ce226" office:value-type="float" office:value="7500434065">
            <text:p>7500434065</text:p>
          </table:table-cell>
          <table:table-cell table:style-name="ce232" office:value-type="string">
            <text:p>&lt;&lt;医疗事故处理条例&gt;&gt;的理解与适用</text:p>
          </table:table-cell>
          <table:table-cell table:style-name="ce232" office:value-type="string">
            <text:p>唐德华</text:p>
          </table:table-cell>
          <table:table-cell table:style-name="ce274" office:value-type="float" office:value="39">
            <text:p>39.00</text:p>
          </table:table-cell>
          <table:table-cell table:style-name="ce256" office:value-type="date" office:date-value="2002-05-01T02:23:25">
            <text:p>5/1/2002</text:p>
          </table:table-cell>
          <table:table-cell table:style-name="ce226" office:value-type="string">
            <text:p>中国社科</text:p>
          </table:table-cell>
          <table:table-cell table:number-columns-repeated="249"/>
        </table:table-row>
        <table:table-row table:style-name="ro4">
          <table:table-cell table:style-name="ce5"/>
          <table:table-cell table:style-name="ce225"/>
          <table:table-cell table:style-name="ce19" office:value-type="string">
            <text:p><text:s text:c="13"/>常 <text:s text:c="2"/>销 <text:s text:c="2"/>书</text:p>
          </table:table-cell>
          <table:table-cell table:style-name="ce225"/>
          <table:table-cell table:style-name="ce278"/>
          <table:table-cell table:style-name="ce254"/>
          <table:table-cell table:style-name="ce260"/>
          <table:table-cell table:number-columns-repeated="249"/>
        </table:table-row>
        <table:table-row table:style-name="ro22">
          <table:table-cell table:style-name="ce222" office:value-type="float" office:value="91">
            <text:p>91</text:p>
          </table:table-cell>
          <table:table-cell table:style-name="ce226" office:value-type="float" office:value="7503636343">
            <text:p>7503636343</text:p>
          </table:table-cell>
          <table:table-cell table:style-name="ce226" office:value-type="string">
            <text:p>中国加入世界贸易组织法律文件[中英文对照]</text:p>
          </table:table-cell>
          <table:table-cell table:style-name="ce226"/>
          <table:table-cell table:style-name="ce279" office:value-type="float" office:value="280">
            <text:p>280.00</text:p>
          </table:table-cell>
          <table:table-cell table:style-name="ce256" office:value-type="date" office:date-value="2002-01-01">
            <text:p>1/1/2002</text:p>
          </table:table-cell>
          <table:table-cell table:style-name="ce226" office:value-type="string">
            <text:p>法律</text:p>
          </table:table-cell>
          <table:table-cell table:number-columns-repeated="249"/>
        </table:table-row>
        <table:table-row table:style-name="ro22">
          <table:table-cell table:style-name="ce222" office:value-type="float" office:value="92">
            <text:p>92</text:p>
          </table:table-cell>
          <table:table-cell table:style-name="ce226" office:value-type="float" office:value="7801612388">
            <text:p>7801612388</text:p>
          </table:table-cell>
          <table:table-cell table:style-name="ce226" office:value-type="string">
            <text:p>司法文件选[2001(1-12)](合订本)</text:p>
          </table:table-cell>
          <table:table-cell table:style-name="ce226"/>
          <table:table-cell table:style-name="ce279" office:value-type="float" office:value="38">
            <text:p>38.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93">
            <text:p>93</text:p>
          </table:table-cell>
          <table:table-cell table:style-name="ce226" office:value-type="float" office:value="7800839125">
            <text:p>7800839125</text:p>
          </table:table-cell>
          <table:table-cell table:style-name="ce226" office:value-type="string">
            <text:p>最高人民法院&lt;&lt;关于民事诉讼证据的若干规定&gt;&gt;的理解与适用</text:p>
          </table:table-cell>
          <table:table-cell table:style-name="ce226" office:value-type="string">
            <text:p>李国光</text:p>
          </table:table-cell>
          <table:table-cell table:style-name="ce279" office:value-type="float" office:value="39">
            <text:p>39.00</text:p>
          </table:table-cell>
          <table:table-cell table:style-name="ce256" office:value-type="date" office:date-value="2002-02-01">
            <text:p>2/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94">
            <text:p>94</text:p>
          </table:table-cell>
          <table:table-cell table:style-name="ce226" office:value-type="string">
            <text:p>720603943X</text:p>
          </table:table-cell>
          <table:table-cell table:style-name="ce226" office:value-type="string">
            <text:p>中华人民共和国法律全书(第14卷)</text:p>
          </table:table-cell>
          <table:table-cell table:style-name="ce226"/>
          <table:table-cell table:style-name="ce274" office:value-type="float" office:value="280">
            <text:p>280.00</text:p>
          </table:table-cell>
          <table:table-cell table:style-name="ce256" office:value-type="date" office:date-value="2002-04-01">
            <text:p>4/1/2002</text:p>
          </table:table-cell>
          <table:table-cell table:style-name="ce226" office:value-type="string">
            <text:p>吉林人民</text:p>
          </table:table-cell>
          <table:table-cell table:number-columns-repeated="249"/>
        </table:table-row>
        <table:table-row table:style-name="ro22">
          <table:table-cell table:style-name="ce222" office:value-type="float" office:value="95">
            <text:p>95</text:p>
          </table:table-cell>
          <table:table-cell table:style-name="ce226" office:value-type="float" office:value="7206039308">
            <text:p>7206039308</text:p>
          </table:table-cell>
          <table:table-cell table:style-name="ce226" office:value-type="string">
            <text:p>中华人民共和国法律全书(第15卷)(WTO专辑)</text:p>
          </table:table-cell>
          <table:table-cell table:style-name="ce226"/>
          <table:table-cell table:style-name="ce274" office:value-type="float" office:value="98">
            <text:p>98.00</text:p>
          </table:table-cell>
          <table:table-cell table:style-name="ce256" office:value-type="date" office:date-value="2002-03-01">
            <text:p>3/1/2002</text:p>
          </table:table-cell>
          <table:table-cell table:style-name="ce226" office:value-type="string">
            <text:p>吉林人民</text:p>
          </table:table-cell>
          <table:table-cell table:number-columns-repeated="249"/>
        </table:table-row>
        <table:table-row table:style-name="ro22">
          <table:table-cell table:style-name="ce222" office:value-type="float" office:value="96">
            <text:p>96</text:p>
          </table:table-cell>
          <table:table-cell table:style-name="ce226" office:value-type="float" office:value="7503635452">
            <text:p>7503635452</text:p>
          </table:table-cell>
          <table:table-cell table:style-name="ce226" office:value-type="string">
            <text:p>电子货币与法律</text:p>
          </table:table-cell>
          <table:table-cell table:style-name="ce226" office:value-type="string">
            <text:p>唐应茂</text:p>
          </table:table-cell>
          <table:table-cell table:style-name="ce279" office:value-type="float" office:value="18">
            <text:p>18.00</text:p>
          </table:table-cell>
          <table:table-cell table:style-name="ce256" office:value-type="date" office:date-value="2002-01-01">
            <text:p>1/1/2002</text:p>
          </table:table-cell>
          <table:table-cell table:style-name="ce226" office:value-type="string">
            <text:p>法律</text:p>
          </table:table-cell>
          <table:table-cell table:number-columns-repeated="249"/>
        </table:table-row>
        <table:table-row table:style-name="ro22">
          <table:table-cell table:style-name="ce222" office:value-type="float" office:value="97">
            <text:p>97</text:p>
          </table:table-cell>
          <table:table-cell table:style-name="ce226" office:value-type="float" office:value="7503635061">
            <text:p>7503635061</text:p>
          </table:table-cell>
          <table:table-cell table:style-name="ce226" office:value-type="string">
            <text:p>电子商务与WTO的作用</text:p>
          </table:table-cell>
          <table:table-cell table:style-name="ce226"/>
          <table:table-cell table:style-name="ce279" office:value-type="float" office:value="25">
            <text:p>25.00</text:p>
          </table:table-cell>
          <table:table-cell table:style-name="ce256" office:value-type="date" office:date-value="2002-01-01">
            <text:p>1/1/2002</text:p>
          </table:table-cell>
          <table:table-cell table:style-name="ce226" office:value-type="string">
            <text:p>法律</text:p>
          </table:table-cell>
          <table:table-cell table:number-columns-repeated="249"/>
        </table:table-row>
        <table:table-row table:style-name="ro22">
          <table:table-cell table:style-name="ce222" office:value-type="float" office:value="98">
            <text:p>98</text:p>
          </table:table-cell>
          <table:table-cell table:style-name="ce226" office:value-type="float" office:value="7503636017">
            <text:p>7503636017</text:p>
          </table:table-cell>
          <table:table-cell table:style-name="ce226" office:value-type="string">
            <text:p>民商法研究(第1-5辑)</text:p>
          </table:table-cell>
          <table:table-cell table:style-name="ce226" office:value-type="string">
            <text:p>王利明</text:p>
          </table:table-cell>
          <table:table-cell table:style-name="ce274" office:value-type="float" office:value="190">
            <text:p>190.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99">
            <text:p>99</text:p>
          </table:table-cell>
          <table:table-cell table:style-name="ce226" office:value-type="float" office:value="7503632194">
            <text:p>7503632194</text:p>
          </table:table-cell>
          <table:table-cell table:style-name="ce226" office:value-type="string">
            <text:p>乌拉圭回合多边贸易谈判结果.法律文本(中英文对照)</text:p>
          </table:table-cell>
          <table:table-cell table:style-name="ce226"/>
          <table:table-cell table:style-name="ce274" office:value-type="float" office:value="180">
            <text:p>180.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00">
            <text:p>100</text:p>
          </table:table-cell>
          <table:table-cell table:style-name="ce226" office:value-type="string">
            <text:p>750363507X</text:p>
          </table:table-cell>
          <table:table-cell table:style-name="ce226" office:value-type="string">
            <text:p>中国常用合同文书范本</text:p>
          </table:table-cell>
          <table:table-cell table:style-name="ce226" office:value-type="string">
            <text:p>孙林</text:p>
          </table:table-cell>
          <table:table-cell table:style-name="ce274" office:value-type="float" office:value="42">
            <text:p>42.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01">
            <text:p>101</text:p>
          </table:table-cell>
          <table:table-cell table:style-name="ce226" office:value-type="float" office:value="7503635037">
            <text:p>7503635037</text:p>
          </table:table-cell>
          <table:table-cell table:style-name="ce226" office:value-type="string">
            <text:p>人民法院裁判文书选(浙江2000年卷).续总第二卷</text:p>
          </table:table-cell>
          <table:table-cell table:style-name="ce226"/>
          <table:table-cell table:style-name="ce274" office:value-type="float" office:value="59">
            <text:p>59.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02">
            <text:p>102</text:p>
          </table:table-cell>
          <table:table-cell table:style-name="ce226" office:value-type="string">
            <text:p>750363605X</text:p>
          </table:table-cell>
          <table:table-cell table:style-name="ce226" office:value-type="string">
            <text:p>人民法院裁判文书选(甘肃2000年卷)</text:p>
          </table:table-cell>
          <table:table-cell table:style-name="ce226"/>
          <table:table-cell table:style-name="ce279" office:value-type="float" office:value="33">
            <text:p>33.00</text:p>
          </table:table-cell>
          <table:table-cell table:style-name="ce256" office:value-type="date" office:date-value="2002-01-01">
            <text:p>1/1/2002</text:p>
          </table:table-cell>
          <table:table-cell table:style-name="ce226" office:value-type="string">
            <text:p>法律</text:p>
          </table:table-cell>
          <table:table-cell table:number-columns-repeated="249"/>
        </table:table-row>
        <table:table-row table:style-name="ro22">
          <table:table-cell table:style-name="ce222" office:value-type="float" office:value="103">
            <text:p>103</text:p>
          </table:table-cell>
          <table:table-cell table:style-name="ce226" office:value-type="float" office:value="7503636122">
            <text:p>7503636122</text:p>
          </table:table-cell>
          <table:table-cell table:style-name="ce226" office:value-type="string">
            <text:p>人民法院裁判文书选(贵州2000年卷)</text:p>
          </table:table-cell>
          <table:table-cell table:style-name="ce226"/>
          <table:table-cell table:style-name="ce279" office:value-type="float" office:value="56">
            <text:p>56.00</text:p>
          </table:table-cell>
          <table:table-cell table:style-name="ce256" office:value-type="date" office:date-value="2002-02-01">
            <text:p>2/1/2002</text:p>
          </table:table-cell>
          <table:table-cell table:style-name="ce226" office:value-type="string">
            <text:p>法律</text:p>
          </table:table-cell>
          <table:table-cell table:number-columns-repeated="249"/>
        </table:table-row>
        <table:table-row table:style-name="ro22">
          <table:table-cell table:style-name="ce222" office:value-type="float" office:value="104">
            <text:p>104</text:p>
          </table:table-cell>
          <table:table-cell table:style-name="ce226" office:value-type="float" office:value="7503636254">
            <text:p>7503636254</text:p>
          </table:table-cell>
          <table:table-cell table:style-name="ce226" office:value-type="string">
            <text:p>人民法院裁判文书选(河北2000-2001年卷)</text:p>
          </table:table-cell>
          <table:table-cell table:style-name="ce226"/>
          <table:table-cell table:style-name="ce274" office:value-type="float" office:value="48">
            <text:p>48.00</text:p>
          </table:table-cell>
          <table:table-cell table:style-name="ce256" office:value-type="date" office:date-value="2002-01-01">
            <text:p>1/1/2002</text:p>
          </table:table-cell>
          <table:table-cell table:style-name="ce226" office:value-type="string">
            <text:p>法律</text:p>
          </table:table-cell>
          <table:table-cell table:number-columns-repeated="249"/>
        </table:table-row>
        <table:table-row table:style-name="ro22">
          <table:table-cell table:style-name="ce222" office:value-type="float" office:value="105">
            <text:p>105</text:p>
          </table:table-cell>
          <table:table-cell table:style-name="ce226" office:value-type="float" office:value="7503636556">
            <text:p>7503636556</text:p>
          </table:table-cell>
          <table:table-cell table:style-name="ce226" office:value-type="string">
            <text:p>人民法院裁判文书选(内蒙古2000年卷)(总第一卷)</text:p>
          </table:table-cell>
          <table:table-cell table:style-name="ce226"/>
          <table:table-cell table:style-name="ce274" office:value-type="float" office:value="58">
            <text:p>58.00</text:p>
          </table:table-cell>
          <table:table-cell table:style-name="ce256" office:value-type="date" office:date-value="2002-04-01">
            <text:p>4/1/2002</text:p>
          </table:table-cell>
          <table:table-cell table:style-name="ce226" office:value-type="string">
            <text:p>法律</text:p>
          </table:table-cell>
          <table:table-cell table:number-columns-repeated="249"/>
        </table:table-row>
        <table:table-row table:style-name="ro22">
          <table:table-cell table:style-name="ce222" office:value-type="float" office:value="106">
            <text:p>106</text:p>
          </table:table-cell>
          <table:table-cell table:style-name="ce226" office:value-type="float" office:value="7503635983">
            <text:p>7503635983</text:p>
          </table:table-cell>
          <table:table-cell table:style-name="ce226" office:value-type="string">
            <text:p>人民法院裁判文书选(四川2000年卷.续)</text:p>
          </table:table-cell>
          <table:table-cell table:style-name="ce226"/>
          <table:table-cell table:style-name="ce274" office:value-type="float" office:value="65">
            <text:p>65.00</text:p>
          </table:table-cell>
          <table:table-cell table:style-name="ce256" office:value-type="date" office:date-value="2002-02-01">
            <text:p>2/1/2002</text:p>
          </table:table-cell>
          <table:table-cell table:style-name="ce226" office:value-type="string">
            <text:p>法律</text:p>
          </table:table-cell>
          <table:table-cell table:number-columns-repeated="249"/>
        </table:table-row>
        <table:table-row table:style-name="ro22">
          <table:table-cell table:style-name="ce222" office:value-type="float" office:value="107">
            <text:p>107</text:p>
          </table:table-cell>
          <table:table-cell table:style-name="ce226" office:value-type="string">
            <text:p>750363491X</text:p>
          </table:table-cell>
          <table:table-cell table:style-name="ce226" office:value-type="string">
            <text:p>人民法院裁判文书(河南2000年卷)</text:p>
          </table:table-cell>
          <table:table-cell table:style-name="ce226"/>
          <table:table-cell table:style-name="ce274" office:value-type="float" office:value="59">
            <text:p>59.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08">
            <text:p>108</text:p>
          </table:table-cell>
          <table:table-cell table:style-name="ce226" office:value-type="float" office:value="7503635223">
            <text:p>7503635223</text:p>
          </table:table-cell>
          <table:table-cell table:style-name="ce226" office:value-type="string">
            <text:p>人民法院裁判文书选（广东2000年卷)</text:p>
          </table:table-cell>
          <table:table-cell table:style-name="ce226"/>
          <table:table-cell table:style-name="ce274" office:value-type="float" office:value="89">
            <text:p>89.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09">
            <text:p>109</text:p>
          </table:table-cell>
          <table:table-cell table:style-name="ce226" office:value-type="float" office:value="7503634588">
            <text:p>7503634588</text:p>
          </table:table-cell>
          <table:table-cell table:style-name="ce226" office:value-type="string">
            <text:p>人民法院裁判文书(云南2000年卷)</text:p>
          </table:table-cell>
          <table:table-cell table:style-name="ce226"/>
          <table:table-cell table:style-name="ce279" office:value-type="float" office:value="62">
            <text:p>62.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10">
            <text:p>110</text:p>
          </table:table-cell>
          <table:table-cell table:style-name="ce226" office:value-type="float" office:value="7503635096">
            <text:p>7503635096</text:p>
          </table:table-cell>
          <table:table-cell table:style-name="ce226" office:value-type="string">
            <text:p>最高人民法院知识产权裁判文书选(第一卷)</text:p>
          </table:table-cell>
          <table:table-cell table:style-name="ce226"/>
          <table:table-cell table:style-name="ce274" office:value-type="float" office:value="65">
            <text:p>65.00</text:p>
          </table:table-cell>
          <table:table-cell table:style-name="ce256" office:value-type="date" office:date-value="2001-11-01">
            <text:p>11/1/2001</text:p>
          </table:table-cell>
          <table:table-cell table:style-name="ce226" office:value-type="string">
            <text:p>法律</text:p>
          </table:table-cell>
          <table:table-cell table:number-columns-repeated="249"/>
        </table:table-row>
        <table:table-row table:style-name="ro22">
          <table:table-cell table:style-name="ce222" office:value-type="float" office:value="111">
            <text:p>111</text:p>
          </table:table-cell>
          <table:table-cell table:style-name="ce226" office:value-type="float" office:value="7503633832">
            <text:p>7503633832</text:p>
          </table:table-cell>
          <table:table-cell table:style-name="ce226" office:value-type="string">
            <text:p>人民法院裁判文书(上海2000卷)</text:p>
          </table:table-cell>
          <table:table-cell table:style-name="ce226"/>
          <table:table-cell table:style-name="ce274" office:value-type="float" office:value="63">
            <text:p>63.00</text:p>
          </table:table-cell>
          <table:table-cell table:style-name="ce256" office:value-type="date" office:date-value="2001-06-01">
            <text:p>6/1/2001</text:p>
          </table:table-cell>
          <table:table-cell table:style-name="ce226" office:value-type="string">
            <text:p>法律</text:p>
          </table:table-cell>
          <table:table-cell table:number-columns-repeated="249"/>
        </table:table-row>
        <table:table-row table:style-name="ro22">
          <table:table-cell table:style-name="ce222" office:value-type="float" office:value="112">
            <text:p>112</text:p>
          </table:table-cell>
          <table:table-cell table:style-name="ce226" office:value-type="float" office:value="7503635711">
            <text:p>7503635711</text:p>
          </table:table-cell>
          <table:table-cell table:style-name="ce226" office:value-type="string">
            <text:p>公司法的展开与评判方法.判例.制度</text:p>
          </table:table-cell>
          <table:table-cell table:style-name="ce226" office:value-type="string">
            <text:p>蒋大兴</text:p>
          </table:table-cell>
          <table:table-cell table:style-name="ce274" office:value-type="float" office:value="39">
            <text:p>39.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13">
            <text:p>113</text:p>
          </table:table-cell>
          <table:table-cell table:style-name="ce226" office:value-type="float" office:value="7503636203">
            <text:p>7503636203</text:p>
          </table:table-cell>
          <table:table-cell table:style-name="ce226" office:value-type="string">
            <text:p>金融审判案例研究(2001年卷)</text:p>
          </table:table-cell>
          <table:table-cell table:style-name="ce226"/>
          <table:table-cell table:style-name="ce274" office:value-type="float" office:value="78">
            <text:p>78.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14">
            <text:p>114</text:p>
          </table:table-cell>
          <table:table-cell table:style-name="ce226" office:value-type="float" office:value="7503634979">
            <text:p>7503634979</text:p>
          </table:table-cell>
          <table:table-cell table:style-name="ce226" office:value-type="string">
            <text:p>经济审判指导与参考第4卷</text:p>
          </table:table-cell>
          <table:table-cell table:style-name="ce226"/>
          <table:table-cell table:style-name="ce274" office:value-type="float" office:value="29">
            <text:p>29.00</text:p>
          </table:table-cell>
          <table:table-cell table:style-name="ce256" office:value-type="date" office:date-value="2001-11-01">
            <text:p>11/1/2001</text:p>
          </table:table-cell>
          <table:table-cell table:style-name="ce226" office:value-type="string">
            <text:p>法律</text:p>
          </table:table-cell>
          <table:table-cell table:number-columns-repeated="249"/>
        </table:table-row>
        <table:table-row table:style-name="ro22">
          <table:table-cell table:style-name="ce222" office:value-type="float" office:value="115">
            <text:p>115</text:p>
          </table:table-cell>
          <table:table-cell table:style-name="ce226" office:value-type="string">
            <text:p>750363409X</text:p>
          </table:table-cell>
          <table:table-cell table:style-name="ce226" office:value-type="string">
            <text:p>民事审判指导与参考(2001年第3卷)总第7卷</text:p>
          </table:table-cell>
          <table:table-cell table:style-name="ce226"/>
          <table:table-cell table:style-name="ce274" office:value-type="float" office:value="29">
            <text:p>29.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16">
            <text:p>116</text:p>
          </table:table-cell>
          <table:table-cell table:style-name="ce226" office:value-type="float" office:value="7503635541">
            <text:p>7503635541</text:p>
          </table:table-cell>
          <table:table-cell table:style-name="ce226" office:value-type="string">
            <text:p>商业银行常用法律手册</text:p>
          </table:table-cell>
          <table:table-cell table:style-name="ce226" office:value-type="string">
            <text:p>朱克鹏</text:p>
          </table:table-cell>
          <table:table-cell table:style-name="ce274" office:value-type="float" office:value="48">
            <text:p>48.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17">
            <text:p>117</text:p>
          </table:table-cell>
          <table:table-cell table:style-name="ce226" office:value-type="float" office:value="7503636432">
            <text:p>7503636432</text:p>
          </table:table-cell>
          <table:table-cell table:style-name="ce226" office:value-type="string">
            <text:p>房屋拆迁实务</text:p>
          </table:table-cell>
          <table:table-cell table:style-name="ce226" office:value-type="string">
            <text:p>王才亮</text:p>
          </table:table-cell>
          <table:table-cell table:style-name="ce274" office:value-type="float" office:value="29">
            <text:p>29.00</text:p>
          </table:table-cell>
          <table:table-cell table:style-name="ce256" office:value-type="date" office:date-value="2002-04-01">
            <text:p>4/1/2002</text:p>
          </table:table-cell>
          <table:table-cell table:style-name="ce226" office:value-type="string">
            <text:p>法律</text:p>
          </table:table-cell>
          <table:table-cell table:number-columns-repeated="249"/>
        </table:table-row>
        <table:table-row table:style-name="ro22">
          <table:table-cell table:style-name="ce222" office:value-type="float" office:value="118">
            <text:p>118</text:p>
          </table:table-cell>
          <table:table-cell table:style-name="ce226" office:value-type="float" office:value="7503635770">
            <text:p>7503635770</text:p>
          </table:table-cell>
          <table:table-cell table:style-name="ce226" office:value-type="string">
            <text:p>复旦民商法学评论(总第1期)</text:p>
          </table:table-cell>
          <table:table-cell table:style-name="ce226"/>
          <table:table-cell table:style-name="ce274" office:value-type="float" office:value="39">
            <text:p>39.00</text:p>
          </table:table-cell>
          <table:table-cell table:style-name="ce256" office:value-type="date" office:date-value="2002-03-01">
            <text:p>3/1/2002</text:p>
          </table:table-cell>
          <table:table-cell table:style-name="ce226" office:value-type="string">
            <text:p>法律</text:p>
          </table:table-cell>
          <table:table-cell table:number-columns-repeated="249"/>
        </table:table-row>
        <table:table-row table:style-name="ro22">
          <table:table-cell table:style-name="ce222" office:value-type="float" office:value="119">
            <text:p>119</text:p>
          </table:table-cell>
          <table:table-cell table:style-name="ce226" office:value-type="float" office:value="7503635967">
            <text:p>7503635967</text:p>
          </table:table-cell>
          <table:table-cell table:style-name="ce226" office:value-type="string">
            <text:p>合同法导论(第五版)</text:p>
          </table:table-cell>
          <table:table-cell table:style-name="ce226" office:value-type="string">
            <text:p>阿狄亚</text:p>
          </table:table-cell>
          <table:table-cell table:style-name="ce274" office:value-type="float" office:value="32">
            <text:p>32.00</text:p>
          </table:table-cell>
          <table:table-cell table:style-name="ce256" office:value-type="date" office:date-value="2002-04-01">
            <text:p>4/1/2002</text:p>
          </table:table-cell>
          <table:table-cell table:style-name="ce226" office:value-type="string">
            <text:p>法律</text:p>
          </table:table-cell>
          <table:table-cell table:number-columns-repeated="249"/>
        </table:table-row>
        <table:table-row table:style-name="ro22">
          <table:table-cell table:style-name="ce222" office:value-type="float" office:value="120">
            <text:p>120</text:p>
          </table:table-cell>
          <table:table-cell table:style-name="ce226" office:value-type="string">
            <text:p>750363653X</text:p>
          </table:table-cell>
          <table:table-cell table:style-name="ce226" office:value-type="string">
            <text:p>美国民事诉讼的真谛</text:p>
          </table:table-cell>
          <table:table-cell table:style-name="ce236" office:value-type="string">
            <text:p>史蒂文.苏本</text:p>
          </table:table-cell>
          <table:table-cell table:style-name="ce274" office:value-type="float" office:value="24">
            <text:p>24.00</text:p>
          </table:table-cell>
          <table:table-cell table:style-name="ce256" office:value-type="date" office:date-value="2002-04-01">
            <text:p>4/1/2002</text:p>
          </table:table-cell>
          <table:table-cell table:style-name="ce226" office:value-type="string">
            <text:p>法律</text:p>
          </table:table-cell>
          <table:table-cell table:number-columns-repeated="249"/>
        </table:table-row>
        <table:table-row table:style-name="ro22">
          <table:table-cell table:style-name="ce222" office:value-type="float" office:value="121">
            <text:p>121</text:p>
          </table:table-cell>
          <table:table-cell table:style-name="ce226" office:value-type="float" office:value="7503636289">
            <text:p>7503636289</text:p>
          </table:table-cell>
          <table:table-cell table:style-name="ce226" office:value-type="string">
            <text:p>现代物权法专论</text:p>
          </table:table-cell>
          <table:table-cell table:style-name="ce226" office:value-type="string">
            <text:p>余能斌</text:p>
          </table:table-cell>
          <table:table-cell table:style-name="ce274" office:value-type="float" office:value="27">
            <text:p>27.00</text:p>
          </table:table-cell>
          <table:table-cell table:style-name="ce256" office:value-type="date" office:date-value="2002-03-01">
            <text:p>3/1/2002</text:p>
          </table:table-cell>
          <table:table-cell table:style-name="ce226" office:value-type="string">
            <text:p>法律</text:p>
          </table:table-cell>
          <table:table-cell table:number-columns-repeated="249"/>
        </table:table-row>
        <table:table-row table:style-name="ro22">
          <table:table-cell table:style-name="ce222" office:value-type="float" office:value="122">
            <text:p>122</text:p>
          </table:table-cell>
          <table:table-cell table:style-name="ce226" office:value-type="float" office:value="7503635347">
            <text:p>7503635347</text:p>
          </table:table-cell>
          <table:table-cell table:style-name="ce226" office:value-type="string">
            <text:p>刑法疑案研究</text:p>
          </table:table-cell>
          <table:table-cell table:style-name="ce226" office:value-type="string">
            <text:p>陈兴良</text:p>
          </table:table-cell>
          <table:table-cell table:style-name="ce274" office:value-type="float" office:value="28">
            <text:p>28.00</text:p>
          </table:table-cell>
          <table:table-cell table:style-name="ce256" office:value-type="date" office:date-value="2002-02-01">
            <text:p>2/1/2002</text:p>
          </table:table-cell>
          <table:table-cell table:style-name="ce226" office:value-type="string">
            <text:p>法律</text:p>
          </table:table-cell>
          <table:table-cell table:number-columns-repeated="249"/>
        </table:table-row>
        <table:table-row table:style-name="ro22">
          <table:table-cell table:style-name="ce222" office:value-type="float" office:value="123">
            <text:p>123</text:p>
          </table:table-cell>
          <table:table-cell table:style-name="ce226" office:value-type="float" office:value="7503635665">
            <text:p>7503635665</text:p>
          </table:table-cell>
          <table:table-cell table:style-name="ce226" office:value-type="string">
            <text:p>中国房地产法研究</text:p>
          </table:table-cell>
          <table:table-cell table:style-name="ce226" office:value-type="string">
            <text:p>蔡耀忠</text:p>
          </table:table-cell>
          <table:table-cell table:style-name="ce279" office:value-type="float" office:value="38">
            <text:p>38.00</text:p>
          </table:table-cell>
          <table:table-cell table:style-name="ce256" office:value-type="date" office:date-value="2002-02-01">
            <text:p>2/1/2002</text:p>
          </table:table-cell>
          <table:table-cell table:style-name="ce226" office:value-type="string">
            <text:p>法律</text:p>
          </table:table-cell>
          <table:table-cell table:number-columns-repeated="249"/>
        </table:table-row>
        <table:table-row table:style-name="ro22">
          <table:table-cell table:style-name="ce222" office:value-type="float" office:value="124">
            <text:p>124</text:p>
          </table:table-cell>
          <table:table-cell table:style-name="ce226" office:value-type="string">
            <text:p>750363152X</text:p>
          </table:table-cell>
          <table:table-cell table:style-name="ce226" office:value-type="string">
            <text:p>中国国际私法与比较法年刊(2000)(第三卷)</text:p>
          </table:table-cell>
          <table:table-cell table:style-name="ce226"/>
          <table:table-cell table:style-name="ce279" office:value-type="float" office:value="46">
            <text:p>46.00</text:p>
          </table:table-cell>
          <table:table-cell table:style-name="ce256" office:value-type="date" office:date-value="2002-04-01">
            <text:p>4/1/2002</text:p>
          </table:table-cell>
          <table:table-cell table:style-name="ce226" office:value-type="string">
            <text:p>法律</text:p>
          </table:table-cell>
          <table:table-cell table:number-columns-repeated="249"/>
        </table:table-row>
        <table:table-row table:style-name="ro22">
          <table:table-cell table:style-name="ce222" office:value-type="float" office:value="125">
            <text:p>125</text:p>
          </table:table-cell>
          <table:table-cell table:style-name="ce226" office:value-type="float" office:value="7503637145">
            <text:p>7503637145</text:p>
          </table:table-cell>
          <table:table-cell table:style-name="ce226" office:value-type="string">
            <text:p>中华人民共和国对外经济贸易法律法规规章新编(第一辑)</text:p>
          </table:table-cell>
          <table:table-cell table:style-name="ce271"/>
          <table:table-cell table:style-name="ce279" office:value-type="float" office:value="98">
            <text:p>98.00</text:p>
          </table:table-cell>
          <table:table-cell table:style-name="ce256" office:value-type="date" office:date-value="2002-04-01">
            <text:p>4/1/2002</text:p>
          </table:table-cell>
          <table:table-cell table:style-name="ce226" office:value-type="string">
            <text:p>法律</text:p>
          </table:table-cell>
          <table:table-cell table:number-columns-repeated="249"/>
        </table:table-row>
        <table:table-row table:style-name="ro22">
          <table:table-cell table:style-name="ce222" office:value-type="float" office:value="126">
            <text:p>126</text:p>
          </table:table-cell>
          <table:table-cell table:style-name="ce226" office:value-type="float" office:value="7503636629">
            <text:p>7503636629</text:p>
          </table:table-cell>
          <table:table-cell table:style-name="ce226" office:value-type="string">
            <text:p>走私犯罪论</text:p>
          </table:table-cell>
          <table:table-cell table:style-name="ce226" office:value-type="string">
            <text:p>陈晖</text:p>
          </table:table-cell>
          <table:table-cell table:style-name="ce279" office:value-type="float" office:value="25">
            <text:p>25.00</text:p>
          </table:table-cell>
          <table:table-cell table:style-name="ce256" office:value-type="date" office:date-value="2002-04-01">
            <text:p>4/1/2002</text:p>
          </table:table-cell>
          <table:table-cell table:style-name="ce226" office:value-type="string">
            <text:p>法律</text:p>
          </table:table-cell>
          <table:table-cell table:number-columns-repeated="249"/>
        </table:table-row>
        <table:table-row table:style-name="ro24">
          <table:table-cell table:style-name="ce222" office:value-type="float" office:value="127">
            <text:p>127</text:p>
          </table:table-cell>
          <table:table-cell table:style-name="ce226" office:value-type="float" office:value="7503636009">
            <text:p>7503636009</text:p>
          </table:table-cell>
          <table:table-cell table:style-name="ce226" office:value-type="string">
            <text:p>合同纠纷的预防与解决</text:p>
          </table:table-cell>
          <table:table-cell table:style-name="ce226" office:value-type="string">
            <text:p>王宝发</text:p>
          </table:table-cell>
          <table:table-cell table:style-name="ce280" office:value-type="float" office:value="12">
            <text:p>12.00</text:p>
          </table:table-cell>
          <table:table-cell table:style-name="ce256" office:value-type="date" office:date-value="2002-01-01">
            <text:p>1/1/2002</text:p>
          </table:table-cell>
          <table:table-cell table:style-name="ce226" office:value-type="string">
            <text:p>法律</text:p>
          </table:table-cell>
          <table:table-cell table:number-columns-repeated="249"/>
        </table:table-row>
        <table:table-row table:style-name="ro22">
          <table:table-cell table:style-name="ce222" office:value-type="float" office:value="128">
            <text:p>128</text:p>
          </table:table-cell>
          <table:table-cell table:style-name="ce226" office:value-type="float" office:value="7503636084">
            <text:p>7503636084</text:p>
          </table:table-cell>
          <table:table-cell table:style-name="ce226" office:value-type="string">
            <text:p>建设工程常用法律文书范本</text:p>
          </table:table-cell>
          <table:table-cell table:style-name="ce226" office:value-type="string">
            <text:p>孙林</text:p>
          </table:table-cell>
          <table:table-cell table:style-name="ce274" office:value-type="float" office:value="25">
            <text:p>25.00</text:p>
          </table:table-cell>
          <table:table-cell table:style-name="ce256" office:value-type="date" office:date-value="2002-01-01">
            <text:p>1/1/2002</text:p>
          </table:table-cell>
          <table:table-cell table:style-name="ce226" office:value-type="string">
            <text:p>法律</text:p>
          </table:table-cell>
          <table:table-cell table:number-columns-repeated="249"/>
        </table:table-row>
        <table:table-row table:style-name="ro22">
          <table:table-cell table:style-name="ce222" office:value-type="float" office:value="129">
            <text:p>129</text:p>
          </table:table-cell>
          <table:table-cell table:style-name="ce226" office:value-type="float" office:value="7503634804">
            <text:p>7503634804</text:p>
          </table:table-cell>
          <table:table-cell table:style-name="ce226" office:value-type="string">
            <text:p>欧洲比较侵权行为法(上.下册)</text:p>
          </table:table-cell>
          <table:table-cell table:style-name="ce236" office:value-type="string">
            <text:p>克雷斯蒂安.冯.巴</text:p>
          </table:table-cell>
          <table:table-cell table:style-name="ce274" office:value-type="float" office:value="245">
            <text:p>245.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30">
            <text:p>130</text:p>
          </table:table-cell>
          <table:table-cell table:style-name="ce226" office:value-type="float" office:value="7503635525">
            <text:p>7503635525</text:p>
          </table:table-cell>
          <table:table-cell table:style-name="ce226" office:value-type="string">
            <text:p>金融法律手册(增补本)</text:p>
          </table:table-cell>
          <table:table-cell table:style-name="ce226"/>
          <table:table-cell table:style-name="ce274" office:value-type="float" office:value="42">
            <text:p>42.00</text:p>
          </table:table-cell>
          <table:table-cell table:style-name="ce256" office:value-type="date" office:date-value="2002-01-01">
            <text:p>1/1/2002</text:p>
          </table:table-cell>
          <table:table-cell table:style-name="ce226" office:value-type="string">
            <text:p>法律</text:p>
          </table:table-cell>
          <table:table-cell table:number-columns-repeated="249"/>
        </table:table-row>
        <table:table-row table:style-name="ro22">
          <table:table-cell table:style-name="ce222" office:value-type="float" office:value="131">
            <text:p>131</text:p>
          </table:table-cell>
          <table:table-cell table:style-name="ce226" office:value-type="float" office:value="7503635754">
            <text:p>7503635754</text:p>
          </table:table-cell>
          <table:table-cell table:style-name="ce226" office:value-type="string">
            <text:p>电信业法律实务</text:p>
          </table:table-cell>
          <table:table-cell table:style-name="ce226" office:value-type="string">
            <text:p>白永忠</text:p>
          </table:table-cell>
          <table:table-cell table:style-name="ce274" office:value-type="float" office:value="42">
            <text:p>42.00</text:p>
          </table:table-cell>
          <table:table-cell table:style-name="ce256" office:value-type="date" office:date-value="2001-12-01">
            <text:p>12/1/2001</text:p>
          </table:table-cell>
          <table:table-cell table:style-name="ce226" office:value-type="string">
            <text:p>法律</text:p>
          </table:table-cell>
          <table:table-cell table:number-columns-repeated="249"/>
        </table:table-row>
        <table:table-row table:style-name="ro22">
          <table:table-cell table:style-name="ce222" office:value-type="float" office:value="132">
            <text:p>132</text:p>
          </table:table-cell>
          <table:table-cell table:style-name="ce226" office:value-type="string">
            <text:p>756202037X</text:p>
          </table:table-cell>
          <table:table-cell table:style-name="ce226" office:value-type="string">
            <text:p>当代中国刑法新境域</text:p>
          </table:table-cell>
          <table:table-cell table:style-name="ce226" office:value-type="string">
            <text:p>陈兴良</text:p>
          </table:table-cell>
          <table:table-cell table:style-name="ce274" office:value-type="float" office:value="58">
            <text:p>58.00</text:p>
          </table:table-cell>
          <table:table-cell table:style-name="ce256" office:value-type="date" office:date-value="2002-03-01">
            <text:p>3/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133">
            <text:p>133</text:p>
          </table:table-cell>
          <table:table-cell table:style-name="ce226" office:value-type="float" office:value="7562022135">
            <text:p>7562022135</text:p>
          </table:table-cell>
          <table:table-cell table:style-name="ce226" office:value-type="string">
            <text:p>民法原理与实务</text:p>
          </table:table-cell>
          <table:table-cell table:style-name="ce226"/>
          <table:table-cell table:style-name="ce274" office:value-type="float" office:value="26">
            <text:p>26.00</text:p>
          </table:table-cell>
          <table:table-cell table:style-name="ce256" office:value-type="date" office:date-value="2002-03-01">
            <text:p>3/1/2002</text:p>
          </table:table-cell>
          <table:table-cell table:style-name="ce226" office:value-type="string">
            <text:p>政法大学</text:p>
          </table:table-cell>
          <table:table-cell table:number-columns-repeated="249"/>
        </table:table-row>
        <table:table-row table:style-name="ro22">
          <table:table-cell table:style-name="ce223" office:value-type="float" office:value="134">
            <text:p>134</text:p>
          </table:table-cell>
          <table:table-cell table:style-name="ce229" office:value-type="float" office:value="7562021899">
            <text:p>7562021899</text:p>
          </table:table-cell>
          <table:table-cell table:style-name="ce229" office:value-type="string">
            <text:p>刑法各罪的法理与实用</text:p>
          </table:table-cell>
          <table:table-cell table:style-name="ce229" office:value-type="string">
            <text:p>宣炳昭</text:p>
          </table:table-cell>
          <table:table-cell table:style-name="ce276" office:value-type="float" office:value="34">
            <text:p>34.00</text:p>
          </table:table-cell>
          <table:table-cell table:style-name="ce259" office:value-type="date" office:date-value="2002-03-01">
            <text:p>3/1/2002</text:p>
          </table:table-cell>
          <table:table-cell table:style-name="ce229" office:value-type="string">
            <text:p>政法大学</text:p>
          </table:table-cell>
          <table:table-cell table:number-columns-repeated="249"/>
        </table:table-row>
        <table:table-row table:style-name="ro22">
          <table:table-cell table:style-name="ce263" office:value-type="string">
            <text:p>序号</text:p>
          </table:table-cell>
          <table:table-cell table:style-name="ce266" office:value-type="string">
            <text:p>书 <text:s text:c="2"/>号</text:p>
          </table:table-cell>
          <table:table-cell table:style-name="ce270" office:value-type="string">
            <text:p>书 <text:s text:c="16"/>名</text:p>
          </table:table-cell>
          <table:table-cell table:style-name="ce270" office:value-type="string">
            <text:p>作者</text:p>
          </table:table-cell>
          <table:table-cell table:style-name="ce277" office:value-type="string">
            <text:p>单价</text:p>
          </table:table-cell>
          <table:table-cell table:style-name="ce286" office:value-type="string">
            <text:p>出版日期</text:p>
          </table:table-cell>
          <table:table-cell table:style-name="ce266" office:value-type="string">
            <text:p>出版社</text:p>
          </table:table-cell>
          <table:table-cell table:number-columns-repeated="249"/>
        </table:table-row>
        <table:table-row table:style-name="ro22">
          <table:table-cell table:style-name="ce222" office:value-type="float" office:value="135">
            <text:p>135</text:p>
          </table:table-cell>
          <table:table-cell table:style-name="ce226" office:value-type="float" office:value="7562021740">
            <text:p>7562021740</text:p>
          </table:table-cell>
          <table:table-cell table:style-name="ce226" office:value-type="string">
            <text:p>银行跨国业务中的抵销问题研究</text:p>
          </table:table-cell>
          <table:table-cell table:style-name="ce226" office:value-type="string">
            <text:p>张学安</text:p>
          </table:table-cell>
          <table:table-cell table:style-name="ce274" office:value-type="float" office:value="18">
            <text:p>18.00</text:p>
          </table:table-cell>
          <table:table-cell table:style-name="ce256" office:value-type="date" office:date-value="2002-04-01">
            <text:p>4/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136">
            <text:p>136</text:p>
          </table:table-cell>
          <table:table-cell table:style-name="ce226" office:value-type="float" office:value="7562020396">
            <text:p>7562020396</text:p>
          </table:table-cell>
          <table:table-cell table:style-name="ce226" office:value-type="string">
            <text:p>民法债编总论</text:p>
          </table:table-cell>
          <table:table-cell table:style-name="ce226" office:value-type="string">
            <text:p>黄立</text:p>
          </table:table-cell>
          <table:table-cell table:style-name="ce274" office:value-type="float" office:value="46">
            <text:p>46.00</text:p>
          </table:table-cell>
          <table:table-cell table:style-name="ce256" office:value-type="date" office:date-value="2002-04-01">
            <text:p>4/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137">
            <text:p>137</text:p>
          </table:table-cell>
          <table:table-cell table:style-name="ce226" office:value-type="float" office:value="7562022089">
            <text:p>7562022089</text:p>
          </table:table-cell>
          <table:table-cell table:style-name="ce226" office:value-type="string">
            <text:p>民法总则</text:p>
          </table:table-cell>
          <table:table-cell table:style-name="ce226" office:value-type="string">
            <text:p>黄立</text:p>
          </table:table-cell>
          <table:table-cell table:style-name="ce279" office:value-type="float" office:value="32">
            <text:p>32.00</text:p>
          </table:table-cell>
          <table:table-cell table:style-name="ce256" office:value-type="date" office:date-value="2002-01-01">
            <text:p>1/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138">
            <text:p>138</text:p>
          </table:table-cell>
          <table:table-cell table:style-name="ce226" office:value-type="float" office:value="7562021260">
            <text:p>7562021260</text:p>
          </table:table-cell>
          <table:table-cell table:style-name="ce226" office:value-type="string">
            <text:p>民法诸问题与新展望</text:p>
          </table:table-cell>
          <table:table-cell table:style-name="ce226" office:value-type="string">
            <text:p>刘得宽</text:p>
          </table:table-cell>
          <table:table-cell table:style-name="ce274" office:value-type="float" office:value="39">
            <text:p>39.00</text:p>
          </table:table-cell>
          <table:table-cell table:style-name="ce256" office:value-type="date" office:date-value="2002-01-01">
            <text:p>1/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139">
            <text:p>139</text:p>
          </table:table-cell>
          <table:table-cell table:style-name="ce226" office:value-type="float" office:value="7562021767">
            <text:p>7562021767</text:p>
          </table:table-cell>
          <table:table-cell table:style-name="ce226" office:value-type="string">
            <text:p>中国民法典起草思路论战</text:p>
          </table:table-cell>
          <table:table-cell table:style-name="ce226" office:value-type="string">
            <text:p>徐国栋</text:p>
          </table:table-cell>
          <table:table-cell table:style-name="ce274" office:value-type="float" office:value="29">
            <text:p>29.00</text:p>
          </table:table-cell>
          <table:table-cell table:style-name="ce256" office:value-type="date" office:date-value="2001-10-01">
            <text:p>10/1/2001</text:p>
          </table:table-cell>
          <table:table-cell table:style-name="ce226" office:value-type="string">
            <text:p>政法大学</text:p>
          </table:table-cell>
          <table:table-cell table:number-columns-repeated="249"/>
        </table:table-row>
        <table:table-row table:style-name="ro22">
          <table:table-cell table:style-name="ce222" office:value-type="float" office:value="141">
            <text:p>141</text:p>
          </table:table-cell>
          <table:table-cell table:style-name="ce226" office:value-type="float" office:value="7562021023">
            <text:p>7562021023</text:p>
          </table:table-cell>
          <table:table-cell table:style-name="ce226" office:value-type="string">
            <text:p>损害赔偿法原理</text:p>
          </table:table-cell>
          <table:table-cell table:style-name="ce226" office:value-type="string">
            <text:p>曾世雄</text:p>
          </table:table-cell>
          <table:table-cell table:style-name="ce279" office:value-type="float" office:value="24">
            <text:p>24.00</text:p>
          </table:table-cell>
          <table:table-cell table:style-name="ce256" office:value-type="date" office:date-value="2001-10-01">
            <text:p>10/1/2001</text:p>
          </table:table-cell>
          <table:table-cell table:style-name="ce226" office:value-type="string">
            <text:p>政法大学</text:p>
          </table:table-cell>
          <table:table-cell table:number-columns-repeated="249"/>
        </table:table-row>
        <table:table-row table:style-name="ro22">
          <table:table-cell table:style-name="ce222" office:value-type="float" office:value="142">
            <text:p>142</text:p>
          </table:table-cell>
          <table:table-cell table:style-name="ce226" office:value-type="float" office:value="7562021864">
            <text:p>7562021864</text:p>
          </table:table-cell>
          <table:table-cell table:style-name="ce226" office:value-type="string">
            <text:p>民法物权(第1卷)通则.所有权</text:p>
          </table:table-cell>
          <table:table-cell table:style-name="ce226" office:value-type="string">
            <text:p>王泽鉴</text:p>
          </table:table-cell>
          <table:table-cell table:style-name="ce279" office:value-type="float" office:value="28">
            <text:p>28.00</text:p>
          </table:table-cell>
          <table:table-cell table:style-name="ce256" office:value-type="date" office:date-value="2001-10-01">
            <text:p>10/1/2001</text:p>
          </table:table-cell>
          <table:table-cell table:style-name="ce226" office:value-type="string">
            <text:p>政法大学</text:p>
          </table:table-cell>
          <table:table-cell table:number-columns-repeated="249"/>
        </table:table-row>
        <table:table-row table:style-name="ro22">
          <table:table-cell table:style-name="ce222" office:value-type="float" office:value="143">
            <text:p>143</text:p>
          </table:table-cell>
          <table:table-cell table:style-name="ce226" office:value-type="float" office:value="7562021872">
            <text:p>7562021872</text:p>
          </table:table-cell>
          <table:table-cell table:style-name="ce226" office:value-type="string">
            <text:p>民法物权(第2卷)用益物权.占有</text:p>
          </table:table-cell>
          <table:table-cell table:style-name="ce226" office:value-type="string">
            <text:p>王泽鉴</text:p>
          </table:table-cell>
          <table:table-cell table:style-name="ce279" office:value-type="float" office:value="30">
            <text:p>30.00</text:p>
          </table:table-cell>
          <table:table-cell table:style-name="ce256" office:value-type="date" office:date-value="2001-10-01">
            <text:p>10/1/2001</text:p>
          </table:table-cell>
          <table:table-cell table:style-name="ce226" office:value-type="string">
            <text:p>政法大学</text:p>
          </table:table-cell>
          <table:table-cell table:number-columns-repeated="249"/>
        </table:table-row>
        <table:table-row table:style-name="ro22">
          <table:table-cell table:style-name="ce222" office:value-type="float" office:value="144">
            <text:p>144</text:p>
          </table:table-cell>
          <table:table-cell table:style-name="ce226" office:value-type="float" office:value="7801612744">
            <text:p>7801612744</text:p>
          </table:table-cell>
          <table:table-cell table:style-name="ce226" office:value-type="string">
            <text:p>个罪法定情节研究与适用</text:p>
          </table:table-cell>
          <table:table-cell table:style-name="ce226" office:value-type="string">
            <text:p>曾芳文</text:p>
          </table:table-cell>
          <table:table-cell table:style-name="ce279" office:value-type="float" office:value="68">
            <text:p>68.00</text:p>
          </table:table-cell>
          <table:table-cell table:style-name="ce256" office:value-type="date" office:date-value="2002-02-01">
            <text:p>2/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45">
            <text:p>145</text:p>
          </table:table-cell>
          <table:table-cell table:style-name="ce226" office:value-type="float" office:value="7801612647">
            <text:p>7801612647</text:p>
          </table:table-cell>
          <table:table-cell table:style-name="ce226" office:value-type="string">
            <text:p>担保法审判实务研究</text:p>
          </table:table-cell>
          <table:table-cell table:style-name="ce226" office:value-type="string">
            <text:p>何志</text:p>
          </table:table-cell>
          <table:table-cell table:style-name="ce279" office:value-type="float" office:value="45">
            <text:p>45.00</text:p>
          </table:table-cell>
          <table:table-cell table:style-name="ce256" office:value-type="date" office:date-value="2002-02-01">
            <text:p>2/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46">
            <text:p>146</text:p>
          </table:table-cell>
          <table:table-cell table:style-name="ce226" office:value-type="float" office:value="7801612574">
            <text:p>7801612574</text:p>
          </table:table-cell>
          <table:table-cell table:style-name="ce226" office:value-type="string">
            <text:p>简明房地产办案手册</text:p>
          </table:table-cell>
          <table:table-cell table:style-name="ce226"/>
          <table:table-cell table:style-name="ce279" office:value-type="float" office:value="56">
            <text:p>56.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47">
            <text:p>147</text:p>
          </table:table-cell>
          <table:table-cell table:style-name="ce226" office:value-type="float" office:value="7801612558">
            <text:p>7801612558</text:p>
          </table:table-cell>
          <table:table-cell table:style-name="ce226" office:value-type="string">
            <text:p>简明民商事办案手册</text:p>
          </table:table-cell>
          <table:table-cell table:style-name="ce226"/>
          <table:table-cell table:style-name="ce279" office:value-type="float" office:value="98">
            <text:p>98.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48">
            <text:p>148</text:p>
          </table:table-cell>
          <table:table-cell table:style-name="ce226" office:value-type="string">
            <text:p>780161240X</text:p>
          </table:table-cell>
          <table:table-cell table:style-name="ce226" office:value-type="string">
            <text:p>最新民商事海事海商案例评述</text:p>
          </table:table-cell>
          <table:table-cell table:style-name="ce226" office:value-type="string">
            <text:p>傅长禄</text:p>
          </table:table-cell>
          <table:table-cell table:style-name="ce274" office:value-type="float" office:value="45">
            <text:p>45.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49">
            <text:p>149</text:p>
          </table:table-cell>
          <table:table-cell table:style-name="ce226" office:value-type="float" office:value="7801612337">
            <text:p>7801612337</text:p>
          </table:table-cell>
          <table:table-cell table:style-name="ce226" office:value-type="string">
            <text:p>人身权法典型判例研究</text:p>
          </table:table-cell>
          <table:table-cell table:style-name="ce226" office:value-type="string">
            <text:p>郭卫华</text:p>
          </table:table-cell>
          <table:table-cell table:style-name="ce274" office:value-type="float" office:value="23">
            <text:p>23.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50">
            <text:p>150</text:p>
          </table:table-cell>
          <table:table-cell table:style-name="ce226" office:value-type="string">
            <text:p>780161268X</text:p>
          </table:table-cell>
          <table:table-cell table:style-name="ce226" office:value-type="string">
            <text:p>人民法院例选(总第37辑)</text:p>
          </table:table-cell>
          <table:table-cell table:style-name="ce226"/>
          <table:table-cell table:style-name="ce274" office:value-type="float" office:value="24">
            <text:p>24.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51">
            <text:p>151</text:p>
          </table:table-cell>
          <table:table-cell table:style-name="ce226" office:value-type="float" office:value="7801612442">
            <text:p>7801612442</text:p>
          </table:table-cell>
          <table:table-cell table:style-name="ce226" office:value-type="string">
            <text:p>审理建设工程案件的法律依据</text:p>
          </table:table-cell>
          <table:table-cell table:style-name="ce226" office:value-type="string">
            <text:p>梁书文</text:p>
          </table:table-cell>
          <table:table-cell table:style-name="ce274" office:value-type="float" office:value="35">
            <text:p>35.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52">
            <text:p>152</text:p>
          </table:table-cell>
          <table:table-cell table:style-name="ce226" office:value-type="float" office:value="7801612434">
            <text:p>7801612434</text:p>
          </table:table-cell>
          <table:table-cell table:style-name="ce226" office:value-type="string">
            <text:p>审理借款案件的法律依据</text:p>
          </table:table-cell>
          <table:table-cell table:style-name="ce226" office:value-type="string">
            <text:p>梁书文</text:p>
          </table:table-cell>
          <table:table-cell table:style-name="ce279" office:value-type="float" office:value="30">
            <text:p>30.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53">
            <text:p>153</text:p>
          </table:table-cell>
          <table:table-cell table:style-name="ce226" office:value-type="float" office:value="7801612159">
            <text:p>7801612159</text:p>
          </table:table-cell>
          <table:table-cell table:style-name="ce226" office:value-type="string">
            <text:p>企业改制及运行的法律控制</text:p>
          </table:table-cell>
          <table:table-cell table:style-name="ce226" office:value-type="string">
            <text:p>徐学鹿</text:p>
          </table:table-cell>
          <table:table-cell table:style-name="ce279" office:value-type="float" office:value="22">
            <text:p>22.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54">
            <text:p>154</text:p>
          </table:table-cell>
          <table:table-cell table:style-name="ce226" office:value-type="string">
            <text:p>780161254X</text:p>
          </table:table-cell>
          <table:table-cell table:style-name="ce226" office:value-type="string">
            <text:p>劳动争议仲裁实务与案例评析</text:p>
          </table:table-cell>
          <table:table-cell table:style-name="ce226" office:value-type="string">
            <text:p>江泓</text:p>
          </table:table-cell>
          <table:table-cell table:style-name="ce279" office:value-type="float" office:value="20">
            <text:p>20.00</text:p>
          </table:table-cell>
          <table:table-cell table:style-name="ce256" office:value-type="date" office:date-value="2002-01-01">
            <text:p>1/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55">
            <text:p>155</text:p>
          </table:table-cell>
          <table:table-cell table:style-name="ce226" office:value-type="float" office:value="7800563847">
            <text:p>7800563847</text:p>
          </table:table-cell>
          <table:table-cell table:style-name="ce226" office:value-type="string">
            <text:p>中国商事法（新编本）</text:p>
          </table:table-cell>
          <table:table-cell table:style-name="ce226" office:value-type="string">
            <text:p>王保树</text:p>
          </table:table-cell>
          <table:table-cell table:style-name="ce279" office:value-type="float" office:value="54">
            <text:p>54.00</text:p>
          </table:table-cell>
          <table:table-cell table:style-name="ce256" office:value-type="date" office:date-value="2001-04-01">
            <text:p>4/1/2001</text:p>
          </table:table-cell>
          <table:table-cell table:style-name="ce226" office:value-type="string">
            <text:p>人民法院</text:p>
          </table:table-cell>
          <table:table-cell table:number-columns-repeated="249"/>
        </table:table-row>
        <table:table-row table:style-name="ro22">
          <table:table-cell table:style-name="ce222" office:value-type="float" office:value="156">
            <text:p>156</text:p>
          </table:table-cell>
          <table:table-cell table:style-name="ce226" office:value-type="float" office:value="7800838536">
            <text:p>7800838536</text:p>
          </table:table-cell>
          <table:table-cell table:style-name="ce226" office:value-type="string">
            <text:p>行政审判手册(上.下)</text:p>
          </table:table-cell>
          <table:table-cell table:style-name="ce226"/>
          <table:table-cell table:style-name="ce279" office:value-type="float" office:value="65">
            <text:p>65.00</text:p>
          </table:table-cell>
          <table:table-cell table:style-name="ce256" office:value-type="date" office:date-value="2002-01-01">
            <text:p>1/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57">
            <text:p>157</text:p>
          </table:table-cell>
          <table:table-cell table:style-name="ce226" office:value-type="float" office:value="7800839435">
            <text:p>7800839435</text:p>
          </table:table-cell>
          <table:table-cell table:style-name="ce226" office:value-type="string">
            <text:p>民事诉讼证据司法解释的理解与适用</text:p>
          </table:table-cell>
          <table:table-cell table:style-name="ce226" office:value-type="string">
            <text:p>黄松有</text:p>
          </table:table-cell>
          <table:table-cell table:style-name="ce274" office:value-type="float" office:value="38">
            <text:p>38.00</text:p>
          </table:table-cell>
          <table:table-cell table:style-name="ce256" office:value-type="date" office:date-value="2002-03-01">
            <text:p>3/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58">
            <text:p>158</text:p>
          </table:table-cell>
          <table:table-cell table:style-name="ce226" office:value-type="float" office:value="7800837947">
            <text:p>7800837947</text:p>
          </table:table-cell>
          <table:table-cell table:style-name="ce226" office:value-type="string">
            <text:p>现行刑法司法解释</text:p>
          </table:table-cell>
          <table:table-cell table:style-name="ce226"/>
          <table:table-cell table:style-name="ce274" office:value-type="float" office:value="27">
            <text:p>27.00</text:p>
          </table:table-cell>
          <table:table-cell table:style-name="ce256" office:value-type="date" office:date-value="2002-04-01">
            <text:p>4/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59">
            <text:p>159</text:p>
          </table:table-cell>
          <table:table-cell table:style-name="ce226" office:value-type="float" office:value="7800838528">
            <text:p>7800838528</text:p>
          </table:table-cell>
          <table:table-cell table:style-name="ce226" office:value-type="string">
            <text:p>现行刑事诉讼法司法解释</text:p>
          </table:table-cell>
          <table:table-cell table:style-name="ce226"/>
          <table:table-cell table:style-name="ce274" office:value-type="float" office:value="42">
            <text:p>42.00</text:p>
          </table:table-cell>
          <table:table-cell table:style-name="ce256" office:value-type="date" office:date-value="2002-04-01">
            <text:p>4/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60">
            <text:p>160</text:p>
          </table:table-cell>
          <table:table-cell table:style-name="ce226" office:value-type="float" office:value="7800839176">
            <text:p>7800839176</text:p>
          </table:table-cell>
          <table:table-cell table:style-name="ce226" office:value-type="string">
            <text:p>现行行政诉讼法与国家赔偿法司法解释</text:p>
          </table:table-cell>
          <table:table-cell table:style-name="ce226"/>
          <table:table-cell table:style-name="ce274" office:value-type="float" office:value="25">
            <text:p>25.00</text:p>
          </table:table-cell>
          <table:table-cell table:style-name="ce256" office:value-type="date" office:date-value="2002-04-01">
            <text:p>4/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61">
            <text:p>161</text:p>
          </table:table-cell>
          <table:table-cell table:style-name="ce226" office:value-type="float" office:value="7800839281">
            <text:p>7800839281</text:p>
          </table:table-cell>
          <table:table-cell table:style-name="ce226" office:value-type="string">
            <text:p>刑事诉讼证据适用手册</text:p>
          </table:table-cell>
          <table:table-cell table:style-name="ce226"/>
          <table:table-cell table:style-name="ce274" office:value-type="float" office:value="21">
            <text:p>21.00</text:p>
          </table:table-cell>
          <table:table-cell table:style-name="ce256" office:value-type="date" office:date-value="2002-03-01">
            <text:p>3/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62">
            <text:p>162</text:p>
          </table:table-cell>
          <table:table-cell table:style-name="ce226" office:value-type="float" office:value="7800839079">
            <text:p>7800839079</text:p>
          </table:table-cell>
          <table:table-cell table:style-name="ce226" office:value-type="string">
            <text:p>中华人民共和国有关法律法规(上)</text:p>
          </table:table-cell>
          <table:table-cell table:style-name="ce226"/>
          <table:table-cell table:style-name="ce274" office:value-type="float" office:value="100">
            <text:p>100.00</text:p>
          </table:table-cell>
          <table:table-cell table:style-name="ce256" office:value-type="date" office:date-value="2002-01-01">
            <text:p>1/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63">
            <text:p>163</text:p>
          </table:table-cell>
          <table:table-cell table:style-name="ce226" office:value-type="float" office:value="7800839087">
            <text:p>7800839087</text:p>
          </table:table-cell>
          <table:table-cell table:style-name="ce226" office:value-type="string">
            <text:p>中国加入世界贸易组织法律文件(中)(中文本)</text:p>
          </table:table-cell>
          <table:table-cell table:style-name="ce226"/>
          <table:table-cell table:style-name="ce274" office:value-type="float" office:value="100">
            <text:p>100.00</text:p>
          </table:table-cell>
          <table:table-cell table:style-name="ce256" office:value-type="date" office:date-value="2002-01-01">
            <text:p>1/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64">
            <text:p>164</text:p>
          </table:table-cell>
          <table:table-cell table:style-name="ce226" office:value-type="float" office:value="7800869121">
            <text:p>7800869121</text:p>
          </table:table-cell>
          <table:table-cell table:style-name="ce226" office:value-type="string">
            <text:p>证据学论坛(第四卷)</text:p>
          </table:table-cell>
          <table:table-cell table:style-name="ce226" office:value-type="string">
            <text:p>何家弘</text:p>
          </table:table-cell>
          <table:table-cell table:style-name="ce274" office:value-type="float" office:value="36">
            <text:p>36.00</text:p>
          </table:table-cell>
          <table:table-cell table:style-name="ce256" office:value-type="date" office:date-value="2002-03-01">
            <text:p>3/1/2002</text:p>
          </table:table-cell>
          <table:table-cell table:style-name="ce226" office:value-type="string">
            <text:p>中国检察</text:p>
          </table:table-cell>
          <table:table-cell table:number-columns-repeated="249"/>
        </table:table-row>
        <table:table-row table:style-name="ro22">
          <table:table-cell table:style-name="ce222" office:value-type="float" office:value="165">
            <text:p>165</text:p>
          </table:table-cell>
          <table:table-cell table:style-name="ce226" office:value-type="float" office:value="7801612841">
            <text:p>7801612841</text:p>
          </table:table-cell>
          <table:table-cell table:style-name="ce226" office:value-type="string">
            <text:p>中国司法评论(2002年第1卷)</text:p>
          </table:table-cell>
          <table:table-cell table:style-name="ce226" office:value-type="string">
            <text:p>万鄂湘</text:p>
          </table:table-cell>
          <table:table-cell table:style-name="ce274" office:value-type="float" office:value="28">
            <text:p>28.00</text:p>
          </table:table-cell>
          <table:table-cell table:style-name="ce256" office:value-type="date" office:date-value="2002-02-01">
            <text:p>2/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66">
            <text:p>166</text:p>
          </table:table-cell>
          <table:table-cell table:style-name="ce226" office:value-type="float" office:value="7562021856">
            <text:p>7562021856</text:p>
          </table:table-cell>
          <table:table-cell table:style-name="ce226" office:value-type="string">
            <text:p>商品房预售法律制度研究</text:p>
          </table:table-cell>
          <table:table-cell table:style-name="ce226" office:value-type="string">
            <text:p>符启林</text:p>
          </table:table-cell>
          <table:table-cell table:style-name="ce274" office:value-type="float" office:value="18">
            <text:p>18.00</text:p>
          </table:table-cell>
          <table:table-cell table:style-name="ce256" office:value-type="date" office:date-value="2002-01-01">
            <text:p>1/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167">
            <text:p>167</text:p>
          </table:table-cell>
          <table:table-cell table:style-name="ce226" office:value-type="float" office:value="7562022097">
            <text:p>7562022097</text:p>
          </table:table-cell>
          <table:table-cell table:style-name="ce226" office:value-type="string">
            <text:p>现代信托法论(增订三版)</text:p>
          </table:table-cell>
          <table:table-cell table:style-name="ce226" office:value-type="string">
            <text:p>赖源河</text:p>
          </table:table-cell>
          <table:table-cell table:style-name="ce274" office:value-type="float" office:value="21">
            <text:p>21.00</text:p>
          </table:table-cell>
          <table:table-cell table:style-name="ce256" office:value-type="date" office:date-value="2002-01-01">
            <text:p>1/1/2002</text:p>
          </table:table-cell>
          <table:table-cell table:style-name="ce226" office:value-type="string">
            <text:p>政法大学</text:p>
          </table:table-cell>
          <table:table-cell table:number-columns-repeated="249"/>
        </table:table-row>
        <table:table-row table:style-name="ro22">
          <table:table-cell table:style-name="ce222" office:value-type="float" office:value="168">
            <text:p>168</text:p>
          </table:table-cell>
          <table:table-cell table:style-name="ce226" office:value-type="float" office:value="10031715">
            <text:p>10031715</text:p>
          </table:table-cell>
          <table:table-cell table:style-name="ce226" office:value-type="string">
            <text:p>中国法律年鉴(2001年)</text:p>
          </table:table-cell>
          <table:table-cell table:style-name="ce226"/>
          <table:table-cell table:style-name="ce274" office:value-type="float" office:value="198">
            <text:p>198.00</text:p>
          </table:table-cell>
          <table:table-cell table:style-name="ce256" office:value-type="date" office:date-value="2002-02-01">
            <text:p>2/1/2002</text:p>
          </table:table-cell>
          <table:table-cell table:style-name="ce226" office:value-type="string">
            <text:p>法律年鉴</text:p>
          </table:table-cell>
          <table:table-cell table:number-columns-repeated="249"/>
        </table:table-row>
        <table:table-row table:style-name="ro22">
          <table:table-cell table:style-name="ce222" office:value-type="float" office:value="169">
            <text:p>169</text:p>
          </table:table-cell>
          <table:table-cell table:style-name="ce226" office:value-type="float" office:value="7800869245">
            <text:p>7800869245</text:p>
          </table:table-cell>
          <table:table-cell table:style-name="ce226" office:value-type="string">
            <text:p>证据学新论</text:p>
          </table:table-cell>
          <table:table-cell table:style-name="ce226" office:value-type="string">
            <text:p>宋世杰</text:p>
          </table:table-cell>
          <table:table-cell table:style-name="ce274" office:value-type="float" office:value="26">
            <text:p>26.00</text:p>
          </table:table-cell>
          <table:table-cell table:style-name="ce256" office:value-type="date" office:date-value="2002-03-01">
            <text:p>3/1/2002</text:p>
          </table:table-cell>
          <table:table-cell table:style-name="ce226" office:value-type="string">
            <text:p>中国检察</text:p>
          </table:table-cell>
          <table:table-cell table:number-columns-repeated="249"/>
        </table:table-row>
        <table:table-row table:style-name="ro22">
          <table:table-cell table:style-name="ce222" office:value-type="float" office:value="170">
            <text:p>170</text:p>
          </table:table-cell>
          <table:table-cell table:style-name="ce226" office:value-type="float" office:value="7800837971">
            <text:p>7800837971</text:p>
          </table:table-cell>
          <table:table-cell table:style-name="ce226" office:value-type="string">
            <text:p>司法解释汇编(2001)</text:p>
          </table:table-cell>
          <table:table-cell table:style-name="ce226"/>
          <table:table-cell table:style-name="ce274" office:value-type="float" office:value="27">
            <text:p>27.00</text:p>
          </table:table-cell>
          <table:table-cell table:style-name="ce256" office:value-type="date" office:date-value="2002-02-01">
            <text:p>2/1/2002</text:p>
          </table:table-cell>
          <table:table-cell table:style-name="ce226" office:value-type="string">
            <text:p>中国法制</text:p>
          </table:table-cell>
          <table:table-cell table:number-columns-repeated="249"/>
        </table:table-row>
        <table:table-row table:style-name="ro22">
          <table:table-cell table:style-name="ce222" office:value-type="float" office:value="171">
            <text:p>171</text:p>
          </table:table-cell>
          <table:table-cell table:style-name="ce226" office:value-type="string">
            <text:p>780161285X</text:p>
          </table:table-cell>
          <table:table-cell table:style-name="ce226" office:value-type="string">
            <text:p>判解研究(2002年第1辑)</text:p>
          </table:table-cell>
          <table:table-cell table:style-name="ce226"/>
          <table:table-cell table:style-name="ce274" office:value-type="float" office:value="22">
            <text:p>22.00</text:p>
          </table:table-cell>
          <table:table-cell table:style-name="ce256" office:value-type="date" office:date-value="2002-04-01">
            <text:p>4/1/2002</text:p>
          </table:table-cell>
          <table:table-cell table:style-name="ce226" office:value-type="string">
            <text:p>人民法院</text:p>
          </table:table-cell>
          <table:table-cell table:number-columns-repeated="249"/>
        </table:table-row>
        <table:table-row table:style-name="ro22">
          <table:table-cell table:style-name="ce222" office:value-type="float" office:value="172">
            <text:p>172</text:p>
          </table:table-cell>
          <table:table-cell table:style-name="ce227" office:value-type="string">
            <text:p>781059804X</text:p>
          </table:table-cell>
          <table:table-cell table:style-name="ce226" office:value-type="string">
            <text:p>知识产权案件的审理与裁判<text:span text:style-name="T4">(</text:span><text:span text:style-name="T5">中英对照</text:span><text:span text:style-name="T4">)</text:span></text:p>
          </table:table-cell>
          <table:table-cell table:style-name="ce226" office:value-type="string">
            <text:p>周林</text:p>
          </table:table-cell>
          <table:table-cell table:style-name="ce279" office:value-type="float" office:value="82">
            <text:p>82.00</text:p>
          </table:table-cell>
          <table:table-cell table:style-name="ce256" office:value-type="date" office:date-value="2002-01-01">
            <text:p>1/1/2002</text:p>
          </table:table-cell>
          <table:table-cell table:style-name="ce226" office:value-type="string">
            <text:p>人民公安</text:p>
          </table:table-cell>
          <table:table-cell table:number-columns-repeated="249"/>
        </table:table-row>
        <table:table-row table:style-name="ro25">
          <table:table-cell table:style-name="ce5"/>
          <table:table-cell table:style-name="ce228"/>
          <table:table-cell table:style-name="ce233" office:value-type="string">
            <text:p><text:s text:c="36"/><text:span text:style-name="T6">电 <text:s text:c="2"/>子 <text:s text:c="2"/>出 <text:s text:c="2"/>版 <text:s text:c="2"/>物</text:span></text:p>
          </table:table-cell>
          <table:table-cell table:style-name="ce237"/>
          <table:table-cell table:style-name="ce281"/>
          <table:table-cell table:style-name="ce287"/>
          <table:table-cell table:style-name="ce288"/>
          <table:table-cell table:number-columns-repeated="249"/>
        </table:table-row>
        <table:table-row table:style-name="ro22">
          <table:table-cell table:style-name="ce222" office:value-type="float" office:value="173">
            <text:p>173</text:p>
          </table:table-cell>
          <table:table-cell table:style-name="ce226" office:value-type="float" office:value="7880630031">
            <text:p>7880630031</text:p>
          </table:table-cell>
          <table:table-cell table:style-name="ce226" office:value-type="string">
            <text:p>美国联邦地区法院民事诉讼流程(光盘)</text:p>
          </table:table-cell>
          <table:table-cell table:style-name="ce226"/>
          <table:table-cell table:style-name="ce274" office:value-type="float" office:value="40">
            <text:p>40.00</text:p>
          </table:table-cell>
          <table:table-cell table:style-name="ce256" office:value-type="date" office:date-value="2001-11-01">
            <text:p>11/1/2001</text:p>
          </table:table-cell>
          <table:table-cell table:style-name="ce226" office:value-type="string">
            <text:p>法制音像</text:p>
          </table:table-cell>
          <table:table-cell table:number-columns-repeated="249"/>
        </table:table-row>
        <table:table-row table:style-name="ro22">
          <table:table-cell table:style-name="ce222" office:value-type="float" office:value="174">
            <text:p>174</text:p>
          </table:table-cell>
          <table:table-cell table:style-name="ce226" office:value-type="float" office:value="7900632980">
            <text:p>7900632980</text:p>
          </table:table-cell>
          <table:table-cell table:style-name="ce226" office:value-type="string">
            <text:p>审判实用大全(2001年版)(光盘)</text:p>
          </table:table-cell>
          <table:table-cell table:style-name="ce226"/>
          <table:table-cell table:style-name="ce274" office:value-type="float" office:value="480">
            <text:p>480.00</text:p>
          </table:table-cell>
          <table:table-cell table:style-name="ce256" office:value-type="date" office:date-value="2002-02-01">
            <text:p>2/1/2002</text:p>
          </table:table-cell>
          <table:table-cell table:style-name="ce226" office:value-type="string">
            <text:p>北大音像</text:p>
          </table:table-cell>
          <table:table-cell table:number-columns-repeated="249"/>
        </table:table-row>
        <table:table-row table:style-name="ro22">
          <table:table-cell table:style-name="ce222" office:value-type="float" office:value="175">
            <text:p>175</text:p>
          </table:table-cell>
          <table:table-cell table:style-name="ce226" office:value-type="float" office:value="7900051295">
            <text:p>7900051295</text:p>
          </table:table-cell>
          <table:table-cell table:style-name="ce226" office:value-type="string">
            <text:p>中国法律事务支持系统(光盘)(包青天专业版)</text:p>
          </table:table-cell>
          <table:table-cell table:style-name="ce226"/>
          <table:table-cell table:style-name="ce274" office:value-type="float" office:value="1720">
            <text:p>1,720.00</text:p>
          </table:table-cell>
          <table:table-cell table:style-name="ce256" office:value-type="date" office:date-value="2002-02-01">
            <text:p>2/1/2002</text:p>
          </table:table-cell>
          <table:table-cell table:style-name="ce226" office:value-type="string">
            <text:p>亿友软件</text:p>
          </table:table-cell>
          <table:table-cell table:number-columns-repeated="249"/>
        </table:table-row>
        <table:table-row table:style-name="ro22">
          <table:table-cell table:style-name="ce222" office:value-type="float" office:value="176">
            <text:p>176</text:p>
          </table:table-cell>
          <table:table-cell table:style-name="ce226" office:value-type="float" office:value="79900615601">
            <text:p>79900615601</text:p>
          </table:table-cell>
          <table:table-cell table:style-name="ce226" office:value-type="string">
            <text:p>中国法律检索系统(光盘)(北大“法宝”专业版)</text:p>
          </table:table-cell>
          <table:table-cell table:style-name="ce226"/>
          <table:table-cell table:style-name="ce274" office:value-type="float" office:value="860">
            <text:p>860.00</text:p>
          </table:table-cell>
          <table:table-cell table:style-name="ce256" office:value-type="date" office:date-value="2001-11-01">
            <text:p>11/1/2001</text:p>
          </table:table-cell>
          <table:table-cell table:style-name="ce226" office:value-type="string">
            <text:p>北大</text:p>
          </table:table-cell>
          <table:table-cell table:number-columns-repeated="249"/>
        </table:table-row>
        <table:table-row table:style-name="ro23">
          <table:table-cell table:style-name="ce5"/>
          <table:table-cell table:style-name="ce225"/>
          <table:table-cell table:style-name="ce19" office:value-type="string">
            <text:p><text:s text:c="11"/>工 <text:s text:c="2"/>具 <text:s text:c="2"/>书</text:p>
          </table:table-cell>
          <table:table-cell table:style-name="ce225"/>
          <table:table-cell table:style-name="ce278"/>
          <table:table-cell table:style-name="ce254"/>
          <table:table-cell table:style-name="ce260"/>
          <table:table-cell table:number-columns-repeated="249"/>
        </table:table-row>
        <table:table-row table:style-name="ro22">
          <table:table-cell table:style-name="ce222" office:value-type="float" office:value="177">
            <text:p>177</text:p>
          </table:table-cell>
          <table:table-cell table:style-name="ce226"/>
          <table:table-cell table:style-name="ce226" office:value-type="string">
            <text:p>中华人民共和国法律全书<text:span text:style-name="T4">(</text:span><text:span text:style-name="T5">第</text:span><text:span text:style-name="T4">1-13</text:span><text:span text:style-name="T5">卷</text:span><text:span text:style-name="T4">)(1949-2001.6)</text:span></text:p>
          </table:table-cell>
          <table:table-cell table:style-name="ce226"/>
          <table:table-cell table:style-name="ce274" office:value-type="float" office:value="2752">
            <text:p>2,752.00</text:p>
          </table:table-cell>
          <table:table-cell table:style-name="ce256"/>
          <table:table-cell table:style-name="ce226" office:value-type="string">
            <text:p>吉林人民</text:p>
          </table:table-cell>
          <table:table-cell table:number-columns-repeated="249"/>
        </table:table-row>
        <table:table-row table:style-name="ro9">
          <table:table-cell table:style-name="ce222" office:value-type="float" office:value="178">
            <text:p>178</text:p>
          </table:table-cell>
          <table:table-cell table:style-name="ce226"/>
          <table:table-cell table:style-name="ce226" office:value-type="string">
            <text:p>中华人民共和国涉外法规汇编<text:span text:style-name="T4">(49-2001)</text:span><text:span text:style-name="T5">英文活页本</text:span><text:span text:style-name="T4">(</text:span><text:span text:style-name="T5">共</text:span><text:span text:style-name="T4">16</text:span><text:span text:style-name="T5">卷</text:span><text:span text:style-name="T4">)</text:span></text:p>
          </table:table-cell>
          <table:table-cell table:style-name="ce226"/>
          <table:table-cell table:style-name="ce282" office:value-type="float" office:value="28900">
            <text:p>28,900.00</text:p>
          </table:table-cell>
          <table:table-cell table:style-name="ce258" office:value-type="date" office:date-value="2001-06-01">
            <text:p>6/1/2001</text:p>
          </table:table-cell>
          <table:table-cell table:style-name="ce226" office:value-type="string">
            <text:p>中国法制</text:p>
          </table:table-cell>
          <table:table-cell table:number-columns-repeated="249"/>
        </table:table-row>
        <table:table-row table:style-name="ro22">
          <table:table-cell table:style-name="ce223" office:value-type="float" office:value="179">
            <text:p>179</text:p>
          </table:table-cell>
          <table:table-cell table:style-name="ce229"/>
          <table:table-cell table:style-name="ce229" office:value-type="string">
            <text:p>深圳经济特区法规规章全书<text:span text:style-name="T4">(92-2000.12)(</text:span><text:span text:style-name="T5">共</text:span><text:span text:style-name="T4">2</text:span><text:span text:style-name="T5">卷</text:span><text:span text:style-name="T4">)</text:span></text:p>
          </table:table-cell>
          <table:table-cell table:style-name="ce229"/>
          <table:table-cell table:style-name="ce276" office:value-type="float" office:value="566">
            <text:p>566.00</text:p>
          </table:table-cell>
          <table:table-cell table:style-name="ce259"/>
          <table:table-cell table:style-name="ce229" office:value-type="string">
            <text:p>海天</text:p>
          </table:table-cell>
          <table:table-cell table:number-columns-repeated="249"/>
        </table:table-row>
        <table:table-row table:style-name="ro22">
          <table:table-cell table:style-name="ce1"/>
          <table:table-cell table:style-name="ce8" table:number-columns-repeated="2"/>
          <table:table-cell table:style-name="ce8" office:value-type="string">
            <text:p>Total</text:p>
          </table:table-cell>
          <table:table-cell table:style-name="ce114" table:formula="of:=SUM([.E197:.E199])" office:value-type="float" office:value="32218">
            <text:p>32,218.00</text:p>
          </table:table-cell>
          <table:table-cell table:style-name="ce44"/>
          <table:table-cell table:style-name="ce8"/>
          <table:table-cell table:number-columns-repeated="249"/>
        </table:table-row>
        <table:table-row table:style-name="ro22">
          <table:table-cell table:style-name="ce1"/>
          <table:table-cell table:style-name="ce230" office:value-type="string">
            <text:p>注本店电话已改为<text:span text:style-name="T4">: 5575498 <text:s text:c="3"/></text:span><text:span text:style-name="T5">电话号码升级后为</text:span><text:span text:style-name="T4">:25575498</text:span></text:p>
          </table:table-cell>
          <table:table-cell table:style-name="ce230"/>
          <table:table-cell table:style-name="ce8"/>
          <table:table-cell table:style-name="ce114"/>
          <table:table-cell table:style-name="ce44"/>
          <table:table-cell table:style-name="ce8"/>
          <table:table-cell table:number-columns-repeated="249"/>
        </table:table-row>
        <table:table-row table:style-name="ro22">
          <table:table-cell table:style-name="ce1"/>
          <table:table-cell table:style-name="ce8" table:number-columns-repeated="3"/>
          <table:table-cell table:style-name="ce114"/>
          <table:table-cell table:style-name="ce44"/>
          <table:table-cell table:style-name="ce8"/>
          <table:table-cell table:number-columns-repeated="249"/>
        </table:table-row>
        <table:table-row table:style-name="ro22">
          <table:table-cell table:style-name="ce1"/>
          <table:table-cell table:style-name="ce8"/>
          <table:table-cell table:style-name="ce22" office:value-type="string">
            <text:p><text:s text:c="57"/>深圳市法学学术交流服务中心法律书店</text:p>
          </table:table-cell>
          <table:table-cell table:style-name="ce22"/>
          <table:table-cell table:style-name="ce251" table:number-columns-repeated="2"/>
          <table:table-cell table:style-name="ce22"/>
          <table:table-cell table:number-columns-repeated="249"/>
        </table:table-row>
        <table:table-row table:style-name="ro22">
          <table:table-cell table:style-name="ce1"/>
          <table:table-cell table:style-name="ce8"/>
          <table:table-cell table:style-name="ce234" office:value-type="string">
            <text:p><text:s text:c="79"/>二<text:span text:style-name="T18">00</text:span><text:span text:style-name="T19">二年六月一日</text:span></text:p>
          </table:table-cell>
          <table:table-cell table:style-name="ce234" table:number-columns-repeated="3"/>
          <table:table-cell table:style-name="ce8"/>
          <table:table-cell table:number-columns-repeated="249"/>
        </table:table-row>
        <table:table-row table:style-name="ro22" table:number-rows-repeated="15">
          <table:table-cell table:style-name="ce1"/>
          <table:table-cell table:style-name="ce8" table:number-columns-repeated="3"/>
          <table:table-cell table:style-name="ce114"/>
          <table:table-cell table:style-name="ce44"/>
          <table:table-cell table:style-name="ce8"/>
          <table:table-cell table:number-columns-repeated="249"/>
        </table:table-row>
        <table:table-row table:style-name="ro22">
          <table:table-cell table:style-name="ce1"/>
          <table:table-cell table:style-name="ce8" table:number-columns-repeated="3"/>
          <table:table-cell table:style-name="ce283"/>
          <table:table-cell table:style-name="ce44"/>
          <table:table-cell table:style-name="ce8"/>
          <table:table-cell table:number-columns-repeated="249"/>
        </table:table-row>
        <table:table-row table:style-name="ro22" table:number-rows-repeated="30">
          <table:table-cell table:style-name="ce1"/>
          <table:table-cell table:style-name="ce8" table:number-columns-repeated="3"/>
          <table:table-cell table:style-name="ce114"/>
          <table:table-cell table:style-name="ce44"/>
          <table:table-cell table:style-name="ce8"/>
          <table:table-cell table:number-columns-repeated="249"/>
        </table:table-row>
        <table:table-row table:style-name="ro22" table:number-rows-repeated="67">
          <table:table-cell table:style-name="ce1"/>
          <table:table-cell table:style-name="ce8" table:number-columns-repeated="3"/>
          <table:table-cell table:style-name="ce283"/>
          <table:table-cell table:style-name="ce44"/>
          <table:table-cell table:style-name="ce8"/>
          <table:table-cell table:number-columns-repeated="249"/>
        </table:table-row>
        <table:table-row table:style-name="ro22" table:number-rows-repeated="65219">
          <table:table-cell table:style-name="ce1"/>
          <table:table-cell table:style-name="ce8" table:number-columns-repeated="3"/>
          <table:table-cell table:style-name="ce114"/>
          <table:table-cell table:style-name="ce44"/>
          <table:table-cell table:style-name="ce8"/>
          <table:table-cell table:number-columns-repeated="249"/>
        </table:table-row>
        <table:table-row table:style-name="ro22" table:number-rows-repeated="983039">
          <table:table-cell table:number-columns-repeated="256"/>
        </table:table-row>
        <table:table-row table:style-name="ro22">
          <table:table-cell table:number-columns-repeated="256"/>
        </table:table-row>
      </table:table>
      <table:table table:name="Sheet3 _2_" table:style-name="ta4" table:print-ranges="'Sheet3 _2_'.A1:'Sheet3 _2_'.J903">
        <table:table-column table:style-name="co19" table:default-cell-style-name="ce1"/>
        <table:table-column table:style-name="co20" table:default-cell-style-name="ce8"/>
        <table:table-column table:style-name="co21" table:default-cell-style-name="ce8"/>
        <table:table-column table:style-name="co22" table:number-columns-repeated="2" table:default-cell-style-name="ce8"/>
        <table:table-column table:style-name="co23" table:default-cell-style-name="ce8"/>
        <table:table-column table:style-name="co22" table:default-cell-style-name="ce114"/>
        <table:table-column table:style-name="co15"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6" table:default-cell-style-name="Default"/>
        <table:table-column table:style-name="co32" table:default-cell-style-name="Default"/>
        <table:table-column table:style-name="co8" table:number-columns-repeated="7" table:default-cell-style-name="Default"/>
        <table:table-column table:style-name="co33" table:default-cell-style-name="Default"/>
        <table:table-column table:style-name="co8" table:number-columns-repeated="224" table:default-cell-style-name="Default"/>
        <table:table-row table:style-name="ro12">
          <table:table-cell table:number-columns-repeated="256"/>
        </table:table-row>
        <table:table-row table:style-name="ro13">
          <table:table-cell table:style-name="ce133"/>
          <table:table-cell table:style-name="ce59"/>
          <table:table-cell table:style-name="ce17" office:value-type="string">
            <text:p><text:s text:c="5"/>九月书讯</text:p>
          </table:table-cell>
          <table:table-cell table:style-name="ce168" table:number-columns-repeated="3"/>
          <table:table-cell table:style-name="ce84"/>
          <table:table-cell table:number-columns-repeated="249"/>
        </table:table-row>
        <table:table-row table:style-name="ro4">
          <table:table-cell table:number-columns-repeated="2"/>
          <table:table-cell table:style-name="ce17"/>
          <table:table-cell table:number-columns-repeated="253"/>
        </table:table-row>
        <table:table-row table:style-name="ro3">
          <table:table-cell table:style-name="ce2"/>
          <table:table-cell table:style-name="ce9" office:value-type="string">
            <text:p><text:s text:c="5"/>深圳法律书店是深圳市法学会下属机构,专营法律专业书籍。是中国法律图书发行联合体：</text:p>
          </table:table-cell>
          <table:table-cell table:style-name="ce9" table:number-columns-repeated="4"/>
          <table:table-cell table:style-name="ce30"/>
          <table:table-cell table:number-columns-repeated="249"/>
        </table:table-row>
        <table:table-row table:style-name="ro4">
          <table:table-cell table:style-name="ce3"/>
          <table:table-cell table:style-name="ce9" office:value-type="string">
            <text:p>法律、人民法院、法制、政法大学、检察、方正、民主法制、公安大学出版社的特约经销书店。</text:p>
          </table:table-cell>
          <table:table-cell table:style-name="ce9" table:number-columns-repeated="4"/>
          <table:table-cell table:style-name="ce30"/>
          <table:table-cell table:number-columns-repeated="249"/>
        </table:table-row>
        <table:table-row table:style-name="ro3">
          <table:table-cell table:style-name="ce2"/>
          <table:table-cell table:style-name="ce9" office:value-type="string">
            <text:p>另还经销北京大学、人民大学、对外贸易大学、高教、吉林人民等三十多个出版社的法学(自考)</text:p>
          </table:table-cell>
          <table:table-cell table:style-name="ce9" table:number-columns-repeated="4"/>
          <table:table-cell table:style-name="ce30"/>
          <table:table-cell table:number-columns-repeated="249"/>
        </table:table-row>
        <table:table-row table:style-name="ro5">
          <table:table-cell table:style-name="ce2"/>
          <table:table-cell table:style-name="ce9" office:value-type="string">
            <text:p>教材、专著。</text:p>
          </table:table-cell>
          <table:table-cell table:style-name="ce9" table:number-columns-repeated="4"/>
          <table:table-cell table:style-name="ce115"/>
          <table:table-cell table:number-columns-repeated="249"/>
        </table:table-row>
        <table:table-row table:style-name="ro6">
          <table:table-cell table:style-name="ce2"/>
          <table:table-cell table:style-name="ce9" office:value-type="string">
            <text:p><text:s text:c="5"/>十多年来我店承蒙社会各界支持才有了今天的进步，我们会精益求精加倍努力。</text:p>
          </table:table-cell>
          <table:table-cell table:style-name="ce9" table:number-columns-repeated="4"/>
          <table:table-cell table:style-name="ce115"/>
          <table:table-cell table:number-columns-repeated="249"/>
        </table:table-row>
        <table:table-row table:style-name="ro6">
          <table:table-cell table:style-name="ce3"/>
          <table:table-cell table:style-name="ce9" office:value-type="string">
            <text:p><text:s text:c="5"/>今后我们将继续秉承“微笑服务,快乐服务”的宗旨，让顾客快乐购书,我们快乐服务。</text:p>
          </table:table-cell>
          <table:table-cell table:style-name="ce9" table:number-columns-repeated="4"/>
          <table:table-cell table:style-name="ce30"/>
          <table:table-cell table:number-columns-repeated="249"/>
        </table:table-row>
        <table:table-row table:style-name="ro6">
          <table:table-cell table:style-name="ce2"/>
          <table:table-cell table:style-name="ce9" office:value-type="string">
            <text:p><text:s text:c="5"/>深圳法律书店欢迎您(索取当月书讯)。</text:p>
          </table:table-cell>
          <table:table-cell table:style-name="ce9" office:value-type="string">
            <text:p>律书店欢迎您（免费索取当月书讯<text:span text:style-name="T2">,</text:span><text:span text:style-name="T3">亦可从本店网站下载</text:span><text:span text:style-name="T2">)</text:span></text:p>
          </table:table-cell>
          <table:table-cell table:style-name="ce9" table:number-columns-repeated="3"/>
          <table:table-cell table:style-name="ce115"/>
          <table:table-cell table:number-columns-repeated="249"/>
        </table:table-row>
        <table:table-row table:style-name="ro6">
          <table:table-cell table:style-name="ce2"/>
          <table:table-cell table:style-name="ce9" office:value-type="string">
            <text:p><text:s text:c="5"/>联系电话:25575498 <text:s text:c="12"/>传真：25594881 <text:s text:c="6"/>网络实名：深圳法律书店 <text:s text:c="45"/></text:p>
          </table:table-cell>
          <table:table-cell table:style-name="ce9" table:number-columns-repeated="4"/>
          <table:table-cell table:style-name="ce30"/>
          <table:table-cell table:style-name="ce9" table:number-columns-repeated="3"/>
          <table:table-cell table:number-columns-repeated="246"/>
        </table:table-row>
        <table:table-row table:style-name="ro6">
          <table:table-cell table:style-name="ce2"/>
          <table:table-cell table:style-name="ce9" office:value-type="string">
            <text:p><text:s text:c="5"/>Email: szflsd@vip.sina.com <text:s text:c="3"/>网址 http://www.szlawbook.com</text:p>
          </table:table-cell>
          <table:table-cell table:style-name="ce9" table:number-columns-repeated="4"/>
          <table:table-cell table:style-name="ce115"/>
          <table:table-cell table:number-columns-repeated="249"/>
        </table:table-row>
        <table:table-row table:style-name="ro6">
          <table:table-cell table:style-name="ce2"/>
          <table:table-cell table:style-name="ce9" office:value-type="string">
            <text:p><text:s text:c="5"/>地 <text:s text:c="3"/>址:深圳红岭中路1004号(政法大院北侧、即荔枝公园大家乐舞台路对面)</text:p>
          </table:table-cell>
          <table:table-cell table:style-name="ce9" table:number-columns-repeated="4"/>
          <table:table-cell table:style-name="ce115"/>
          <table:table-cell table:number-columns-repeated="21"/>
          <table:table-cell table:style-name="ce207" table:number-columns-repeated="11"/>
          <table:table-cell table:style-name="ce210"/>
          <table:table-cell table:style-name="ce207" table:number-columns-repeated="2"/>
          <table:table-cell table:number-columns-repeated="214"/>
        </table:table-row>
        <table:table-row table:style-name="ro14">
          <table:table-cell table:style-name="ce2"/>
          <table:table-cell table:style-name="ce9" table:number-columns-repeated="5"/>
          <table:table-cell table:style-name="ce115"/>
          <table:table-cell table:number-columns-repeated="249"/>
        </table:table-row>
        <table:table-row table:style-name="ro14">
          <table:table-cell table:style-name="ce5"/>
          <table:table-cell table:style-name="ce146"/>
          <table:table-cell table:style-name="ce19" office:value-type="string">
            <text:p><text:s text:c="15"/>重 <text:s text:c="2"/>点 <text:s/>推 <text:s text:c="2"/>荐</text:p>
          </table:table-cell>
          <table:table-cell table:style-name="ce150"/>
          <table:table-cell table:style-name="ce174"/>
          <table:table-cell table:style-name="ce188"/>
          <table:table-cell table:style-name="ce195"/>
          <table:table-cell table:number-columns-repeated="249"/>
        </table:table-row>
        <table:table-row table:style-name="ro14">
          <table:table-cell table:style-name="ce103" office:value-type="string">
            <text:p>序号</text:p>
          </table:table-cell>
          <table:table-cell table:style-name="ce147" office:value-type="string">
            <text:p>书 <text:s text:c="2"/>号</text:p>
          </table:table-cell>
          <table:table-cell table:style-name="ce103" office:value-type="string">
            <text:p>书 <text:s text:c="16"/>名</text:p>
          </table:table-cell>
          <table:table-cell table:style-name="ce103" office:value-type="string">
            <text:p>作者</text:p>
          </table:table-cell>
          <table:table-cell table:style-name="ce175" office:value-type="string">
            <text:p>单价</text:p>
          </table:table-cell>
          <table:table-cell table:style-name="ce189" office:value-type="string">
            <text:p>出版日期</text:p>
          </table:table-cell>
          <table:table-cell table:style-name="ce196" office:value-type="string">
            <text:p>出版社</text:p>
          </table:table-cell>
          <table:table-cell table:number-columns-repeated="249"/>
        </table:table-row>
        <table:table-row table:style-name="ro14">
          <table:table-cell table:style-name="ce134" office:value-type="float" office:value="1">
            <text:p>1</text:p>
          </table:table-cell>
          <table:table-cell table:style-name="ce148" office:value-type="float" office:value="7503642327">
            <text:p>7503642327</text:p>
          </table:table-cell>
          <table:table-cell table:style-name="ce156" office:value-type="string">
            <text:p>元照英美法词典</text:p>
          </table:table-cell>
          <table:table-cell table:style-name="ce148"/>
          <table:table-cell table:style-name="ce176" office:value-type="float" office:value="380">
            <text:p>380.00</text:p>
          </table:table-cell>
          <table:table-cell table:style-name="ce190" office:value-type="date" office:date-value="2003-05-01">
            <text:p>5/1/2003</text:p>
          </table:table-cell>
          <table:table-cell table:style-name="ce197" office:value-type="string">
            <text:p>法 <text:s text:c="8"/>律</text:p>
          </table:table-cell>
          <table:table-cell table:number-columns-repeated="249"/>
        </table:table-row>
        <table:table-row table:style-name="ro14">
          <table:table-cell table:style-name="ce134" office:value-type="float" office:value="2">
            <text:p>2</text:p>
          </table:table-cell>
          <table:table-cell table:style-name="ce138" office:value-type="float" office:value="7503643544">
            <text:p>7503643544</text:p>
          </table:table-cell>
          <table:table-cell table:style-name="ce157" office:value-type="string">
            <text:p>证据法要义</text:p>
          </table:table-cell>
          <table:table-cell table:style-name="ce160" office:value-type="string">
            <text:p>毕玉谦</text:p>
          </table:table-cell>
          <table:table-cell table:style-name="ce176" office:value-type="float" office:value="38">
            <text:p>38.00</text:p>
          </table:table-cell>
          <table:table-cell table:style-name="ce191" office:value-type="date" office:date-value="2003-08-01">
            <text:p>8/1/2003</text:p>
          </table:table-cell>
          <table:table-cell table:style-name="ce198" office:value-type="string">
            <text:p>法 <text:s text:c="8"/>律</text:p>
          </table:table-cell>
          <table:table-cell table:number-columns-repeated="249"/>
        </table:table-row>
        <table:table-row table:style-name="ro14">
          <table:table-cell table:style-name="ce134" office:value-type="float" office:value="3">
            <text:p>3</text:p>
          </table:table-cell>
          <table:table-cell table:style-name="ce138" office:value-type="float" office:value="9628638963">
            <text:p>9628638963</text:p>
          </table:table-cell>
          <table:table-cell table:style-name="ce157" office:value-type="string">
            <text:p>民商法论丛(总第27卷)</text:p>
          </table:table-cell>
          <table:table-cell table:style-name="ce160" office:value-type="string">
            <text:p>梁慧星</text:p>
          </table:table-cell>
          <table:table-cell table:style-name="ce176" office:value-type="float" office:value="52">
            <text:p>52.00</text:p>
          </table:table-cell>
          <table:table-cell table:style-name="ce191" office:value-type="date" office:date-value="2003-07-01">
            <text:p>7/1/2003</text:p>
          </table:table-cell>
          <table:table-cell table:style-name="ce199" office:value-type="string">
            <text:p>金桥文化</text:p>
          </table:table-cell>
          <table:table-cell table:number-columns-repeated="249"/>
        </table:table-row>
        <table:table-row table:style-name="ro14">
          <table:table-cell table:style-name="ce134" office:value-type="float" office:value="4">
            <text:p>4</text:p>
          </table:table-cell>
          <table:table-cell table:style-name="ce138" office:value-type="float" office:value="7801615964">
            <text:p>7801615964</text:p>
          </table:table-cell>
          <table:table-cell table:style-name="ce157" office:value-type="string">
            <text:p>最高人民法院关于审理期货纠纷案件若干问题的规定的理解与适用</text:p>
          </table:table-cell>
          <table:table-cell table:style-name="ce160" office:value-type="string">
            <text:p>江必新</text:p>
          </table:table-cell>
          <table:table-cell table:style-name="ce176" office:value-type="float" office:value="36">
            <text:p>36.00</text:p>
          </table:table-cell>
          <table:table-cell table:style-name="ce191" office:value-type="date" office:date-value="2003-08-01">
            <text:p>8/1/2003</text:p>
          </table:table-cell>
          <table:table-cell table:style-name="ce199" office:value-type="string">
            <text:p>人民法院</text:p>
          </table:table-cell>
          <table:table-cell table:number-columns-repeated="249"/>
        </table:table-row>
        <table:table-row table:style-name="ro14">
          <table:table-cell table:style-name="ce135" office:value-type="float" office:value="5">
            <text:p>5</text:p>
          </table:table-cell>
          <table:table-cell table:style-name="ce149" office:value-type="float" office:value="7300046916">
            <text:p>7300046916</text:p>
          </table:table-cell>
          <table:table-cell table:style-name="ce158" office:value-type="string">
            <text:p>合同法研究(第2卷)</text:p>
          </table:table-cell>
          <table:table-cell table:style-name="ce169" office:value-type="string">
            <text:p>王利明</text:p>
          </table:table-cell>
          <table:table-cell table:style-name="ce177" office:value-type="float" office:value="86">
            <text:p>86.00</text:p>
          </table:table-cell>
          <table:table-cell table:style-name="ce192" office:value-type="date" office:date-value="2003-06-01">
            <text:p>6/1/2003</text:p>
          </table:table-cell>
          <table:table-cell table:style-name="ce200" office:value-type="string">
            <text:p>中国人大</text:p>
          </table:table-cell>
          <table:table-cell table:number-columns-repeated="249"/>
        </table:table-row>
        <table:table-row table:style-name="ro14">
          <table:table-cell table:style-name="ce136"/>
          <table:table-cell table:style-name="ce150"/>
          <table:table-cell table:style-name="ce19" office:value-type="string">
            <text:p><text:s text:c="15"/>当 <text:s text:c="2"/>月 <text:s/>新 <text:s text:c="2"/>书</text:p>
          </table:table-cell>
          <table:table-cell table:style-name="ce150"/>
          <table:table-cell table:style-name="ce153"/>
          <table:table-cell table:style-name="ce150"/>
          <table:table-cell table:style-name="ce195"/>
          <table:table-cell table:number-columns-repeated="249"/>
        </table:table-row>
        <table:table-row table:style-name="ro14">
          <table:table-cell table:style-name="ce137" office:value-type="float" office:value="6">
            <text:p>6</text:p>
          </table:table-cell>
          <table:table-cell table:style-name="ce138" office:value-type="float" office:value="7503642114">
            <text:p>7503642114</text:p>
          </table:table-cell>
          <table:table-cell table:style-name="ce159" office:value-type="string">
            <text:p>WTO争端解决程序(中英文对照)(第2版)</text:p>
          </table:table-cell>
          <table:table-cell table:style-name="ce160"/>
          <table:table-cell table:style-name="ce178" office:value-type="float" office:value="32">
            <text:p>32.00</text:p>
          </table:table-cell>
          <table:table-cell table:style-name="ce190" office:value-type="date" office:date-value="2003-05-01">
            <text:p>5/1/2003</text:p>
          </table:table-cell>
          <table:table-cell table:style-name="ce197" office:value-type="string">
            <text:p>法 <text:s text:c="8"/>律</text:p>
          </table:table-cell>
          <table:table-cell table:number-columns-repeated="2"/>
          <table:table-cell table:style-name="ce207"/>
          <table:table-cell table:number-columns-repeated="246"/>
        </table:table-row>
        <table:table-row table:style-name="ro14">
          <table:table-cell table:style-name="ce134" office:value-type="float" office:value="7">
            <text:p>7</text:p>
          </table:table-cell>
          <table:table-cell table:style-name="ce138" office:value-type="float" office:value="7503642130">
            <text:p>7503642130</text:p>
          </table:table-cell>
          <table:table-cell table:style-name="ce157" office:value-type="string">
            <text:p>北京民事审判案例精析</text:p>
          </table:table-cell>
          <table:table-cell table:style-name="ce160"/>
          <table:table-cell table:style-name="ce176" office:value-type="float" office:value="45">
            <text:p>45.00</text:p>
          </table:table-cell>
          <table:table-cell table:style-name="ce191" office:value-type="date" office:date-value="2003-06-01">
            <text:p>6/1/2003</text:p>
          </table:table-cell>
          <table:table-cell table:style-name="ce198" office:value-type="string">
            <text:p>法 <text:s text:c="8"/>律</text:p>
          </table:table-cell>
          <table:table-cell table:number-columns-repeated="249"/>
        </table:table-row>
        <table:table-row table:style-name="ro14">
          <table:table-cell table:style-name="ce134" office:value-type="float" office:value="8">
            <text:p>8</text:p>
          </table:table-cell>
          <table:table-cell table:style-name="ce138" office:value-type="float" office:value="7503643188">
            <text:p>7503643188</text:p>
          </table:table-cell>
          <table:table-cell table:style-name="ce157" office:value-type="string">
            <text:p>成功改制企业改制企业操作与诉讼实务</text:p>
          </table:table-cell>
          <table:table-cell table:style-name="ce160" office:value-type="string">
            <text:p>钱卫清</text:p>
          </table:table-cell>
          <table:table-cell table:style-name="ce176" office:value-type="float" office:value="32">
            <text:p>32.00</text:p>
          </table:table-cell>
          <table:table-cell table:style-name="ce191" office:value-type="date" office:date-value="2003-08-01">
            <text:p>8/1/2003</text:p>
          </table:table-cell>
          <table:table-cell table:style-name="ce198" office:value-type="string">
            <text:p>法 <text:s text:c="8"/>律</text:p>
          </table:table-cell>
          <table:table-cell table:number-columns-repeated="249"/>
        </table:table-row>
        <table:table-row table:style-name="ro6">
          <table:table-cell table:style-name="ce134" office:value-type="float" office:value="9">
            <text:p>9</text:p>
          </table:table-cell>
          <table:table-cell table:style-name="ce138" office:value-type="float" office:value="7503641665">
            <text:p>7503641665</text:p>
          </table:table-cell>
          <table:table-cell table:style-name="ce157" office:value-type="string">
            <text:p>返回法的形而下</text:p>
          </table:table-cell>
          <table:table-cell table:style-name="ce160" office:value-type="string">
            <text:p>孙笑侠</text:p>
          </table:table-cell>
          <table:table-cell table:style-name="ce176" office:value-type="float" office:value="32">
            <text:p>32.00</text:p>
          </table:table-cell>
          <table:table-cell table:style-name="ce191" office:value-type="date" office:date-value="2003-02-01">
            <text:p>2/1/2003</text:p>
          </table:table-cell>
          <table:table-cell table:style-name="ce198" office:value-type="string">
            <text:p>法 <text:s text:c="8"/>律</text:p>
          </table:table-cell>
          <table:table-cell/>
          <table:table-cell table:style-name="ce207" table:number-columns-repeated="2"/>
          <table:table-cell/>
          <table:table-cell table:style-name="ce207" table:number-columns-repeated="2"/>
          <table:table-cell table:number-columns-repeated="243"/>
        </table:table-row>
        <table:table-row table:style-name="ro6">
          <table:table-cell table:style-name="ce134" office:value-type="float" office:value="10">
            <text:p>10</text:p>
          </table:table-cell>
          <table:table-cell table:style-name="ce138" office:value-type="float" office:value="7503643048">
            <text:p>7503643048</text:p>
          </table:table-cell>
          <table:table-cell table:style-name="ce157" office:value-type="string">
            <text:p>公安机关新版刑事法律文书制作精解</text:p>
          </table:table-cell>
          <table:table-cell table:style-name="ce160"/>
          <table:table-cell table:style-name="ce176" office:value-type="float" office:value="25">
            <text:p>25.00</text:p>
          </table:table-cell>
          <table:table-cell table:style-name="ce191" office:value-type="date" office:date-value="2003-07-01">
            <text:p>7/1/2003</text:p>
          </table:table-cell>
          <table:table-cell table:style-name="ce198" office:value-type="string">
            <text:p>法 <text:s text:c="8"/>律</text:p>
          </table:table-cell>
          <table:table-cell/>
          <table:table-cell table:style-name="ce207" table:number-columns-repeated="2"/>
          <table:table-cell table:number-columns-repeated="246"/>
        </table:table-row>
        <table:table-row table:style-name="ro6">
          <table:table-cell table:style-name="ce134" office:value-type="float" office:value="11">
            <text:p>11</text:p>
          </table:table-cell>
          <table:table-cell table:style-name="ce138" office:value-type="float" office:value="7503643714">
            <text:p>7503643714</text:p>
          </table:table-cell>
          <table:table-cell table:style-name="ce157" office:value-type="string">
            <text:p>国际贸易法经济理论法律案例</text:p>
          </table:table-cell>
          <table:table-cell table:style-name="ce160" office:value-type="string">
            <text:p>黄东黎</text:p>
          </table:table-cell>
          <table:table-cell table:style-name="ce176" office:value-type="float" office:value="89">
            <text:p>89.00</text:p>
          </table:table-cell>
          <table:table-cell table:style-name="ce191" office:value-type="date" office:date-value="2003-08-01">
            <text:p>8/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2">
            <text:p>12</text:p>
          </table:table-cell>
          <table:table-cell table:style-name="ce138" office:value-type="float" office:value="7503642890">
            <text:p>7503642890</text:p>
          </table:table-cell>
          <table:table-cell table:style-name="ce157" office:value-type="string">
            <text:p>国际刑法的渊源与内涵-理论体系</text:p>
          </table:table-cell>
          <table:table-cell table:style-name="ce160"/>
          <table:table-cell table:style-name="ce176" office:value-type="float" office:value="25">
            <text:p>25.00</text:p>
          </table:table-cell>
          <table:table-cell table:style-name="ce191" office:value-type="date" office:date-value="2003-08-01">
            <text:p>8/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3">
            <text:p>13</text:p>
          </table:table-cell>
          <table:table-cell table:style-name="ce138" office:value-type="float" office:value="7503643250">
            <text:p>7503643250</text:p>
          </table:table-cell>
          <table:table-cell table:style-name="ce157" office:value-type="string">
            <text:p>美国法通讯(第1辑)</text:p>
          </table:table-cell>
          <table:table-cell table:style-name="ce160"/>
          <table:table-cell table:style-name="ce176" office:value-type="float" office:value="20">
            <text:p>20.00</text:p>
          </table:table-cell>
          <table:table-cell table:style-name="ce191" office:value-type="date" office:date-value="2003-08-01">
            <text:p>8/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4">
            <text:p>14</text:p>
          </table:table-cell>
          <table:table-cell table:style-name="ce138" office:value-type="float" office:value="7503643072">
            <text:p>7503643072</text:p>
          </table:table-cell>
          <table:table-cell table:style-name="ce157" office:value-type="string">
            <text:p>美国证券法上的民事责任与民事诉讼</text:p>
          </table:table-cell>
          <table:table-cell table:style-name="ce160" office:value-type="string">
            <text:p>黄振中</text:p>
          </table:table-cell>
          <table:table-cell table:style-name="ce176" office:value-type="float" office:value="25">
            <text:p>25.00</text:p>
          </table:table-cell>
          <table:table-cell table:style-name="ce191" office:value-type="date" office:date-value="2003-07-01">
            <text:p>7/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5">
            <text:p>15</text:p>
          </table:table-cell>
          <table:table-cell table:style-name="ce138" office:value-type="float" office:value="7503641223">
            <text:p>7503641223</text:p>
          </table:table-cell>
          <table:table-cell table:style-name="ce157" office:value-type="string">
            <text:p>民国法学论文精萃基础法律篇</text:p>
          </table:table-cell>
          <table:table-cell table:style-name="ce160" office:value-type="string">
            <text:p>何勤华</text:p>
          </table:table-cell>
          <table:table-cell table:style-name="ce176" office:value-type="float" office:value="56">
            <text:p>56.00</text:p>
          </table:table-cell>
          <table:table-cell table:style-name="ce191" office:value-type="date" office:date-value="2003-08-01">
            <text:p>8/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6">
            <text:p>16</text:p>
          </table:table-cell>
          <table:table-cell table:style-name="ce138" office:value-type="float" office:value="7503643242">
            <text:p>7503643242</text:p>
          </table:table-cell>
          <table:table-cell table:style-name="ce157" office:value-type="string">
            <text:p>民事诉讼原理</text:p>
          </table:table-cell>
          <table:table-cell table:style-name="ce160" office:value-type="string">
            <text:p>杨荣馨</text:p>
          </table:table-cell>
          <table:table-cell table:style-name="ce176" office:value-type="float" office:value="42">
            <text:p>42.00</text:p>
          </table:table-cell>
          <table:table-cell table:style-name="ce191" office:value-type="date" office:date-value="2003-04-01">
            <text:p>4/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7">
            <text:p>17</text:p>
          </table:table-cell>
          <table:table-cell table:style-name="ce138" office:value-type="float" office:value="7503643471">
            <text:p>7503643471</text:p>
          </table:table-cell>
          <table:table-cell table:style-name="ce157" office:value-type="string">
            <text:p>欧洲法(第5版)</text:p>
          </table:table-cell>
          <table:table-cell table:style-name="ce170" office:value-type="string">
            <text:p>[<text:span text:style-name="T5">德</text:span><text:span text:style-name="T4">]</text:span><text:span text:style-name="T5">马迪亚斯</text:span><text:span text:style-name="T4">.</text:span><text:span text:style-name="T5">赫蒂根</text:span></text:p>
          </table:table-cell>
          <table:table-cell table:style-name="ce176" office:value-type="float" office:value="28">
            <text:p>28.00</text:p>
          </table:table-cell>
          <table:table-cell table:style-name="ce191" office:value-type="date" office:date-value="2003-07-01">
            <text:p>7/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8">
            <text:p>18</text:p>
          </table:table-cell>
          <table:table-cell table:style-name="ce138" office:value-type="float" office:value="7503643056">
            <text:p>7503643056</text:p>
          </table:table-cell>
          <table:table-cell table:style-name="ce157" office:value-type="string">
            <text:p>商法的改革与变动的经济法</text:p>
          </table:table-cell>
          <table:table-cell table:style-name="ce160" office:value-type="string">
            <text:p>王保树</text:p>
          </table:table-cell>
          <table:table-cell table:style-name="ce176" office:value-type="float" office:value="32">
            <text:p>32.00</text:p>
          </table:table-cell>
          <table:table-cell table:style-name="ce191" office:value-type="date" office:date-value="2003-08-01">
            <text:p>8/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9">
            <text:p>19</text:p>
          </table:table-cell>
          <table:table-cell table:style-name="ce138" office:value-type="float" office:value="7503641975">
            <text:p>7503641975</text:p>
          </table:table-cell>
          <table:table-cell table:style-name="ce157" office:value-type="string">
            <text:p>审判前沿新类型案件审判实务(2003年第2辑)(总第4辑)</text:p>
          </table:table-cell>
          <table:table-cell table:style-name="ce160"/>
          <table:table-cell table:style-name="ce176" office:value-type="float" office:value="20">
            <text:p>20.00</text:p>
          </table:table-cell>
          <table:table-cell table:style-name="ce191" office:value-type="date" office:date-value="2003-07-01">
            <text:p>7/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20">
            <text:p>20</text:p>
          </table:table-cell>
          <table:table-cell table:style-name="ce138" office:value-type="float" office:value="7503641894">
            <text:p>7503641894</text:p>
          </table:table-cell>
          <table:table-cell table:style-name="ce157" office:value-type="string">
            <text:p>诉讼法论丛(第8卷)</text:p>
          </table:table-cell>
          <table:table-cell table:style-name="ce160" office:value-type="string">
            <text:p>陈光中</text:p>
          </table:table-cell>
          <table:table-cell table:style-name="ce176" office:value-type="float" office:value="38">
            <text:p>38.00</text:p>
          </table:table-cell>
          <table:table-cell table:style-name="ce191" office:value-type="date" office:date-value="2003-07-01">
            <text:p>7/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21">
            <text:p>21</text:p>
          </table:table-cell>
          <table:table-cell table:style-name="ce138" office:value-type="float" office:value="7503642289">
            <text:p>7503642289</text:p>
          </table:table-cell>
          <table:table-cell table:style-name="ce157" office:value-type="string">
            <text:p>诉讼原理</text:p>
          </table:table-cell>
          <table:table-cell table:style-name="ce160" office:value-type="string">
            <text:p>樊崇义</text:p>
          </table:table-cell>
          <table:table-cell table:style-name="ce176" office:value-type="float" office:value="39">
            <text:p>39.00</text:p>
          </table:table-cell>
          <table:table-cell table:style-name="ce191" office:value-type="date" office:date-value="2003-04-01">
            <text:p>4/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22">
            <text:p>22</text:p>
          </table:table-cell>
          <table:table-cell table:style-name="ce138" office:value-type="float" office:value="7503641487">
            <text:p>7503641487</text:p>
          </table:table-cell>
          <table:table-cell table:style-name="ce157" office:value-type="string">
            <text:p>网络法律评论(第3卷)</text:p>
          </table:table-cell>
          <table:table-cell table:style-name="ce160" office:value-type="string">
            <text:p>张平</text:p>
          </table:table-cell>
          <table:table-cell table:style-name="ce176" office:value-type="float" office:value="56">
            <text:p>56.00</text:p>
          </table:table-cell>
          <table:table-cell table:style-name="ce191" office:value-type="date" office:date-value="2003-07-01">
            <text:p>7/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23">
            <text:p>23</text:p>
          </table:table-cell>
          <table:table-cell table:style-name="ce138" office:value-type="float" office:value="7503643285">
            <text:p>7503643285</text:p>
          </table:table-cell>
          <table:table-cell table:style-name="ce157" office:value-type="string">
            <text:p>刑法理念导读</text:p>
          </table:table-cell>
          <table:table-cell table:style-name="ce160" office:value-type="string">
            <text:p>陈兴良</text:p>
          </table:table-cell>
          <table:table-cell table:style-name="ce176" office:value-type="float" office:value="30">
            <text:p>30.00</text:p>
          </table:table-cell>
          <table:table-cell table:style-name="ce191" office:value-type="date" office:date-value="2003-08-01">
            <text:p>8/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24">
            <text:p>24</text:p>
          </table:table-cell>
          <table:table-cell table:style-name="ce138" office:value-type="float" office:value="7503642092">
            <text:p>7503642092</text:p>
          </table:table-cell>
          <table:table-cell table:style-name="ce157" office:value-type="string">
            <text:p>刑事审判参考(2003年第3辑)(总第32辑)</text:p>
          </table:table-cell>
          <table:table-cell table:style-name="ce160"/>
          <table:table-cell table:style-name="ce176" office:value-type="float" office:value="20">
            <text:p>20.00</text:p>
          </table:table-cell>
          <table:table-cell table:style-name="ce191" office:value-type="date" office:date-value="2003-08-01">
            <text:p>8/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25">
            <text:p>25</text:p>
          </table:table-cell>
          <table:table-cell table:style-name="ce138" office:value-type="float" office:value="7503642157">
            <text:p>7503642157</text:p>
          </table:table-cell>
          <table:table-cell table:style-name="ce157" office:value-type="string">
            <text:p>刑事司法指南(2003年第2辑)(总第14辑)</text:p>
          </table:table-cell>
          <table:table-cell table:style-name="ce160" office:value-type="string">
            <text:p>姜伟</text:p>
          </table:table-cell>
          <table:table-cell table:style-name="ce176" office:value-type="float" office:value="15">
            <text:p>15.00</text:p>
          </table:table-cell>
          <table:table-cell table:style-name="ce191" office:value-type="date" office:date-value="2003-08-01">
            <text:p>8/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26">
            <text:p>26</text:p>
          </table:table-cell>
          <table:table-cell table:style-name="ce138" office:value-type="float" office:value="7503643269">
            <text:p>7503643269</text:p>
          </table:table-cell>
          <table:table-cell table:style-name="ce157" office:value-type="string">
            <text:p>刑事诉讼原理导读</text:p>
          </table:table-cell>
          <table:table-cell table:style-name="ce160" office:value-type="string">
            <text:p>宋英辉</text:p>
          </table:table-cell>
          <table:table-cell table:style-name="ce176" office:value-type="float" office:value="28">
            <text:p>28.00</text:p>
          </table:table-cell>
          <table:table-cell table:style-name="ce191" office:value-type="date" office:date-value="2003-08-01">
            <text:p>8/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27">
            <text:p>27</text:p>
          </table:table-cell>
          <table:table-cell table:style-name="ce138" office:value-type="float" office:value="7503643501">
            <text:p>7503643501</text:p>
          </table:table-cell>
          <table:table-cell table:style-name="ce157" office:value-type="string">
            <text:p>行政执法与行政审判(2003年第1辑)(总第5辑)</text:p>
          </table:table-cell>
          <table:table-cell table:style-name="ce160"/>
          <table:table-cell table:style-name="ce176" office:value-type="float" office:value="32">
            <text:p>32.00</text:p>
          </table:table-cell>
          <table:table-cell table:style-name="ce191" office:value-type="date" office:date-value="2003-07-01">
            <text:p>7/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28">
            <text:p>28</text:p>
          </table:table-cell>
          <table:table-cell table:style-name="ce138" office:value-type="float" office:value="7503640197">
            <text:p>7503640197</text:p>
          </table:table-cell>
          <table:table-cell table:style-name="ce157" office:value-type="string">
            <text:p>侦察论丛(第1卷)</text:p>
          </table:table-cell>
          <table:table-cell table:style-name="ce160" office:value-type="string">
            <text:p>何家弘</text:p>
          </table:table-cell>
          <table:table-cell table:style-name="ce176" office:value-type="float" office:value="28">
            <text:p>28.00</text:p>
          </table:table-cell>
          <table:table-cell table:style-name="ce191" office:value-type="date" office:date-value="2003-06-01">
            <text:p>6/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5" office:value-type="float" office:value="29">
            <text:p>29</text:p>
          </table:table-cell>
          <table:table-cell table:style-name="ce149" office:value-type="float" office:value="7503643323">
            <text:p>7503643323</text:p>
          </table:table-cell>
          <table:table-cell table:style-name="ce158" office:value-type="string">
            <text:p>中国.澳大利亚纠纷解决替代机制与现代法治研讨会论文集</text:p>
          </table:table-cell>
          <table:table-cell table:style-name="ce169"/>
          <table:table-cell table:style-name="ce177" office:value-type="float" office:value="88">
            <text:p>88.00</text:p>
          </table:table-cell>
          <table:table-cell table:style-name="ce192" office:value-type="date" office:date-value="2003-06-01">
            <text:p>6/1/2003</text:p>
          </table:table-cell>
          <table:table-cell table:style-name="ce201" office:value-type="string">
            <text:p>法 <text:s text:c="8"/>律</text:p>
          </table:table-cell>
          <table:table-cell/>
          <table:table-cell table:style-name="ce208"/>
          <table:table-cell table:style-name="ce209"/>
          <table:table-cell table:number-columns-repeated="246"/>
        </table:table-row>
        <table:table-row table:style-name="ro6" table:number-rows-repeated="5">
          <table:table-cell table:style-name="ce138" table:number-columns-repeated="2"/>
          <table:table-cell table:style-name="ce160" table:number-columns-repeated="2"/>
          <table:table-cell table:style-name="ce179"/>
          <table:table-cell table:style-name="ce191"/>
          <table:table-cell table:style-name="ce202"/>
          <table:table-cell/>
          <table:table-cell table:style-name="ce208"/>
          <table:table-cell table:style-name="ce209"/>
          <table:table-cell table:number-columns-repeated="246"/>
        </table:table-row>
        <table:table-row table:style-name="ro6">
          <table:table-cell table:style-name="ce103" office:value-type="string">
            <text:p>序号</text:p>
          </table:table-cell>
          <table:table-cell table:style-name="ce147" office:value-type="string">
            <text:p>书 <text:s text:c="2"/>号</text:p>
          </table:table-cell>
          <table:table-cell table:style-name="ce103" office:value-type="string">
            <text:p>书 <text:s text:c="16"/>名</text:p>
          </table:table-cell>
          <table:table-cell table:style-name="ce103" office:value-type="string">
            <text:p>作者</text:p>
          </table:table-cell>
          <table:table-cell table:style-name="ce175" office:value-type="string">
            <text:p>单价</text:p>
          </table:table-cell>
          <table:table-cell table:style-name="ce189" office:value-type="string">
            <text:p>出版日期</text:p>
          </table:table-cell>
          <table:table-cell table:style-name="ce196" office:value-type="string">
            <text:p>出版社</text:p>
          </table:table-cell>
          <table:table-cell/>
          <table:table-cell table:style-name="ce208"/>
          <table:table-cell table:style-name="ce209"/>
          <table:table-cell table:number-columns-repeated="246"/>
        </table:table-row>
        <table:table-row table:style-name="ro6">
          <table:table-cell table:style-name="ce137" office:value-type="float" office:value="30">
            <text:p>30</text:p>
          </table:table-cell>
          <table:table-cell table:style-name="ce138" office:value-type="float" office:value="7503643161">
            <text:p>7503643161</text:p>
          </table:table-cell>
          <table:table-cell table:style-name="ce159" office:value-type="string">
            <text:p>中国强制执行制度改革理论研究与实践总结</text:p>
          </table:table-cell>
          <table:table-cell table:style-name="ce160" office:value-type="string">
            <text:p>沈德咏</text:p>
          </table:table-cell>
          <table:table-cell table:style-name="ce178" office:value-type="float" office:value="29">
            <text:p>29.00</text:p>
          </table:table-cell>
          <table:table-cell table:style-name="ce191" office:value-type="date" office:date-value="2003-08-01">
            <text:p>8/1/2003</text:p>
          </table:table-cell>
          <table:table-cell table:style-name="ce197"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31">
            <text:p>31</text:p>
          </table:table-cell>
          <table:table-cell table:style-name="ce138" office:value-type="float" office:value="7503642319">
            <text:p>7503642319</text:p>
          </table:table-cell>
          <table:table-cell table:style-name="ce157" office:value-type="string">
            <text:p>中国物权法总论</text:p>
          </table:table-cell>
          <table:table-cell table:style-name="ce160" office:value-type="string">
            <text:p>孙宪忠</text:p>
          </table:table-cell>
          <table:table-cell table:style-name="ce176" office:value-type="float" office:value="20">
            <text:p>20.00</text:p>
          </table:table-cell>
          <table:table-cell table:style-name="ce191" office:value-type="date" office:date-value="2003-06-01">
            <text:p>6/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32">
            <text:p>32</text:p>
          </table:table-cell>
          <table:table-cell table:style-name="ce138" office:value-type="float" office:value="7503642645">
            <text:p>7503642645</text:p>
          </table:table-cell>
          <table:table-cell table:style-name="ce157" office:value-type="string">
            <text:p>准物权研究</text:p>
          </table:table-cell>
          <table:table-cell table:style-name="ce160" office:value-type="string">
            <text:p>崔建远</text:p>
          </table:table-cell>
          <table:table-cell table:style-name="ce176" office:value-type="float" office:value="26">
            <text:p>26.00</text:p>
          </table:table-cell>
          <table:table-cell table:style-name="ce191" office:value-type="date" office:date-value="2003-04-01">
            <text:p>4/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33">
            <text:p>33</text:p>
          </table:table-cell>
          <table:table-cell table:style-name="ce138" office:value-type="float" office:value="7503642602">
            <text:p>7503642602</text:p>
          </table:table-cell>
          <table:table-cell table:style-name="ce157" office:value-type="string">
            <text:p>最新保险法法理精义与实例解析</text:p>
          </table:table-cell>
          <table:table-cell table:style-name="ce160" office:value-type="string">
            <text:p>周玉华</text:p>
          </table:table-cell>
          <table:table-cell table:style-name="ce176" office:value-type="float" office:value="33">
            <text:p>33.00</text:p>
          </table:table-cell>
          <table:table-cell table:style-name="ce191" office:value-type="date" office:date-value="2003-08-01">
            <text:p>8/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34">
            <text:p>34</text:p>
          </table:table-cell>
          <table:table-cell table:style-name="ce138" office:value-type="float" office:value="7800787621">
            <text:p>7800787621</text:p>
          </table:table-cell>
          <table:table-cell table:style-name="ce157" office:value-type="string">
            <text:p>公司常用英文法律文书指南</text:p>
          </table:table-cell>
          <table:table-cell table:style-name="ce160" office:value-type="string">
            <text:p>戴长洪</text:p>
          </table:table-cell>
          <table:table-cell table:style-name="ce176" office:value-type="float" office:value="42">
            <text:p>42.00</text:p>
          </table:table-cell>
          <table:table-cell table:style-name="ce191" office:value-type="date" office:date-value="2003-07-01">
            <text:p>7/1/2003</text:p>
          </table:table-cell>
          <table:table-cell table:style-name="ce199" office:value-type="string">
            <text:p>民主法制</text:p>
          </table:table-cell>
          <table:table-cell/>
          <table:table-cell table:style-name="ce208"/>
          <table:table-cell table:style-name="ce209"/>
          <table:table-cell table:number-columns-repeated="246"/>
        </table:table-row>
        <table:table-row table:style-name="ro6">
          <table:table-cell table:style-name="ce134" office:value-type="float" office:value="35">
            <text:p>35</text:p>
          </table:table-cell>
          <table:table-cell table:style-name="ce138" office:value-type="float" office:value="7501429855">
            <text:p>7501429855</text:p>
          </table:table-cell>
          <table:table-cell table:style-name="ce157" office:value-type="string">
            <text:p>新时期人民警察执法执勤工作中110个怎么办</text:p>
          </table:table-cell>
          <table:table-cell table:style-name="ce160" office:value-type="string">
            <text:p>孙中国</text:p>
          </table:table-cell>
          <table:table-cell table:style-name="ce176" office:value-type="float" office:value="15">
            <text:p>15.00</text:p>
          </table:table-cell>
          <table:table-cell table:style-name="ce191" office:value-type="date" office:date-value="2003-07-01">
            <text:p>7/1/2003</text:p>
          </table:table-cell>
          <table:table-cell table:style-name="ce199" office:value-type="string">
            <text:p>群 <text:s text:c="8"/>众</text:p>
          </table:table-cell>
          <table:table-cell/>
          <table:table-cell table:style-name="ce208"/>
          <table:table-cell table:style-name="ce209"/>
          <table:table-cell table:number-columns-repeated="246"/>
        </table:table-row>
        <table:table-row table:style-name="ro6">
          <table:table-cell table:style-name="ce134" office:value-type="float" office:value="36">
            <text:p>36</text:p>
          </table:table-cell>
          <table:table-cell table:style-name="ce138" office:value-type="float" office:value="7801615778">
            <text:p>7801615778</text:p>
          </table:table-cell>
          <table:table-cell table:style-name="ce157" office:value-type="string">
            <text:p>公司法案件判解研究</text:p>
          </table:table-cell>
          <table:table-cell table:style-name="ce160" office:value-type="string">
            <text:p>丁巧仁</text:p>
          </table:table-cell>
          <table:table-cell table:style-name="ce176" office:value-type="float" office:value="35">
            <text:p>35.00</text:p>
          </table:table-cell>
          <table:table-cell table:style-name="ce191" office:value-type="date" office:date-value="2003-07-01">
            <text:p>7/1/2003</text:p>
          </table:table-cell>
          <table:table-cell table:style-name="ce199"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37">
            <text:p>37</text:p>
          </table:table-cell>
          <table:table-cell table:style-name="ce138" office:value-type="float" office:value="7801615832">
            <text:p>7801615832</text:p>
          </table:table-cell>
          <table:table-cell table:style-name="ce157" office:value-type="string">
            <text:p>合同法分则制度研究</text:p>
          </table:table-cell>
          <table:table-cell table:style-name="ce160" office:value-type="string">
            <text:p>王利明</text:p>
          </table:table-cell>
          <table:table-cell table:style-name="ce176" office:value-type="float" office:value="32">
            <text:p>32.00</text:p>
          </table:table-cell>
          <table:table-cell table:style-name="ce191" office:value-type="date" office:date-value="2003-07-01">
            <text:p>7/1/2003</text:p>
          </table:table-cell>
          <table:table-cell table:style-name="ce199"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38">
            <text:p>38</text:p>
          </table:table-cell>
          <table:table-cell table:style-name="ce138" office:value-type="float" office:value="7801615654">
            <text:p>7801615654</text:p>
          </table:table-cell>
          <table:table-cell table:style-name="ce157" office:value-type="string">
            <text:p>简明损害赔偿办案手册</text:p>
          </table:table-cell>
          <table:table-cell table:style-name="ce160"/>
          <table:table-cell table:style-name="ce176" office:value-type="float" office:value="98">
            <text:p>98.00</text:p>
          </table:table-cell>
          <table:table-cell table:style-name="ce191" office:value-type="date" office:date-value="2003-07-01">
            <text:p>7/1/2003</text:p>
          </table:table-cell>
          <table:table-cell table:style-name="ce199"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39">
            <text:p>39</text:p>
          </table:table-cell>
          <table:table-cell table:style-name="ce138" office:value-type="float" office:value="7800567036">
            <text:p>7800567036</text:p>
          </table:table-cell>
          <table:table-cell table:style-name="ce157" office:value-type="string">
            <text:p>建筑法案例精析(新编本)</text:p>
          </table:table-cell>
          <table:table-cell table:style-name="ce160"/>
          <table:table-cell table:style-name="ce176" office:value-type="float" office:value="38">
            <text:p>38.00</text:p>
          </table:table-cell>
          <table:table-cell table:style-name="ce191" office:value-type="date" office:date-value="2003-07-01">
            <text:p>7/1/2003</text:p>
          </table:table-cell>
          <table:table-cell table:style-name="ce199"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40">
            <text:p>40</text:p>
          </table:table-cell>
          <table:table-cell table:style-name="ce138" office:value-type="float" office:value="7801615808">
            <text:p>7801615808</text:p>
          </table:table-cell>
          <table:table-cell table:style-name="ce157" office:value-type="string">
            <text:p>进入WTO的中国涉外经济法律制度(中英文双语)</text:p>
          </table:table-cell>
          <table:table-cell table:style-name="ce160" office:value-type="string">
            <text:p>孙南申</text:p>
          </table:table-cell>
          <table:table-cell table:style-name="ce176" office:value-type="float" office:value="45">
            <text:p>45.00</text:p>
          </table:table-cell>
          <table:table-cell table:style-name="ce191" office:value-type="date" office:date-value="2003-07-01">
            <text:p>7/1/2003</text:p>
          </table:table-cell>
          <table:table-cell table:style-name="ce199"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41">
            <text:p>41</text:p>
          </table:table-cell>
          <table:table-cell table:style-name="ce138" office:value-type="float" office:value="7801615840">
            <text:p>7801615840</text:p>
          </table:table-cell>
          <table:table-cell table:style-name="ce157" office:value-type="string">
            <text:p>立案工作指导与参考(2003年第1卷)(总第2卷)</text:p>
          </table:table-cell>
          <table:table-cell table:style-name="ce160" office:value-type="string">
            <text:p>沈德咏</text:p>
          </table:table-cell>
          <table:table-cell table:style-name="ce176" office:value-type="float" office:value="26">
            <text:p>26.00</text:p>
          </table:table-cell>
          <table:table-cell table:style-name="ce191" office:value-type="date" office:date-value="2003-07-01">
            <text:p>7/1/2003</text:p>
          </table:table-cell>
          <table:table-cell table:style-name="ce199"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42">
            <text:p>42</text:p>
          </table:table-cell>
          <table:table-cell table:style-name="ce138" office:value-type="float" office:value="7801615948">
            <text:p>7801615948</text:p>
          </table:table-cell>
          <table:table-cell table:style-name="ce157" office:value-type="string">
            <text:p>判解研究(2003年第2辑)(总第12辑)</text:p>
          </table:table-cell>
          <table:table-cell table:style-name="ce160" office:value-type="string">
            <text:p>王利明</text:p>
          </table:table-cell>
          <table:table-cell table:style-name="ce176" office:value-type="float" office:value="22">
            <text:p>22.00</text:p>
          </table:table-cell>
          <table:table-cell table:style-name="ce191" office:value-type="date" office:date-value="2003-07-01">
            <text:p>7/1/2003</text:p>
          </table:table-cell>
          <table:table-cell table:style-name="ce199"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43">
            <text:p>43</text:p>
          </table:table-cell>
          <table:table-cell table:style-name="ce138" office:value-type="float" office:value="7801615816">
            <text:p>7801615816</text:p>
          </table:table-cell>
          <table:table-cell table:style-name="ce157" office:value-type="string">
            <text:p>司法精义-审判热点探究</text:p>
          </table:table-cell>
          <table:table-cell table:style-name="ce160" office:value-type="string">
            <text:p>刘春年</text:p>
          </table:table-cell>
          <table:table-cell table:style-name="ce176" office:value-type="float" office:value="33">
            <text:p>33.00</text:p>
          </table:table-cell>
          <table:table-cell table:style-name="ce191" office:value-type="date" office:date-value="2003-07-01">
            <text:p>7/1/2003</text:p>
          </table:table-cell>
          <table:table-cell table:style-name="ce199"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44">
            <text:p>44</text:p>
          </table:table-cell>
          <table:table-cell table:style-name="ce138" office:value-type="float" office:value="7801615875">
            <text:p>7801615875</text:p>
          </table:table-cell>
          <table:table-cell table:style-name="ce157" office:value-type="string">
            <text:p>医疗纠纷判例点评</text:p>
          </table:table-cell>
          <table:table-cell table:style-name="ce160" office:value-type="string">
            <text:p>杨太兰</text:p>
          </table:table-cell>
          <table:table-cell table:style-name="ce176" office:value-type="float" office:value="22">
            <text:p>22.00</text:p>
          </table:table-cell>
          <table:table-cell table:style-name="ce191" office:value-type="date" office:date-value="2003-08-01">
            <text:p>8/1/2003</text:p>
          </table:table-cell>
          <table:table-cell table:style-name="ce199"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45">
            <text:p>45</text:p>
          </table:table-cell>
          <table:table-cell table:style-name="ce138" office:value-type="float" office:value="7562009996">
            <text:p>7562009996</text:p>
          </table:table-cell>
          <table:table-cell table:style-name="ce157" office:value-type="string">
            <text:p>变动中的刑法思想</text:p>
          </table:table-cell>
          <table:table-cell table:style-name="ce160" office:value-type="string">
            <text:p>柯耀程</text:p>
          </table:table-cell>
          <table:table-cell table:style-name="ce176" office:value-type="float" office:value="36">
            <text:p>36.00</text:p>
          </table:table-cell>
          <table:table-cell table:style-name="ce191" office:value-type="date" office:date-value="2003-06-01">
            <text:p>6/1/2003</text:p>
          </table:table-cell>
          <table:table-cell table:style-name="ce199" office:value-type="string">
            <text:p>政法大学</text:p>
          </table:table-cell>
          <table:table-cell/>
          <table:table-cell table:style-name="ce208"/>
          <table:table-cell table:style-name="ce209"/>
          <table:table-cell table:number-columns-repeated="246"/>
        </table:table-row>
        <table:table-row table:style-name="ro6">
          <table:table-cell table:style-name="ce134" office:value-type="float" office:value="46">
            <text:p>46</text:p>
          </table:table-cell>
          <table:table-cell table:style-name="ce138" office:value-type="float" office:value="7562024375">
            <text:p>7562024375</text:p>
          </table:table-cell>
          <table:table-cell table:style-name="ce157" office:value-type="string">
            <text:p>两岸公司法研讨</text:p>
          </table:table-cell>
          <table:table-cell table:style-name="ce160" office:value-type="string">
            <text:p>江平</text:p>
          </table:table-cell>
          <table:table-cell table:style-name="ce176" office:value-type="float" office:value="30">
            <text:p>30.00</text:p>
          </table:table-cell>
          <table:table-cell table:style-name="ce191" office:value-type="date" office:date-value="2003-07-01">
            <text:p>7/1/2003</text:p>
          </table:table-cell>
          <table:table-cell table:style-name="ce199" office:value-type="string">
            <text:p>政法大学</text:p>
          </table:table-cell>
          <table:table-cell/>
          <table:table-cell table:style-name="ce208"/>
          <table:table-cell table:style-name="ce209"/>
          <table:table-cell table:number-columns-repeated="246"/>
        </table:table-row>
        <table:table-row table:style-name="ro6">
          <table:table-cell table:style-name="ce134" office:value-type="float" office:value="47">
            <text:p>47</text:p>
          </table:table-cell>
          <table:table-cell table:style-name="ce138" office:value-type="float" office:value="7562009953">
            <text:p>7562009953</text:p>
          </table:table-cell>
          <table:table-cell table:style-name="ce157" office:value-type="string">
            <text:p>刑法总论二十五讲</text:p>
          </table:table-cell>
          <table:table-cell table:style-name="ce160"/>
          <table:table-cell table:style-name="ce176" office:value-type="float" office:value="28">
            <text:p>28.00</text:p>
          </table:table-cell>
          <table:table-cell table:style-name="ce191" office:value-type="date" office:date-value="2003-06-01">
            <text:p>6/1/2003</text:p>
          </table:table-cell>
          <table:table-cell table:style-name="ce199" office:value-type="string">
            <text:p>政法大学</text:p>
          </table:table-cell>
          <table:table-cell/>
          <table:table-cell table:style-name="ce208"/>
          <table:table-cell table:style-name="ce209"/>
          <table:table-cell table:number-columns-repeated="246"/>
        </table:table-row>
        <table:table-row table:style-name="ro6">
          <table:table-cell table:style-name="ce134" office:value-type="float" office:value="48">
            <text:p>48</text:p>
          </table:table-cell>
          <table:table-cell table:style-name="ce138" office:value-type="float" office:value="7562009848">
            <text:p>7562009848</text:p>
          </table:table-cell>
          <table:table-cell table:style-name="ce157" office:value-type="string">
            <text:p>医事法</text:p>
          </table:table-cell>
          <table:table-cell table:style-name="ce160" office:value-type="string">
            <text:p>黄丁全</text:p>
          </table:table-cell>
          <table:table-cell table:style-name="ce176" office:value-type="float" office:value="58">
            <text:p>58.00</text:p>
          </table:table-cell>
          <table:table-cell table:style-name="ce191" office:value-type="date" office:date-value="2003-06-01">
            <text:p>6/1/2003</text:p>
          </table:table-cell>
          <table:table-cell table:style-name="ce199" office:value-type="string">
            <text:p>政法大学</text:p>
          </table:table-cell>
          <table:table-cell/>
          <table:table-cell table:style-name="ce208"/>
          <table:table-cell table:style-name="ce209"/>
          <table:table-cell table:number-columns-repeated="246"/>
        </table:table-row>
        <table:table-row table:style-name="ro6">
          <table:table-cell table:style-name="ce134" office:value-type="float" office:value="49">
            <text:p>49</text:p>
          </table:table-cell>
          <table:table-cell table:style-name="ce138" office:value-type="float" office:value="7562009619">
            <text:p>7562009619</text:p>
          </table:table-cell>
          <table:table-cell table:style-name="ce157" office:value-type="string">
            <text:p>英美法导论</text:p>
          </table:table-cell>
          <table:table-cell table:style-name="ce160"/>
          <table:table-cell table:style-name="ce176" office:value-type="float" office:value="24">
            <text:p>24.00</text:p>
          </table:table-cell>
          <table:table-cell table:style-name="ce191" office:value-type="date" office:date-value="2003-06-01">
            <text:p>6/1/2003</text:p>
          </table:table-cell>
          <table:table-cell table:style-name="ce199" office:value-type="string">
            <text:p>政法大学</text:p>
          </table:table-cell>
          <table:table-cell/>
          <table:table-cell table:style-name="ce208"/>
          <table:table-cell table:style-name="ce209"/>
          <table:table-cell table:number-columns-repeated="246"/>
        </table:table-row>
        <table:table-row table:style-name="ro6">
          <table:table-cell table:style-name="ce134" office:value-type="float" office:value="50">
            <text:p>50</text:p>
          </table:table-cell>
          <table:table-cell table:style-name="ce138" office:value-type="float" office:value="7800118681">
            <text:p>7800118681</text:p>
          </table:table-cell>
          <table:table-cell table:style-name="ce157" office:value-type="string">
            <text:p>知识产权经典判例(上、下)</text:p>
          </table:table-cell>
          <table:table-cell table:style-name="ce160"/>
          <table:table-cell table:style-name="ce176" office:value-type="float" office:value="125">
            <text:p>125.00</text:p>
          </table:table-cell>
          <table:table-cell table:style-name="ce191" office:value-type="date" office:date-value="2003-07-01">
            <text:p>7/1/2003</text:p>
          </table:table-cell>
          <table:table-cell table:style-name="ce199" office:value-type="string">
            <text:p>知识产权</text:p>
          </table:table-cell>
          <table:table-cell/>
          <table:table-cell table:style-name="ce208"/>
          <table:table-cell table:style-name="ce209"/>
          <table:table-cell table:number-columns-repeated="246"/>
        </table:table-row>
        <table:table-row table:style-name="ro6">
          <table:table-cell table:style-name="ce134" office:value-type="float" office:value="51">
            <text:p>51</text:p>
          </table:table-cell>
          <table:table-cell table:style-name="ce138" office:value-type="float" office:value="7800118371">
            <text:p>7800118371</text:p>
          </table:table-cell>
          <table:table-cell table:style-name="ce157" office:value-type="string">
            <text:p>知识产权审判规范</text:p>
          </table:table-cell>
          <table:table-cell table:style-name="ce160"/>
          <table:table-cell table:style-name="ce176" office:value-type="float" office:value="55">
            <text:p>55.00</text:p>
          </table:table-cell>
          <table:table-cell table:style-name="ce191" office:value-type="date" office:date-value="2003-07-01">
            <text:p>7/1/2003</text:p>
          </table:table-cell>
          <table:table-cell table:style-name="ce199" office:value-type="string">
            <text:p>知识产权</text:p>
          </table:table-cell>
          <table:table-cell/>
          <table:table-cell table:style-name="ce208"/>
          <table:table-cell table:style-name="ce209"/>
          <table:table-cell table:number-columns-repeated="246"/>
        </table:table-row>
        <table:table-row table:style-name="ro6">
          <table:table-cell table:style-name="ce134" office:value-type="float" office:value="52">
            <text:p>52</text:p>
          </table:table-cell>
          <table:table-cell table:style-name="ce138" office:value-type="float" office:value="7800118622">
            <text:p>7800118622</text:p>
          </table:table-cell>
          <table:table-cell table:style-name="ce157" office:value-type="string">
            <text:p>知识产权诉讼研究</text:p>
          </table:table-cell>
          <table:table-cell table:style-name="ce160"/>
          <table:table-cell table:style-name="ce176" office:value-type="float" office:value="58">
            <text:p>58.00</text:p>
          </table:table-cell>
          <table:table-cell table:style-name="ce191" office:value-type="date" office:date-value="2003-07-01">
            <text:p>7/1/2003</text:p>
          </table:table-cell>
          <table:table-cell table:style-name="ce199" office:value-type="string">
            <text:p>知识产权</text:p>
          </table:table-cell>
          <table:table-cell/>
          <table:table-cell table:style-name="ce208"/>
          <table:table-cell table:style-name="ce209"/>
          <table:table-cell table:number-columns-repeated="246"/>
        </table:table-row>
        <table:table-row table:style-name="ro6">
          <table:table-cell table:style-name="ce134" office:value-type="float" office:value="53">
            <text:p>53</text:p>
          </table:table-cell>
          <table:table-cell table:style-name="ce138" office:value-type="float" office:value="7801821513">
            <text:p>7801821513</text:p>
          </table:table-cell>
          <table:table-cell table:style-name="ce157" office:value-type="string">
            <text:p>票据法基本制度评判</text:p>
          </table:table-cell>
          <table:table-cell table:style-name="ce160" office:value-type="string">
            <text:p>吕来明</text:p>
          </table:table-cell>
          <table:table-cell table:style-name="ce176" office:value-type="float" office:value="22">
            <text:p>22.00</text:p>
          </table:table-cell>
          <table:table-cell table:style-name="ce191" office:value-type="date" office:date-value="2003-07-01">
            <text:p>7/1/2003</text:p>
          </table:table-cell>
          <table:table-cell table:style-name="ce199" office:value-type="string">
            <text:p>中国法制</text:p>
          </table:table-cell>
          <table:table-cell/>
          <table:table-cell table:style-name="ce208"/>
          <table:table-cell table:style-name="ce209"/>
          <table:table-cell table:number-columns-repeated="246"/>
        </table:table-row>
        <table:table-row table:style-name="ro6">
          <table:table-cell table:style-name="ce134" office:value-type="float" office:value="54">
            <text:p>54</text:p>
          </table:table-cell>
          <table:table-cell table:style-name="ce138" office:value-type="float" office:value="7801820215">
            <text:p>7801820215</text:p>
          </table:table-cell>
          <table:table-cell table:style-name="ce157" office:value-type="string">
            <text:p>期货交易民事责任-期货司法解释评述与展开</text:p>
          </table:table-cell>
          <table:table-cell table:style-name="ce160" office:value-type="string">
            <text:p>吴庆宝</text:p>
          </table:table-cell>
          <table:table-cell table:style-name="ce176" office:value-type="float" office:value="28">
            <text:p>28.00</text:p>
          </table:table-cell>
          <table:table-cell table:style-name="ce191" office:value-type="date" office:date-value="2003-08-01">
            <text:p>8/1/2003</text:p>
          </table:table-cell>
          <table:table-cell table:style-name="ce199" office:value-type="string">
            <text:p>中国法制</text:p>
          </table:table-cell>
          <table:table-cell/>
          <table:table-cell table:style-name="ce208"/>
          <table:table-cell table:style-name="ce209"/>
          <table:table-cell table:number-columns-repeated="246"/>
        </table:table-row>
        <table:table-row table:style-name="ro6">
          <table:table-cell table:style-name="ce134" office:value-type="float" office:value="55">
            <text:p>55</text:p>
          </table:table-cell>
          <table:table-cell table:style-name="ce138" office:value-type="float" office:value="7800839885">
            <text:p>7800839885</text:p>
          </table:table-cell>
          <table:table-cell table:style-name="ce157" office:value-type="string">
            <text:p>新编中华人民共和国常用司法解释全书(2003版)</text:p>
          </table:table-cell>
          <table:table-cell table:style-name="ce160"/>
          <table:table-cell table:style-name="ce176" office:value-type="float" office:value="96">
            <text:p>96.00</text:p>
          </table:table-cell>
          <table:table-cell table:style-name="ce191" office:value-type="date" office:date-value="2003-07-01">
            <text:p>7/1/2003</text:p>
          </table:table-cell>
          <table:table-cell table:style-name="ce199" office:value-type="string">
            <text:p>中国法制</text:p>
          </table:table-cell>
          <table:table-cell/>
          <table:table-cell table:style-name="ce208"/>
          <table:table-cell table:style-name="ce209"/>
          <table:table-cell table:number-columns-repeated="246"/>
        </table:table-row>
        <table:table-row table:style-name="ro6">
          <table:table-cell table:style-name="ce134" office:value-type="float" office:value="56">
            <text:p>56</text:p>
          </table:table-cell>
          <table:table-cell table:style-name="ce138" office:value-type="float" office:value="7801850955">
            <text:p>7801850955</text:p>
          </table:table-cell>
          <table:table-cell table:style-name="ce157" office:value-type="string">
            <text:p>加拿大中国经济诈欺犯罪比较</text:p>
          </table:table-cell>
          <table:table-cell table:style-name="ce160" office:value-type="string">
            <text:p>王文华</text:p>
          </table:table-cell>
          <table:table-cell table:style-name="ce176" office:value-type="float" office:value="24">
            <text:p>24.00</text:p>
          </table:table-cell>
          <table:table-cell table:style-name="ce191" office:value-type="date" office:date-value="2003-08-01">
            <text:p>8/1/2003</text:p>
          </table:table-cell>
          <table:table-cell table:style-name="ce199" office:value-type="string">
            <text:p>中国检察</text:p>
          </table:table-cell>
          <table:table-cell/>
          <table:table-cell table:style-name="ce208"/>
          <table:table-cell table:style-name="ce209"/>
          <table:table-cell table:number-columns-repeated="246"/>
        </table:table-row>
        <table:table-row table:style-name="ro6">
          <table:table-cell table:style-name="ce134" office:value-type="float" office:value="57">
            <text:p>57</text:p>
          </table:table-cell>
          <table:table-cell table:style-name="ce138" office:value-type="float" office:value="7801851064">
            <text:p>7801851064</text:p>
          </table:table-cell>
          <table:table-cell table:style-name="ce157" office:value-type="string">
            <text:p>刑事个案认定界限与处罚</text:p>
          </table:table-cell>
          <table:table-cell table:style-name="ce160" office:value-type="string">
            <text:p>陈广宁</text:p>
          </table:table-cell>
          <table:table-cell table:style-name="ce176" office:value-type="float" office:value="36">
            <text:p>36.00</text:p>
          </table:table-cell>
          <table:table-cell table:style-name="ce191" office:value-type="date" office:date-value="2003-08-01">
            <text:p>8/1/2003</text:p>
          </table:table-cell>
          <table:table-cell table:style-name="ce199" office:value-type="string">
            <text:p>中国检察</text:p>
          </table:table-cell>
          <table:table-cell/>
          <table:table-cell table:style-name="ce208"/>
          <table:table-cell table:style-name="ce209"/>
          <table:table-cell table:number-columns-repeated="246"/>
        </table:table-row>
        <table:table-row table:style-name="ro6">
          <table:table-cell table:style-name="ce134" office:value-type="float" office:value="58">
            <text:p>58</text:p>
          </table:table-cell>
          <table:table-cell table:style-name="ce138" office:value-type="float" office:value="7300044212">
            <text:p>7300044212</text:p>
          </table:table-cell>
          <table:table-cell table:style-name="ce157" office:value-type="string">
            <text:p>民法债编总论-体系化解说</text:p>
          </table:table-cell>
          <table:table-cell table:style-name="ce160" office:value-type="string">
            <text:p>林诚二</text:p>
          </table:table-cell>
          <table:table-cell table:style-name="ce176" office:value-type="float" office:value="69">
            <text:p>69.00</text:p>
          </table:table-cell>
          <table:table-cell table:style-name="ce191" office:value-type="date" office:date-value="2003-06-01">
            <text:p>6/1/2003</text:p>
          </table:table-cell>
          <table:table-cell table:style-name="ce199" office:value-type="string">
            <text:p>中国人大</text:p>
          </table:table-cell>
          <table:table-cell/>
          <table:table-cell table:style-name="ce208"/>
          <table:table-cell table:style-name="ce209"/>
          <table:table-cell table:number-columns-repeated="246"/>
        </table:table-row>
        <table:table-row table:style-name="ro6">
          <table:table-cell table:style-name="ce134" office:value-type="float" office:value="59">
            <text:p>59</text:p>
          </table:table-cell>
          <table:table-cell table:style-name="ce138" office:value-type="string">
            <text:p>730004686X</text:p>
          </table:table-cell>
          <table:table-cell table:style-name="ce157" office:value-type="string">
            <text:p>民事证据法:法典化研究</text:p>
          </table:table-cell>
          <table:table-cell table:style-name="ce160" office:value-type="string">
            <text:p>陈界融</text:p>
          </table:table-cell>
          <table:table-cell table:style-name="ce176" office:value-type="float" office:value="39">
            <text:p>39.00</text:p>
          </table:table-cell>
          <table:table-cell table:style-name="ce191" office:value-type="date" office:date-value="2003-07-01">
            <text:p>7/1/2003</text:p>
          </table:table-cell>
          <table:table-cell table:style-name="ce199" office:value-type="string">
            <text:p>中国人大</text:p>
          </table:table-cell>
          <table:table-cell/>
          <table:table-cell table:style-name="ce208"/>
          <table:table-cell table:style-name="ce209"/>
          <table:table-cell table:number-columns-repeated="246"/>
        </table:table-row>
        <table:table-row table:style-name="ro6">
          <table:table-cell table:style-name="ce134" office:value-type="float" office:value="60">
            <text:p>60</text:p>
          </table:table-cell>
          <table:table-cell table:style-name="ce138" office:value-type="string">
            <text:p>730004378X</text:p>
          </table:table-cell>
          <table:table-cell table:style-name="ce157" office:value-type="string">
            <text:p>刑法概说总论(第3版)</text:p>
          </table:table-cell>
          <table:table-cell table:style-name="ce160"/>
          <table:table-cell table:style-name="ce176" office:value-type="float" office:value="58">
            <text:p>58.00</text:p>
          </table:table-cell>
          <table:table-cell table:style-name="ce191" office:value-type="date" office:date-value="2003-01-01">
            <text:p>1/1/2003</text:p>
          </table:table-cell>
          <table:table-cell table:style-name="ce199" office:value-type="string">
            <text:p>中国人大</text:p>
          </table:table-cell>
          <table:table-cell/>
          <table:table-cell table:style-name="ce208"/>
          <table:table-cell table:style-name="ce209"/>
          <table:table-cell table:number-columns-repeated="246"/>
        </table:table-row>
        <table:table-row table:style-name="ro6">
          <table:table-cell table:style-name="ce134" office:value-type="float" office:value="61">
            <text:p>61</text:p>
          </table:table-cell>
          <table:table-cell table:style-name="ce138" office:value-type="float" office:value="7800737489">
            <text:p>7800737489</text:p>
          </table:table-cell>
          <table:table-cell table:style-name="ce157" office:value-type="string">
            <text:p>财产法<text:span text:style-name="T4">(</text:span><text:span text:style-name="T5">影印本</text:span><text:span text:style-name="T4">)</text:span></text:p>
          </table:table-cell>
          <table:table-cell table:style-name="ce160"/>
          <table:table-cell table:style-name="ce176" office:value-type="float" office:value="92">
            <text:p>92.00</text:p>
          </table:table-cell>
          <table:table-cell table:style-name="ce191" office:value-type="date" office:date-value="2003-07-01">
            <text:p>7/1/2003</text:p>
          </table:table-cell>
          <table:table-cell table:style-name="ce199" office:value-type="string">
            <text:p>中 <text:s text:c="8"/>信</text:p>
          </table:table-cell>
          <table:table-cell/>
          <table:table-cell table:style-name="ce208"/>
          <table:table-cell table:style-name="ce209"/>
          <table:table-cell table:number-columns-repeated="246"/>
        </table:table-row>
        <table:table-row table:style-name="ro6">
          <table:table-cell table:style-name="ce134" office:value-type="float" office:value="62">
            <text:p>62</text:p>
          </table:table-cell>
          <table:table-cell table:style-name="ce138" office:value-type="string">
            <text:p>780073756X</text:p>
          </table:table-cell>
          <table:table-cell table:style-name="ce157" office:value-type="string">
            <text:p>公司税案例与解析(第2版)(影印本)</text:p>
          </table:table-cell>
          <table:table-cell table:style-name="ce160"/>
          <table:table-cell table:style-name="ce176" office:value-type="float" office:value="78">
            <text:p>78.00</text:p>
          </table:table-cell>
          <table:table-cell table:style-name="ce191" office:value-type="date" office:date-value="2003-07-01">
            <text:p>7/1/2003</text:p>
          </table:table-cell>
          <table:table-cell table:style-name="ce199" office:value-type="string">
            <text:p>中 <text:s text:c="8"/>信</text:p>
          </table:table-cell>
          <table:table-cell/>
          <table:table-cell table:style-name="ce208"/>
          <table:table-cell table:style-name="ce209"/>
          <table:table-cell table:number-columns-repeated="246"/>
        </table:table-row>
        <table:table-row table:style-name="ro6">
          <table:table-cell table:style-name="ce134" office:value-type="float" office:value="63">
            <text:p>63</text:p>
          </table:table-cell>
          <table:table-cell table:style-name="ce138" office:value-type="float" office:value="7800737594">
            <text:p>7800737594</text:p>
          </table:table-cell>
          <table:table-cell table:style-name="ce157" office:value-type="string">
            <text:p>律师执业基本技能(第2版)(影印本)</text:p>
          </table:table-cell>
          <table:table-cell table:style-name="ce160"/>
          <table:table-cell table:style-name="ce176" office:value-type="float" office:value="59">
            <text:p>59.00</text:p>
          </table:table-cell>
          <table:table-cell table:style-name="ce191" office:value-type="date" office:date-value="2003-07-01">
            <text:p>7/1/2003</text:p>
          </table:table-cell>
          <table:table-cell table:style-name="ce199" office:value-type="string">
            <text:p>中 <text:s text:c="8"/>信</text:p>
          </table:table-cell>
          <table:table-cell/>
          <table:table-cell table:style-name="ce208"/>
          <table:table-cell table:style-name="ce209"/>
          <table:table-cell table:number-columns-repeated="246"/>
        </table:table-row>
        <table:table-row table:style-name="ro6">
          <table:table-cell table:style-name="ce135" office:value-type="float" office:value="64">
            <text:p>64</text:p>
          </table:table-cell>
          <table:table-cell table:style-name="ce149" office:value-type="float" office:value="7800737519">
            <text:p>7800737519</text:p>
          </table:table-cell>
          <table:table-cell table:style-name="ce158" office:value-type="string">
            <text:p>上诉辩护技巧实用指南<text:span text:style-name="T4">(</text:span><text:span text:style-name="T5">影印本</text:span><text:span text:style-name="T4">)</text:span></text:p>
          </table:table-cell>
          <table:table-cell table:style-name="ce169"/>
          <table:table-cell table:style-name="ce177" office:value-type="float" office:value="56">
            <text:p>56.00</text:p>
          </table:table-cell>
          <table:table-cell table:style-name="ce192" office:value-type="date" office:date-value="2003-08-01">
            <text:p>8/1/2003</text:p>
          </table:table-cell>
          <table:table-cell table:style-name="ce200" office:value-type="string">
            <text:p>中 <text:s text:c="8"/>信</text:p>
          </table:table-cell>
          <table:table-cell/>
          <table:table-cell table:style-name="ce208"/>
          <table:table-cell table:style-name="ce209"/>
          <table:table-cell table:number-columns-repeated="246"/>
        </table:table-row>
        <table:table-row table:style-name="ro7">
          <table:table-cell table:style-name="ce139"/>
          <table:table-cell table:style-name="ce151"/>
          <table:table-cell table:style-name="ce161" office:value-type="string">
            <text:p><text:s text:c="13"/>常 <text:s text:c="2"/>销 <text:s text:c="2"/>书</text:p>
          </table:table-cell>
          <table:table-cell table:style-name="ce171"/>
          <table:table-cell table:style-name="ce150" table:number-columns-repeated="2"/>
          <table:table-cell table:style-name="ce195"/>
          <table:table-cell/>
          <table:table-cell table:style-name="ce208"/>
          <table:table-cell table:style-name="ce209"/>
          <table:table-cell table:number-columns-repeated="246"/>
        </table:table-row>
        <table:table-row table:style-name="ro6">
          <table:table-cell table:style-name="ce137" office:value-type="float" office:value="65">
            <text:p>65</text:p>
          </table:table-cell>
          <table:table-cell table:style-name="ce138" office:value-type="float" office:value="7503642025">
            <text:p>7503642025</text:p>
          </table:table-cell>
          <table:table-cell table:style-name="ce162" office:value-type="string">
            <text:p>民事审判指导与参考(2003年第2卷)(总第14辑)</text:p>
          </table:table-cell>
          <table:table-cell table:style-name="ce138"/>
          <table:table-cell table:style-name="ce180" office:value-type="float" office:value="33">
            <text:p>33.00</text:p>
          </table:table-cell>
          <table:table-cell table:style-name="ce191" office:value-type="date" office:date-value="2003-07-01">
            <text:p>7/1/2003</text:p>
          </table:table-cell>
          <table:table-cell table:style-name="ce197"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66">
            <text:p>66</text:p>
          </table:table-cell>
          <table:table-cell table:style-name="ce138" office:value-type="float" office:value="7503642637">
            <text:p>7503642637</text:p>
          </table:table-cell>
          <table:table-cell table:style-name="ce163" office:value-type="string">
            <text:p>中国证据法草案建议稿及论证</text:p>
          </table:table-cell>
          <table:table-cell table:style-name="ce138" office:value-type="string">
            <text:p>毕玉谦</text:p>
          </table:table-cell>
          <table:table-cell table:style-name="ce181" office:value-type="float" office:value="48">
            <text:p>48.00</text:p>
          </table:table-cell>
          <table:table-cell table:style-name="ce191" office:value-type="date" office:date-value="2003-07-01">
            <text:p>7/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67">
            <text:p>67</text:p>
          </table:table-cell>
          <table:table-cell table:style-name="ce138" office:value-type="float" office:value="7503643005">
            <text:p>7503643005</text:p>
          </table:table-cell>
          <table:table-cell table:style-name="ce163" office:value-type="string">
            <text:p>最高人民法院司法解释(2003年第1卷)</text:p>
          </table:table-cell>
          <table:table-cell table:style-name="ce138"/>
          <table:table-cell table:style-name="ce181" office:value-type="float" office:value="18">
            <text:p>18.00</text:p>
          </table:table-cell>
          <table:table-cell table:style-name="ce191" office:value-type="date" office:date-value="2003-06-01">
            <text:p>6/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68">
            <text:p>68</text:p>
          </table:table-cell>
          <table:table-cell table:style-name="ce138" office:value-type="float" office:value="7300046134">
            <text:p>7300046134</text:p>
          </table:table-cell>
          <table:table-cell table:style-name="ce163" office:value-type="string">
            <text:p>中国审判案例要览(民事、商事、刑事卷)(共3卷)</text:p>
          </table:table-cell>
          <table:table-cell table:style-name="ce138"/>
          <table:table-cell table:style-name="ce181" office:value-type="float" office:value="388">
            <text:p>388.00</text:p>
          </table:table-cell>
          <table:table-cell table:style-name="ce191" office:value-type="date" office:date-value="2003-04-01">
            <text:p>4/1/2003</text:p>
          </table:table-cell>
          <table:table-cell table:style-name="ce181" office:value-type="string">
            <text:p>中国人大</text:p>
          </table:table-cell>
          <table:table-cell/>
          <table:table-cell table:style-name="ce208"/>
          <table:table-cell table:style-name="ce209"/>
          <table:table-cell table:number-columns-repeated="246"/>
        </table:table-row>
        <table:table-row table:style-name="ro6">
          <table:table-cell table:style-name="ce134" office:value-type="float" office:value="69">
            <text:p>69</text:p>
          </table:table-cell>
          <table:table-cell table:style-name="ce152" office:value-type="string">
            <text:p>780161545X</text:p>
          </table:table-cell>
          <table:table-cell table:style-name="ce163" office:value-type="string">
            <text:p>高院关于审理商品房买卖合同纠纷案件司法解释的理解与适用</text:p>
          </table:table-cell>
          <table:table-cell table:style-name="ce138"/>
          <table:table-cell table:style-name="ce181" office:value-type="float" office:value="39">
            <text:p>39.00</text:p>
          </table:table-cell>
          <table:table-cell table:style-name="ce191" office:value-type="date" office:date-value="2003-06-01">
            <text:p>6/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70">
            <text:p>70</text:p>
          </table:table-cell>
          <table:table-cell table:style-name="ce138" office:value-type="float" office:value="7801615662">
            <text:p>7801615662</text:p>
          </table:table-cell>
          <table:table-cell table:style-name="ce163" office:value-type="string">
            <text:p>简明诉讼与证据办案手册</text:p>
          </table:table-cell>
          <table:table-cell table:style-name="ce138"/>
          <table:table-cell table:style-name="ce181" office:value-type="float" office:value="68">
            <text:p>68.00</text:p>
          </table:table-cell>
          <table:table-cell table:style-name="ce191" office:value-type="date" office:date-value="2003-07-01">
            <text:p>7/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71">
            <text:p>71</text:p>
          </table:table-cell>
          <table:table-cell table:style-name="ce138" office:value-type="float" office:value="7801615492">
            <text:p>7801615492</text:p>
          </table:table-cell>
          <table:table-cell table:style-name="ce163" office:value-type="string">
            <text:p>解读最高人民法院司法解释民事卷（1997-2002）(共2卷)</text:p>
          </table:table-cell>
          <table:table-cell table:style-name="ce138"/>
          <table:table-cell table:style-name="ce181" office:value-type="float" office:value="207">
            <text:p>207.00</text:p>
          </table:table-cell>
          <table:table-cell table:style-name="ce191" office:value-type="date" office:date-value="2003-07-01">
            <text:p>7/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72">
            <text:p>72</text:p>
          </table:table-cell>
          <table:table-cell table:style-name="ce138" office:value-type="float" office:value="7801615484">
            <text:p>7801615484</text:p>
          </table:table-cell>
          <table:table-cell table:style-name="ce163" office:value-type="string">
            <text:p>解读最高人民法院司法解释刑事、行政卷（1997-2002）</text:p>
          </table:table-cell>
          <table:table-cell table:style-name="ce138"/>
          <table:table-cell table:style-name="ce181" office:value-type="float" office:value="89">
            <text:p>89.00</text:p>
          </table:table-cell>
          <table:table-cell table:style-name="ce191" office:value-type="date" office:date-value="2003-07-01">
            <text:p>7/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73">
            <text:p>73</text:p>
          </table:table-cell>
          <table:table-cell table:style-name="ce138" office:value-type="float" office:value="7801615506">
            <text:p>7801615506</text:p>
          </table:table-cell>
          <table:table-cell table:style-name="ce163" office:value-type="string">
            <text:p>解读最高人民检察院司法解释</text:p>
          </table:table-cell>
          <table:table-cell table:style-name="ce138"/>
          <table:table-cell table:style-name="ce181" office:value-type="float" office:value="98">
            <text:p>98.00</text:p>
          </table:table-cell>
          <table:table-cell table:style-name="ce191" office:value-type="date" office:date-value="2003-07-01">
            <text:p>7/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74">
            <text:p>74</text:p>
          </table:table-cell>
          <table:table-cell table:style-name="ce138" office:value-type="string">
            <text:p>780161559X</text:p>
          </table:table-cell>
          <table:table-cell table:style-name="ce163" office:value-type="string">
            <text:p>经济犯罪审判指导与参考（2003年第1卷）（总第1卷）</text:p>
          </table:table-cell>
          <table:table-cell table:style-name="ce138" office:value-type="string">
            <text:p>沈德咏</text:p>
          </table:table-cell>
          <table:table-cell table:style-name="ce181" office:value-type="float" office:value="25">
            <text:p>25.00</text:p>
          </table:table-cell>
          <table:table-cell table:style-name="ce191" office:value-type="date" office:date-value="2003-07-01">
            <text:p>7/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75">
            <text:p>75</text:p>
          </table:table-cell>
          <table:table-cell table:style-name="ce138" office:value-type="string">
            <text:p>780161514X</text:p>
          </table:table-cell>
          <table:table-cell table:style-name="ce163" office:value-type="string">
            <text:p>民事执行前沿问题</text:p>
          </table:table-cell>
          <table:table-cell table:style-name="ce138"/>
          <table:table-cell table:style-name="ce181" office:value-type="float" office:value="26">
            <text:p>26.00</text:p>
          </table:table-cell>
          <table:table-cell table:style-name="ce191" office:value-type="date" office:date-value="2003-07-01">
            <text:p>7/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5" office:value-type="float" office:value="76">
            <text:p>76</text:p>
          </table:table-cell>
          <table:table-cell table:style-name="ce149" office:value-type="string">
            <text:p>780155566X</text:p>
          </table:table-cell>
          <table:table-cell table:style-name="ce164" office:value-type="string">
            <text:p>物业管理条例释解</text:p>
          </table:table-cell>
          <table:table-cell table:style-name="ce149" office:value-type="string">
            <text:p>王家福</text:p>
          </table:table-cell>
          <table:table-cell table:style-name="ce182" office:value-type="float" office:value="25">
            <text:p>25.00</text:p>
          </table:table-cell>
          <table:table-cell table:style-name="ce192" office:value-type="date" office:date-value="2003-07-01">
            <text:p>7/1/2003</text:p>
          </table:table-cell>
          <table:table-cell table:style-name="ce201" office:value-type="string">
            <text:p>中国物价</text:p>
          </table:table-cell>
          <table:table-cell/>
          <table:table-cell table:style-name="ce208"/>
          <table:table-cell table:style-name="ce209"/>
          <table:table-cell table:number-columns-repeated="246"/>
        </table:table-row>
        <table:table-row table:style-name="ro6" table:number-rows-repeated="5">
          <table:table-cell table:style-name="ce138" table:number-columns-repeated="2"/>
          <table:table-cell table:style-name="ce154"/>
          <table:table-cell table:style-name="ce138"/>
          <table:table-cell table:style-name="ce183"/>
          <table:table-cell table:style-name="ce191"/>
          <table:table-cell table:style-name="ce183"/>
          <table:table-cell/>
          <table:table-cell table:style-name="ce208"/>
          <table:table-cell table:style-name="ce209"/>
          <table:table-cell table:number-columns-repeated="246"/>
        </table:table-row>
        <table:table-row table:style-name="ro6">
          <table:table-cell table:style-name="ce103" office:value-type="string">
            <text:p>序号</text:p>
          </table:table-cell>
          <table:table-cell table:style-name="ce147" office:value-type="string">
            <text:p>书 <text:s text:c="2"/>号</text:p>
          </table:table-cell>
          <table:table-cell table:style-name="ce103" office:value-type="string">
            <text:p>书 <text:s text:c="16"/>名</text:p>
          </table:table-cell>
          <table:table-cell table:style-name="ce103" office:value-type="string">
            <text:p>作者</text:p>
          </table:table-cell>
          <table:table-cell table:style-name="ce175" office:value-type="string">
            <text:p>单价</text:p>
          </table:table-cell>
          <table:table-cell table:style-name="ce189" office:value-type="string">
            <text:p>出版日期</text:p>
          </table:table-cell>
          <table:table-cell table:style-name="ce196" office:value-type="string">
            <text:p>出版社</text:p>
          </table:table-cell>
          <table:table-cell/>
          <table:table-cell table:style-name="ce208"/>
          <table:table-cell table:style-name="ce209"/>
          <table:table-cell table:number-columns-repeated="246"/>
        </table:table-row>
        <table:table-row table:style-name="ro6">
          <table:table-cell table:style-name="ce137" office:value-type="float" office:value="77">
            <text:p>77</text:p>
          </table:table-cell>
          <table:table-cell table:style-name="ce138" office:value-type="float" office:value="7801615573">
            <text:p>7801615573</text:p>
          </table:table-cell>
          <table:table-cell table:style-name="ce162" office:value-type="string">
            <text:p>刑事法判解研究</text:p>
          </table:table-cell>
          <table:table-cell table:style-name="ce138" office:value-type="string">
            <text:p>赵秉志</text:p>
          </table:table-cell>
          <table:table-cell table:style-name="ce180" office:value-type="float" office:value="22">
            <text:p>22.00</text:p>
          </table:table-cell>
          <table:table-cell table:style-name="ce191" office:value-type="date" office:date-value="2003-06-01">
            <text:p>6/1/2003</text:p>
          </table:table-cell>
          <table:table-cell table:style-name="ce180"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78">
            <text:p>78</text:p>
          </table:table-cell>
          <table:table-cell table:style-name="ce138" office:value-type="float" office:value="7801615344">
            <text:p>7801615344</text:p>
          </table:table-cell>
          <table:table-cell table:style-name="ce163" office:value-type="string">
            <text:p>中国涉外商事海事审判指导与研究（2003年第1卷）（总第4卷）</text:p>
          </table:table-cell>
          <table:table-cell table:style-name="ce138"/>
          <table:table-cell table:style-name="ce181" office:value-type="float" office:value="25">
            <text:p>25.00</text:p>
          </table:table-cell>
          <table:table-cell table:style-name="ce191" office:value-type="date" office:date-value="2003-07-01">
            <text:p>7/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79">
            <text:p>79</text:p>
          </table:table-cell>
          <table:table-cell table:style-name="ce138" office:value-type="float" office:value="7503642629">
            <text:p>7503642629</text:p>
          </table:table-cell>
          <table:table-cell table:style-name="ce163" office:value-type="string">
            <text:p>俄罗斯联邦刑法</text:p>
          </table:table-cell>
          <table:table-cell table:style-name="ce138"/>
          <table:table-cell table:style-name="ce181" office:value-type="float" office:value="25">
            <text:p>25.00</text:p>
          </table:table-cell>
          <table:table-cell table:style-name="ce191" office:value-type="date" office:date-value="2003-07-01">
            <text:p>7/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80">
            <text:p>80</text:p>
          </table:table-cell>
          <table:table-cell table:style-name="ce138" office:value-type="float" office:value="7503641800">
            <text:p>7503641800</text:p>
          </table:table-cell>
          <table:table-cell table:style-name="ce163" office:value-type="string">
            <text:p>法律英语阅读(综合法律、商法、民法)(共3册)</text:p>
          </table:table-cell>
          <table:table-cell table:style-name="ce138"/>
          <table:table-cell table:style-name="ce181" office:value-type="float" office:value="108">
            <text:p>108.00</text:p>
          </table:table-cell>
          <table:table-cell table:style-name="ce191" office:value-type="date" office:date-value="2003-07-01">
            <text:p>7/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81">
            <text:p>81</text:p>
          </table:table-cell>
          <table:table-cell table:style-name="ce138" office:value-type="float" office:value="7503641878">
            <text:p>7503641878</text:p>
          </table:table-cell>
          <table:table-cell table:style-name="ce163" office:value-type="string">
            <text:p>国际商法论丛(第5卷)</text:p>
          </table:table-cell>
          <table:table-cell table:style-name="ce138" office:value-type="string">
            <text:p>沈四宝</text:p>
          </table:table-cell>
          <table:table-cell table:style-name="ce181" office:value-type="float" office:value="38">
            <text:p>38.00</text:p>
          </table:table-cell>
          <table:table-cell table:style-name="ce191" office:value-type="date" office:date-value="2003-06-01">
            <text:p>6/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82">
            <text:p>82</text:p>
          </table:table-cell>
          <table:table-cell table:style-name="ce138" office:value-type="float" office:value="7503642793">
            <text:p>7503642793</text:p>
          </table:table-cell>
          <table:table-cell table:style-name="ce163" office:value-type="string">
            <text:p>民事诉讼程序改革报告</text:p>
          </table:table-cell>
          <table:table-cell table:style-name="ce138"/>
          <table:table-cell table:style-name="ce181" office:value-type="float" office:value="36">
            <text:p>36.00</text:p>
          </table:table-cell>
          <table:table-cell table:style-name="ce191" office:value-type="date" office:date-value="2003-06-01">
            <text:p>6/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83">
            <text:p>83</text:p>
          </table:table-cell>
          <table:table-cell table:style-name="ce138" office:value-type="string">
            <text:p>750364334X</text:p>
          </table:table-cell>
          <table:table-cell table:style-name="ce163" office:value-type="string">
            <text:p>商品房买卖合同纠纷案件司法解释关联精析</text:p>
          </table:table-cell>
          <table:table-cell table:style-name="ce138"/>
          <table:table-cell table:style-name="ce181" office:value-type="float" office:value="18">
            <text:p>18.00</text:p>
          </table:table-cell>
          <table:table-cell table:style-name="ce191" office:value-type="date" office:date-value="2003-07-01">
            <text:p>7/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84">
            <text:p>84</text:p>
          </table:table-cell>
          <table:table-cell table:style-name="ce138" office:value-type="float" office:value="7503642572">
            <text:p>7503642572</text:p>
          </table:table-cell>
          <table:table-cell table:style-name="ce163" office:value-type="string">
            <text:p>知识产权的合理性、危机及其未来模式</text:p>
          </table:table-cell>
          <table:table-cell table:style-name="ce138" office:value-type="string">
            <text:p>李杨</text:p>
          </table:table-cell>
          <table:table-cell table:style-name="ce181" office:value-type="float" office:value="25">
            <text:p>25.00</text:p>
          </table:table-cell>
          <table:table-cell table:style-name="ce191" office:value-type="date" office:date-value="2003-07-01">
            <text:p>7/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85">
            <text:p>85</text:p>
          </table:table-cell>
          <table:table-cell table:style-name="ce138" office:value-type="float" office:value="7503642610">
            <text:p>7503642610</text:p>
          </table:table-cell>
          <table:table-cell table:style-name="ce163" office:value-type="string">
            <text:p>中国仲裁解决争议</text:p>
          </table:table-cell>
          <table:table-cell table:style-name="ce138"/>
          <table:table-cell table:style-name="ce181" office:value-type="float" office:value="50">
            <text:p>50.00</text:p>
          </table:table-cell>
          <table:table-cell table:style-name="ce191" office:value-type="date" office:date-value="2003-06-01">
            <text:p>6/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86">
            <text:p>86</text:p>
          </table:table-cell>
          <table:table-cell table:style-name="ce138" office:value-type="float" office:value="7801615069">
            <text:p>7801615069</text:p>
          </table:table-cell>
          <table:table-cell table:style-name="ce163" office:value-type="string">
            <text:p>当代外国商标法</text:p>
          </table:table-cell>
          <table:table-cell table:style-name="ce138"/>
          <table:table-cell table:style-name="ce181" office:value-type="float" office:value="26">
            <text:p>26.00</text:p>
          </table:table-cell>
          <table:table-cell table:style-name="ce191" office:value-type="date" office:date-value="2003-07-01">
            <text:p>7/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87">
            <text:p>87</text:p>
          </table:table-cell>
          <table:table-cell table:style-name="ce138" office:value-type="float" office:value="7800567737">
            <text:p>7800567737</text:p>
          </table:table-cell>
          <table:table-cell table:style-name="ce163" office:value-type="string">
            <text:p>法院刑事诉讼文书样本(样本)(增补本)</text:p>
          </table:table-cell>
          <table:table-cell table:style-name="ce138"/>
          <table:table-cell table:style-name="ce181" office:value-type="float" office:value="35">
            <text:p>35.00</text:p>
          </table:table-cell>
          <table:table-cell table:style-name="ce191" office:value-type="date" office:date-value="2003-05-01">
            <text:p>5/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88">
            <text:p>88</text:p>
          </table:table-cell>
          <table:table-cell table:style-name="ce138" office:value-type="float" office:value="7801615530">
            <text:p>7801615530</text:p>
          </table:table-cell>
          <table:table-cell table:style-name="ce163" office:value-type="string">
            <text:p>公司法法理与实证</text:p>
          </table:table-cell>
          <table:table-cell table:style-name="ce138" office:value-type="string">
            <text:p>童兆洪</text:p>
          </table:table-cell>
          <table:table-cell table:style-name="ce181" office:value-type="float" office:value="26">
            <text:p>26.00</text:p>
          </table:table-cell>
          <table:table-cell table:style-name="ce191" office:value-type="date" office:date-value="2003-06-01">
            <text:p>6/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89">
            <text:p>89</text:p>
          </table:table-cell>
          <table:table-cell table:style-name="ce138" office:value-type="float" office:value="7801615670">
            <text:p>7801615670</text:p>
          </table:table-cell>
          <table:table-cell table:style-name="ce163" office:value-type="string">
            <text:p>建筑合同与索赔法律实务</text:p>
          </table:table-cell>
          <table:table-cell table:style-name="ce138"/>
          <table:table-cell table:style-name="ce181" office:value-type="float" office:value="32">
            <text:p>32.00</text:p>
          </table:table-cell>
          <table:table-cell table:style-name="ce191" office:value-type="date" office:date-value="2003-06-01">
            <text:p>6/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90">
            <text:p>90</text:p>
          </table:table-cell>
          <table:table-cell table:style-name="ce138" office:value-type="float" office:value="7801615581">
            <text:p>7801615581</text:p>
          </table:table-cell>
          <table:table-cell table:style-name="ce163" office:value-type="string">
            <text:p>金融诈骗罪研究</text:p>
          </table:table-cell>
          <table:table-cell table:style-name="ce138" office:value-type="string">
            <text:p>刘邦友</text:p>
          </table:table-cell>
          <table:table-cell table:style-name="ce181" office:value-type="float" office:value="28">
            <text:p>28.00</text:p>
          </table:table-cell>
          <table:table-cell table:style-name="ce191" office:value-type="date" office:date-value="2003-05-01">
            <text:p>5/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91">
            <text:p>91</text:p>
          </table:table-cell>
          <table:table-cell table:style-name="ce138" office:value-type="float" office:value="7801610245">
            <text:p>7801610245</text:p>
          </table:table-cell>
          <table:table-cell table:style-name="ce163" office:value-type="string">
            <text:p>民事裁判文书改革与实例评析(第2版)</text:p>
          </table:table-cell>
          <table:table-cell table:style-name="ce138" office:value-type="string">
            <text:p>周道鸾</text:p>
          </table:table-cell>
          <table:table-cell table:style-name="ce181" office:value-type="float" office:value="98">
            <text:p>98.00</text:p>
          </table:table-cell>
          <table:table-cell table:style-name="ce191" office:value-type="date" office:date-value="2003-06-01">
            <text:p>6/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92">
            <text:p>92</text:p>
          </table:table-cell>
          <table:table-cell table:style-name="ce138" office:value-type="float" office:value="7801615727">
            <text:p>7801615727</text:p>
          </table:table-cell>
          <table:table-cell table:style-name="ce163" office:value-type="string">
            <text:p>商品房买卖中的法律问题与案例评析</text:p>
          </table:table-cell>
          <table:table-cell table:style-name="ce138" office:value-type="string">
            <text:p>殷勇</text:p>
          </table:table-cell>
          <table:table-cell table:style-name="ce181" office:value-type="float" office:value="23">
            <text:p>23.00</text:p>
          </table:table-cell>
          <table:table-cell table:style-name="ce191" office:value-type="date" office:date-value="2003-07-01">
            <text:p>7/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93">
            <text:p>93</text:p>
          </table:table-cell>
          <table:table-cell table:style-name="ce138" office:value-type="float" office:value="7801615603">
            <text:p>7801615603</text:p>
          </table:table-cell>
          <table:table-cell table:style-name="ce163" office:value-type="string">
            <text:p>新型民商事暨金融纠纷判案评述</text:p>
          </table:table-cell>
          <table:table-cell table:style-name="ce138" office:value-type="string">
            <text:p>傅长禄</text:p>
          </table:table-cell>
          <table:table-cell table:style-name="ce181" office:value-type="float" office:value="28">
            <text:p>28.00</text:p>
          </table:table-cell>
          <table:table-cell table:style-name="ce191" office:value-type="date" office:date-value="2003-06-01">
            <text:p>6/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94">
            <text:p>94</text:p>
          </table:table-cell>
          <table:table-cell table:style-name="ce138" office:value-type="float" office:value="7801615719">
            <text:p>7801615719</text:p>
          </table:table-cell>
          <table:table-cell table:style-name="ce163" office:value-type="string">
            <text:p>最高人民法院公布裁判文书(2002)</text:p>
          </table:table-cell>
          <table:table-cell table:style-name="ce138"/>
          <table:table-cell table:style-name="ce181" office:value-type="float" office:value="50">
            <text:p>50.00</text:p>
          </table:table-cell>
          <table:table-cell table:style-name="ce191" office:value-type="date" office:date-value="2003-07-01">
            <text:p>7/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95">
            <text:p>95</text:p>
          </table:table-cell>
          <table:table-cell table:style-name="ce138" office:value-type="float" office:value="7801615743">
            <text:p>7801615743</text:p>
          </table:table-cell>
          <table:table-cell table:style-name="ce163" office:value-type="string">
            <text:p>最新再审司法解释适用与再审改革研究</text:p>
          </table:table-cell>
          <table:table-cell table:style-name="ce138" office:value-type="string">
            <text:p>沈德咏</text:p>
          </table:table-cell>
          <table:table-cell table:style-name="ce181" office:value-type="float" office:value="32">
            <text:p>32.00</text:p>
          </table:table-cell>
          <table:table-cell table:style-name="ce191" office:value-type="date" office:date-value="2003-06-01">
            <text:p>6/1/2003</text:p>
          </table:table-cell>
          <table:table-cell table:style-name="ce181"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96">
            <text:p>96</text:p>
          </table:table-cell>
          <table:table-cell table:style-name="ce138" office:value-type="float" office:value="7801820835">
            <text:p>7801820835</text:p>
          </table:table-cell>
          <table:table-cell table:style-name="ce163" office:value-type="string">
            <text:p>中华人民共和国交通法规汇编(2000-2002)</text:p>
          </table:table-cell>
          <table:table-cell table:style-name="ce138"/>
          <table:table-cell table:style-name="ce181" office:value-type="float" office:value="92">
            <text:p>92.00</text:p>
          </table:table-cell>
          <table:table-cell table:style-name="ce191" office:value-type="date" office:date-value="2003-06-01">
            <text:p>6/1/2003</text:p>
          </table:table-cell>
          <table:table-cell table:style-name="ce181" office:value-type="string">
            <text:p>中国法制</text:p>
          </table:table-cell>
          <table:table-cell/>
          <table:table-cell table:style-name="ce208"/>
          <table:table-cell table:style-name="ce209"/>
          <table:table-cell table:number-columns-repeated="246"/>
        </table:table-row>
        <table:table-row table:style-name="ro6">
          <table:table-cell table:style-name="ce134" office:value-type="float" office:value="97">
            <text:p>97</text:p>
          </table:table-cell>
          <table:table-cell table:style-name="ce138" office:value-type="float" office:value="7801850815">
            <text:p>7801850815</text:p>
          </table:table-cell>
          <table:table-cell table:style-name="ce163" office:value-type="string">
            <text:p>经济犯罪罪名解释与法律适用</text:p>
          </table:table-cell>
          <table:table-cell table:style-name="ce138" office:value-type="string">
            <text:p>刘家琛</text:p>
          </table:table-cell>
          <table:table-cell table:style-name="ce181" office:value-type="float" office:value="26">
            <text:p>26.00</text:p>
          </table:table-cell>
          <table:table-cell table:style-name="ce191" office:value-type="date" office:date-value="2003-05-01">
            <text:p>5/1/2003</text:p>
          </table:table-cell>
          <table:table-cell table:style-name="ce181" office:value-type="string">
            <text:p>中国检察</text:p>
          </table:table-cell>
          <table:table-cell/>
          <table:table-cell table:style-name="ce208"/>
          <table:table-cell table:style-name="ce209"/>
          <table:table-cell table:number-columns-repeated="246"/>
        </table:table-row>
        <table:table-row table:style-name="ro6">
          <table:table-cell table:style-name="ce134" office:value-type="float" office:value="98">
            <text:p>98</text:p>
          </table:table-cell>
          <table:table-cell table:style-name="ce138" office:value-type="float" office:value="7801850874">
            <text:p>7801850874</text:p>
          </table:table-cell>
          <table:table-cell table:style-name="ce163" office:value-type="string">
            <text:p>诉讼法学研究(第5卷)</text:p>
          </table:table-cell>
          <table:table-cell table:style-name="ce138" office:value-type="string">
            <text:p>樊崇义</text:p>
          </table:table-cell>
          <table:table-cell table:style-name="ce181" office:value-type="float" office:value="38">
            <text:p>38.00</text:p>
          </table:table-cell>
          <table:table-cell table:style-name="ce191" office:value-type="date" office:date-value="2003-06-01">
            <text:p>6/1/2003</text:p>
          </table:table-cell>
          <table:table-cell table:style-name="ce181" office:value-type="string">
            <text:p>中国检察</text:p>
          </table:table-cell>
          <table:table-cell/>
          <table:table-cell table:style-name="ce208"/>
          <table:table-cell table:style-name="ce209"/>
          <table:table-cell table:number-columns-repeated="246"/>
        </table:table-row>
        <table:table-row table:style-name="ro6">
          <table:table-cell table:style-name="ce134" office:value-type="float" office:value="99">
            <text:p>99</text:p>
          </table:table-cell>
          <table:table-cell table:style-name="ce138" office:value-type="string">
            <text:p>780185084X</text:p>
          </table:table-cell>
          <table:table-cell table:style-name="ce163" office:value-type="string">
            <text:p>所有人的正义英国司法改革报告(中英文对照)</text:p>
          </table:table-cell>
          <table:table-cell table:style-name="ce138"/>
          <table:table-cell table:style-name="ce181" office:value-type="float" office:value="35">
            <text:p>35.00</text:p>
          </table:table-cell>
          <table:table-cell table:style-name="ce191" office:value-type="date" office:date-value="2003-06-01">
            <text:p>6/1/2003</text:p>
          </table:table-cell>
          <table:table-cell table:style-name="ce181" office:value-type="string">
            <text:p>中国检察</text:p>
          </table:table-cell>
          <table:table-cell/>
          <table:table-cell table:style-name="ce208"/>
          <table:table-cell table:style-name="ce209"/>
          <table:table-cell table:number-columns-repeated="246"/>
        </table:table-row>
        <table:table-row table:style-name="ro6">
          <table:table-cell table:style-name="ce134" office:value-type="float" office:value="100">
            <text:p>100</text:p>
          </table:table-cell>
          <table:table-cell table:style-name="ce138" office:value-type="float" office:value="7800737527">
            <text:p>7800737527</text:p>
          </table:table-cell>
          <table:table-cell table:style-name="ce163" office:value-type="string">
            <text:p>公司法案例与解析(影印本)</text:p>
          </table:table-cell>
          <table:table-cell table:style-name="ce138"/>
          <table:table-cell table:style-name="ce181" office:value-type="float" office:value="98">
            <text:p>98.00</text:p>
          </table:table-cell>
          <table:table-cell table:style-name="ce191" office:value-type="date" office:date-value="2003-07-01">
            <text:p>7/1/2003</text:p>
          </table:table-cell>
          <table:table-cell table:style-name="ce181" office:value-type="string">
            <text:p>中 <text:s text:c="8"/>信</text:p>
          </table:table-cell>
          <table:table-cell/>
          <table:table-cell table:style-name="ce208"/>
          <table:table-cell table:style-name="ce209"/>
          <table:table-cell table:number-columns-repeated="246"/>
        </table:table-row>
        <table:table-row table:style-name="ro6">
          <table:table-cell table:style-name="ce134" office:value-type="float" office:value="101">
            <text:p>101</text:p>
          </table:table-cell>
          <table:table-cell table:style-name="ce138" office:value-type="string">
            <text:p>750364236X</text:p>
          </table:table-cell>
          <table:table-cell table:style-name="ce163" office:value-type="string">
            <text:p>中国民商审判(2003年第1卷)(总第3卷)</text:p>
          </table:table-cell>
          <table:table-cell table:style-name="ce138" office:value-type="string">
            <text:p>奚晓明</text:p>
          </table:table-cell>
          <table:table-cell table:style-name="ce181" office:value-type="float" office:value="35">
            <text:p>35.00</text:p>
          </table:table-cell>
          <table:table-cell table:style-name="ce191" office:value-type="date" office:date-value="2003-05-01">
            <text:p>5/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02">
            <text:p>102</text:p>
          </table:table-cell>
          <table:table-cell table:style-name="ce138" office:value-type="float" office:value="7503642165">
            <text:p>7503642165</text:p>
          </table:table-cell>
          <table:table-cell table:style-name="ce163" office:value-type="string">
            <text:p>中华人民共和国证券期货法规汇编(2002)</text:p>
          </table:table-cell>
          <table:table-cell table:style-name="ce138"/>
          <table:table-cell table:style-name="ce181" office:value-type="float" office:value="100">
            <text:p>100.00</text:p>
          </table:table-cell>
          <table:table-cell table:style-name="ce191" office:value-type="date" office:date-value="2003-04-01">
            <text:p>4/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03">
            <text:p>103</text:p>
          </table:table-cell>
          <table:table-cell table:style-name="ce138" office:value-type="float" office:value="7806548785">
            <text:p>7806548785</text:p>
          </table:table-cell>
          <table:table-cell table:style-name="ce163" office:value-type="string">
            <text:p>深圳法规汇编(2002)</text:p>
          </table:table-cell>
          <table:table-cell table:style-name="ce138"/>
          <table:table-cell table:style-name="ce181" office:value-type="float" office:value="45">
            <text:p>45.00</text:p>
          </table:table-cell>
          <table:table-cell table:style-name="ce191" office:value-type="date" office:date-value="2003-04-01">
            <text:p>4/1/2003</text:p>
          </table:table-cell>
          <table:table-cell table:style-name="ce198" office:value-type="string">
            <text:p>海 <text:s text:c="8"/>天</text:p>
          </table:table-cell>
          <table:table-cell/>
          <table:table-cell table:style-name="ce208"/>
          <table:table-cell table:style-name="ce209"/>
          <table:table-cell table:number-columns-repeated="246"/>
        </table:table-row>
        <table:table-row table:style-name="ro6">
          <table:table-cell table:style-name="ce134" office:value-type="float" office:value="104">
            <text:p>104</text:p>
          </table:table-cell>
          <table:table-cell table:style-name="ce138" office:value-type="float" office:value="7800839303">
            <text:p>7800839303</text:p>
          </table:table-cell>
          <table:table-cell table:style-name="ce163" office:value-type="string">
            <text:p>最高人民法院司法解释理解与适用(2002)</text:p>
          </table:table-cell>
          <table:table-cell table:style-name="ce138"/>
          <table:table-cell table:style-name="ce181" office:value-type="float" office:value="30">
            <text:p>30.00</text:p>
          </table:table-cell>
          <table:table-cell table:style-name="ce191" office:value-type="date" office:date-value="2003-06-01">
            <text:p>6/1/2003</text:p>
          </table:table-cell>
          <table:table-cell table:style-name="ce198" office:value-type="string">
            <text:p>中国法制</text:p>
          </table:table-cell>
          <table:table-cell/>
          <table:table-cell table:style-name="ce208"/>
          <table:table-cell table:style-name="ce209"/>
          <table:table-cell table:number-columns-repeated="246"/>
        </table:table-row>
        <table:table-row table:style-name="ro6">
          <table:table-cell table:style-name="ce134" office:value-type="float" office:value="105">
            <text:p>105</text:p>
          </table:table-cell>
          <table:table-cell table:style-name="ce138" office:value-type="float" office:value="7503641843">
            <text:p>7503641843</text:p>
          </table:table-cell>
          <table:table-cell table:style-name="ce163" office:value-type="string">
            <text:p>比较法在中国(2003年卷)</text:p>
          </table:table-cell>
          <table:table-cell table:style-name="ce138" office:value-type="string">
            <text:p>江平</text:p>
          </table:table-cell>
          <table:table-cell table:style-name="ce181" office:value-type="float" office:value="38">
            <text:p>38.00</text:p>
          </table:table-cell>
          <table:table-cell table:style-name="ce191" office:value-type="date" office:date-value="2003-05-01">
            <text:p>5/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06">
            <text:p>106</text:p>
          </table:table-cell>
          <table:table-cell table:style-name="ce138" office:value-type="float" office:value="7503637986">
            <text:p>7503637986</text:p>
          </table:table-cell>
          <table:table-cell table:style-name="ce163" office:value-type="string">
            <text:p>房地产诉讼</text:p>
          </table:table-cell>
          <table:table-cell table:style-name="ce138" office:value-type="string">
            <text:p>王景琦</text:p>
          </table:table-cell>
          <table:table-cell table:style-name="ce181" office:value-type="float" office:value="30">
            <text:p>30.00</text:p>
          </table:table-cell>
          <table:table-cell table:style-name="ce191" office:value-type="date" office:date-value="2003-05-01">
            <text:p>5/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07">
            <text:p>107</text:p>
          </table:table-cell>
          <table:table-cell table:style-name="ce138" office:value-type="float" office:value="7503642394">
            <text:p>7503642394</text:p>
          </table:table-cell>
          <table:table-cell table:style-name="ce163" office:value-type="string">
            <text:p>美国货物买卖法案例判解</text:p>
          </table:table-cell>
          <table:table-cell table:style-name="ce138" office:value-type="string">
            <text:p>林晓云</text:p>
          </table:table-cell>
          <table:table-cell table:style-name="ce181" office:value-type="float" office:value="20">
            <text:p>20.00</text:p>
          </table:table-cell>
          <table:table-cell table:style-name="ce191" office:value-type="date" office:date-value="2003-06-01">
            <text:p>6/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08">
            <text:p>108</text:p>
          </table:table-cell>
          <table:table-cell table:style-name="ce138" office:value-type="float" office:value="7503642041">
            <text:p>7503642041</text:p>
          </table:table-cell>
          <table:table-cell table:style-name="ce163" office:value-type="string">
            <text:p>企业常用规章法律文书范本</text:p>
          </table:table-cell>
          <table:table-cell table:style-name="ce138" office:value-type="string">
            <text:p>孙林</text:p>
          </table:table-cell>
          <table:table-cell table:style-name="ce181" office:value-type="float" office:value="25">
            <text:p>25.00</text:p>
          </table:table-cell>
          <table:table-cell table:style-name="ce191" office:value-type="date" office:date-value="2003-05-01">
            <text:p>5/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09">
            <text:p>109</text:p>
          </table:table-cell>
          <table:table-cell table:style-name="ce138" office:value-type="float" office:value="7503642491">
            <text:p>7503642491</text:p>
          </table:table-cell>
          <table:table-cell table:style-name="ce163" office:value-type="string">
            <text:p>强制执行指导与参考(2003年第1辑)(总第5辑)</text:p>
          </table:table-cell>
          <table:table-cell table:style-name="ce138"/>
          <table:table-cell table:style-name="ce181" office:value-type="float" office:value="33">
            <text:p>33.00</text:p>
          </table:table-cell>
          <table:table-cell table:style-name="ce191" office:value-type="date" office:date-value="2003-06-01">
            <text:p>6/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10">
            <text:p>110</text:p>
          </table:table-cell>
          <table:table-cell table:style-name="ce138" office:value-type="float" office:value="7503642408">
            <text:p>7503642408</text:p>
          </table:table-cell>
          <table:table-cell table:style-name="ce163" office:value-type="string">
            <text:p>外国民事诉讼制度研究</text:p>
          </table:table-cell>
          <table:table-cell table:style-name="ce138" office:value-type="string">
            <text:p>谭兵</text:p>
          </table:table-cell>
          <table:table-cell table:style-name="ce181" office:value-type="float" office:value="28">
            <text:p>28.00</text:p>
          </table:table-cell>
          <table:table-cell table:style-name="ce191" office:value-type="date" office:date-value="2003-05-01">
            <text:p>5/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11">
            <text:p>111</text:p>
          </table:table-cell>
          <table:table-cell table:style-name="ce138" office:value-type="float" office:value="7503642238">
            <text:p>7503642238</text:p>
          </table:table-cell>
          <table:table-cell table:style-name="ce163" office:value-type="string">
            <text:p>刑法修正罪名精释</text:p>
          </table:table-cell>
          <table:table-cell table:style-name="ce138" office:value-type="string">
            <text:p>贺小电</text:p>
          </table:table-cell>
          <table:table-cell table:style-name="ce181" office:value-type="float" office:value="38">
            <text:p>38.00</text:p>
          </table:table-cell>
          <table:table-cell table:style-name="ce191" office:value-type="date" office:date-value="2003-06-01">
            <text:p>6/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12">
            <text:p>112</text:p>
          </table:table-cell>
          <table:table-cell table:style-name="ce138" office:value-type="float" office:value="7503641967">
            <text:p>7503641967</text:p>
          </table:table-cell>
          <table:table-cell table:style-name="ce163" office:value-type="string">
            <text:p>英国刑事司法程序</text:p>
          </table:table-cell>
          <table:table-cell table:style-name="ce138" office:value-type="string">
            <text:p>麦高伟</text:p>
          </table:table-cell>
          <table:table-cell table:style-name="ce181" office:value-type="float" office:value="68">
            <text:p>68.00</text:p>
          </table:table-cell>
          <table:table-cell table:style-name="ce191" office:value-type="date" office:date-value="2003-04-01">
            <text:p>4/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13">
            <text:p>113</text:p>
          </table:table-cell>
          <table:table-cell table:style-name="ce138" office:value-type="float" office:value="7503642181">
            <text:p>7503642181</text:p>
          </table:table-cell>
          <table:table-cell table:style-name="ce163" office:value-type="string">
            <text:p>证券民事赔偿诉讼</text:p>
          </table:table-cell>
          <table:table-cell table:style-name="ce138" office:value-type="string">
            <text:p>傅长禄</text:p>
          </table:table-cell>
          <table:table-cell table:style-name="ce181" office:value-type="float" office:value="26">
            <text:p>26.00</text:p>
          </table:table-cell>
          <table:table-cell table:style-name="ce191" office:value-type="date" office:date-value="2003-04-01">
            <text:p>4/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14">
            <text:p>114</text:p>
          </table:table-cell>
          <table:table-cell table:style-name="ce138" office:value-type="float" office:value="7503642068">
            <text:p>7503642068</text:p>
          </table:table-cell>
          <table:table-cell table:style-name="ce163" office:value-type="string">
            <text:p>知识产权与电子商务</text:p>
          </table:table-cell>
          <table:table-cell table:style-name="ce138" office:value-type="string">
            <text:p>薛虹</text:p>
          </table:table-cell>
          <table:table-cell table:style-name="ce181" office:value-type="float" office:value="45">
            <text:p>45.00</text:p>
          </table:table-cell>
          <table:table-cell table:style-name="ce191" office:value-type="date" office:date-value="2003-05-01">
            <text:p>5/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15">
            <text:p>115</text:p>
          </table:table-cell>
          <table:table-cell table:style-name="ce138" office:value-type="float" office:value="7503642823">
            <text:p>7503642823</text:p>
          </table:table-cell>
          <table:table-cell table:style-name="ce163" office:value-type="string">
            <text:p>最高人民法院司法解释(2002年卷)</text:p>
          </table:table-cell>
          <table:table-cell table:style-name="ce138"/>
          <table:table-cell table:style-name="ce181" office:value-type="float" office:value="40">
            <text:p>40.00</text:p>
          </table:table-cell>
          <table:table-cell table:style-name="ce191" office:value-type="date" office:date-value="2003-06-01">
            <text:p>6/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16">
            <text:p>116</text:p>
          </table:table-cell>
          <table:table-cell table:style-name="ce138" office:value-type="float" office:value="7307038374">
            <text:p>7307038374</text:p>
          </table:table-cell>
          <table:table-cell table:style-name="ce163" office:value-type="string">
            <text:p>担保物权法比较研究</text:p>
          </table:table-cell>
          <table:table-cell table:style-name="ce138" office:value-type="string">
            <text:p>陈本寒</text:p>
          </table:table-cell>
          <table:table-cell table:style-name="ce181" office:value-type="float" office:value="26">
            <text:p>26.00</text:p>
          </table:table-cell>
          <table:table-cell table:style-name="ce191" office:value-type="date" office:date-value="2003-04-01">
            <text:p>4/1/2003</text:p>
          </table:table-cell>
          <table:table-cell table:style-name="ce198" office:value-type="string">
            <text:p>武 <text:s text:c="8"/>大</text:p>
          </table:table-cell>
          <table:table-cell/>
          <table:table-cell table:style-name="ce208"/>
          <table:table-cell table:style-name="ce209"/>
          <table:table-cell table:number-columns-repeated="246"/>
        </table:table-row>
        <table:table-row table:style-name="ro6">
          <table:table-cell table:style-name="ce134" office:value-type="float" office:value="117">
            <text:p>117</text:p>
          </table:table-cell>
          <table:table-cell table:style-name="ce138" office:value-type="float" office:value="7800736458">
            <text:p>7800736458</text:p>
          </table:table-cell>
          <table:table-cell table:style-name="ce163" office:value-type="string">
            <text:p>中国商标报告(2003年第1卷)</text:p>
          </table:table-cell>
          <table:table-cell table:style-name="ce138" office:value-type="string">
            <text:p>曹中强</text:p>
          </table:table-cell>
          <table:table-cell table:style-name="ce181" office:value-type="float" office:value="39">
            <text:p>39.00</text:p>
          </table:table-cell>
          <table:table-cell table:style-name="ce191" office:value-type="date" office:date-value="2003-05-01">
            <text:p>5/1/2003</text:p>
          </table:table-cell>
          <table:table-cell table:style-name="ce198" office:value-type="string">
            <text:p>中 <text:s text:c="8"/>信</text:p>
          </table:table-cell>
          <table:table-cell/>
          <table:table-cell table:style-name="ce208"/>
          <table:table-cell table:style-name="ce209"/>
          <table:table-cell table:number-columns-repeated="246"/>
        </table:table-row>
        <table:table-row table:style-name="ro6">
          <table:table-cell table:style-name="ce134" office:value-type="float" office:value="118">
            <text:p>118</text:p>
          </table:table-cell>
          <table:table-cell table:style-name="ce138" office:value-type="float" office:value="7801615131">
            <text:p>7801615131</text:p>
          </table:table-cell>
          <table:table-cell table:style-name="ce163" office:value-type="string">
            <text:p>人民法院案例选(2002年第3辑)(总第41辑)</text:p>
          </table:table-cell>
          <table:table-cell table:style-name="ce138"/>
          <table:table-cell table:style-name="ce181" office:value-type="float" office:value="25">
            <text:p>25.00</text:p>
          </table:table-cell>
          <table:table-cell table:style-name="ce191" office:value-type="date" office:date-value="2003-04-01">
            <text:p>4/1/2003</text:p>
          </table:table-cell>
          <table:table-cell table:style-name="ce198"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119">
            <text:p>119</text:p>
          </table:table-cell>
          <table:table-cell table:style-name="ce138" office:value-type="float" office:value="7500438834">
            <text:p>7500438834</text:p>
          </table:table-cell>
          <table:table-cell table:style-name="ce163" office:value-type="string">
            <text:p>合同法新问题研究</text:p>
          </table:table-cell>
          <table:table-cell table:style-name="ce138" office:value-type="string">
            <text:p>王利明</text:p>
          </table:table-cell>
          <table:table-cell table:style-name="ce181" office:value-type="float" office:value="66">
            <text:p>66.00</text:p>
          </table:table-cell>
          <table:table-cell table:style-name="ce191" office:value-type="date" office:date-value="2003-04-01">
            <text:p>4/1/2003</text:p>
          </table:table-cell>
          <table:table-cell table:style-name="ce198" office:value-type="string">
            <text:p>中国社科</text:p>
          </table:table-cell>
          <table:table-cell/>
          <table:table-cell table:style-name="ce208"/>
          <table:table-cell table:style-name="ce209"/>
          <table:table-cell table:number-columns-repeated="246"/>
        </table:table-row>
        <table:table-row table:style-name="ro6">
          <table:table-cell table:style-name="ce134" office:value-type="float" office:value="120">
            <text:p>120</text:p>
          </table:table-cell>
          <table:table-cell table:style-name="ce138" office:value-type="float" office:value="7801850793">
            <text:p>7801850793</text:p>
          </table:table-cell>
          <table:table-cell table:style-name="ce163" office:value-type="string">
            <text:p>证据学论坛(6)</text:p>
          </table:table-cell>
          <table:table-cell table:style-name="ce138" office:value-type="string">
            <text:p>何家弘</text:p>
          </table:table-cell>
          <table:table-cell table:style-name="ce181" office:value-type="float" office:value="36">
            <text:p>36.00</text:p>
          </table:table-cell>
          <table:table-cell table:style-name="ce191" office:value-type="date" office:date-value="2003-05-01">
            <text:p>5/1/2003</text:p>
          </table:table-cell>
          <table:table-cell table:style-name="ce198" office:value-type="string">
            <text:p>中国检察</text:p>
          </table:table-cell>
          <table:table-cell/>
          <table:table-cell table:style-name="ce208"/>
          <table:table-cell table:style-name="ce209"/>
          <table:table-cell table:number-columns-repeated="246"/>
        </table:table-row>
        <table:table-row table:style-name="ro6">
          <table:table-cell table:style-name="ce134" office:value-type="float" office:value="121">
            <text:p>121</text:p>
          </table:table-cell>
          <table:table-cell table:style-name="ce138" office:value-type="float" office:value="7801615050">
            <text:p>7801615050</text:p>
          </table:table-cell>
          <table:table-cell table:style-name="ce163" office:value-type="string">
            <text:p>最高人民法院关于审理证券市场虚假陈述案件司法解释的理解与适用</text:p>
          </table:table-cell>
          <table:table-cell table:style-name="ce138" office:value-type="string">
            <text:p>李国光</text:p>
          </table:table-cell>
          <table:table-cell table:style-name="ce181" office:value-type="float" office:value="32">
            <text:p>32.00</text:p>
          </table:table-cell>
          <table:table-cell table:style-name="ce191" office:value-type="date" office:date-value="2003-03-01">
            <text:p>3/1/2003</text:p>
          </table:table-cell>
          <table:table-cell table:style-name="ce198"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122">
            <text:p>122</text:p>
          </table:table-cell>
          <table:table-cell table:style-name="ce138" office:value-type="float" office:value="9628638947">
            <text:p>9628638947</text:p>
          </table:table-cell>
          <table:table-cell table:style-name="ce163" office:value-type="string">
            <text:p>民法9人行(第1卷)</text:p>
          </table:table-cell>
          <table:table-cell table:style-name="ce138" office:value-type="string">
            <text:p>崔建远</text:p>
          </table:table-cell>
          <table:table-cell table:style-name="ce181" office:value-type="float" office:value="35">
            <text:p>35.00</text:p>
          </table:table-cell>
          <table:table-cell table:style-name="ce191" office:value-type="date" office:date-value="2003-04-01">
            <text:p>4/1/2003</text:p>
          </table:table-cell>
          <table:table-cell table:style-name="ce198" office:value-type="string">
            <text:p>金桥文化</text:p>
          </table:table-cell>
          <table:table-cell/>
          <table:table-cell table:style-name="ce208"/>
          <table:table-cell table:style-name="ce209"/>
          <table:table-cell table:number-columns-repeated="246"/>
        </table:table-row>
        <table:table-row table:style-name="ro6">
          <table:table-cell table:style-name="ce134" office:value-type="float" office:value="123">
            <text:p>123</text:p>
          </table:table-cell>
          <table:table-cell table:style-name="ce138" office:value-type="float" office:value="7801614984">
            <text:p>7801614984</text:p>
          </table:table-cell>
          <table:table-cell table:style-name="ce163" office:value-type="string">
            <text:p>中华人民共和国最高人民法院公报(2002年卷)(精装本)</text:p>
          </table:table-cell>
          <table:table-cell table:style-name="ce138"/>
          <table:table-cell table:style-name="ce181" office:value-type="float" office:value="66">
            <text:p>66.00</text:p>
          </table:table-cell>
          <table:table-cell table:style-name="ce191" office:value-type="date" office:date-value="2003-05-01">
            <text:p>5/1/2003</text:p>
          </table:table-cell>
          <table:table-cell table:style-name="ce198" office:value-type="string">
            <text:p>人民法院</text:p>
          </table:table-cell>
          <table:table-cell/>
          <table:table-cell table:style-name="ce208"/>
          <table:table-cell table:style-name="ce209"/>
          <table:table-cell table:number-columns-repeated="246"/>
        </table:table-row>
        <table:table-row table:style-name="ro6">
          <table:table-cell table:style-name="ce135" office:value-type="float" office:value="124">
            <text:p>124</text:p>
          </table:table-cell>
          <table:table-cell table:style-name="ce149" office:value-type="float" office:value="7800128288">
            <text:p>7800128288</text:p>
          </table:table-cell>
          <table:table-cell table:style-name="ce164" office:value-type="string">
            <text:p>中国律师文书格式样本<text:span text:style-name="T4">(</text:span><text:span text:style-name="T5">附光盘</text:span><text:span text:style-name="T4">)</text:span></text:p>
          </table:table-cell>
          <table:table-cell table:style-name="ce149"/>
          <table:table-cell table:style-name="ce182" office:value-type="float" office:value="68">
            <text:p>68.00</text:p>
          </table:table-cell>
          <table:table-cell table:style-name="ce192" office:value-type="date" office:date-value="2003-05-01">
            <text:p>5/1/2003</text:p>
          </table:table-cell>
          <table:table-cell table:style-name="ce201" office:value-type="string">
            <text:p>工 <text:s text:c="8"/>商</text:p>
          </table:table-cell>
          <table:table-cell/>
          <table:table-cell table:style-name="ce208"/>
          <table:table-cell table:style-name="ce209"/>
          <table:table-cell table:number-columns-repeated="246"/>
        </table:table-row>
        <table:table-row table:style-name="ro6" table:number-rows-repeated="5">
          <table:table-cell table:style-name="ce138" table:number-columns-repeated="2"/>
          <table:table-cell table:style-name="ce154"/>
          <table:table-cell table:style-name="ce138"/>
          <table:table-cell table:style-name="ce183"/>
          <table:table-cell table:style-name="ce191"/>
          <table:table-cell table:style-name="ce202"/>
          <table:table-cell/>
          <table:table-cell table:style-name="ce208"/>
          <table:table-cell table:style-name="ce209"/>
          <table:table-cell table:number-columns-repeated="246"/>
        </table:table-row>
        <table:table-row table:style-name="ro6">
          <table:table-cell table:style-name="ce140"/>
          <table:table-cell table:style-name="ce147" office:value-type="string">
            <text:p>书 <text:s text:c="2"/>号</text:p>
          </table:table-cell>
          <table:table-cell table:style-name="ce103" office:value-type="string">
            <text:p>书 <text:s text:c="16"/>名</text:p>
          </table:table-cell>
          <table:table-cell table:style-name="ce103" office:value-type="string">
            <text:p>作者</text:p>
          </table:table-cell>
          <table:table-cell table:style-name="ce175" office:value-type="string">
            <text:p>单价</text:p>
          </table:table-cell>
          <table:table-cell table:style-name="ce189" office:value-type="string">
            <text:p>出版日期</text:p>
          </table:table-cell>
          <table:table-cell table:style-name="ce196" office:value-type="string">
            <text:p>出版社</text:p>
          </table:table-cell>
          <table:table-cell/>
          <table:table-cell table:style-name="ce208"/>
          <table:table-cell table:style-name="ce209"/>
          <table:table-cell table:number-columns-repeated="246"/>
        </table:table-row>
        <table:table-row table:style-name="ro6">
          <table:table-cell table:style-name="ce137" office:value-type="float" office:value="125">
            <text:p>125</text:p>
          </table:table-cell>
          <table:table-cell table:style-name="ce138" office:value-type="float" office:value="7503641606">
            <text:p>7503641606</text:p>
          </table:table-cell>
          <table:table-cell table:style-name="ce162" office:value-type="string">
            <text:p>电信业热点法律问题透析</text:p>
          </table:table-cell>
          <table:table-cell table:style-name="ce138" office:value-type="string">
            <text:p>白永忠</text:p>
          </table:table-cell>
          <table:table-cell table:style-name="ce180" office:value-type="float" office:value="40">
            <text:p>40.00</text:p>
          </table:table-cell>
          <table:table-cell table:style-name="ce191" office:value-type="date" office:date-value="2003-04-01">
            <text:p>4/1/2003</text:p>
          </table:table-cell>
          <table:table-cell table:style-name="ce197"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26">
            <text:p>126</text:p>
          </table:table-cell>
          <table:table-cell table:style-name="ce138" office:value-type="string">
            <text:p>750364091X</text:p>
          </table:table-cell>
          <table:table-cell table:style-name="ce163" office:value-type="string">
            <text:p>房地产纠纷评判依据及案例解析丛书房地产、建筑法、土地法、物业管理法<text:span text:style-name="T4">(</text:span><text:span text:style-name="T5">共</text:span><text:span text:style-name="T4">4</text:span><text:span text:style-name="T5">卷</text:span><text:span text:style-name="T4">)</text:span></text:p>
          </table:table-cell>
          <table:table-cell table:style-name="ce138"/>
          <table:table-cell table:style-name="ce181" office:value-type="float" office:value="110">
            <text:p>110.00</text:p>
          </table:table-cell>
          <table:table-cell table:style-name="ce191" office:value-type="date" office:date-value="2003-04-01">
            <text:p>4/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27">
            <text:p>127</text:p>
          </table:table-cell>
          <table:table-cell table:style-name="ce138" office:value-type="float" office:value="7503641541">
            <text:p>7503641541</text:p>
          </table:table-cell>
          <table:table-cell table:style-name="ce163" office:value-type="string">
            <text:p>核准制下企业上市的律师实务</text:p>
          </table:table-cell>
          <table:table-cell table:style-name="ce138"/>
          <table:table-cell table:style-name="ce181" office:value-type="float" office:value="22">
            <text:p>22.00</text:p>
          </table:table-cell>
          <table:table-cell table:style-name="ce191" office:value-type="date" office:date-value="2003-04-01">
            <text:p>4/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28">
            <text:p>128</text:p>
          </table:table-cell>
          <table:table-cell table:style-name="ce138" office:value-type="float" office:value="7801058631">
            <text:p>7801058631</text:p>
          </table:table-cell>
          <table:table-cell table:style-name="ce163" office:value-type="string">
            <text:p>英美民商事诉讼文书范本(汉英对照)</text:p>
          </table:table-cell>
          <table:table-cell table:style-name="ce138" office:value-type="string">
            <text:p>周忠海</text:p>
          </table:table-cell>
          <table:table-cell table:style-name="ce181" office:value-type="float" office:value="150">
            <text:p>150.00</text:p>
          </table:table-cell>
          <table:table-cell table:style-name="ce191" office:value-type="date" office:date-value="2000-06-01">
            <text:p>6/1/2000</text:p>
          </table:table-cell>
          <table:table-cell table:style-name="ce198" office:value-type="string">
            <text:p>国际文化</text:p>
          </table:table-cell>
          <table:table-cell/>
          <table:table-cell table:style-name="ce208"/>
          <table:table-cell table:style-name="ce209"/>
          <table:table-cell table:number-columns-repeated="246"/>
        </table:table-row>
        <table:table-row table:style-name="ro6">
          <table:table-cell table:style-name="ce134" office:value-type="float" office:value="129">
            <text:p>129</text:p>
          </table:table-cell>
          <table:table-cell table:style-name="ce138" office:value-type="string">
            <text:p>780161495X</text:p>
          </table:table-cell>
          <table:table-cell table:style-name="ce163" office:value-type="string">
            <text:p>公司法分解适用集成(上下)</text:p>
          </table:table-cell>
          <table:table-cell table:style-name="ce138" office:value-type="string">
            <text:p>马原</text:p>
          </table:table-cell>
          <table:table-cell table:style-name="ce181" office:value-type="float" office:value="99.8">
            <text:p>99.80</text:p>
          </table:table-cell>
          <table:table-cell table:style-name="ce191" office:value-type="date" office:date-value="2003-03-01">
            <text:p>3/1/2003</text:p>
          </table:table-cell>
          <table:table-cell table:style-name="ce198"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130">
            <text:p>130</text:p>
          </table:table-cell>
          <table:table-cell table:style-name="ce138" office:value-type="float" office:value="7801614941">
            <text:p>7801614941</text:p>
          </table:table-cell>
          <table:table-cell table:style-name="ce163" office:value-type="string">
            <text:p>医疗事故处理条例分解适用集成</text:p>
          </table:table-cell>
          <table:table-cell table:style-name="ce138" office:value-type="string">
            <text:p>马原</text:p>
          </table:table-cell>
          <table:table-cell table:style-name="ce181" office:value-type="float" office:value="58">
            <text:p>58.00</text:p>
          </table:table-cell>
          <table:table-cell table:style-name="ce191" office:value-type="date" office:date-value="2003-03-01">
            <text:p>3/1/2003</text:p>
          </table:table-cell>
          <table:table-cell table:style-name="ce198"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131">
            <text:p>131</text:p>
          </table:table-cell>
          <table:table-cell table:style-name="ce138" office:value-type="float" office:value="7800736326">
            <text:p>7800736326</text:p>
          </table:table-cell>
          <table:table-cell table:style-name="ce163" office:value-type="string">
            <text:p>债券投资法律实务</text:p>
          </table:table-cell>
          <table:table-cell table:style-name="ce138" office:value-type="string">
            <text:p>王玮</text:p>
          </table:table-cell>
          <table:table-cell table:style-name="ce181" office:value-type="float" office:value="29">
            <text:p>29.00</text:p>
          </table:table-cell>
          <table:table-cell table:style-name="ce191" office:value-type="date" office:date-value="2003-03-01">
            <text:p>3/1/2003</text:p>
          </table:table-cell>
          <table:table-cell table:style-name="ce198" office:value-type="string">
            <text:p>中 <text:s text:c="8"/>信</text:p>
          </table:table-cell>
          <table:table-cell/>
          <table:table-cell table:style-name="ce208"/>
          <table:table-cell table:style-name="ce209"/>
          <table:table-cell table:number-columns-repeated="246"/>
        </table:table-row>
        <table:table-row table:style-name="ro6">
          <table:table-cell table:style-name="ce134" office:value-type="float" office:value="132">
            <text:p>132</text:p>
          </table:table-cell>
          <table:table-cell table:style-name="ce138" office:value-type="float" office:value="7801615026">
            <text:p>7801615026</text:p>
          </table:table-cell>
          <table:table-cell table:style-name="ce163" office:value-type="string">
            <text:p>民商审判指导与参考(2002年第2卷)(总第2卷)</text:p>
          </table:table-cell>
          <table:table-cell table:style-name="ce138" office:value-type="string">
            <text:p>李国光</text:p>
          </table:table-cell>
          <table:table-cell table:style-name="ce181" office:value-type="float" office:value="35">
            <text:p>35.00</text:p>
          </table:table-cell>
          <table:table-cell table:style-name="ce191" office:value-type="date" office:date-value="2003-04-01">
            <text:p>4/1/2003</text:p>
          </table:table-cell>
          <table:table-cell table:style-name="ce198"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133">
            <text:p>133</text:p>
          </table:table-cell>
          <table:table-cell table:style-name="ce138" office:value-type="string">
            <text:p>780161500X</text:p>
          </table:table-cell>
          <table:table-cell table:style-name="ce163" office:value-type="string">
            <text:p>民法典.侵权责任法研究</text:p>
          </table:table-cell>
          <table:table-cell table:style-name="ce138" office:value-type="string">
            <text:p>王利明</text:p>
          </table:table-cell>
          <table:table-cell table:style-name="ce181" office:value-type="float" office:value="39">
            <text:p>39.00</text:p>
          </table:table-cell>
          <table:table-cell table:style-name="ce191" office:value-type="date" office:date-value="2003-02-01">
            <text:p>2/1/2003</text:p>
          </table:table-cell>
          <table:table-cell table:style-name="ce198"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134">
            <text:p>134</text:p>
          </table:table-cell>
          <table:table-cell table:style-name="ce138" office:value-type="float" office:value="7801614909">
            <text:p>7801614909</text:p>
          </table:table-cell>
          <table:table-cell table:style-name="ce163" office:value-type="string">
            <text:p>最高人民法院关于企业改制司法解释条文精释及案例解析</text:p>
          </table:table-cell>
          <table:table-cell table:style-name="ce138" office:value-type="string">
            <text:p>李国光</text:p>
          </table:table-cell>
          <table:table-cell table:style-name="ce181" office:value-type="float" office:value="35">
            <text:p>35.00</text:p>
          </table:table-cell>
          <table:table-cell table:style-name="ce191" office:value-type="date" office:date-value="2003-02-01">
            <text:p>2/1/2003</text:p>
          </table:table-cell>
          <table:table-cell table:style-name="ce198"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135">
            <text:p>135</text:p>
          </table:table-cell>
          <table:table-cell table:style-name="ce138" office:value-type="float" office:value="7562023042">
            <text:p>7562023042</text:p>
          </table:table-cell>
          <table:table-cell table:style-name="ce165" office:value-type="string">
            <text:p>中国证券市场十年著名案例评析</text:p>
          </table:table-cell>
          <table:table-cell table:style-name="ce138" office:value-type="string">
            <text:p>符启林</text:p>
          </table:table-cell>
          <table:table-cell table:style-name="ce181" office:value-type="float" office:value="29">
            <text:p>29.00</text:p>
          </table:table-cell>
          <table:table-cell table:style-name="ce191" office:value-type="date" office:date-value="2003-03-01">
            <text:p>3/1/2003</text:p>
          </table:table-cell>
          <table:table-cell table:style-name="ce198" office:value-type="string">
            <text:p>政法大学</text:p>
          </table:table-cell>
          <table:table-cell/>
          <table:table-cell table:style-name="ce208"/>
          <table:table-cell table:style-name="ce209"/>
          <table:table-cell table:number-columns-repeated="246"/>
        </table:table-row>
        <table:table-row table:style-name="ro6">
          <table:table-cell table:style-name="ce134" office:value-type="float" office:value="136">
            <text:p>136</text:p>
          </table:table-cell>
          <table:table-cell table:style-name="ce138" office:value-type="float" office:value="7503640766">
            <text:p>7503640766</text:p>
          </table:table-cell>
          <table:table-cell table:style-name="ce163" office:value-type="string">
            <text:p>新中国民法典草案总览(上、中、下)</text:p>
          </table:table-cell>
          <table:table-cell table:style-name="ce138" office:value-type="string">
            <text:p>何勤华</text:p>
          </table:table-cell>
          <table:table-cell table:style-name="ce181" office:value-type="float" office:value="105">
            <text:p>105.00</text:p>
          </table:table-cell>
          <table:table-cell table:style-name="ce191" office:value-type="date" office:date-value="2003-01-01">
            <text:p>1/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37">
            <text:p>137</text:p>
          </table:table-cell>
          <table:table-cell table:style-name="ce138" office:value-type="float" office:value="7206040829">
            <text:p>7206040829</text:p>
          </table:table-cell>
          <table:table-cell table:style-name="ce163" office:value-type="string">
            <text:p>侵权法判例与学说</text:p>
          </table:table-cell>
          <table:table-cell table:style-name="ce138" office:value-type="string">
            <text:p>杨立新</text:p>
          </table:table-cell>
          <table:table-cell table:style-name="ce181" office:value-type="float" office:value="21.8">
            <text:p>21.80</text:p>
          </table:table-cell>
          <table:table-cell table:style-name="ce191" office:value-type="date" office:date-value="2003-02-01">
            <text:p>2/1/2003</text:p>
          </table:table-cell>
          <table:table-cell table:style-name="ce198" office:value-type="string">
            <text:p>吉林人民</text:p>
          </table:table-cell>
          <table:table-cell/>
          <table:table-cell table:style-name="ce208"/>
          <table:table-cell table:style-name="ce209"/>
          <table:table-cell table:number-columns-repeated="246"/>
        </table:table-row>
        <table:table-row table:style-name="ro6">
          <table:table-cell table:style-name="ce134" office:value-type="float" office:value="138">
            <text:p>138</text:p>
          </table:table-cell>
          <table:table-cell table:style-name="ce138" office:value-type="float" office:value="7503641827">
            <text:p>7503641827</text:p>
          </table:table-cell>
          <table:table-cell table:style-name="ce163" office:value-type="string">
            <text:p>英国货物买卖法:判例与评论</text:p>
          </table:table-cell>
          <table:table-cell table:style-name="ce138" office:value-type="string">
            <text:p>陈若鸿</text:p>
          </table:table-cell>
          <table:table-cell table:style-name="ce181" office:value-type="float" office:value="28">
            <text:p>28.00</text:p>
          </table:table-cell>
          <table:table-cell table:style-name="ce191" office:value-type="date" office:date-value="2003-02-01">
            <text:p>2/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39">
            <text:p>139</text:p>
          </table:table-cell>
          <table:table-cell table:style-name="ce138" office:value-type="float" office:value="7503641622">
            <text:p>7503641622</text:p>
          </table:table-cell>
          <table:table-cell table:style-name="ce163" office:value-type="string">
            <text:p>证券市场虚假陈述民事赔偿制度--最高人民法院&lt;&lt;关于审...&gt;&gt;评释</text:p>
          </table:table-cell>
          <table:table-cell table:style-name="ce138" office:value-type="string">
            <text:p>李国光</text:p>
          </table:table-cell>
          <table:table-cell table:style-name="ce181" office:value-type="float" office:value="27">
            <text:p>27.00</text:p>
          </table:table-cell>
          <table:table-cell table:style-name="ce191" office:value-type="date" office:date-value="2003-04-01">
            <text:p>4/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40">
            <text:p>140</text:p>
          </table:table-cell>
          <table:table-cell table:style-name="ce138" office:value-type="float" office:value="7801614445">
            <text:p>7801614445</text:p>
          </table:table-cell>
          <table:table-cell table:style-name="ce163" office:value-type="string">
            <text:p>民事诉讼法条文精释(上、下)</text:p>
          </table:table-cell>
          <table:table-cell table:style-name="ce138" office:value-type="string">
            <text:p>马原</text:p>
          </table:table-cell>
          <table:table-cell table:style-name="ce181" office:value-type="float" office:value="92">
            <text:p>92.00</text:p>
          </table:table-cell>
          <table:table-cell table:style-name="ce191" office:value-type="date" office:date-value="2003-03-01">
            <text:p>3/1/2003</text:p>
          </table:table-cell>
          <table:table-cell table:style-name="ce198"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141">
            <text:p>141</text:p>
          </table:table-cell>
          <table:table-cell table:style-name="ce138" office:value-type="float" office:value="7801614682">
            <text:p>7801614682</text:p>
          </table:table-cell>
          <table:table-cell table:style-name="ce163" office:value-type="string">
            <text:p>民事证据原理与实务研究</text:p>
          </table:table-cell>
          <table:table-cell table:style-name="ce138" office:value-type="string">
            <text:p>毕玉谦</text:p>
          </table:table-cell>
          <table:table-cell table:style-name="ce181" office:value-type="float" office:value="48">
            <text:p>48.00</text:p>
          </table:table-cell>
          <table:table-cell table:style-name="ce191" office:value-type="date" office:date-value="2003-01-01">
            <text:p>1/1/2003</text:p>
          </table:table-cell>
          <table:table-cell table:style-name="ce198"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142">
            <text:p>142</text:p>
          </table:table-cell>
          <table:table-cell table:style-name="ce138" office:value-type="float" office:value="7801612426">
            <text:p>7801612426</text:p>
          </table:table-cell>
          <table:table-cell table:style-name="ce163" office:value-type="string">
            <text:p>司法文件选（2002年）(合订本)</text:p>
          </table:table-cell>
          <table:table-cell table:style-name="ce138"/>
          <table:table-cell table:style-name="ce181" office:value-type="float" office:value="38">
            <text:p>38.00</text:p>
          </table:table-cell>
          <table:table-cell table:style-name="ce193" office:value-type="date" office:date-value="2002-12-01">
            <text:p>12/1/2002</text:p>
          </table:table-cell>
          <table:table-cell table:style-name="ce198" office:value-type="string">
            <text:p>人民法院</text:p>
          </table:table-cell>
          <table:table-cell/>
          <table:table-cell table:style-name="ce208"/>
          <table:table-cell table:style-name="ce209"/>
          <table:table-cell table:number-columns-repeated="246"/>
        </table:table-row>
        <table:table-row table:style-name="ro6">
          <table:table-cell table:style-name="ce134" office:value-type="float" office:value="143">
            <text:p>143</text:p>
          </table:table-cell>
          <table:table-cell table:style-name="ce138" office:value-type="float" office:value="7801555430">
            <text:p>7801555430</text:p>
          </table:table-cell>
          <table:table-cell table:style-name="ce163" office:value-type="string">
            <text:p>房地产法律文书范本</text:p>
          </table:table-cell>
          <table:table-cell table:style-name="ce138" office:value-type="string">
            <text:p>唐海洲</text:p>
          </table:table-cell>
          <table:table-cell table:style-name="ce181" office:value-type="float" office:value="42">
            <text:p>42.00</text:p>
          </table:table-cell>
          <table:table-cell table:style-name="ce191" office:value-type="date" office:date-value="2003-01-01">
            <text:p>1/1/2003</text:p>
          </table:table-cell>
          <table:table-cell table:style-name="ce198" office:value-type="string">
            <text:p>中国物价</text:p>
          </table:table-cell>
          <table:table-cell/>
          <table:table-cell table:style-name="ce208"/>
          <table:table-cell table:style-name="ce209"/>
          <table:table-cell table:number-columns-repeated="246"/>
        </table:table-row>
        <table:table-row table:style-name="ro6">
          <table:table-cell table:style-name="ce134" office:value-type="float" office:value="144">
            <text:p>144</text:p>
          </table:table-cell>
          <table:table-cell table:style-name="ce138" office:value-type="float" office:value="7810871226">
            <text:p>7810871226</text:p>
          </table:table-cell>
          <table:table-cell table:style-name="ce163" office:value-type="string">
            <text:p>公安机关刑事法律文书制作与范例</text:p>
          </table:table-cell>
          <table:table-cell table:style-name="ce138" office:value-type="string">
            <text:p>罗锋</text:p>
          </table:table-cell>
          <table:table-cell table:style-name="ce181" office:value-type="float" office:value="28">
            <text:p>28.00</text:p>
          </table:table-cell>
          <table:table-cell table:style-name="ce191" office:value-type="date" office:date-value="2003-01-01">
            <text:p>1/1/2003</text:p>
          </table:table-cell>
          <table:table-cell table:style-name="ce198" office:value-type="string">
            <text:p>人民公安</text:p>
          </table:table-cell>
          <table:table-cell/>
          <table:table-cell table:style-name="ce208"/>
          <table:table-cell table:style-name="ce209"/>
          <table:table-cell table:number-columns-repeated="246"/>
        </table:table-row>
        <table:table-row table:style-name="ro6">
          <table:table-cell table:style-name="ce134" office:value-type="float" office:value="145">
            <text:p>145</text:p>
          </table:table-cell>
          <table:table-cell table:style-name="ce138" office:value-type="float" office:value="7800786331">
            <text:p>7800786331</text:p>
          </table:table-cell>
          <table:table-cell table:style-name="ce163" office:value-type="string">
            <text:p>1985-2002年司法解释(2003年版)</text:p>
          </table:table-cell>
          <table:table-cell table:style-name="ce138"/>
          <table:table-cell table:style-name="ce181" office:value-type="float" office:value="45">
            <text:p>45.00</text:p>
          </table:table-cell>
          <table:table-cell table:style-name="ce191" office:value-type="date" office:date-value="2003-01-01">
            <text:p>1/1/2003</text:p>
          </table:table-cell>
          <table:table-cell table:style-name="ce198" office:value-type="string">
            <text:p>民主法制</text:p>
          </table:table-cell>
          <table:table-cell/>
          <table:table-cell table:style-name="ce208"/>
          <table:table-cell table:style-name="ce209"/>
          <table:table-cell table:number-columns-repeated="246"/>
        </table:table-row>
        <table:table-row table:style-name="ro6">
          <table:table-cell table:style-name="ce134" office:value-type="float" office:value="146">
            <text:p>146</text:p>
          </table:table-cell>
          <table:table-cell table:style-name="ce138" office:value-type="float" office:value="7503639687">
            <text:p>7503639687</text:p>
          </table:table-cell>
          <table:table-cell table:style-name="ce163" office:value-type="string">
            <text:p>WTO常用涉外法律文书范本</text:p>
          </table:table-cell>
          <table:table-cell table:style-name="ce138" office:value-type="string">
            <text:p>孙林</text:p>
          </table:table-cell>
          <table:table-cell table:style-name="ce181" office:value-type="float" office:value="28">
            <text:p>28.00</text:p>
          </table:table-cell>
          <table:table-cell table:style-name="ce191" office:value-type="date" office:date-value="2003-02-01">
            <text:p>2/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47">
            <text:p>147</text:p>
          </table:table-cell>
          <table:table-cell table:style-name="ce138" office:value-type="float" office:value="7800735818">
            <text:p>7800735818</text:p>
          </table:table-cell>
          <table:table-cell table:style-name="ce163" office:value-type="string">
            <text:p>公司法律报告（第<text:span text:style-name="T4">1</text:span><text:span text:style-name="T5">卷）</text:span></text:p>
          </table:table-cell>
          <table:table-cell table:style-name="ce138" office:value-type="string">
            <text:p>蒋大兴</text:p>
          </table:table-cell>
          <table:table-cell table:style-name="ce181" office:value-type="float" office:value="45">
            <text:p>45.00</text:p>
          </table:table-cell>
          <table:table-cell table:style-name="ce191" office:value-type="date" office:date-value="2003-01-01">
            <text:p>1/1/2003</text:p>
          </table:table-cell>
          <table:table-cell table:style-name="ce198" office:value-type="string">
            <text:p>中 <text:s text:c="8"/>信</text:p>
          </table:table-cell>
          <table:table-cell/>
          <table:table-cell table:style-name="ce208"/>
          <table:table-cell table:style-name="ce209"/>
          <table:table-cell table:number-columns-repeated="246"/>
        </table:table-row>
        <table:table-row table:style-name="ro6">
          <table:table-cell table:style-name="ce134" office:value-type="float" office:value="148">
            <text:p>148</text:p>
          </table:table-cell>
          <table:table-cell table:style-name="ce138" office:value-type="float" office:value="7503624140">
            <text:p>7503624140</text:p>
          </table:table-cell>
          <table:table-cell table:style-name="ce163" office:value-type="string">
            <text:p>中国民法案例与学理研究（共<text:span text:style-name="T4">4</text:span><text:span text:style-name="T5">本）</text:span><text:span text:style-name="T5">(</text:span><text:span text:style-name="T5">修订本</text:span><text:span text:style-name="T5">)</text:span></text:p>
          </table:table-cell>
          <table:table-cell table:style-name="ce138" office:value-type="string">
            <text:p>王利明</text:p>
          </table:table-cell>
          <table:table-cell table:style-name="ce181" office:value-type="float" office:value="100">
            <text:p>100.00</text:p>
          </table:table-cell>
          <table:table-cell table:style-name="ce191" office:value-type="date" office:date-value="2003-02-01">
            <text:p>2/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49">
            <text:p>149</text:p>
          </table:table-cell>
          <table:table-cell table:style-name="ce138" office:value-type="float" office:value="7801850386">
            <text:p>7801850386</text:p>
          </table:table-cell>
          <table:table-cell table:style-name="ce163" office:value-type="string">
            <text:p>辩诉交易在中国</text:p>
          </table:table-cell>
          <table:table-cell table:style-name="ce138" office:value-type="string">
            <text:p>陈光中</text:p>
          </table:table-cell>
          <table:table-cell table:style-name="ce181" office:value-type="float" office:value="28">
            <text:p>28.00</text:p>
          </table:table-cell>
          <table:table-cell table:style-name="ce191" office:value-type="date" office:date-value="2003-02-01">
            <text:p>2/1/2003</text:p>
          </table:table-cell>
          <table:table-cell table:style-name="ce198" office:value-type="string">
            <text:p>中国检察</text:p>
          </table:table-cell>
          <table:table-cell/>
          <table:table-cell table:style-name="ce208"/>
          <table:table-cell table:style-name="ce209"/>
          <table:table-cell table:number-columns-repeated="246"/>
        </table:table-row>
        <table:table-row table:style-name="ro6">
          <table:table-cell table:style-name="ce134" office:value-type="float" office:value="150">
            <text:p>150</text:p>
          </table:table-cell>
          <table:table-cell table:style-name="ce138" office:value-type="float" office:value="7801850459">
            <text:p>7801850459</text:p>
          </table:table-cell>
          <table:table-cell table:style-name="ce163" office:value-type="string">
            <text:p>美国刑事诉讼规则</text:p>
          </table:table-cell>
          <table:table-cell table:style-name="ce138" office:value-type="string">
            <text:p>何家弘</text:p>
          </table:table-cell>
          <table:table-cell table:style-name="ce181" office:value-type="float" office:value="38">
            <text:p>38.00</text:p>
          </table:table-cell>
          <table:table-cell table:style-name="ce191" office:value-type="date" office:date-value="2003-02-01">
            <text:p>2/1/2003</text:p>
          </table:table-cell>
          <table:table-cell table:style-name="ce198" office:value-type="string">
            <text:p>中国检察</text:p>
          </table:table-cell>
          <table:table-cell/>
          <table:table-cell table:style-name="ce208"/>
          <table:table-cell table:style-name="ce209"/>
          <table:table-cell table:number-columns-repeated="246"/>
        </table:table-row>
        <table:table-row table:style-name="ro6">
          <table:table-cell table:style-name="ce134" office:value-type="float" office:value="151">
            <text:p>151</text:p>
          </table:table-cell>
          <table:table-cell table:style-name="ce138" office:value-type="float" office:value="7801554957">
            <text:p>7801554957</text:p>
          </table:table-cell>
          <table:table-cell table:style-name="ce163" office:value-type="string">
            <text:p>最高人民法院判例释解(共3卷)</text:p>
          </table:table-cell>
          <table:table-cell table:style-name="ce138" office:value-type="string">
            <text:p>刘家琛</text:p>
          </table:table-cell>
          <table:table-cell table:style-name="ce184" office:value-type="float" office:value="90">
            <text:p>90.00</text:p>
          </table:table-cell>
          <table:table-cell table:style-name="ce191" office:value-type="date" office:date-value="2003-03-01">
            <text:p>3/1/2003</text:p>
          </table:table-cell>
          <table:table-cell table:style-name="ce198" office:value-type="string">
            <text:p>中国物价</text:p>
          </table:table-cell>
          <table:table-cell/>
          <table:table-cell table:style-name="ce208"/>
          <table:table-cell table:style-name="ce209"/>
          <table:table-cell table:number-columns-repeated="246"/>
        </table:table-row>
        <table:table-row table:style-name="ro6">
          <table:table-cell table:style-name="ce134" office:value-type="float" office:value="152">
            <text:p>152</text:p>
          </table:table-cell>
          <table:table-cell table:style-name="ce138" office:value-type="float" office:value="7503604581">
            <text:p>7503604581</text:p>
          </table:table-cell>
          <table:table-cell table:style-name="ce163" office:value-type="string">
            <text:p>合同法疑难案例判解(2002年卷)</text:p>
          </table:table-cell>
          <table:table-cell table:style-name="ce138"/>
          <table:table-cell table:style-name="ce184" office:value-type="float" office:value="60">
            <text:p>60.00</text:p>
          </table:table-cell>
          <table:table-cell table:style-name="ce191" office:value-type="date" office:date-value="2003-01-01">
            <text:p>1/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5" office:value-type="float" office:value="153">
            <text:p>153</text:p>
          </table:table-cell>
          <table:table-cell table:style-name="ce149" office:value-type="float" office:value="7503639911">
            <text:p>7503639911</text:p>
          </table:table-cell>
          <table:table-cell table:style-name="ce164" office:value-type="string">
            <text:p>德国民法通论(上、下)</text:p>
          </table:table-cell>
          <table:table-cell table:style-name="ce149" office:value-type="string">
            <text:p>[德]卡尔.拉论茨</text:p>
          </table:table-cell>
          <table:table-cell table:style-name="ce185" office:value-type="float" office:value="69">
            <text:p>69.00</text:p>
          </table:table-cell>
          <table:table-cell table:style-name="ce192" office:value-type="date" office:date-value="2003-01-01">
            <text:p>1/1/2003</text:p>
          </table:table-cell>
          <table:table-cell table:style-name="ce201" office:value-type="string">
            <text:p>法 <text:s text:c="8"/>律</text:p>
          </table:table-cell>
          <table:table-cell/>
          <table:table-cell table:style-name="ce208"/>
          <table:table-cell table:style-name="ce209"/>
          <table:table-cell table:number-columns-repeated="246"/>
        </table:table-row>
        <table:table-row table:style-name="ro7">
          <table:table-cell table:style-name="ce139"/>
          <table:table-cell table:style-name="ce153"/>
          <table:table-cell table:style-name="ce19" office:value-type="string">
            <text:p><text:s text:c="14"/>国家司法考试用书及辅导资料 <text:s text:c="3"/></text:p>
          </table:table-cell>
          <table:table-cell table:style-name="ce151"/>
          <table:table-cell table:style-name="ce186"/>
          <table:table-cell table:style-name="ce194"/>
          <table:table-cell table:style-name="ce203"/>
          <table:table-cell/>
          <table:table-cell table:style-name="ce208"/>
          <table:table-cell table:style-name="ce209"/>
          <table:table-cell table:number-columns-repeated="246"/>
        </table:table-row>
        <table:table-row table:style-name="ro6">
          <table:table-cell table:style-name="ce137" office:value-type="float" office:value="154">
            <text:p>154</text:p>
          </table:table-cell>
          <table:table-cell table:style-name="ce138" office:value-type="float" office:value="7503642246">
            <text:p>7503642246</text:p>
          </table:table-cell>
          <table:table-cell table:style-name="ce162" office:value-type="string">
            <text:p>2003年国家司法考试用书(共5卷)</text:p>
          </table:table-cell>
          <table:table-cell table:style-name="ce138"/>
          <table:table-cell table:style-name="ce180" office:value-type="float" office:value="325">
            <text:p>325.00</text:p>
          </table:table-cell>
          <table:table-cell table:style-name="ce191" office:value-type="date" office:date-value="2003-05-01">
            <text:p>5/1/2003</text:p>
          </table:table-cell>
          <table:table-cell table:style-name="ce197" office:value-type="string">
            <text:p>法 <text:s text:c="3"/>律</text:p>
          </table:table-cell>
          <table:table-cell/>
          <table:table-cell table:style-name="ce208"/>
          <table:table-cell table:style-name="ce209"/>
          <table:table-cell table:number-columns-repeated="246"/>
        </table:table-row>
        <table:table-row table:style-name="ro6">
          <table:table-cell table:style-name="ce134" office:value-type="float" office:value="155">
            <text:p>155</text:p>
          </table:table-cell>
          <table:table-cell table:style-name="ce138" office:value-type="float" office:value="7503643439">
            <text:p>7503643439</text:p>
          </table:table-cell>
          <table:table-cell table:style-name="ce157" office:value-type="string">
            <text:p>2003年国家司法考试考点举要(共3卷)</text:p>
          </table:table-cell>
          <table:table-cell table:style-name="ce160"/>
          <table:table-cell table:style-name="ce181" office:value-type="float" office:value="50">
            <text:p>50.00</text:p>
          </table:table-cell>
          <table:table-cell table:style-name="ce190" office:value-type="date" office:date-value="2003-07-01">
            <text:p>7/1/2003</text:p>
          </table:table-cell>
          <table:table-cell table:style-name="ce198" office:value-type="string">
            <text:p>法 <text:s text:c="3"/>律</text:p>
          </table:table-cell>
          <table:table-cell/>
          <table:table-cell table:style-name="ce208"/>
          <table:table-cell table:style-name="ce209"/>
          <table:table-cell table:number-columns-repeated="246"/>
        </table:table-row>
        <table:table-row table:style-name="ro6">
          <table:table-cell table:style-name="ce134" office:value-type="float" office:value="156">
            <text:p>156</text:p>
          </table:table-cell>
          <table:table-cell table:style-name="ce138" office:value-type="string">
            <text:p>780144535x</text:p>
          </table:table-cell>
          <table:table-cell table:style-name="ce163" office:value-type="string">
            <text:p>2003年司法考试重点法条解读</text:p>
          </table:table-cell>
          <table:table-cell table:style-name="ce138" office:value-type="string">
            <text:p>李建伟</text:p>
          </table:table-cell>
          <table:table-cell table:style-name="ce181" office:value-type="float" office:value="52">
            <text:p>52.00</text:p>
          </table:table-cell>
          <table:table-cell table:style-name="ce191" office:value-type="date" office:date-value="2003-05-01">
            <text:p>5/1/2003</text:p>
          </table:table-cell>
          <table:table-cell table:style-name="ce198" office:value-type="string">
            <text:p>宇 <text:s text:c="3"/>航</text:p>
          </table:table-cell>
          <table:table-cell/>
          <table:table-cell table:style-name="ce208"/>
          <table:table-cell table:style-name="ce209"/>
          <table:table-cell table:number-columns-repeated="246"/>
        </table:table-row>
        <table:table-row table:style-name="ro6">
          <table:table-cell table:style-name="ce134" office:value-type="float" office:value="157">
            <text:p>157</text:p>
          </table:table-cell>
          <table:table-cell table:style-name="ce154" office:value-type="float" office:value="7801615468">
            <text:p>7801615468</text:p>
          </table:table-cell>
          <table:table-cell table:style-name="ce163" office:value-type="string">
            <text:p>国家司法考试专题讲座(共5卷)</text:p>
          </table:table-cell>
          <table:table-cell table:style-name="ce154"/>
          <table:table-cell table:style-name="ce181" office:value-type="float" office:value="263">
            <text:p>263.00</text:p>
          </table:table-cell>
          <table:table-cell table:style-name="ce191" office:value-type="date" office:date-value="2003-06-01">
            <text:p>6/1/2003</text:p>
          </table:table-cell>
          <table:table-cell table:style-name="ce204" office:value-type="string">
            <text:p>万国学校</text:p>
          </table:table-cell>
          <table:table-cell/>
          <table:table-cell table:style-name="ce208"/>
          <table:table-cell table:style-name="ce209"/>
          <table:table-cell table:number-columns-repeated="246"/>
        </table:table-row>
        <table:table-row table:style-name="ro6">
          <table:table-cell table:style-name="ce134" office:value-type="float" office:value="158">
            <text:p>158</text:p>
          </table:table-cell>
          <table:table-cell table:style-name="ce138" office:value-type="float" office:value="7300048579">
            <text:p>7300048579</text:p>
          </table:table-cell>
          <table:table-cell table:style-name="ce157" office:value-type="string">
            <text:p>主观卷典型案例高分突破</text:p>
          </table:table-cell>
          <table:table-cell table:style-name="ce160"/>
          <table:table-cell table:style-name="ce181" office:value-type="float" office:value="32">
            <text:p>32.00</text:p>
          </table:table-cell>
          <table:table-cell table:style-name="ce190" office:value-type="date" office:date-value="2003-07-01">
            <text:p>7/1/2003</text:p>
          </table:table-cell>
          <table:table-cell table:style-name="ce199" office:value-type="string">
            <text:p>中国人大</text:p>
          </table:table-cell>
          <table:table-cell/>
          <table:table-cell table:style-name="ce208"/>
          <table:table-cell table:style-name="ce209"/>
          <table:table-cell table:number-columns-repeated="246"/>
        </table:table-row>
        <table:table-row table:style-name="ro6">
          <table:table-cell table:style-name="ce134" office:value-type="float" office:value="159">
            <text:p>159</text:p>
          </table:table-cell>
          <table:table-cell table:style-name="ce138" office:value-type="float" office:value="7503643781">
            <text:p>7503643781</text:p>
          </table:table-cell>
          <table:table-cell table:style-name="ce157" office:value-type="string">
            <text:p>2003年司法考试考前冲刺练习</text:p>
          </table:table-cell>
          <table:table-cell table:style-name="ce160"/>
          <table:table-cell table:style-name="ce176" office:value-type="float" office:value="45">
            <text:p>45.00</text:p>
          </table:table-cell>
          <table:table-cell table:style-name="ce191" office:value-type="date" office:date-value="2003-08-01">
            <text:p>8/1/2003</text:p>
          </table:table-cell>
          <table:table-cell table:style-name="ce198" office:value-type="string">
            <text:p>法 <text:s text:c="3"/>律</text:p>
          </table:table-cell>
          <table:table-cell/>
          <table:table-cell table:style-name="ce208"/>
          <table:table-cell table:style-name="ce209"/>
          <table:table-cell table:number-columns-repeated="246"/>
        </table:table-row>
        <table:table-row table:style-name="ro6">
          <table:table-cell table:style-name="ce134" office:value-type="float" office:value="160">
            <text:p>160</text:p>
          </table:table-cell>
          <table:table-cell table:style-name="ce138" office:value-type="float" office:value="7801446593">
            <text:p>7801446593</text:p>
          </table:table-cell>
          <table:table-cell table:style-name="ce157" office:value-type="string">
            <text:p>2003年司法考试命题思路与自测套题(共7卷)</text:p>
          </table:table-cell>
          <table:table-cell table:style-name="ce138" office:value-type="string">
            <text:p>李建伟</text:p>
          </table:table-cell>
          <table:table-cell table:style-name="ce181" office:value-type="float" office:value="52">
            <text:p>52.00</text:p>
          </table:table-cell>
          <table:table-cell table:style-name="ce191" office:value-type="date" office:date-value="2003-08-01">
            <text:p>8/1/2003</text:p>
          </table:table-cell>
          <table:table-cell table:style-name="ce198" office:value-type="string">
            <text:p>宇 <text:s text:c="3"/>航</text:p>
          </table:table-cell>
          <table:table-cell/>
          <table:table-cell table:style-name="ce208"/>
          <table:table-cell table:style-name="ce209"/>
          <table:table-cell table:number-columns-repeated="246"/>
        </table:table-row>
        <table:table-row table:style-name="ro6">
          <table:table-cell table:style-name="ce135" office:value-type="float" office:value="161">
            <text:p>161</text:p>
          </table:table-cell>
          <table:table-cell table:style-name="ce149" office:value-type="float" office:value="7300039375">
            <text:p>7300039375</text:p>
          </table:table-cell>
          <table:table-cell table:style-name="ce158" office:value-type="string">
            <text:p>2003年国家司法考试重要法条与考点大串讲</text:p>
          </table:table-cell>
          <table:table-cell table:style-name="ce169"/>
          <table:table-cell table:style-name="ce182" office:value-type="float" office:value="39">
            <text:p>39.00</text:p>
          </table:table-cell>
          <table:table-cell table:style-name="ce192" office:value-type="date" office:date-value="2003-08-01">
            <text:p>8/1/2003</text:p>
          </table:table-cell>
          <table:table-cell table:style-name="ce200" office:value-type="string">
            <text:p>中国人大</text:p>
          </table:table-cell>
          <table:table-cell/>
          <table:table-cell table:style-name="ce208"/>
          <table:table-cell table:style-name="ce209"/>
          <table:table-cell table:number-columns-repeated="246"/>
        </table:table-row>
        <table:table-row table:style-name="ro8">
          <table:table-cell table:style-name="ce139"/>
          <table:table-cell table:style-name="ce153"/>
          <table:table-cell table:style-name="ce166" office:value-type="string">
            <text:p><text:s/><text:span text:style-name="T6">辞</text:span><text:span text:style-name="T14"> <text:s text:c="18"/></text:span><text:span text:style-name="T6">典</text:span></text:p>
          </table:table-cell>
          <table:table-cell table:style-name="ce150"/>
          <table:table-cell table:style-name="ce174"/>
          <table:table-cell table:style-name="ce188"/>
          <table:table-cell table:style-name="ce195"/>
          <table:table-cell/>
          <table:table-cell table:style-name="ce208"/>
          <table:table-cell table:style-name="ce209"/>
          <table:table-cell table:number-columns-repeated="246"/>
        </table:table-row>
        <table:table-row table:style-name="ro6">
          <table:table-cell table:style-name="ce137" office:value-type="float" office:value="162">
            <text:p>162</text:p>
          </table:table-cell>
          <table:table-cell table:style-name="ce138" office:value-type="float" office:value="7503640340">
            <text:p>7503640340</text:p>
          </table:table-cell>
          <table:table-cell table:style-name="ce162" office:value-type="string">
            <text:p>法律辞典</text:p>
          </table:table-cell>
          <table:table-cell table:style-name="ce138"/>
          <table:table-cell table:style-name="ce180" office:value-type="float" office:value="298">
            <text:p>298.00</text:p>
          </table:table-cell>
          <table:table-cell table:style-name="ce191" office:value-type="date" office:date-value="2003-01-01">
            <text:p>1/1/2003</text:p>
          </table:table-cell>
          <table:table-cell table:style-name="ce197"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63">
            <text:p>163</text:p>
          </table:table-cell>
          <table:table-cell table:style-name="ce138" office:value-type="float" office:value="7503639423">
            <text:p>7503639423</text:p>
          </table:table-cell>
          <table:table-cell table:style-name="ce163" office:value-type="string">
            <text:p>新帕尔格雷夫法经济学大词典(共3卷)</text:p>
          </table:table-cell>
          <table:table-cell table:style-name="ce138" office:value-type="string">
            <text:p>皮特.纽曼</text:p>
          </table:table-cell>
          <table:table-cell table:style-name="ce181" office:value-type="float" office:value="598">
            <text:p>598.00</text:p>
          </table:table-cell>
          <table:table-cell table:style-name="ce191" office:value-type="date" office:date-value="2003-01-01">
            <text:p>1/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64">
            <text:p>164</text:p>
          </table:table-cell>
          <table:table-cell table:style-name="ce138" office:value-type="float" office:value="7503637951">
            <text:p>7503637951</text:p>
          </table:table-cell>
          <table:table-cell table:style-name="ce163" office:value-type="string">
            <text:p>牛津现代法律用语词典</text:p>
          </table:table-cell>
          <table:table-cell table:style-name="ce138"/>
          <table:table-cell table:style-name="ce181" office:value-type="float" office:value="170">
            <text:p>170.00</text:p>
          </table:table-cell>
          <table:table-cell table:style-name="ce191" office:value-type="date" office:date-value="2003-01-01">
            <text:p>1/1/2003</text:p>
          </table:table-cell>
          <table:table-cell table:style-name="ce198" office:value-type="string">
            <text:p>法 <text:s text:c="8"/>律</text:p>
          </table:table-cell>
          <table:table-cell/>
          <table:table-cell table:style-name="ce208"/>
          <table:table-cell table:style-name="ce209"/>
          <table:table-cell table:number-columns-repeated="246"/>
        </table:table-row>
        <table:table-row table:style-name="ro6">
          <table:table-cell table:style-name="ce134" office:value-type="float" office:value="165">
            <text:p>165</text:p>
          </table:table-cell>
          <table:table-cell table:style-name="ce138" office:value-type="float" office:value="7801850408">
            <text:p>7801850408</text:p>
          </table:table-cell>
          <table:table-cell table:style-name="ce163" office:value-type="string">
            <text:p>中华法学大辞典(简明本)</text:p>
          </table:table-cell>
          <table:table-cell table:style-name="ce138"/>
          <table:table-cell table:style-name="ce184" office:value-type="float" office:value="98">
            <text:p>98.00</text:p>
          </table:table-cell>
          <table:table-cell table:style-name="ce191" office:value-type="date" office:date-value="2003-01-01">
            <text:p>1/1/2003</text:p>
          </table:table-cell>
          <table:table-cell table:style-name="ce198" office:value-type="string">
            <text:p>中国检察</text:p>
          </table:table-cell>
          <table:table-cell/>
          <table:table-cell table:style-name="ce208"/>
          <table:table-cell table:style-name="ce209"/>
          <table:table-cell table:number-columns-repeated="246"/>
        </table:table-row>
        <table:table-row table:style-name="ro6">
          <table:table-cell table:style-name="ce135" office:value-type="float" office:value="166">
            <text:p>166</text:p>
          </table:table-cell>
          <table:table-cell table:style-name="ce149" office:value-type="float" office:value="7503638060">
            <text:p>7503638060</text:p>
          </table:table-cell>
          <table:table-cell table:style-name="ce164" office:value-type="string">
            <text:p>朗文法律词典(第6版)</text:p>
          </table:table-cell>
          <table:table-cell table:style-name="ce149" office:value-type="string">
            <text:p>L.B.科尔森</text:p>
          </table:table-cell>
          <table:table-cell table:style-name="ce185" office:value-type="float" office:value="68">
            <text:p>68.00</text:p>
          </table:table-cell>
          <table:table-cell table:style-name="ce192" office:value-type="date" office:date-value="2003-01-01">
            <text:p>1/1/2003</text:p>
          </table:table-cell>
          <table:table-cell table:style-name="ce201" office:value-type="string">
            <text:p>法 <text:s text:c="8"/>律</text:p>
          </table:table-cell>
          <table:table-cell/>
          <table:table-cell table:style-name="ce208"/>
          <table:table-cell table:style-name="ce209"/>
          <table:table-cell table:number-columns-repeated="246"/>
        </table:table-row>
        <table:table-row table:style-name="ro6" table:number-rows-repeated="2">
          <table:table-cell table:style-name="ce138" table:number-columns-repeated="2"/>
          <table:table-cell table:style-name="ce154"/>
          <table:table-cell table:style-name="ce138"/>
          <table:table-cell table:style-name="ce183"/>
          <table:table-cell table:style-name="ce191"/>
          <table:table-cell table:style-name="ce202"/>
          <table:table-cell/>
          <table:table-cell table:style-name="ce208"/>
          <table:table-cell table:style-name="ce209"/>
          <table:table-cell table:number-columns-repeated="246"/>
        </table:table-row>
        <table:table-row table:style-name="ro6">
          <table:table-cell table:style-name="ce141"/>
          <table:table-cell table:style-name="ce155"/>
          <table:table-cell table:style-name="ce167" office:value-type="string">
            <text:p><text:s text:c="74"/>深圳市法学学术交流服务中心法律书店</text:p>
          </table:table-cell>
          <table:table-cell table:style-name="ce167" table:number-columns-repeated="3"/>
          <table:table-cell table:style-name="ce205"/>
          <table:table-cell/>
          <table:table-cell table:style-name="ce208"/>
          <table:table-cell table:style-name="ce209"/>
          <table:table-cell table:number-columns-repeated="246"/>
        </table:table-row>
        <table:table-row table:style-name="ro6">
          <table:table-cell table:style-name="ce142"/>
          <table:table-cell table:style-name="ce155" table:number-columns-repeated="2"/>
          <table:table-cell table:style-name="ce172" office:value-type="string">
            <text:p><text:s text:c="9"/>二OO三年九月四日</text:p>
          </table:table-cell>
          <table:table-cell table:style-name="ce172" table:number-columns-repeated="2"/>
          <table:table-cell table:style-name="ce206"/>
          <table:table-cell/>
          <table:table-cell table:style-name="ce208"/>
          <table:table-cell table:style-name="ce209"/>
          <table:table-cell table:number-columns-repeated="246"/>
        </table:table-row>
        <table:table-row table:style-name="ro6">
          <table:table-cell table:style-name="ce55"/>
          <table:table-cell/>
          <table:table-cell table:style-name="ce22"/>
          <table:table-cell table:style-name="ce173" table:number-columns-repeated="2"/>
          <table:table-cell table:number-columns-repeated="3"/>
          <table:table-cell table:style-name="ce208"/>
          <table:table-cell table:style-name="ce209"/>
          <table:table-cell table:number-columns-repeated="246"/>
        </table:table-row>
        <table:table-row table:style-name="ro6">
          <table:table-cell table:style-name="ce55"/>
          <table:table-cell table:number-columns-repeated="3"/>
          <table:table-cell table:style-name="ce187"/>
          <table:table-cell table:number-columns-repeated="3"/>
          <table:table-cell table:style-name="ce208"/>
          <table:table-cell table:style-name="ce209"/>
          <table:table-cell table:number-columns-repeated="246"/>
        </table:table-row>
        <table:table-row table:style-name="ro6">
          <table:table-cell table:number-columns-repeated="8"/>
          <table:table-cell table:style-name="ce208"/>
          <table:table-cell table:style-name="ce209"/>
          <table:table-cell table:number-columns-repeated="246"/>
        </table:table-row>
        <table:table-row table:style-name="ro6" table:number-rows-repeated="2">
          <table:table-cell table:style-name="ce55"/>
          <table:table-cell table:number-columns-repeated="7"/>
          <table:table-cell table:style-name="ce208"/>
          <table:table-cell table:style-name="ce209"/>
          <table:table-cell table:number-columns-repeated="246"/>
        </table:table-row>
        <table:table-row table:style-name="ro6" table:number-rows-repeated="2">
          <table:table-cell table:style-name="ce55"/>
          <table:table-cell table:number-columns-repeated="4"/>
          <table:table-cell table:style-name="ce187"/>
          <table:table-cell table:number-columns-repeated="2"/>
          <table:table-cell table:style-name="ce208"/>
          <table:table-cell table:style-name="ce209"/>
          <table:table-cell table:number-columns-repeated="246"/>
        </table:table-row>
        <table:table-row table:style-name="ro6" table:number-rows-repeated="36">
          <table:table-cell table:style-name="ce55"/>
          <table:table-cell table:number-columns-repeated="7"/>
          <table:table-cell table:style-name="ce208"/>
          <table:table-cell table:style-name="ce209"/>
          <table:table-cell table:number-columns-repeated="246"/>
        </table:table-row>
        <table:table-row table:style-name="ro6">
          <table:table-cell table:number-columns-repeated="8"/>
          <table:table-cell table:style-name="ce208"/>
          <table:table-cell table:style-name="ce209"/>
          <table:table-cell table:number-columns-repeated="246"/>
        </table:table-row>
        <table:table-row table:style-name="ro6" table:number-rows-repeated="5">
          <table:table-cell table:style-name="ce143"/>
          <table:table-cell table:number-columns-repeated="7"/>
          <table:table-cell table:style-name="ce208"/>
          <table:table-cell table:style-name="ce209"/>
          <table:table-cell table:number-columns-repeated="246"/>
        </table:table-row>
        <table:table-row table:style-name="ro6">
          <table:table-cell table:style-name="ce144"/>
          <table:table-cell table:number-columns-repeated="7"/>
          <table:table-cell table:style-name="ce208"/>
          <table:table-cell table:style-name="ce209"/>
          <table:table-cell table:number-columns-repeated="246"/>
        </table:table-row>
        <table:table-row table:style-name="ro6" table:number-rows-repeated="27">
          <table:table-cell table:style-name="ce55"/>
          <table:table-cell table:number-columns-repeated="7"/>
          <table:table-cell table:style-name="ce208"/>
          <table:table-cell table:style-name="ce209"/>
          <table:table-cell table:number-columns-repeated="246"/>
        </table:table-row>
        <table:table-row table:style-name="ro6" table:number-rows-repeated="3">
          <table:table-cell table:style-name="ce143"/>
          <table:table-cell table:number-columns-repeated="7"/>
          <table:table-cell table:style-name="ce208"/>
          <table:table-cell table:style-name="ce209"/>
          <table:table-cell table:number-columns-repeated="246"/>
        </table:table-row>
        <table:table-row table:style-name="ro6" table:number-rows-repeated="6">
          <table:table-cell table:style-name="ce55"/>
          <table:table-cell table:number-columns-repeated="7"/>
          <table:table-cell table:style-name="ce208"/>
          <table:table-cell table:style-name="ce209"/>
          <table:table-cell table:number-columns-repeated="246"/>
        </table:table-row>
        <table:table-row table:style-name="ro6">
          <table:table-cell table:style-name="ce143"/>
          <table:table-cell table:number-columns-repeated="7"/>
          <table:table-cell table:style-name="ce208"/>
          <table:table-cell table:style-name="ce209"/>
          <table:table-cell table:number-columns-repeated="246"/>
        </table:table-row>
        <table:table-row table:style-name="ro6" table:number-rows-repeated="7">
          <table:table-cell table:style-name="ce55"/>
          <table:table-cell table:number-columns-repeated="7"/>
          <table:table-cell table:style-name="ce208"/>
          <table:table-cell table:style-name="ce209"/>
          <table:table-cell table:number-columns-repeated="246"/>
        </table:table-row>
        <table:table-row table:style-name="ro6" table:number-rows-repeated="3">
          <table:table-cell table:style-name="ce143"/>
          <table:table-cell table:number-columns-repeated="7"/>
          <table:table-cell table:style-name="ce208"/>
          <table:table-cell table:style-name="ce209"/>
          <table:table-cell table:number-columns-repeated="246"/>
        </table:table-row>
        <table:table-row table:style-name="ro6">
          <table:table-cell table:style-name="ce145"/>
          <table:table-cell table:number-columns-repeated="7"/>
          <table:table-cell table:style-name="ce208"/>
          <table:table-cell table:style-name="ce209"/>
          <table:table-cell table:number-columns-repeated="246"/>
        </table:table-row>
        <table:table-row table:style-name="ro6" table:number-rows-repeated="247">
          <table:table-cell table:style-name="ce143"/>
          <table:table-cell table:number-columns-repeated="7"/>
          <table:table-cell table:style-name="ce208"/>
          <table:table-cell table:style-name="ce209"/>
          <table:table-cell table:number-columns-repeated="246"/>
        </table:table-row>
        <table:table-row table:style-name="ro6" table:number-rows-repeated="149">
          <table:table-cell table:number-columns-repeated="8"/>
          <table:table-cell table:style-name="ce208"/>
          <table:table-cell table:style-name="ce209"/>
          <table:table-cell table:number-columns-repeated="246"/>
        </table:table-row>
        <table:table-row table:style-name="ro6">
          <table:table-cell table:number-columns-repeated="11"/>
          <table:table-cell table:style-name="ce210"/>
          <table:table-cell table:number-columns-repeated="13"/>
          <table:table-cell table:style-name="ce207" table:number-columns-repeated="7"/>
          <table:table-cell table:style-name="ce210"/>
          <table:table-cell table:style-name="ce212"/>
          <table:table-cell table:number-columns-repeated="222"/>
        </table:table-row>
        <table:table-row table:style-name="ro6" table:number-rows-repeated="5">
          <table:table-cell table:number-columns-repeated="11"/>
          <table:table-cell table:style-name="ce210"/>
          <table:table-cell table:number-columns-repeated="244"/>
        </table:table-row>
        <table:table-row table:style-name="ro6">
          <table:table-cell table:number-columns-repeated="8"/>
          <table:table-cell table:style-name="ce207" table:number-columns-repeated="2"/>
          <table:table-cell table:number-columns-repeated="5"/>
          <table:table-cell table:style-name="ce210"/>
          <table:table-cell table:number-columns-repeated="240"/>
        </table:table-row>
        <table:table-row table:style-name="ro6" table:number-rows-repeated="5">
          <table:table-cell table:number-columns-repeated="12"/>
          <table:table-cell table:style-name="ce210"/>
          <table:table-cell table:number-columns-repeated="243"/>
        </table:table-row>
        <table:table-row table:style-name="ro6" table:number-rows-repeated="20">
          <table:table-cell table:number-columns-repeated="8"/>
          <table:table-cell table:style-name="ce207" table:number-columns-repeated="2"/>
          <table:table-cell table:number-columns-repeated="5"/>
          <table:table-cell table:style-name="ce210"/>
          <table:table-cell table:number-columns-repeated="240"/>
        </table:table-row>
        <table:table-row table:style-name="ro9" table:number-rows-repeated="2">
          <table:table-cell table:number-columns-repeated="8"/>
          <table:table-cell table:style-name="ce207" table:number-columns-repeated="2"/>
          <table:table-cell/>
          <table:table-cell table:style-name="ce211"/>
          <table:table-cell table:number-columns-repeated="244"/>
        </table:table-row>
        <table:table-row table:style-name="ro6" table:number-rows-repeated="2">
          <table:table-cell table:number-columns-repeated="8"/>
          <table:table-cell table:style-name="ce207" table:number-columns-repeated="2"/>
          <table:table-cell/>
          <table:table-cell table:style-name="ce211"/>
          <table:table-cell table:number-columns-repeated="244"/>
        </table:table-row>
        <table:table-row table:style-name="ro14" table:number-rows-repeated="2">
          <table:table-cell table:number-columns-repeated="256"/>
        </table:table-row>
        <table:table-row table:style-name="ro6" table:number-rows-repeated="23">
          <table:table-cell table:number-columns-repeated="256"/>
        </table:table-row>
        <table:table-row table:style-name="ro15">
          <table:table-cell table:number-columns-repeated="256"/>
        </table:table-row>
        <table:table-row table:style-name="ro16">
          <table:table-cell table:number-columns-repeated="256"/>
        </table:table-row>
        <table:table-row table:style-name="ro14" table:number-rows-repeated="2">
          <table:table-cell table:number-columns-repeated="256"/>
        </table:table-row>
        <table:table-row table:style-name="ro6">
          <table:table-cell table:number-columns-repeated="256"/>
        </table:table-row>
        <table:table-row table:style-name="ro14">
          <table:table-cell table:number-columns-repeated="256"/>
        </table:table-row>
        <table:table-row table:style-name="ro6">
          <table:table-cell table:number-columns-repeated="256"/>
        </table:table-row>
        <table:table-row table:style-name="ro14" table:number-rows-repeated="4">
          <table:table-cell table:number-columns-repeated="256"/>
        </table:table-row>
        <table:table-row table:style-name="ro6" table:number-rows-repeated="3">
          <table:table-cell table:number-columns-repeated="256"/>
        </table:table-row>
        <table:table-row table:style-name="ro14">
          <table:table-cell table:number-columns-repeated="9"/>
          <table:table-cell table:style-name="ce207"/>
          <table:table-cell table:number-columns-repeated="246"/>
        </table:table-row>
        <table:table-row table:style-name="ro6" table:number-rows-repeated="2">
          <table:table-cell table:number-columns-repeated="8"/>
          <table:table-cell table:style-name="ce207"/>
          <table:table-cell table:number-columns-repeated="247"/>
        </table:table-row>
        <table:table-row table:style-name="ro17">
          <table:table-cell table:number-columns-repeated="8"/>
          <table:table-cell table:style-name="ce207"/>
          <table:table-cell table:number-columns-repeated="247"/>
        </table:table-row>
        <table:table-row table:style-name="ro6" table:number-rows-repeated="4">
          <table:table-cell table:number-columns-repeated="8"/>
          <table:table-cell table:style-name="ce207"/>
          <table:table-cell table:number-columns-repeated="247"/>
        </table:table-row>
        <table:table-row table:style-name="ro6">
          <table:table-cell table:number-columns-repeated="8"/>
          <table:table-cell table:style-name="ce207" table:number-columns-repeated="2"/>
          <table:table-cell table:number-columns-repeated="246"/>
        </table:table-row>
        <table:table-row table:style-name="ro6">
          <table:table-cell table:number-columns-repeated="7"/>
          <table:table-cell table:style-name="ce207" table:number-columns-repeated="3"/>
          <table:table-cell table:number-columns-repeated="246"/>
        </table:table-row>
        <table:table-row table:style-name="ro6" table:number-rows-repeated="3">
          <table:table-cell table:number-columns-repeated="8"/>
          <table:table-cell table:style-name="ce207" table:number-columns-repeated="2"/>
          <table:table-cell table:number-columns-repeated="246"/>
        </table:table-row>
        <table:table-row table:style-name="ro9" table:number-rows-repeated="2">
          <table:table-cell table:number-columns-repeated="8"/>
          <table:table-cell table:style-name="ce207" table:number-columns-repeated="2"/>
          <table:table-cell table:number-columns-repeated="246"/>
        </table:table-row>
        <table:table-row table:style-name="ro6">
          <table:table-cell table:number-columns-repeated="8"/>
          <table:table-cell table:style-name="ce207" table:number-columns-repeated="2"/>
          <table:table-cell table:number-columns-repeated="246"/>
        </table:table-row>
        <table:table-row table:style-name="ro6" table:number-rows-repeated="2">
          <table:table-cell table:number-columns-repeated="7"/>
          <table:table-cell table:style-name="ce207" table:number-columns-repeated="2"/>
          <table:table-cell table:number-columns-repeated="247"/>
        </table:table-row>
        <table:table-row table:style-name="ro16" table:number-rows-repeated="3">
          <table:table-cell table:number-columns-repeated="7"/>
          <table:table-cell table:style-name="ce207" table:number-columns-repeated="3"/>
          <table:table-cell table:number-columns-repeated="246"/>
        </table:table-row>
        <table:table-row table:style-name="ro6" table:number-rows-repeated="2">
          <table:table-cell table:number-columns-repeated="7"/>
          <table:table-cell table:style-name="ce207" table:number-columns-repeated="3"/>
          <table:table-cell table:number-columns-repeated="246"/>
        </table:table-row>
        <table:table-row table:style-name="ro16" table:number-rows-repeated="2">
          <table:table-cell table:number-columns-repeated="7"/>
          <table:table-cell table:style-name="ce207" table:number-columns-repeated="3"/>
          <table:table-cell table:number-columns-repeated="246"/>
        </table:table-row>
        <table:table-row table:style-name="ro16" table:number-rows-repeated="2">
          <table:table-cell table:number-columns-repeated="8"/>
          <table:table-cell table:style-name="ce207" table:number-columns-repeated="2"/>
          <table:table-cell table:number-columns-repeated="246"/>
        </table:table-row>
        <table:table-row table:style-name="ro6">
          <table:table-cell table:number-columns-repeated="8"/>
          <table:table-cell table:style-name="ce207" table:number-columns-repeated="2"/>
          <table:table-cell table:number-columns-repeated="246"/>
        </table:table-row>
        <table:table-row table:style-name="ro16" table:number-rows-repeated="4">
          <table:table-cell table:number-columns-repeated="8"/>
          <table:table-cell table:style-name="ce207" table:number-columns-repeated="2"/>
          <table:table-cell table:number-columns-repeated="246"/>
        </table:table-row>
        <table:table-row table:style-name="ro6">
          <table:table-cell table:number-columns-repeated="8"/>
          <table:table-cell table:style-name="ce207" table:number-columns-repeated="2"/>
          <table:table-cell table:number-columns-repeated="246"/>
        </table:table-row>
        <table:table-row table:style-name="ro16" table:number-rows-repeated="2">
          <table:table-cell table:number-columns-repeated="8"/>
          <table:table-cell table:style-name="ce207" table:number-columns-repeated="2"/>
          <table:table-cell table:number-columns-repeated="246"/>
        </table:table-row>
        <table:table-row table:style-name="ro6">
          <table:table-cell table:number-columns-repeated="8"/>
          <table:table-cell table:style-name="ce207" table:number-columns-repeated="2"/>
          <table:table-cell table:number-columns-repeated="246"/>
        </table:table-row>
        <table:table-row table:style-name="ro9">
          <table:table-cell table:number-columns-repeated="9"/>
          <table:table-cell table:style-name="ce207"/>
          <table:table-cell table:number-columns-repeated="246"/>
        </table:table-row>
        <table:table-row table:style-name="ro16">
          <table:table-cell table:number-columns-repeated="8"/>
          <table:table-cell table:style-name="ce207" table:number-columns-repeated="2"/>
          <table:table-cell table:number-columns-repeated="246"/>
        </table:table-row>
        <table:table-row table:style-name="ro3">
          <table:table-cell table:number-columns-repeated="8"/>
          <table:table-cell table:style-name="ce207" table:number-columns-repeated="2"/>
          <table:table-cell table:number-columns-repeated="246"/>
        </table:table-row>
        <table:table-row table:style-name="ro6" table:number-rows-repeated="3">
          <table:table-cell table:number-columns-repeated="256"/>
        </table:table-row>
        <table:table-row table:style-name="ro17" table:visibility="collapse">
          <table:table-cell table:number-columns-repeated="256"/>
        </table:table-row>
        <table:table-row table:style-name="ro4">
          <table:table-cell table:number-columns-repeated="256"/>
        </table:table-row>
        <table:table-row table:style-name="ro6" table:number-rows-repeated="2">
          <table:table-cell table:number-columns-repeated="256"/>
        </table:table-row>
        <table:table-row table:style-name="ro16">
          <table:table-cell table:number-columns-repeated="256"/>
        </table:table-row>
        <table:table-row table:style-name="ro6">
          <table:table-cell table:number-columns-repeated="256"/>
        </table:table-row>
        <table:table-row table:style-name="ro15">
          <table:table-cell table:number-columns-repeated="256"/>
        </table:table-row>
        <table:table-row table:style-name="ro16">
          <table:table-cell table:number-columns-repeated="256"/>
        </table:table-row>
        <table:table-row table:style-name="ro6" table:number-rows-repeated="12">
          <table:table-cell table:number-columns-repeated="256"/>
        </table:table-row>
        <table:table-row table:style-name="ro16">
          <table:table-cell table:number-columns-repeated="256"/>
        </table:table-row>
        <table:table-row table:style-name="ro6">
          <table:table-cell table:number-columns-repeated="256"/>
        </table:table-row>
        <table:table-row table:style-name="ro6">
          <table:table-cell table:number-columns-repeated="7"/>
          <table:table-cell table:style-name="ce207"/>
          <table:table-cell table:number-columns-repeated="248"/>
        </table:table-row>
        <table:table-row table:style-name="ro14">
          <table:table-cell table:number-columns-repeated="7"/>
          <table:table-cell table:style-name="ce207"/>
          <table:table-cell table:number-columns-repeated="248"/>
        </table:table-row>
        <table:table-row table:style-name="ro6" table:number-rows-repeated="4">
          <table:table-cell table:number-columns-repeated="7"/>
          <table:table-cell table:style-name="ce207"/>
          <table:table-cell table:number-columns-repeated="248"/>
        </table:table-row>
        <table:table-row table:style-name="ro9">
          <table:table-cell table:number-columns-repeated="7"/>
          <table:table-cell table:style-name="ce207"/>
          <table:table-cell table:number-columns-repeated="248"/>
        </table:table-row>
        <table:table-row table:style-name="ro16">
          <table:table-cell table:number-columns-repeated="7"/>
          <table:table-cell table:style-name="ce207"/>
          <table:table-cell table:number-columns-repeated="248"/>
        </table:table-row>
        <table:table-row table:style-name="ro14">
          <table:table-cell table:number-columns-repeated="7"/>
          <table:table-cell table:style-name="ce207"/>
          <table:table-cell table:number-columns-repeated="248"/>
        </table:table-row>
        <table:table-row table:style-name="ro6" table:number-rows-repeated="2">
          <table:table-cell table:number-columns-repeated="7"/>
          <table:table-cell table:style-name="ce207"/>
          <table:table-cell table:number-columns-repeated="248"/>
        </table:table-row>
        <table:table-row table:style-name="ro9">
          <table:table-cell table:number-columns-repeated="7"/>
          <table:table-cell table:style-name="ce207"/>
          <table:table-cell table:number-columns-repeated="248"/>
        </table:table-row>
        <table:table-row table:style-name="ro16">
          <table:table-cell table:number-columns-repeated="7"/>
          <table:table-cell table:style-name="ce207"/>
          <table:table-cell table:number-columns-repeated="248"/>
        </table:table-row>
        <table:table-row table:style-name="ro16">
          <table:table-cell table:number-columns-repeated="256"/>
        </table:table-row>
        <table:table-row table:style-name="ro9">
          <table:table-cell table:number-columns-repeated="256"/>
        </table:table-row>
        <table:table-row table:style-name="ro16">
          <table:table-cell table:number-columns-repeated="256"/>
        </table:table-row>
        <table:table-row table:style-name="ro9">
          <table:table-cell table:number-columns-repeated="256"/>
        </table:table-row>
        <table:table-row table:style-name="ro6">
          <table:table-cell table:number-columns-repeated="256"/>
        </table:table-row>
        <table:table-row table:style-name="ro6" table:number-rows-repeated="2">
          <table:table-cell table:number-columns-repeated="9"/>
          <table:table-cell table:style-name="ce207"/>
          <table:table-cell table:number-columns-repeated="246"/>
        </table:table-row>
        <table:table-row table:style-name="ro9">
          <table:table-cell table:number-columns-repeated="9"/>
          <table:table-cell table:style-name="ce207"/>
          <table:table-cell table:number-columns-repeated="246"/>
        </table:table-row>
        <table:table-row table:style-name="ro6">
          <table:table-cell table:number-columns-repeated="256"/>
        </table:table-row>
        <table:table-row table:style-name="ro16" table:number-rows-repeated="4">
          <table:table-cell table:number-columns-repeated="256"/>
        </table:table-row>
        <table:table-row table:style-name="ro6" table:number-rows-repeated="5">
          <table:table-cell table:number-columns-repeated="256"/>
        </table:table-row>
        <table:table-row table:style-name="ro16">
          <table:table-cell table:number-columns-repeated="256"/>
        </table:table-row>
        <table:table-row table:style-name="ro9" table:number-rows-repeated="3">
          <table:table-cell table:number-columns-repeated="256"/>
        </table:table-row>
        <table:table-row table:style-name="ro16">
          <table:table-cell table:number-columns-repeated="256"/>
        </table:table-row>
        <table:table-row table:style-name="ro6">
          <table:table-cell table:number-columns-repeated="256"/>
        </table:table-row>
        <table:table-row table:style-name="ro16">
          <table:table-cell table:number-columns-repeated="256"/>
        </table:table-row>
        <table:table-row table:style-name="ro6">
          <table:table-cell table:number-columns-repeated="256"/>
        </table:table-row>
        <table:table-row table:style-name="ro9" table:number-rows-repeated="2">
          <table:table-cell table:number-columns-repeated="256"/>
        </table:table-row>
        <table:table-row table:style-name="ro6">
          <table:table-cell table:number-columns-repeated="256"/>
        </table:table-row>
        <table:table-row table:style-name="ro3">
          <table:table-cell table:number-columns-repeated="256"/>
        </table:table-row>
        <table:table-row table:style-name="ro6" table:number-rows-repeated="2">
          <table:table-cell table:number-columns-repeated="256"/>
        </table:table-row>
        <table:table-row table:style-name="ro6">
          <table:table-cell table:number-columns-repeated="7"/>
          <table:table-cell table:style-name="ce207" office:value-type="float" office:value="498">
            <text:p>498</text:p>
          </table:table-cell>
          <table:table-cell table:style-name="ce207" office:value-type="string">
            <text:p>民主法制</text:p>
          </table:table-cell>
          <table:table-cell table:style-name="ce210" office:value-type="date" office:date-value="2003-04-04T02:23:25">
            <text:p>4/4/2003 2:23</text:p>
          </table:table-cell>
          <table:table-cell table:number-columns-repeated="246"/>
        </table:table-row>
        <table:table-row table:style-name="ro6" table:number-rows-repeated="2">
          <table:table-cell table:number-columns-repeated="256"/>
        </table:table-row>
        <table:table-row table:style-name="ro5">
          <table:table-cell table:number-columns-repeated="256"/>
        </table:table-row>
        <table:table-row table:style-name="ro9" table:number-rows-repeated="4">
          <table:table-cell table:number-columns-repeated="256"/>
        </table:table-row>
        <table:table-row table:style-name="ro16">
          <table:table-cell table:number-columns-repeated="256"/>
        </table:table-row>
        <table:table-row table:style-name="ro9">
          <table:table-cell table:number-columns-repeated="256"/>
        </table:table-row>
        <table:table-row table:style-name="ro6">
          <table:table-cell table:number-columns-repeated="256"/>
        </table:table-row>
        <table:table-row table:style-name="ro14">
          <table:table-cell table:number-columns-repeated="256"/>
        </table:table-row>
        <table:table-row table:style-name="ro18">
          <table:table-cell table:number-columns-repeated="256"/>
        </table:table-row>
        <table:table-row table:style-name="ro9">
          <table:table-cell table:number-columns-repeated="256"/>
        </table:table-row>
        <table:table-row table:style-name="ro16">
          <table:table-cell table:number-columns-repeated="256"/>
        </table:table-row>
        <table:table-row table:style-name="ro14">
          <table:table-cell table:number-columns-repeated="256"/>
        </table:table-row>
        <table:table-row table:style-name="ro5">
          <table:table-cell table:number-columns-repeated="256"/>
        </table:table-row>
        <table:table-row table:style-name="ro6" table:number-rows-repeated="64632">
          <table:table-cell table:number-columns-repeated="256"/>
        </table:table-row>
        <table:table-row table:style-name="ro6">
          <table:table-cell table:number-columns-repeated="256"/>
        </table:table-row>
      </table:table>
      <table:named-expressions>
        <table:named-range table:name="Excel_BuiltIn_Print_Area_1" table:base-cell-address="$Sheet1.$A$1" table:cell-range-address="$Sheet1.$A$1:.$F$221" table:range-usable-as="print-range"/>
        <table:named-range table:name="Excel_BuiltIn_Print_Area_4" table:base-cell-address="$Sheet1.$A$1" table:cell-range-address="$'Sheet3 _2_'.$A$1:.$J$903" table:range-usable-as="print-range"/>
      </table:named-expressions>
      <table:database-ranges>
        <table:database-range table:name="Excel_BuiltIn__FilterDatabase_2" table:target-range-address="Sheet2.B15:Sheet2.G21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宋体" svg:font-family="宋体"/>
    <style:font-face style:name="黑体" svg:font-family="黑体"/>
    <style:font-face style:name="仿宋_GB2312" svg:font-family="仿宋_GB2312" style:font-family-generic="modern"/>
    <style:font-face style:name="隶书" svg:font-family="隶书" style:font-family-generic="modern"/>
    <style:font-face style:name="Times New Roman" svg:font-family="'Times New Roman'" style:font-family-generic="roman"/>
    <style:font-face style:name="SimSun" svg:font-family="SimSun" style:font-pitch="variable"/>
    <style:font-face style:name="Tahoma" svg:font-family="Tahoma"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8"/>
      <style:paragraph-properties style:tab-stop-distance="1.27cm"/>
      <style:text-properties style:font-name="Arial" fo:language="en" fo:country="US" style:font-name-asian="SimSun"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zxx" style:country-asian="none" style:font-size-complex="12pt" style:language-complex="zxx" style:country-complex="none"/>
    </style:default-style>
    <number:number-style style:name="N0">
      <number:number number:min-integer-digits="1"/>
    </number:number-style>
    <number:currency-style style:name="N116P0" style:volatile="true">
      <number:currency-symbol number:language="en" number:country="US">$</number:currency-symbol>
      <number:number number: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integer-digits="1" number:grouping="true"/>
      <number:text>)</number:text>
      <style:map style:condition="value()&gt;=0" style:apply-style-name="N116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time-style style:name="N123">
      <number:minutes number:style="long"/>
      <number:text>:</number:text>
      <number:seconds number:style="long"/>
    </number:time-style>
    <number:number-style style:name="N124">
      <number:scientific-number number:decimal-places="1" number:min-integer-digits="1" number:min-exponent-digits="1"/>
    </number:number-style>
    <number:number-style style:name="N125P0" style:volatile="true">
      <number:number number:decimal-places="2" number:min-integer-digits="1" number:grouping="true"/>
    </number:number-style>
    <number:number-style style:name="N125">
      <style:text-properties fo:color="#ff0000"/>
      <number:number number:decimal-places="2" number:min-integer-digits="1" number:grouping="true"/>
      <style:map style:condition="value()&gt;=0" style:apply-style-name="N125P0"/>
    </number:number-style>
    <number:date-style style:name="N126">
      <number:month/>
      <number:text>/</number:text>
      <number:day/>
      <number:text>/</number:text>
      <number:year number:style="long"/>
    </number:date-style>
    <number:date-style style:name="N127">
      <number:month/>
      <number:text>/</number:text>
      <number:day/>
      <number:text>/</number:text>
      <number:year number:style="long"/>
      <number:text> </number:text>
      <number:hours/>
      <number:text>:</number:text>
      <number:minutes number:style="long"/>
    </number:date-style>
    <number:time-style style:name="N5116" number:language="en" number:country="US">
      <number:hours/>
      <number:text>:</number:text>
      <number:minutes number:style="long"/>
    </number:time-style>
    <number:date-style style:name="N10108" number:language="ja" number:country="JP">
      <number:day/>
      <number:text>/</number:text>
      <number:month/>
      <number:text>/</number:text>
      <number:year/>
    </number:date-style>
    <number:date-style style:name="N10109" number:language="ja" number:country="JP">
      <number:year number:style="long"/>
      <number:text>年</number:text>
      <number:month/>
      <number:text>月</number:text>
      <number:day/>
      <number:text>日</number:text>
    </number:date-style>
    <number:time-style style:name="N10110" number:language="ja" number:country="JP">
      <number:hours number:style="long"/>
      <number:text>时</number:text>
      <number:minutes number:style="long"/>
      <number:text>分</number:text>
    </number:time-style>
    <number:time-style style:name="N10111" number:language="ja" number:country="JP">
      <number:hours number:style="long"/>
      <number:text>时</number:text>
      <number:minutes number:style="long"/>
      <number:text>分</number:text>
      <number:seconds number:style="long"/>
      <number:text>秒</number:text>
    </number:time-style>
    <number:date-style style:name="N10112" number:language="ja" number:country="JP">
      <number:month/>
      <number:text>月</number:text>
      <number:day/>
      <number:text>日</number:text>
    </number:date-style>
    <number:date-style style:name="N10113" number:language="ja" number:country="JP">
      <number:era number:calendar="gengou"/>
      <number:year number:calendar="gengou"/>
      <number:text>.</number:text>
      <number:month number:calendar="gengou"/>
      <number:text>.</number:text>
      <number:day number:calendar="gengou"/>
    </number:date-style>
    <number:date-style style:name="N10114" number:language="ja" number:country="JP">
      <number:era number:calendar="gengou" number:style="long"/>
      <number:year number:calendar="gengou"/>
      <number:text>年</number:text>
      <number:month number:calendar="gengou"/>
      <number:text>月</number:text>
      <number:day number:calendar="gengou"/>
      <number:text>日</number:text>
    </number:date-style>
    <number:time-style style:name="N15115" number:language="zh" number:country="CN">
      <number:am-pm/>
      <number:hours number:style="long"/>
      <number:text>时</number:text>
      <number:minutes number:style="long"/>
      <number:text>分</number:text>
    </number:time-style>
    <number:date-style style:name="N15116" number:language="zh" number:country="CN">
      <number:year number:style="long"/>
      <number:text>年</number:text>
      <number:month/>
      <number:text>日</number:text>
    </number:date-style>
    <style:style style:name="Default" style:family="table-cell">
      <style:table-cell-properties style:rotation-align="none"/>
      <style:text-properties style:font-name="宋体" fo:font-size="12pt" style:font-name-asian="宋体"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Excel_5f_CondFormat_5f_1_5f_1" style:display-name="Excel_CondFormat_1_1" style:family="table-cell" style:parent-style-name="Default">
      <style:text-properties fo:color="#0000ff" fo:font-style="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0.999cm" fo:page-height="29.699cm" style:num-format="1" style:print-orientation="portrait" fo:margin-top="2.489cm" fo:margin-bottom="2.489cm" fo:margin-left="1.9cm" fo:margin-right="1.9cm" style:print-page-order="ttb" style:first-page-number="continue" style:scale-to="100%" style:writing-mode="lr-tb" style:print="charts drawings objects zero-values"/>
      <style:header-style>
        <style:header-footer-properties fo:min-height="0.751cm" fo:margin-left="0cm" fo:margin-right="0cm" fo:margin-bottom="1.3cm"/>
      </style:header-style>
      <style:footer-style>
        <style:header-footer-properties fo:min-height="0.751cm" fo:margin-left="0cm" fo:margin-right="0cm" fo:margin-top="1.295cm"/>
      </style:footer-style>
    </style:page-layout>
    <style:page-layout style:name="Mpm4">
      <style:page-layout-properties fo:page-width="20.999cm" fo:page-height="29.699cm" style:num-format="1" style:print-orientation="portrait" fo:margin-top="1.803cm" fo:margin-bottom="2.499cm" fo:margin-left="1.9cm" fo:margin-right="1.448cm" style:print-page-order="ttb" style:first-page-number="continue" style:scale-to="100%" style:writing-mode="lr-tb" style:print="charts drawings objects zero-values"/>
      <style:header-style>
        <style:header-footer-properties fo:min-height="0.751cm" fo:margin-left="0cm" fo:margin-right="0cm" fo:margin-bottom="1.3cm"/>
      </style:header-style>
      <style:footer-style>
        <style:header-footer-properties fo:min-height="0.751cm" fo:margin-left="0cm" fo:margin-right="0cm" fo:margin-top="1.3cm"/>
      </style:footer-style>
    </style:page-layout>
    <style:page-layout style:name="Mpm5">
      <style:page-layout-properties fo:page-width="20.999cm" fo:page-height="29.699cm" style:num-format="1" style:print-orientation="portrait" fo:margin-top="1.422cm" fo:margin-bottom="1.346cm" fo:margin-left="1.626cm" fo:margin-right="1.194cm" style:print-page-order="ttb" style:first-page-number="continue" style:scale-to="100%" style:writing-mode="lr-tb" style:print="charts drawings objects zero-values"/>
      <style:header-style>
        <style:header-footer-properties fo:min-height="0.751cm" fo:margin-left="0cm" fo:margin-right="0cm" fo:margin-bottom="1.3cm"/>
      </style:header-style>
      <style:footer-style>
        <style:header-footer-properties fo:min-height="0.751cm" fo:margin-left="0cm" fo:margin-right="0cm" fo:margin-top="0.686cm"/>
      </style:footer-style>
    </style:page-layout>
    <style:page-layout style:name="Mpm6">
      <style:page-layout-properties fo:page-width="20.999cm" fo:page-height="29.699cm" style:num-format="1" style:print-orientation="portrait" fo:margin-top="0.7cm" fo:margin-bottom="1cm" fo:margin-left="1.499cm" fo:margin-right="1.199cm" style:print-page-order="ttb" style:first-page-number="continue" style:scale-to="100%" style:table-centering="both" style:writing-mode="lr-tb" style:print="charts drawings objects zero-values"/>
      <style:header-style>
        <style:header-footer-properties fo:min-height="0.751cm" fo:margin-left="0cm" fo:margin-right="0cm" fo:margin-bottom="1.3cm"/>
      </style:header-style>
      <style:footer-style>
        <style:header-footer-properties fo:min-height="0.751cm" fo:margin-left="0cm" fo:margin-right="0cm" fo:margin-top="1cm"/>
      </style:footer-style>
    </style:page-layout>
    <style:style style:name="MT1" style:family="text">
      <style:text-properties style:use-window-font-color="true" style:text-outline="false" style:text-position="0% 100%" style:font-name="宋体" fo:font-size="12pt" fo:font-style="normal" fo:text-shadow="none" style:text-underline-style="none" fo:font-weight="normal" style:font-name-asian="宋体"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09">2012／07／09</text:date>, <text:time>13:01:14</text:time></text:p>
        </style:region-right>
      </style:header>
      <style:header-left style:display="false"/>
      <style:footer>
        <text:p>Page <text:page-number>1</text:page-number> / <text:page-count>99</text:page-count></text:p>
      </style:footer>
      <style:footer-left style:display="false"/>
    </style:master-page>
    <style:master-page style:name="TAB_5f_Sheet1" style:display-name="TAB_Sheet1" style:page-layout-name="Mpm3">
      <style:header style:display="false"/>
      <style:header-left style:display="false"/>
      <style:footer>
        <text:p><text:span text:style-name="MT1">第 </text:span><text:span text:style-name="MT1"><text:page-number>1</text:page-number></text:span><text:span text:style-name="MT1"> </text:span><text:span text:style-name="MT1">页</text:span></text:p>
      </style:footer>
      <style:footer-left style:display="false">
        <text:p><text:span text:style-name="MT1">第 </text:span><text:span text:style-name="MT1"><text:page-number>1</text:page-number></text:span><text:span text:style-name="MT1"> </text:span><text:span text:style-name="MT1">页</text:span></text:p>
      </style:footer-left>
    </style:master-page>
    <style:master-page style:name="TAB_5f_Sheet2" style:display-name="TAB_Sheet2" style:page-layout-name="Mpm4">
      <style:header style:display="false"/>
      <style:header-left style:display="false"/>
      <style:footer style:display="false"/>
      <style:footer-left style:display="false"/>
    </style:master-page>
    <style:master-page style:name="TAB_5f_Sheet3" style:display-name="TAB_Sheet3" style:page-layout-name="Mpm5">
      <style:header style:display="false"/>
      <style:header-left style:display="false"/>
      <style:footer>
        <text:p><text:span text:style-name="MT1">第 </text:span><text:span text:style-name="MT1"><text:page-number>1</text:page-number></text:span><text:span text:style-name="MT1"> </text:span><text:span text:style-name="MT1">页</text:span></text:p>
      </style:footer>
      <style:footer-left style:display="false">
        <text:p><text:span text:style-name="MT1">第 </text:span><text:span text:style-name="MT1"><text:page-number>1</text:page-number></text:span><text:span text:style-name="MT1"> </text:span><text:span text:style-name="MT1">页</text:span></text:p>
      </style:footer-left>
    </style:master-page>
    <style:master-page style:name="TAB_5f_Sheet3_20__5f_2_5f_" style:display-name="TAB_Sheet3 _2_" style:page-layout-name="Mpm6">
      <style:header style:display="false"/>
      <style:header-left style:display="false"/>
      <style:footer>
        <text:p><text:span text:style-name="MT1">第 </text:span><text:span text:style-name="MT1"><text:page-number>1</text:page-number></text:span><text:span text:style-name="MT1"> </text:span><text:span text:style-name="MT1">页</text:span></text:p>
      </style:footer>
      <style:footer-left style:display="false">
        <text:p><text:span text:style-name="MT1">第 </text:span><text:span text:style-name="MT1"><text:page-number>1</text:page-number></text:span><text:span text:style-name="MT1"> </text:span><text:span text:style-name="MT1">页</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法律书店</meta:initial-creator>
    <meta:creation-date>2002-06-01T14:36:38</meta:creation-date>
    <dc:date>2012-07-09T13:01:14.49</dc:date>
    <meta:print-date>2003-09-03T15:29:47</meta:print-date>
    <dc:language>en-US</dc:language>
    <meta:editing-cycles>34</meta:editing-cycles>
    <meta:editing-duration>PT12M37S</meta:editing-duration>
    <dc:creator>firstname lastname</dc:creator>
    <meta:document-statistic meta:table-count="4" meta:cell-count="4927" meta:object-count="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number:number-style style:name="N126P0" style:volatile="true">
      <number:number number:decimal-places="2" number:min-integer-digits="1" number:grouping="true"/>
    </number:number-style>
    <number:number-style style:name="N126">
      <style:text-properties fo:color="#ff0000"/>
      <number:number number:decimal-places="2" number:min-integer-digits="1" number:grouping="true"/>
      <style:map style:condition="value()&gt;=0" style:apply-style-name="N126P0"/>
    </number:number-style>
    <style:style style:name="ch1" style:family="chart">
      <style:graphic-properties draw:stroke="solid" svg:stroke-width="0.035cm" svg:stroke-color="#000000" svg:stroke-opacity="100%" draw:fill="solid" draw:fill-color="#ffffff"/>
    </style:style>
    <style:style style:name="ch2" style:family="chart">
      <style:graphic-properties draw:stroke="solid" svg:stroke-width="0.035cm" svg:stroke-color="#000000" svg:stroke-opacity="100%" draw:fill="solid" draw:fill-color="#ffffff"/>
      <style:text-properties fo:color="#000000" style:text-outline="false" fo:font-family="Arial" style:font-family-generic="swiss" style:font-pitch="variable" fo:font-size="10pt" fo:font-style="normal" fo:text-shadow="none" style:text-underline-style="none" fo:font-weight="normal" style:font-family-asian="SimSun" style:font-pitch-asian="variable" style:font-size-asian="7pt" style:font-family-complex="Tahoma" style:font-pitch-complex="variable" style:font-size-complex="7pt"/>
    </style:style>
    <style:style style:name="ch3" style:family="chart">
      <style:chart-properties chart:three-dimensional="true" chart:symbol-type="automatic" chart:connect-bars="false" chart:treat-empty-cells="leave-gap"/>
      <style:graphic-properties draw:stroke-linejoin="round" draw:fill-image-width="0cm" draw:fill-image-height="0cm" draw:fill-image-ref-point="center"/>
    </style:style>
    <style:style style:name="ch4" style:family="chart" style:data-style-name="N0">
      <style:chart-properties chart:display-label="true" chart:tick-marks-major-inner="false" chart:tick-marks-major-outer="true" chart:tick-marks-minor-inner="false" chart:tick-marks-minor-outer="false" chart:logarithmic="false" chart:text-overlap="false" chart:reverse-direction="false" text:line-break="false" chart:label-arrangement="side-by-side" chart:visible="true" chart:axis-position="0" chart:axis-label-position="outside-minimum" chart:tick-mark-position="at-labels" style:rotation-angle="0" style:direction="ltr"/>
      <style:graphic-properties draw:stroke="solid" svg:stroke-width="0cm" svg:stroke-color="#000000" svg:stroke-opacity="100%"/>
      <style:text-properties fo:color="#000000" style:text-outline="false" fo:font-family="Arial" style:font-family-generic="swiss" style:font-pitch="variable" fo:font-size="10pt" fo:font-style="normal" fo:text-shadow="none" style:text-underline-style="none" fo:font-weight="normal" style:font-family-asian="SimSun" style:font-pitch-asian="variable" style:font-size-asian="8.10000038146973pt" style:font-family-complex="Tahoma" style:font-pitch-complex="variable" style:font-size-complex="8.10000038146973pt"/>
    </style:style>
    <style:style style:name="ch5" style:family="chart" style:data-style-name="N126">
      <style:chart-properties chart:display-label="true" chart:tick-marks-major-inner="false" chart:tick-marks-major-outer="true" chart:tick-marks-minor-inner="false" chart:tick-marks-minor-outer="false" chart:logarithmic="false" chart:origin="0" chart:gap-width="150" chart:text-overlap="false" chart:reverse-direction="false" text:line-break="true" chart:label-arrangement="side-by-side" chart:link-data-style-to-source="false" chart:visible="true" chart:axis-position="start" style:rotation-angle="0" style:direction="ltr"/>
      <style:graphic-properties draw:stroke="solid" svg:stroke-width="0cm" svg:stroke-color="#000000" svg:stroke-opacity="100%"/>
      <style:text-properties fo:color="#000000" style:text-outline="false" fo:font-family="Arial" style:font-family-generic="swiss" style:font-pitch="variable" fo:font-size="10pt" fo:font-style="normal" fo:text-shadow="none" style:text-underline-style="none" fo:font-weight="normal" style:font-family-asian="SimSun" style:font-pitch-asian="variable" style:font-size-asian="8.10000038146973pt" style:font-family-complex="Tahoma" style:font-pitch-complex="variable" style:font-size-complex="8.10000038146973pt"/>
    </style:style>
    <style:style style:name="ch6" style:family="chart">
      <style:graphic-properties draw:stroke="solid" svg:stroke-width="0.035cm" svg:stroke-opacity="100%"/>
    </style:style>
    <style:style style:name="ch7" style:family="chart" style:data-style-name="N126">
      <style:chart-properties chart:display-label="true" chart:tick-marks-major-inner="false" chart:tick-marks-major-outer="true" chart:logarithmic="false" chart:text-overlap="false" chart:reverse-direction="false" text:line-break="false" chart:label-arrangement="side-by-side" chart:visible="true" chart:axis-position="0" style:rotation-angle="0" style:direction="ltr"/>
      <style:graphic-properties draw:stroke="solid" svg:stroke-width="0cm" svg:stroke-color="#000000"/>
      <style:text-properties style:text-outline="false" fo:font-family="宋体" style:font-family-generic="swiss" style:font-pitch="variable" fo:font-size="12pt" fo:font-style="normal" fo:text-shadow="none" style:text-underline-style="none" fo:font-weight="normal" style:font-family-asian="SimSun" style:font-pitch-asian="variable" style:font-size-asian="8.10000038146973pt" style:font-family-complex="Tahoma" style:font-pitch-complex="variable" style:font-size-complex="8.10000038146973pt"/>
    </style:style>
    <style:style style:name="ch8" style:family="chart">
      <style:chart-properties chart:solid-type="cuboid" chart:symbol-type="automatic" chart:symbol-width="0.175cm" chart:symbol-height="0.175cm"/>
      <style:graphic-properties draw:stroke="none" svg:stroke-width="0.035cm" svg:stroke-color="#000000" svg:stroke-opacity="100%" draw:fill="solid" draw:fill-color="#9999ff" dr3d:edge-rounding="5%"/>
      <style:text-properties fo:color="#000000" style:text-outline="false" fo:font-family="Arial" style:font-family-generic="swiss" style:font-pitch="variable" fo:font-size="6.90000009536743pt" fo:font-style="normal" fo:text-shadow="none" style:text-underline-style="none" fo:font-weight="normal" style:font-family-asian="SimSun" style:font-pitch-asian="variable" style:font-size-asian="7pt" style:font-family-complex="Tahoma" style:font-pitch-complex="variable" style:font-size-complex="7pt"/>
    </style:style>
    <style:style style:name="ch9" style:family="chart">
      <style:chart-properties chart:solid-type="cuboid" chart:symbol-type="automatic" chart:symbol-width="0.175cm" chart:symbol-height="0.175cm"/>
      <style:text-properties fo:font-family="宋体" fo:font-size="12pt"/>
    </style:style>
    <style:style style:name="ch10" style:family="chart">
      <style:chart-properties chart:solid-type="cuboid" chart:symbol-type="automatic" chart:symbol-width="0.175cm" chart:symbol-height="0.175cm"/>
      <style:graphic-properties draw:stroke="none" svg:stroke-width="0.035cm" svg:stroke-color="#000000" svg:stroke-opacity="100%" draw:fill="solid" draw:fill-color="#993366" dr3d:edge-rounding="5%"/>
      <style:text-properties fo:color="#000000" style:text-outline="false" fo:font-family="Arial" style:font-family-generic="swiss" style:font-pitch="variable" fo:font-size="6.90000009536743pt" fo:font-style="normal" fo:text-shadow="none" style:text-underline-style="none" fo:font-weight="normal" style:font-family-asian="SimSun" style:font-pitch-asian="variable" style:font-size-asian="7pt" style:font-family-complex="Tahoma" style:font-pitch-complex="variable" style:font-size-complex="7pt"/>
    </style:style>
    <style:style style:name="ch11" style:family="chart">
      <style:graphic-properties draw:stroke="solid" svg:stroke-width="0.035cm" svg:stroke-color="#808080" svg:stroke-opacity="100%" draw:fill="solid" draw:fill-color="#c0c0c0"/>
    </style:style>
  </office:automatic-styles>
  <office:body>
    <office:chart>
      <chart:chart svg:width="13.969cm" svg:height="8.099cm" chart:class="chart:bar" chart:style-name="ch1">
        <chart:legend chart:legend-position="end" svg:x="11.62cm" svg:y="3.451cm" chart:style-name="ch2"/>
        <chart:plot-area chart:style-name="ch3" table:cell-range-address="Sheet3.E26:Sheet3.F42" svg:x="0.278cm" svg:y="0.336cm" svg:width="10.988cm" svg:height="7.603cm" dr3d:vrp="(17634.6218373783 10271.4823817647 24594.8639082739)" dr3d:vpn="(0.416199821709347 0.173649045905254 0.892537795986984)" dr3d:vup="(-0.0733876362771618 0.984807599917971 -0.157379306090273)" dr3d:projection="perspective" dr3d:distance="4.194cm" dr3d:focal-length="8cm" dr3d:shadow-slant="0" dr3d:shade-mode="gouraud" dr3d:ambient-color="#666666" dr3d:lighting-mode="false">
          <dr3d:light dr3d:diffuse-color="#cccccc" dr3d:direction="(0.57735026918963 0.57735026918963 0.57735026918963)" dr3d:enabled="false" dr3d:specular="true"/>
          <dr3d:light dr3d:diffuse-color="#cccccc" dr3d:direction="(0.57735026918963 0.57735026918963 0.57735026918963)"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chart:axis chart:dimension="x" chart:name="primary-x" chart:style-name="ch4"/>
          <chart:axis chart:dimension="y" chart:name="primary-y" chart:style-name="ch5">
            <chart:grid chart:style-name="ch6" chart:class="major"/>
          </chart:axis>
          <chart:axis chart:dimension="z" chart:name="primary-z" chart:style-name="ch7"/>
          <chart:series chart:style-name="ch8" chart:values-cell-range-address="Sheet3.E26:Sheet3.E42" chart:class="chart:bar">
            <chart:data-point chart:style-name="ch9"/>
            <chart:data-point chart:repeated="16"/>
          </chart:series>
          <chart:series chart:style-name="ch10" chart:values-cell-range-address="Sheet3.F26:Sheet3.F42" chart:class="chart:bar">
            <chart:data-point chart:repeated="17"/>
          </chart:series>
          <chart:wall chart:style-name="ch11"/>
          <chart:floor chart:style-name="ch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Series2</text:p>
              </table:table-cell>
            </table:table-row>
          </table:table-header-rows>
          <table:table-rows>
            <table:table-row>
              <table:table-cell office:value-type="string">
                <text:p>Series1</text:p>
              </table:table-cell>
              <table:table-cell office:value-type="float" office:value="32">
                <text:p text:id="Sheet3.E26:Sheet3.E42">32</text:p>
              </table:table-cell>
              <table:table-cell office:value-type="float" office:value="37414.0995949074">
                <text:p text:id="Sheet3.F26:Sheet3.F42">37414.0995949074</text:p>
              </table:table-cell>
            </table:table-row>
            <table:table-row>
              <table:table-cell office:value-type="string">
                <text:p>Series1</text:p>
              </table:table-cell>
              <table:table-cell office:value-type="float" office:value="11">
                <text:p>11</text:p>
              </table:table-cell>
              <table:table-cell office:value-type="float" office:value="37409.0995949074">
                <text:p>37409.0995949074</text:p>
              </table:table-cell>
            </table:table-row>
            <table:table-row>
              <table:table-cell office:value-type="string">
                <text:p>Series1</text:p>
              </table:table-cell>
              <table:table-cell office:value-type="float" office:value="11">
                <text:p>11</text:p>
              </table:table-cell>
              <table:table-cell office:value-type="float" office:value="37409.0995949074">
                <text:p>37409.0995949074</text:p>
              </table:table-cell>
            </table:table-row>
            <table:table-row>
              <table:table-cell office:value-type="string">
                <text:p>Series1</text:p>
              </table:table-cell>
              <table:table-cell office:value-type="float" office:value="30">
                <text:p>30</text:p>
              </table:table-cell>
              <table:table-cell office:value-type="float" office:value="37408.0995949074">
                <text:p>37408.0995949074</text:p>
              </table:table-cell>
            </table:table-row>
            <table:table-row>
              <table:table-cell office:value-type="string">
                <text:p>Series1</text:p>
              </table:table-cell>
              <table:table-cell office:value-type="float" office:value="30">
                <text:p>30</text:p>
              </table:table-cell>
              <table:table-cell office:value-type="float" office:value="37408.0995949074">
                <text:p>37408.0995949074</text:p>
              </table:table-cell>
            </table:table-row>
            <table:table-row>
              <table:table-cell office:value-type="string">
                <text:p>Series1</text:p>
              </table:table-cell>
              <table:table-cell office:value-type="float" office:value="12">
                <text:p>12</text:p>
              </table:table-cell>
              <table:table-cell office:value-type="float" office:value="37408.0995949074">
                <text:p>37408.0995949074</text:p>
              </table:table-cell>
            </table:table-row>
            <table:table-row>
              <table:table-cell office:value-type="string">
                <text:p>Series1</text:p>
              </table:table-cell>
              <table:table-cell office:value-type="float" office:value="45">
                <text:p>45</text:p>
              </table:table-cell>
              <table:table-cell office:value-type="float" office:value="37409.0995949074">
                <text:p>37409.0995949074</text:p>
              </table:table-cell>
            </table:table-row>
            <table:table-row>
              <table:table-cell office:value-type="string">
                <text:p>Series1</text:p>
              </table:table-cell>
              <table:table-cell office:value-type="float" office:value="28">
                <text:p>28</text:p>
              </table:table-cell>
              <table:table-cell office:value-type="float" office:value="37410.0995949074">
                <text:p>37410.0995949074</text:p>
              </table:table-cell>
            </table:table-row>
            <table:table-row>
              <table:table-cell office:value-type="string">
                <text:p>Series1</text:p>
              </table:table-cell>
              <table:table-cell office:value-type="float" office:value="22">
                <text:p>22</text:p>
              </table:table-cell>
              <table:table-cell office:value-type="float" office:value="37409.0995949074">
                <text:p>37409.0995949074</text:p>
              </table:table-cell>
            </table:table-row>
            <table:table-row>
              <table:table-cell office:value-type="string">
                <text:p>Series1</text:p>
              </table:table-cell>
              <table:table-cell office:value-type="float" office:value="28">
                <text:p>28</text:p>
              </table:table-cell>
              <table:table-cell office:value-type="float" office:value="37408.0995949074">
                <text:p>37408.0995949074</text:p>
              </table:table-cell>
            </table:table-row>
            <table:table-row>
              <table:table-cell office:value-type="string">
                <text:p>Series1</text:p>
              </table:table-cell>
              <table:table-cell office:value-type="float" office:value="30">
                <text:p>30</text:p>
              </table:table-cell>
              <table:table-cell office:value-type="float" office:value="37408.0995949074">
                <text:p>37408.0995949074</text:p>
              </table:table-cell>
            </table:table-row>
            <table:table-row>
              <table:table-cell office:value-type="string">
                <text:p>Series1</text:p>
              </table:table-cell>
              <table:table-cell office:value-type="float" office:value="19">
                <text:p>19</text:p>
              </table:table-cell>
              <table:table-cell office:value-type="float" office:value="37414.0995949074">
                <text:p>37414.0995949074</text:p>
              </table:table-cell>
            </table:table-row>
            <table:table-row>
              <table:table-cell office:value-type="string">
                <text:p>Series1</text:p>
              </table:table-cell>
              <table:table-cell office:value-type="float" office:value="33">
                <text:p>33</text:p>
              </table:table-cell>
              <table:table-cell office:value-type="float" office:value="37409.0995949074">
                <text:p>37409.0995949074</text:p>
              </table:table-cell>
            </table:table-row>
            <table:table-row>
              <table:table-cell office:value-type="string">
                <text:p>Series1</text:p>
              </table:table-cell>
              <table:table-cell office:value-type="float" office:value="128">
                <text:p>128</text:p>
              </table:table-cell>
              <table:table-cell office:value-type="float" office:value="37409.0995949074">
                <text:p>37409.0995949074</text:p>
              </table:table-cell>
            </table:table-row>
            <table:table-row>
              <table:table-cell office:value-type="string">
                <text:p>Series1</text:p>
              </table:table-cell>
              <table:table-cell office:value-type="float" office:value="33">
                <text:p>33</text:p>
              </table:table-cell>
              <table:table-cell office:value-type="float" office:value="37408.0995949074">
                <text:p>37408.0995949074</text:p>
              </table:table-cell>
            </table:table-row>
            <table:table-row>
              <table:table-cell office:value-type="string">
                <text:p>Series1</text:p>
              </table:table-cell>
              <table:table-cell office:value-type="float" office:value="19">
                <text:p>19</text:p>
              </table:table-cell>
              <table:table-cell office:value-type="float" office:value="37408.0995949074">
                <text:p>37408.0995949074</text:p>
              </table:table-cell>
            </table:table-row>
            <table:table-row>
              <table:table-cell office:value-type="string">
                <text:p>Series1</text:p>
              </table:table-cell>
              <table:table-cell office:value-type="float" office:value="39">
                <text:p>39</text:p>
              </table:table-cell>
              <table:table-cell office:value-type="float" office:value="37409.0995949074">
                <text:p>37409.09959490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